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Pictures/100002000000000A0000000A3564257B617E83CE.gif" manifest:media-type="image/gif"/>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2000000042A3A9FA7389CE261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1" svg:font-family="'Comic Sans MS'"/>
    <style:font-face style:name="Times New Roman2" svg:font-family="'Times New Roman'"/>
    <style:font-face style:name="Wingdings 3" svg:font-family="'Wingdings 3'"/>
    <style:font-face style:name="Times New Roman1" svg:font-family="'Times New Roman'" style:font-family-generic="roman"/>
    <style:font-face style:name="Segoe UI1" svg:font-family="'Segoe U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42cm"/>
    </style:style>
    <style:style style:name="co3" style:family="table-column">
      <style:table-column-properties fo:break-before="auto" style:column-width="3.016cm"/>
    </style:style>
    <style:style style:name="co4" style:family="table-column">
      <style:table-column-properties fo:break-before="auto" style:column-width="2.429cm"/>
    </style:style>
    <style:style style:name="co5" style:family="table-column">
      <style:table-column-properties fo:break-before="auto" style:column-width="2.849cm"/>
    </style:style>
    <style:style style:name="co6" style:family="table-column">
      <style:table-column-properties fo:break-before="auto" style:column-width="0.605cm"/>
    </style:style>
    <style:style style:name="co7" style:family="table-column">
      <style:table-column-properties fo:break-before="auto" style:column-width="2.806cm"/>
    </style:style>
    <style:style style:name="co8" style:family="table-column">
      <style:table-column-properties fo:break-before="auto" style:column-width="13.369cm"/>
    </style:style>
    <style:style style:name="co9" style:family="table-column">
      <style:table-column-properties fo:break-before="auto" style:column-width="5.263cm"/>
    </style:style>
    <style:style style:name="co10" style:family="table-column">
      <style:table-column-properties fo:break-before="auto" style:column-width="3.54cm"/>
    </style:style>
    <style:style style:name="co11" style:family="table-column">
      <style:table-column-properties fo:break-before="auto" style:column-width="2.669cm"/>
    </style:style>
    <style:style style:name="co12" style:family="table-column">
      <style:table-column-properties fo:break-before="auto" style:column-width="1.187cm"/>
    </style:style>
    <style:style style:name="co13" style:family="table-column">
      <style:table-column-properties fo:break-before="auto" style:column-width="11.536cm"/>
    </style:style>
    <style:style style:name="co14" style:family="table-column">
      <style:table-column-properties fo:break-before="auto" style:column-width="4.775cm"/>
    </style:style>
    <style:style style:name="co15" style:family="table-column">
      <style:table-column-properties fo:break-before="auto" style:column-width="7.243cm"/>
    </style:style>
    <style:style style:name="co16" style:family="table-column">
      <style:table-column-properties fo:break-before="auto" style:column-width="1.633cm"/>
    </style:style>
    <style:style style:name="co17" style:family="table-column">
      <style:table-column-properties fo:break-before="auto" style:column-width="2.21cm"/>
    </style:style>
    <style:style style:name="co18" style:family="table-column">
      <style:table-column-properties fo:break-before="auto" style:column-width="2.54cm"/>
    </style:style>
    <style:style style:name="co19" style:family="table-column">
      <style:table-column-properties fo:break-before="auto" style:column-width="2.822cm"/>
    </style:style>
    <style:style style:name="co20" style:family="table-column">
      <style:table-column-properties fo:break-before="auto" style:column-width="1.392cm"/>
    </style:style>
    <style:style style:name="co21" style:family="table-column">
      <style:table-column-properties fo:break-before="auto" style:column-width="6.311cm"/>
    </style:style>
    <style:style style:name="co22" style:family="table-column">
      <style:table-column-properties fo:break-before="auto" style:column-width="1.753cm"/>
    </style:style>
    <style:style style:name="co23" style:family="table-column">
      <style:table-column-properties fo:break-before="auto" style:column-width="2.9cm"/>
    </style:style>
    <style:style style:name="co24" style:family="table-column">
      <style:table-column-properties fo:break-before="auto" style:column-width="2.903cm"/>
    </style:style>
    <style:style style:name="co25" style:family="table-column">
      <style:table-column-properties fo:break-before="auto" style:column-width="1.979cm"/>
    </style:style>
    <style:style style:name="co26" style:family="table-column">
      <style:table-column-properties fo:break-before="auto" style:column-width="4.697cm"/>
    </style:style>
    <style:style style:name="co27" style:family="table-column">
      <style:table-column-properties fo:break-before="auto" style:column-width="2.859cm"/>
    </style:style>
    <style:style style:name="co28" style:family="table-column">
      <style:table-column-properties fo:break-before="auto" style:column-width="3.233cm"/>
    </style:style>
    <style:style style:name="co29" style:family="table-column">
      <style:table-column-properties fo:break-before="auto" style:column-width="3.676cm"/>
    </style:style>
    <style:style style:name="co30" style:family="table-column">
      <style:table-column-properties fo:break-before="auto" style:column-width="2.436cm"/>
    </style:style>
    <style:style style:name="co31" style:family="table-column">
      <style:table-column-properties fo:break-before="auto" style:column-width="2.866cm"/>
    </style:style>
    <style:style style:name="co32" style:family="table-column">
      <style:table-column-properties fo:break-before="auto" style:column-width="2.545cm"/>
    </style:style>
    <style:style style:name="co33" style:family="table-column">
      <style:table-column-properties fo:break-before="auto" style:column-width="2.293cm"/>
    </style:style>
    <style:style style:name="co34" style:family="table-column">
      <style:table-column-properties fo:break-before="auto" style:column-width="2.626cm"/>
    </style:style>
    <style:style style:name="co35" style:family="table-column">
      <style:table-column-properties fo:break-before="auto" style:column-width="3.05cm"/>
    </style:style>
    <style:style style:name="co36" style:family="table-column">
      <style:table-column-properties fo:break-before="auto" style:column-width="3.267cm"/>
    </style:style>
    <style:style style:name="co37" style:family="table-column">
      <style:table-column-properties fo:break-before="auto" style:column-width="1.513cm"/>
    </style:style>
    <style:style style:name="co38" style:family="table-column">
      <style:table-column-properties fo:break-before="auto" style:column-width="9.458cm"/>
    </style:style>
    <style:style style:name="co39" style:family="table-column">
      <style:table-column-properties fo:break-before="auto" style:column-width="4.203cm"/>
    </style:style>
    <style:style style:name="co40" style:family="table-column">
      <style:table-column-properties fo:break-before="auto" style:column-width="2.752cm"/>
    </style:style>
    <style:style style:name="co41" style:family="table-column">
      <style:table-column-properties fo:break-before="auto" style:column-width="3.318cm"/>
    </style:style>
    <style:style style:name="co42" style:family="table-column">
      <style:table-column-properties fo:break-before="auto" style:column-width="3.189cm"/>
    </style:style>
    <style:style style:name="co43" style:family="table-column">
      <style:table-column-properties fo:break-before="auto" style:column-width="2.702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2.646cm" fo:break-before="auto" style:use-optimal-row-height="false"/>
    </style:style>
    <style:style style:name="ro7" style:family="table-row">
      <style:table-row-properties style:row-height="1.194cm" fo:break-before="auto" style:use-optimal-row-height="true"/>
    </style:style>
    <style:style style:name="ro8" style:family="table-row">
      <style:table-row-properties style:row-height="1.588cm" fo:break-before="auto" style:use-optimal-row-height="false"/>
    </style:style>
    <style:style style:name="ro9" style:family="table-row">
      <style:table-row-properties style:row-height="2.21cm" fo:break-before="auto" style:use-optimal-row-height="true"/>
    </style:style>
    <style:style style:name="ro10" style:family="table-row">
      <style:table-row-properties style:row-height="1.369cm" fo:break-before="auto" style:use-optimal-row-height="true"/>
    </style:style>
    <style:style style:name="ro11" style:family="table-row">
      <style:table-row-properties style:row-height="1.998cm" fo:break-before="auto" style:use-optimal-row-height="false"/>
    </style:style>
    <style:style style:name="ro12" style:family="table-row">
      <style:table-row-properties style:row-height="2.558cm" fo:break-before="auto" style:use-optimal-row-height="false"/>
    </style:style>
    <style:style style:name="ro13" style:family="table-row">
      <style:table-row-properties style:row-height="1.402cm" fo:break-before="auto" style:use-optimal-row-height="false"/>
    </style:style>
    <style:style style:name="ro14" style:family="table-row">
      <style:table-row-properties style:row-height="1.244cm" fo:break-before="auto" style:use-optimal-row-height="false"/>
    </style:style>
    <style:style style:name="ro15" style:family="table-row">
      <style:table-row-properties style:row-height="1.236cm" fo:break-before="auto" style:use-optimal-row-height="true"/>
    </style:style>
    <style:style style:name="ro16" style:family="table-row">
      <style:table-row-properties style:row-height="2.716cm" fo:break-before="auto" style:use-optimal-row-height="false"/>
    </style:style>
    <style:style style:name="ro17" style:family="table-row">
      <style:table-row-properties style:row-height="1.75cm" fo:break-before="auto" style:use-optimal-row-height="false"/>
    </style:style>
    <style:style style:name="ro18" style:family="table-row">
      <style:table-row-properties style:row-height="1.351cm" fo:break-before="auto" style:use-optimal-row-height="false"/>
    </style:style>
    <style:style style:name="ro19" style:family="table-row">
      <style:table-row-properties style:row-height="0.605cm" fo:break-before="auto" style:use-optimal-row-height="true"/>
    </style:style>
    <style:style style:name="ro20" style:family="table-row">
      <style:table-row-properties style:row-height="0.778cm" fo:break-before="auto" style:use-optimal-row-height="true"/>
    </style:style>
    <style:style style:name="ro21"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000000"/>
    </style:style>
    <style:style style:name="ta3" style:family="table" style:master-page-name="Default">
      <style:table-properties table:display="true" style:writing-mode="lr-tb" table:tab-color="#127622"/>
    </style:style>
    <style:style style:name="ta4" style:family="table" style:master-page-name="Default">
      <style:table-properties table:display="true" style:writing-mode="lr-tb" table:tab-color="#ea7500"/>
    </style:style>
    <style:style style:name="ta5" style:family="table" style:master-page-name="Default">
      <style:table-properties table:display="true" style:writing-mode="lr-tb"/>
    </style:style>
    <style:style style:name="ta6" style:family="table" style:master-page-name="Default">
      <style:table-properties table:display="true" style:writing-mode="lr-tb" table:tab-color="#5983b0"/>
    </style:style>
    <style:style style:name="ta7" style:family="table" style:master-page-name="Default">
      <style:table-properties table:display="true" style:writing-mode="lr-tb" table:tab-color="#355269"/>
    </style:style>
    <style:style style:name="ta8" style:family="table" style:master-page-name="Default">
      <style:table-properties table:display="false" style:writing-mode="lr-tb"/>
    </styl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7"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9"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11" style:family="table-cell" style:parent-style-name="Default">
      <style:table-cell-properties fo:background-color="#ffff66" style:cell-protect="protected formula-hidden" style:print-content="true" fo:border="0.06pt solid #000000"/>
      <style:text-properties fo:color="#ffffff"/>
    </style:style>
    <style:style style:name="ce12" style:family="table-cell" style:parent-style-name="Default">
      <style:table-cell-properties style:cell-protect="protected formula-hidden" style:print-content="true" fo:background-color="transparent" fo:border="none"/>
      <style:text-properties fo:color="#ffffff"/>
    </style:style>
    <style:style style:name="ce6"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72"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3"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4"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6"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7"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8"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19"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4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47"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33"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1"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2"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1"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6" style:family="table-cell" style:parent-style-name="Default">
      <style:table-cell-properties fo:border-bottom="0.06pt solid #000000" fo:background-color="#000000" style:cell-protect="protected formula-hidden"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31" style:family="table-cell" style:parent-style-name="Default">
      <style:table-cell-properties fo:background-color="#ffffff" style:cell-protect="protected formula-hidden"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53" style:family="table-cell" style:parent-style-name="Default">
      <style:table-cell-properties fo:background-color="#63bbee" style:cell-protect="protected formula-hidden"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70"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57" style:family="table-cell" style:parent-style-name="Default" style:data-style-name="N10099">
      <style:table-cell-properties style:cell-protect="protected formula-hidden"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52" style:family="table-cell" style:parent-style-name="Default" style:data-style-name="N10099">
      <style:table-cell-properties fo:background-color="#ffff66"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5"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85"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9"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6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81" style:family="table-cell" style:parent-style-name="Default">
      <style:table-cell-properties fo:border-bottom="0.06pt solid #000000" fo:background-color="#000000" style:cell-protect="protected formula-hidden"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7" style:family="table-cell" style:parent-style-name="Default">
      <style:table-cell-properties fo:background-color="#b2b2b2" style:cell-protect="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7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13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4"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86"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91" style:family="table-cell" style:parent-style-name="Default">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9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90"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97" style:family="table-cell" style:parent-style-name="Default">
      <style:table-cell-properties style:cell-protect="protected formula-hidden"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5" style:family="table-cell" style:parent-style-name="Default">
      <style:table-cell-properties style:cell-protect="protected formula-hidden" style:print-content="true"/>
    </style:style>
    <style:style style:name="ce106" style:family="table-cell" style:parent-style-name="Default">
      <style:table-cell-properties style:cell-protect="protected formula-hidden" style:print-content="true"/>
      <style:text-properties fo:font-weight="bold" style:font-weight-asian="bold" style:font-weight-complex="bold"/>
    </style:style>
    <style:style style:name="ce102" style:family="table-cell" style:parent-style-name="Default">
      <style:table-cell-properties fo:background-color="#ffff66" style:cell-protect="protected formula-hidden" style:print-content="true"/>
    </style:style>
    <style:style style:name="ce125"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9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 fo:font-size="88pt" style:font-name-asian="Wingdings 3" style:font-size-asian="88pt" style:font-name-complex="Wingdings 3" style:font-size-complex="88pt"/>
    </style:style>
    <style:style style:name="ce12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05"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60" style:family="table-cell" style:parent-style-name="Default" style:data-style-name="N141">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61"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13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6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6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138"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3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6"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14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6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31"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5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55"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1"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62"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60"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8" style:family="table-cell" style:parent-style-name="Default" style:data-style-name="N99">
      <style:table-cell-properties style:cell-protect="protected formula-hidden" style:print-content="true"/>
    </style:style>
    <style:style style:name="ce3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15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88"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174" style:family="table-cell" style:parent-style-name="Default" style:data-style-name="N0">
      <style:table-cell-properties fo:border-bottom="none"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5" style:family="table-cell" style:parent-style-name="Default">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5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1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1"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96pt" style:font-size-asian="96pt" style:font-size-complex="96pt"/>
    </style:style>
    <style:style style:name="ce182"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83"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6"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214"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97" style:family="table-cell" style:parent-style-name="Default">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45"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207" style:family="table-cell" style:parent-style-name="Default">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08" style:family="table-cell" style:parent-style-name="Default">
      <style:table-cell-properties fo:background-color="#ffffff" style:cell-protect="protected"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00" style:family="table-cell" style:parent-style-name="Default">
      <style:table-cell-properties fo:background-color="#63bbee" style:cell-protect="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216"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1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1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297"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9"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31"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fo:color="#000000" style:font-name="Times New Roman" fo:font-size="28pt" fo:font-style="italic" style:font-size-asian="28pt" style:font-style-asian="italic" style:font-size-complex="28pt" style:font-style-complex="italic"/>
    </style:style>
    <style:style style:name="ce234"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style="normal" style:font-size-asian="28pt" style:font-style-asian="normal" style:font-size-complex="28pt" style:font-style-complex="normal"/>
    </style:style>
    <style:style style:name="ce238" style:family="table-cell" style:parent-style-name="Default">
      <style:table-cell-properties style:cell-protect="protected" style:print-content="true"/>
    </style:style>
    <style:style style:name="ce23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4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01"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51"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7"/>
      <style:map style:condition="is-true-formula(IF([.B7]=1))" style:apply-style-name="FAUX" style:base-cell-address="Parabole.B7"/>
    </style:style>
    <style:style style:name="ce252" style:family="table-cell" style:parent-style-name="Default" style:data-style-name="N0">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8"/>
      <style:map style:condition="is-true-formula(IF([.B7]=1))" style:apply-style-name="FAUX" style:base-cell-address="Parabole.B8"/>
    </style:style>
    <style:style style:name="ce25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Parabole.B10"/>
      <style:map style:condition="is-true-formula(IF(#REF!=1))" style:apply-style-name="FAUX" style:base-cell-address="Parabole.B10"/>
    </style:style>
    <style:style style:name="ce209"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45"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6" style:family="table-cell" style:parent-style-name="Default" style:data-style-name="N169">
      <style:table-cell-properties fo:border-bottom="none" fo:background-color="#b2b2b2" style:cell-protect="none" style:print-content="true" style:text-align-source="fix" style:repeat-content="false"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47" style:family="table-cell" style:parent-style-name="Default" style:data-style-name="N169">
      <style:table-cell-properties fo:border-bottom="0.06pt solid #000000" fo:background-color="#b2b2b2" style:cell-protect="none" style:print-content="true" style:text-align-source="fix" style:repeat-content="false"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11"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1"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83"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84" style:family="table-cell" style:parent-style-name="Default" style:data-style-name="N169">
      <style:table-cell-properties fo:border-bottom="none" style:cell-protect="protected" style:print-content="true" style:text-align-source="fix" style:repeat-content="false" fo:background-color="transparent"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85" style:family="table-cell" style:parent-style-name="Default" style:data-style-name="N169">
      <style:table-cell-properties fo:border-bottom="0.06pt solid #000000" style:cell-protect="protected" style:print-content="true" style:text-align-source="fix" style:repeat-content="false" fo:background-color="transparent"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8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88"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225"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3" style:family="table-cell" style:parent-style-name="Default">
      <style:table-cell-properties fo:background-color="#b2b2b2" style:cell-protect="none" style:print-content="true"/>
    </style:style>
    <style:style style:name="ce290" style:family="table-cell" style:parent-style-name="Default" style:data-style-name="N99">
      <style:table-cell-properties style:cell-protect="protected" style:print-content="true"/>
      <style:text-properties fo:font-weight="bold" style:font-weight-asian="bold" style:font-weight-complex="bold"/>
    </style:style>
    <style:style style:name="ce291" style:family="table-cell" style:parent-style-name="Default">
      <style:table-cell-properties style:cell-protect="protected" style:print-content="true"/>
      <style:text-properties fo:font-weight="bold" style:font-weight-asian="bold" style:font-weight-complex="bold"/>
    </style:style>
    <style:style style:name="ce293" style:family="table-cell" style:parent-style-name="Default">
      <style:table-cell-properties fo:background-color="#ffff66" style:cell-protect="protected" style:print-content="true"/>
    </style:style>
    <style:style style:name="ce282"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8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23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9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0"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307"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0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36"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1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41"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2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5"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42" style:family="table-cell" style:parent-style-name="Default" style:data-style-name="N10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3"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24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4" style:family="table-cell" style:parent-style-name="Default" style:data-style-name="N171">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3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33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7"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3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43"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34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25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1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262" style:family="table-cell" style:parent-style-name="Default" style:data-style-name="N169">
      <style:table-cell-properties fo:border-bottom="none" fo:background-color="#b2b2b2" style:cell-protect="none" style:print-content="true" style:text-align-source="fix" style:repeat-content="false"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272" style:family="table-cell" style:parent-style-name="Default" style:data-style-name="N169">
      <style:table-cell-properties fo:border-bottom="0.06pt solid #000000" fo:background-color="#b2b2b2" style:cell-protect="none" style:print-content="true" style:text-align-source="fix" style:repeat-content="false"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52"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3" style:family="table-cell" style:parent-style-name="Default" style:data-style-name="N169">
      <style:table-cell-properties fo:border-bottom="none" style:cell-protect="protected" style:print-content="true" style:text-align-source="fix" style:repeat-content="false" fo:background-color="transparent"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354" style:family="table-cell" style:parent-style-name="Default" style:data-style-name="N169">
      <style:table-cell-properties fo:border-bottom="0.06pt solid #000000" style:cell-protect="protected" style:print-content="true" style:text-align-source="fix" style:repeat-content="false" fo:background-color="transparent"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35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8"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359"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361"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63" style:family="table-cell" style:parent-style-name="Default">
      <style:table-cell-properties style:cell-protect="protected" style:print-content="true" style:vertical-align="middle"/>
      <style:text-properties fo:font-size="28pt" style:font-size-asian="28pt" style:font-size-complex="28pt"/>
    </style:style>
    <style:style style:name="ce37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4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377" style:family="table-cell" style:parent-style-name="Default" style:data-style-name="N0">
      <style:table-cell-properties style:cell-protect="protected formula-hidden"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34" style:family="table-cell" style:parent-style-name="Default">
      <style:table-cell-properties style:cell-protect="protected formula-hidden" style:print-content="true" fo:background-color="transparent"/>
      <style:text-properties style:font-name="Times New Roman" fo:font-size="28pt" style:font-size-asian="28pt" style:font-size-complex="28pt"/>
    </style:style>
    <style:style style:name="ce456" style:family="table-cell" style:parent-style-name="Default">
      <style:table-cell-properties style:cell-protect="protected formula-hidden"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48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86"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471"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59"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Tableaux de signes et de variations'.B11"/>
      <style:map style:condition="is-true-formula(IF(#REF!=1))" style:apply-style-name="FAUX" style:base-cell-address="'Tableaux de signes et de variations'.B11"/>
    </style:style>
    <style:style style:name="ce378"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7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381"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83"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450"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Tableaux de signes et de variations'.C7"/>
      <style:map style:condition="is-true-formula(IF([.C7]=1))" style:apply-style-name="FAUX" style:base-cell-address="'Tableaux de signes et de variations'.C7"/>
    </style:style>
    <style:style style:name="ce46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38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9"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39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center" fo:margin-left="0cm"/>
      <style:text-properties style:font-name="Times New Roman" fo:font-size="28pt" style:font-size-asian="28pt" style:font-size-complex="28pt"/>
    </style:style>
    <style:style style:name="ce368" style:family="table-cell" style:parent-style-name="Default">
      <style:table-cell-properties fo:border-bottom="0.06pt solid #000000" fo:background-color="#b2b2b2" style:cell-protect="none" style:print-content="true" fo:border-left="none" fo:border-right="none" fo:border-top="none"/>
    </style:style>
    <style:style style:name="ce483" style:family="table-cell" style:parent-style-name="Default">
      <style:table-cell-properties fo:border-bottom="0.06pt solid #000000" style:cell-protect="protected formula-hidden" style:print-content="true" fo:background-color="transparent" fo:border-left="none" fo:border-right="none" fo:border-top="none"/>
    </style:style>
    <style:style style:name="ce400"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484"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1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Tableaux de signes et de variations'.K7"/>
      <style:map style:condition="is-true-formula(IF([.K7]=1))" style:apply-style-name="FAUX" style:base-cell-address="'Tableaux de signes et de variations'.K7"/>
    </style:style>
    <style:style style:name="ce158"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48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90"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1"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413"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4"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5"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05"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430"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0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512" style:family="table-cell" style:parent-style-name="Default">
      <style:table-cell-properties style:cell-protect="protected formula-hidden" style:print-content="true" fo:background-color="transparent"/>
    </style:style>
    <style:style style:name="ce498"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66"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517"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52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525" style:family="table-cell" style:parent-style-name="Default">
      <style:table-cell-properties style:cell-protect="protected formula-hidden"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518"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52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520"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123"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523" style:family="table-cell" style:parent-style-name="Default">
      <style:table-cell-properties style:cell-protect="protected formula-hidden" style:print-content="true" fo:background-color="transparent" fo:border="none"/>
    </style:style>
    <style:style style:name="ce504" style:family="table-cell" style:parent-style-name="Default">
      <style:table-cell-properties style:cell-protect="protected formula-hidden" style:print-content="true" fo:background-color="transparent" fo:border="none"/>
    </style:style>
    <style:style style:name="ce447" style:family="table-cell" style:parent-style-name="Default">
      <style:table-cell-properties fo:background-color="#000000" style:cell-protect="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1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2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726"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728"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455"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32"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735" style:family="table-cell" style:parent-style-name="Default">
      <style:table-cell-properties style:cell-protect="protected"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464"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fo:font-style="normal" style:font-size-asian="28pt" style:font-style-asian="normal" style:font-size-complex="28pt" style:font-style-complex="normal"/>
    </style:style>
    <style:style style:name="ce465"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803" style:family="table-cell" style:parent-style-name="Default">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fo:font-style="normal" style:font-size-asian="28pt" style:font-style-asian="normal" style:font-size-complex="28pt" style:font-style-complex="normal"/>
    </style:style>
    <style:style style:name="ce468"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style:font-name="Times New Roman" fo:font-size="28pt" fo:font-style="normal" style:font-size-asian="28pt" style:font-style-asian="normal" style:font-size-complex="28pt" style:font-style-complex="normal"/>
    </style:style>
    <style:style style:name="ce487"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Fonction homographique'.B11"/>
      <style:map style:condition="is-true-formula(IF(#REF!=1))" style:apply-style-name="FAUX" style:base-cell-address="'Fonction homographique'.B11"/>
    </style:style>
    <style:style style:name="ce474" style:family="table-cell" style:parent-style-name="Default" style:data-style-name="N100">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475" style:family="table-cell" style:parent-style-name="Default" style:data-style-name="N100">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74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821"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752"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5"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492" style:family="table-cell" style:parent-style-name="Default">
      <style:table-cell-properties fo:border-bottom="0.06pt solid #000000" fo:background-color="#b2b2b2" style:cell-protect="none" style:print-content="true" fo:border-left="none" fo:border-right="none" fo:border-top="0.06pt solid #000000"/>
    </style:style>
    <style:style style:name="ce75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Fonction homographique'.C7"/>
      <style:map style:condition="is-true-formula(IF([.C7]=1))" style:apply-style-name="FAUX" style:base-cell-address="'Fonction homographique'.C7"/>
    </style:style>
    <style:style style:name="ce830" style:family="table-cell" style:parent-style-name="Default">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9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6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833"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 fo:font-size="28pt" style:font-size-asian="28pt" style:font-size-complex="28pt"/>
    </style:style>
    <style:style style:name="ce83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fo:font-weight="bold" style:font-size-asian="80pt" style:font-weight-asian="bold" style:font-size-complex="80pt" style:font-weight-complex="bold"/>
    </style:style>
    <style:style style:name="ce76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511"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3"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9"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end" fo:margin-left="0cm"/>
      <style:text-properties style:font-name="Times New Roman" fo:font-size="20pt" style:font-size-asian="20pt" style:font-size-complex="20pt"/>
    </style:style>
    <style:style style:name="ce521"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end" fo:margin-left="0cm"/>
      <style:text-properties style:font-name="Times New Roman" fo:font-size="20pt" style:font-size-asian="20pt" style:font-size-complex="20pt"/>
    </style:style>
    <style:style style:name="ce841"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end" fo:margin-left="0cm"/>
      <style:text-properties style:font-name="Times New Roman" fo:font-size="28pt" style:font-size-asian="28pt" style:font-size-complex="28pt"/>
    </style:style>
    <style:style style:name="ce84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end" fo:margin-left="0cm"/>
      <style:text-properties style:font-name="Times New Roman" fo:font-size="28pt" style:font-size-asian="28pt" style:font-size-complex="28pt"/>
    </style:style>
    <style:style style:name="ce53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41"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60pt" style:font-size-asian="60pt" style:font-size-complex="60pt"/>
    </style:style>
    <style:style style:name="ce84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5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60pt" fo:font-weight="bold" style:font-size-asian="60pt" style:font-weight-asian="bold" style:font-size-complex="60pt" style:font-weight-complex="bold"/>
    </style:style>
    <style:style style:name="ce84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 fo:font-size="40pt" fo:font-weight="bold" style:font-size-asian="40pt" style:font-weight-asian="bold" style:font-size-complex="40pt" style:font-weight-complex="bold"/>
    </style:style>
    <style:style style:name="ce7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569"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start" fo:margin-left="0cm"/>
      <style:text-properties style:font-name="Times New Roman" fo:font-size="20pt" style:font-size-asian="20pt" style:font-size-complex="20pt"/>
    </style:style>
    <style:style style:name="ce571"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start" fo:margin-left="0cm"/>
      <style:text-properties style:font-name="Times New Roman" fo:font-size="20pt" style:font-size-asian="20pt" style:font-size-complex="20pt"/>
    </style:style>
    <style:style style:name="ce633"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857"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 fo:font-size="28pt" style:font-size-asian="28pt" style:font-size-complex="28pt"/>
    </style:style>
    <style:style style:name="ce85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start" fo:margin-left="0cm"/>
      <style:text-properties style:font-name="Times New Roman" fo:font-size="28pt" style:font-size-asian="28pt" style:font-size-complex="28pt"/>
    </style:style>
    <style:style style:name="ce774" style:family="table-cell" style:parent-style-name="Default">
      <style:table-cell-properties style:cell-protect="protected" style:print-content="true"/>
      <style:text-properties fo:color="#ce181e" fo:font-size="26pt" fo:font-weight="bold" style:font-size-asian="26pt" style:font-weight-asian="bold" style:font-size-complex="26pt" style:font-weight-complex="bold"/>
    </style:style>
    <style:style style:name="ce916"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78" style:family="table-cell" style:parent-style-name="Default" style:data-style-name="N100">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579" style:family="table-cell" style:parent-style-name="Default" style:data-style-name="N100">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86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867"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868"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794"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605"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0pt" style:font-size-asian="80pt" style:font-size-complex="80pt"/>
    </style:style>
    <style:style style:name="ce659" style:family="table-cell" style:parent-style-name="Default">
      <style:table-cell-properties style:cell-protect="protected" style:print-content="true" fo:background-color="transparent" fo:border="none"/>
    </style:style>
    <style:style style:name="ce87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0pt" style:font-size-asian="80pt" style:font-size-complex="80pt"/>
    </style:style>
    <style:style style:name="ce878"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61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12" style:family="table-cell" style:parent-style-name="Default" style:data-style-name="N0">
      <style:table-cell-properties fo:background-color="#ffff66" style:cell-protect="protected" style:print-content="true" style:text-align-source="fix" style:repeat-content="false" fo:border="0.06pt solid #000000" style:vertical-align="middle"/>
      <style:paragraph-properties fo:text-align="center" fo:margin-left="0cm"/>
      <style:text-properties style:font-name="Times New Roman" fo:font-size="20pt" style:font-size-asian="20pt" style:font-size-complex="20pt"/>
    </style:style>
    <style:style style:name="ce613"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 fo:font-size="20pt" style:font-size-asian="20pt" style:font-size-complex="20pt"/>
    </style:style>
    <style:style style:name="ce78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Fonction homographique'.K7"/>
      <style:map style:condition="is-true-formula(IF([.K7]=1))" style:apply-style-name="FAUX" style:base-cell-address="'Fonction homographique'.K7"/>
    </style:style>
    <style:style style:name="ce616" style:family="table-cell" style:parent-style-name="Default">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617"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619"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1" fo:font-size="20pt" style:font-name-asian="Times New Roman1" style:font-size-asian="20pt" style:font-name-complex="Times New Roman1" style:font-size-complex="20pt"/>
    </style:style>
    <style:style style:name="ce68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9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9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9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4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715"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98" style:family="table-cell" style:parent-style-name="Default">
      <style:table-cell-properties style:cell-protect="protected" style:print-content="true" fo:background-color="transparent"/>
    </style:style>
    <style:style style:name="ce8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0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80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4" style:family="table-cell" style:parent-style-name="Default">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5" style:family="table-cell" style:parent-style-name="Default">
      <style:table-cell-properties style:cell-protect="protected"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80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80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0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14" style:family="table-cell" style:parent-style-name="Default">
      <style:table-cell-properties style:cell-protect="protected"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773" style:family="table-cell" style:parent-style-name="Default">
      <style:table-cell-properties style:cell-protect="protected formula-hidden" style:print-content="true" style:vertical-align="middle"/>
      <style:text-properties style:font-name="Times New Roman" fo:font-size="28pt" style:font-size-asian="28pt" style:font-size-complex="28pt"/>
    </style:style>
    <style:style style:name="ce457"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font-name="Times New Roman" fo:font-size="28pt" style:font-size-asian="28pt" style:font-size-complex="28pt"/>
    </style:style>
    <style:style style:name="ce294" style:family="table-cell" style:parent-style-name="Default">
      <style:table-cell-properties style:cell-protect="protected formula-hidden" style:print-content="true" style:vertical-align="middle"/>
      <style:text-properties style:font-name="Times New Roman" fo:font-size="28pt" fo:font-weight="bold" style:font-size-asian="28pt" style:font-weight-asian="bold" style:font-size-complex="28pt" style:font-weight-complex="bold"/>
    </style:style>
    <style:style style:name="ce331" style:family="table-cell" style:parent-style-name="Default">
      <style:table-cell-properties style:cell-protect="protected formula-hidden"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167" style:family="table-cell" style:parent-style-name="Default">
      <style:table-cell-properties fo:border-bottom="0.06pt solid #000000" fo:background-color="#fff2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4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79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91" style:family="table-cell" style:parent-style-name="Default">
      <style:table-cell-properties style:cell-protect="protected formula-hidden" style:print-content="true" fo:background-color="transparent" style:vertical-align="middle"/>
      <style:text-properties style:font-name="Times New Roman" fo:font-size="28pt" style:font-size-asian="28pt" style:font-size-complex="28pt"/>
    </style:style>
    <style:style style:name="ce177" style:family="table-cell" style:parent-style-name="Default">
      <style:table-cell-properties fo:border-bottom="0.06pt solid #000000" fo:background-color="#fff200" style:cell-protect="protected formula-hidden" style:print-content="true" fo:border-left="none" fo:border-right="none" fo:border-top="0.06pt solid #000000" style:vertical-align="middle"/>
      <style:text-properties style:font-name="Times New Roman" fo:font-size="28pt" style:font-size-asian="28pt" style:font-size-complex="28pt"/>
    </style:style>
    <style:style style:name="ce470"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start" fo:margin-left="0cm"/>
      <style:text-properties fo:color="#000000" style:font-name="Times New Roman" fo:font-size="28pt" style:font-size-asian="28pt" style:font-size-complex="28pt"/>
    </style:style>
    <style:style style:name="ce47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50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47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306"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78"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Fonction homographique'.C7"/>
      <style:map style:condition="is-true-formula(IF([.C6]=1))" style:apply-style-name="FAUX" style:base-cell-address="'Fonction homographique'.C7"/>
    </style:style>
    <style:style style:name="ce328" style:family="table-cell" style:parent-style-name="Default">
      <style:table-cell-properties fo:border-bottom="0.06pt solid #000000" fo:background-color="#b2b2b2"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8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7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49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Fonction homographique'.C7"/>
      <style:map style:condition="is-true-formula(IF([.C6]=1))" style:apply-style-name="FAUX" style:base-cell-address="'Fonction homographique'.C7"/>
    </style:style>
    <style:style style:name="ce25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07" style:family="table-cell" style:parent-style-name="Default" style:data-style-name="N0">
      <style:table-cell-properties style:cell-protect="protected" style:print-content="true" style:text-align-source="fix" style:repeat-content="false" fo:background-color="transparent" fo:border="none" style:vertical-align="bottom"/>
      <style:paragraph-properties fo:text-align="center" fo:margin-left="0cm"/>
      <style:text-properties fo:color="#000000" style:font-name="Times New Roman" fo:font-size="28pt" style:font-size-asian="28pt" style:font-size-complex="28pt"/>
    </style:style>
    <style:style style:name="ce838" style:family="table-cell" style:parent-style-name="Default">
      <style:table-cell-properties fo:border-bottom="0.06pt solid #000000" fo:background-color="#fff200" style:cell-protect="protected formula-hidden" style:print-content="true" fo:border-left="none" fo:border-right="none" fo:border-top="0.06pt solid #000000"/>
    </style:style>
    <style:style style:name="ce369"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589"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611"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38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543"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end" fo:margin-left="0cm"/>
      <style:text-properties fo:color="#000000" style:font-name="Times New Roman" fo:font-size="28pt" style:font-size-asian="28pt" style:font-size-complex="28pt"/>
    </style:style>
    <style:style style:name="ce568"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normal" style:font-size-asian="28pt" style:font-weight-asian="normal" style:font-size-complex="28pt" style:font-weight-complex="normal"/>
    </style:style>
    <style:style style:name="ce292"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9"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08" style:family="table-cell" style:parent-style-name="Default">
      <style:table-cell-properties fo:border-bottom="0.06pt solid #000000" fo:background-color="#fff200" style:cell-protect="protected formula-hidden" style:print-content="true" fo:border-left="none" fo:border-right="0.06pt solid #000000" fo:border-top="0.06pt solid #000000"/>
    </style:style>
    <style:style style:name="ce36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117"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use-window-font-color="true" style:text-outline="false" style:text-line-through-style="none" style:text-line-through-type="none" style:font-name="Times New Roman" fo:font-size="28pt" fo:language="fr" fo:country="FR" fo:font-style="normal" fo:text-shadow="none" style:text-underline-style="none" fo:font-weight="normal" style:text-underline-mode="continuous" style:text-overline-mode="continuous" style:text-line-through-mode="continuous" style:font-name-asian="Segoe UI1" style:font-size-asian="28pt" style:language-asian="zh" style:country-asian="CN" style:font-style-asian="normal" style:font-weight-asian="normal" style:font-name-complex="Segoe UI1" style:font-size-complex="28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444" style:family="table-cell" style:parent-style-name="Default">
      <style:table-cell-properties style:cell-protect="protected formula-hidden" style:print-content="true" style:vertical-align="middle"/>
      <style:text-properties style:font-name="Times New Roman" fo:font-size="22pt" style:font-size-asian="22pt" style:font-size-complex="22pt"/>
    </style:style>
    <style:style style:name="ce12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33"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3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00"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18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130"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643"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1'.C15"/>
      <style:map style:condition="is-true-formula(IF([.C14]=1))" style:apply-style-name="FAUX" style:base-cell-address="'(In)équation niveau 1'.C15"/>
    </style:style>
    <style:style style:name="ce454"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1'.C15"/>
      <style:map style:condition="is-true-formula(IF([.C14]=1))" style:apply-style-name="FAUX" style:base-cell-address="'(In)équation niveau 1'.C15"/>
    </style:style>
    <style:style style:name="ce15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14]=0))" style:apply-style-name="VRAI" style:base-cell-address="'(In)équation niveau 1'.C15"/>
      <style:map style:condition="is-true-formula(IF([.C14]=1))" style:apply-style-name="FAUX" style:base-cell-address="'(In)équation niveau 1'.C15"/>
    </style:style>
    <style:style style:name="ce64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1'.C20"/>
      <style:map style:condition="is-true-formula(IF([.C20]=1))" style:apply-style-name="FAUX" style:base-cell-address="'(In)équation niveau 1'.C20"/>
    </style:style>
    <style:style style:name="ce46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C20]=0))" style:apply-style-name="VRAI" style:base-cell-address="'(In)équation niveau 1'.C21"/>
      <style:map style:condition="is-true-formula(IF([.C20]=1))" style:apply-style-name="FAUX" style:base-cell-address="'(In)équation niveau 1'.C21"/>
    </style:style>
    <style:style style:name="ce472"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use-window-font-color="true" style:text-outline="false" style:text-line-through-style="none" style:text-line-through-type="none" style:font-name="Times New Roman" fo:font-size="22pt" fo:language="fr" fo:country="FR" fo:font-style="normal" fo:text-shadow="none" style:text-underline-style="none" fo:font-weight="bold" style:text-underline-mode="continuous" style:text-overline-mode="continuous" style:text-line-through-mode="continuous" style:font-name-asian="Segoe UI1" style:font-size-asian="22pt" style:language-asian="zh" style:country-asian="CN" style:font-style-asian="normal" style:font-weight-asian="bold" style:font-name-complex="Segoe UI1" style:font-size-complex="22pt" style:language-complex="hi" style:country-complex="IN" style:font-style-complex="normal" style:font-weight-complex="bold" style:text-emphasize="none" style:font-relief="none" style:text-overline-style="none" style:text-overline-color="font-color"/>
    </style:style>
    <style:style style:name="ce65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1))" style:apply-style-name="FAUX" style:base-cell-address="'(In)équation niveau 1'.D7"/>
      <style:map style:condition="is-true-formula(IF([.D7]=0))" style:apply-style-name="VRAI" style:base-cell-address="'(In)équation niveau 1'.D7"/>
    </style:style>
    <style:style style:name="ce522"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1'.D8"/>
      <style:map style:condition="is-true-formula(IF([.D7]=1))" style:apply-style-name="FAUX" style:base-cell-address="'(In)équation niveau 1'.D8"/>
    </style:style>
    <style:style style:name="ce220"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1'.D8"/>
      <style:map style:condition="is-true-formula(IF([.D7]=1))" style:apply-style-name="FAUX" style:base-cell-address="'(In)équation niveau 1'.D8"/>
    </style:style>
    <style:style style:name="ce65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1'.C15"/>
      <style:map style:condition="is-true-formula(IF([.C14]=1))" style:apply-style-name="FAUX" style:base-cell-address="'(In)équation niveau 1'.C15"/>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D16]=0))" style:apply-style-name="VRAI" style:base-cell-address="'(In)équation niveau 1'.D17"/>
      <style:map style:condition="is-true-formula(IF([.D16]=1))" style:apply-style-name="FAUX" style:base-cell-address="'(In)équation niveau 1'.D17"/>
    </style:style>
    <style:style style:name="ce66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1'.C20"/>
      <style:map style:condition="is-true-formula(IF([.C20]=1))" style:apply-style-name="FAUX" style:base-cell-address="'(In)équation niveau 1'.C20"/>
    </style:style>
    <style:style style:name="ce46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D$20]=0))" style:apply-style-name="VRAI" style:base-cell-address="'(In)équation niveau 1'.D21"/>
      <style:map style:condition="is-true-formula(IF([.D$20]=1))" style:apply-style-name="FAUX" style:base-cell-address="'(In)équation niveau 1'.D21"/>
    </style:style>
    <style:style style:name="ce485" style:family="table-cell" style:parent-style-name="Default">
      <style:table-cell-properties style:cell-protect="protected formula-hidden" style:print-content="true"/>
      <style:text-properties fo:font-size="22pt" style:font-size-asian="22pt" style:font-size-complex="22pt"/>
    </style:style>
    <style:style style:name="ce66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1))" style:apply-style-name="FAUX" style:base-cell-address="'(In)équation niveau 1'.E7"/>
      <style:map style:condition="is-true-formula(IF([.E7]=0))" style:apply-style-name="VRAI" style:base-cell-address="'(In)équation niveau 1'.E7"/>
    </style:style>
    <style:style style:name="ce556"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1'.E8"/>
      <style:map style:condition="is-true-formula(IF([.E7]=1))" style:apply-style-name="FAUX" style:base-cell-address="'(In)équation niveau 1'.E8"/>
    </style:style>
    <style:style style:name="ce2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1'.E8"/>
      <style:map style:condition="is-true-formula(IF([.E7]=1))" style:apply-style-name="FAUX" style:base-cell-address="'(In)équation niveau 1'.E8"/>
    </style:style>
    <style:style style:name="ce21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E16]=0))" style:apply-style-name="VRAI" style:base-cell-address="'(In)équation niveau 1'.E17"/>
      <style:map style:condition="is-true-formula(IF([.E16]=1))" style:apply-style-name="FAUX" style:base-cell-address="'(In)équation niveau 1'.E17"/>
    </style:style>
    <style:style style:name="ce4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20]=0))" style:apply-style-name="VRAI" style:base-cell-address="'(In)équation niveau 1'.E21"/>
      <style:map style:condition="is-true-formula(IF([.E$20]=1))" style:apply-style-name="FAUX" style:base-cell-address="'(In)équation niveau 1'.E21"/>
    </style:style>
    <style:style style:name="ce357" style:family="table-cell" style:parent-style-name="Default" style:data-style-name="N163">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7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1))" style:apply-style-name="FAUX" style:base-cell-address="'(In)équation niveau 1'.F7"/>
      <style:map style:condition="is-true-formula(IF([.F7]=0))" style:apply-style-name="VRAI" style:base-cell-address="'(In)équation niveau 1'.F7"/>
    </style:style>
    <style:style style:name="ce573"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1'.F8"/>
      <style:map style:condition="is-true-formula(IF([.F7]=1))" style:apply-style-name="FAUX" style:base-cell-address="'(In)équation niveau 1'.F8"/>
    </style:style>
    <style:style style:name="ce27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1'.F8"/>
      <style:map style:condition="is-true-formula(IF([.F7]=1))" style:apply-style-name="FAUX" style:base-cell-address="'(In)équation niveau 1'.F8"/>
    </style:style>
    <style:style style:name="ce2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F16]=0))" style:apply-style-name="VRAI" style:base-cell-address="'(In)équation niveau 1'.F17"/>
      <style:map style:condition="is-true-formula(IF([.F16]=1))" style:apply-style-name="FAUX" style:base-cell-address="'(In)équation niveau 1'.F17"/>
    </style:style>
    <style:style style:name="ce49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F$20]=0))" style:apply-style-name="VRAI" style:base-cell-address="'(In)équation niveau 1'.F21"/>
      <style:map style:condition="is-true-formula(IF([.F$20]=1))" style:apply-style-name="FAUX" style:base-cell-address="'(In)équation niveau 1'.F21"/>
    </style:style>
    <style:style style:name="ce203"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702"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1))" style:apply-style-name="FAUX" style:base-cell-address="'(In)équation niveau 1'.G7"/>
      <style:map style:condition="is-true-formula(IF([.G7]=0))" style:apply-style-name="VRAI" style:base-cell-address="'(In)équation niveau 1'.G7"/>
    </style:style>
    <style:style style:name="ce582"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1'.G8"/>
      <style:map style:condition="is-true-formula(IF([.G7]=1))" style:apply-style-name="FAUX" style:base-cell-address="'(In)équation niveau 1'.G8"/>
    </style:style>
    <style:style style:name="ce29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1'.G8"/>
      <style:map style:condition="is-true-formula(IF([.G7]=1))" style:apply-style-name="FAUX" style:base-cell-address="'(In)équation niveau 1'.G8"/>
    </style:style>
    <style:style style:name="ce2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G16]=0))" style:apply-style-name="VRAI" style:base-cell-address="'(In)équation niveau 1'.G17"/>
      <style:map style:condition="is-true-formula(IF([.G16]=1))" style:apply-style-name="FAUX" style:base-cell-address="'(In)équation niveau 1'.G17"/>
    </style:style>
    <style:style style:name="ce51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G$20]=0))" style:apply-style-name="VRAI" style:base-cell-address="'(In)équation niveau 1'.G21"/>
      <style:map style:condition="is-true-formula(IF([.G$20]=1))" style:apply-style-name="FAUX" style:base-cell-address="'(In)équation niveau 1'.G21"/>
    </style:style>
    <style:style style:name="ce25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204"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H7]=0))" style:apply-style-name="VRAI" style:base-cell-address="'(In)équation niveau 1'.H8"/>
      <style:map style:condition="is-true-formula(IF([.H7]=1))" style:apply-style-name="FAUX" style:base-cell-address="'(In)équation niveau 1'.H8"/>
    </style:style>
    <style:style style:name="ce72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H15]=1))" style:apply-style-name="FAUX" style:base-cell-address="'(In)équation niveau 1'.H15"/>
      <style:map style:condition="is-true-formula(IF([.H15]=0))" style:apply-style-name="VRAI" style:base-cell-address="'(In)équation niveau 1'.H15"/>
    </style:style>
    <style:style style:name="ce515"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14]=0))" style:apply-style-name="VRAI" style:base-cell-address="'(In)équation niveau 1'.C15"/>
      <style:map style:condition="is-true-formula(IF([.C14]=1))" style:apply-style-name="FAUX" style:base-cell-address="'(In)équation niveau 1'.C15"/>
    </style:style>
    <style:style style:name="ce51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H$20]=0))" style:apply-style-name="VRAI" style:base-cell-address="'(In)équation niveau 1'.H21"/>
      <style:map style:condition="is-true-formula(IF([.H$20]=1))" style:apply-style-name="FAUX" style:base-cell-address="'(In)équation niveau 1'.H21"/>
    </style:style>
    <style:style style:name="ce206"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In)équation niveau 1'.I7"/>
      <style:map style:condition="is-true-formula(IF([.K7]=1))" style:apply-style-name="FAUX" style:base-cell-address="'(In)équation niveau 1'.I7"/>
    </style:style>
    <style:style style:name="ce677"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ff0000" style:font-name="Times New Roman" fo:font-size="28pt" fo:font-weight="normal" style:font-size-asian="28pt" style:font-weight-asian="normal" style:font-size-complex="28pt" style:font-weight-complex="normal"/>
    </style:style>
    <style:style style:name="ce73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I15]=1))" style:apply-style-name="FAUX" style:base-cell-address="'(In)équation niveau 1'.I15"/>
      <style:map style:condition="is-true-formula(IF([.I15]=0))" style:apply-style-name="VRAI" style:base-cell-address="'(In)équation niveau 1'.I15"/>
    </style:style>
    <style:style style:name="ce52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I$20]=0))" style:apply-style-name="VRAI" style:base-cell-address="'(In)équation niveau 1'.I21"/>
      <style:map style:condition="is-true-formula(IF([.I$20]=1))" style:apply-style-name="FAUX" style:base-cell-address="'(In)équation niveau 1'.I21"/>
    </style:style>
    <style:style style:name="ce736"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J15]=1))" style:apply-style-name="FAUX" style:base-cell-address="'(In)équation niveau 1'.J15"/>
      <style:map style:condition="is-true-formula(IF([.J15]=0))" style:apply-style-name="VRAI" style:base-cell-address="'(In)équation niveau 1'.J15"/>
    </style:style>
    <style:style style:name="ce532"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J$20]=0))" style:apply-style-name="VRAI" style:base-cell-address="'(In)équation niveau 1'.J21"/>
      <style:map style:condition="is-true-formula(IF([.J$20]=1))" style:apply-style-name="FAUX" style:base-cell-address="'(In)équation niveau 1'.J21"/>
    </style:style>
    <style:style style:name="ce73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K15]=1))" style:apply-style-name="FAUX" style:base-cell-address="'(In)équation niveau 1'.K15"/>
      <style:map style:condition="is-true-formula(IF([.K15]=0))" style:apply-style-name="VRAI" style:base-cell-address="'(In)équation niveau 1'.K15"/>
    </style:style>
    <style:style style:name="ce53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1'.K21"/>
      <style:map style:condition="is-true-formula(IF([.K$20]=1))" style:apply-style-name="FAUX" style:base-cell-address="'(In)équation niveau 1'.K21"/>
    </style:style>
    <style:style style:name="ce74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L15]=1))" style:apply-style-name="FAUX" style:base-cell-address="'(In)équation niveau 1'.L15"/>
      <style:map style:condition="is-true-formula(IF([.L15]=0))" style:apply-style-name="VRAI" style:base-cell-address="'(In)équation niveau 1'.L15"/>
    </style:style>
    <style:style style:name="ce745"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M15]=1))" style:apply-style-name="FAUX" style:base-cell-address="'(In)équation niveau 1'.M15"/>
      <style:map style:condition="is-true-formula(IF([.M15]=0))" style:apply-style-name="VRAI" style:base-cell-address="'(In)équation niveau 1'.M15"/>
    </style:style>
    <style:style style:name="ce545"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1'.C15"/>
      <style:map style:condition="is-true-formula(IF([.C14]=1))" style:apply-style-name="FAUX" style:base-cell-address="'(In)équation niveau 1'.C15"/>
    </style:style>
    <style:style style:name="ce750"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1'.C20"/>
      <style:map style:condition="is-true-formula(IF([.C20]=1))" style:apply-style-name="FAUX" style:base-cell-address="'(In)équation niveau 1'.C20"/>
    </style:style>
    <style:style style:name="ce558"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1'.K21"/>
      <style:map style:condition="is-true-formula(IF([.K$20]=1))" style:apply-style-name="FAUX" style:base-cell-address="'(In)équation niveau 1'.K21"/>
    </style:style>
    <style:style style:name="ce530"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53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995" style:family="table-cell" style:parent-style-name="Default">
      <style:table-cell-properties fo:background-color="#ce181e" style:cell-protect="hidden-and-protected" style:print-content="true" style:text-align-source="fix" style:repeat-content="false" fo:border="0.06pt solid #000000" style:vertical-align="middle"/>
      <style:paragraph-properties fo:text-align="center"/>
      <style:text-properties fo:color="#000000" style:font-name="Times New Roman" fo:font-size="12pt" fo:font-weight="bold" style:font-size-asian="12pt" style:font-weight-asian="bold" style:font-size-complex="12pt" style:font-weight-complex="bold"/>
    </style:style>
    <style:style style:name="ce996"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53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535"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99"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37"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538"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539" style:family="table-cell" style:parent-style-name="Default">
      <style:table-cell-properties fo:background-color="#cccccc" style:cell-protect="hidden-and-protected" style:print-content="true" style:vertical-align="middle"/>
      <style:text-properties style:font-name="Times New Roman" fo:font-size="12pt" style:font-size-asian="12pt" style:font-size-complex="12pt"/>
    </style:style>
    <style:style style:name="ce540"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05" style:family="table-cell" style:parent-style-name="Default">
      <style:table-cell-properties style:cell-protect="hidden-and-protected" style:print-content="true"/>
    </style:style>
    <style:style style:name="ce100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07"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544" style:family="table-cell" style:parent-style-name="Default">
      <style:table-cell-properties fo:border-bottom="0.06pt solid #000000" fo:background-color="#cccccc" style:cell-protect="hidden-and-protected" style:print-content="true" fo:border-left="0.06pt solid #000000" fo:border-right="0.06pt solid #000000" fo:border-top="none" style:vertical-align="middle"/>
      <style:text-properties style:font-name="Times New Roman" fo:font-size="12pt" style:font-size-asian="12pt" style:font-size-complex="12pt"/>
    </style:style>
    <style:style style:name="ce1010" style:family="table-cell" style:parent-style-name="Default">
      <style:table-cell-properties style:cell-protect="hidden-and-protected" style:print-content="true"/>
      <style:text-properties style:font-name="Times New Roman" fo:font-size="12pt" style:font-size-asian="12pt" style:font-size-complex="12pt"/>
    </style:style>
    <style:style style:name="ce54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style:text-properties style:font-name="Times New Roman" fo:font-size="12pt" fo:font-weight="bold" style:font-size-asian="12pt" style:font-weight-asian="bold" style:font-size-complex="12pt" style:font-weight-complex="bold"/>
    </style:style>
    <style:style style:name="ce547" style:family="table-cell" style:parent-style-name="Default">
      <style:table-cell-properties fo:background-color="#66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48" style:family="table-cell" style:parent-style-name="Default" style:data-style-name="N169">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49" style:family="table-cell" style:parent-style-name="Default">
      <style:table-cell-properties fo:background-color="#cccccc" style:cell-protect="hidden-and-protected" style:print-content="true"/>
      <style:text-properties style:font-name="Times New Roman" fo:font-size="12pt" style:font-size-asian="12pt" style:font-size-complex="12pt"/>
    </style:style>
    <style:style style:name="ce55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55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553" style:family="table-cell" style:parent-style-name="Default" style:data-style-name="N10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8"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55"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20"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55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559"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561" style:family="table-cell" style:parent-style-name="Default">
      <style:table-cell-properties fo:border-bottom="0.06pt solid #000000" fo:background-color="#ffff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562"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3"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64"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5"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6"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567"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581" style:family="table-cell" style:parent-style-name="Default">
      <style:table-cell-properties style:cell-protect="hidden-and-protected" style:print-content="true" style:vertical-align="middle"/>
    </style:style>
    <style:style style:name="ce583" style:family="table-cell" style:parent-style-name="Default" style:data-style-name="N0">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58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585"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586"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587"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45" style:family="table-cell" style:parent-style-name="Default">
      <style:table-cell-properties style:cell-protect="hidden-and-protected" style:print-content="true" fo:background-color="transparent"/>
      <style:text-properties style:use-window-font-color="true"/>
    </style:style>
    <style:style style:name="ce644" style:family="table-cell" style:parent-style-name="Default">
      <style:table-cell-properties fo:background-color="transparent"/>
      <style:text-properties style:use-window-font-color="true"/>
    </style:style>
    <style:style style:name="ce103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966"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6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97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start" fo:margin-left="0cm"/>
      <style:text-properties style:use-window-font-color="true" style:font-name="Times New Roman" fo:font-size="12pt" fo:font-weight="bold" style:font-size-asian="12pt" style:font-weight-asian="bold" style:font-size-complex="12pt" style:font-weight-complex="bold"/>
    </style:style>
    <style:style style:name="ce588"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590"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style:font-size-asian="12pt" style:font-size-complex="12pt"/>
    </style:style>
    <style:style style:name="ce59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976"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93" style:family="table-cell" style:parent-style-name="Default" style:data-style-name="N0">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595"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596"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1049"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98" style:family="table-cell" style:parent-style-name="Default">
      <style:table-cell-properties fo:border-bottom="none" style:cell-protect="hidden-and-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599"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12pt" style:font-size-asian="12pt" style:font-size-complex="12pt"/>
    </style:style>
    <style:style style:name="ce663"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01" style:family="table-cell" style:parent-style-name="Default" style:data-style-name="N166">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02" style:family="table-cell" style:parent-style-name="Default" style:data-style-name="N166">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105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6"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69"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615" style:family="table-cell" style:parent-style-name="Default">
      <style:table-cell-properties fo:border-bottom="0.06pt solid #0000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1059"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21"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22" style:family="table-cell" style:parent-style-name="Default" style:data-style-name="N0">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23" style:family="table-cell" style:parent-style-name="Default">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25"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626"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60"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628"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2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631"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63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34"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27"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808"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8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89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107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968"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9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722"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638"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8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4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64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649"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Wingdings 31" fo:font-size="12pt" style:font-size-asian="12pt" style:font-size-complex="12pt"/>
    </style:style>
    <style:style style:name="ce108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655"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656"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092" style:family="table-cell" style:parent-style-name="Default">
      <style:table-cell-properties style:cell-protect="hidden-and-protected" style:print-content="true" fo:border="0.06pt solid #000000" style:vertical-align="middle"/>
      <style:text-properties style:font-name="Times New Roman" fo:font-size="12pt" style:font-size-asian="12pt" style:font-size-complex="12pt"/>
    </style:style>
    <style:style style:name="ce1093"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40pt" style:font-size-asian="40pt" style:font-size-complex="40pt"/>
    </style:style>
    <style:style style:name="ce1094" style:family="table-cell" style:parent-style-name="Default">
      <style:table-cell-properties fo:border-bottom="0.06pt solid #000000" style:cell-protect="hidden-and-protected" style:print-content="true" fo:border-left="none" fo:border-right="none" fo:border-top="none"/>
      <style:text-properties style:font-name="Times New Roman" fo:font-size="12pt" style:font-size-asian="12pt" style:font-size-complex="12pt"/>
    </style:style>
    <style:style style:name="ce66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673"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675"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76"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67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68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81"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68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772"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68" style:family="table-cell" style:parent-style-name="Default" style:data-style-name="N0">
      <style:table-cell-properties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6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684"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734"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04"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8" style:family="table-cell" style:parent-style-name="Default">
      <style:table-cell-properties fo:background-color="#ffffff" style:cell-protect="hidden-and-protected" style:print-content="true" fo:border="0.06pt solid #000000" style:vertical-align="middle"/>
      <style:text-properties style:font-name="Times New Roman" fo:font-size="12pt" style:font-size-asian="12pt" style:font-size-complex="12pt"/>
    </style:style>
    <style:style style:name="ce690" style:family="table-cell" style:parent-style-name="Default">
      <style:table-cell-properties fo:border-bottom="none" style:cell-protect="hidden-and-protected" style:print-content="true" fo:border-left="none" fo:border-right="none" fo:border-top="0.06pt solid #000000"/>
      <style:text-properties style:font-name="Times New Roman" fo:font-size="12pt" style:font-size-asian="12pt" style:font-size-complex="12pt"/>
    </style:style>
    <style:style style:name="ce691" style:family="table-cell" style:parent-style-name="Default">
      <style:table-cell-properties fo:background-color="#ccff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0000" style:font-name="Times New Roman" fo:font-size="12pt" style:font-size-asian="12pt" style:font-size-complex="12pt"/>
    </style:style>
    <style:style style:name="ce693"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69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eeeeee" style:font-name="Times New Roman" fo:font-size="12pt" style:font-size-asian="12pt" style:font-size-complex="12pt"/>
    </style:style>
    <style:style style:name="ce69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696"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69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698"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699" style:family="table-cell" style:parent-style-name="Default">
      <style:table-cell-properties fo:background-color="#ff3333" style:cell-protect="hidden-and-protected" style:print-content="true" style:text-align-source="fix" style:repeat-content="fals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6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701"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131"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5"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8"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709" style:family="table-cell" style:parent-style-name="Default" style:data-style-name="N108">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87"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5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710"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12"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713"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714" style:family="table-cell" style:parent-style-name="Default" style:data-style-name="N0">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1137" style:family="table-cell" style:parent-style-name="Default">
      <style:table-cell-properties fo:border="0.06pt solid #000000"/>
    </style:style>
    <style:style style:name="ce96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4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05"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16"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718"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19"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72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25" style:family="table-cell" style:parent-style-name="Default" style:data-style-name="N16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2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60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30"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3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845"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5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5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592"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06"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67"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097"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740" style:family="table-cell" style:parent-style-name="Default">
      <style:table-cell-properties fo:background-color="#00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41" style:family="table-cell" style:parent-style-name="Default">
      <style:table-cell-properties style:cell-protect="hidden-and-protected" style:print-content="true"/>
      <style:text-properties fo:font-size="12pt" style:font-size-asian="12pt" style:font-size-complex="12pt"/>
    </style:style>
    <style:style style:name="ce743"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Symbol" fo:font-size="12pt" style:font-name-asian="Times New Roman2" style:font-size-asian="12pt" style:font-name-complex="Times New Roman2" style:font-size-complex="12pt"/>
    </style:style>
    <style:style style:name="ce747"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name-asian="Times New Roman2" style:font-size-asian="12pt" style:font-name-complex="Times New Roman2" style:font-size-complex="12pt"/>
    </style:style>
    <style:style style:name="ce853"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7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8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75" style:family="table-cell" style:parent-style-name="Default" style:data-style-name="N10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76" style:family="table-cell" style:parent-style-name="Default" style:data-style-name="N10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49" style:family="table-cell" style:parent-style-name="Default" style:data-style-name="N99">
      <style:table-cell-properties style:cell-protect="hidden-and-protected" style:print-content="true" style:vertical-align="middle"/>
      <style:text-properties style:font-name="Times New Roman" fo:font-size="12pt" style:font-size-asian="12pt" style:font-size-complex="12pt"/>
    </style:style>
    <style:style style:name="ce1183"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751" style:family="table-cell" style:parent-style-name="Default" style:data-style-name="N168">
      <style:table-cell-properties fo:border-bottom="none"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 fo:font-size="12pt" style:font-size-asian="12pt" style:font-size-complex="12pt"/>
    </style:style>
    <style:style style:name="ce753" style:family="table-cell" style:parent-style-name="Default" style:data-style-name="N168">
      <style:table-cell-properties fo:border-bottom="0.06pt solid #000000" style:cell-protect="hidden-and-protected" style:print-content="true" style:text-align-source="fix" style:repeat-content="false" fo:border-left="none" fo:border-right="0.06pt solid #000000" fo:border-top="none"/>
      <style:paragraph-properties fo:text-align="end" fo:margin-left="0cm"/>
      <style:text-properties style:font-name="Times New Roman" fo:font-size="12pt" style:font-size-asian="12pt" style:font-size-complex="12pt"/>
    </style:style>
    <style:style style:name="ce1181" style:family="table-cell" style:parent-style-name="Default" style:data-style-name="N193">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82" style:family="table-cell" style:parent-style-name="Default" style:data-style-name="N193">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10"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9"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11"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8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54" style:family="table-cell" style:parent-style-name="Default" style:data-style-name="N99">
      <style:table-cell-properties style:cell-protect="hidden-and-protected" style:print-content="true"/>
    </style:style>
    <style:style style:name="ce863"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20" style:family="table-cell" style:parent-style-name="Default" style:data-style-name="N0">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00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9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96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758" style:family="table-cell" style:parent-style-name="Default">
      <style:table-cell-properties fo:border-bottom="0.06pt solid #000000" fo:background-color="#ffff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59" style:family="table-cell" style:parent-style-name="Default">
      <style:table-cell-properties style:cell-protect="hidden-and-protected" style:print-content="true" style:text-align-source="fix" style:repeat-content="false"/>
      <style:paragraph-properties fo:text-align="center" fo:margin-left="0cm"/>
    </style:style>
    <style:style style:name="ce762" style:family="table-cell" style:parent-style-name="Default" style:data-style-name="N0">
      <style:table-cell-properties style:cell-protect="hidden-and-protected" style:print-content="true"/>
    </style:style>
    <style:style style:name="ce828" style:family="table-cell" style:parent-style-name="Default">
      <style:table-cell-properties fo:background-color="transparent"/>
    </style:style>
    <style:style style:name="ce120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style:font-size-asian="12pt" style:font-size-complex="12pt"/>
    </style:style>
    <style:style style:name="ce775" style:family="table-cell" style:parent-style-name="Default">
      <style:table-cell-properties fo:border-bottom="0.06pt solid #000000" fo:background-color="#ffff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6"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7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81"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209" style:family="table-cell" style:parent-style-name="Default" style:data-style-name="N193">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62" style:family="table-cell" style:parent-style-name="Default" style:data-style-name="N0">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217" style:family="table-cell" style:parent-style-name="Default">
      <style:table-cell-properties style:cell-protect="hidden-and-protected" style:print-content="true" fo:background-color="transparent" style:vertical-align="middle"/>
      <style:text-properties style:use-window-font-color="true" style:font-name="Times New Roman" fo:font-size="12pt" style:font-size-asian="12pt" style:font-size-complex="12pt"/>
    </style:style>
    <style:style style:name="ce786"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style>
    <style:style style:name="ce78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220"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221"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style>
    <style:style style:name="ce793" style:family="table-cell" style:parent-style-name="Default">
      <style:table-cell-properties style:cell-protect="hidden-and-protected" style:print-content="true" fo:border="0.06pt solid #000000"/>
    </style:style>
    <style:style style:name="ce795" style:family="table-cell" style:parent-style-name="Default" style:data-style-name="N99">
      <style:table-cell-properties style:cell-protect="hidden-and-protected" style:print-content="true" style:vertical-align="middle"/>
    </style:style>
    <style:style style:name="ce933"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206"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text-properties style:font-name="Times New Roman"/>
    </style:style>
    <style:style style:name="ce1207" style:family="table-cell" style:parent-style-name="Default">
      <style:table-cell-properties style:cell-protect="hidden-and-protected" style:print-content="true" fo:border="0.06pt solid #000000"/>
      <style:text-properties style:font-name="Times New Roman"/>
    </style:style>
    <style:style style:name="ce756" style:family="table-cell" style:parent-style-name="Default" style:data-style-name="N168">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810"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66ff" style:font-name="Times New Roman" fo:font-size="12pt" style:font-size-asian="12pt" style:font-size-complex="12pt"/>
    </style:style>
    <style:style style:name="ce811"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812" style:family="table-cell" style:parent-style-name="Default">
      <style:table-cell-properties fo:background-color="#cccccc" style:cell-protect="hidden-and-protected" style:print-content="true" fo:border="0.06pt solid #000000"/>
      <style:text-properties style:font-name="Times New Roman" fo:font-size="12pt" style:font-size-asian="12pt" style:font-size-complex="12pt"/>
    </style:style>
    <style:style style:name="ce813"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213" style:family="table-cell" style:parent-style-name="Default">
      <style:table-cell-properties fo:background-color="#99ffff" style:cell-protect="hidden-and-protected" style:print-content="true" fo:border="0.06pt solid #000000"/>
      <style:text-properties style:font-name="Times New Roman" fo:font-size="12pt" style:font-size-asian="12pt" style:font-size-complex="12pt"/>
    </style:style>
    <style:style style:name="ce114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816" style:family="table-cell" style:parent-style-name="Default">
      <style:table-cell-properties style:cell-protect="hidden-and-protected" style:print-content="true" style:text-align-source="fix" style:repeat-content="false" style:vertical-align="middle"/>
      <style:paragraph-properties fo:text-align="start" fo:margin-left="0cm"/>
      <style:text-properties style:font-name="Times New Roman" fo:font-size="12pt" style:font-size-asian="12pt" style:font-size-complex="12pt"/>
    </style:style>
    <style:style style:name="ce818"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826" style:family="table-cell" style:parent-style-name="Default" style:data-style-name="N0">
      <style:table-cell-properties fo:border-bottom="none"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827"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835"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40" style:family="table-cell" style:parent-style-name="Default" style:data-style-name="N144">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949" style:family="table-cell" style:parent-style-name="Default" style:data-style-name="N0">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1242"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c9211e" style:font-name="Times New Roman" fo:font-size="12pt" style:font-size-asian="12pt" style:font-size-complex="12pt"/>
    </style:style>
    <style:style style:name="ce854"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855"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12pt" style:font-size-asian="12pt" style:font-size-complex="12pt"/>
    </style:style>
    <style:style style:name="ce856" style:family="table-cell" style:parent-style-name="Default">
      <style:table-cell-properties fo:border-bottom="0.06pt solid #000000" fo:background-color="#99ffff" style:cell-protect="hidden-and-protected" style:print-content="true" fo:border-left="none" fo:border-right="none" fo:border-top="none"/>
      <style:text-properties style:font-name="Times New Roman" fo:font-size="12pt" style:font-size-asian="12pt" style:font-size-complex="12pt"/>
    </style:style>
    <style:style style:name="ce858"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249" style:family="table-cell" style:parent-style-name="Default">
      <style:table-cell-properties fo:border-bottom="0.06pt solid #000000" fo:border-left="none" fo:border-right="none" fo:border-top="0.06pt solid #000000"/>
    </style:style>
    <style:style style:name="ce95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font-name="Wingdings 31" fo:font-size="40pt" style:font-size-asian="40pt" style:font-size-complex="40pt"/>
    </style:style>
    <style:style style:name="ce959" style:family="table-cell" style:parent-style-name="Default">
      <style:table-cell-properties fo:border-bottom="0.06pt solid #000000" fo:border-left="none" fo:border-right="none" fo:border-top="none"/>
    </style:style>
    <style:style style:name="ce1253" style:family="table-cell" style:parent-style-name="Default">
      <style:table-cell-properties fo:border-bottom="0.06pt solid #000000" fo:border-left="none" fo:border-right="none" fo:border-top="0.06pt solid #000000"/>
      <style:text-properties style:font-name="Times New Roman"/>
    </style:style>
    <style:style style:name="ce1259" style:family="table-cell" style:parent-style-name="Default">
      <style:table-cell-properties fo:border-bottom="0.06pt solid #000000" fo:background-color="#99ffff" style:text-align-source="fix" style:repeat-content="false" fo:border-left="none" fo:border-right="none" fo:border-top="0.06pt solid #000000" style:vertical-align="middle"/>
      <style:paragraph-properties fo:text-align="center"/>
      <style:text-properties style:font-name="Times New Roman" fo:font-size="20pt" style:font-size-asian="20pt" style:font-size-complex="20pt"/>
    </style:style>
    <style:style style:name="ce911"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64"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86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86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972"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style:font-size-asian="12pt" style:font-size-complex="12pt"/>
    </style:style>
    <style:style style:name="ce126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style:font-size-asian="12pt" style:font-size-complex="12pt"/>
    </style:style>
    <style:style style:name="ce126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end" fo:margin-left="0cm"/>
      <style:text-properties style:font-name="Times New Roman" fo:font-size="12pt" style:font-size-asian="12pt" style:font-size-complex="12pt"/>
    </style:style>
    <style:style style:name="ce974"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0pt" style:font-size-asian="20pt" style:font-size-complex="20pt"/>
    </style:style>
    <style:style style:name="ce73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871"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872" style:family="table-cell" style:parent-style-name="Default">
      <style:table-cell-properties style:cell-protect="hidden-and-protected" style:print-content="true" fo:background-color="transparent"/>
    </style:style>
    <style:style style:name="ce978"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272"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273"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274"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start" fo:margin-left="0cm"/>
      <style:text-properties style:font-name="Times New Roman" fo:font-size="12pt" style:font-size-asian="12pt" style:font-size-complex="12pt"/>
    </style:style>
    <style:style style:name="ce1089"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28pt" style:font-size-complex="28pt"/>
    </style:style>
    <style:style style:name="ce88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862" style:family="table-cell" style:parent-style-name="Default" style:data-style-name="N171">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251" style:family="table-cell" style:parent-style-name="Default">
      <style:table-cell-properties fo:border-bottom="0.06pt solid #000000" fo:border-left="none" fo:border-right="0.06pt solid #000000" fo:border-top="0.06pt solid #000000"/>
      <style:text-properties style:font-name="Times New Roman" fo:font-size="12pt" style:font-size-asian="12pt" style:font-size-complex="12pt"/>
    </style:style>
    <style:style style:name="ce988" style:family="table-cell" style:parent-style-name="Default">
      <style:table-cell-properties fo:border-bottom="0.06pt solid #000000" fo:border-left="none" fo:border-right="0.06pt solid #000000" fo:border-top="0.06pt solid #000000"/>
    </style:style>
    <style:style style:name="ce992"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1254"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282" style:family="table-cell" style:parent-style-name="Default">
      <style:table-cell-properties fo:border-bottom="0.06pt solid #000000" fo:border-left="none" fo:border-right="0.06pt solid #000000" fo:border-top="0.06pt solid #000000"/>
      <style:text-properties style:font-name="Times New Roman"/>
    </style:style>
    <style:style style:name="ce1283"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284"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869" style:family="table-cell" style:parent-style-name="Default" style:data-style-name="N16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88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8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889"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890"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91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Wingdings 31" fo:font-size="12pt" style:font-size-asian="12pt" style:font-size-complex="12pt"/>
    </style:style>
    <style:style style:name="ce919" style:family="table-cell" style:parent-style-name="Default">
      <style:table-cell-properties style:cell-protect="hidden-and-protected" style:print-content="true" fo:background-color="transparent" fo:border="none"/>
      <style:text-properties style:use-window-font-color="true" style:font-name="Times New Roman" fo:font-size="12pt" style:font-size-asian="12pt" style:font-size-complex="12pt"/>
    </style:style>
    <style:style style:name="ce92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Times New Roman" fo:font-size="12pt" style:font-size-asian="12pt" style:font-size-complex="12pt"/>
    </style:style>
    <style:style style:name="ce893" style:family="table-cell" style:parent-style-name="Default">
      <style:table-cell-properties fo:background-color="#ff0000" style:cell-protect="hidden-and-protected" style:print-content="true" style:text-align-source="fix" style:repeat-content="false"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9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8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89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6]=0))" style:apply-style-name="VRAI" style:base-cell-address="Données.Y8"/>
    </style:style>
    <style:style style:name="ce899"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style:use-window-font-color="true" style:font-name="Times New Roman" fo:font-size="12pt" fo:font-weight="bold" style:font-size-asian="12pt" style:font-weight-asian="bold" style:font-size-complex="12pt" style:font-weight-complex="bold"/>
    </style:style>
    <style:style style:name="ce1009"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12pt" style:font-size-asian="12pt" style:font-size-complex="12pt"/>
    </style:style>
    <style:style style:name="ce90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9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map style:condition="cell-content()=0" style:apply-style-name="VRAI" style:base-cell-address="Données.Z3"/>
    </style:style>
    <style:style style:name="ce905"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0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90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10"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1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9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map style:condition="cell-content()=0" style:apply-style-name="VRAI" style:base-cell-address="Données.Z3"/>
    </style:style>
    <style:style style:name="ce9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eeeeee" style:font-name="Times New Roman" fo:font-size="12pt" style:font-size-asian="12pt" style:font-size-complex="12pt"/>
    </style:style>
    <style:style style:name="ce133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93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9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203"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204"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200"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2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76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92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92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93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98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8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86" style:family="table-cell" style:parent-style-name="Default">
      <style:table-cell-properties style:cell-protect="hidden-and-protected" style:print-content="true"/>
      <style:text-properties fo:font-style="normal" fo:font-weight="normal" style:font-style-asian="normal" style:font-weight-asian="normal" style:font-style-complex="normal" style:font-weight-complex="normal"/>
    </style:style>
    <style:style style:name="ce98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350"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ce98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9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13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13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955" style:family="table-cell" style:parent-style-name="Default">
      <style:table-cell-properties style:cell-protect="hidden-and-protected" style:print-content="true" fo:background-color="transparent" style:vertical-align="middle"/>
      <style:text-properties style:use-window-font-color="true"/>
    </style:style>
    <style:style style:name="ce128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288"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89"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90"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291"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361" style:family="table-cell" style:parent-style-name="Default">
      <style:table-cell-properties style:cell-protect="protected" style:print-content="true"/>
      <style:text-properties style:font-name="Times New Roman"/>
    </style:style>
    <style:style style:name="ce1293"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fo:font-weight="bold" style:font-size-asian="18pt" style:font-weight-asian="bold" style:font-size-complex="18pt" style:font-weight-complex="bold"/>
    </style:style>
    <style:style style:name="ce1294"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style:style>
    <style:style style:name="ce1295" style:family="table-cell" style:parent-style-name="Default">
      <style:table-cell-properties fo:background-color="#000000" style:cell-protect="protected" style:print-content="true"/>
      <style:text-properties fo:color="#ffffff" style:font-name="Times New Roman" fo:font-weight="bold" style:font-weight-asian="bold" style:font-weight-complex="bold"/>
    </style:style>
    <style:style style:name="ce1365"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297"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98"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99" style:family="table-cell" style:parent-style-name="Default" style:data-style-name="N2">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00"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301"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302" style:family="table-cell" style:parent-style-name="Default">
      <style:table-cell-properties style:cell-protect="protected" style:print-content="true"/>
      <style:text-properties style:font-name="Times New Roman" fo:font-size="6pt" style:font-size-asian="6pt" style:font-size-complex="6pt"/>
    </style:style>
    <style:style style:name="ce1303"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04"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05"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06" style:family="table-cell" style:parent-style-name="Default">
      <style:table-cell-properties style:cell-protect="none" style:print-content="true"/>
      <style:text-properties style:font-name="Times New Roman"/>
    </style:style>
    <style:style style:name="ce1307"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308" style:family="table-cell" style:parent-style-name="Default">
      <style:table-cell-properties style:cell-protect="protected" style:print-content="true" fo:background-color="transparent"/>
      <style:text-properties style:font-name="Times New Roman"/>
    </style:style>
    <style:style style:name="ce1378"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310"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311" style:family="table-cell" style:parent-style-name="Default">
      <style:table-cell-properties style:cell-protect="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color="#ce181e" style:font-weight-asian="bold" style:font-weight-complex="bold"/>
    </style:style>
    <style:style style:name="T9" style:family="text">
      <style:text-properties fo:color="#ce181e" style:font-name="Wingdings 3" style:font-weight-asian="bold" style:font-weight-complex="bold"/>
    </style:style>
    <style:style style:name="T10" style:family="text">
      <style:text-properties style:font-weight-asian="bold" style:font-weight-complex="bold" fo:color="#000000" style:font-name="Times New Roman"/>
    </style:style>
    <style:style style:name="T11" style:family="text">
      <style:text-properties style:font-weight-asian="bold" style:font-weight-complex="bold" style:font-name="Times New Roman" fo:color="#ce181e"/>
    </style:style>
    <style:style style:name="T12" style:family="text">
      <style:text-properties style:font-weight-asian="bold" style:font-weight-complex="bold" style:font-name="Times New Roman" fo:color="#000000"/>
    </style:style>
    <style:style style:name="T13" style:family="text">
      <style:text-properties style:font-weight-asian="bold" style:font-weight-complex="bold" fo:color="#ce181e" style:font-name="Wingdings 3"/>
    </style:style>
    <style:style style:name="T14" style:family="text">
      <style:text-properties style:text-underline-style="none" style:text-underline-color="font-color" fo:font-style="italic" style:font-style-asian="italic" style:font-style-complex="italic"/>
    </style:style>
    <style:style style:name="T15" style:family="text">
      <style:text-properties style:text-underline-style="none" style:text-underline-color="font-color" fo:font-style="normal" style:text-position="-33% 58%" style:font-style-asian="normal" style:font-style-complex="normal"/>
    </style:style>
    <style:style style:name="T16" style:family="text">
      <style:text-properties style:text-position="-33% 58%"/>
    </style:style>
    <style:style style:name="T17" style:family="text">
      <style:text-properties fo:color="#ce181e"/>
    </style:style>
    <style:style style:name="T18" style:family="text">
      <style:text-properties fo:color="#ce181e" style:font-name="Wingdings 3"/>
    </style:style>
    <style:style style:name="T19" style:family="text">
      <style:text-properties style:font-name="Times New Roman" style:font-name-asian="Times New Roman" style:font-name-complex="Times New Roman"/>
    </style:style>
    <style:style style:name="T20" style:family="text">
      <style:text-properties fo:font-style="italic" style:font-style-asian="italic" style:font-style-complex="italic"/>
    </style:style>
    <style:style style:name="T21" style:family="text">
      <style:text-properties fo:color="#ce181e" fo:font-weight="bold" style:font-weight-asian="bold" style:font-weight-complex="bold"/>
    </style:style>
    <style:style style:name="T22" style:family="text">
      <style:text-properties fo:color="#ce181e" style:font-name="Symbol" fo:font-weight="bold" style:font-weight-asian="bold" style:font-weight-complex="bold"/>
    </style:style>
    <style:style style:name="T2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2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27" style:family="text">
      <style:text-properties fo:color="#000000" fo:font-weight="normal" fo:font-style="italic" style:font-weight-asian="normal" style:font-weight-complex="normal" style:font-style-asian="italic" style:font-style-complex="italic"/>
    </style:style>
    <style:style style:name="T28" style:family="text">
      <style:text-properties fo:color="#000000" fo:font-weight="normal" style:font-weight-asian="normal" style:font-weight-complex="normal" fo:font-style="italic" style:font-style-asian="italic" style:font-style-complex="italic"/>
    </style:style>
    <style:style style:name="T29" style:family="text">
      <style:text-properties fo:color="#0000ff" fo:font-style="italic" style:font-style-asian="italic" style:font-style-complex="italic"/>
    </style:style>
    <style:style style:name="T30" style:family="text">
      <style:text-properties fo:color="#0000ff"/>
    </style:style>
    <style:style style:name="T31" style:family="text">
      <style:text-properties fo:color="#ff0000" fo:font-style="italic" style:font-style-asian="italic" style:font-style-complex="italic"/>
    </style:style>
    <style:style style:name="T32" style:family="text">
      <style:text-properties fo:color="#ff0000"/>
    </style:style>
    <style:style style:name="T33" style:family="text">
      <style:text-properties fo:color="#0000ff" fo:font-weight="normal" fo:font-style="italic" style:font-weight-asian="normal" style:font-weight-complex="normal" style:font-style-asian="italic" style:font-style-complex="italic"/>
    </style:style>
    <style:style style:name="T34" style:family="text">
      <style:text-properties fo:color="#0000ff" fo:font-weight="normal" style:font-weight-asian="normal" style:font-weight-complex="normal"/>
    </style:style>
    <style:style style:name="T35" style:family="text">
      <style:text-properties fo:color="#0000ff" fo:font-weight="normal" style:font-weight-asian="normal" style:font-weight-complex="normal" fo:font-style="italic" style:font-style-asian="italic" style:font-style-complex="italic"/>
    </style:style>
    <style:style style:name="T36" style:family="text">
      <style:text-properties fo:font-style="italic" style:font-style-asian="italic" style:font-style-complex="italic" style:text-position="-33% 58%"/>
    </style:style>
    <style:style style:name="T37" style:family="text">
      <style:text-properties fo:font-style="italic" style:text-position="-33% 58%" style:font-style-asian="italic" style:font-style-complex="italic"/>
    </style:style>
    <style:style style:name="T38" style:family="text">
      <style:text-properties fo:color="#0000ff" style:font-name="Times New Roman"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font-style-asian="italic" style:font-style-complex="italic" style:text-emphasize="none" style:font-relief="none" style:text-overline-style="none" style:text-overline-color="font-color"/>
    </style:style>
    <style:style style:name="T39"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0"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italic" style:font-style-asian="italic" style:font-style-complex="italic"/>
    </style:style>
    <style:style style:name="T41"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2"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italic" style:font-style-asian="italic" style:font-style-complex="italic"/>
    </style:style>
    <style:style style:name="T43"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normal" style:font-style-asian="normal" style:font-style-complex="normal"/>
    </style:style>
    <style:style style:name="T44" style:family="text">
      <style:text-properties style:text-underline-style="none" style:text-underline-color="font-color" fo:font-style="italic" style:font-style-asian="italic" style:font-style-complex="italic" style:text-position="-33% 58%"/>
    </style:style>
    <style:style style:name="T45" style:family="text">
      <style:text-properties fo:font-style="normal" style:text-position="-33% 58%" style:font-style-asian="normal" style:font-style-complex="normal"/>
    </style:style>
    <style:style style:name="T46" style:family="text">
      <style:text-properties style:text-position="-8% 58%"/>
    </style:style>
    <style:style style:name="T47" style:family="text">
      <style:text-properties fo:font-style="normal" style:font-style-asian="normal" style:font-style-complex="normal" style:text-position="-33% 58%"/>
    </style:style>
    <style:style style:name="T48" style:family="text">
      <style:text-properties fo:font-style="italic" style:text-position="0% 100%" style:font-style-asian="italic" style:font-style-complex="italic"/>
    </style:style>
    <style:style style:name="T49"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fo:color="#ff0000"/>
    </style:style>
  </office:automatic-styles>
  <office:body>
    <office:spreadsheet>
      <table:calculation-settings table:automatic-find-labels="false" table:use-regular-expressions="false" table:use-wildcards="true"/>
      <table:table table:name="Aide" table:style-name="ta1" table:protected="true" table:protection-key="DYZBiHo1Qz0zXumkCmAUGpNhhrs="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7.479cm">
              <draw:image xlink:href="Pictures/100000000000032000000042A3A9FA7389CE261A.png" xlink:type="simple" xlink:show="embed" xlink:actuate="onLoad" draw:mime-type="image/png">
                <text:p/>
              </draw:image>
            </draw:frame>
            <draw:line draw:style-name="gr3" draw:text-style-name="P3" svg:x1="9.695cm" svg:y1="18.866cm" svg:x2="9cm" svg:y2="19.698cm">
              <text:p/>
            </draw:line>
            <draw:line draw:style-name="gr3" draw:text-style-name="P3" svg:x1="20.619cm" svg:y1="17.875cm" svg:x2="15.5cm" svg:y2="19.794cm">
              <text:p/>
            </draw:line>
          </draw:g>
        </table:shapes>
        <table:table-column table:style-name="co1" table:number-columns-repeated="1022" table:default-cell-style-name="ce6"/>
        <table:table-column table:style-name="co1" table:number-columns-repeated="2"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44"/>
          <table:covered-table-cell table:number-columns-repeated="5" table:style-name="ce47"/>
          <table:table-cell table:style-name="ce21"/>
          <table:table-cell table:style-name="ce23" table:number-columns-repeated="1013"/>
          <table:table-cell table:style-name="ce41" table:number-columns-repeated="2"/>
        </table:table-row>
        <table:table-row table:style-name="ro2">
          <table:table-cell table:style-name="ce2"/>
          <table:table-cell table:style-name="ce30"/>
          <table:table-cell table:style-name="ce44"/>
          <table:table-cell table:style-name="ce47" table:number-columns-repeated="5"/>
          <table:table-cell table:style-name="ce21"/>
          <table:table-cell table:style-name="ce23" table:number-columns-repeated="1013"/>
          <table:table-cell table:style-name="ce41" table:number-columns-repeated="2"/>
        </table:table-row>
        <table:table-row table:style-name="ro2">
          <table:table-cell table:style-name="ce7" office:value-type="string" calcext:value-type="string" table:number-columns-spanned="8" table:number-rows-spanned="1">
            <text:p>Ce fichier est libre de diffusion et d’utilisation.</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Toute autre utilisation :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modification ; commerciale ; … <text:s/>est interdite.</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2">
            <text:p>POUR LE BON FONCTIONNEMENT DU FICHIER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covered-table-cell table:style-name="ce7"/>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TOUJOURS UTILISER LA DERNIÈR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7" office:value-type="string" calcext:value-type="string">
            <text:p>VERSION DE LIBREOFFIC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6" office:value-type="string" calcext:value-type="string">
            <text:p>Ne pas utiliser la version pour un passionné de technologie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ACTIVER LES MACROS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7" office:value-type="string" calcext:value-type="string">
            <text:p>Menu <text:span text:style-name="T6">O</text:span>utils ; <text:span text:style-name="T6">O</text:span>ption ; Sécurité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Après la première activatio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fermer le fichier puis le rouvrir.</text:p>
          </table:table-cell>
          <table:table-cell table:style-name="ce32" table:number-columns-repeated="6"/>
          <table:table-cell table:style-name="ce22" table:number-columns-repeated="2"/>
          <table:table-cell table:number-columns-repeated="1014"/>
        </table:table-row>
        <table:table-row table:style-name="ro2">
          <table:table-cell table:style-name="ce7"/>
          <table:table-cell table:style-name="ce32" table:number-columns-repeated="7"/>
          <table:table-cell table:style-name="ce22" table:number-columns-repeated="2"/>
          <table:table-cell table:number-columns-repeated="1014"/>
        </table:table-row>
        <table:table-row table:style-name="ro4">
          <table:table-cell table:style-name="ce8" table:number-columns-repeated="8"/>
          <table:table-cell table:number-columns-repeated="1016"/>
        </table:table-row>
        <table:table-row table:style-name="ro4">
          <table:table-cell table:style-name="ce9"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
          <table:table-cell table:number-columns-repeated="1016"/>
        </table:table-row>
        <table:table-row table:style-name="ro4">
          <table:covered-table-cell table:style-name="ce11"/>
          <table:covered-table-cell table:number-columns-repeated="7" table:style-name="ce8"/>
          <table:table-cell table:number-columns-repeated="1016"/>
        </table:table-row>
        <table:table-row table:style-name="ro4">
          <table:table-cell table:style-name="ce11"/>
          <table:table-cell table:style-name="ce8" table:number-columns-repeated="7"/>
          <table:table-cell table:number-columns-repeated="1016"/>
        </table:table-row>
        <table:table-row table:style-name="ro4">
          <table:table-cell table:style-name="ce12"/>
          <table:table-cell table:style-name="ce38" table:number-columns-repeated="7"/>
          <table:table-cell table:number-columns-repeated="1016"/>
        </table:table-row>
        <table:table-row table:style-name="ro4">
          <table:table-cell/>
          <table:table-cell>
            <draw:control table:end-cell-address="Aide.D26" table:end-x="0.193cm" table:end-y="0.196cm" draw:z-index="2" draw:style-name="gr4" draw:text-style-name="P4" svg:width="3.395cm" svg:height="1.012cm" svg:x="1.314cm" svg:y="0.243cm" draw:control="control3"/>
          </table:table-cell>
          <table:table-cell table:number-columns-repeated="2"/>
          <table:table-cell>
            <draw:control table:end-cell-address="Aide.F26" table:end-x="1.505cm" table:end-y="0.238cm" draw:z-index="3" draw:style-name="gr4" draw:text-style-name="P4" svg:width="3.493cm" svg:height="1.089cm" svg:x="0.269cm" svg:y="0.207cm" draw:control="control4"/>
          </table:table-cell>
          <table:table-cell table:number-columns-repeated="1019"/>
        </table:table-row>
        <table:table-row table:style-name="ro4">
          <table:table-cell office:value-type="string" calcext:value-type="string">
            <text:p>Si <text:s/>les boutons</text:p>
          </table:table-cell>
          <table:table-cell table:number-columns-repeated="2"/>
          <table:table-cell table:style-name="ce33"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4">
          <table:table-cell table:style-name="ce72"/>
          <table:table-cell table:number-columns-repeated="1023"/>
        </table:table-row>
        <table:table-row table:style-name="ro4">
          <table:table-cell table:style-name="ce15"/>
          <table:table-cell table:number-columns-repeated="102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4" table:number-rows-repeated="3">
          <table:table-cell table:number-columns-repeated="1024"/>
        </table:table-row>
        <table:table-row table:style-name="ro4">
          <table:table-cell table:style-name="ce72"/>
          <table:table-cell table:number-columns-repeated="1023"/>
        </table:table-row>
        <table:table-row table:style-name="ro4">
          <table:table-cell table:style-name="ce16"/>
          <table:table-cell table:number-columns-repeated="102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4">
          <table:table-cell table:number-columns-repeated="1024"/>
        </table:table-row>
        <table:table-row table:style-name="ro4">
          <table:table-cell table:style-name="ce13" office:value-type="string" calcext:value-type="string" table:number-columns-spanned="6" table:number-rows-spanned="1">
            <text:p>Barème</text:p>
          </table:table-cell>
          <table:covered-table-cell table:number-columns-repeated="5" table:style-name="ce19"/>
          <table:table-cell table:number-columns-repeated="1018"/>
        </table:table-row>
        <table:table-row table:style-name="ro4">
          <table:table-cell table:style-name="ce14" office:value-type="string" calcext:value-type="string" table:number-columns-spanned="2" table:number-rows-spanned="1">
            <text:p>Bonne réponse</text:p>
          </table:table-cell>
          <table:covered-table-cell table:style-name="ce19"/>
          <table:table-cell table:style-name="ce14" office:value-type="string" calcext:value-type="string" table:number-columns-spanned="2" table:number-rows-spanned="1">
            <text:p>Mauvaise réponse</text:p>
          </table:table-cell>
          <table:covered-table-cell table:style-name="ce19"/>
          <table:table-cell table:style-name="ce14" office:value-type="string" calcext:value-type="string" table:number-columns-spanned="2" table:number-rows-spanned="1">
            <text:p>Absence de réponse</text:p>
          </table:table-cell>
          <table:covered-table-cell table:style-name="ce19"/>
          <table:table-cell table:number-columns-repeated="1018"/>
        </table:table-row>
        <table:table-row table:style-name="ro4">
          <table:table-cell table:style-name="ce14" office:value-type="string" calcext:value-type="string" table:number-columns-spanned="2" table:number-rows-spanned="1">
            <text:p>+ 1 point</text:p>
          </table:table-cell>
          <table:covered-table-cell table:style-name="ce19"/>
          <table:table-cell table:style-name="ce14" office:value-type="string" calcext:value-type="string" table:number-columns-spanned="2" table:number-rows-spanned="1">
            <text:p>- 0,5 point</text:p>
          </table:table-cell>
          <table:covered-table-cell table:style-name="ce19"/>
          <table:table-cell table:style-name="ce14" office:value-type="string" calcext:value-type="string" table:number-columns-spanned="2" table:number-rows-spanned="1">
            <text:p>0 point</text:p>
          </table:table-cell>
          <table:covered-table-cell table:style-name="ce19"/>
          <table:table-cell table:number-columns-repeated="1018"/>
        </table:table-row>
        <table:table-row table:style-name="ro4" table:number-rows-repeated="1048537">
          <table:table-cell table:number-columns-repeated="1024"/>
        </table:table-row>
        <table:table-row table:style-name="ro4">
          <table:table-cell table:number-columns-repeated="1024"/>
        </table:table-row>
      </table:table>
      <table:table table:name="Droite" table:style-name="ta2" table:protected="true" table:protection-key="DYZBiHo1Qz0zXumkCmAUGpNhhr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5" form:id="control5" form:label="Résultats" form:input-required="false" form:linked-cell="Droit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6" form:id="control6" form:label="Réponses" form:input-required="false" form:linked-cell="Droit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7" form:id="control7" form:label="Dérivée" form:input-required="false" form:linked-cell="Droite.A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8" form:id="control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roite?language=Basic&amp;location=document" xlink:type="simple"/>
              </office:event-listeners>
            </form:button>
            <form:button form:name="Bouton 1" form:control-implementation="ooo:com.sun.star.form.component.CommandButton" xml:id="control9" form:id="control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1" svg:width="4.511cm" svg:height="1.444cm" svg:x="37.434cm" svg:y="23.084cm" draw:control="control5"/>
          <draw:control draw:z-index="1" draw:style-name="gr4" draw:text-style-name="P1" svg:width="4.505cm" svg:height="1.373cm" svg:x="42.895cm" svg:y="23.094cm" draw:control="control6"/>
          <draw:line draw:z-index="2" draw:style-name="gr5" draw:text-style-name="P3" svg:x1="18.683cm" svg:y1="20.847cm" svg:x2="18.683cm" svg:y2="22.014cm">
            <text:p/>
          </draw:line>
          <draw:frame draw:z-index="3" draw:style-name="gr6" draw:text-style-name="P2" svg:width="23.965cm" svg:height="15.537cm" svg:x="23.972cm" svg:y="0cm">
            <draw:object draw:notify-on-update-of-ranges="Données.G7:Données.G8 Données.H7:Données.H8" xlink:href="./Object 5" xlink:type="simple" xlink:show="embed" xlink:actuate="onLoad">
              <loext:p/>
            </draw:object>
            <draw:image xlink:href="./ObjectReplacements/Object 5" xlink:type="simple" xlink:show="embed" xlink:actuate="onLoad"/>
          </draw:frame>
          <draw:line draw:z-index="4" draw:style-name="gr5" draw:text-style-name="P3" svg:x1="42.795cm" svg:y1="20.903cm" svg:x2="42.795cm" svg:y2="22.149cm">
            <text:p/>
          </draw:line>
          <draw:control draw:z-index="5" draw:style-name="gr4" draw:text-style-name="P1" svg:width="4.505cm" svg:height="1.446cm" svg:x="32.124cm" svg:y="23.085cm" draw:control="control7"/>
          <draw:control draw:z-index="6" draw:style-name="gr1" draw:text-style-name="P1" svg:width="4.528cm" svg:height="1.5cm" svg:x="0.366cm" svg:y="23.005cm" draw:control="control8"/>
          <draw:control draw:z-index="7" draw:style-name="gr1" draw:text-style-name="P1" svg:width="11.3cm" svg:height="1.5cm" svg:x="5.67cm" svg:y="23.031cm" draw:control="control9"/>
        </table:shapes>
        <table:table-column table:style-name="co2" table:default-cell-style-name="ce78"/>
        <table:table-column table:style-name="co3" table:default-cell-style-name="ce78"/>
        <table:table-column table:style-name="co4" table:number-columns-repeated="2" table:default-cell-style-name="ce78"/>
        <table:table-column table:style-name="co5" table:default-cell-style-name="ce78"/>
        <table:table-column table:style-name="co6" table:default-cell-style-name="ce78"/>
        <table:table-column table:style-name="co2" table:default-cell-style-name="ce78"/>
        <table:table-column table:style-name="co7" table:default-cell-style-name="ce78"/>
        <table:table-column table:style-name="co1" table:number-columns-repeated="56" table:default-cell-style-name="ce78"/>
        <table:table-row table:style-name="ro6">
          <table:table-cell table:style-name="ce46" office:value-type="string" calcext:value-type="string" table:number-columns-spanned="3" table:number-rows-spanned="1">
            <text:p>KELLER Stéphane</text:p>
            <text:p>Lycée agricole Louis Pasteur</text:p>
          </table:table-cell>
          <table:covered-table-cell table:style-name="ce81"/>
          <table:covered-table-cell table:style-name="ce107"/>
          <table:table-cell table:style-name="ce60" table:formula="of:=IF(AND([$Synthèse.$H$1];[.$AA$1]);[$Données.G17];&quot;&quot;)">
            <text:p/>
          </table:table-cell>
          <table:table-cell table:style-name="ce66" office:value-type="string" calcext:value-type="string">
            <text:p>/20</text:p>
          </table:table-cell>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31"/>
          <table:table-cell table:style-name="ce73"/>
          <table:table-cell/>
          <table:table-cell table:style-name="ce72" table:number-columns-repeated="2"/>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3" table:number-rows-spanned="1">
            <text:p>Fonction définie sur [-10 ; 10]</text:p>
          </table:table-cell>
          <table:covered-table-cell table:style-name="ce40"/>
          <table:covered-table-cell/>
          <table:table-cell table:number-columns-repeated="61"/>
        </table:table-row>
        <table:table-row table:style-name="ro7">
          <table:table-cell table:style-name="ce36"/>
          <table:table-cell table:number-columns-repeated="63"/>
        </table:table-row>
        <table:table-row table:style-name="ro8">
          <table:table-cell table:style-name="ce70" office:value-type="string" calcext:value-type="string" table:number-columns-spanned="1" table:number-rows-spanned="2">
            <text:p>Racine de l’équation<text:span text:style-name="T7"> f (x) = 0</text:span></text:p>
          </table:table-cell>
          <table:table-cell table:style-name="ce45" office:value-type="string" calcext:value-type="string" table:number-columns-spanned="2" table:number-rows-spanned="1">
            <text:p><text:span text:style-name="T14">x</text:span><text:span text:style-name="T15">0</text:span></text:p>
          </table:table-cell>
          <table:covered-table-cell table:style-name="ce75"/>
          <table:table-cell table:style-name="ce61" table:number-columns-spanned="2" table:number-rows-spanned="1"/>
          <table:covered-table-cell table:style-name="ce148"/>
          <table:table-cell table:number-columns-repeated="59"/>
        </table:table-row>
        <table:table-row table:style-name="ro7">
          <table:covered-table-cell table:style-name="ce70"/>
          <table:table-cell table:style-name="ce77" table:number-columns-spanned="2" table:number-rows-spanned="1"/>
          <table:covered-table-cell table:style-name="ce75"/>
          <table:table-cell table:style-name="ce137" table:number-columns-spanned="2" table:number-rows-spanned="1"/>
          <table:covered-table-cell table:style-name="ce148"/>
          <table:table-cell table:number-columns-repeated="59"/>
        </table:table-row>
        <table:table-row table:style-name="ro7">
          <table:table-cell table:style-name="ce3" office:value-type="string" calcext:value-type="string">
            <text:p>Vrai ou Faux</text:p>
          </table:table-cell>
          <table:table-cell table:style-name="ce79" table:formula="of:=IF(AND([$Synthèse.$H$1];[.$AA$1]);[$Données.G11];&quot;&quot;)" table:number-columns-spanned="2" table:number-rows-spanned="1">
            <text:p/>
          </table:table-cell>
          <table:covered-table-cell table:style-name="ce106"/>
          <table:table-cell table:style-name="ce63" table:number-columns-spanned="2" table:number-rows-spanned="1"/>
          <table:covered-table-cell table:style-name="ce148"/>
          <table:table-cell table:number-columns-repeated="59"/>
        </table:table-row>
        <table:table-row table:style-name="ro7">
          <table:table-cell table:style-name="ce3" office:value-type="string" calcext:value-type="string">
            <text:p>Réponse</text:p>
          </table:table-cell>
          <table:table-cell table:style-name="ce80" table:formula="of:=IF(AND([$Synthèse.$H$1];[.$AA$1];[.$AA$2]);[Données.C6];&quot;&quot;)" table:number-columns-spanned="2" table:number-rows-spanned="1">
            <text:p/>
          </table:table-cell>
          <table:covered-table-cell table:style-name="ce106"/>
          <table:table-cell table:style-name="ce64" table:number-columns-spanned="2" table:number-rows-spanned="1"/>
          <table:covered-table-cell table:style-name="ce148"/>
          <table:table-cell table:number-columns-repeated="59"/>
        </table:table-row>
        <table:table-row table:style-name="ro7">
          <table:table-cell table:style-name="ce57"/>
          <table:table-cell table:style-name="ce134"/>
          <table:table-cell table:style-name="ce72"/>
          <table:table-cell table:style-name="ce134"/>
          <table:table-cell table:style-name="ce68"/>
          <table:table-cell table:number-columns-repeated="59"/>
        </table:table-row>
        <table:table-row table:style-name="ro7">
          <table:table-cell table:style-name="ce52" office:value-type="string" calcext:value-type="string" table:number-columns-spanned="5" table:number-rows-spanned="1">
            <text:p>Dans la cellule C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style-name="ce52" office:value-type="string" calcext:value-type="string" table:number-columns-spanned="5" table:number-rows-spanned="1">
            <text:p>mais laisser la police Wingdings 3.</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number-columns-repeated="64"/>
        </table:table-row>
        <table:table-row table:style-name="ro7">
          <table:table-cell table:style-name="ce45" office:value-type="string" calcext:value-type="string">
            <text:p>x</text:p>
          </table:table-cell>
          <table:table-cell table:style-name="ce89"/>
          <table:table-cell table:style-name="ce125" table:number-columns-spanned="2" table:number-rows-spanned="1"/>
          <table:covered-table-cell table:style-name="ce125"/>
          <table:table-cell table:style-name="ce156"/>
          <table:table-cell/>
          <table:table-cell table:style-name="ce45" office:value-type="string" calcext:value-type="string">
            <text:p>x</text:p>
          </table:table-cell>
          <table:table-cell table:style-name="ce188" table:formula="of:=IF(AND([$Synthèse.$H$1];[.$AA$1];[.$AA$2]);[Données.B8];&quot;&quot;)">
            <text:p/>
          </table:table-cell>
          <table:table-cell table:style-name="ce180" table:formula="of:=IF(AND([$Synthèse.$H$1];[.$AA$1];[.$AA$2]);[Données.C8];&quot;&quot;)" table:number-columns-spanned="2" table:number-rows-spanned="1">
            <text:p/>
          </table:table-cell>
          <table:covered-table-cell table:style-name="ce180" table:formula="of:=#REF!" office:value-type="string" office:string-value="" calcext:value-type="error">
            <text:p>#RÉF !</text:p>
          </table:covered-table-cell>
          <table:table-cell table:style-name="ce214" table:formula="of:=IF(AND([$Synthèse.$H$1];[.$AA$1];[.$AA$2]);[Données.E8];&quot;&quot;)">
            <text:p/>
          </table:table-cell>
          <table:table-cell table:number-columns-repeated="53"/>
        </table:table-row>
        <table:table-row table:style-name="ro7">
          <table:table-cell table:style-name="ce62" table:formula="of:=IF([.$A$34]=1;&quot;Signe de f '(x)&quot;;&quot;/\/\/\/\/\/\/\/\/\/\/\/\/\/\&quot;)" office:value-type="string" office:string-value="/\/\/\/\/\/\/\/\/\/\/\/\/\/\" calcext:value-type="string">
            <text:p>/\/\/\/\/\/\/\/\/\/\/\/\/\/\</text:p>
          </table:table-cell>
          <table:table-cell table:style-name="ce86" table:number-columns-spanned="4" table:number-rows-spanned="1"/>
          <table:covered-table-cell table:style-name="ce99"/>
          <table:covered-table-cell table:style-name="ce125"/>
          <table:covered-table-cell table:style-name="ce155"/>
          <table:table-cell/>
          <table:table-cell table:style-name="ce85" table:formula="of:=IF([.$A$34]=1;&quot;Signe de f ’(x)&quot;;&quot;/\/\/\/\/\/\/\/\/\/\/\/\/\/\&quot;)" office:value-type="string" office:string-value="/\/\/\/\/\/\/\/\/\/\/\/\/\/\" calcext:value-type="string">
            <text:p>/\/\/\/\/\/\/\/\/\/\/\/\/\/\</text:p>
          </table:table-cell>
          <table:table-cell table:style-name="ce172" table:formula="of:=IF(AND([$Synthèse.$H$1];[.$AA$1];[.$AA$2];[.$A$34]);[Données.B9];&quot;&quot;)" table:number-columns-spanned="4" table:number-rows-spanned="1">
            <text:p/>
          </table:table-cell>
          <table:covered-table-cell table:number-columns-repeated="2" table:style-name="ce180"/>
          <table:covered-table-cell table:style-name="ce193"/>
          <table:table-cell table:number-columns-repeated="53"/>
        </table:table-row>
        <table:table-row table:style-name="ro7">
          <table:table-cell table:style-name="ce85" office:value-type="string" calcext:value-type="string" table:number-columns-spanned="1" table:number-rows-spanned="2">
            <text:p>Variations de <text:span text:style-name="T7">f</text:span></text:p>
          </table:table-cell>
          <table:table-cell table:style-name="ce91"/>
          <table:table-cell table:style-name="ce119" table:number-columns-spanned="2" table:number-rows-spanned="2"/>
          <table:covered-table-cell table:style-name="ce138"/>
          <table:table-cell table:style-name="ce161"/>
          <table:table-cell/>
          <table:table-cell table:style-name="ce85" office:value-type="string" calcext:value-type="string" table:number-columns-spanned="1" table:number-rows-spanned="2">
            <text:p>Variations de <text:span text:style-name="T7">f</text:span></text:p>
          </table:table-cell>
          <table:table-cell table:style-name="ce174" table:formula="of:=IF(AND([$Synthèse.$H$1];[.$AA$1];[.$AA$2]);[$Données.B10];&quot;&quot;)">
            <text:p/>
          </table:table-cell>
          <table:table-cell table:style-name="ce181" table:formula="of:=IF(AND([$Synthèse.$H$1];[.$AA$1];[.$AA$2]);[$Données.C10];&quot;&quot;)" table:number-columns-spanned="2" table:number-rows-spanned="2">
            <text:p/>
          </table:table-cell>
          <table:covered-table-cell table:style-name="ce183"/>
          <table:table-cell table:style-name="ce197" table:formula="of:=IF(AND([$Synthèse.$H$1];[.$AA$1];[.$AA$2]);[$Données.E10];&quot;&quot;)">
            <text:p/>
          </table:table-cell>
          <table:table-cell table:number-columns-repeated="53"/>
        </table:table-row>
        <table:table-row table:style-name="ro7">
          <table:covered-table-cell table:style-name="ce69"/>
          <table:table-cell table:style-name="ce92"/>
          <table:covered-table-cell table:style-name="ce120"/>
          <table:covered-table-cell table:style-name="ce139"/>
          <table:table-cell table:style-name="ce162"/>
          <table:table-cell/>
          <table:covered-table-cell table:style-name="ce69"/>
          <table:table-cell table:style-name="ce175" table:formula="of:=IF(AND([$Synthèse.$H$1];[.$AA$1];[.$AA$2]);[$Données.B11];&quot;&quot;)">
            <text:p/>
          </table:table-cell>
          <table:covered-table-cell table:style-name="ce182"/>
          <table:covered-table-cell table:style-name="ce186"/>
          <table:table-cell table:style-name="ce198" table:formula="of:=IF(AND([$Synthèse.$H$1];[.$AA$1];[.$AA$2]);[$Données.E11];&quot;&quot;)">
            <text:p/>
          </table:table-cell>
          <table:table-cell table:number-columns-repeated="53"/>
        </table:table-row>
        <table:table-row table:style-name="ro7">
          <table:table-cell table:style-name="ce85" office:value-type="string" calcext:value-type="string">
            <text:p>Signe de<text:span text:style-name="T7"> f (x)</text:span></text:p>
          </table:table-cell>
          <table:table-cell table:style-name="ce90"/>
          <table:table-cell table:style-name="ce105" table:number-columns-spanned="2" table:number-rows-spanned="1"/>
          <table:covered-table-cell table:style-name="ce125"/>
          <table:table-cell table:style-name="ce160"/>
          <table:table-cell/>
          <table:table-cell table:style-name="ce34" office:value-type="string" calcext:value-type="string">
            <text:p>Signe de <text:span text:style-name="T7">f (x)</text:span></text:p>
          </table:table-cell>
          <table:table-cell table:style-name="ce54" table:formula="of:=IF(AND([$Synthèse.$H$1];[.$AA$1];[.$AA$2]);[Données.B12];&quot;&quot;)">
            <text:p/>
          </table:table-cell>
          <table:table-cell table:style-name="ce180" table:formula="of:=IF(AND([$Synthèse.$H$1];[.$AA$1];[.$AA$2]);0;&quot;&quot;)" table:number-columns-spanned="2" table:number-rows-spanned="1">
            <text:p/>
          </table:table-cell>
          <table:covered-table-cell table:style-name="ce180" table:formula="of:=IF(#REF!;#REF!;&quot;&quot;)" office:value-type="string" office:string-value="" calcext:value-type="error">
            <text:p>#RÉF !</text:p>
          </table:covered-table-cell>
          <table:table-cell table:style-name="ce145" table:formula="of:=IF(AND([$Synthèse.$H$1];[.$AA$1];[.$AA$2]);[Données.E12];&quot;&quot;)">
            <text:p/>
          </table:table-cell>
          <table:table-cell table:number-columns-repeated="53"/>
        </table:table-row>
        <table:table-row table:style-name="ro7" table:number-rows-repeated="2">
          <table:table-cell table:style-name="ce72" table:number-columns-repeated="4"/>
          <table:table-cell table:style-name="ce168"/>
          <table:table-cell table:number-columns-repeated="59"/>
        </table:table-row>
        <table:table-row table:style-name="ro7">
          <table:table-cell table:style-name="ce65" office:value-type="string" calcext:value-type="string" table:number-columns-spanned="11" table:number-rows-spanned="1">
            <text:p><text:a xlink:href="https://github.com/KELLERStephane/KELLER-Stephane-Tests2maths" xlink:type="simple">https://github.com/KELLERStephane/KELLER-Stephane-Tests2maths</text:a></text:p>
          </table:table-cell>
          <table:covered-table-cell table:style-name="ce97"/>
          <table:covered-table-cell table:number-columns-repeated="3" table:style-name="ce75"/>
          <table:covered-table-cell/>
          <table:covered-table-cell table:style-name="ce153"/>
          <table:covered-table-cell table:number-columns-repeated="4"/>
          <table:table-cell table:number-columns-repeated="53"/>
        </table:table-row>
        <table:table-row table:style-name="ro7" table:number-rows-repeated="2">
          <table:table-cell table:style-name="ce72" table:number-columns-repeated="5"/>
          <table:table-cell table:number-columns-repeated="59"/>
        </table:table-row>
        <table:table-row table:style-name="ro7" table:number-rows-repeated="9">
          <table:table-cell table:number-columns-repeated="64"/>
        </table:table-row>
        <table:table-row table:style-name="ro7" table:number-rows-repeated="2">
          <table:table-cell table:style-name="Default"/>
          <table:table-cell table:number-columns-repeated="63"/>
        </table:table-row>
        <table:table-row table:style-name="ro7">
          <table:table-cell table:style-name="ce35" office:value-type="boolean" office:boolean-value="false" calcext:value-type="boolean">
            <text:p>FAUX</text:p>
          </table:table-cell>
          <table:table-cell table:number-columns-repeated="63"/>
        </table:table-row>
        <table:table-row table:style-name="ro7" table:number-rows-repeated="1048541">
          <table:table-cell table:number-columns-repeated="64"/>
        </table:table-row>
        <table:table-row table:style-name="ro7">
          <table:table-cell table:number-columns-repeated="64"/>
        </table:table-row>
        <calcext:conditional-formats>
          <calcext:conditional-format calcext:target-range-address="Droite.D7:Droite.D11 Droite.B7:Droite.B11">
            <calcext:condition calcext:apply-style-name="VRAI" calcext:value="formula-is(IF(#REF!=0))" calcext:base-cell-address="Droite.B7"/>
            <calcext:condition calcext:apply-style-name="FAUX" calcext:value="formula-is(IF(#REF!=1))" calcext:base-cell-address="Droite.B7"/>
          </calcext:conditional-format>
          <calcext:conditional-format calcext:target-range-address="Droite.B7:Droite.B8">
            <calcext:condition calcext:apply-style-name="VRAI" calcext:value="formula-is(IF([$Droite.$B$7]=0))" calcext:base-cell-address="Droite.B7"/>
            <calcext:condition calcext:apply-style-name="FAUX" calcext:value="formula-is(IF([$Droite.$B$7]=1))" calcext:base-cell-address="Droite.B7"/>
          </calcext:conditional-format>
        </calcext:conditional-formats>
      </table:table>
      <table:table table:name="Parabole" table:style-name="ta3" table:protected="true" table:protection-key="DYZBiHo1Qz0zXumkCmAUGpNhhr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0" form:id="control10" form:label="Résultats" form:input-required="false" form:linked-cell="Parabo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1" form:id="control11" form:label="Réponses" form:input-required="false" form:linked-cell="Parabo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2" form:id="control12" form:label="Dérivée" form:input-required="false" form:linked-cell="Parabole.AC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3" form:id="control1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4" form:id="control1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Parabole?language=Basic&amp;location=document" xlink:type="simple"/>
              </office:event-listeners>
            </form:button>
          </form:form>
        </office:forms>
        <table:shapes>
          <draw:control draw:z-index="0" draw:style-name="gr4" draw:text-style-name="P1" svg:width="4.511cm" svg:height="1.557cm" svg:x="30.156cm" svg:y="32.718cm" draw:control="control10"/>
          <draw:control draw:z-index="1" draw:style-name="gr4" draw:text-style-name="P1" svg:width="4.505cm" svg:height="1.521cm" svg:x="35.339cm" svg:y="32.758cm" draw:control="control11"/>
          <draw:line draw:z-index="2" draw:style-name="gr5" draw:text-style-name="P3" svg:x1="27.024cm" svg:y1="16.615cm" svg:x2="27.024cm" svg:y2="17.861cm">
            <text:p/>
          </draw:line>
          <draw:frame draw:z-index="3" draw:style-name="gr6" draw:text-style-name="P2" svg:width="28.187cm" svg:height="33.265cm" svg:x="39.855cm" svg:y="0cm">
            <draw:object draw:notify-on-update-of-ranges="Données.N5:Données.N25 Données.O5:Données.O25 Données.N5:Données.N5 Données.O5:Données.O5 Données.N25:Données.N25 Données.O25:Données.O25" xlink:href="./Object 3" xlink:type="simple" xlink:show="embed" xlink:actuate="onLoad">
              <loext:p/>
            </draw:object>
            <draw:image xlink:href="./ObjectReplacements/Object 3" xlink:type="simple" xlink:show="embed" xlink:actuate="onLoad"/>
          </draw:frame>
          <draw:line draw:z-index="4" draw:style-name="gr5" draw:text-style-name="P3" svg:x1="22.152cm" svg:y1="21.897cm" svg:x2="22.152cm" svg:y2="23.044cm">
            <text:p/>
          </draw:line>
          <draw:control draw:z-index="5" draw:style-name="gr4" draw:text-style-name="P1" svg:width="4.505cm" svg:height="1.463cm" svg:x="25.211cm" svg:y="32.836cm" draw:control="control12"/>
          <draw:line draw:z-index="6" draw:style-name="gr5" draw:text-style-name="P3" svg:x1="27.037cm" svg:y1="25.381cm" svg:x2="27.037cm" svg:y2="26.645cm">
            <text:p/>
          </draw:line>
          <draw:line draw:z-index="7" draw:style-name="gr5" draw:text-style-name="P3" svg:x1="31.452cm" svg:y1="21.93cm" svg:x2="31.452cm" svg:y2="23.077cm">
            <text:p/>
          </draw:line>
          <draw:line draw:z-index="8" draw:style-name="gr5" draw:text-style-name="P3" svg:x1="31.452cm" svg:y1="30.646cm" svg:x2="31.452cm" svg:y2="31.793cm">
            <text:p/>
          </draw:line>
          <draw:line draw:z-index="9" draw:style-name="gr5" draw:text-style-name="P3" svg:x1="22.148cm" svg:y1="30.654cm" svg:x2="22.148cm" svg:y2="31.83cm">
            <text:p/>
          </draw:line>
          <draw:control draw:z-index="10" draw:style-name="gr1" draw:text-style-name="P1" svg:width="11.496cm" svg:height="1.5cm" svg:x="5.466cm" svg:y="32.685cm" draw:control="control13"/>
          <draw:control draw:z-index="11" draw:style-name="gr1" draw:text-style-name="P1" svg:width="4.528cm" svg:height="1.5cm" svg:x="0.407cm" svg:y="32.67cm" draw:control="control14"/>
        </table:shapes>
        <table:table-column table:style-name="co8" table:default-cell-style-name="ce297"/>
        <table:table-column table:style-name="co9" table:default-cell-style-name="ce297"/>
        <table:table-column table:style-name="co10" table:number-columns-repeated="2" table:default-cell-style-name="ce297"/>
        <table:table-column table:style-name="co11" table:number-columns-repeated="2" table:default-cell-style-name="ce297"/>
        <table:table-column table:style-name="co10" table:default-cell-style-name="ce297"/>
        <table:table-column table:style-name="co9" table:default-cell-style-name="ce297"/>
        <table:table-column table:style-name="co12" table:default-cell-style-name="ce297"/>
        <table:table-column table:style-name="co13" table:default-cell-style-name="ce297"/>
        <table:table-column table:style-name="co14" table:number-columns-repeated="7" table:default-cell-style-name="ce297"/>
        <table:table-column table:style-name="co1" table:number-columns-repeated="47" table:default-cell-style-name="ce297"/>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6" table:number-rows-spanned="1">
            <text:p>KELLER Stéphane</text:p>
            <text:p>Lycée agricole Louis Pasteur</text:p>
          </table:table-cell>
          <table:covered-table-cell table:style-name="ce238"/>
          <table:covered-table-cell table:style-name="ce288"/>
          <table:covered-table-cell table:number-columns-repeated="2" table:style-name="ce238"/>
          <table:covered-table-cell table:style-name="ce337"/>
          <table:table-cell table:style-name="ce343" table:formula="of:=IF(AND([$Synthèse.$H$1];[.$AA$1]);[$Données.I43];&quot;&quot;)">
            <text:p/>
          </table:table-cell>
          <table:table-cell table:style-name="ce344" office:value-type="string" calcext:value-type="string">
            <text:p>/20</text:p>
          </table:table-cell>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48"/>
          <table:table-cell/>
          <table:table-cell table:style-name="ce238"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48"/>
          <table:covered-table-cell table:number-columns-repeated="3" table:style-name="ce225"/>
          <table:table-cell table:number-columns-repeated="1019"/>
        </table:table-row>
        <table:table-row table:style-name="ro7">
          <table:table-cell table:style-name="ce213"/>
          <table:table-cell table:number-columns-repeated="1023"/>
        </table:table-row>
        <table:table-row table:style-name="ro10">
          <table:table-cell table:style-name="ce216" office:value-type="string" calcext:value-type="string" table:number-columns-spanned="1" table:number-rows-spanned="2">
            <text:p>Racines de l’équation<text:span text:style-name="T7"> f (x) </text:span>= 0</text:p>
          </table:table-cell>
          <table:table-cell table:style-name="ce218" office:value-type="string" calcext:value-type="string" table:number-columns-spanned="2" table:number-rows-spanned="1">
            <text:p><text:span text:style-name="T14">x</text:span><text:span text:style-name="T16">1</text:span></text:p>
          </table:table-cell>
          <table:covered-table-cell table:style-name="ce238"/>
          <table:table-cell table:style-name="ce308" office:value-type="string" calcext:value-type="string" table:number-columns-spanned="2" table:number-rows-spanned="1">
            <text:p><text:span text:style-name="T14">x</text:span><text:span text:style-name="T15">2</text:span></text:p>
          </table:table-cell>
          <table:covered-table-cell table:style-name="ce225"/>
          <table:table-cell table:number-columns-repeated="1019"/>
        </table:table-row>
        <table:table-row table:style-name="ro7">
          <table:covered-table-cell table:style-name="ce218"/>
          <table:table-cell table:style-name="ce201" table:number-columns-spanned="2" table:number-rows-spanned="1"/>
          <table:covered-table-cell table:style-name="ce223"/>
          <table:table-cell table:style-name="ce201" table:number-columns-spanned="2" table:number-rows-spanned="1"/>
          <table:covered-table-cell table:style-name="ce241"/>
          <table:table-cell table:number-columns-repeated="1019"/>
        </table:table-row>
        <table:table-row table:style-name="ro7">
          <table:table-cell table:style-name="ce219" office:value-type="string" calcext:value-type="string">
            <text:p>Vrai ou Faux</text:p>
          </table:table-cell>
          <table:table-cell table:style-name="ce251" table:formula="of:=IF(ISBLANK([.B6]);&quot;&quot;;IF(AND([$Synthèse.$H$1];[.$AA$1]);IF([.B6]=[Données.D29];1;0);&quot;&quot;))" table:number-columns-spanned="2" table:number-rows-spanned="1">
            <text:p/>
          </table:table-cell>
          <table:covered-table-cell table:style-name="ce290"/>
          <table:table-cell table:style-name="ce251" table:formula="of:=IF(ISBLANK([.D6]);&quot;&quot;;IF(AND([$Synthèse.$H$1];[.$AA$1]);IF([.D6]=[Données.E29];1;0);&quot;&quot;))" table:number-columns-spanned="2" table:number-rows-spanned="1">
            <text:p/>
          </table:table-cell>
          <table:covered-table-cell table:style-name="ce320"/>
          <table:table-cell table:number-columns-repeated="1019"/>
        </table:table-row>
        <table:table-row table:style-name="ro7">
          <table:table-cell table:style-name="ce219" office:value-type="string" calcext:value-type="string">
            <text:p>Réponse</text:p>
          </table:table-cell>
          <table:table-cell table:style-name="ce252" table:formula="of:=IF(AND([$Synthèse.$H$1];[.$AA$1];[.$AA$2]);[Données.D29];&quot;&quot;)" table:number-columns-spanned="2" table:number-rows-spanned="1">
            <text:p/>
          </table:table-cell>
          <table:covered-table-cell table:style-name="ce291"/>
          <table:table-cell table:style-name="ce252" table:formula="of:=IF(AND([$Synthèse.$H$1];[.$AA$1];[.$AA$2]);[Données.E29];&quot;&quot;)" table:number-columns-spanned="2" table:number-rows-spanned="1">
            <text:p/>
          </table:table-cell>
          <table:covered-table-cell table:style-name="ce321"/>
          <table:table-cell table:number-columns-repeated="1019"/>
        </table:table-row>
        <table:table-row table:style-name="ro7">
          <table:table-cell table:number-columns-repeated="1024"/>
        </table:table-row>
        <table:table-row table:style-name="ro7">
          <table:table-cell table:style-name="ce229" office:value-type="string" calcext:value-type="string" table:number-columns-spanned="8" table:number-rows-spanned="1">
            <text:p>Dans les cellules C15 et F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style-name="ce229" office:value-type="string" calcext:value-type="string" table:number-columns-spanned="8" table:number-rows-spanned="1">
            <text:p>mais laisser la police Wingdings 3.</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number-columns-repeated="8"/>
          <table:table-cell table:style-name="ce358" table:number-columns-repeated="12"/>
          <table:table-cell table:number-columns-repeated="1004"/>
        </table:table-row>
        <table:table-row table:style-name="ro7">
          <table:table-cell table:style-name="ce231" office:value-type="string" calcext:value-type="string">
            <text:p>x</text:p>
          </table:table-cell>
          <table:table-cell table:style-name="ce209"/>
          <table:table-cell table:style-name="ce282" table:number-columns-spanned="2" table:number-rows-spanned="1"/>
          <table:covered-table-cell table:style-name="ce282"/>
          <table:table-cell table:style-name="ce242"/>
          <table:table-cell table:style-name="ce282" table:number-columns-spanned="2" table:number-rows-spanned="1"/>
          <table:covered-table-cell table:style-name="ce289"/>
          <table:table-cell table:style-name="ce255"/>
          <table:table-cell table:style-name="ce358"/>
          <table:table-cell table:style-name="ce238" table:number-columns-repeated="8"/>
          <table:table-cell table:style-name="ce358" table:number-columns-repeated="3"/>
          <table:table-cell table:number-columns-repeated="1004"/>
        </table:table-row>
        <table:table-row table:style-name="ro7">
          <table:table-cell table:style-name="ce234" table:formula="of:=IF([.$AC$26]=1;&quot;Signe de f '(x)&quot;;&quot;/\/\/\/\/\/\/\/\/\/\/\/\/\/\&quot;)" office:value-type="string" office:string-value="/\/\/\/\/\/\/\/\/\/\/\/\/\/\" calcext:value-type="string">
            <text:p>/\/\/\/\/\/\/\/\/\/\/\/\/\/\</text:p>
          </table:table-cell>
          <table:table-cell table:style-name="ce245" table:number-columns-spanned="3" table:number-rows-spanned="1"/>
          <table:covered-table-cell table:style-name="ce289"/>
          <table:covered-table-cell table:style-name="ce282"/>
          <table:table-cell table:style-name="ce227"/>
          <table:table-cell table:style-name="ce309" table:number-columns-spanned="3" table:number-rows-spanned="1"/>
          <table:covered-table-cell table:style-name="ce289"/>
          <table:covered-table-cell table:style-name="ce316"/>
          <table:table-cell table:style-name="ce358"/>
          <table:table-cell table:style-name="ce238" table:number-columns-repeated="8"/>
          <table:table-cell table:style-name="ce358" table:number-columns-repeated="3"/>
          <table:table-cell table:number-columns-repeated="1004"/>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46"/>
          <table:table-cell table:style-name="ce228" table:number-columns-spanned="2" table:number-rows-spanned="2"/>
          <table:covered-table-cell table:style-name="ce236"/>
          <table:table-cell table:style-name="ce243"/>
          <table:table-cell table:style-name="ce228" table:number-columns-spanned="2" table:number-rows-spanned="2"/>
          <table:covered-table-cell table:style-name="ce236"/>
          <table:table-cell table:style-name="ce262"/>
          <table:table-cell table:style-name="ce358"/>
          <table:table-cell table:style-name="ce238" table:number-columns-repeated="8"/>
          <table:table-cell table:style-name="ce359"/>
          <table:table-cell table:style-name="ce358" table:number-columns-repeated="2"/>
          <table:table-cell table:number-columns-repeated="1004"/>
        </table:table-row>
        <table:table-row table:style-name="ro11">
          <table:covered-table-cell table:style-name="ce234"/>
          <table:table-cell table:style-name="ce247"/>
          <table:covered-table-cell table:style-name="ce230"/>
          <table:covered-table-cell table:style-name="ce237"/>
          <table:table-cell table:style-name="ce244"/>
          <table:covered-table-cell table:style-name="ce230"/>
          <table:covered-table-cell table:style-name="ce237"/>
          <table:table-cell table:style-name="ce272"/>
          <table:table-cell table:style-name="ce358"/>
          <table:table-cell table:style-name="ce238" table:number-columns-repeated="8"/>
          <table:table-cell table:style-name="ce359"/>
          <table:table-cell table:style-name="ce358" table:number-columns-repeated="2"/>
          <table:table-cell table:number-columns-repeated="1004"/>
        </table:table-row>
        <table:table-row table:style-name="ro7">
          <table:table-cell table:style-name="ce234" office:value-type="string" calcext:value-type="string">
            <text:p>Signe de<text:span text:style-name="T7"> f (x)</text:span></text:p>
          </table:table-cell>
          <table:table-cell table:style-name="ce211"/>
          <table:table-cell table:style-name="ce289" table:number-columns-spanned="2" table:number-rows-spanned="1"/>
          <table:covered-table-cell table:style-name="ce282"/>
          <table:table-cell table:style-name="ce227"/>
          <table:table-cell table:style-name="ce282" table:number-columns-spanned="2" table:number-rows-spanned="1"/>
          <table:covered-table-cell table:style-name="ce289"/>
          <table:table-cell table:style-name="ce258"/>
          <table:table-cell table:style-name="ce358" table:number-columns-repeated="12"/>
          <table:table-cell table:number-columns-repeated="1004"/>
        </table:table-row>
        <table:table-row table:style-name="ro7">
          <table:table-cell table:style-name="ce238" table:number-columns-repeated="8"/>
          <table:table-cell table:number-columns-repeated="1016"/>
        </table:table-row>
        <table:table-row table:style-name="ro7">
          <table:table-cell table:style-name="ce231" office:value-type="string" calcext:value-type="string">
            <text:p>x</text:p>
          </table:table-cell>
          <table:table-cell table:style-name="ce281" table:formula="of:=IF(AND([$Synthèse.$H$1];[.$AA$1];[.$AA$2]);[Données.B31];&quot;&quot;)">
            <text:p/>
          </table:table-cell>
          <table:table-cell table:style-name="ce299" table:formula="of:=IF(AND([$Synthèse.$H$1];[.$AA$1];[.$AA$2]);[Données.C31];&quot;&quot;)" table:number-columns-spanned="2" table:number-rows-spanned="1">
            <text:p/>
          </table:table-cell>
          <table:covered-table-cell table:style-name="ce299"/>
          <table:table-cell table:style-name="ce334" table:formula="of:=IF(AND([$Synthèse.$H$1];[.$AA$1];[.$AA$2]);[Données.E31];&quot;&quot;)">
            <text:p/>
          </table:table-cell>
          <table:table-cell table:style-name="ce299" table:formula="of:=IF(AND([$Synthèse.$H$1];[.$AA$1];[.$AA$2]);[Données.F31];&quot;&quot;)" table:number-columns-spanned="2" table:number-rows-spanned="1">
            <text:p/>
          </table:table-cell>
          <table:covered-table-cell table:style-name="ce300"/>
          <table:table-cell table:style-name="ce351" table:formula="of:=IF(AND([$Synthèse.$H$1];[.$AA$1];[.$AA$2]);[Données.H31];&quot;&quot;)">
            <text:p/>
          </table:table-cell>
          <table:table-cell table:number-columns-repeated="1016"/>
        </table:table-row>
        <table:table-row table:style-name="ro7">
          <table:table-cell table:style-name="ce234" table:formula="of:=IF([.$AC$26]=1;&quot;Signe de f '(x)&quot;;&quot;/\/\/\/\/\/\/\/\/\/\/\/\/\/\&quot;)" office:value-type="string" office:string-value="/\/\/\/\/\/\/\/\/\/\/\/\/\/\" calcext:value-type="string">
            <text:p>/\/\/\/\/\/\/\/\/\/\/\/\/\/\</text:p>
          </table:table-cell>
          <table:table-cell table:style-name="ce283" table:formula="of:=IF(AND([$Synthèse.$H$1];[.$AA$1];[.$AA$2];[.$AC$26]);[Données.B32];&quot;&quot;)" table:number-columns-spanned="3" table:number-rows-spanned="1">
            <text:p/>
          </table:table-cell>
          <table:covered-table-cell table:style-name="ce300"/>
          <table:covered-table-cell table:style-name="ce299"/>
          <table:table-cell table:style-name="ce299" table:formula="of:=IF(AND([$Synthèse.$H$1];[.$AA$1];[.$AA$2];[.$AC$26]);[Données.E32];&quot;&quot;)">
            <text:p/>
          </table:table-cell>
          <table:table-cell table:style-name="ce341" table:formula="of:=IF(AND([$Synthèse.$H$1];[.$AA$1];[.$AA$2];[.$AC$26]);[Données.F32];&quot;&quot;)" table:number-columns-spanned="3" table:number-rows-spanned="1">
            <text:p/>
          </table:table-cell>
          <table:covered-table-cell table:style-name="ce300"/>
          <table:covered-table-cell table:style-name="ce352"/>
          <table:table-cell table:number-columns-repeated="1016"/>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84" table:formula="of:=IF(AND([$Synthèse.$H$1];[.$AA$1];[.$AA$2]);[Données.B33];&quot;&quot;)">
            <text:p/>
          </table:table-cell>
          <table:table-cell table:style-name="ce305" table:formula="of:=IF(AND([$Synthèse.$H$1];[.$AA$1];[.$AA$2]);IF([$Données.A29]&lt;0;&quot;k&quot;;&quot;&quot;);&quot;&quot;)" table:number-columns-spanned="2" table:number-rows-spanned="2">
            <text:p/>
          </table:table-cell>
          <table:covered-table-cell table:style-name="ce315"/>
          <table:table-cell table:style-name="ce335" table:formula="of:=IF(AND([$Synthèse.$H$1];[.$AA$1];[.$AA$2]);[Données.E33];&quot;&quot;)">
            <text:p/>
          </table:table-cell>
          <table:table-cell table:style-name="ce305" table:formula="of:=IF(AND([$Synthèse.$H$1];[.$AA$1];[.$AA$2]);IF([$Données.A29]&lt;0;&quot;&quot;;&quot;k&quot;);&quot;&quot;)" table:number-columns-spanned="2" table:number-rows-spanned="2">
            <text:p/>
          </table:table-cell>
          <table:covered-table-cell table:style-name="ce315"/>
          <table:table-cell table:style-name="ce353" table:formula="of:=IF(AND([$Synthèse.$H$1];[.$AA$1];[.$AA$2]);[Données.H33];&quot;&quot;)">
            <text:p/>
          </table:table-cell>
          <table:table-cell table:number-columns-repeated="1016"/>
        </table:table-row>
        <table:table-row table:style-name="ro11">
          <table:covered-table-cell table:style-name="ce234"/>
          <table:table-cell table:style-name="ce285" table:formula="of:=IF(AND([$Synthèse.$H$1];[.$AA$1];[.$AA$2]);[Données.B34];&quot;&quot;)">
            <text:p/>
          </table:table-cell>
          <table:covered-table-cell table:style-name="ce307"/>
          <table:covered-table-cell table:style-name="ce317"/>
          <table:table-cell table:style-name="ce336" table:formula="of:=IF(AND([$Synthèse.$H$1];[.$AA$1];[.$AA$2]);[Données.E34];&quot;&quot;)">
            <text:p/>
          </table:table-cell>
          <table:covered-table-cell table:style-name="ce307"/>
          <table:covered-table-cell table:style-name="ce317"/>
          <table:table-cell table:style-name="ce354" table:formula="of:=IF(AND([$Synthèse.$H$1];[.$AA$1];[.$AA$2]);[Données.H34];&quot;&quot;)">
            <text:p/>
          </table:table-cell>
          <table:table-cell table:number-columns-repeated="1016"/>
        </table:table-row>
        <table:table-row table:style-name="ro7">
          <table:table-cell table:style-name="ce234" office:value-type="string" calcext:value-type="string">
            <text:p>Signe de<text:span text:style-name="T7"> f (x)</text:span></text:p>
          </table:table-cell>
          <table:table-cell table:style-name="ce286" table:formula="of:=IF(AND([$Synthèse.$H$1];[.$AA$1];[.$AA$2]);[Données.B35];&quot;&quot;)">
            <text:p/>
          </table:table-cell>
          <table:table-cell table:style-name="ce300" table:formula="of:=IF(AND([$Synthèse.$H$1];[.$AA$1];[.$AA$2]);[Données.C35];&quot;&quot;)" table:number-columns-spanned="2" table:number-rows-spanned="1">
            <text:p/>
          </table:table-cell>
          <table:covered-table-cell table:style-name="ce299"/>
          <table:table-cell table:style-name="ce299" table:formula="of:=IF(AND([$Synthèse.$H$1];[.$AA$1];[.$AA$2]);[Données.E35];&quot;&quot;)">
            <text:p/>
          </table:table-cell>
          <table:table-cell table:style-name="ce299" table:formula="of:=IF(AND([$Synthèse.$H$1];[.$AA$1];[.$AA$2]);[Données.F35];&quot;&quot;)" table:number-columns-spanned="2" table:number-rows-spanned="1">
            <text:p/>
          </table:table-cell>
          <table:covered-table-cell table:style-name="ce300"/>
          <table:table-cell table:style-name="ce355" table:formula="of:=IF(AND([$Synthèse.$H$1];[.$AA$1];[.$AA$2]);[Données.H35];&quot;&quot;)">
            <text:p/>
          </table:table-cell>
          <table:table-cell table:number-columns-repeated="1016"/>
        </table:table-row>
        <table:table-row table:style-name="ro7" table:number-rows-repeated="2">
          <table:table-cell table:style-name="ce238"/>
          <table:table-cell table:number-columns-repeated="4"/>
          <table:table-cell table:style-name="ce342"/>
          <table:table-cell table:number-columns-repeated="1018"/>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style-name="ce225"/>
          <table:table-cell table:number-columns-repeated="18"/>
          <table:table-cell table:style-name="Default" table:number-columns-repeated="2"/>
          <table:table-cell table:style-name="ce361" office:value-type="boolean" office:boolean-value="false" calcext:value-type="boolean">
            <text:p>FAUX</text:p>
          </table:table-cell>
          <table:table-cell table:number-columns-repeated="995"/>
        </table:table-row>
        <table:table-row table:style-name="ro7" table:number-rows-repeated="1048549">
          <table:table-cell table:number-columns-repeated="1024"/>
        </table:table-row>
        <table:table-row table:style-name="ro7">
          <table:table-cell table:number-columns-repeated="1024"/>
        </table:table-row>
        <calcext:conditional-formats>
          <calcext:conditional-format calcext:target-range-address="Parabole.B7:Parabole.B7 Parabole.D7:Parabole.D7">
            <calcext:condition calcext:apply-style-name="VRAI" calcext:value="formula-is(IF([.B7]=0))" calcext:base-cell-address="Parabole.B7"/>
            <calcext:condition calcext:apply-style-name="FAUX" calcext:value="formula-is(IF([.B7]=1))" calcext:base-cell-address="Parabole.B7"/>
          </calcext:conditional-format>
          <calcext:conditional-format calcext:target-range-address="Parabole.B8:Parabole.B8 Parabole.D8:Parabole.D8">
            <calcext:condition calcext:apply-style-name="VRAI" calcext:value="formula-is(IF([.B7]=0))" calcext:base-cell-address="Parabole.B8"/>
            <calcext:condition calcext:apply-style-name="FAUX" calcext:value="formula-is(IF([.B7]=1))" calcext:base-cell-address="Parabole.B8"/>
          </calcext:conditional-format>
          <calcext:conditional-format calcext:target-range-address="Parabole.D10:Parabole.D11 Parabole.B10:Parabole.B11">
            <calcext:condition calcext:apply-style-name="VRAI" calcext:value="formula-is(IF(#REF!=0))" calcext:base-cell-address="Parabole.B10"/>
            <calcext:condition calcext:apply-style-name="FAUX" calcext:value="formula-is(IF(#REF!=1))" calcext:base-cell-address="Parabole.B10"/>
          </calcext:conditional-format>
        </calcext:conditional-formats>
      </table:table>
      <table:table table:name="Tableaux de signes et de variations" table:style-name="ta4" table:protected="true" table:protection-key="DYZBiHo1Qz0zXumkCmAUGpNhhr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5" form:id="control15" form:label="Résultats" form:input-required="false" form:linked-cell="'Tableaux de signes et de variations'.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6" form:id="control16" form:label="Réponses" form:input-required="false" form:linked-cell="'Tableaux de signes et de variations'.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7" form:id="control17" form:label="Dérivée" form:input-required="false" form:linked-cell="'Tableaux de signes et de variations'.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8" form:id="control1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Tableaux_signes_variations?language=Basic&amp;location=document" xlink:type="simple"/>
              </office:event-listeners>
            </form:button>
          </form:form>
        </office:forms>
        <table:shapes>
          <draw:control draw:z-index="0" draw:style-name="gr4" draw:text-style-name="P1" svg:width="4.511cm" svg:height="1.516cm" svg:x="24.577cm" svg:y="33.269cm" draw:control="control15"/>
          <draw:control draw:z-index="1" draw:style-name="gr4" draw:text-style-name="P1" svg:width="4.505cm" svg:height="1.515cm" svg:x="29.471cm" svg:y="33.289cm" draw:control="control16"/>
          <draw:frame draw:z-index="2" draw:style-name="gr6" draw:text-style-name="P2" svg:width="53.571cm" svg:height="35.721cm" svg:x="34.242cm" svg:y="0cm">
            <draw:object draw:notify-on-update-of-ranges="Données.D100:Données.T100 Données.D101:Données.T101" xlink:href="./Object 2" xlink:type="simple" xlink:show="embed" xlink:actuate="onLoad">
              <loext:p/>
            </draw:object>
            <draw:image xlink:href="./ObjectReplacements/Object 2" xlink:type="simple" xlink:show="embed" xlink:actuate="onLoad"/>
          </draw:frame>
          <draw:control draw:z-index="3" draw:style-name="gr4" draw:text-style-name="P1" svg:width="4.505cm" svg:height="1.563cm" svg:x="19.697cm" svg:y="33.19cm" draw:control="control17"/>
          <draw:control draw:z-index="4" draw:style-name="gr1" draw:text-style-name="P1" svg:width="11.496cm" svg:height="1.5cm" svg:x="5.334cm" svg:y="33.239cm" draw:control="control18"/>
          <draw:control draw:z-index="5" draw:style-name="gr1" draw:text-style-name="P1" svg:width="4.528cm" svg:height="1.5cm" svg:x="0.285cm" svg:y="33.292cm" draw:control="control19"/>
        </table:shapes>
        <table:table-column table:style-name="co15" table:default-cell-style-name="ce78"/>
        <table:table-column table:style-name="co16" table:default-cell-style-name="ce78"/>
        <table:table-column table:style-name="co17" table:default-cell-style-name="ce78"/>
        <table:table-column table:style-name="co18" table:number-columns-repeated="7" table:default-cell-style-name="ce78"/>
        <table:table-column table:style-name="co19" table:default-cell-style-name="ce78"/>
        <table:table-column table:style-name="co18" table:number-columns-repeated="3" table:default-cell-style-name="ce78"/>
        <table:table-column table:style-name="co20" table:default-cell-style-name="ce78"/>
        <table:table-column table:style-name="co21" table:default-cell-style-name="ce78"/>
        <table:table-column table:style-name="co22" table:default-cell-style-name="ce78"/>
        <table:table-column table:style-name="co23" table:default-cell-style-name="ce78"/>
        <table:table-column table:style-name="co24" table:number-columns-repeated="10" table:default-cell-style-name="ce78"/>
        <table:table-column table:style-name="co1" table:number-columns-repeated="992" table:default-cell-style-name="ce78"/>
        <table:table-column table:style-name="co1" table:number-columns-repeated="4" table:default-cell-style-name="Default"/>
        <table:table-row table:style-name="ro12">
          <table:table-cell table:style-name="ce374" office:value-type="string" calcext:value-type="string" table:number-columns-spanned="10" table:number-rows-spanned="1">
            <text:p>KELLER Stéphane</text:p>
            <text:p>Lycée agricole Louis Pasteur</text:p>
          </table:table-cell>
          <table:covered-table-cell table:style-name="ce374"/>
          <table:covered-table-cell table:style-name="ce72"/>
          <table:covered-table-cell/>
          <table:covered-table-cell table:style-name="ce72"/>
          <table:covered-table-cell table:style-name="ce400"/>
          <table:covered-table-cell table:style-name="ce72"/>
          <table:covered-table-cell/>
          <table:covered-table-cell table:number-columns-repeated="2" table:style-name="Default"/>
          <table:table-cell table:style-name="ce60" table:formula="of:=IF(AND([$Synthèse.$H$1];[.$AA$1]);20*[$Données.$H$97]/[$Données.$G$97];&quot;&quot;)">
            <text:p/>
          </table:table-cell>
          <table:table-cell table:style-name="ce66" office:value-type="string" calcext:value-type="string">
            <text:p>/20</text:p>
          </table:table-cell>
          <table:table-cell table:number-columns-repeated="3"/>
          <table:table-cell table:style-name="ce72"/>
          <table:table-cell table:number-columns-repeated="3"/>
          <table:table-cell table:style-name="ce123"/>
          <table:table-cell table:number-columns-repeated="6"/>
          <table:table-cell table:style-name="ce35" office:value-type="boolean" office:boolean-value="false" calcext:value-type="boolean">
            <text:p>FAUX</text:p>
          </table:table-cell>
          <table:table-cell table:number-columns-repeated="997"/>
        </table:table-row>
        <table:table-row table:style-name="ro13">
          <table:table-cell table:style-name="ce31" table:number-columns-repeated="2"/>
          <table:table-cell table:style-name="ce73"/>
          <table:table-cell/>
          <table:table-cell table:style-name="ce72" table:number-columns-repeated="2"/>
          <table:table-cell table:number-columns-repeated="20"/>
          <table:table-cell table:style-name="ce35" office:value-type="boolean" office:boolean-value="false" calcext:value-type="boolean">
            <text:p>FAUX</text:p>
          </table:table-cell>
          <table:table-cell table:number-columns-repeated="25"/>
          <table:table-cell table:style-name="Default"/>
          <table:table-cell table:number-columns-repeated="971"/>
        </table:table-row>
        <table:table-row table:style-name="ro13">
          <table:table-cell table:style-name="ce53" office:value-type="string" calcext:value-type="string" table:number-columns-spanned="5" table:number-rows-spanned="1">
            <text:p>Fonction définie sur [-8 ; 8]</text:p>
          </table:table-cell>
          <table:covered-table-cell table:style-name="ce456"/>
          <table:covered-table-cell table:style-name="ce73"/>
          <table:covered-table-cell table:number-columns-repeated="2"/>
          <table:table-cell table:number-columns-repeated="21"/>
          <table:table-cell table:style-name="ce35" office:value-type="boolean" office:boolean-value="false" calcext:value-type="boolean">
            <text:p>FAUX</text:p>
          </table:table-cell>
          <table:table-cell table:number-columns-repeated="25"/>
          <table:table-cell table:style-name="Default"/>
          <table:table-cell table:number-columns-repeated="971"/>
        </table:table-row>
        <table:table-row table:style-name="ro13">
          <table:table-cell table:style-name="ce36" table:number-columns-repeated="2"/>
          <table:table-cell table:number-columns-repeated="50"/>
          <table:table-cell table:style-name="Default"/>
          <table:table-cell table:number-columns-repeated="971"/>
        </table:table-row>
        <table:table-row table:style-name="ro13">
          <table:table-cell table:style-name="ce442" office:value-type="string" calcext:value-type="string">
            <text:p>x</text:p>
          </table:table-cell>
          <table:table-cell table:style-name="ce482"/>
          <table:table-cell table:style-name="ce99"/>
          <table:table-cell table:style-name="ce104"/>
          <table:table-cell table:style-name="ce99" table:number-columns-repeated="3"/>
          <table:table-cell table:style-name="ce104"/>
          <table:table-cell table:style-name="ce99"/>
          <table:table-cell table:style-name="ce104"/>
          <table:table-cell table:style-name="ce99"/>
          <table:table-cell table:style-name="ce488"/>
          <table:table-cell table:style-name="ce137"/>
          <table:table-cell table:style-name="ce505"/>
          <table:table-cell table:number-columns-repeated="1010"/>
        </table:table-row>
        <table:table-row table:style-name="ro13">
          <table:table-cell table:style-name="ce69" office:value-type="string" calcext:value-type="string">
            <text:p>Signe de<text:span text:style-name="T7"> f (x)</text:span></text:p>
          </table:table-cell>
          <table:table-cell table:style-name="ce486"/>
          <table:table-cell table:style-name="ce99" table:number-columns-repeated="4"/>
          <table:table-cell table:style-name="ce104"/>
          <table:table-cell table:style-name="ce99"/>
          <table:table-cell table:style-name="ce104" table:number-columns-repeated="2"/>
          <table:table-cell table:style-name="ce99"/>
          <table:table-cell table:style-name="ce488"/>
          <table:table-cell table:style-name="ce505" table:number-columns-repeated="2"/>
          <table:table-cell table:number-columns-repeated="1010"/>
        </table:table-row>
        <table:table-row table:style-name="ro13">
          <table:table-cell table:style-name="ce57" table:number-columns-repeated="2"/>
          <table:table-cell table:style-name="ce450" table:number-columns-repeated="4"/>
          <table:table-cell table:style-name="ce72" table:number-columns-repeated="4"/>
          <table:table-cell table:style-name="ce113"/>
          <table:table-cell/>
          <table:table-cell table:style-name="ce148" table:number-columns-repeated="2"/>
          <table:table-cell table:number-columns-repeated="1010"/>
        </table:table-row>
        <table:table-row table:style-name="ro13">
          <table:table-cell table:style-name="ce442" office:value-type="string" calcext:value-type="string">
            <text:p>x</text:p>
          </table:table-cell>
          <table:table-cell table:style-name="ce471" table:formula="of:=IF(AND([$Synthèse.$H$1];[.$AA$1];[.$AA$2]);IF(ISBLANK([$Données.B87]);&quot;&quot;;[$Données.B87]);&quot;&quot;)">
            <text:p/>
          </table:table-cell>
          <table:table-cell table:style-name="ce467" table:formula="of:=IF(AND([$Synthèse.$H$1];[.$AA$1];[.$AA$2]);IF(ISBLANK([$Données.C87]);&quot;&quot;;[$Données.C87]);&quot;&quot;)">
            <text:p/>
          </table:table-cell>
          <table:table-cell table:style-name="ce467" table:formula="of:=IF(AND([$Synthèse.$H$1];[.$AA$1];[.$AA$2]);IF(ISBLANK([$Données.D87]);&quot;&quot;;[$Données.D87]);&quot;&quot;)">
            <text:p/>
          </table:table-cell>
          <table:table-cell table:style-name="ce467" table:formula="of:=IF(AND([$Synthèse.$H$1];[.$AA$1];[.$AA$2]);IF(ISBLANK([$Données.E87]);&quot;&quot;;[$Données.E87]);&quot;&quot;)">
            <text:p/>
          </table:table-cell>
          <table:table-cell table:style-name="ce467" table:formula="of:=IF(AND([$Synthèse.$H$1];[.$AA$1];[.$AA$2]);IF(ISBLANK([$Données.F87]);&quot;&quot;;[$Données.F87]);&quot;&quot;)">
            <text:p/>
          </table:table-cell>
          <table:table-cell table:style-name="ce467" table:formula="of:=IF(AND([$Synthèse.$H$1];[.$AA$1];[.$AA$2]);IF(ISBLANK([$Données.G87]);&quot;&quot;;[$Données.G87]);&quot;&quot;)">
            <text:p/>
          </table:table-cell>
          <table:table-cell table:style-name="ce467" table:formula="of:=IF(AND([$Synthèse.$H$1];[.$AA$1];[.$AA$2]);IF(ISBLANK([$Données.H87]);&quot;&quot;;[$Données.H87]);&quot;&quot;)">
            <text:p/>
          </table:table-cell>
          <table:table-cell table:style-name="ce467" table:formula="of:=IF(AND([$Synthèse.$H$1];[.$AA$1];[.$AA$2]);IF(ISBLANK([$Données.I87]);&quot;&quot;;[$Données.I87]);&quot;&quot;)">
            <text:p/>
          </table:table-cell>
          <table:table-cell table:style-name="ce467" table:formula="of:=IF(AND([$Synthèse.$H$1];[.$AA$1];[.$AA$2]);IF(ISBLANK([$Données.J87]);&quot;&quot;;[$Données.J87]);&quot;&quot;)">
            <text:p/>
          </table:table-cell>
          <table:table-cell table:style-name="ce467" table:formula="of:=IF(AND([$Synthèse.$H$1];[.$AA$1];[.$AA$2]);IF(ISBLANK([$Données.K87]);&quot;&quot;;[$Données.K87]);&quot;&quot;)">
            <text:p/>
          </table:table-cell>
          <table:table-cell table:style-name="ce493" table:formula="of:=IF(AND([$Synthèse.$H$1];[.$AA$1];[.$AA$2]);IF(ISBLANK([$Données.L87]);&quot;&quot;;[$Données.L87]);&quot;&quot;)">
            <text:p/>
          </table:table-cell>
          <table:table-cell table:style-name="ce430" table:number-columns-repeated="2"/>
          <table:table-cell table:number-columns-repeated="1010"/>
        </table:table-row>
        <table:table-row table:style-name="ro13">
          <table:table-cell table:style-name="ce69" office:value-type="string" calcext:value-type="string">
            <text:p>Signe de<text:span text:style-name="T7"> f (x)</text:span></text:p>
          </table:table-cell>
          <table:table-cell table:style-name="ce471" table:formula="of:=IF(AND([$Synthèse.$H$1];[.$AA$1];[.$AA$2]);IF(ISBLANK([$Données.B88]);&quot;&quot;;[$Données.B88]);&quot;&quot;)">
            <text:p/>
          </table:table-cell>
          <table:table-cell table:style-name="ce467" table:formula="of:=IF(AND([$Synthèse.$H$1];[.$AA$1];[.$AA$2]);IF(ISBLANK([$Données.C88]);&quot;&quot;;[$Données.C88]);&quot;&quot;)">
            <text:p/>
          </table:table-cell>
          <table:table-cell table:style-name="ce467" table:formula="of:=IF(AND([$Synthèse.$H$1];[.$AA$1];[.$AA$2]);IF(ISBLANK([$Données.D88]);&quot;&quot;;[$Données.D88]);&quot;&quot;)">
            <text:p/>
          </table:table-cell>
          <table:table-cell table:style-name="ce467" table:formula="of:=IF(AND([$Synthèse.$H$1];[.$AA$1];[.$AA$2]);IF(ISBLANK([$Données.E88]);&quot;&quot;;[$Données.E88]);&quot;&quot;)">
            <text:p/>
          </table:table-cell>
          <table:table-cell table:style-name="ce467" table:formula="of:=IF(AND([$Synthèse.$H$1];[.$AA$1];[.$AA$2]);IF(ISBLANK([$Données.F88]);&quot;&quot;;[$Données.F88]);&quot;&quot;)">
            <text:p/>
          </table:table-cell>
          <table:table-cell table:style-name="ce484" table:formula="of:=IF(AND([$Synthèse.$H$1];[.$AA$1];[.$AA$2]);IF(ISBLANK([$Données.G88]);&quot;&quot;;[$Données.G88]);&quot;&quot;)">
            <text:p/>
          </table:table-cell>
          <table:table-cell table:style-name="ce467" table:formula="of:=IF(AND([$Synthèse.$H$1];[.$AA$1];[.$AA$2]);IF(ISBLANK([$Données.H88]);&quot;&quot;;[$Données.H88]);&quot;&quot;)">
            <text:p/>
          </table:table-cell>
          <table:table-cell table:style-name="ce484" table:formula="of:=IF(AND([$Synthèse.$H$1];[.$AA$1];[.$AA$2]);IF(ISBLANK([$Données.I88]);&quot;&quot;;[$Données.I88]);&quot;&quot;)">
            <text:p/>
          </table:table-cell>
          <table:table-cell table:style-name="ce467" table:formula="of:=IF(AND([$Synthèse.$H$1];[.$AA$1];[.$AA$2]);IF(ISBLANK([$Données.J88]);&quot;&quot;;[$Données.J88]);&quot;&quot;)">
            <text:p/>
          </table:table-cell>
          <table:table-cell table:style-name="ce467" table:formula="of:=IF(AND([$Synthèse.$H$1];[.$AA$1];[.$AA$2]);IF(ISBLANK([$Données.K88]);&quot;&quot;;[$Données.K88]);&quot;&quot;)">
            <text:p/>
          </table:table-cell>
          <table:table-cell table:style-name="ce490" table:formula="of:=IF(AND([$Synthèse.$H$1];[.$AA$1];[.$AA$2]);IF(ISBLANK([$Données.L88]);&quot;&quot;;[$Données.L88]);&quot;&quot;)">
            <text:p/>
          </table:table-cell>
          <table:table-cell table:style-name="ce505"/>
          <table:table-cell table:style-name="ce137"/>
          <table:table-cell table:number-columns-repeated="1010"/>
        </table:table-row>
        <table:table-row table:style-name="ro13">
          <table:table-cell table:style-name="ce449" table:number-columns-repeated="6"/>
          <table:table-cell table:style-name="ce72" table:number-columns-repeated="3"/>
          <table:table-cell/>
          <table:table-cell table:style-name="ce158"/>
          <table:table-cell table:number-columns-repeated="1013"/>
        </table:table-row>
        <table:table-row table:style-name="ro13">
          <table:table-cell table:style-name="ce52" office:value-type="string" calcext:value-type="string" table:number-columns-spanned="12" table:number-rows-spanned="1">
            <text:p>Dans les cellules C16, E16, G16, I16 et J16 :</text:p>
          </table:table-cell>
          <table:covered-table-cell table:style-name="ce459"/>
          <table:covered-table-cell table:style-name="ce102"/>
          <table:covered-table-cell table:style-name="ce459"/>
          <table:covered-table-cell table:number-columns-repeated="8" table:style-name="ce131"/>
          <table:table-cell table:style-name="ce72" table:number-columns-repeated="2"/>
          <table:table-cell table:style-name="ce137"/>
          <table:table-cell table:style-name="ce61"/>
          <table:table-cell table:style-name="ce517"/>
          <table:table-cell table:style-name="ce505" table:number-columns-repeated="12"/>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3">
          <table:table-cell table:style-name="ce52"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459"/>
          <table:covered-table-cell table:style-name="ce102"/>
          <table:covered-table-cell table:style-name="ce459"/>
          <table:covered-table-cell table:number-columns-repeated="8" table:style-name="ce131"/>
          <table:table-cell table:style-name="ce148"/>
          <table:table-cell table:style-name="ce512"/>
          <table:table-cell table:style-name="ce137"/>
          <table:table-cell table:style-name="ce430"/>
          <table:table-cell table:style-name="ce517"/>
          <table:table-cell table:style-name="ce505" table:number-columns-repeated="12"/>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3">
          <table:table-cell table:style-name="ce72" table:number-columns-repeated="12"/>
          <table:table-cell table:style-name="ce148"/>
          <table:table-cell table:style-name="ce512"/>
          <table:table-cell table:style-name="ce72"/>
          <table:table-cell table:style-name="ce430" table:number-columns-spanned="1" table:number-rows-spanned="2"/>
          <table:table-cell table:style-name="ce524"/>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3">
          <table:table-cell table:style-name="ce45" office:value-type="string" calcext:value-type="string">
            <text:p>x</text:p>
          </table:table-cell>
          <table:table-cell table:style-name="ce378"/>
          <table:table-cell table:style-name="ce104" table:number-columns-repeated="9"/>
          <table:table-cell table:style-name="ce409"/>
          <table:table-cell table:style-name="ce72" table:number-columns-repeated="3"/>
          <table:covered-table-cell table:style-name="ce434"/>
          <table:table-cell table:style-name="ce525"/>
          <table:covered-table-cell table:style-name="ce137"/>
          <table:table-cell table:style-name="ce508"/>
          <table:covered-table-cell table:style-name="ce523"/>
          <table:table-cell table:style-name="ce508"/>
          <table:covered-table-cell table:style-name="ce523"/>
          <table:table-cell table:style-name="ce508"/>
          <table:covered-table-cell table:style-name="ce523"/>
          <table:table-cell table:style-name="ce508"/>
          <table:covered-table-cell table:style-name="ce523"/>
          <table:table-cell table:style-name="ce508"/>
          <table:covered-table-cell table:style-name="ce523"/>
          <table:table-cell table:style-name="ce508"/>
          <table:table-cell table:style-name="ce512" table:number-columns-repeated="2"/>
          <table:table-cell table:style-name="ce148"/>
          <table:table-cell table:number-columns-repeated="992"/>
        </table:table-row>
        <table:table-row table:style-name="ro13">
          <table:table-cell table:style-name="ce377" table:formula="of:=IF([.$AA$3]=1;&quot;Signe de f '(x)&quot;;&quot;/\/\/\/\/\/\/\/\/\/\&quot;)" office:value-type="string" office:string-value="/\/\/\/\/\/\/\/\/\/\" calcext:value-type="string">
            <text:p>/\/\/\/\/\/\/\/\/\/\</text:p>
          </table:table-cell>
          <table:table-cell table:style-name="ce378"/>
          <table:table-cell table:style-name="ce104" table:number-columns-repeated="9"/>
          <table:table-cell table:style-name="ce409"/>
          <table:table-cell table:style-name="ce72"/>
          <table:table-cell table:style-name="ce498" table:number-columns-repeated="2"/>
          <table:table-cell table:style-name="ce148" table:number-columns-repeated="12"/>
          <table:table-cell table:style-name="ce512" table:number-columns-repeated="2"/>
          <table:table-cell table:style-name="ce148" table:number-columns-repeated="3"/>
          <table:table-cell table:number-columns-repeated="986"/>
          <table:table-cell table:style-name="Default" table:number-columns-repeated="2"/>
          <table:table-cell table:number-columns-repeated="2"/>
          <table:table-cell table:style-name="ce72" table:number-columns-repeated="2"/>
        </table:table-row>
        <table:table-row table:style-name="ro13">
          <table:table-cell table:style-name="ce377"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505" table:number-columns-repeated="2"/>
          <table:table-cell table:style-name="ce72"/>
          <table:table-cell table:style-name="ce61"/>
          <table:table-cell table:style-name="ce517"/>
          <table:table-cell table:style-name="ce505" table:number-columns-repeated="12"/>
          <table:table-cell table:style-name="ce512" table:number-columns-repeated="2"/>
          <table:table-cell table:style-name="ce148"/>
          <table:table-cell table:number-columns-repeated="992"/>
        </table:table-row>
        <table:table-row table:style-name="ro13">
          <table:covered-table-cell table:style-name="ce434"/>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137" table:number-columns-repeated="2"/>
          <table:table-cell table:style-name="ce72"/>
          <table:table-cell table:style-name="ce430"/>
          <table:table-cell table:style-name="ce518"/>
          <table:table-cell table:style-name="ce505" table:number-columns-repeated="12"/>
          <table:table-cell table:style-name="ce512" table:number-columns-repeated="2"/>
          <table:table-cell table:style-name="ce148"/>
          <table:table-cell table:number-columns-repeated="992"/>
        </table:table-row>
        <table:table-row table:style-name="ro13">
          <table:table-cell table:number-columns-repeated="12"/>
          <table:table-cell table:style-name="ce508" table:number-columns-repeated="2"/>
          <table:table-cell table:style-name="ce72"/>
          <table:table-cell table:style-name="ce430" table:number-columns-spanned="1" table:number-rows-spanned="2"/>
          <table:table-cell table:style-name="ce517"/>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12" table:number-columns-repeated="2"/>
          <table:table-cell table:style-name="ce148"/>
          <table:table-cell table:number-columns-repeated="992"/>
        </table:table-row>
        <table:table-row table:style-name="ro13">
          <table:table-cell table:style-name="ce45" office:value-type="string" calcext:value-type="string">
            <text:p>x</text:p>
          </table:table-cell>
          <table:table-cell table:style-name="ce381" table:formula="of:=IF(AND([$Synthèse.$H$1];[.$AA$1];[.$AA$2]);IF(ISBLANK([$Données.P87]);&quot;&quot;;[$Données.P87]);&quot;&quot;)">
            <text:p/>
          </table:table-cell>
          <table:table-cell table:style-name="ce388" table:formula="of:=IF(AND([$Synthèse.$H$1];[.$AA$1];[.$AA$2]);IF(ISBLANK([$Données.Q87]);&quot;&quot;;[$Données.Q87]);&quot;&quot;)">
            <text:p/>
          </table:table-cell>
          <table:table-cell table:style-name="ce388" table:formula="of:=IF(AND([$Synthèse.$H$1];[.$AA$1];[.$AA$2]);IF(ISBLANK([$Données.R87]);&quot;&quot;;[$Données.R87]);&quot;&quot;)">
            <text:p/>
          </table:table-cell>
          <table:table-cell table:style-name="ce388" table:formula="of:=IF(AND([$Synthèse.$H$1];[.$AA$1];[.$AA$2]);IF(ISBLANK([$Données.S87]);&quot;&quot;;[$Données.S87]);&quot;&quot;)">
            <text:p/>
          </table:table-cell>
          <table:table-cell table:style-name="ce388" table:formula="of:=IF(AND([$Synthèse.$H$1];[.$AA$1];[.$AA$2]);IF(ISBLANK([$Données.T87]);&quot;&quot;;[$Données.T87]);&quot;&quot;)">
            <text:p/>
          </table:table-cell>
          <table:table-cell table:style-name="ce388" table:formula="of:=IF(AND([$Synthèse.$H$1];[.$AA$1];[.$AA$2]);IF(ISBLANK([$Données.U87]);&quot;&quot;;[$Données.U87]);&quot;&quot;)">
            <text:p/>
          </table:table-cell>
          <table:table-cell table:style-name="ce388" table:formula="of:=IF(AND([$Synthèse.$H$1];[.$AA$1];[.$AA$2]);IF(ISBLANK([$Données.V87]);&quot;&quot;;[$Données.V87]);&quot;&quot;)">
            <text:p/>
          </table:table-cell>
          <table:table-cell table:style-name="ce388" table:formula="of:=IF(AND([$Synthèse.$H$1];[.$AA$1];[.$AA$2]);IF(ISBLANK([$Données.W87]);&quot;&quot;;[$Données.W87]);&quot;&quot;)">
            <text:p/>
          </table:table-cell>
          <table:table-cell table:style-name="ce388" table:formula="of:=IF(AND([$Synthèse.$H$1];[.$AA$1];[.$AA$2]);IF(ISBLANK([$Données.X87]);&quot;&quot;;[$Données.X87]);&quot;&quot;)">
            <text:p/>
          </table:table-cell>
          <table:table-cell table:style-name="ce388" table:formula="of:=IF(AND([$Synthèse.$H$1];[.$AA$1];[.$AA$2]);IF(ISBLANK([$Données.Y87]);&quot;&quot;;[$Données.Y87]);&quot;&quot;)">
            <text:p/>
          </table:table-cell>
          <table:table-cell table:style-name="ce413" table:formula="of:=IF(AND([$Synthèse.$H$1];[.$AA$1];[.$AA$2]);IF(ISBLANK([$Données.Z87]);&quot;&quot;;[$Données.Z87]);&quot;&quot;)">
            <text:p/>
          </table:table-cell>
          <table:table-cell table:style-name="ce148" table:number-columns-repeated="2"/>
          <table:table-cell table:style-name="ce72"/>
          <table:covered-table-cell table:style-name="ce434"/>
          <table:table-cell table:style-name="ce517"/>
          <table:covered-table-cell table:style-name="ce137"/>
          <table:table-cell table:style-name="ce505"/>
          <table:covered-table-cell table:style-name="ce523"/>
          <table:table-cell table:style-name="ce505"/>
          <table:covered-table-cell table:style-name="ce523"/>
          <table:table-cell table:style-name="ce505"/>
          <table:covered-table-cell table:style-name="ce523"/>
          <table:table-cell table:style-name="ce505"/>
          <table:covered-table-cell table:style-name="ce523"/>
          <table:table-cell table:style-name="ce505"/>
          <table:covered-table-cell table:style-name="ce523"/>
          <table:table-cell table:style-name="ce505"/>
          <table:table-cell table:style-name="ce512" table:number-columns-repeated="2"/>
          <table:table-cell table:style-name="ce148"/>
          <table:table-cell table:number-columns-repeated="992"/>
        </table:table-row>
        <table:table-row table:style-name="ro13">
          <table:table-cell table:style-name="ce377" table:formula="of:=IF([.$AA$3]=1;&quot;Signe de f '(x)&quot;;&quot;/\/\/\/\/\/\/\/\/\/\&quot;)" office:value-type="string" office:string-value="/\/\/\/\/\/\/\/\/\/\" calcext:value-type="string">
            <text:p>/\/\/\/\/\/\/\/\/\/\</text:p>
          </table:table-cell>
          <table:table-cell table:style-name="ce381" table:formula="of:=IF(AND([$Synthèse.$H$1];[.$AA$1];[.$AA$2];[.$AA$3]);IF(ISBLANK([$Données.P88]);&quot;&quot;;[$Données.P88]);&quot;&quot;)">
            <text:p/>
          </table:table-cell>
          <table:table-cell table:style-name="ce388" table:formula="of:=IF(AND([$Synthèse.$H$1];[.$AA$1];[.$AA$2];[.$AA$3]);IF(ISBLANK([$Données.Q88]);&quot;&quot;;[$Données.Q88]);&quot;&quot;)">
            <text:p/>
          </table:table-cell>
          <table:table-cell table:style-name="ce388" table:formula="of:=IF(AND([$Synthèse.$H$1];[.$AA$1];[.$AA$2];[.$AA$3]);IF(ISBLANK([$Données.R88]);&quot;&quot;;[$Données.R88]);&quot;&quot;)">
            <text:p/>
          </table:table-cell>
          <table:table-cell table:style-name="ce388" table:formula="of:=IF(AND([$Synthèse.$H$1];[.$AA$1];[.$AA$2];[.$AA$3]);IF(ISBLANK([$Données.S88]);&quot;&quot;;[$Données.S88]);&quot;&quot;)">
            <text:p/>
          </table:table-cell>
          <table:table-cell table:style-name="ce388" table:formula="of:=IF(AND([$Synthèse.$H$1];[.$AA$1];[.$AA$2];[.$AA$3]);IF(ISBLANK([$Données.T88]);&quot;&quot;;[$Données.T88]);&quot;&quot;)">
            <text:p/>
          </table:table-cell>
          <table:table-cell table:style-name="ce388" table:formula="of:=IF(AND([$Synthèse.$H$1];[.$AA$1];[.$AA$2];[.$AA$3]);IF(ISBLANK([$Données.U88]);&quot;&quot;;[$Données.U88]);&quot;&quot;)">
            <text:p/>
          </table:table-cell>
          <table:table-cell table:style-name="ce388" table:formula="of:=IF(AND([$Synthèse.$H$1];[.$AA$1];[.$AA$2];[.$AA$3]);IF(ISBLANK([$Données.V88]);&quot;&quot;;[$Données.V88]);&quot;&quot;)">
            <text:p/>
          </table:table-cell>
          <table:table-cell table:style-name="ce388" table:formula="of:=IF(AND([$Synthèse.$H$1];[.$AA$1];[.$AA$2];[.$AA$3]);IF(ISBLANK([$Données.W88]);&quot;&quot;;[$Données.W88]);&quot;&quot;)">
            <text:p/>
          </table:table-cell>
          <table:table-cell table:style-name="ce388" table:formula="of:=IF(AND([$Synthèse.$H$1];[.$AA$1];[.$AA$2];[.$AA$3]);IF(ISBLANK([$Données.X88]);&quot;&quot;;[$Données.X88]);&quot;&quot;)">
            <text:p/>
          </table:table-cell>
          <table:table-cell table:style-name="ce388" table:formula="of:=IF(AND([$Synthèse.$H$1];[.$AA$1];[.$AA$2];[.$AA$3]);IF(ISBLANK([$Données.Y88]);&quot;&quot;;[$Données.Y88]);&quot;&quot;)">
            <text:p/>
          </table:table-cell>
          <table:table-cell table:style-name="ce413" table:formula="of:=IF(AND([$Synthèse.$H$1];[.$AA$1];[.$AA$2];[.$AA$3]);IF(ISBLANK([$Données.Z88]);&quot;&quot;;[$Données.Z88]);&quot;&quot;)">
            <text:p/>
          </table:table-cell>
          <table:table-cell table:number-columns-repeated="2"/>
          <table:table-cell table:style-name="ce72"/>
          <table:table-cell table:style-name="ce512" table:number-columns-repeated="13"/>
          <table:table-cell table:style-name="ce148" table:number-columns-repeated="4"/>
          <table:table-cell table:number-columns-repeated="986"/>
          <table:table-cell table:style-name="Default" table:number-columns-repeated="2"/>
          <table:table-cell table:number-columns-repeated="2"/>
          <table:table-cell table:style-name="ce72" table:number-columns-repeated="2"/>
        </table:table-row>
        <table:table-row table:style-name="ro13">
          <table:table-cell table:style-name="ce377" office:value-type="string" calcext:value-type="string" table:number-columns-spanned="1" table:number-rows-spanned="2">
            <text:p>Variations</text:p>
            <text:p>de <text:span text:style-name="T7">f</text:span></text:p>
          </table:table-cell>
          <table:table-cell table:style-name="ce174" table:formula="of:=IF(AND([$Synthèse.$H$1];[.$AA$1];[.$AA$2]);IF(ISBLANK([$Données.P89]);&quot;&quot;;[$Données.P89]);&quot;&quot;)">
            <text:p/>
          </table:table-cell>
          <table:table-cell table:style-name="ce389" table:formula="of:=IF(AND([$Synthèse.$H$1];[.$AA$1];[.$AA$2]);IF(ISBLANK([$Données.Q89]);&quot;&quot;;[$Données.Q89]);&quot;&quot;)" table:number-columns-spanned="1" table:number-rows-spanned="2">
            <text:p/>
          </table:table-cell>
          <table:table-cell table:style-name="ce183" table:formula="of:=IF(AND([$Synthèse.$H$1];[.$AA$1];[.$AA$2]);IF(ISBLANK([$Données.R89]);&quot;&quot;;[$Données.R89]);&quot;&quot;)">
            <text:p/>
          </table:table-cell>
          <table:table-cell table:style-name="ce389" table:formula="of:=IF(AND([$Synthèse.$H$1];[.$AA$1];[.$AA$2]);IF(ISBLANK([$Données.S89]);&quot;&quot;;[$Données.S89]);&quot;&quot;)" table:number-columns-spanned="1" table:number-rows-spanned="2">
            <text:p/>
          </table:table-cell>
          <table:table-cell table:style-name="ce183" table:formula="of:=IF(AND([$Synthèse.$H$1];[.$AA$1];[.$AA$2]);IF(ISBLANK([$Données.T89]);&quot;&quot;;[$Données.T89]);&quot;&quot;)">
            <text:p/>
          </table:table-cell>
          <table:table-cell table:style-name="ce389" table:formula="of:=IF(AND([$Synthèse.$H$1];[.$AA$1];[.$AA$2]);IF(ISBLANK([$Données.U89]);&quot;&quot;;[$Données.U89]);&quot;&quot;)" table:number-columns-spanned="1" table:number-rows-spanned="2">
            <text:p/>
          </table:table-cell>
          <table:table-cell table:style-name="ce183" table:formula="of:=IF(AND([$Synthèse.$H$1];[.$AA$1];[.$AA$2]);IF(ISBLANK([$Données.V89]);&quot;&quot;;[$Données.V89]);&quot;&quot;)">
            <text:p/>
          </table:table-cell>
          <table:table-cell table:style-name="ce389" table:formula="of:=IF(AND([$Synthèse.$H$1];[.$AA$1];[.$AA$2]);IF(ISBLANK([$Données.W89]);&quot;&quot;;[$Données.W89]);&quot;&quot;)" table:number-columns-spanned="1" table:number-rows-spanned="2">
            <text:p/>
          </table:table-cell>
          <table:table-cell table:style-name="ce183" table:formula="of:=IF(AND([$Synthèse.$H$1];[.$AA$1];[.$AA$2]);IF(ISBLANK([$Données.X89]);&quot;&quot;;[$Données.X89]);&quot;&quot;)">
            <text:p/>
          </table:table-cell>
          <table:table-cell table:style-name="ce389" table:formula="of:=IF(AND([$Synthèse.$H$1];[.$AA$1];[.$AA$2]);IF(ISBLANK([$Données.Y89]);&quot;&quot;;[$Données.Y89]);&quot;&quot;)" table:number-columns-spanned="1" table:number-rows-spanned="2">
            <text:p/>
          </table:table-cell>
          <table:table-cell table:style-name="ce414" table:formula="of:=IF(AND([$Synthèse.$H$1];[.$AA$1];[.$AA$2]);IF(ISBLANK([$Données.Z89]);&quot;&quot;;[$Données.Z89]);&quot;&quot;)">
            <text:p/>
          </table:table-cell>
          <table:table-cell table:number-columns-repeated="2"/>
          <table:table-cell table:style-name="ce166"/>
          <table:table-cell table:style-name="ce137" table:number-columns-repeated="11"/>
          <table:table-cell table:style-name="ce504"/>
          <table:table-cell table:style-name="ce137"/>
          <table:table-cell table:style-name="ce148" table:number-columns-repeated="4"/>
          <table:table-cell table:number-columns-repeated="986"/>
          <table:table-cell table:style-name="Default" table:number-columns-repeated="2"/>
          <table:table-cell table:number-columns-repeated="2"/>
          <table:table-cell table:style-name="ce72" table:number-columns-repeated="2"/>
        </table:table-row>
        <table:table-row table:style-name="ro13">
          <table:covered-table-cell table:style-name="ce434"/>
          <table:table-cell table:style-name="ce383" table:formula="of:=IF(AND([$Synthèse.$H$1];[.$AA$1];[.$AA$2]);IF(ISBLANK([$Données.P90]);&quot;&quot;;[$Données.P90]);&quot;&quot;)">
            <text:p/>
          </table:table-cell>
          <table:covered-table-cell table:style-name="ce182"/>
          <table:table-cell table:style-name="ce186" table:formula="of:=IF(AND([$Synthèse.$H$1];[.$AA$1];[.$AA$2]);IF(ISBLANK([$Données.R90]);&quot;&quot;;[$Données.R90]);&quot;&quot;)">
            <text:p/>
          </table:table-cell>
          <table:covered-table-cell table:style-name="ce483"/>
          <table:table-cell table:style-name="ce186" table:formula="of:=IF(AND([$Synthèse.$H$1];[.$AA$1];[.$AA$2]);IF(ISBLANK([$Données.T90]);&quot;&quot;;[$Données.T90]);&quot;&quot;)">
            <text:p/>
          </table:table-cell>
          <table:covered-table-cell table:style-name="ce483"/>
          <table:table-cell table:style-name="ce186" table:formula="of:=IF(AND([$Synthèse.$H$1];[.$AA$1];[.$AA$2]);IF(ISBLANK([$Données.V90]);&quot;&quot;;[$Données.V90]);&quot;&quot;)">
            <text:p/>
          </table:table-cell>
          <table:covered-table-cell table:style-name="ce483"/>
          <table:table-cell table:style-name="ce186" table:formula="of:=IF(AND([$Synthèse.$H$1];[.$AA$1];[.$AA$2]);IF(ISBLANK([$Données.X90]);&quot;&quot;;[$Données.X90]);&quot;&quot;)">
            <text:p/>
          </table:table-cell>
          <table:covered-table-cell table:style-name="ce483"/>
          <table:table-cell table:style-name="ce415" table:formula="of:=IF(AND([$Synthèse.$H$1];[.$AA$1];[.$AA$2]);IF(ISBLANK([$Données.Z90]);&quot;&quot;;[$Données.Z90]);&quot;&quot;)">
            <text:p/>
          </table:table-cell>
          <table:table-cell table:style-name="ce72" table:number-columns-repeated="7"/>
          <table:table-cell table:number-columns-repeated="999"/>
          <table:table-cell table:style-name="Default" table:number-columns-repeated="2"/>
          <table:table-cell table:number-columns-repeated="2"/>
          <table:table-cell table:style-name="ce72" table:number-columns-repeated="2"/>
        </table:table-row>
        <table:table-row table:style-name="ro13" table:number-rows-repeated="2">
          <table:table-cell table:style-name="ce72" table:number-columns-repeated="19"/>
          <table:table-cell table:number-columns-repeated="999"/>
          <table:table-cell table:style-name="Default" table:number-columns-repeated="2"/>
          <table:table-cell table:number-columns-repeated="2"/>
          <table:table-cell table:style-name="ce72" table:number-columns-repeated="2"/>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style-name="ce297"/>
          <table:table-cell table:style-name="ce72" table:number-columns-repeated="2"/>
          <table:table-cell table:number-columns-repeated="1010"/>
        </table:table-row>
        <table:table-row table:style-name="ro7">
          <table:table-cell table:style-name="ce72" table:number-columns-repeated="12"/>
          <table:table-cell table:style-name="ce297" table:number-columns-repeated="14"/>
          <table:table-cell table:number-columns-repeated="3" table:style-name="ce361" office:value-type="boolean" office:boolean-value="true" calcext:value-type="boolean">
            <text:p>VRAI</text:p>
          </table:table-cell>
          <table:table-cell table:style-name="ce297" table:number-columns-repeated="35"/>
          <table:table-cell table:style-name="Default" table:number-columns-repeated="955"/>
          <table:table-cell table:style-name="ce363" table:number-columns-repeated="5"/>
        </table:table-row>
        <table:table-row table:style-name="ro13" table:number-rows-repeated="6">
          <table:table-cell table:style-name="ce72" table:number-columns-repeated="14"/>
          <table:table-cell table:number-columns-repeated="1010"/>
        </table:table-row>
        <table:table-row table:style-name="ro13">
          <table:table-cell table:number-columns-repeated="12"/>
          <table:table-cell table:style-name="ce72" table:number-columns-repeated="2"/>
          <table:table-cell table:number-columns-repeated="1010"/>
        </table:table-row>
        <table:table-row table:style-name="ro7" table:number-rows-repeated="1048542">
          <table:table-cell table:number-columns-repeated="1024"/>
        </table:table-row>
        <table:table-row table:style-name="ro7">
          <table:table-cell table:number-columns-repeated="1024"/>
        </table:table-row>
        <calcext:conditional-formats>
          <calcext:conditional-format calcext:target-range-address="'Tableaux de signes et de variations'.K7:'Tableaux de signes et de variations'.K7">
            <calcext:condition calcext:apply-style-name="VRAI" calcext:value="formula-is(IF([.K7]=0))" calcext:base-cell-address="'Tableaux de signes et de variations'.K7"/>
            <calcext:condition calcext:apply-style-name="FAUX" calcext:value="formula-is(IF([.K7]=1))" calcext:base-cell-address="'Tableaux de signes et de variations'.K7"/>
          </calcext:conditional-format>
          <calcext:conditional-format calcext:target-range-address="'Tableaux de signes et de variations'.C7:'Tableaux de signes et de variations'.F7">
            <calcext:condition calcext:apply-style-name="VRAI" calcext:value="formula-is(IF([.C7]=0))" calcext:base-cell-address="'Tableaux de signes et de variations'.C7"/>
            <calcext:condition calcext:apply-style-name="FAUX" calcext:value="formula-is(IF([.C7]=1))" calcext:base-cell-address="'Tableaux de signes et de variations'.C7"/>
          </calcext:conditional-format>
          <calcext:conditional-format calcext:target-range-address="'Tableaux de signes et de variations'.D11:'Tableaux de signes et de variations'.D12 'Tableaux de signes et de variations'.B11:'Tableaux de signes et de variations'.B12">
            <calcext:condition calcext:apply-style-name="VRAI" calcext:value="formula-is(IF(#REF!=0))" calcext:base-cell-address="'Tableaux de signes et de variations'.B11"/>
            <calcext:condition calcext:apply-style-name="FAUX" calcext:value="formula-is(IF(#REF!=1))" calcext:base-cell-address="'Tableaux de signes et de variations'.B11"/>
          </calcext:conditional-format>
        </calcext:conditional-formats>
      </table:table>
      <table:table table:name="Fonction homographique" table:style-name="ta5" table:protected="true" table:protection-key="DYZBiHo1Qz0zXumkCmAUGpNhhr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0" form:id="control20" form:label="Résultats" form:input-required="false" form:linked-cell="'Fonction homographique'.AA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1" form:id="control21" form:label="Réponses" form:input-required="false" form:linked-cell="'Fonction homographique'.AA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22" form:id="control22" form:label="Dérivée" form:input-required="false" form:linked-cell="'Fonction homographique'.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4" form:id="control2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Fonction_homographique?language=Basic&amp;location=document" xlink:type="simple"/>
              </office:event-listeners>
            </form:button>
          </form:form>
        </office:forms>
        <table:shapes>
          <draw:control draw:z-index="0" draw:style-name="gr4" draw:text-style-name="P1" svg:width="4.511cm" svg:height="1.42cm" svg:x="24.363cm" svg:y="33.336cm" draw:control="control20"/>
          <draw:control draw:z-index="1" draw:style-name="gr4" draw:text-style-name="P1" svg:width="4.505cm" svg:height="1.337cm" svg:x="29.502cm" svg:y="33.383cm" draw:control="control21"/>
          <draw:control draw:z-index="2" draw:style-name="gr4" draw:text-style-name="P1" svg:width="4.505cm" svg:height="1.407cm" svg:x="19.326cm" svg:y="33.377cm" draw:control="control22"/>
          <draw:control draw:z-index="3" draw:style-name="gr1" draw:text-style-name="P1" svg:width="11.496cm" svg:height="1.5cm" svg:x="5.718cm" svg:y="33.253cm" draw:control="control23"/>
          <draw:control draw:z-index="4" draw:style-name="gr1" draw:text-style-name="P1" svg:width="4.528cm" svg:height="1.5cm" svg:x="0.527cm" svg:y="33.212cm" draw:control="control24"/>
          <draw:frame draw:z-index="5" draw:style-name="gr6" draw:text-style-name="P2" svg:width="49.385cm" svg:height="26.741cm" svg:x="34.233cm" svg:y="6.087cm">
            <draw:object draw:notify-on-update-of-ranges="Données.J211:Données.J212 Données.L211:Données.L212 Données.AF189:Données.AF589 Données.AG189:Données.AG589 Données.J208:Données.J209 Données.L208:Données.L209" xlink:href="./Object 6" xlink:type="simple" xlink:show="embed" xlink:actuate="onLoad">
              <loext:p/>
            </draw:object>
            <draw:image xlink:href="./ObjectReplacements/Object 6" xlink:type="simple" xlink:show="embed" xlink:actuate="onLoad"/>
          </draw:frame>
        </table:shapes>
        <table:table-column table:style-name="co15" table:default-cell-style-name="ce297"/>
        <table:table-column table:style-name="co25" table:default-cell-style-name="ce297"/>
        <table:table-column table:style-name="co17" table:default-cell-style-name="ce297"/>
        <table:table-column table:style-name="co18" table:number-columns-repeated="11" table:default-cell-style-name="ce297"/>
        <table:table-column table:style-name="co20" table:default-cell-style-name="ce297"/>
        <table:table-column table:style-name="co21" table:default-cell-style-name="ce297"/>
        <table:table-column table:style-name="co22" table:default-cell-style-name="ce297"/>
        <table:table-column table:style-name="co23" table:default-cell-style-name="ce297"/>
        <table:table-column table:style-name="co24" table:number-columns-repeated="10" table:default-cell-style-name="ce297"/>
        <table:table-column table:style-name="co1" table:number-columns-repeated="36" table:default-cell-style-name="ce297"/>
        <table:table-column table:style-name="co1" table:number-columns-repeated="960" table:default-cell-style-name="ce238"/>
        <table:table-row table:style-name="ro12">
          <table:table-cell table:style-name="ce447" office:value-type="string" calcext:value-type="string" table:number-columns-spanned="10" table:number-rows-spanned="1">
            <text:p>KELLER Stéphane</text:p>
            <text:p>Lycée agricole Louis Pasteur</text:p>
          </table:table-cell>
          <table:covered-table-cell table:style-name="ce447"/>
          <table:covered-table-cell table:style-name="ce238"/>
          <table:covered-table-cell/>
          <table:covered-table-cell table:style-name="ce238"/>
          <table:covered-table-cell table:style-name="ce771"/>
          <table:covered-table-cell table:style-name="ce238"/>
          <table:covered-table-cell/>
          <table:covered-table-cell table:number-columns-repeated="2" table:style-name="ce238"/>
          <table:table-cell table:style-name="ce343" table:formula="of:=IF(AND([$Synthèse.$H$1];[.$AA$1]);[$Données.$J$199];&quot;&quot;)" office:value-type="float" office:value="0" calcext:value-type="float">
            <text:p>0</text:p>
          </table:table-cell>
          <table:table-cell table:style-name="ce344" office:value-type="string" calcext:value-type="string">
            <text:p>/20</text:p>
          </table:table-cell>
          <table:table-cell table:number-columns-repeated="3"/>
          <table:table-cell table:style-name="ce238"/>
          <table:table-cell table:number-columns-repeated="3"/>
          <table:table-cell table:style-name="ce814"/>
          <table:table-cell table:number-columns-repeated="6"/>
          <table:table-cell table:style-name="ce361" office:value-type="boolean" office:boolean-value="true" calcext:value-type="boolean">
            <text:p>VRAI</text:p>
          </table:table-cell>
          <table:table-cell table:number-columns-repeated="997"/>
        </table:table-row>
        <table:table-row table:style-name="ro13">
          <table:table-cell table:style-name="ce208" table:number-columns-repeated="2"/>
          <table:table-cell table:style-name="ce248"/>
          <table:table-cell/>
          <table:table-cell table:style-name="ce238" table:number-columns-repeated="2"/>
          <table:table-cell table:number-columns-repeated="20"/>
          <table:table-cell table:style-name="ce361" office:value-type="boolean" office:boolean-value="true" calcext:value-type="boolean">
            <text:p>VRAI</text:p>
          </table:table-cell>
          <table:table-cell table:number-columns-repeated="25"/>
          <table:table-cell table:style-name="ce238"/>
          <table:table-cell table:number-columns-repeated="971"/>
        </table:table-row>
        <table:table-row table:style-name="ro13">
          <table:table-cell table:style-name="ce200" office:value-type="string" calcext:value-type="string" table:number-columns-spanned="5" table:number-rows-spanned="1">
            <text:p>Fonction définie sur [-10 ; 10]</text:p>
          </table:table-cell>
          <table:covered-table-cell table:style-name="ce735"/>
          <table:covered-table-cell table:style-name="ce248"/>
          <table:covered-table-cell table:number-columns-repeated="2"/>
          <table:table-cell/>
          <table:table-cell table:style-name="ce774" office:value-type="string" calcext:value-type="string">
            <text:p>EN PHASE DE TEST</text:p>
          </table:table-cell>
          <table:table-cell table:number-columns-repeated="19"/>
          <table:table-cell table:style-name="ce361" office:value-type="boolean" office:boolean-value="false" calcext:value-type="boolean">
            <text:p>FAUX</text:p>
          </table:table-cell>
          <table:table-cell table:number-columns-repeated="25"/>
          <table:table-cell table:style-name="ce238"/>
          <table:table-cell table:number-columns-repeated="971"/>
        </table:table-row>
        <table:table-row table:style-name="ro13">
          <table:table-cell table:style-name="ce213" table:number-columns-repeated="2"/>
          <table:table-cell table:number-columns-repeated="50"/>
          <table:table-cell table:style-name="ce361" office:value-type="boolean" office:boolean-value="true" calcext:value-type="boolean">
            <text:p>VRAI</text:p>
          </table:table-cell>
          <table:table-cell table:number-columns-repeated="971"/>
        </table:table-row>
        <table:table-row table:style-name="ro13">
          <table:table-cell table:style-name="ce717" office:value-type="string" calcext:value-type="string">
            <text:p>x</text:p>
          </table:table-cell>
          <table:table-cell table:style-name="ce464" table:number-columns-spanned="2" table:number-rows-spanned="1"/>
          <table:covered-table-cell table:style-name="ce492"/>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878" table:number-columns-spanned="2" table:number-rows-spanned="1"/>
          <table:covered-table-cell table:style-name="ce488"/>
          <table:table-cell table:style-name="ce686" table:number-columns-repeated="2"/>
          <table:table-cell table:style-name="ce794"/>
          <table:table-cell table:number-columns-repeated="1010"/>
        </table:table-row>
        <table:table-row table:style-name="ro13">
          <table:table-cell table:style-name="ce723" office:value-type="string" calcext:value-type="string">
            <text:p>Signe de<text:span text:style-name="T7"> f (x)</text:span></text:p>
          </table:table-cell>
          <table:table-cell table:style-name="ce465" table:number-columns-spanned="2" table:number-rows-spanned="1"/>
          <table:covered-table-cell table:style-name="ce125"/>
          <table:table-cell table:style-name="ce125" table:number-columns-spanned="2" table:number-rows-spanned="1"/>
          <table:covered-table-cell table:style-name="ce125"/>
          <table:table-cell table:style-name="ce99" table:number-columns-spanned="2" table:number-rows-spanned="1"/>
          <table:covered-table-cell table:style-name="ce125"/>
          <table:table-cell table:style-name="ce99" table:number-columns-spanned="2" table:number-rows-spanned="1"/>
          <table:covered-table-cell table:style-name="ce125"/>
          <table:table-cell table:style-name="ce409" table:number-columns-spanned="2" table:number-rows-spanned="1"/>
          <table:covered-table-cell table:style-name="ce488"/>
          <table:table-cell table:style-name="ce686"/>
          <table:table-cell table:style-name="ce794" table:number-columns-repeated="2"/>
          <table:table-cell table:number-columns-repeated="1010"/>
        </table:table-row>
        <table:table-row table:style-name="ro13">
          <table:table-cell table:style-name="ce726" table:number-columns-repeated="2"/>
          <table:table-cell table:style-name="ce757" table:number-columns-repeated="4"/>
          <table:table-cell table:style-name="ce238" table:number-columns-repeated="4"/>
          <table:table-cell table:style-name="ce780"/>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803" table:formula="of:=IF(AND([$Synthèse.$H$1];[.$AA$1];[.$AA$2]);IF(ISBLANK([$Données.B189]);&quot;&quot;;[$Données.B189]);&quot;&quot;)" office:value-type="float" office:value="-10" calcext:value-type="float" table:number-columns-spanned="2" table:number-rows-spanned="1">
            <text:p>-10</text:p>
          </table:table-cell>
          <table:covered-table-cell table:style-name="ce830"/>
          <table:table-cell table:style-name="ce513" table:formula="of:=IF(AND([$Synthèse.$H$1];[.$AA$1];[.$AA$2]);IF(ISBLANK([$Données.C189]);&quot;&quot;;[$Données.C189]);&quot;&quot;)" office:value-type="float" office:value="-1" calcext:value-type="float" table:number-columns-spanned="2" table:number-rows-spanned="1">
            <text:p>-1</text:p>
          </table:table-cell>
          <table:covered-table-cell table:style-name="ce830"/>
          <table:table-cell table:style-name="ce513" table:formula="of:=IF(AND([$Synthèse.$H$1];[.$AA$1];[.$AA$2]);IF(ISBLANK([$Données.D189]);&quot;&quot;;[$Données.D189]);&quot;&quot;)" table:number-columns-spanned="2" table:number-rows-spanned="1">
            <text:p/>
          </table:table-cell>
          <table:covered-table-cell table:style-name="ce830"/>
          <table:table-cell table:style-name="ce513" table:formula="of:=IF(AND([$Synthèse.$H$1];[.$AA$1];[.$AA$2]);IF(ISBLANK([$Données.E189]);&quot;&quot;;[$Données.E189]);&quot;&quot;)" office:value-type="float" office:value="3" calcext:value-type="float" table:number-columns-spanned="2" table:number-rows-spanned="1">
            <text:p>3</text:p>
          </table:table-cell>
          <table:covered-table-cell table:style-name="ce830"/>
          <table:table-cell table:style-name="ce867" table:formula="of:=IF(AND([$Synthèse.$H$1];[.$AA$1];[.$AA$2]);IF(ISBLANK([$Données.F189]);&quot;&quot;;[$Données.F189]);&quot;&quot;)" office:value-type="float" office:value="10" calcext:value-type="float" table:number-columns-spanned="2" table:number-rows-spanned="1">
            <text:p>10</text:p>
          </table:table-cell>
          <table:covered-table-cell table:style-name="ce616"/>
          <table:table-cell table:style-name="ce900"/>
          <table:table-cell table:style-name="ce715"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468" table:formula="of:=IF(AND([$Synthèse.$H$1];[.$AA$1];[.$AA$2]);IF(ISBLANK([$Données.B190]);&quot;&quot;;[$Données.B190]);&quot;&quot;)" office:value-type="string" office:string-value="-" calcext:value-type="string" table:number-columns-spanned="2" table:number-rows-spanned="1">
            <text:p>-</text:p>
          </table:table-cell>
          <table:covered-table-cell table:style-name="ce499"/>
          <table:table-cell table:style-name="ce514" table:formula="of:=IF(AND([$Synthèse.$H$1];[.$AA$1];[.$AA$2]);IF(ISBLANK([$Données.C190]);&quot;&quot;;[$Données.C190]);&quot;&quot;)" office:value-type="float" office:value="0" calcext:value-type="float" table:number-columns-spanned="2" table:number-rows-spanned="1">
            <text:p>0</text:p>
          </table:table-cell>
          <table:covered-table-cell table:style-name="ce499"/>
          <table:table-cell table:style-name="ce514" table:formula="of:=IF(AND([$Synthèse.$H$1];[.$AA$1];[.$AA$2]);IF(ISBLANK([$Données.D190]);&quot;&quot;;[$Données.D190]);&quot;&quot;)" office:value-type="string" office:string-value="+" calcext:value-type="string" table:number-columns-spanned="2" table:number-rows-spanned="1">
            <text:p>+</text:p>
          </table:table-cell>
          <table:covered-table-cell table:style-name="ce499"/>
          <table:table-cell table:style-name="ce514" table:formula="of:=IF(AND([$Synthèse.$H$1];[.$AA$1];[.$AA$2]);IF(ISBLANK([$Données.E190]);&quot;&quot;;[$Données.E190]);&quot;&quot;)" office:value-type="string" office:string-value="||" calcext:value-type="string" table:number-columns-spanned="2" table:number-rows-spanned="1">
            <text:p>||</text:p>
          </table:table-cell>
          <table:covered-table-cell table:style-name="ce499"/>
          <table:table-cell table:style-name="ce610" table:formula="of:=IF(AND([$Synthèse.$H$1];[.$AA$1];[.$AA$2]);IF(ISBLANK([$Données.F190]);&quot;&quot;;[$Données.F190]);&quot;&quot;)" office:value-type="string" office:string-value="-" calcext:value-type="string" table:number-columns-spanned="2" table:number-rows-spanned="1">
            <text:p>-</text:p>
          </table:table-cell>
          <table:covered-table-cell table:style-name="ce617"/>
          <table:table-cell table:style-name="ce799" table:formula="of:=IF(AND([.$AA$1];[.$AA$2]);IF(ISBLANK([$Données.L88]);&quot;&quot;;[$Données.L88]);&quot;&quot;)">
            <text:p/>
          </table:table-cell>
          <table:table-cell table:style-name="ce794"/>
          <table:table-cell table:style-name="ce686"/>
          <table:table-cell table:number-columns-repeated="1010"/>
        </table:table-row>
        <table:table-row table:style-name="ro13">
          <table:table-cell table:style-name="ce728" table:number-columns-repeated="6"/>
          <table:table-cell table:style-name="ce238" table:number-columns-repeated="3"/>
          <table:table-cell/>
          <table:table-cell table:style-name="ce782"/>
          <table:table-cell table:number-columns-repeated="1013"/>
        </table:table-row>
        <table:table-row table:style-name="ro13">
          <table:table-cell table:style-name="ce229" office:value-type="string" calcext:value-type="string" table:number-columns-spanned="12" table:number-rows-spanned="1">
            <text:p>Dans les cellules C16, E16 et G16 :</text:p>
          </table:table-cell>
          <table:covered-table-cell table:style-name="ce487"/>
          <table:covered-table-cell table:style-name="ce293"/>
          <table:covered-table-cell table:style-name="ce487"/>
          <table:covered-table-cell table:number-columns-repeated="8" table:style-name="ce325"/>
          <table:table-cell table:style-name="ce462"/>
          <table:table-cell table:style-name="ce798"/>
          <table:table-cell table:style-name="ce686"/>
          <table:table-cell table:style-name="ce715"/>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487"/>
          <table:covered-table-cell table:style-name="ce293"/>
          <table:covered-table-cell table:style-name="ce487"/>
          <table:covered-table-cell table:number-columns-repeated="8" table:style-name="ce325"/>
          <table:table-cell table:style-name="ce462"/>
          <table:table-cell table:style-name="ce798"/>
          <table:table-cell table:style-name="ce238"/>
          <table:table-cell table:style-name="ce715" table:number-columns-spanned="1" table:number-rows-spanned="2"/>
          <table:table-cell table:style-name="ce804"/>
          <table:table-cell table:style-name="ce807" table:number-columns-spanned="1" table:number-rows-spanned="2"/>
          <table:table-cell table:style-name="ce686"/>
          <table:table-cell table:style-name="ce807" table:number-columns-spanned="1" table:number-rows-spanned="2"/>
          <table:table-cell table:style-name="ce686"/>
          <table:table-cell table:style-name="ce807" table:number-columns-spanned="1" table:number-rows-spanned="2"/>
          <table:table-cell table:style-name="ce686"/>
          <table:table-cell table:style-name="ce807" table:number-columns-spanned="1" table:number-rows-spanned="2"/>
          <table:table-cell table:style-name="ce686"/>
          <table:table-cell table:style-name="ce807" table:number-columns-spanned="1" table:number-rows-spanned="2"/>
          <table:table-cell table:style-name="ce686"/>
          <table:table-cell table:style-name="ce807" table:number-columns-spanned="1" table:number-rows-spanned="2"/>
          <table:table-cell table:style-name="ce686"/>
          <table:table-cell table:style-name="ce798" table:number-columns-repeated="2"/>
          <table:table-cell table:style-name="ce462"/>
          <table:table-cell table:number-columns-repeated="992"/>
        </table:table-row>
        <table:table-row table:style-name="ro13">
          <table:table-cell table:style-name="ce238" table:number-columns-repeated="15"/>
          <table:covered-table-cell table:style-name="ce732"/>
          <table:table-cell table:style-name="ce805"/>
          <table:covered-table-cell table:style-name="ce686"/>
          <table:table-cell table:style-name="ce797"/>
          <table:covered-table-cell table:style-name="ce659"/>
          <table:table-cell table:style-name="ce797"/>
          <table:covered-table-cell table:style-name="ce659"/>
          <table:table-cell table:style-name="ce797"/>
          <table:covered-table-cell table:style-name="ce659"/>
          <table:table-cell table:style-name="ce797"/>
          <table:covered-table-cell table:style-name="ce659"/>
          <table:table-cell table:style-name="ce797"/>
          <table:covered-table-cell table:style-name="ce659"/>
          <table:table-cell table:style-name="ce797"/>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378"/>
          <table:table-cell table:style-name="ce761" table:number-columns-repeated="2"/>
          <table:table-cell table:style-name="ce125"/>
          <table:table-cell table:style-name="ce761" table:number-columns-repeated="2"/>
          <table:table-cell table:style-name="ce916"/>
          <table:table-cell table:style-name="ce794" table:number-columns-repeated="4"/>
          <table:table-cell table:style-name="ce238"/>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92"/>
        </table:table-row>
        <table:table-row table:style-name="ro13">
          <table:table-cell table:style-name="ce455" table:formula="of:=IF([.$AA$3]=1;&quot;Signe de f '(x)&quot;;&quot;/\/\/\/\/\/\/\/\/\/\&quot;)" office:value-type="string" office:string-value="/\/\/\/\/\/\/\/\/\/\" calcext:value-type="string">
            <text:p>/\/\/\/\/\/\/\/\/\/\</text:p>
          </table:table-cell>
          <table:table-cell table:style-name="ce486" table:number-columns-spanned="3" table:number-rows-spanned="1"/>
          <table:covered-table-cell table:number-columns-repeated="2" table:style-name="ce125"/>
          <table:table-cell table:style-name="ce125"/>
          <table:table-cell table:style-name="ce409" table:number-columns-spanned="3" table:number-rows-spanned="1"/>
          <table:covered-table-cell table:style-name="ce125"/>
          <table:covered-table-cell table:style-name="ce409"/>
          <table:table-cell table:style-name="ce794"/>
          <table:table-cell table:style-name="ce612" office:value-type="string" calcext:value-type="string">
            <text:p>saisir </text:p>
          </table:table-cell>
          <table:table-cell table:style-name="ce612" office:value-type="string" calcext:value-type="string">
            <text:p>pour</text:p>
          </table:table-cell>
          <table:table-cell table:style-name="ce794" table:number-columns-repeated="3"/>
          <table:table-cell table:style-name="ce238"/>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455" office:value-type="string" calcext:value-type="string" table:number-columns-spanned="1" table:number-rows-spanned="2">
            <text:p>Variations</text:p>
            <text:p>de <text:span text:style-name="T7">f</text:span></text:p>
          </table:table-cell>
          <table:table-cell table:style-name="ce474"/>
          <table:table-cell table:style-name="ce387" table:number-columns-spanned="1" table:number-rows-spanned="2"/>
          <table:table-cell table:style-name="ce519"/>
          <table:table-cell table:style-name="ce541" table:number-columns-spanned="1" table:number-rows-spanned="2"/>
          <table:table-cell table:style-name="ce569"/>
          <table:table-cell table:style-name="ce387" table:number-columns-spanned="1" table:number-rows-spanned="2"/>
          <table:table-cell table:style-name="ce578"/>
          <table:table-cell table:style-name="ce605" table:number-columns-spanned="1" table:number-rows-spanned="2"/>
          <table:table-cell table:style-name="ce613" office:value-type="string" calcext:value-type="string">
            <text:p>+infini</text:p>
          </table:table-cell>
          <table:table-cell table:style-name="ce613" office:value-type="string" calcext:value-type="string">
            <text:p>+<text:span text:style-name="T19">∞</text:span></text:p>
          </table:table-cell>
          <table:table-cell table:style-name="ce686" table:number-columns-repeated="3"/>
          <table:table-cell table:style-name="ce238"/>
          <table:table-cell table:style-name="ce715"/>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475"/>
          <table:covered-table-cell table:style-name="ce120"/>
          <table:table-cell table:style-name="ce521"/>
          <table:covered-table-cell table:style-name="ce368"/>
          <table:table-cell table:style-name="ce571"/>
          <table:covered-table-cell table:style-name="ce368"/>
          <table:table-cell table:style-name="ce579"/>
          <table:covered-table-cell table:style-name="ce659"/>
          <table:table-cell table:style-name="ce613" office:value-type="string" calcext:value-type="string">
            <text:p>-infini</text:p>
          </table:table-cell>
          <table:table-cell table:style-name="ce619" office:value-type="string" calcext:value-type="string">
            <text:p>-∞</text:p>
          </table:table-cell>
          <table:table-cell table:style-name="ce797" table:number-columns-repeated="3"/>
          <table:table-cell table:style-name="ce238"/>
          <table:table-cell table:style-name="ce715"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number-columns-repeated="12"/>
          <table:table-cell table:style-name="ce462" table:number-columns-repeated="2"/>
          <table:table-cell table:style-name="ce238"/>
          <table:covered-table-cell table:style-name="ce732"/>
          <table:table-cell table:style-name="ce802"/>
          <table:covered-table-cell table:style-name="ce686"/>
          <table:table-cell table:style-name="ce794"/>
          <table:covered-table-cell table:style-name="ce659"/>
          <table:table-cell table:style-name="ce794"/>
          <table:covered-table-cell table:style-name="ce659"/>
          <table:table-cell table:style-name="ce794"/>
          <table:covered-table-cell table:style-name="ce659"/>
          <table:table-cell table:style-name="ce794"/>
          <table:covered-table-cell table:style-name="ce659"/>
          <table:table-cell table:style-name="ce794"/>
          <table:covered-table-cell table:style-name="ce659"/>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189]);&quot;&quot;;[$Données.P189]);&quot;&quot;)" office:value-type="float" office:value="-10" calcext:value-type="float">
            <text:p>-10</text:p>
          </table:table-cell>
          <table:table-cell table:style-name="ce761" table:formula="of:=IF(AND([$Synthèse.$H$1];[.$AA$1];[.$AA$2]);IF(ISBLANK([$Données.Q189]);&quot;&quot;;[$Données.Q189]);&quot;&quot;)">
            <text:p/>
          </table:table-cell>
          <table:table-cell table:style-name="ce761" table:formula="of:=IF(AND([$Synthèse.$H$1];[.$AA$1];[.$AA$2]);IF(ISBLANK([$Données.R189]);&quot;&quot;;[$Données.R189]);&quot;&quot;)">
            <text:p/>
          </table:table-cell>
          <table:table-cell table:style-name="ce761" table:formula="of:=IF(AND([$Synthèse.$H$1];[.$AA$1];[.$AA$2]);IF(ISBLANK([$Données.S189]);&quot;&quot;;[$Données.S189]);&quot;&quot;)" office:value-type="float" office:value="3" calcext:value-type="float">
            <text:p>3</text:p>
          </table:table-cell>
          <table:table-cell table:style-name="ce761" table:formula="of:=IF(AND([$Synthèse.$H$1];[.$AA$1];[.$AA$2]);IF(ISBLANK([$Données.T189]);&quot;&quot;;[$Données.T189]);&quot;&quot;)">
            <text:p/>
          </table:table-cell>
          <table:table-cell table:style-name="ce761" table:formula="of:=IF(AND([$Synthèse.$H$1];[.$AA$1];[.$AA$2]);IF(ISBLANK([$Données.U189]);&quot;&quot;;[$Données.U189]);&quot;&quot;)">
            <text:p/>
          </table:table-cell>
          <table:table-cell table:style-name="ce861" table:formula="of:=IF(AND([$Synthèse.$H$1];[.$AA$1];[.$AA$2]);IF(ISBLANK([$Données.V189]);&quot;&quot;;[$Données.V189]);&quot;&quot;)" office:value-type="float" office:value="10" calcext:value-type="float">
            <text:p>10</text:p>
          </table:table-cell>
          <table:table-cell table:style-name="ce794" table:number-columns-repeated="4"/>
          <table:table-cell table:number-columns-repeated="2"/>
          <table:table-cell table:style-name="ce238"/>
          <table:table-cell table:style-name="ce798" table:number-columns-repeated="13"/>
          <table:table-cell table:style-name="ce462" table:number-columns-repeated="4"/>
          <table:table-cell table:number-columns-repeated="992"/>
        </table:table-row>
        <table:table-row table:style-name="ro13">
          <table:table-cell table:style-name="ce455" table:formula="of:=IF([.$AA$3]=1;&quot;Signe de f '(x)&quot;;&quot;/\/\/\/\/\/\/\/\/\/\&quot;)" office:value-type="string" office:string-value="/\/\/\/\/\/\/\/\/\/\" calcext:value-type="string">
            <text:p>/\/\/\/\/\/\/\/\/\/\</text:p>
          </table:table-cell>
          <table:table-cell table:style-name="ce821" table:formula="of:=IF(AND([$Synthèse.$H$1];[.$AA$1];[.$AA$2];[.$AA$3]);IF(ISBLANK([$Données.P190]);&quot;&quot;;[$Données.P190]);&quot;&quot;)" table:number-columns-spanned="3" table:number-rows-spanned="1">
            <text:p/>
          </table:table-cell>
          <table:covered-table-cell table:style-name="ce833"/>
          <table:covered-table-cell table:style-name="ce761"/>
          <table:table-cell table:style-name="ce847" table:formula="of:=IF(AND([$Synthèse.$H$1];[.$AA$1];[.$AA$2];[.$AA$3]);IF(ISBLANK([$Données.S190]);&quot;&quot;;[$Données.S190]);&quot;&quot;)">
            <text:p/>
          </table:table-cell>
          <table:table-cell table:style-name="ce633" table:formula="of:=IF(AND([$Synthèse.$H$1];[.$AA$1];[.$AA$2];[.$AA$3]);IF(ISBLANK([$Données.T190]);&quot;&quot;;[$Données.T190]);&quot;&quot;)" table:number-columns-spanned="3" table:number-rows-spanned="1">
            <text:p/>
          </table:table-cell>
          <table:covered-table-cell table:style-name="ce761"/>
          <table:covered-table-cell table:style-name="ce633"/>
          <table:table-cell table:style-name="ce794" table:number-columns-repeated="4"/>
          <table:table-cell table:number-columns-repeated="2"/>
          <table:table-cell table:style-name="ce800"/>
          <table:table-cell table:style-name="ce686" table:number-columns-repeated="11"/>
          <table:table-cell table:style-name="ce659"/>
          <table:table-cell table:style-name="ce686"/>
          <table:table-cell table:style-name="ce462" table:number-columns-repeated="4"/>
          <table:table-cell table:number-columns-repeated="992"/>
        </table:table-row>
        <table:table-row table:style-name="ro13">
          <table:table-cell table:style-name="ce455" office:value-type="string" calcext:value-type="string" table:number-columns-spanned="1" table:number-rows-spanned="2">
            <text:p>Variations</text:p>
            <text:p>de <text:span text:style-name="T7">f</text:span></text:p>
          </table:table-cell>
          <table:table-cell table:style-name="ce752" table:formula="of:=IF(AND([$Synthèse.$H$1];[.$AA$1];[.$AA$2]);IF(ISBLANK([$Données.P191]);&quot;&quot;;[$Données.P191]);&quot;&quot;)">
            <text:p/>
          </table:table-cell>
          <table:table-cell table:style-name="ce834" table:formula="of:=IF(AND([$Synthèse.$H$1];[.$AA$1];[.$AA$2]);IF(ISBLANK([$Données.Q191]);&quot;&quot;;[$Données.Q191]);&quot;&quot;)" office:value-type="string" office:string-value="k" calcext:value-type="string" table:number-columns-spanned="1" table:number-rows-spanned="2">
            <text:p>k</text:p>
          </table:table-cell>
          <table:table-cell table:style-name="ce841" table:formula="of:=IF(AND([$Synthèse.$H$1];[.$AA$1];[.$AA$2]);IF(ISBLANK([$Données.R191]);&quot;&quot;;[$Données.R191]);&quot;&quot;)" office:value-type="string" office:string-value="+∞" calcext:value-type="string">
            <text:p>+∞</text:p>
          </table:table-cell>
          <table:table-cell table:style-name="ce550" table:formula="of:=IF(AND([$Synthèse.$H$1];[.$AA$1];[.$AA$2]);IF(ISBLANK([$Données.S191]);&quot;&quot;;[$Données.S191]);&quot;&quot;)" office:value-type="string" office:string-value="||" calcext:value-type="string" table:number-columns-spanned="1" table:number-rows-spanned="2">
            <text:p>||</text:p>
          </table:table-cell>
          <table:table-cell table:style-name="ce857" table:formula="of:=IF(AND([$Synthèse.$H$1];[.$AA$1];[.$AA$2]);IF(ISBLANK([$Données.T191]);&quot;&quot;;[$Données.T191]);&quot;&quot;)">
            <text:p/>
          </table:table-cell>
          <table:table-cell table:style-name="ce834" table:formula="of:=IF(AND([$Synthèse.$H$1];[.$AA$1];[.$AA$2]);IF(ISBLANK([$Données.U191]);&quot;&quot;;[$Données.U191]);&quot;&quot;)" office:value-type="string" office:string-value="k" calcext:value-type="string" table:number-columns-spanned="1" table:number-rows-spanned="2">
            <text:p>k</text:p>
          </table:table-cell>
          <table:table-cell table:style-name="ce867" table:formula="of:=IF(AND([$Synthèse.$H$1];[.$AA$1];[.$AA$2]);IF(ISBLANK([$Données.V191]);&quot;&quot;;[$Données.V191]);&quot;&quot;)" office:value-type="string" office:string-value="-2" calcext:value-type="string">
            <text:p>-2</text:p>
          </table:table-cell>
          <table:table-cell table:style-name="ce876" table:number-columns-spanned="1" table:number-rows-spanned="2"/>
          <table:table-cell table:style-name="ce794"/>
          <table:table-cell table:style-name="ce876" table:number-columns-spanned="1" table:number-rows-spanned="2"/>
          <table:table-cell table:style-name="ce794"/>
          <table:table-cell table:style-name="ce238" table:number-columns-repeated="7"/>
          <table:table-cell table:number-columns-repeated="1005"/>
        </table:table-row>
        <table:table-row table:style-name="ro13">
          <table:covered-table-cell table:style-name="ce732"/>
          <table:table-cell table:style-name="ce755" table:formula="of:=IF(AND([$Synthèse.$H$1];[.$AA$1];[.$AA$2]);IF(ISBLANK([$Données.P192]);&quot;&quot;;[$Données.P192]);&quot;&quot;)" office:value-type="string" office:string-value="-2" calcext:value-type="string">
            <text:p>-2</text:p>
          </table:table-cell>
          <table:covered-table-cell table:style-name="ce765"/>
          <table:table-cell table:style-name="ce842" table:formula="of:=IF(AND([$Synthèse.$H$1];[.$AA$1];[.$AA$2]);IF(ISBLANK([$Données.R192]);&quot;&quot;;[$Données.R192]);&quot;&quot;)">
            <text:p/>
          </table:table-cell>
          <table:covered-table-cell table:style-name="ce849"/>
          <table:table-cell table:style-name="ce859" table:formula="of:=IF(AND([$Synthèse.$H$1];[.$AA$1];[.$AA$2]);IF(ISBLANK([$Données.T192]);&quot;&quot;;[$Données.T192]);&quot;&quot;)" office:value-type="string" office:string-value="-∞" calcext:value-type="string">
            <text:p>-∞</text:p>
          </table:table-cell>
          <table:covered-table-cell table:style-name="ce765"/>
          <table:table-cell table:style-name="ce868" table:formula="of:=IF(AND([$Synthèse.$H$1];[.$AA$1];[.$AA$2]);IF(ISBLANK([$Données.V192]);&quot;&quot;;[$Données.V192]);&quot;&quot;)">
            <text:p/>
          </table:table-cell>
          <table:covered-table-cell table:style-name="ce659"/>
          <table:table-cell table:style-name="ce794"/>
          <table:covered-table-cell table:style-name="ce659"/>
          <table:table-cell table:style-name="ce794"/>
          <table:table-cell table:style-name="ce238" table:number-columns-repeated="7"/>
          <table:table-cell table:number-columns-repeated="1005"/>
        </table:table-row>
        <table:table-row table:style-name="ro13" table:number-rows-repeated="2">
          <table:table-cell table:style-name="ce238" table:number-columns-repeated="14"/>
          <table:table-cell table:number-columns-repeated="1010"/>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38" table:number-columns-repeated="2"/>
          <table:table-cell table:number-columns-repeated="1010"/>
        </table:table-row>
        <table:table-row table:style-name="ro13" table:number-rows-repeated="6">
          <table:table-cell table:style-name="ce238" table:number-columns-repeated="14"/>
          <table:table-cell table:number-columns-repeated="1010"/>
        </table:table-row>
        <table:table-row table:style-name="ro7" table:number-rows-repeated="1048544">
          <table:table-cell table:number-columns-repeated="1024"/>
        </table:table-row>
        <table:table-row table:style-name="ro7">
          <table:table-cell table:number-columns-repeated="1024"/>
        </table:table-row>
        <calcext:conditional-formats>
          <calcext:conditional-format calcext:target-range-address="'Fonction homographique'.K7:'Fonction homographique'.K7">
            <calcext:condition calcext:apply-style-name="VRAI" calcext:value="formula-is(IF([.K7]=0))" calcext:base-cell-address="'Fonction homographique'.K7"/>
            <calcext:condition calcext:apply-style-name="FAUX" calcext:value="formula-is(IF([.K7]=1))" calcext:base-cell-address="'Fonction homographique'.K7"/>
          </calcext:conditional-format>
          <calcext:conditional-format calcext:target-range-address="'Fonction homographique'.C7:'Fonction homographique'.F7">
            <calcext:condition calcext:apply-style-name="VRAI" calcext:value="formula-is(IF([.C7]=0))" calcext:base-cell-address="'Fonction homographique'.C7"/>
            <calcext:condition calcext:apply-style-name="FAUX" calcext:value="formula-is(IF([.C7]=1))" calcext:base-cell-address="'Fonction homographique'.C7"/>
          </calcext:conditional-format>
          <calcext:conditional-format calcext:target-range-address="'Fonction homographique'.D11:'Fonction homographique'.D12 'Fonction homographique'.B11:'Fonction homographique'.B12">
            <calcext:condition calcext:apply-style-name="VRAI" calcext:value="formula-is(IF(#REF!=0))" calcext:base-cell-address="'Fonction homographique'.B11"/>
            <calcext:condition calcext:apply-style-name="FAUX" calcext:value="formula-is(IF(#REF!=1))" calcext:base-cell-address="'Fonction homographique'.B11"/>
          </calcext:conditional-format>
        </calcext:conditional-formats>
      </table:table>
      <table:table table:name="(In)équation niveau 1" table:style-name="ta6" table:protected="true" table:protection-key="DYZBiHo1Qz0zXumkCmAUGpNhhr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5" form:id="control25" form:label="Résultats" form:input-required="false" form:linked-cell="'(In)équation niveau 1'.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6" form:id="control26" form:label="Réponses" form:input-required="false" form:linked-cell="'(In)équation niveau 1'.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8" form:id="control2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1?language=Basic&amp;location=document" xlink:type="simple"/>
              </office:event-listeners>
            </form:button>
          </form:form>
        </office:forms>
        <table:shapes>
          <draw:control draw:z-index="0" draw:style-name="gr4" draw:text-style-name="P1" svg:width="4.511cm" svg:height="1.557cm" svg:x="30.156cm" svg:y="30.418cm" draw:control="control25"/>
          <draw:control draw:z-index="1" draw:style-name="gr4" draw:text-style-name="P1" svg:width="4.505cm" svg:height="1.521cm" svg:x="35.339cm" svg:y="30.458cm" draw:control="control26"/>
          <draw:frame draw:z-index="2" draw:style-name="gr6" draw:text-style-name="P2" svg:width="21.091cm" svg:height="14.596cm" svg:x="36.461cm" svg:y="0.355cm">
            <draw:object draw:notify-on-update-of-ranges="Données.AI50:Données.AI70 Données.AJ50:Données.AJ70" xlink:href="./Object 8" xlink:type="simple" xlink:show="embed" xlink:actuate="onLoad">
              <loext:p/>
            </draw:object>
            <draw:image xlink:href="./ObjectReplacements/Object 8" xlink:type="simple" xlink:show="embed" xlink:actuate="onLoad"/>
          </draw:frame>
          <draw:control draw:z-index="3" draw:style-name="gr1" draw:text-style-name="P1" svg:width="11.496cm" svg:height="1.5cm" svg:x="5.466cm" svg:y="30.485cm" draw:control="control27"/>
          <draw:control draw:z-index="4" draw:style-name="gr1" draw:text-style-name="P1" svg:width="4.528cm" svg:height="1.5cm" svg:x="0.407cm" svg:y="30.47cm" draw:control="control28"/>
        </table:shapes>
        <table:table-column table:style-name="co8" table:default-cell-style-name="ce297"/>
        <table:table-column table:style-name="co9" table:default-cell-style-name="ce297"/>
        <table:table-column table:style-name="co10" table:number-columns-repeated="11" table:default-cell-style-name="ce297"/>
        <table:table-column table:style-name="co14" table:number-columns-repeated="4" table:default-cell-style-name="ce297"/>
        <table:table-column table:style-name="co1" table:number-columns-repeated="47" table:default-cell-style-name="ce297"/>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5" table:number-rows-spanned="1">
            <text:p>KELLER Stéphane</text:p>
            <text:p>Lycée agricole Louis Pasteur</text:p>
          </table:table-cell>
          <table:covered-table-cell table:style-name="ce238"/>
          <table:covered-table-cell table:style-name="ce288"/>
          <table:covered-table-cell table:number-columns-repeated="2" table:style-name="ce238"/>
          <table:table-cell table:style-name="ce343" table:formula="of:=IF(AND([$Synthèse.$H$1];[.$AA$1]);[$Données.AG76];&quot;&quot;)">
            <text:p/>
          </table:table-cell>
          <table:table-cell table:style-name="ce344" office:value-type="string" calcext:value-type="string">
            <text:p>/20</text:p>
          </table:table-cell>
          <table:table-cell table:style-name="Default"/>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48"/>
          <table:table-cell/>
          <table:table-cell table:style-name="ce238"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48"/>
          <table:covered-table-cell table:number-columns-repeated="3"/>
          <table:table-cell table:number-columns-repeated="1019"/>
        </table:table-row>
        <table:table-row table:style-name="ro7">
          <table:table-cell table:style-name="ce773"/>
          <table:table-cell table:style-name="ce36"/>
          <table:table-cell table:style-name="ce78" table:number-columns-repeated="5"/>
          <table:table-cell table:number-columns-repeated="1017"/>
        </table:table-row>
        <table:table-row table:style-name="ro7">
          <table:table-cell table:style-name="ce457" office:value-type="string" calcext:value-type="string" table:number-columns-spanned="7" table:number-rows-spanned="1">
            <text:p>Ensemble solution de l’équation <text:span text:style-name="T20">f </text:span>(<text:span text:style-name="T20">x</text:span>) = 0</text:p>
          </table:table-cell>
          <table:covered-table-cell table:style-name="ce773"/>
          <table:covered-table-cell table:style-name="ce36"/>
          <table:covered-table-cell table:style-name="ce773"/>
          <table:covered-table-cell table:style-name="ce790"/>
          <table:covered-table-cell table:number-columns-repeated="2" table:style-name="ce78"/>
          <table:table-cell table:number-columns-repeated="1017"/>
        </table:table-row>
        <table:table-row table:style-name="ro7">
          <table:table-cell table:style-name="ce773"/>
          <table:table-cell table:style-name="ce790" office:value-type="string" calcext:value-type="string">
            <text:p>S =</text:p>
          </table:table-cell>
          <table:table-cell table:style-name="ce241"/>
          <table:table-cell table:style-name="ce289" table:number-columns-repeated="3"/>
          <table:table-cell table:style-name="ce369"/>
          <table:table-cell table:number-columns-repeated="1017"/>
        </table:table-row>
        <table:table-row table:style-name="ro14">
          <table:table-cell table:style-name="ce3" office:value-type="string" calcext:value-type="string" table:number-columns-spanned="2" table:number-rows-spanned="1">
            <text:p>Vrai ou Faux</text:p>
          </table:table-cell>
          <table:covered-table-cell table:style-name="ce773"/>
          <table:table-cell table:style-name="ce477" table:formula="of:=IF(ISBLANK([.C6]);&quot;&quot;;IF(AND([$Synthèse.$H$1];[.$AA$1]);IF([.C6]=[$Données.V59];1;0);&quot;&quot;))">
            <text:p/>
          </table:table-cell>
          <table:table-cell table:style-name="ce570" table:formula="of:=IF(ISBLANK([.D6]);&quot;&quot;;IF(AND([$Synthèse.$H$1];[.$AA$1]);IF([.D6]=[$Données.W59];1;0);&quot;&quot;))">
            <text:p/>
          </table:table-cell>
          <table:table-cell table:style-name="ce570" table:formula="of:=IF(ISBLANK([.E6]);&quot;&quot;;IF(AND([$Synthèse.$H$1];[.$AA$1]);IF([.E6]=[$Données.X59];1;0);&quot;&quot;))">
            <text:p/>
          </table:table-cell>
          <table:table-cell table:style-name="ce570" table:formula="of:=IF(ISBLANK([.F6]);&quot;&quot;;IF(AND([$Synthèse.$H$1];[.$AA$1]);IF([.F6]=[$Données.Y59];1;0);&quot;&quot;))">
            <text:p/>
          </table:table-cell>
          <table:table-cell table:style-name="ce589" table:formula="of:=IF(ISBLANK([.G6]);&quot;&quot;;IF(AND([$Synthèse.$H$1];[.$AA$1]);IF([.G6]=[$Données.Z59];1;0);&quot;&quot;))">
            <text:p/>
          </table:table-cell>
          <table:table-cell table:number-columns-repeated="1017"/>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59];&quot;&quot;)">
            <text:p/>
          </table:table-cell>
          <table:table-cell table:style-name="ce509" table:formula="of:=IF(AND([$Synthèse.$H$1];[.$AA$1];[.$AA$2]);[$Données.W59];&quot;&quot;)">
            <text:p/>
          </table:table-cell>
          <table:table-cell table:style-name="ce509" table:formula="of:=IF(AND([$Synthèse.$H$1];[.$AA$1];[.$AA$2]);[$Données.X59];&quot;&quot;)">
            <text:p/>
          </table:table-cell>
          <table:table-cell table:style-name="ce509" table:formula="of:=IF(AND([$Synthèse.$H$1];[.$AA$1];[.$AA$2]);[$Données.Y59];&quot;&quot;)">
            <text:p/>
          </table:table-cell>
          <table:table-cell table:style-name="ce611" table:formula="of:=IF(AND([$Synthèse.$H$1];[.$AA$1];[.$AA$2]);[$Données.Z59];&quot;&quot;)">
            <text:p/>
          </table:table-cell>
          <table:table-cell table:number-columns-repeated="1017"/>
        </table:table-row>
        <table:table-row table:style-name="ro7">
          <table:table-cell table:style-name="ce57"/>
          <table:table-cell table:style-name="ce791"/>
          <table:table-cell table:style-name="ce476" table:number-columns-repeated="5"/>
          <table:table-cell table:number-columns-repeated="1017"/>
        </table:table-row>
        <table:table-row table:style-name="ro15">
          <table:table-cell table:style-name="ce294" office:value-type="string" calcext:value-type="string">
            <text:p>Saisir <text:span text:style-name="T21">ou</text:span> pour le symbole <text:span text:style-name="T22"></text:span> (union).</text:p>
          </table:table-cell>
          <table:table-cell table:style-name="ce791"/>
          <table:table-cell table:style-name="ce476" table:number-columns-repeated="5"/>
          <table:table-cell table:style-name="ce462"/>
          <table:table-cell table:number-columns-repeated="1016"/>
        </table:table-row>
        <table:table-row table:style-name="ro15">
          <table:table-cell table:style-name="ce331" office:value-type="string" calcext:value-type="string">
            <text:p><text:span text:style-name="T23">Saisir </text:span><text:span text:style-name="T24">et</text:span><text:span text:style-name="T25"> pour le symbole </text:span><text:span text:style-name="T26"></text:span><text:span text:style-name="T25"> (intersection).</text:span></text:p>
          </table:table-cell>
          <table:table-cell table:style-name="ce791"/>
          <table:table-cell table:style-name="ce476" table:number-columns-repeated="5"/>
          <table:table-cell table:style-name="ce462"/>
          <table:table-cell table:number-columns-repeated="1016"/>
        </table:table-row>
        <table:table-row table:style-name="ro7">
          <table:table-cell table:style-name="ce462" table:number-columns-repeated="8"/>
          <table:table-cell table:style-name="ce358" table:number-columns-repeated="12"/>
          <table:table-cell table:number-columns-repeated="1004"/>
        </table:table-row>
        <table:table-row table:style-name="ro7">
          <table:table-cell table:style-name="ce167" office:value-type="string" calcext:value-type="string" table:number-columns-spanned="7" table:number-rows-spanned="1">
            <text:p>Ensemble solution de l’inéquation <text:span text:style-name="T27">f </text:span><text:span text:style-name="T4">(</text:span><text:span text:style-name="T28">x</text:span><text:span text:style-name="T4">)</text:span></text:p>
          </table:table-cell>
          <table:covered-table-cell table:style-name="ce177"/>
          <table:covered-table-cell table:style-name="ce306"/>
          <table:covered-table-cell table:style-name="ce177"/>
          <table:covered-table-cell table:style-name="ce250"/>
          <table:covered-table-cell table:number-columns-repeated="2" table:style-name="ce838"/>
          <table:table-cell table:style-name="ce380" table:formula="of:=[$Données.AE67]" office:value-type="string" office:string-value="≥" calcext:value-type="string">
            <text:p>≥</text:p>
          </table:table-cell>
          <table:table-cell table:style-name="ce568" office:value-type="float" office:value="0" calcext:value-type="float">
            <text:p>0</text:p>
          </table:table-cell>
          <table:table-cell table:style-name="ce292" table:number-columns-repeated="3"/>
          <table:table-cell table:style-name="ce319"/>
          <table:table-cell table:style-name="ce238" table:number-columns-repeated="4"/>
          <table:table-cell table:style-name="ce358" table:number-columns-repeated="3"/>
          <table:table-cell table:number-columns-repeated="1004"/>
        </table:table-row>
        <table:table-row table:style-name="ro7">
          <table:table-cell table:style-name="ce773"/>
          <table:table-cell table:style-name="ce790"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style-name="ce238" table:number-columns-repeated="4"/>
          <table:table-cell table:style-name="ce358" table:number-columns-repeated="3"/>
          <table:table-cell table:number-columns-repeated="1004"/>
        </table:table-row>
        <table:table-row table:style-name="ro14">
          <table:table-cell table:style-name="ce3" office:value-type="string" calcext:value-type="string" table:number-columns-spanned="2" table:number-rows-spanned="1">
            <text:p>Vrai ou Faux</text:p>
          </table:table-cell>
          <table:covered-table-cell table:style-name="ce773"/>
          <table:table-cell table:style-name="ce477" table:formula="of:=IF(ISBLANK([.C14]);&quot;&quot;;IF(AND([$Synthèse.$H$1];[.$AA$1]);IF([.C14]=[$Données.V68];1;0);&quot;&quot;))">
            <text:p/>
          </table:table-cell>
          <table:table-cell table:style-name="ce570" table:formula="of:=IF(ISBLANK([.D14]);&quot;&quot;;IF(AND([$Synthèse.$H$1];[.$AA$1]);IF([.D14]=[$Données.W68];1;0);&quot;&quot;))">
            <text:p/>
          </table:table-cell>
          <table:table-cell table:style-name="ce570" table:formula="of:=IF(ISBLANK([.E14]);&quot;&quot;;IF(AND([$Synthèse.$H$1];[.$AA$1]);IF([.E14]=[$Données.X68];1;0);&quot;&quot;))">
            <text:p/>
          </table:table-cell>
          <table:table-cell table:style-name="ce570" table:formula="of:=IF(ISBLANK([.F14]);&quot;&quot;;IF(AND([$Synthèse.$H$1];[.$AA$1]);IF([.F14]=[$Données.Y68];1;0);&quot;&quot;))">
            <text:p/>
          </table:table-cell>
          <table:table-cell table:style-name="ce570" table:formula="of:=IF(ISBLANK([.G14]);&quot;&quot;;IF(AND([$Synthèse.$H$1];[.$AA$1]);IF([.G14]=[$Données.Z68];1;0);&quot;&quot;))">
            <text:p/>
          </table:table-cell>
          <table:table-cell table:style-name="ce570" table:formula="of:=IF(ISBLANK([.H14]);&quot;&quot;;IF(AND([$Synthèse.$H$1];[.$AA$1]);IF([.H14]=[$Données.AA68];1;0);&quot;&quot;))">
            <text:p/>
          </table:table-cell>
          <table:table-cell table:style-name="ce570" table:formula="of:=IF(ISBLANK([.I14]);&quot;&quot;;IF(AND([$Synthèse.$H$1];[.$AA$1]);IF([.I14]=[$Données.AB68];1;0);&quot;&quot;))">
            <text:p/>
          </table:table-cell>
          <table:table-cell table:style-name="ce570" table:formula="of:=IF(ISBLANK([.J14]);&quot;&quot;;IF(AND([$Synthèse.$H$1];[.$AA$1]);IF([.J14]=[$Données.AC68];1;0);&quot;&quot;))">
            <text:p/>
          </table:table-cell>
          <table:table-cell table:style-name="ce570" table:formula="of:=IF(ISBLANK([.K14]);&quot;&quot;;IF(AND([$Synthèse.$H$1];[.$AA$1]);IF([.K14]=[$Données.AD68];1;0);&quot;&quot;))">
            <text:p/>
          </table:table-cell>
          <table:table-cell table:style-name="ce570" table:formula="of:=IF(ISBLANK([.L14]);&quot;&quot;;IF(AND([$Synthèse.$H$1];[.$AA$1]);IF([.L14]=[$Données.AE68];1;0);&quot;&quot;))">
            <text:p/>
          </table:table-cell>
          <table:table-cell table:style-name="ce589" table:formula="of:=IF(ISBLANK([.M14]);&quot;&quot;;IF(AND([$Synthèse.$H$1];[.$AA$1]);IF([.M14]=[$Données.AF68];1;0);&quot;&quot;))">
            <text:p/>
          </table:table-cell>
          <table:table-cell table:style-name="ce238" table:number-columns-repeated="4"/>
          <table:table-cell table:style-name="ce359"/>
          <table:table-cell table:style-name="ce358" table:number-columns-repeated="2"/>
          <table:table-cell table:number-columns-repeated="1004"/>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69];&quot;&quot;)">
            <text:p/>
          </table:table-cell>
          <table:table-cell table:style-name="ce509" table:formula="of:=IF(AND([$Synthèse.$H$1];[.$AA$1];[.$AA$2]);[$Données.W69];&quot;&quot;)">
            <text:p/>
          </table:table-cell>
          <table:table-cell table:style-name="ce509" table:formula="of:=IF(AND([$Synthèse.$H$1];[.$AA$1];[.$AA$2]);[$Données.X69];&quot;&quot;)">
            <text:p/>
          </table:table-cell>
          <table:table-cell table:style-name="ce509" table:formula="of:=IF(AND([$Synthèse.$H$1];[.$AA$1];[.$AA$2]);[$Données.Y69];&quot;&quot;)">
            <text:p/>
          </table:table-cell>
          <table:table-cell table:style-name="ce509" table:formula="of:=IF(AND([$Synthèse.$H$1];[.$AA$1];[.$AA$2]);[$Données.Z69];&quot;&quot;)">
            <text:p/>
          </table:table-cell>
          <table:table-cell table:style-name="ce600" table:formula="of:=IF(AND([$Synthèse.$H$1];[.$AA$1];[.$AA$2]);[$Données.AA69];&quot;&quot;)">
            <text:p/>
          </table:table-cell>
          <table:table-cell table:style-name="ce509" table:formula="of:=IF(AND([$Synthèse.$H$1];[.$AA$1];[.$AA$2]);[$Données.AB69];&quot;&quot;)">
            <text:p/>
          </table:table-cell>
          <table:table-cell table:style-name="ce509" table:formula="of:=IF(AND([$Synthèse.$H$1];[.$AA$1];[.$AA$2]);[$Données.AC69];&quot;&quot;)">
            <text:p/>
          </table:table-cell>
          <table:table-cell table:style-name="ce509" table:formula="of:=IF(AND([$Synthèse.$H$1];[.$AA$1];[.$AA$2]);[$Données.AD69];&quot;&quot;)">
            <text:p/>
          </table:table-cell>
          <table:table-cell table:style-name="ce509" table:formula="of:=IF(AND([$Synthèse.$H$1];[.$AA$1];[.$AA$2]);[$Données.AE69];&quot;&quot;)">
            <text:p/>
          </table:table-cell>
          <table:table-cell table:style-name="ce611" table:formula="of:=IF(AND([$Synthèse.$H$1];[.$AA$1];[.$AA$2]);[$Données.AF69];&quot;&quot;)">
            <text:p/>
          </table:table-cell>
          <table:table-cell table:style-name="ce238" table:number-columns-repeated="4"/>
          <table:table-cell table:style-name="ce359"/>
          <table:table-cell table:style-name="ce358" table:number-columns-repeated="2"/>
          <table:table-cell table:number-columns-repeated="1004"/>
        </table:table-row>
        <table:table-row table:style-name="ro7">
          <table:table-cell table:style-name="ce57" table:number-columns-spanned="2" table:number-rows-spanned="1"/>
          <table:covered-table-cell table:style-name="ce791"/>
          <table:table-cell table:style-name="ce478"/>
          <table:table-cell table:style-name="ce495" table:number-columns-repeated="4"/>
          <table:table-cell table:style-name="ce773" table:number-columns-repeated="6"/>
          <table:table-cell table:style-name="ce358" table:number-columns-repeated="7"/>
          <table:table-cell table:number-columns-repeated="1004"/>
        </table:table-row>
        <table:table-row table:style-name="ro7">
          <table:table-cell table:style-name="ce167" office:value-type="string" calcext:value-type="string" table:number-columns-spanned="7" table:number-rows-spanned="1">
            <text:p>Ensemble solution de l’inéquation<text:span text:style-name="T4"> </text:span><text:span text:style-name="T28">f </text:span><text:span text:style-name="T4">(</text:span><text:span text:style-name="T28">x</text:span><text:span text:style-name="T4">)</text:span></text:p>
          </table:table-cell>
          <table:covered-table-cell table:style-name="ce177"/>
          <table:covered-table-cell table:number-columns-repeated="5" table:style-name="ce328"/>
          <table:table-cell table:style-name="ce380" table:formula="of:=[$Données.AE71]" office:value-type="string" office:string-value="≤" calcext:value-type="string">
            <text:p>≤</text:p>
          </table:table-cell>
          <table:table-cell table:style-name="ce568" office:value-type="float" office:value="0" calcext:value-type="float">
            <text:p>0</text:p>
          </table:table-cell>
          <table:table-cell table:style-name="ce292" table:number-columns-repeated="2"/>
          <table:table-cell table:style-name="ce838"/>
          <table:table-cell table:style-name="ce408"/>
          <table:table-cell table:number-columns-repeated="1011"/>
        </table:table-row>
        <table:table-row table:style-name="ro7">
          <table:table-cell table:style-name="ce773"/>
          <table:table-cell table:style-name="ce790"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1011"/>
        </table:table-row>
        <table:table-row table:style-name="ro14">
          <table:table-cell table:style-name="ce3" office:value-type="string" calcext:value-type="string" table:number-columns-spanned="2" table:number-rows-spanned="1">
            <text:p>Vrai ou Faux</text:p>
          </table:table-cell>
          <table:covered-table-cell table:style-name="ce773"/>
          <table:table-cell table:style-name="ce477" table:formula="of:=IF(ISBLANK([.C19]);&quot;&quot;;IF(AND([$Synthèse.$H$1];[.$AA$1]);IF([.C19]=[$Données.V72];1;0);&quot;&quot;))">
            <text:p/>
          </table:table-cell>
          <table:table-cell table:style-name="ce570" table:formula="of:=IF(ISBLANK([.D19]);&quot;&quot;;IF(AND([$Synthèse.$H$1];[.$AA$1]);IF([.D19]=[$Données.W72];1;0);&quot;&quot;))">
            <text:p/>
          </table:table-cell>
          <table:table-cell table:style-name="ce570" table:formula="of:=IF(ISBLANK([.E19]);&quot;&quot;;IF(AND([$Synthèse.$H$1];[.$AA$1]);IF([.E19]=[$Données.X72];1;0);&quot;&quot;))">
            <text:p/>
          </table:table-cell>
          <table:table-cell table:style-name="ce570" table:formula="of:=IF(ISBLANK([.F19]);&quot;&quot;;IF(AND([$Synthèse.$H$1];[.$AA$1]);IF([.F19]=[$Données.Y72];1;0);&quot;&quot;))">
            <text:p/>
          </table:table-cell>
          <table:table-cell table:style-name="ce570" table:formula="of:=IF(ISBLANK([.G19]);&quot;&quot;;IF(AND([$Synthèse.$H$1];[.$AA$1]);IF([.G19]=[$Données.Z72];1;0);&quot;&quot;))">
            <text:p/>
          </table:table-cell>
          <table:table-cell table:style-name="ce570" table:formula="of:=IF(ISBLANK([.H19]);&quot;&quot;;IF(AND([$Synthèse.$H$1];[.$AA$1]);IF([.H19]=[$Données.AA72];1;0);&quot;&quot;))">
            <text:p/>
          </table:table-cell>
          <table:table-cell table:style-name="ce570" table:formula="of:=IF(ISBLANK([.I19]);&quot;&quot;;IF(AND([$Synthèse.$H$1];[.$AA$1]);IF([.I19]=[$Données.AB72];1;0);&quot;&quot;))">
            <text:p/>
          </table:table-cell>
          <table:table-cell table:style-name="ce570" table:formula="of:=IF(ISBLANK([.J19]);&quot;&quot;;IF(AND([$Synthèse.$H$1];[.$AA$1]);IF([.J19]=[$Données.AC72];1;0);&quot;&quot;))">
            <text:p/>
          </table:table-cell>
          <table:table-cell table:style-name="ce570" table:formula="of:=IF(ISBLANK([.K19]);&quot;&quot;;IF(AND([$Synthèse.$H$1];[.$AA$1]);IF([.K19]=[$Données.AD72];1;0);&quot;&quot;))">
            <text:p/>
          </table:table-cell>
          <table:table-cell table:style-name="ce570" table:formula="of:=IF(ISBLANK([.L19]);&quot;&quot;;IF(AND([$Synthèse.$H$1];[.$AA$1]);IF([.L19]=[$Données.AE72];1;0);&quot;&quot;))">
            <text:p/>
          </table:table-cell>
          <table:table-cell table:style-name="ce589" table:formula="of:=IF(ISBLANK([.M19]);&quot;&quot;;IF(AND([$Synthèse.$H$1];[.$AA$1]);IF([.M19]=[$Données.AF72];1;0);&quot;&quot;))">
            <text:p/>
          </table:table-cell>
          <table:table-cell table:number-columns-repeated="1011"/>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73];&quot;&quot;)">
            <text:p/>
          </table:table-cell>
          <table:table-cell table:style-name="ce509" table:formula="of:=IF(AND([$Synthèse.$H$1];[.$AA$1];[.$AA$2]);[$Données.W73];&quot;&quot;)">
            <text:p/>
          </table:table-cell>
          <table:table-cell table:style-name="ce509" table:formula="of:=IF(AND([$Synthèse.$H$1];[.$AA$1];[.$AA$2]);[$Données.X73];&quot;&quot;)">
            <text:p/>
          </table:table-cell>
          <table:table-cell table:style-name="ce509" table:formula="of:=IF(AND([$Synthèse.$H$1];[.$AA$1];[.$AA$2]);[$Données.Y73];&quot;&quot;)">
            <text:p/>
          </table:table-cell>
          <table:table-cell table:style-name="ce509" table:formula="of:=IF(AND([$Synthèse.$H$1];[.$AA$1];[.$AA$2]);[$Données.Z73];&quot;&quot;)">
            <text:p/>
          </table:table-cell>
          <table:table-cell table:style-name="ce600" table:formula="of:=IF(AND([$Synthèse.$H$1];[.$AA$1];[.$AA$2]);[$Données.AA73];&quot;&quot;)">
            <text:p/>
          </table:table-cell>
          <table:table-cell table:style-name="ce509" table:formula="of:=IF(AND([$Synthèse.$H$1];[.$AA$1];[.$AA$2]);[$Données.AB73];&quot;&quot;)">
            <text:p/>
          </table:table-cell>
          <table:table-cell table:style-name="ce509" table:formula="of:=IF(AND([$Synthèse.$H$1];[.$AA$1];[.$AA$2]);[$Données.AC73];&quot;&quot;)">
            <text:p/>
          </table:table-cell>
          <table:table-cell table:style-name="ce509" table:formula="of:=IF(AND([$Synthèse.$H$1];[.$AA$1];[.$AA$2]);[$Données.AD73];&quot;&quot;)">
            <text:p/>
          </table:table-cell>
          <table:table-cell table:style-name="ce509" table:formula="of:=IF(AND([$Synthèse.$H$1];[.$AA$1];[.$AA$2]);[$Données.AE73];&quot;&quot;)">
            <text:p/>
          </table:table-cell>
          <table:table-cell table:style-name="ce611" table:formula="of:=IF(AND([$Synthèse.$H$1];[.$AA$1];[.$AA$2]);[$Données.AF73];&quot;&quot;)">
            <text:p/>
          </table:table-cell>
          <table:table-cell table:number-columns-repeated="1011"/>
        </table:table-row>
        <table:table-row table:style-name="ro11">
          <table:table-cell table:style-name="ce461"/>
          <table:table-cell table:style-name="ce470"/>
          <table:table-cell table:style-name="ce489"/>
          <table:table-cell table:style-name="ce461"/>
          <table:table-cell table:style-name="ce507"/>
          <table:table-cell table:style-name="ce489"/>
          <table:table-cell table:style-name="ce461"/>
          <table:table-cell table:style-name="ce543"/>
          <table:table-cell table:number-columns-repeated="1016"/>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table-cell table:number-columns-repeated="18"/>
          <table:table-cell table:number-columns-repeated="3" table:style-name="ce361" office:value-type="boolean" office:boolean-value="true" calcext:value-type="boolean">
            <text:p>VRAI</text:p>
          </table:table-cell>
          <table:table-cell table:number-columns-repeated="995"/>
        </table:table-row>
        <table:table-row table:style-name="ro7" table:number-rows-repeated="5">
          <table:table-cell table:number-columns-repeated="1024"/>
        </table:table-row>
        <table:table-row table:style-name="ro7" table:number-rows-repeated="2">
          <table:table-cell/>
          <table:table-cell table:style-name="Default"/>
          <table:table-cell table:number-columns-repeated="1022"/>
        </table:table-row>
        <table:table-row table:style-name="ro7" table:number-rows-repeated="1048545">
          <table:table-cell table:number-columns-repeated="1024"/>
        </table:table-row>
        <table:table-row table:style-name="ro7">
          <table:table-cell table:number-columns-repeated="1024"/>
        </table:table-row>
        <calcext:conditional-formats>
          <calcext:conditional-format calcext:target-range-address="'(In)équation niveau 1'.C7:'(In)équation niveau 1'.G11 '(In)équation niveau 1'.C16:'(In)équation niveau 1'.G17 '(In)équation niveau 1'.H16:'(In)équation niveau 1'.M16 '(In)équation niveau 1'.C15:'(In)équation niveau 1'.M15 '(In)équation niveau 1'.C20:'(In)équation niveau 1'.M21">
            <calcext:condition calcext:apply-style-name="VRAI" calcext:value="formula-is(IF([.C6]=0))" calcext:base-cell-address="'Fonction homographique'.C7"/>
            <calcext:condition calcext:apply-style-name="FAUX" calcext:value="formula-is(IF([.C6]=1))" calcext:base-cell-address="'Fonction homographique'.C7"/>
          </calcext:conditional-format>
          <calcext:conditional-format calcext:target-range-address="'(In)équation niveau 1'.C7:'(In)équation niveau 1'.G7 '(In)équation niveau 1'.C15:'(In)équation niveau 1'.M15 '(In)équation niveau 1'.C20:'(In)équation niveau 1'.M20">
            <calcext:condition calcext:apply-style-name="FAUX" calcext:value="formula-is(IF([.C7]=1))" calcext:base-cell-address="'Fonction homographique'.C7"/>
            <calcext:condition calcext:apply-style-name="VRAI" calcext:value="formula-is(IF([.C7]=0))" calcext:base-cell-address="'Fonction homographique'.C7"/>
          </calcext:conditional-format>
          <calcext:conditional-format calcext:target-range-address="'(In)équation niveau 1'.C9:'(In)équation niveau 1'.G11 '(In)équation niveau 1'.C17:'(In)équation niveau 1'.G17 '(In)équation niveau 1'.C8:'(In)équation niveau 1'.C11 '(In)équation niveau 1'.D8:'(In)équation niveau 1'.G8 '(In)équation niveau 1'.C16:'(In)équation niveau 1'.C17 '(In)équation niveau 1'.D16:'(In)équation niveau 1'.M16 '(In)équation niveau 1'.C21:'(In)équation niveau 1'.M21">
            <calcext:condition calcext:apply-style-name="FAUX" calcext:value="formula-is(IF([.C7]=1))" calcext:base-cell-address="'Fonction homographique'.C8"/>
            <calcext:condition calcext:apply-style-name="VRAI" calcext:value="formula-is(IF([.C7]=0))" calcext:base-cell-address="'Fonction homographique'.C8"/>
          </calcext:conditional-format>
        </calcext:conditional-formats>
      </table:table>
      <table:table table:name="(In)équation niveau 2" table:style-name="ta7" table:protected="true" table:protection-key="DYZBiHo1Qz0zXumkCmAUGpNhhr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9" form:id="control29" form:label="Résultats" form:input-required="false" form:linked-cell="'(In)équation niveau 2'.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30" form:id="control30" form:label="Réponses" form:input-required="false" form:linked-cell="'(In)équation niveau 2'.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32" form:id="control3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2?language=Basic&amp;location=document" xlink:type="simple"/>
              </office:event-listeners>
            </form:button>
          </form:form>
        </office:forms>
        <table:shapes>
          <draw:control draw:z-index="0" draw:style-name="gr4" draw:text-style-name="P1" svg:width="4.511cm" svg:height="1.495cm" svg:x="33.567cm" svg:y="32.797cm" draw:control="control29"/>
          <draw:control draw:z-index="1" draw:style-name="gr4" draw:text-style-name="P1" svg:width="4.505cm" svg:height="1.454cm" svg:x="38.603cm" svg:y="32.815cm" draw:control="control30"/>
          <draw:frame draw:z-index="2" draw:style-name="gr6" draw:text-style-name="P2" svg:width="21.716cm" svg:height="18.478cm" svg:x="23.829cm" svg:y="0cm">
            <draw:object draw:notify-on-update-of-ranges="Données.O50:Données.O70 Données.P50:Données.P70 Données.R50:Données.R52 Données.S50:Données.S52" xlink:href="./Object 4" xlink:type="simple" xlink:show="embed" xlink:actuate="onLoad">
              <loext:p/>
            </draw:object>
            <draw:image xlink:href="./ObjectReplacements/Object 4" xlink:type="simple" xlink:show="embed" xlink:actuate="onLoad"/>
          </draw:frame>
          <draw:control draw:z-index="3" draw:style-name="gr1" draw:text-style-name="P1" svg:width="11.496cm" svg:height="1.5cm" svg:x="5.937cm" svg:y="32.743cm" draw:control="control31"/>
          <draw:control draw:z-index="4" draw:style-name="gr1" draw:text-style-name="P1" svg:width="4.528cm" svg:height="1.5cm" svg:x="0.698cm" svg:y="32.793cm" draw:control="control32"/>
        </table:shapes>
        <table:table-column table:style-name="co26" table:default-cell-style-name="ce773"/>
        <table:table-column table:style-name="co27" table:default-cell-style-name="ce78"/>
        <table:table-column table:style-name="co28" table:number-columns-repeated="11" table:default-cell-style-name="ce78"/>
        <table:table-column table:style-name="co1" table:number-columns-repeated="51" table:default-cell-style-name="ce78"/>
        <table:table-row table:style-name="ro16">
          <table:table-cell table:style-name="ce364" office:value-type="string" calcext:value-type="string" table:number-columns-spanned="5" table:number-rows-spanned="1">
            <text:p>KELLER Stéphane</text:p>
            <text:p>Lycée agricole Louis Pasteur</text:p>
          </table:table-cell>
          <table:covered-table-cell table:number-columns-repeated="2" table:style-name="ce444"/>
          <table:covered-table-cell table:style-name="ce472"/>
          <table:covered-table-cell table:style-name="ce485"/>
          <table:table-cell table:style-name="ce357" table:formula="of:=IF(AND([$Synthèse.$H$1];[.$AA$1]);[$Données.M76];&quot;&quot;)">
            <text:p/>
          </table:table-cell>
          <table:table-cell table:style-name="ce203" office:value-type="string" calcext:value-type="string">
            <text:p>/20</text:p>
          </table:table-cell>
          <table:table-cell table:style-name="ce72"/>
          <table:table-cell table:number-columns-repeated="18"/>
          <table:table-cell table:style-name="ce35" office:value-type="boolean" office:boolean-value="false" calcext:value-type="boolean">
            <text:p>FAUX</text:p>
          </table:table-cell>
          <table:table-cell table:number-columns-repeated="37"/>
        </table:table-row>
        <table:table-row table:style-name="ro7">
          <table:table-cell table:style-name="ce117"/>
          <table:table-cell table:style-name="ce126"/>
          <table:table-cell table:style-name="ce133"/>
          <table:table-cell table:style-name="ce148"/>
          <table:table-cell table:style-name="ce791" table:number-columns-repeated="2"/>
          <table:table-cell table:number-columns-repeated="20"/>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5" table:number-rows-spanned="1">
            <text:p>Fonctions définies sur [-10 ; 10]</text:p>
          </table:table-cell>
          <table:covered-table-cell table:style-name="ce773"/>
          <table:covered-table-cell table:style-name="ce73"/>
          <table:covered-table-cell table:number-columns-repeated="2"/>
          <table:table-cell table:number-columns-repeated="59"/>
        </table:table-row>
        <table:table-row table:style-name="ro7">
          <table:table-cell/>
          <table:table-cell table:style-name="ce36"/>
          <table:table-cell table:number-columns-repeated="5"/>
          <table:table-cell table:style-name="ce253"/>
          <table:table-cell table:number-columns-repeated="56"/>
        </table:table-row>
        <table:table-row table:style-name="ro7">
          <table:table-cell table:style-name="ce118" office:value-type="string" calcext:value-type="string" table:number-columns-spanned="7" table:number-rows-spanned="1">
            <text:p>Ensemble solution de l’équation <text:span text:style-name="T29">f </text:span><text:span text:style-name="T30">(</text:span><text:span text:style-name="T29">x</text:span><text:span text:style-name="T30">)</text:span> = <text:span text:style-name="T31">g</text:span><text:span text:style-name="T32">(</text:span><text:span text:style-name="T31">x</text:span><text:span text:style-name="T32">)</text:span></text:p>
          </table:table-cell>
          <table:covered-table-cell table:style-name="ce773"/>
          <table:covered-table-cell table:style-name="ce36"/>
          <table:covered-table-cell table:style-name="ce773"/>
          <table:covered-table-cell table:style-name="ce790"/>
          <table:covered-table-cell table:number-columns-repeated="2"/>
          <table:table-cell table:number-columns-repeated="57"/>
        </table:table-row>
        <table:table-row table:style-name="ro17">
          <table:table-cell/>
          <table:table-cell table:style-name="ce790" office:value-type="string" calcext:value-type="string">
            <text:p>S =</text:p>
          </table:table-cell>
          <table:table-cell table:style-name="ce241"/>
          <table:table-cell table:style-name="ce289" table:number-columns-repeated="3"/>
          <table:table-cell table:style-name="ce369"/>
          <table:table-cell table:style-name="ce773"/>
          <table:table-cell table:style-name="ce36"/>
          <table:table-cell table:number-columns-repeated="55"/>
        </table:table-row>
        <table:table-row table:style-name="ro7">
          <table:table-cell table:style-name="ce3" office:value-type="string" calcext:value-type="string" table:number-columns-spanned="2" table:number-rows-spanned="1">
            <text:p>Vrai ou Faux</text:p>
          </table:table-cell>
          <table:covered-table-cell table:style-name="ce773"/>
          <table:table-cell table:style-name="ce637" table:formula="of:=IF(ISBLANK([.C6]);&quot;&quot;;IF(AND([$Synthèse.$H$1];[.$AA$1]);IF([.C6]=[Données.B59];1;0);&quot;&quot;))">
            <text:p/>
          </table:table-cell>
          <table:table-cell table:style-name="ce653" table:formula="of:=IF(ISBLANK([.D6]);&quot;&quot;;IF(AND([$Synthèse.$H$1];[.$AA$1]);IF([.D6]=[Données.C59];1;0);&quot;&quot;))">
            <text:p/>
          </table:table-cell>
          <table:table-cell table:style-name="ce664" table:formula="of:=IF(ISBLANK([.E6]);&quot;&quot;;IF(AND([$Synthèse.$H$1];[.$AA$1]);IF([.E6]=[Données.D59];1;0);&quot;&quot;))">
            <text:p/>
          </table:table-cell>
          <table:table-cell table:style-name="ce672" table:formula="of:=IF(ISBLANK([.F6]);&quot;&quot;;IF(AND([$Synthèse.$H$1];[.$AA$1]);IF([.F6]=[Données.E59];1;0);&quot;&quot;))">
            <text:p/>
          </table:table-cell>
          <table:table-cell table:style-name="ce702" table:formula="of:=IF(ISBLANK([.G6]);&quot;&quot;;IF(AND([$Synthèse.$H$1];[.$AA$1]);IF([.G6]=[Données.F59];1;0);&quot;&quot;))">
            <text:p/>
          </table:table-cell>
          <table:table-cell table:style-name="ce773"/>
          <table:table-cell table:style-name="ce206"/>
          <table:table-cell table:number-columns-repeated="55"/>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500" table:formula="of:=IF(AND([$Synthèse.$H$1];[.$AA$1];[.$AA$2]);[Données.B59];&quot;&quot;)">
            <text:p/>
          </table:table-cell>
          <table:table-cell table:style-name="ce522" table:formula="of:=IF(AND([$Synthèse.$H$1];[.$AA$1];[.$AA$2]);[Données.C59];&quot;&quot;)">
            <text:p/>
          </table:table-cell>
          <table:table-cell table:style-name="ce556" table:formula="of:=IF(AND([$Synthèse.$H$1];[.$AA$1];[.$AA$2]);[Données.D59];&quot;&quot;)">
            <text:p/>
          </table:table-cell>
          <table:table-cell table:style-name="ce573" table:formula="of:=IF(AND([$Synthèse.$H$1];[.$AA$1];[.$AA$2]);[Données.E59];&quot;&quot;)">
            <text:p/>
          </table:table-cell>
          <table:table-cell table:style-name="ce582" table:formula="of:=IF(AND([$Synthèse.$H$1];[.$AA$1];[.$AA$2]);[Données.F59];&quot;&quot;)">
            <text:p/>
          </table:table-cell>
          <table:table-cell table:style-name="ce773"/>
          <table:table-cell table:style-name="ce204"/>
          <table:table-cell table:number-columns-repeated="55"/>
        </table:table-row>
        <table:table-row table:style-name="ro17">
          <table:table-cell table:style-name="ce57"/>
          <table:table-cell table:style-name="ce791"/>
          <table:table-cell table:style-name="ce189"/>
          <table:table-cell table:style-name="ce220"/>
          <table:table-cell table:style-name="ce249"/>
          <table:table-cell table:style-name="ce274"/>
          <table:table-cell table:style-name="ce296"/>
          <table:table-cell table:style-name="ce773"/>
          <table:table-cell table:style-name="ce204"/>
          <table:table-cell table:number-columns-repeated="55"/>
        </table:table-row>
        <table:table-row table:style-name="ro17">
          <table:table-cell table:style-name="ce294" office:value-type="string" calcext:value-type="string">
            <text:p>Saisir <text:span text:style-name="T21">ou</text:span> pour le symbole <text:span text:style-name="T22"></text:span> (union).</text:p>
          </table:table-cell>
          <table:table-cell table:style-name="ce791"/>
          <table:table-cell table:style-name="ce189"/>
          <table:table-cell table:style-name="ce220"/>
          <table:table-cell table:style-name="ce249"/>
          <table:table-cell table:style-name="ce274"/>
          <table:table-cell table:style-name="ce296"/>
          <table:table-cell table:style-name="ce773"/>
          <table:table-cell table:style-name="ce204"/>
          <table:table-cell table:number-columns-repeated="55"/>
        </table:table-row>
        <table:table-row table:style-name="ro17">
          <table:table-cell table:style-name="ce331" office:value-type="string" calcext:value-type="string">
            <text:p><text:span text:style-name="T23">Saisir </text:span><text:span text:style-name="T24">et</text:span><text:span text:style-name="T25"> pour le symbole </text:span><text:span text:style-name="T26"></text:span><text:span text:style-name="T25"> (intersection).</text:span></text:p>
          </table:table-cell>
          <table:table-cell table:style-name="ce791"/>
          <table:table-cell table:style-name="ce189"/>
          <table:table-cell table:style-name="ce220"/>
          <table:table-cell table:style-name="ce249"/>
          <table:table-cell table:style-name="ce274"/>
          <table:table-cell table:style-name="ce296"/>
          <table:table-cell table:style-name="ce773"/>
          <table:table-cell table:style-name="ce204"/>
          <table:table-cell table:number-columns-repeated="55"/>
        </table:table-row>
        <table:table-row table:style-name="ro7">
          <table:table-cell table:style-name="ce57"/>
          <table:table-cell table:style-name="ce773"/>
          <table:table-cell table:style-name="ce130"/>
          <table:table-cell table:style-name="ce166"/>
          <table:table-cell table:style-name="ce130" table:number-columns-repeated="3"/>
          <table:table-cell table:style-name="ce204" table:number-columns-repeated="2"/>
          <table:table-cell table:number-columns-repeated="55"/>
        </table:table-row>
        <table:table-row table:style-name="ro18">
          <table:table-cell table:style-name="ce167" office:value-type="string" calcext:value-type="string" table:number-columns-spanned="7" table:number-rows-spanned="1">
            <text:p>Ensemble solution de l’inéquation <text:span text:style-name="T33">f </text:span><text:span text:style-name="T34">(</text:span><text:span text:style-name="T35">x</text:span><text:span text:style-name="T34">)</text:span></text:p>
          </table:table-cell>
          <table:covered-table-cell table:style-name="ce177"/>
          <table:covered-table-cell table:style-name="ce306"/>
          <table:covered-table-cell table:style-name="ce177"/>
          <table:covered-table-cell table:style-name="ce250"/>
          <table:covered-table-cell table:number-columns-repeated="2" table:style-name="ce838"/>
          <table:table-cell table:style-name="ce380" table:formula="of:=[$Données.K67]" office:value-type="string" office:string-value="&lt;" calcext:value-type="string">
            <text:p>&lt;</text:p>
          </table:table-cell>
          <table:table-cell table:style-name="ce677" office:value-type="string" calcext:value-type="string">
            <text:p><text:span text:style-name="T20">g</text:span>(<text:span text:style-name="T20">x</text:span>)</text:p>
          </table:table-cell>
          <table:table-cell table:style-name="ce306" table:number-columns-repeated="3"/>
          <table:table-cell table:style-name="ce319"/>
          <table:table-cell table:number-columns-repeated="51"/>
        </table:table-row>
        <table:table-row table:style-name="ro17">
          <table:table-cell/>
          <table:table-cell table:style-name="ce790"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773"/>
          <table:table-cell table:style-name="ce643" table:formula="of:=IF(ISBLANK([.C14]);&quot;&quot;;IF(AND([$Synthèse.$H$1];[.$AA$1]);IF([.C14]=[Données.B68];1;0);&quot;&quot;))">
            <text:p/>
          </table:table-cell>
          <table:table-cell table:style-name="ce658" table:formula="of:=IF(ISBLANK([.D14]);&quot;&quot;;IF(AND([$Synthèse.$H$1];[.$AA$1]);IF([.D14]=[Données.C68];1;0);&quot;&quot;))">
            <text:p/>
          </table:table-cell>
          <table:table-cell table:style-name="ce658" table:formula="of:=IF(ISBLANK([.E14]);&quot;&quot;;IF(AND([$Synthèse.$H$1];[.$AA$1]);IF([.E14]=[Données.D68];1;0);&quot;&quot;))">
            <text:p/>
          </table:table-cell>
          <table:table-cell table:style-name="ce658" table:formula="of:=IF(ISBLANK([.F14]);&quot;&quot;;IF(AND([$Synthèse.$H$1];[.$AA$1]);IF([.F14]=[Données.E68];1;0);&quot;&quot;))">
            <text:p/>
          </table:table-cell>
          <table:table-cell table:style-name="ce658" table:formula="of:=IF(ISBLANK([.G14]);&quot;&quot;;IF(AND([$Synthèse.$H$1];[.$AA$1]);IF([.G14]=[Données.F68];1;0);&quot;&quot;))">
            <text:p/>
          </table:table-cell>
          <table:table-cell table:style-name="ce724" table:formula="of:=IF(ISBLANK([.H14]);&quot;&quot;;IF(AND([$Synthèse.$H$1];[.$AA$1]);IF([.H14]=[Données.G68];1;0);&quot;&quot;))">
            <text:p/>
          </table:table-cell>
          <table:table-cell table:style-name="ce733" table:formula="of:=IF(ISBLANK([.I14]);&quot;&quot;;IF(AND([$Synthèse.$H$1];[.$AA$1]);IF([.I14]=[Données.H68];1;0);&quot;&quot;))">
            <text:p/>
          </table:table-cell>
          <table:table-cell table:style-name="ce736" table:formula="of:=IF(ISBLANK([.J14]);&quot;&quot;;IF(AND([$Synthèse.$H$1];[.$AA$1]);IF([.J14]=[Données.I68];1;0);&quot;&quot;))">
            <text:p/>
          </table:table-cell>
          <table:table-cell table:style-name="ce738" table:formula="of:=IF(ISBLANK([.K14]);&quot;&quot;;IF(AND([$Synthèse.$H$1];[.$AA$1]);IF([.K14]=[Données.J68];1;0);&quot;&quot;))">
            <text:p/>
          </table:table-cell>
          <table:table-cell table:style-name="ce744" table:formula="of:=IF(ISBLANK([.L14]);&quot;&quot;;IF(AND([$Synthèse.$H$1];[.$AA$1]);IF([.L14]=[Données.K68];1;0);&quot;&quot;))">
            <text:p/>
          </table:table-cell>
          <table:table-cell table:style-name="ce745" table:formula="of:=IF(ISBLANK([.M14]);&quot;&quot;;IF(AND([$Synthèse.$H$1];[.$AA$1]);IF([.M14]=[Données.L68];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54" table:formula="of:=IF(AND([$Synthèse.$H$1];[.$AA$1];[.$AA$2]);[Données.B69];&quot;&quot;)">
            <text:p/>
          </table:table-cell>
          <table:table-cell table:style-name="ce454" table:formula="of:=IF(AND([$Synthèse.$H$1];[.$AA$1];[.$AA$2]);[Données.C69];&quot;&quot;)">
            <text:p/>
          </table:table-cell>
          <table:table-cell table:style-name="ce454" table:formula="of:=IF(AND([$Synthèse.$H$1];[.$AA$1];[.$AA$2]);[Données.D69];&quot;&quot;)">
            <text:p/>
          </table:table-cell>
          <table:table-cell table:style-name="ce454" table:formula="of:=IF(AND([$Synthèse.$H$1];[.$AA$1];[.$AA$2]);[Données.E69];&quot;&quot;)">
            <text:p/>
          </table:table-cell>
          <table:table-cell table:style-name="ce454" table:formula="of:=IF(AND([$Synthèse.$H$1];[.$AA$1];[.$AA$2]);[Données.F69];&quot;&quot;)">
            <text:p/>
          </table:table-cell>
          <table:table-cell table:style-name="ce515" table:formula="of:=IF(AND([$Synthèse.$H$1];[.$AA$1];[.$AA$2]);[Données.G69];&quot;&quot;)">
            <text:p/>
          </table:table-cell>
          <table:table-cell table:style-name="ce454" table:formula="of:=IF(AND([$Synthèse.$H$1];[.$AA$1];[.$AA$2]);[Données.H69];&quot;&quot;)">
            <text:p/>
          </table:table-cell>
          <table:table-cell table:style-name="ce454" table:formula="of:=IF(AND([$Synthèse.$H$1];[.$AA$1];[.$AA$2]);[Données.I69];&quot;&quot;)">
            <text:p/>
          </table:table-cell>
          <table:table-cell table:style-name="ce454" table:formula="of:=IF(AND([$Synthèse.$H$1];[.$AA$1];[.$AA$2]);[Données.J69];&quot;&quot;)">
            <text:p/>
          </table:table-cell>
          <table:table-cell table:style-name="ce454" table:formula="of:=IF(AND([$Synthèse.$H$1];[.$AA$1];[.$AA$2]);[Données.K69];&quot;&quot;)">
            <text:p/>
          </table:table-cell>
          <table:table-cell table:style-name="ce545" table:formula="of:=IF(AND([$Synthèse.$H$1];[.$AA$1];[.$AA$2]);[Données.L69];&quot;&quot;)">
            <text:p/>
          </table:table-cell>
          <table:table-cell table:number-columns-repeated="13"/>
          <table:table-cell table:style-name="Default"/>
          <table:table-cell table:number-columns-repeated="37"/>
        </table:table-row>
        <table:table-row table:style-name="ro7">
          <table:table-cell table:style-name="ce57" table:number-columns-spanned="2" table:number-rows-spanned="1"/>
          <table:covered-table-cell table:style-name="ce791"/>
          <table:table-cell table:style-name="ce154"/>
          <table:table-cell table:style-name="ce176"/>
          <table:table-cell table:style-name="ce210"/>
          <table:table-cell table:style-name="ce215"/>
          <table:table-cell table:style-name="ce224"/>
          <table:table-cell table:style-name="ce773" table:number-columns-repeated="6"/>
          <table:table-cell table:number-columns-repeated="13"/>
          <table:table-cell table:style-name="Default"/>
          <table:table-cell table:number-columns-repeated="37"/>
        </table:table-row>
        <table:table-row table:style-name="ro18">
          <table:table-cell table:style-name="ce167" office:value-type="string" calcext:value-type="string" table:number-columns-spanned="7" table:number-rows-spanned="1">
            <text:p>Ensemble solution de l’inéquation <text:span text:style-name="T33">f </text:span><text:span text:style-name="T34">(</text:span><text:span text:style-name="T35">x</text:span><text:span text:style-name="T34">)</text:span></text:p>
          </table:table-cell>
          <table:covered-table-cell table:style-name="ce177"/>
          <table:covered-table-cell table:number-columns-repeated="5" table:style-name="ce328"/>
          <table:table-cell table:style-name="ce380" table:formula="of:=[$Données.K71]" office:value-type="string" office:string-value="≥" calcext:value-type="string">
            <text:p>≥</text:p>
          </table:table-cell>
          <table:table-cell table:style-name="ce677" office:value-type="string" calcext:value-type="string">
            <text:p><text:span text:style-name="T20">g</text:span>(<text:span text:style-name="T20">x</text:span>)</text:p>
          </table:table-cell>
          <table:table-cell table:style-name="ce306" table:number-columns-repeated="2"/>
          <table:table-cell table:style-name="ce838"/>
          <table:table-cell table:style-name="ce408"/>
          <table:table-cell table:number-columns-repeated="51"/>
        </table:table-row>
        <table:table-row table:style-name="ro17">
          <table:table-cell/>
          <table:table-cell table:style-name="ce790"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773"/>
          <table:table-cell table:style-name="ce647" table:formula="of:=IF(ISBLANK([.C19]);&quot;&quot;;IF(AND([$Synthèse.$H$1];[.$AA$1]);IF([.C19]=[Données.B72];1;0);&quot;&quot;))">
            <text:p/>
          </table:table-cell>
          <table:table-cell table:style-name="ce660" table:formula="of:=IF(ISBLANK([.D19]);&quot;&quot;;IF(AND([$Synthèse.$H$1];[.$AA$1]);IF([.D19]=[Données.C72];1;0);&quot;&quot;))">
            <text:p/>
          </table:table-cell>
          <table:table-cell table:style-name="ce660" table:formula="of:=IF(ISBLANK([.E19]);&quot;&quot;;IF(AND([$Synthèse.$H$1];[.$AA$1]);IF([.E19]=[Données.D72];1;0);&quot;&quot;))">
            <text:p/>
          </table:table-cell>
          <table:table-cell table:style-name="ce660" table:formula="of:=IF(ISBLANK([.F19]);&quot;&quot;;IF(AND([$Synthèse.$H$1];[.$AA$1]);IF([.F19]=[Données.E72];1;0);&quot;&quot;))">
            <text:p/>
          </table:table-cell>
          <table:table-cell table:style-name="ce660" table:formula="of:=IF(ISBLANK([.G19]);&quot;&quot;;IF(AND([$Synthèse.$H$1];[.$AA$1]);IF([.G19]=[Données.F72];1;0);&quot;&quot;))">
            <text:p/>
          </table:table-cell>
          <table:table-cell table:style-name="ce660" table:formula="of:=IF(ISBLANK([.H19]);&quot;&quot;;IF(AND([$Synthèse.$H$1];[.$AA$1]);IF([.H19]=[Données.G72];1;0);&quot;&quot;))">
            <text:p/>
          </table:table-cell>
          <table:table-cell table:style-name="ce660" table:formula="of:=IF(ISBLANK([.I19]);&quot;&quot;;IF(AND([$Synthèse.$H$1];[.$AA$1]);IF([.I19]=[Données.H72];1;0);&quot;&quot;))">
            <text:p/>
          </table:table-cell>
          <table:table-cell table:style-name="ce660" table:formula="of:=IF(ISBLANK([.J19]);&quot;&quot;;IF(AND([$Synthèse.$H$1];[.$AA$1]);IF([.J19]=[Données.I72];1;0);&quot;&quot;))">
            <text:p/>
          </table:table-cell>
          <table:table-cell table:style-name="ce660" table:formula="of:=IF(ISBLANK([.K19]);&quot;&quot;;IF(AND([$Synthèse.$H$1];[.$AA$1]);IF([.K19]=[Données.J72];1;0);&quot;&quot;))">
            <text:p/>
          </table:table-cell>
          <table:table-cell table:style-name="ce660" table:formula="of:=IF(ISBLANK([.L19]);&quot;&quot;;IF(AND([$Synthèse.$H$1];[.$AA$1]);IF([.L19]=[Données.K72];1;0);&quot;&quot;))">
            <text:p/>
          </table:table-cell>
          <table:table-cell table:style-name="ce750" table:formula="of:=IF(ISBLANK([.M19]);&quot;&quot;;IF(AND([$Synthèse.$H$1];[.$AA$1]);IF([.M19]=[Données.L72];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60" table:formula="of:=IF(AND([$Synthèse.$H$1];[.$AA$1];[.$AA$2]);[Données.B73];&quot;&quot;)">
            <text:p/>
          </table:table-cell>
          <table:table-cell table:style-name="ce469" table:formula="of:=IF(AND([$Synthèse.$H$1];[.$AA$1];[.$AA$2]);[Données.C73];&quot;&quot;)">
            <text:p/>
          </table:table-cell>
          <table:table-cell table:style-name="ce480" table:formula="of:=IF(AND([$Synthèse.$H$1];[.$AA$1];[.$AA$2]);[Données.D73];&quot;&quot;)">
            <text:p/>
          </table:table-cell>
          <table:table-cell table:style-name="ce496" table:formula="of:=IF(AND([$Synthèse.$H$1];[.$AA$1];[.$AA$2]);[Données.E73];&quot;&quot;)">
            <text:p/>
          </table:table-cell>
          <table:table-cell table:style-name="ce510" table:formula="of:=IF(AND([$Synthèse.$H$1];[.$AA$1];[.$AA$2]);[Données.F73];&quot;&quot;)">
            <text:p/>
          </table:table-cell>
          <table:table-cell table:style-name="ce516" table:formula="of:=IF(AND([$Synthèse.$H$1];[.$AA$1];[.$AA$2]);[Données.G73];&quot;&quot;)">
            <text:p/>
          </table:table-cell>
          <table:table-cell table:style-name="ce526" table:formula="of:=IF(AND([$Synthèse.$H$1];[.$AA$1];[.$AA$2]);[Données.H73];&quot;&quot;)">
            <text:p/>
          </table:table-cell>
          <table:table-cell table:style-name="ce532" table:formula="of:=IF(AND([$Synthèse.$H$1];[.$AA$1];[.$AA$2]);[Données.I73];&quot;&quot;)">
            <text:p/>
          </table:table-cell>
          <table:table-cell table:style-name="ce536" table:formula="of:=IF(AND([$Synthèse.$H$1];[.$AA$1];[.$AA$2]);[Données.J73];&quot;&quot;)">
            <text:p/>
          </table:table-cell>
          <table:table-cell table:style-name="ce536" table:formula="of:=IF(AND([$Synthèse.$H$1];[.$AA$1];[.$AA$2]);[Données.K73];&quot;&quot;)">
            <text:p/>
          </table:table-cell>
          <table:table-cell table:style-name="ce558" table:formula="of:=IF(AND([$Synthèse.$H$1];[.$AA$1];[.$AA$2]);[Données.L73];&quot;&quot;)">
            <text:p/>
          </table:table-cell>
          <table:table-cell table:number-columns-repeated="51"/>
        </table:table-row>
        <table:table-row table:style-name="ro7" table:number-rows-repeated="2">
          <table:table-cell table:number-columns-repeated="64"/>
        </table:table-row>
        <table:table-row table:style-name="ro7">
          <table:table-cell table:style-name="ce65"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2"/>
          <table:covered-table-cell table:style-name="ce65"/>
          <table:covered-table-cell table:number-columns-repeated="9"/>
          <table:table-cell table:number-columns-repeated="51"/>
        </table:table-row>
        <table:table-row table:style-name="ro7" table:number-rows-repeated="7">
          <table:table-cell table:number-columns-repeated="64"/>
        </table:table-row>
        <table:table-row table:style-name="ro7" table:number-rows-repeated="2">
          <table:table-cell/>
          <table:table-cell table:style-name="Default"/>
          <table:table-cell table:number-columns-repeated="62"/>
        </table:table-row>
        <table:table-row table:style-name="ro7" table:number-rows-repeated="1048542">
          <table:table-cell table:number-columns-repeated="64"/>
        </table:table-row>
        <table:table-row table:style-name="ro7">
          <table:table-cell table:number-columns-repeated="64"/>
        </table:table-row>
        <calcext:conditional-formats>
          <calcext:conditional-format calcext:target-range-address="'(In)équation niveau 2'.I7:'(In)équation niveau 2'.I7">
            <calcext:condition calcext:apply-style-name="VRAI" calcext:value="formula-is(IF([.K7]=0))" calcext:base-cell-address="'(In)équation niveau 1'.I7"/>
            <calcext:condition calcext:apply-style-name="FAUX" calcext:value="formula-is(IF([.K7]=1))" calcext:base-cell-address="'(In)équation niveau 1'.I7"/>
          </calcext:conditional-format>
          <calcext:conditional-format calcext:target-range-address="'(In)équation niveau 2'.H12:'(In)équation niveau 2'.I12 '(In)équation niveau 2'.I8:'(In)équation niveau 2'.I11">
            <calcext:condition calcext:apply-style-name="VRAI" calcext:value="formula-is(IF([.H7]=0))" calcext:base-cell-address="'(In)équation niveau 1'.H8"/>
            <calcext:condition calcext:apply-style-name="FAUX" calcext:value="formula-is(IF([.H7]=1))" calcext:base-cell-address="'(In)équation niveau 1'.H8"/>
          </calcext:conditional-format>
          <calcext:conditional-format calcext:target-range-address="'(In)équation niveau 2'.C7:'(In)équation niveau 2'.C12 '(In)équation niveau 2'.E12:'(In)équation niveau 2'.G12">
            <calcext:condition calcext:apply-style-name="VRAI" calcext:value="formula-is(IF([.C6]=0))" calcext:base-cell-address="'(In)équation niveau 1'.C7"/>
            <calcext:condition calcext:apply-style-name="FAUX" calcext:value="formula-is(IF([.C6]=1))" calcext:base-cell-address="'(In)équation niveau 1'.C7"/>
          </calcext:conditional-format>
          <calcext:conditional-format calcext:target-range-address="'(In)équation niveau 2'.C8:'(In)équation niveau 2'.C11">
            <calcext:condition calcext:apply-style-name="VRAI" calcext:value="formula-is(IF([.C7]=0))" calcext:base-cell-address="'(In)équation niveau 1'.C8"/>
            <calcext:condition calcext:apply-style-name="FAUX" calcext:value="formula-is(IF([.C7]=1))" calcext:base-cell-address="'(In)équation niveau 1'.C8"/>
          </calcext:conditional-format>
          <calcext:conditional-format calcext:target-range-address="'(In)équation niveau 2'.C7:'(In)équation niveau 2'.C7">
            <calcext:condition calcext:apply-style-name="FAUX" calcext:value="formula-is(IF([.C7]=1))" calcext:base-cell-address="'(In)équation niveau 1'.C7"/>
            <calcext:condition calcext:apply-style-name="VRAI" calcext:value="formula-is(IF([.C7]=0))" calcext:base-cell-address="'(In)équation niveau 1'.C7"/>
          </calcext:conditional-format>
          <calcext:conditional-format calcext:target-range-address="'(In)équation niveau 2'.D7:'(In)équation niveau 2'.D7">
            <calcext:condition calcext:apply-style-name="FAUX" calcext:value="formula-is(IF([.D7]=1))" calcext:base-cell-address="'(In)équation niveau 1'.D7"/>
            <calcext:condition calcext:apply-style-name="VRAI" calcext:value="formula-is(IF([.D7]=0))" calcext:base-cell-address="'(In)équation niveau 1'.D7"/>
          </calcext:conditional-format>
          <calcext:conditional-format calcext:target-range-address="'(In)équation niveau 2'.E7:'(In)équation niveau 2'.E7">
            <calcext:condition calcext:apply-style-name="FAUX" calcext:value="formula-is(IF([.E7]=1))" calcext:base-cell-address="'(In)équation niveau 1'.E7"/>
            <calcext:condition calcext:apply-style-name="VRAI" calcext:value="formula-is(IF([.E7]=0))" calcext:base-cell-address="'(In)équation niveau 1'.E7"/>
          </calcext:conditional-format>
          <calcext:conditional-format calcext:target-range-address="'(In)équation niveau 2'.F7:'(In)équation niveau 2'.F7">
            <calcext:condition calcext:apply-style-name="FAUX" calcext:value="formula-is(IF([.F7]=1))" calcext:base-cell-address="'(In)équation niveau 1'.F7"/>
            <calcext:condition calcext:apply-style-name="VRAI" calcext:value="formula-is(IF([.F7]=0))" calcext:base-cell-address="'(In)équation niveau 1'.F7"/>
          </calcext:conditional-format>
          <calcext:conditional-format calcext:target-range-address="'(In)équation niveau 2'.G7:'(In)équation niveau 2'.G7">
            <calcext:condition calcext:apply-style-name="FAUX" calcext:value="formula-is(IF([.G7]=1))" calcext:base-cell-address="'(In)équation niveau 1'.G7"/>
            <calcext:condition calcext:apply-style-name="VRAI" calcext:value="formula-is(IF([.G7]=0))" calcext:base-cell-address="'(In)équation niveau 1'.G7"/>
          </calcext:conditional-format>
          <calcext:conditional-format calcext:target-range-address="'(In)équation niveau 2'.C8:'(In)équation niveau 2'.C11">
            <calcext:condition calcext:apply-style-name="FAUX" calcext:value="formula-is(IF([.C7]=1))" calcext:base-cell-address="'(In)équation niveau 1'.C8"/>
            <calcext:condition calcext:apply-style-name="VRAI" calcext:value="formula-is(IF([.C7]=0))" calcext:base-cell-address="'(In)équation niveau 1'.C8"/>
          </calcext:conditional-format>
          <calcext:conditional-format calcext:target-range-address="'(In)équation niveau 2'.D8:'(In)équation niveau 2'.D11">
            <calcext:condition calcext:apply-style-name="VRAI" calcext:value="formula-is(IF([.D7]=0))" calcext:base-cell-address="'(In)équation niveau 1'.D8"/>
            <calcext:condition calcext:apply-style-name="FAUX" calcext:value="formula-is(IF([.D7]=1))" calcext:base-cell-address="'(In)équation niveau 1'.D8"/>
          </calcext:conditional-format>
          <calcext:conditional-format calcext:target-range-address="'(In)équation niveau 2'.D8:'(In)équation niveau 2'.D11">
            <calcext:condition calcext:apply-style-name="FAUX" calcext:value="formula-is(IF([.D7]=1))" calcext:base-cell-address="'(In)équation niveau 1'.D8"/>
            <calcext:condition calcext:apply-style-name="VRAI" calcext:value="formula-is(IF([.D7]=0))" calcext:base-cell-address="'(In)équation niveau 1'.D8"/>
          </calcext:conditional-format>
          <calcext:conditional-format calcext:target-range-address="'(In)équation niveau 2'.E8:'(In)équation niveau 2'.E11">
            <calcext:condition calcext:apply-style-name="VRAI" calcext:value="formula-is(IF([.E7]=0))" calcext:base-cell-address="'(In)équation niveau 1'.E8"/>
            <calcext:condition calcext:apply-style-name="FAUX" calcext:value="formula-is(IF([.E7]=1))" calcext:base-cell-address="'(In)équation niveau 1'.E8"/>
          </calcext:conditional-format>
          <calcext:conditional-format calcext:target-range-address="'(In)équation niveau 2'.E8:'(In)équation niveau 2'.E11">
            <calcext:condition calcext:apply-style-name="FAUX" calcext:value="formula-is(IF([.E7]=1))" calcext:base-cell-address="'(In)équation niveau 1'.E8"/>
            <calcext:condition calcext:apply-style-name="VRAI" calcext:value="formula-is(IF([.E7]=0))" calcext:base-cell-address="'(In)équation niveau 1'.E8"/>
          </calcext:conditional-format>
          <calcext:conditional-format calcext:target-range-address="'(In)équation niveau 2'.F8:'(In)équation niveau 2'.F11">
            <calcext:condition calcext:apply-style-name="VRAI" calcext:value="formula-is(IF([.F7]=0))" calcext:base-cell-address="'(In)équation niveau 1'.F8"/>
            <calcext:condition calcext:apply-style-name="FAUX" calcext:value="formula-is(IF([.F7]=1))" calcext:base-cell-address="'(In)équation niveau 1'.F8"/>
          </calcext:conditional-format>
          <calcext:conditional-format calcext:target-range-address="'(In)équation niveau 2'.F8:'(In)équation niveau 2'.F11">
            <calcext:condition calcext:apply-style-name="FAUX" calcext:value="formula-is(IF([.F7]=1))" calcext:base-cell-address="'(In)équation niveau 1'.F8"/>
            <calcext:condition calcext:apply-style-name="VRAI" calcext:value="formula-is(IF([.F7]=0))" calcext:base-cell-address="'(In)équation niveau 1'.F8"/>
          </calcext:conditional-format>
          <calcext:conditional-format calcext:target-range-address="'(In)équation niveau 2'.G8:'(In)équation niveau 2'.G11">
            <calcext:condition calcext:apply-style-name="VRAI" calcext:value="formula-is(IF([.G7]=0))" calcext:base-cell-address="'(In)équation niveau 1'.G8"/>
            <calcext:condition calcext:apply-style-name="FAUX" calcext:value="formula-is(IF([.G7]=1))" calcext:base-cell-address="'(In)équation niveau 1'.G8"/>
          </calcext:conditional-format>
          <calcext:conditional-format calcext:target-range-address="'(In)équation niveau 2'.G8:'(In)équation niveau 2'.G11">
            <calcext:condition calcext:apply-style-name="FAUX" calcext:value="formula-is(IF([.G7]=1))" calcext:base-cell-address="'(In)équation niveau 1'.G8"/>
            <calcext:condition calcext:apply-style-name="VRAI" calcext:value="formula-is(IF([.G7]=0))" calcext:base-cell-address="'(In)équation niveau 1'.G8"/>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1'.C15"/>
            <calcext:condition calcext:apply-style-name="FAUX" calcext:value="formula-is(IF([.C14]=1))" calcext:base-cell-address="'(In)équation niveau 1'.C15"/>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1'.C15"/>
            <calcext:condition calcext:apply-style-name="FAUX" calcext:value="formula-is(IF([.C14]=1))" calcext:base-cell-address="'(In)équation niveau 1'.C15"/>
          </calcext:conditional-format>
          <calcext:conditional-format calcext:target-range-address="'(In)équation niveau 2'.C17:'(In)équation niveau 2'.C17">
            <calcext:condition calcext:apply-style-name="VRAI" calcext:value="formula-is(IF([.C16]=0))" calcext:base-cell-address="'(In)équation niveau 1'.C17"/>
            <calcext:condition calcext:apply-style-name="FAUX" calcext:value="formula-is(IF([.C16]=1))" calcext:base-cell-address="'(In)équation niveau 1'.C17"/>
          </calcext:conditional-format>
          <calcext:conditional-format calcext:target-range-address="'(In)équation niveau 2'.C17:'(In)équation niveau 2'.C17">
            <calcext:condition calcext:apply-style-name="FAUX" calcext:value="formula-is(IF([.C16]=1))" calcext:base-cell-address="'(In)équation niveau 1'.C17"/>
            <calcext:condition calcext:apply-style-name="VRAI" calcext:value="formula-is(IF([.C16]=0))" calcext:base-cell-address="'(In)équation niveau 1'.C17"/>
          </calcext:conditional-format>
          <calcext:conditional-format calcext:target-range-address="'(In)équation niveau 2'.D17:'(In)équation niveau 2'.D17">
            <calcext:condition calcext:apply-style-name="VRAI" calcext:value="formula-is(IF([.D16]=0))" calcext:base-cell-address="'(In)équation niveau 1'.D17"/>
            <calcext:condition calcext:apply-style-name="FAUX" calcext:value="formula-is(IF([.D16]=1))" calcext:base-cell-address="'(In)équation niveau 1'.D17"/>
          </calcext:conditional-format>
          <calcext:conditional-format calcext:target-range-address="'(In)équation niveau 2'.D17:'(In)équation niveau 2'.D17">
            <calcext:condition calcext:apply-style-name="FAUX" calcext:value="formula-is(IF([.D16]=1))" calcext:base-cell-address="'(In)équation niveau 1'.D17"/>
            <calcext:condition calcext:apply-style-name="VRAI" calcext:value="formula-is(IF([.D16]=0))" calcext:base-cell-address="'(In)équation niveau 1'.D17"/>
          </calcext:conditional-format>
          <calcext:conditional-format calcext:target-range-address="'(In)équation niveau 2'.E17:'(In)équation niveau 2'.E17">
            <calcext:condition calcext:apply-style-name="VRAI" calcext:value="formula-is(IF([.E16]=0))" calcext:base-cell-address="'(In)équation niveau 1'.E17"/>
            <calcext:condition calcext:apply-style-name="FAUX" calcext:value="formula-is(IF([.E16]=1))" calcext:base-cell-address="'(In)équation niveau 1'.E17"/>
          </calcext:conditional-format>
          <calcext:conditional-format calcext:target-range-address="'(In)équation niveau 2'.E17:'(In)équation niveau 2'.E17">
            <calcext:condition calcext:apply-style-name="FAUX" calcext:value="formula-is(IF([.E16]=1))" calcext:base-cell-address="'(In)équation niveau 1'.E17"/>
            <calcext:condition calcext:apply-style-name="VRAI" calcext:value="formula-is(IF([.E16]=0))" calcext:base-cell-address="'(In)équation niveau 1'.E17"/>
          </calcext:conditional-format>
          <calcext:conditional-format calcext:target-range-address="'(In)équation niveau 2'.F17:'(In)équation niveau 2'.F17">
            <calcext:condition calcext:apply-style-name="VRAI" calcext:value="formula-is(IF([.F16]=0))" calcext:base-cell-address="'(In)équation niveau 1'.F17"/>
            <calcext:condition calcext:apply-style-name="FAUX" calcext:value="formula-is(IF([.F16]=1))" calcext:base-cell-address="'(In)équation niveau 1'.F17"/>
          </calcext:conditional-format>
          <calcext:conditional-format calcext:target-range-address="'(In)équation niveau 2'.F17:'(In)équation niveau 2'.F17">
            <calcext:condition calcext:apply-style-name="FAUX" calcext:value="formula-is(IF([.F16]=1))" calcext:base-cell-address="'(In)équation niveau 1'.F17"/>
            <calcext:condition calcext:apply-style-name="VRAI" calcext:value="formula-is(IF([.F16]=0))" calcext:base-cell-address="'(In)équation niveau 1'.F17"/>
          </calcext:conditional-format>
          <calcext:conditional-format calcext:target-range-address="'(In)équation niveau 2'.G17:'(In)équation niveau 2'.G17">
            <calcext:condition calcext:apply-style-name="VRAI" calcext:value="formula-is(IF([.G16]=0))" calcext:base-cell-address="'(In)équation niveau 1'.G17"/>
            <calcext:condition calcext:apply-style-name="FAUX" calcext:value="formula-is(IF([.G16]=1))" calcext:base-cell-address="'(In)équation niveau 1'.G17"/>
          </calcext:conditional-format>
          <calcext:conditional-format calcext:target-range-address="'(In)équation niveau 2'.G17:'(In)équation niveau 2'.G17">
            <calcext:condition calcext:apply-style-name="FAUX" calcext:value="formula-is(IF([.G16]=1))" calcext:base-cell-address="'(In)équation niveau 1'.G17"/>
            <calcext:condition calcext:apply-style-name="VRAI" calcext:value="formula-is(IF([.G16]=0))" calcext:base-cell-address="'(In)équation niveau 1'.G17"/>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1'.C15"/>
            <calcext:condition calcext:apply-style-name="FAUX" calcext:value="formula-is(IF([.C14]=1))" calcext:base-cell-address="'(In)équation niveau 1'.C15"/>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1'.C15"/>
            <calcext:condition calcext:apply-style-name="FAUX" calcext:value="formula-is(IF([.C14]=1))" calcext:base-cell-address="'(In)équation niveau 1'.C15"/>
          </calcext:conditional-format>
          <calcext:conditional-format calcext:target-range-address="'(In)équation niveau 2'.C16:'(In)équation niveau 2'.M16">
            <calcext:condition calcext:apply-style-name="VRAI" calcext:value="formula-is(IF([.C15]=0))" calcext:base-cell-address="'(In)équation niveau 1'.C16"/>
            <calcext:condition calcext:apply-style-name="FAUX" calcext:value="formula-is(IF([.C15]=1))" calcext:base-cell-address="'(In)équation niveau 1'.C16"/>
          </calcext:conditional-format>
          <calcext:conditional-format calcext:target-range-address="'(In)équation niveau 2'.C15:'(In)équation niveau 2'.G15">
            <calcext:condition calcext:apply-style-name="FAUX" calcext:value="formula-is(IF([.C15]=1))" calcext:base-cell-address="'(In)équation niveau 1'.C15"/>
            <calcext:condition calcext:apply-style-name="VRAI" calcext:value="formula-is(IF([.C15]=0))" calcext:base-cell-address="'(In)équation niveau 1'.C15"/>
          </calcext:conditional-format>
          <calcext:conditional-format calcext:target-range-address="'(In)équation niveau 2'.C16:'(In)équation niveau 2'.M16">
            <calcext:condition calcext:apply-style-name="FAUX" calcext:value="formula-is(IF([.C15]=1))" calcext:base-cell-address="'(In)équation niveau 1'.C16"/>
            <calcext:condition calcext:apply-style-name="VRAI" calcext:value="formula-is(IF([.C15]=0))" calcext:base-cell-address="'(In)équation niveau 1'.C16"/>
          </calcext:conditional-format>
          <calcext:conditional-format calcext:target-range-address="'(In)équation niveau 2'.C20:'(In)équation niveau 2'.M20">
            <calcext:condition calcext:apply-style-name="VRAI" calcext:value="formula-is(IF([.C$20]=0))" calcext:base-cell-address="'(In)équation niveau 1'.C20"/>
            <calcext:condition calcext:apply-style-name="FAUX" calcext:value="formula-is(IF([.C20]=1))" calcext:base-cell-address="'(In)équation niveau 1'.C20"/>
          </calcext:conditional-format>
          <calcext:conditional-format calcext:target-range-address="'(In)équation niveau 2'.D21:'(In)équation niveau 2'.D21">
            <calcext:condition calcext:apply-style-name="VRAI" calcext:value="formula-is(IF([.D$20]=0))" calcext:base-cell-address="'(In)équation niveau 1'.D21"/>
            <calcext:condition calcext:apply-style-name="FAUX" calcext:value="formula-is(IF([.D$20]=1))" calcext:base-cell-address="'(In)équation niveau 1'.D21"/>
          </calcext:conditional-format>
          <calcext:conditional-format calcext:target-range-address="'(In)équation niveau 2'.E21:'(In)équation niveau 2'.E21">
            <calcext:condition calcext:apply-style-name="VRAI" calcext:value="formula-is(IF([.E$20]=0))" calcext:base-cell-address="'(In)équation niveau 1'.E21"/>
            <calcext:condition calcext:apply-style-name="FAUX" calcext:value="formula-is(IF([.E$20]=1))" calcext:base-cell-address="'(In)équation niveau 1'.E21"/>
          </calcext:conditional-format>
          <calcext:conditional-format calcext:target-range-address="'(In)équation niveau 2'.F21:'(In)équation niveau 2'.F21">
            <calcext:condition calcext:apply-style-name="VRAI" calcext:value="formula-is(IF([.F$20]=0))" calcext:base-cell-address="'(In)équation niveau 1'.F21"/>
            <calcext:condition calcext:apply-style-name="FAUX" calcext:value="formula-is(IF([.F$20]=1))" calcext:base-cell-address="'(In)équation niveau 1'.F21"/>
          </calcext:conditional-format>
          <calcext:conditional-format calcext:target-range-address="'(In)équation niveau 2'.G21:'(In)équation niveau 2'.G21">
            <calcext:condition calcext:apply-style-name="VRAI" calcext:value="formula-is(IF([.G$20]=0))" calcext:base-cell-address="'(In)équation niveau 1'.G21"/>
            <calcext:condition calcext:apply-style-name="FAUX" calcext:value="formula-is(IF([.G$20]=1))" calcext:base-cell-address="'(In)équation niveau 1'.G21"/>
          </calcext:conditional-format>
          <calcext:conditional-format calcext:target-range-address="'(In)équation niveau 2'.H21:'(In)équation niveau 2'.H21">
            <calcext:condition calcext:apply-style-name="VRAI" calcext:value="formula-is(IF([.H$20]=0))" calcext:base-cell-address="'(In)équation niveau 1'.H21"/>
            <calcext:condition calcext:apply-style-name="FAUX" calcext:value="formula-is(IF([.H$20]=1))" calcext:base-cell-address="'(In)équation niveau 1'.H21"/>
          </calcext:conditional-format>
          <calcext:conditional-format calcext:target-range-address="'(In)équation niveau 2'.I21:'(In)équation niveau 2'.I21">
            <calcext:condition calcext:apply-style-name="VRAI" calcext:value="formula-is(IF([.I$20]=0))" calcext:base-cell-address="'(In)équation niveau 1'.I21"/>
            <calcext:condition calcext:apply-style-name="FAUX" calcext:value="formula-is(IF([.I$20]=1))" calcext:base-cell-address="'(In)équation niveau 1'.I21"/>
          </calcext:conditional-format>
          <calcext:conditional-format calcext:target-range-address="'(In)équation niveau 2'.J21:'(In)équation niveau 2'.J21">
            <calcext:condition calcext:apply-style-name="VRAI" calcext:value="formula-is(IF([.J$20]=0))" calcext:base-cell-address="'(In)équation niveau 1'.J21"/>
            <calcext:condition calcext:apply-style-name="FAUX" calcext:value="formula-is(IF([.J$20]=1))" calcext:base-cell-address="'(In)équation niveau 1'.J21"/>
          </calcext:conditional-format>
          <calcext:conditional-format calcext:target-range-address="'(In)équation niveau 2'.K21:'(In)équation niveau 2'.M21">
            <calcext:condition calcext:apply-style-name="VRAI" calcext:value="formula-is(IF([.K$20]=0))" calcext:base-cell-address="'(In)équation niveau 1'.K21"/>
            <calcext:condition calcext:apply-style-name="FAUX" calcext:value="formula-is(IF([.K$20]=1))" calcext:base-cell-address="'(In)équation niveau 1'.K21"/>
          </calcext:conditional-format>
          <calcext:conditional-format calcext:target-range-address="'(In)équation niveau 2'.H15:'(In)équation niveau 2'.H15">
            <calcext:condition calcext:apply-style-name="FAUX" calcext:value="formula-is(IF([.H15]=1))" calcext:base-cell-address="'(In)équation niveau 1'.H15"/>
            <calcext:condition calcext:apply-style-name="VRAI" calcext:value="formula-is(IF([.H15]=0))" calcext:base-cell-address="'(In)équation niveau 1'.H15"/>
          </calcext:conditional-format>
          <calcext:conditional-format calcext:target-range-address="'(In)équation niveau 2'.I15:'(In)équation niveau 2'.I15">
            <calcext:condition calcext:apply-style-name="FAUX" calcext:value="formula-is(IF([.I15]=1))" calcext:base-cell-address="'(In)équation niveau 1'.I15"/>
            <calcext:condition calcext:apply-style-name="VRAI" calcext:value="formula-is(IF([.I15]=0))" calcext:base-cell-address="'(In)équation niveau 1'.I15"/>
          </calcext:conditional-format>
          <calcext:conditional-format calcext:target-range-address="'(In)équation niveau 2'.J15:'(In)équation niveau 2'.J15">
            <calcext:condition calcext:apply-style-name="FAUX" calcext:value="formula-is(IF([.J15]=1))" calcext:base-cell-address="'(In)équation niveau 1'.J15"/>
            <calcext:condition calcext:apply-style-name="VRAI" calcext:value="formula-is(IF([.J15]=0))" calcext:base-cell-address="'(In)équation niveau 1'.J15"/>
          </calcext:conditional-format>
          <calcext:conditional-format calcext:target-range-address="'(In)équation niveau 2'.K15:'(In)équation niveau 2'.K15">
            <calcext:condition calcext:apply-style-name="FAUX" calcext:value="formula-is(IF([.K15]=1))" calcext:base-cell-address="'(In)équation niveau 1'.K15"/>
            <calcext:condition calcext:apply-style-name="VRAI" calcext:value="formula-is(IF([.K15]=0))" calcext:base-cell-address="'(In)équation niveau 1'.K15"/>
          </calcext:conditional-format>
          <calcext:conditional-format calcext:target-range-address="'(In)équation niveau 2'.L15:'(In)équation niveau 2'.L15">
            <calcext:condition calcext:apply-style-name="FAUX" calcext:value="formula-is(IF([.L15]=1))" calcext:base-cell-address="'(In)équation niveau 1'.L15"/>
            <calcext:condition calcext:apply-style-name="VRAI" calcext:value="formula-is(IF([.L15]=0))" calcext:base-cell-address="'(In)équation niveau 1'.L15"/>
          </calcext:conditional-format>
          <calcext:conditional-format calcext:target-range-address="'(In)équation niveau 2'.M15:'(In)équation niveau 2'.M15">
            <calcext:condition calcext:apply-style-name="FAUX" calcext:value="formula-is(IF([.M15]=1))" calcext:base-cell-address="'(In)équation niveau 1'.M15"/>
            <calcext:condition calcext:apply-style-name="VRAI" calcext:value="formula-is(IF([.M15]=0))" calcext:base-cell-address="'(In)équation niveau 1'.M15"/>
          </calcext:conditional-format>
          <calcext:conditional-format calcext:target-range-address="'(In)équation niveau 2'.C21:'(In)équation niveau 2'.C21">
            <calcext:condition calcext:apply-style-name="VRAI" calcext:value="formula-is(IF([.C20]=0))" calcext:base-cell-address="'(In)équation niveau 1'.C21"/>
            <calcext:condition calcext:apply-style-name="FAUX" calcext:value="formula-is(IF([.C20]=1))" calcext:base-cell-address="'(In)équation niveau 1'.C21"/>
          </calcext:conditional-format>
        </calcext:conditional-formats>
      </table:table>
      <table:table table:name="Données" table:style-name="ta8" table:protected="true" table:protection-key="DYZBiHo1Qz0zXumkCmAUGpNhhrs=" table:protection-key-digest-algorithm="http://www.w3.org/2000/09/xmldsig#sha1">
        <loext:table-protection loext:select-unprotected-cells="true"/>
        <office:forms form:automatic-focus="false" form:apply-design-mode="false"/>
        <table:shapes>
          <draw:frame draw:z-index="0" draw:style-name="gr6" draw:text-style-name="P2" svg:width="27.04cm" svg:height="14.296cm" svg:x="54.197cm" svg:y="54.28cm">
            <draw:object draw:notify-on-update-of-ranges="Données.D100:Données.T100 Aide.A1:Aide.A1 Données.D101:Données.T101" xlink:href="./Object 1" xlink:type="simple" xlink:show="embed" xlink:actuate="onLoad">
              <loext:p/>
            </draw:object>
            <draw:image xlink:href="./ObjectReplacements/Object 1" xlink:type="simple" xlink:show="embed" xlink:actuate="onLoad"/>
          </draw:frame>
          <draw:frame draw:z-index="1" draw:style-name="gr6" draw:text-style-name="P2" svg:width="27.04cm" svg:height="14.296cm" svg:x="29.937cm" svg:y="107.627cm">
            <draw:object draw:notify-on-update-of-ranges="Données.J211:Données.J212 Données.L211:Données.L212 Données.AF189:Données.AF589 Données.AG189:Données.AG589 Données.J208:Données.J209 Données.L208:Données.L209" xlink:href="./Object 7" xlink:type="simple" xlink:show="embed" xlink:actuate="onLoad">
              <loext:p/>
            </draw:object>
            <draw:image xlink:href="./ObjectReplacements/Object 7" xlink:type="simple" xlink:show="embed" xlink:actuate="onLoad"/>
          </draw:frame>
        </table:shapes>
        <table:table-column table:style-name="co29" table:default-cell-style-name="ce551"/>
        <table:table-column table:style-name="co30" table:default-cell-style-name="ce551"/>
        <table:table-column table:style-name="co1" table:number-columns-repeated="5" table:default-cell-style-name="ce551"/>
        <table:table-column table:style-name="co31" table:default-cell-style-name="ce551"/>
        <table:table-column table:style-name="co1" table:number-columns-repeated="2" table:default-cell-style-name="ce551"/>
        <table:table-column table:style-name="co32" table:default-cell-style-name="ce551"/>
        <table:table-column table:style-name="co1" table:default-cell-style-name="ce551"/>
        <table:table-column table:style-name="co33" table:default-cell-style-name="ce551"/>
        <table:table-column table:style-name="co1" table:number-columns-repeated="4" table:default-cell-style-name="ce551"/>
        <table:table-column table:style-name="co34" table:default-cell-style-name="ce551"/>
        <table:table-column table:style-name="co1" table:default-cell-style-name="ce551"/>
        <table:table-column table:style-name="co35" table:default-cell-style-name="ce551"/>
        <table:table-column table:style-name="co36" table:default-cell-style-name="ce551"/>
        <table:table-column table:style-name="co1" table:number-columns-repeated="34" table:default-cell-style-name="ce551"/>
        <table:table-column table:style-name="co1" table:default-cell-style-name="ce984"/>
        <table:table-column table:style-name="co1" table:number-columns-repeated="14" table:default-cell-style-name="ce551"/>
        <table:table-column table:style-name="co1" table:number-columns-repeated="23" table:default-cell-style-name="Default"/>
        <table:table-row table:style-name="ro4">
          <table:table-cell table:style-name="ce530" office:value-type="string" calcext:value-type="string" table:number-columns-spanned="13" table:number-rows-spanned="1">
            <text:p>KELLER Stéphane – Lycée agricole Louis Pasteur</text:p>
          </table:table-cell>
          <table:covered-table-cell table:style-name="ce588"/>
          <table:covered-table-cell table:style-name="ce638"/>
          <table:covered-table-cell table:style-name="ce684"/>
          <table:covered-table-cell table:number-columns-repeated="9"/>
          <table:table-cell table:number-columns-repeated="8"/>
          <table:table-cell table:style-name="ce1205"/>
          <table:table-cell table:style-name="ce1217" table:number-columns-repeated="12"/>
          <table:table-cell table:style-name="ce996" table:number-columns-repeated="4"/>
          <table:table-cell table:number-columns-repeated="55"/>
        </table:table-row>
        <table:table-row table:style-name="ro4">
          <table:table-cell table:style-name="ce531"/>
          <table:table-cell table:style-name="ce590"/>
          <table:table-cell table:style-name="ce1084"/>
          <table:table-cell table:style-name="ce685"/>
          <table:table-cell table:style-name="ce682" table:number-columns-repeated="17"/>
          <table:table-cell table:style-name="ce1205"/>
          <table:table-cell table:style-name="ce1217"/>
          <table:table-cell table:style-name="ce891" table:number-columns-repeated="2"/>
          <table:table-cell table:style-name="ce768" table:number-columns-repeated="3"/>
          <table:table-cell table:style-name="ce1038" table:number-columns-repeated="5"/>
          <table:table-cell table:style-name="ce1217"/>
          <table:table-cell table:style-name="ce996" table:number-columns-repeated="4"/>
          <table:table-cell/>
          <table:table-cell table:style-name="ce682" table:number-columns-repeated="16"/>
          <table:table-cell table:style-name="ce985"/>
          <table:table-cell table:style-name="ce682" table:number-columns-repeated="14"/>
          <table:table-cell table:number-columns-repeated="23"/>
        </table:table-row>
        <table:table-row table:style-name="ro19">
          <table:table-cell table:style-name="ce995" office:value-type="string" calcext:value-type="string" table:number-columns-spanned="8" table:number-rows-spanned="1">
            <text:p>Données pour l’onglet Droite</text:p>
          </table:table-cell>
          <table:covered-table-cell table:number-columns-repeated="7" table:style-name="ce996"/>
          <table:table-cell table:style-name="ce996"/>
          <table:table-cell table:style-name="Default" table:number-columns-repeated="4"/>
          <table:table-cell table:style-name="ce1167" office:value-type="string" calcext:value-type="string" table:number-columns-spanned="3" table:number-rows-spanned="1">
            <text:p>Graphique parabole <text:span text:style-name="T20">C</text:span><text:span text:style-name="T36">f</text:span></text:p>
          </table:table-cell>
          <table:covered-table-cell table:style-name="ce996"/>
          <table:covered-table-cell table:style-name="ce1010"/>
          <table:table-cell table:number-columns-repeated="3"/>
          <table:table-cell table:style-name="ce665" office:value-type="string" calcext:value-type="string">
            <text:p>num</text:p>
          </table:table-cell>
          <table:table-cell table:style-name="ce665" office:value-type="string" calcext:value-type="string">
            <text:p>Dénom</text:p>
          </table:table-cell>
          <table:table-cell table:number-columns-repeated="3" table:style-name="ce665" office:value-type="string" calcext:value-type="string">
            <text:p>Fraction</text:p>
          </table:table-cell>
          <table:table-cell table:style-name="ce894"/>
          <table:table-cell table:style-name="ce903"/>
          <table:table-cell table:style-name="ce915"/>
          <table:table-cell table:style-name="ce1079" table:number-columns-repeated="5"/>
          <table:table-cell table:style-name="ce1205"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19">
          <table:table-cell table:style-name="ce996" table:number-columns-repeated="9"/>
          <table:table-cell table:style-name="Default" table:number-columns-repeated="4"/>
          <table:table-cell table:style-name="ce534" office:value-type="string" calcext:value-type="string">
            <text:p>x</text:p>
          </table:table-cell>
          <table:table-cell table:style-name="ce534" office:value-type="string" calcext:value-type="string">
            <text:p>y<text:span text:style-name="T45">1</text:span></text:p>
          </table:table-cell>
          <table:table-cell table:style-name="ce534" office:value-type="string" calcext:value-type="string">
            <text:p>y<text:span text:style-name="T16">2</text:span></text:p>
          </table:table-cell>
          <table:table-cell table:style-name="ce665" office:value-type="string" calcext:value-type="string">
            <text:p>Num</text:p>
          </table:table-cell>
          <table:table-cell table:style-name="ce665" office:value-type="string" calcext:value-type="string">
            <text:p>Dénom</text:p>
          </table:table-cell>
          <table:table-cell table:style-name="ce665" office:value-type="string" calcext:value-type="string">
            <text:p>PGCD</text:p>
          </table:table-cell>
          <table:table-cell table:number-columns-repeated="4" table:style-name="ce665" office:value-type="string" calcext:value-type="string">
            <text:p>simp</text:p>
          </table:table-cell>
          <table:table-cell table:style-name="ce665" office:value-type="string" calcext:value-type="string">
            <text:p>texte</text:p>
          </table:table-cell>
          <table:table-cell table:style-name="ce894"/>
          <table:table-cell table:style-name="ce1079"/>
          <table:table-cell table:style-name="ce915"/>
          <table:table-cell table:style-name="ce1079" table:number-columns-repeated="5"/>
          <table:table-cell table:style-name="ce1205"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19">
          <table:table-cell table:style-name="ce534" office:value-type="string" calcext:value-type="string">
            <text:p>m</text:p>
          </table:table-cell>
          <table:table-cell table:style-name="ce534" office:value-type="string" calcext:value-type="string">
            <text:p>p</text:p>
          </table:table-cell>
          <table:table-cell table:style-name="ce641" office:value-type="string" calcext:value-type="string">
            <text:p><text:span text:style-name="T14">x</text:span><text:span text:style-name="T44">0</text:span></text:p>
          </table:table-cell>
          <table:table-cell table:style-name="ce1020" office:value-type="string" calcext:value-type="string">
            <text:p>ALEA<text:span text:style-name="T20"> m</text:span></text:p>
          </table:table-cell>
          <table:table-cell table:style-name="ce996" table:number-columns-repeated="2"/>
          <table:table-cell table:style-name="ce1167" office:value-type="string" calcext:value-type="string" table:number-columns-spanned="2" table:number-rows-spanned="1">
            <text:p>Graphique droite 1</text:p>
          </table:table-cell>
          <table:covered-table-cell table:style-name="ce996"/>
          <table:table-cell table:style-name="ce996"/>
          <table:table-cell table:style-name="Default" table:number-columns-repeated="4"/>
          <table:table-cell table:style-name="ce535" office:value-type="float" office:value="-10" calcext:value-type="float">
            <text:p>-10</text:p>
          </table:table-cell>
          <table:table-cell table:style-name="ce756" table:formula="of:=[.$A$29]*[.N5]^2+[.$B$29]*[.N5]+[.$C$29]" office:value-type="float" office:value="-0.918367346938775" calcext:value-type="float">
            <text:p>-45/49 <text:s text:c="2"/></text:p>
          </table:table-cell>
          <table:table-cell table:style-name="ce535" table:formula="of:=[.$A$29]*[.N5]^2+[.$B$29]*[.N5]+[.$C$29]" office:value-type="float" office:value="-0.918367346938775" calcext:value-type="float">
            <text:p>-0,918367346938775</text:p>
          </table:table-cell>
          <table:table-cell table:style-name="ce629" table:formula="of:=[.O5]*[.R5]" office:value-type="float" office:value="-630" calcext:value-type="float">
            <text:p>-630</text:p>
          </table:table-cell>
          <table:table-cell table:style-name="ce629" table:formula="of:=[.$G$25]*10^[.$H$25]" office:value-type="float" office:value="686" calcext:value-type="float">
            <text:p>686</text:p>
          </table:table-cell>
          <table:table-cell table:style-name="ce808" table:formula="of:=GCD(ABS([.Q5]);ABS([.R5]))" office:value-type="float" office:value="14" calcext:value-type="float">
            <text:p>14</text:p>
          </table:table-cell>
          <table:table-cell table:style-name="ce808" table:formula="of:=[.Q5]/[.S5]" office:value-type="float" office:value="-45" calcext:value-type="float">
            <text:p>-45</text:p>
          </table:table-cell>
          <table:table-cell table:style-name="ce808" table:formula="of:=[.R5]/[.S5]" office:value-type="float" office:value="49" calcext:value-type="float">
            <text:p>49</text:p>
          </table:table-cell>
          <table:table-cell table:style-name="ce862" table:formula="of:=[.T5]/[.U5]" office:value-type="float" office:value="-0.918367346938775" calcext:value-type="float">
            <text:p>-45/49 <text:s text:c="4"/></text:p>
          </table:table-cell>
          <table:table-cell table:style-name="ce869" table:formula="of:=IF([.T5]=0;&quot;0&quot;;(IF([.T5]=[.U5];&quot;1&quot;;(IF([.T5]=-[.U5];&quot;-1&quot;;IF([.U5]=1;TEXT([.T5];10);[.V5]))))))" office:value-type="float" office:value="-0.918367346938775" calcext:value-type="float">
            <text:p>-45/49 <text:s text:c="3"/></text:p>
          </table:table-cell>
          <table:table-cell table:style-name="ce535" table:formula="of:=IF([.T5]=0;&quot;0&quot;;(IF([.T5]=[.U5];&quot;1&quot;;(IF([.T5]=-[.U5];&quot;-1&quot;;IF([.U5]=1;[.T5];CONCATENATE([.T5];&quot;/&quot;;[.U5])))))))" office:value-type="string" office:string-value="-45/49" calcext:value-type="string">
            <text:p>-45/49</text:p>
          </table:table-cell>
          <table:table-cell table:style-name="ce894"/>
          <table:table-cell table:style-name="ce1079"/>
          <table:table-cell table:style-name="ce915"/>
          <table:table-cell table:style-name="ce1079" table:number-columns-repeated="5"/>
          <table:table-cell table:style-name="ce1205"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535" table:formula="of:=IF([.D6]=1;-1;1)" office:value-type="float" office:value="-1" calcext:value-type="float">
            <text:p>-1</text:p>
          </table:table-cell>
          <table:table-cell table:style-name="ce535" office:value-type="float" office:value="5" calcext:value-type="float">
            <text:p>5</text:p>
          </table:table-cell>
          <table:table-cell table:style-name="ce648" table:formula="of:=-[.B6]/[.A6]" office:value-type="float" office:value="5" calcext:value-type="float">
            <text:p>5</text:p>
          </table:table-cell>
          <table:table-cell table:style-name="ce629" office:value-type="float" office:value="1" calcext:value-type="float">
            <text:p>1</text:p>
          </table:table-cell>
          <table:table-cell table:style-name="ce996" table:number-columns-repeated="2"/>
          <table:table-cell table:style-name="ce534" office:value-type="string" calcext:value-type="string">
            <text:p>x</text:p>
          </table:table-cell>
          <table:table-cell table:style-name="ce534" office:value-type="string" calcext:value-type="string">
            <text:p>y</text:p>
          </table:table-cell>
          <table:table-cell table:style-name="ce996"/>
          <table:table-cell table:style-name="Default" table:number-columns-repeated="4"/>
          <table:table-cell table:style-name="ce535" office:value-type="float" office:value="-9" calcext:value-type="float">
            <text:p>-9</text:p>
          </table:table-cell>
          <table:table-cell table:style-name="ce756" table:formula="of:=[.$A$29]*[.N6]^2+[.$B$29]*[.N6]+[.$C$29]" office:value-type="float" office:value="0" calcext:value-type="float">
            <text:p>0/1 <text:s text:c="3"/></text:p>
          </table:table-cell>
          <table:table-cell table:style-name="ce535" table:formula="of:=[.$A$29]*[.N6]^2+[.$B$29]*[.N6]+[.$C$29]" office:value-type="float" office:value="0" calcext:value-type="float">
            <text:p>0</text:p>
          </table:table-cell>
          <table:table-cell table:style-name="ce629" table:formula="of:=[.O6]*[.R6]" office:value-type="float" office:value="0" calcext:value-type="float">
            <text:p>0</text:p>
          </table:table-cell>
          <table:table-cell table:style-name="ce629" table:formula="of:=[.$G$25]*10^[.$H$25]" office:value-type="float" office:value="686" calcext:value-type="float">
            <text:p>686</text:p>
          </table:table-cell>
          <table:table-cell table:style-name="ce808" table:formula="of:=GCD(ABS([.Q6]);ABS([.R6]))" office:value-type="float" office:value="686" calcext:value-type="float">
            <text:p>686</text:p>
          </table:table-cell>
          <table:table-cell table:style-name="ce808" table:formula="of:=[.Q6]/[.S6]" office:value-type="float" office:value="0" calcext:value-type="float">
            <text:p>0</text:p>
          </table:table-cell>
          <table:table-cell table:style-name="ce808" table:formula="of:=[.R6]/[.S6]" office:value-type="float" office:value="1" calcext:value-type="float">
            <text:p>1</text:p>
          </table:table-cell>
          <table:table-cell table:style-name="ce862" table:formula="of:=[.T6]/[.U6]" office:value-type="float" office:value="0" calcext:value-type="float">
            <text:p>0/1 <text:s text:c="5"/></text:p>
          </table:table-cell>
          <table:table-cell table:style-name="ce869" table:formula="of:=IF([.T6]=0;&quot;0&quot;;(IF([.T6]=[.U6];&quot;1&quot;;(IF([.T6]=-[.U6];&quot;-1&quot;;IF([.U6]=1;TEXT([.T6];10);[.V6]))))))" office:value-type="string" office:string-value="0" calcext:value-type="string">
            <text:p>0</text:p>
          </table:table-cell>
          <table:table-cell table:style-name="ce535" table:formula="of:=IF([.T6]=0;&quot;0&quot;;(IF([.T6]=[.U6];&quot;1&quot;;(IF([.T6]=-[.U6];&quot;-1&quot;;IF([.U6]=1;[.T6];CONCATENATE([.T6];&quot;/&quot;;[.U6])))))))" office:value-type="string" office:string-value="0" calcext:value-type="string">
            <text:p>0</text:p>
          </table:table-cell>
          <table:table-cell table:style-name="ce894"/>
          <table:table-cell table:style-name="ce1079"/>
          <table:table-cell table:style-name="ce915"/>
          <table:table-cell table:style-name="ce1079" table:number-columns-repeated="5"/>
          <table:table-cell table:style-name="ce1205"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531"/>
          <table:table-cell table:style-name="ce590"/>
          <table:table-cell table:style-name="ce1084"/>
          <table:table-cell table:style-name="ce685"/>
          <table:table-cell table:style-name="ce996" table:number-columns-repeated="2"/>
          <table:table-cell table:style-name="ce535" office:value-type="float" office:value="-10" calcext:value-type="float">
            <text:p>-10</text:p>
          </table:table-cell>
          <table:table-cell table:style-name="ce535" table:formula="of:=[.$A$6]*[.G7]+[.$B$6]" office:value-type="float" office:value="15" calcext:value-type="float">
            <text:p>15</text:p>
          </table:table-cell>
          <table:table-cell table:style-name="ce996"/>
          <table:table-cell table:style-name="Default" table:number-columns-repeated="4"/>
          <table:table-cell table:style-name="ce535" office:value-type="float" office:value="-8" calcext:value-type="float">
            <text:p>-8</text:p>
          </table:table-cell>
          <table:table-cell table:style-name="ce756" table:formula="of:=[.$A$29]*[.N7]^2+[.$B$29]*[.N7]+[.$C$29]" office:value-type="float" office:value="0.795918367346939" calcext:value-type="float">
            <text:p>39/49 <text:s text:c="2"/></text:p>
          </table:table-cell>
          <table:table-cell table:style-name="ce535" table:formula="of:=[.$A$29]*[.N7]^2+[.$B$29]*[.N7]+[.$C$29]" office:value-type="float" office:value="0.795918367346939" calcext:value-type="float">
            <text:p>0,795918367346939</text:p>
          </table:table-cell>
          <table:table-cell table:style-name="ce629" table:formula="of:=[.O7]*[.R7]" office:value-type="float" office:value="546" calcext:value-type="float">
            <text:p>546</text:p>
          </table:table-cell>
          <table:table-cell table:style-name="ce629" table:formula="of:=[.$G$25]*10^[.$H$25]" office:value-type="float" office:value="686" calcext:value-type="float">
            <text:p>686</text:p>
          </table:table-cell>
          <table:table-cell table:style-name="ce808" table:formula="of:=GCD(ABS([.Q7]);ABS([.R7]))" office:value-type="float" office:value="14" calcext:value-type="float">
            <text:p>14</text:p>
          </table:table-cell>
          <table:table-cell table:style-name="ce808" table:formula="of:=[.Q7]/[.S7]" office:value-type="float" office:value="39" calcext:value-type="float">
            <text:p>39</text:p>
          </table:table-cell>
          <table:table-cell table:style-name="ce808" table:formula="of:=[.R7]/[.S7]" office:value-type="float" office:value="49" calcext:value-type="float">
            <text:p>49</text:p>
          </table:table-cell>
          <table:table-cell table:style-name="ce862" table:formula="of:=[.T7]/[.U7]" office:value-type="float" office:value="0.795918367346939" calcext:value-type="float">
            <text:p>39/49 <text:s text:c="4"/></text:p>
          </table:table-cell>
          <table:table-cell table:style-name="ce869" table:formula="of:=IF([.T7]=0;&quot;0&quot;;(IF([.T7]=[.U7];&quot;1&quot;;(IF([.T7]=-[.U7];&quot;-1&quot;;IF([.U7]=1;TEXT([.T7];10);[.V7]))))))" office:value-type="float" office:value="0.795918367346939" calcext:value-type="float">
            <text:p>39/49 <text:s text:c="3"/></text:p>
          </table:table-cell>
          <table:table-cell table:style-name="ce535" table:formula="of:=IF([.T7]=0;&quot;0&quot;;(IF([.T7]=[.U7];&quot;1&quot;;(IF([.T7]=-[.U7];&quot;-1&quot;;IF([.U7]=1;[.T7];CONCATENATE([.T7];&quot;/&quot;;[.U7])))))))" office:value-type="string" office:string-value="39/49" calcext:value-type="string">
            <text:p>39/49</text:p>
          </table:table-cell>
          <table:table-cell table:style-name="ce894"/>
          <table:table-cell table:style-name="ce1079"/>
          <table:table-cell table:style-name="ce915"/>
          <table:table-cell table:style-name="ce1079" table:number-columns-repeated="5"/>
          <table:table-cell table:style-name="ce1205"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999" office:value-type="string" calcext:value-type="string">
            <text:p>x</text:p>
          </table:table-cell>
          <table:table-cell table:style-name="ce591" office:value-type="float" office:value="-10" calcext:value-type="float">
            <text:p>-10</text:p>
          </table:table-cell>
          <table:table-cell table:style-name="ce1056" table:formula="of:=[.C6]" office:value-type="float" office:value="5" calcext:value-type="float" table:number-columns-spanned="2" table:number-rows-spanned="1">
            <text:p>5</text:p>
          </table:table-cell>
          <table:covered-table-cell table:style-name="ce1059" table:formula="of:=#REF!" office:value-type="string" office:string-value="" calcext:value-type="error">
            <text:p>#RÉF !</text:p>
          </table:covered-table-cell>
          <table:table-cell table:style-name="ce701" office:value-type="float" office:value="10" calcext:value-type="float">
            <text:p>10</text:p>
          </table:table-cell>
          <table:table-cell table:style-name="ce716"/>
          <table:table-cell table:style-name="ce535" office:value-type="float" office:value="10" calcext:value-type="float">
            <text:p>10</text:p>
          </table:table-cell>
          <table:table-cell table:style-name="ce535" table:formula="of:=[.$A$6]*[.G8]+[.$B$6]" office:value-type="float" office:value="-5" calcext:value-type="float">
            <text:p>-5</text:p>
          </table:table-cell>
          <table:table-cell table:style-name="ce996"/>
          <table:table-cell table:style-name="Default" table:number-columns-repeated="4"/>
          <table:table-cell table:style-name="ce535" office:value-type="float" office:value="-7" calcext:value-type="float">
            <text:p>-7</text:p>
          </table:table-cell>
          <table:table-cell table:style-name="ce756" table:formula="of:=[.$A$29]*[.N8]^2+[.$B$29]*[.N8]+[.$C$29]" office:value-type="float" office:value="1.46938775510204" calcext:value-type="float">
            <text:p>72/49 <text:s text:c="2"/></text:p>
          </table:table-cell>
          <table:table-cell table:style-name="ce535" table:formula="of:=[.$A$29]*[.N8]^2+[.$B$29]*[.N8]+[.$C$29]" office:value-type="float" office:value="1.46938775510204" calcext:value-type="float">
            <text:p>1,46938775510204</text:p>
          </table:table-cell>
          <table:table-cell table:style-name="ce629" table:formula="of:=[.O8]*[.R8]" office:value-type="float" office:value="1008" calcext:value-type="float">
            <text:p>1008</text:p>
          </table:table-cell>
          <table:table-cell table:style-name="ce629" table:formula="of:=[.$G$25]*10^[.$H$25]" office:value-type="float" office:value="686" calcext:value-type="float">
            <text:p>686</text:p>
          </table:table-cell>
          <table:table-cell table:style-name="ce808" table:formula="of:=GCD(ABS([.Q8]);ABS([.R8]))" office:value-type="float" office:value="14" calcext:value-type="float">
            <text:p>14</text:p>
          </table:table-cell>
          <table:table-cell table:style-name="ce808" table:formula="of:=[.Q8]/[.S8]" office:value-type="float" office:value="72" calcext:value-type="float">
            <text:p>72</text:p>
          </table:table-cell>
          <table:table-cell table:style-name="ce808" table:formula="of:=[.R8]/[.S8]" office:value-type="float" office:value="49" calcext:value-type="float">
            <text:p>49</text:p>
          </table:table-cell>
          <table:table-cell table:style-name="ce862" table:formula="of:=[.T8]/[.U8]" office:value-type="float" office:value="1.46938775510204" calcext:value-type="float">
            <text:p>72/49 <text:s text:c="4"/></text:p>
          </table:table-cell>
          <table:table-cell table:style-name="ce869" table:formula="of:=IF([.T8]=0;&quot;0&quot;;(IF([.T8]=[.U8];&quot;1&quot;;(IF([.T8]=-[.U8];&quot;-1&quot;;IF([.U8]=1;TEXT([.T8];10);[.V8]))))))" office:value-type="float" office:value="1.46938775510204" calcext:value-type="float">
            <text:p>72/49 <text:s text:c="3"/></text:p>
          </table:table-cell>
          <table:table-cell table:style-name="ce535" table:formula="of:=IF([.T8]=0;&quot;0&quot;;(IF([.T8]=[.U8];&quot;1&quot;;(IF([.T8]=-[.U8];&quot;-1&quot;;IF([.U8]=1;[.T8];CONCATENATE([.T8];&quot;/&quot;;[.U8])))))))" office:value-type="string" office:string-value="72/49" calcext:value-type="string">
            <text:p>72/49</text:p>
          </table:table-cell>
          <table:table-cell table:style-name="ce895"/>
          <table:table-cell table:style-name="ce1079"/>
          <table:table-cell table:style-name="ce915"/>
          <table:table-cell table:style-name="ce1079" table:number-columns-repeated="5"/>
          <table:table-cell table:style-name="ce1205"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537" office:value-type="string" calcext:value-type="string">
            <text:p>Signe de f '(x)</text:p>
          </table:table-cell>
          <table:table-cell table:style-name="ce976" table:formula="of:=IF([.A6]&gt;0;&quot;+&quot;;&quot;-&quot;)" office:value-type="string" office:string-value="-" calcext:value-type="string" table:number-columns-spanned="4" table:number-rows-spanned="1">
            <text:p>-</text:p>
          </table:table-cell>
          <table:covered-table-cell table:number-columns-repeated="2" table:style-name="ce1059"/>
          <table:covered-table-cell table:style-name="ce1131"/>
          <table:table-cell table:style-name="ce682" table:number-columns-repeated="2"/>
          <table:table-cell table:style-name="ce996" table:number-columns-repeated="2"/>
          <table:table-cell table:style-name="Default" table:number-columns-repeated="4"/>
          <table:table-cell table:style-name="ce535" office:value-type="float" office:value="-6" calcext:value-type="float">
            <text:p>-6</text:p>
          </table:table-cell>
          <table:table-cell table:style-name="ce756" table:formula="of:=[.$A$29]*[.N9]^2+[.$B$29]*[.N9]+[.$C$29]" office:value-type="float" office:value="2.02040816326531" calcext:value-type="float">
            <text:p>99/49 <text:s text:c="2"/></text:p>
          </table:table-cell>
          <table:table-cell table:style-name="ce535" table:formula="of:=[.$A$29]*[.N9]^2+[.$B$29]*[.N9]+[.$C$29]" office:value-type="float" office:value="2.02040816326531" calcext:value-type="float">
            <text:p>2,02040816326531</text:p>
          </table:table-cell>
          <table:table-cell table:style-name="ce629" table:formula="of:=[.O9]*[.R9]" office:value-type="float" office:value="1386" calcext:value-type="float">
            <text:p>1386</text:p>
          </table:table-cell>
          <table:table-cell table:style-name="ce629" table:formula="of:=[.$G$25]*10^[.$H$25]" office:value-type="float" office:value="686" calcext:value-type="float">
            <text:p>686</text:p>
          </table:table-cell>
          <table:table-cell table:style-name="ce808" table:formula="of:=GCD(ABS([.Q9]);ABS([.R9]))" office:value-type="float" office:value="14" calcext:value-type="float">
            <text:p>14</text:p>
          </table:table-cell>
          <table:table-cell table:style-name="ce808" table:formula="of:=[.Q9]/[.S9]" office:value-type="float" office:value="99" calcext:value-type="float">
            <text:p>99</text:p>
          </table:table-cell>
          <table:table-cell table:style-name="ce808" table:formula="of:=[.R9]/[.S9]" office:value-type="float" office:value="49" calcext:value-type="float">
            <text:p>49</text:p>
          </table:table-cell>
          <table:table-cell table:style-name="ce862" table:formula="of:=[.T9]/[.U9]" office:value-type="float" office:value="2.02040816326531" calcext:value-type="float">
            <text:p>99/49 <text:s text:c="4"/></text:p>
          </table:table-cell>
          <table:table-cell table:style-name="ce869" table:formula="of:=IF([.T9]=0;&quot;0&quot;;(IF([.T9]=[.U9];&quot;1&quot;;(IF([.T9]=-[.U9];&quot;-1&quot;;IF([.U9]=1;TEXT([.T9];10);[.V9]))))))" office:value-type="float" office:value="2.02040816326531" calcext:value-type="float">
            <text:p>99/49 <text:s text:c="3"/></text:p>
          </table:table-cell>
          <table:table-cell table:style-name="ce535" table:formula="of:=IF([.T9]=0;&quot;0&quot;;(IF([.T9]=[.U9];&quot;1&quot;;(IF([.T9]=-[.U9];&quot;-1&quot;;IF([.U9]=1;[.T9];CONCATENATE([.T9];&quot;/&quot;;[.U9])))))))" office:value-type="string" office:string-value="99/49" calcext:value-type="string">
            <text:p>99/49</text:p>
          </table:table-cell>
          <table:table-cell table:style-name="ce895"/>
          <table:table-cell table:style-name="ce1079"/>
          <table:table-cell table:style-name="ce915"/>
          <table:table-cell table:style-name="ce1079" table:number-columns-repeated="5"/>
          <table:table-cell table:style-name="ce1205"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538" office:value-type="string" calcext:value-type="string" table:number-columns-spanned="1" table:number-rows-spanned="2">
            <text:p>Variations de</text:p>
            <text:p>la fonction <text:span text:style-name="T20">f</text:span></text:p>
          </table:table-cell>
          <table:table-cell table:style-name="ce593" table:formula="of:=IF([.A6]&gt;0;&quot;&quot;;[.H7])" office:value-type="float" office:value="15" calcext:value-type="float">
            <text:p>15</text:p>
          </table:table-cell>
          <table:table-cell table:style-name="ce649" table:formula="of:=IF([.A6]&gt;0;&quot;k&quot;;&quot;&quot;)" office:value-type="string" office:string-value="" calcext:value-type="string" table:number-columns-spanned="2" table:number-rows-spanned="2">
            <text:p></text:p>
          </table:table-cell>
          <table:covered-table-cell table:style-name="ce734"/>
          <table:table-cell table:style-name="ce705" table:formula="of:=IF([.A6]&gt;0;[.H8];&quot;&quot;)">
            <text:p/>
          </table:table-cell>
          <table:table-cell table:style-name="ce682" table:number-columns-repeated="2"/>
          <table:table-cell table:style-name="ce996" table:number-columns-repeated="2"/>
          <table:table-cell table:style-name="Default" table:number-columns-repeated="4"/>
          <table:table-cell table:style-name="ce535" office:value-type="float" office:value="-5" calcext:value-type="float">
            <text:p>-5</text:p>
          </table:table-cell>
          <table:table-cell table:style-name="ce756" table:formula="of:=[.$A$29]*[.N10]^2+[.$B$29]*[.N10]+[.$C$29]" office:value-type="float" office:value="2.44897959183673" calcext:value-type="float">
            <text:p>120/49 <text:s text:c="2"/></text:p>
          </table:table-cell>
          <table:table-cell table:style-name="ce535" table:formula="of:=[.$A$29]*[.N10]^2+[.$B$29]*[.N10]+[.$C$29]" office:value-type="float" office:value="2.44897959183673" calcext:value-type="float">
            <text:p>2,44897959183673</text:p>
          </table:table-cell>
          <table:table-cell table:style-name="ce629" table:formula="of:=[.O10]*[.R10]" office:value-type="float" office:value="1680" calcext:value-type="float">
            <text:p>1680</text:p>
          </table:table-cell>
          <table:table-cell table:style-name="ce629" table:formula="of:=[.$G$25]*10^[.$H$25]" office:value-type="float" office:value="686" calcext:value-type="float">
            <text:p>686</text:p>
          </table:table-cell>
          <table:table-cell table:style-name="ce808" table:formula="of:=GCD(ABS([.Q10]);ABS([.R10]))" office:value-type="float" office:value="14" calcext:value-type="float">
            <text:p>14</text:p>
          </table:table-cell>
          <table:table-cell table:style-name="ce808" table:formula="of:=[.Q10]/[.S10]" office:value-type="float" office:value="120" calcext:value-type="float">
            <text:p>120</text:p>
          </table:table-cell>
          <table:table-cell table:style-name="ce808" table:formula="of:=[.R10]/[.S10]" office:value-type="float" office:value="49" calcext:value-type="float">
            <text:p>49</text:p>
          </table:table-cell>
          <table:table-cell table:style-name="ce862" table:formula="of:=[.T10]/[.U10]" office:value-type="float" office:value="2.44897959183673" calcext:value-type="float">
            <text:p>120/49 <text:s text:c="4"/></text:p>
          </table:table-cell>
          <table:table-cell table:style-name="ce869" table:formula="of:=IF([.T10]=0;&quot;0&quot;;(IF([.T10]=[.U10];&quot;1&quot;;(IF([.T10]=-[.U10];&quot;-1&quot;;IF([.U10]=1;TEXT([.T10];10);[.V10]))))))" office:value-type="float" office:value="2.44897959183673" calcext:value-type="float">
            <text:p>120/49 <text:s text:c="3"/></text:p>
          </table:table-cell>
          <table:table-cell table:style-name="ce535" table:formula="of:=IF([.T10]=0;&quot;0&quot;;(IF([.T10]=[.U10];&quot;1&quot;;(IF([.T10]=-[.U10];&quot;-1&quot;;IF([.U10]=1;[.T10];CONCATENATE([.T10];&quot;/&quot;;[.U10])))))))" office:value-type="string" office:string-value="120/49" calcext:value-type="string">
            <text:p>120/49</text:p>
          </table:table-cell>
          <table:table-cell table:style-name="ce896"/>
          <table:table-cell table:style-name="ce1079"/>
          <table:table-cell table:style-name="ce915"/>
          <table:table-cell table:style-name="ce1079" table:number-columns-repeated="5"/>
          <table:table-cell table:style-name="ce1205"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covered-table-cell table:style-name="ce539"/>
          <table:table-cell table:style-name="ce595" table:formula="of:=IF([.A6]&gt;0;[.H7];&quot;&quot;)">
            <text:p/>
          </table:table-cell>
          <table:covered-table-cell table:number-columns-repeated="2" table:style-name="ce1088"/>
          <table:table-cell table:style-name="ce707" table:formula="of:=IF([.A6]&gt;0;&quot;&quot;;[.H8])" office:value-type="float" office:value="-5" calcext:value-type="float">
            <text:p>-5</text:p>
          </table:table-cell>
          <table:table-cell table:style-name="ce682"/>
          <table:table-cell table:style-name="ce1097" table:formula="of:=IF(ISBLANK([Droite.B6]);&quot;&quot;;IF([.C6]=[Droite.B6];1;0))">
            <text:p/>
          </table:table-cell>
          <table:table-cell table:style-name="ce996" table:number-columns-repeated="2"/>
          <table:table-cell table:style-name="Default" table:number-columns-repeated="4"/>
          <table:table-cell table:style-name="ce535" office:value-type="float" office:value="-4" calcext:value-type="float">
            <text:p>-4</text:p>
          </table:table-cell>
          <table:table-cell table:style-name="ce756" table:formula="of:=[.$A$29]*[.N11]^2+[.$B$29]*[.N11]+[.$C$29]" office:value-type="float" office:value="2.75510204081633" calcext:value-type="float">
            <text:p>135/49 <text:s text:c="2"/></text:p>
          </table:table-cell>
          <table:table-cell table:style-name="ce535" table:formula="of:=[.$A$29]*[.N11]^2+[.$B$29]*[.N11]+[.$C$29]" office:value-type="float" office:value="2.75510204081633" calcext:value-type="float">
            <text:p>2,75510204081633</text:p>
          </table:table-cell>
          <table:table-cell table:style-name="ce629" table:formula="of:=[.O11]*[.R11]" office:value-type="float" office:value="1890" calcext:value-type="float">
            <text:p>1890</text:p>
          </table:table-cell>
          <table:table-cell table:style-name="ce629" table:formula="of:=[.$G$25]*10^[.$H$25]" office:value-type="float" office:value="686" calcext:value-type="float">
            <text:p>686</text:p>
          </table:table-cell>
          <table:table-cell table:style-name="ce808" table:formula="of:=GCD(ABS([.Q11]);ABS([.R11]))" office:value-type="float" office:value="14" calcext:value-type="float">
            <text:p>14</text:p>
          </table:table-cell>
          <table:table-cell table:style-name="ce808" table:formula="of:=[.Q11]/[.S11]" office:value-type="float" office:value="135" calcext:value-type="float">
            <text:p>135</text:p>
          </table:table-cell>
          <table:table-cell table:style-name="ce808" table:formula="of:=[.R11]/[.S11]" office:value-type="float" office:value="49" calcext:value-type="float">
            <text:p>49</text:p>
          </table:table-cell>
          <table:table-cell table:style-name="ce862" table:formula="of:=[.T11]/[.U11]" office:value-type="float" office:value="2.75510204081633" calcext:value-type="float">
            <text:p>135/49 <text:s text:c="4"/></text:p>
          </table:table-cell>
          <table:table-cell table:style-name="ce869" table:formula="of:=IF([.T11]=0;&quot;0&quot;;(IF([.T11]=[.U11];&quot;1&quot;;(IF([.T11]=-[.U11];&quot;-1&quot;;IF([.U11]=1;TEXT([.T11];10);[.V11]))))))" office:value-type="float" office:value="2.75510204081633" calcext:value-type="float">
            <text:p>135/49 <text:s text:c="3"/></text:p>
          </table:table-cell>
          <table:table-cell table:style-name="ce535" table:formula="of:=IF([.T11]=0;&quot;0&quot;;(IF([.T11]=[.U11];&quot;1&quot;;(IF([.T11]=-[.U11];&quot;-1&quot;;IF([.U11]=1;[.T11];CONCATENATE([.T11];&quot;/&quot;;[.U11])))))))" office:value-type="string" office:string-value="135/49" calcext:value-type="string">
            <text:p>135/49</text:p>
          </table:table-cell>
          <table:table-cell table:style-name="ce896"/>
          <table:table-cell table:style-name="ce1079"/>
          <table:table-cell table:style-name="ce915"/>
          <table:table-cell table:style-name="ce1079" table:number-columns-repeated="5"/>
          <table:table-cell table:style-name="ce1205"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540" office:value-type="string" calcext:value-type="string">
            <text:p>Signe de <text:span text:style-name="T20">f </text:span>(<text:span text:style-name="T20">x</text:span>)</text:p>
          </table:table-cell>
          <table:table-cell table:style-name="ce596" table:formula="of:=IF([.H7]&gt;0;&quot;+&quot;;&quot;-&quot;)" office:value-type="string" office:string-value="+" calcext:value-type="string">
            <text:p>+</text:p>
          </table:table-cell>
          <table:table-cell table:style-name="ce1059" office:value-type="float" office:value="0" calcext:value-type="float" table:number-columns-spanned="2" table:number-rows-spanned="1">
            <text:p>0</text:p>
          </table:table-cell>
          <table:covered-table-cell table:style-name="ce1059" table:formula="of:=IF([.$C$44];#REF!;&quot;&quot;)">
            <text:p/>
          </table:covered-table-cell>
          <table:table-cell table:style-name="ce1131" table:formula="of:=IF([.H8]&gt;0;&quot;+&quot;;&quot;-&quot;)" office:value-type="string" office:string-value="-" calcext:value-type="string">
            <text:p>-</text:p>
          </table:table-cell>
          <table:table-cell table:style-name="ce682" table:number-columns-repeated="2"/>
          <table:table-cell table:style-name="ce996" table:number-columns-repeated="2"/>
          <table:table-cell table:style-name="Default" table:number-columns-repeated="4"/>
          <table:table-cell table:style-name="ce535" office:value-type="float" office:value="-3" calcext:value-type="float">
            <text:p>-3</text:p>
          </table:table-cell>
          <table:table-cell table:style-name="ce756" table:formula="of:=[.$A$29]*[.N12]^2+[.$B$29]*[.N12]+[.$C$29]" office:value-type="float" office:value="2.93877551020408" calcext:value-type="float">
            <text:p>144/49 <text:s text:c="2"/></text:p>
          </table:table-cell>
          <table:table-cell table:style-name="ce535" table:formula="of:=[.$A$29]*[.N12]^2+[.$B$29]*[.N12]+[.$C$29]" office:value-type="float" office:value="2.93877551020408" calcext:value-type="float">
            <text:p>2,93877551020408</text:p>
          </table:table-cell>
          <table:table-cell table:style-name="ce629" table:formula="of:=[.O12]*[.R12]" office:value-type="float" office:value="2016" calcext:value-type="float">
            <text:p>2016</text:p>
          </table:table-cell>
          <table:table-cell table:style-name="ce629" table:formula="of:=[.$G$25]*10^[.$H$25]" office:value-type="float" office:value="686" calcext:value-type="float">
            <text:p>686</text:p>
          </table:table-cell>
          <table:table-cell table:style-name="ce808" table:formula="of:=GCD(ABS([.Q12]);ABS([.R12]))" office:value-type="float" office:value="14" calcext:value-type="float">
            <text:p>14</text:p>
          </table:table-cell>
          <table:table-cell table:style-name="ce808" table:formula="of:=[.Q12]/[.S12]" office:value-type="float" office:value="144" calcext:value-type="float">
            <text:p>144</text:p>
          </table:table-cell>
          <table:table-cell table:style-name="ce808" table:formula="of:=[.R12]/[.S12]" office:value-type="float" office:value="49" calcext:value-type="float">
            <text:p>49</text:p>
          </table:table-cell>
          <table:table-cell table:style-name="ce862" table:formula="of:=[.T12]/[.U12]" office:value-type="float" office:value="2.93877551020408" calcext:value-type="float">
            <text:p>144/49 <text:s text:c="4"/></text:p>
          </table:table-cell>
          <table:table-cell table:style-name="ce869" table:formula="of:=IF([.T12]=0;&quot;0&quot;;(IF([.T12]=[.U12];&quot;1&quot;;(IF([.T12]=-[.U12];&quot;-1&quot;;IF([.U12]=1;TEXT([.T12];10);[.V12]))))))" office:value-type="float" office:value="2.93877551020408" calcext:value-type="float">
            <text:p>144/49 <text:s text:c="3"/></text:p>
          </table:table-cell>
          <table:table-cell table:style-name="ce535" table:formula="of:=IF([.T12]=0;&quot;0&quot;;(IF([.T12]=[.U12];&quot;1&quot;;(IF([.T12]=-[.U12];&quot;-1&quot;;IF([.U12]=1;[.T12];CONCATENATE([.T12];&quot;/&quot;;[.U12])))))))" office:value-type="string" office:string-value="144/49" calcext:value-type="string">
            <text:p>144/49</text:p>
          </table:table-cell>
          <table:table-cell table:style-name="ce896"/>
          <table:table-cell table:style-name="ce1079"/>
          <table:table-cell table:style-name="ce915"/>
          <table:table-cell table:style-name="ce1079" table:number-columns-repeated="5"/>
          <table:table-cell table:style-name="ce1205"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1005" table:number-columns-repeated="7"/>
          <table:table-cell table:style-name="ce996" table:number-columns-repeated="2"/>
          <table:table-cell table:style-name="Default" table:number-columns-repeated="4"/>
          <table:table-cell table:style-name="ce535" office:value-type="float" office:value="-2" calcext:value-type="float">
            <text:p>-2</text:p>
          </table:table-cell>
          <table:table-cell table:style-name="ce756" table:formula="of:=[.$A$29]*[.N13]^2+[.$B$29]*[.N13]+[.$C$29]" office:value-type="float" office:value="3" calcext:value-type="float">
            <text:p>3/1 <text:s text:c="3"/></text:p>
          </table:table-cell>
          <table:table-cell table:style-name="ce535" table:formula="of:=[.$A$29]*[.N13]^2+[.$B$29]*[.N13]+[.$C$29]" office:value-type="float" office:value="3" calcext:value-type="float">
            <text:p>3</text:p>
          </table:table-cell>
          <table:table-cell table:style-name="ce629" table:formula="of:=[.O13]*[.R13]" office:value-type="float" office:value="2058" calcext:value-type="float">
            <text:p>2058</text:p>
          </table:table-cell>
          <table:table-cell table:style-name="ce629" table:formula="of:=[.$G$25]*10^[.$H$25]" office:value-type="float" office:value="686" calcext:value-type="float">
            <text:p>686</text:p>
          </table:table-cell>
          <table:table-cell table:style-name="ce808" table:formula="of:=GCD(ABS([.Q13]);ABS([.R13]))" office:value-type="float" office:value="686" calcext:value-type="float">
            <text:p>686</text:p>
          </table:table-cell>
          <table:table-cell table:style-name="ce808" table:formula="of:=[.Q13]/[.S13]" office:value-type="float" office:value="3" calcext:value-type="float">
            <text:p>3</text:p>
          </table:table-cell>
          <table:table-cell table:style-name="ce808" table:formula="of:=[.R13]/[.S13]" office:value-type="float" office:value="1" calcext:value-type="float">
            <text:p>1</text:p>
          </table:table-cell>
          <table:table-cell table:style-name="ce862" table:formula="of:=[.T13]/[.U13]" office:value-type="float" office:value="3" calcext:value-type="float">
            <text:p>3/1 <text:s text:c="5"/></text:p>
          </table:table-cell>
          <table:table-cell table:style-name="ce869" table:formula="of:=IF([.T13]=0;&quot;0&quot;;(IF([.T13]=[.U13];&quot;1&quot;;(IF([.T13]=-[.U13];&quot;-1&quot;;IF([.U13]=1;TEXT([.T13];10);[.V13]))))))" office:value-type="string" office:string-value="3" calcext:value-type="string">
            <text:p>3</text:p>
          </table:table-cell>
          <table:table-cell table:style-name="ce535" table:formula="of:=IF([.T13]=0;&quot;0&quot;;(IF([.T13]=[.U13];&quot;1&quot;;(IF([.T13]=-[.U13];&quot;-1&quot;;IF([.U13]=1;[.T13];CONCATENATE([.T13];&quot;/&quot;;[.U13])))))))" office:value-type="float" office:value="3" calcext:value-type="float">
            <text:p>3</text:p>
          </table:table-cell>
          <table:table-cell table:style-name="ce896"/>
          <table:table-cell table:style-name="ce1079"/>
          <table:table-cell table:style-name="ce915"/>
          <table:table-cell table:style-name="ce1079" table:number-columns-repeated="5"/>
          <table:table-cell table:style-name="ce1205"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1005" table:number-columns-repeated="7"/>
          <table:table-cell table:style-name="ce996" table:number-columns-repeated="2"/>
          <table:table-cell table:style-name="Default" table:number-columns-repeated="4"/>
          <table:table-cell table:style-name="ce535" office:value-type="float" office:value="-1" calcext:value-type="float">
            <text:p>-1</text:p>
          </table:table-cell>
          <table:table-cell table:style-name="ce756" table:formula="of:=[.$A$29]*[.N14]^2+[.$B$29]*[.N14]+[.$C$29]" office:value-type="float" office:value="2.93877551020408" calcext:value-type="float">
            <text:p>144/49 <text:s text:c="2"/></text:p>
          </table:table-cell>
          <table:table-cell table:style-name="ce535" table:formula="of:=[.$A$29]*[.N14]^2+[.$B$29]*[.N14]+[.$C$29]" office:value-type="float" office:value="2.93877551020408" calcext:value-type="float">
            <text:p>2,93877551020408</text:p>
          </table:table-cell>
          <table:table-cell table:style-name="ce629" table:formula="of:=[.O14]*[.R14]" office:value-type="float" office:value="2016" calcext:value-type="float">
            <text:p>2016</text:p>
          </table:table-cell>
          <table:table-cell table:style-name="ce629" table:formula="of:=[.$G$25]*10^[.$H$25]" office:value-type="float" office:value="686" calcext:value-type="float">
            <text:p>686</text:p>
          </table:table-cell>
          <table:table-cell table:style-name="ce808" table:formula="of:=GCD(ABS([.Q14]);ABS([.R14]))" office:value-type="float" office:value="14" calcext:value-type="float">
            <text:p>14</text:p>
          </table:table-cell>
          <table:table-cell table:style-name="ce808" table:formula="of:=[.Q14]/[.S14]" office:value-type="float" office:value="144" calcext:value-type="float">
            <text:p>144</text:p>
          </table:table-cell>
          <table:table-cell table:style-name="ce808" table:formula="of:=[.R14]/[.S14]" office:value-type="float" office:value="49" calcext:value-type="float">
            <text:p>49</text:p>
          </table:table-cell>
          <table:table-cell table:style-name="ce862" table:formula="of:=[.T14]/[.U14]" office:value-type="float" office:value="2.93877551020408" calcext:value-type="float">
            <text:p>144/49 <text:s text:c="4"/></text:p>
          </table:table-cell>
          <table:table-cell table:style-name="ce869" table:formula="of:=IF([.T14]=0;&quot;0&quot;;(IF([.T14]=[.U14];&quot;1&quot;;(IF([.T14]=-[.U14];&quot;-1&quot;;IF([.U14]=1;TEXT([.T14];10);[.V14]))))))" office:value-type="float" office:value="2.93877551020408" calcext:value-type="float">
            <text:p>144/49 <text:s text:c="3"/></text:p>
          </table:table-cell>
          <table:table-cell table:style-name="ce535" table:formula="of:=IF([.T14]=0;&quot;0&quot;;(IF([.T14]=[.U14];&quot;1&quot;;(IF([.T14]=-[.U14];&quot;-1&quot;;IF([.U14]=1;[.T14];CONCATENATE([.T14];&quot;/&quot;;[.U14])))))))" office:value-type="string" office:string-value="144/49" calcext:value-type="string">
            <text:p>144/49</text:p>
          </table:table-cell>
          <table:table-cell table:style-name="ce896"/>
          <table:table-cell table:style-name="ce1079"/>
          <table:table-cell table:style-name="ce915"/>
          <table:table-cell table:style-name="ce1079" table:number-columns-repeated="5"/>
          <table:table-cell table:style-name="ce1205"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1006" office:value-type="string" calcext:value-type="string" table:number-columns-spanned="6" table:number-rows-spanned="1">
            <text:p>Tableau points droite</text:p>
          </table:table-cell>
          <table:covered-table-cell table:style-name="ce996"/>
          <table:covered-table-cell table:style-name="ce655"/>
          <table:covered-table-cell table:number-columns-repeated="3"/>
          <table:table-cell/>
          <table:table-cell table:style-name="ce996" table:number-columns-repeated="2"/>
          <table:table-cell table:style-name="Default" table:number-columns-repeated="4"/>
          <table:table-cell table:style-name="ce535" office:value-type="float" office:value="0" calcext:value-type="float">
            <text:p>0</text:p>
          </table:table-cell>
          <table:table-cell table:style-name="ce756" table:formula="of:=[.$A$29]*[.N15]^2+[.$B$29]*[.N15]+[.$C$29]" office:value-type="float" office:value="2.75510204081633" calcext:value-type="float">
            <text:p>135/49 <text:s text:c="2"/></text:p>
          </table:table-cell>
          <table:table-cell table:style-name="ce535" table:formula="of:=[.$A$29]*[.N15]^2+[.$B$29]*[.N15]+[.$C$29]" office:value-type="float" office:value="2.75510204081633" calcext:value-type="float">
            <text:p>2,75510204081633</text:p>
          </table:table-cell>
          <table:table-cell table:style-name="ce629" table:formula="of:=[.O15]*[.R15]" office:value-type="float" office:value="1890" calcext:value-type="float">
            <text:p>1890</text:p>
          </table:table-cell>
          <table:table-cell table:style-name="ce629" table:formula="of:=[.$G$25]*10^[.$H$25]" office:value-type="float" office:value="686" calcext:value-type="float">
            <text:p>686</text:p>
          </table:table-cell>
          <table:table-cell table:style-name="ce808" table:formula="of:=GCD(ABS([.Q15]);ABS([.R15]))" office:value-type="float" office:value="14" calcext:value-type="float">
            <text:p>14</text:p>
          </table:table-cell>
          <table:table-cell table:style-name="ce808" table:formula="of:=[.Q15]/[.S15]" office:value-type="float" office:value="135" calcext:value-type="float">
            <text:p>135</text:p>
          </table:table-cell>
          <table:table-cell table:style-name="ce808" table:formula="of:=[.R15]/[.S15]" office:value-type="float" office:value="49" calcext:value-type="float">
            <text:p>49</text:p>
          </table:table-cell>
          <table:table-cell table:style-name="ce862" table:formula="of:=[.T15]/[.U15]" office:value-type="float" office:value="2.75510204081633" calcext:value-type="float">
            <text:p>135/49 <text:s text:c="4"/></text:p>
          </table:table-cell>
          <table:table-cell table:style-name="ce869" table:formula="of:=IF([.T15]=0;&quot;0&quot;;(IF([.T15]=[.U15];&quot;1&quot;;(IF([.T15]=-[.U15];&quot;-1&quot;;IF([.U15]=1;TEXT([.T15];10);[.V15]))))))" office:value-type="float" office:value="2.75510204081633" calcext:value-type="float">
            <text:p>135/49 <text:s text:c="3"/></text:p>
          </table:table-cell>
          <table:table-cell table:style-name="ce535" table:formula="of:=IF([.T15]=0;&quot;0&quot;;(IF([.T15]=[.U15];&quot;1&quot;;(IF([.T15]=-[.U15];&quot;-1&quot;;IF([.U15]=1;[.T15];CONCATENATE([.T15];&quot;/&quot;;[.U15])))))))" office:value-type="string" office:string-value="135/49" calcext:value-type="string">
            <text:p>135/49</text:p>
          </table:table-cell>
          <table:table-cell table:style-name="ce896"/>
          <table:table-cell table:style-name="ce1079"/>
          <table:table-cell table:style-name="ce915"/>
          <table:table-cell table:style-name="ce1079" table:number-columns-repeated="5"/>
          <table:table-cell table:style-name="ce1205"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999" office:value-type="string" calcext:value-type="string">
            <text:p>x</text:p>
          </table:table-cell>
          <table:table-cell table:formula="of:=IF(ISBLANK([Droite.B13]);0;IF([.B8]=[Droite.B13];1;-0.5))" office:value-type="float" office:value="0" calcext:value-type="float">
            <text:p>0</text:p>
          </table:table-cell>
          <table:table-cell table:formula="of:=IF(ISBLANK([Droite.C13]);0;IF([.C8]=[Droite.C13];1;-0.5))" office:value-type="float" office:value="0" calcext:value-type="float">
            <text:p>0</text:p>
          </table:table-cell>
          <table:table-cell table:formula="of:=IF(ISBLANK([Droite.E13]);0;IF([.E8]=[Droite.E13];1;-0.5))" office:value-type="float" office:value="0" calcext:value-type="float">
            <text:p>0</text:p>
          </table:table-cell>
          <table:table-cell table:style-name="ce535" office:value-type="string" calcext:value-type="string">
            <text:p>racines</text:p>
          </table:table-cell>
          <table:table-cell table:style-name="ce718" office:value-type="string" calcext:value-type="string">
            <text:p>Points</text:p>
          </table:table-cell>
          <table:table-cell table:style-name="ce718" office:value-type="string" calcext:value-type="string">
            <text:p>Note</text:p>
          </table:table-cell>
          <table:table-cell table:style-name="ce749"/>
          <table:table-cell table:style-name="ce996"/>
          <table:table-cell table:style-name="Default" table:number-columns-repeated="4"/>
          <table:table-cell table:style-name="ce535" office:value-type="float" office:value="1" calcext:value-type="float">
            <text:p>1</text:p>
          </table:table-cell>
          <table:table-cell table:style-name="ce756" table:formula="of:=[.$A$29]*[.N16]^2+[.$B$29]*[.N16]+[.$C$29]" office:value-type="float" office:value="2.44897959183673" calcext:value-type="float">
            <text:p>120/49 <text:s text:c="2"/></text:p>
          </table:table-cell>
          <table:table-cell table:style-name="ce535" table:formula="of:=[.$A$29]*[.N16]^2+[.$B$29]*[.N16]+[.$C$29]" office:value-type="float" office:value="2.44897959183673" calcext:value-type="float">
            <text:p>2,44897959183673</text:p>
          </table:table-cell>
          <table:table-cell table:style-name="ce629" table:formula="of:=[.O16]*[.R16]" office:value-type="float" office:value="1680" calcext:value-type="float">
            <text:p>1680</text:p>
          </table:table-cell>
          <table:table-cell table:style-name="ce629" table:formula="of:=[.$G$25]*10^[.$H$25]" office:value-type="float" office:value="686" calcext:value-type="float">
            <text:p>686</text:p>
          </table:table-cell>
          <table:table-cell table:style-name="ce808" table:formula="of:=GCD(ABS([.Q16]);ABS([.R16]))" office:value-type="float" office:value="14" calcext:value-type="float">
            <text:p>14</text:p>
          </table:table-cell>
          <table:table-cell table:style-name="ce808" table:formula="of:=[.Q16]/[.S16]" office:value-type="float" office:value="120" calcext:value-type="float">
            <text:p>120</text:p>
          </table:table-cell>
          <table:table-cell table:style-name="ce808" table:formula="of:=[.R16]/[.S16]" office:value-type="float" office:value="49" calcext:value-type="float">
            <text:p>49</text:p>
          </table:table-cell>
          <table:table-cell table:style-name="ce862" table:formula="of:=[.T16]/[.U16]" office:value-type="float" office:value="2.44897959183673" calcext:value-type="float">
            <text:p>120/49 <text:s text:c="4"/></text:p>
          </table:table-cell>
          <table:table-cell table:style-name="ce869" table:formula="of:=IF([.T16]=0;&quot;0&quot;;(IF([.T16]=[.U16];&quot;1&quot;;(IF([.T16]=-[.U16];&quot;-1&quot;;IF([.U16]=1;TEXT([.T16];10);[.V16]))))))" office:value-type="float" office:value="2.44897959183673" calcext:value-type="float">
            <text:p>120/49 <text:s text:c="3"/></text:p>
          </table:table-cell>
          <table:table-cell table:style-name="ce535" table:formula="of:=IF([.T16]=0;&quot;0&quot;;(IF([.T16]=[.U16];&quot;1&quot;;(IF([.T16]=-[.U16];&quot;-1&quot;;IF([.U16]=1;[.T16];CONCATENATE([.T16];&quot;/&quot;;[.U16])))))))" office:value-type="string" office:string-value="120/49" calcext:value-type="string">
            <text:p>120/49</text:p>
          </table:table-cell>
          <table:table-cell table:style-name="ce896"/>
          <table:table-cell table:style-name="ce1079"/>
          <table:table-cell table:style-name="ce915"/>
          <table:table-cell table:style-name="ce1079" table:number-columns-repeated="5"/>
          <table:table-cell table:style-name="ce1205"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537" office:value-type="string" calcext:value-type="string">
            <text:p>Signe de f '(x)</text:p>
          </table:table-cell>
          <table:table-cell table:style-name="ce1049" table:formula="of:=IF(ISBLANK([Droite.B14]);0;IF([$Droite.A34]=0;0;IF([.B9]=[Droite.B14];1;-0.5)))" office:value-type="float" office:value="0" calcext:value-type="float" table:number-columns-spanned="3" table:number-rows-spanned="1">
            <text:p>0</text:p>
          </table:table-cell>
          <table:covered-table-cell table:style-name="ce656"/>
          <table:covered-table-cell table:style-name="ce604"/>
          <table:table-cell table:style-name="ce1055" table:formula="of:=IF(ISBLANK([Droite.B6]);0;IF([.C6]=[Droite.B6];1;-0.5))" office:value-type="float" office:value="0" calcext:value-type="float">
            <text:p>0</text:p>
          </table:table-cell>
          <table:table-cell table:style-name="ce535" table:formula="of:=SUM([.B16:.E20])" office:value-type="float" office:value="0" calcext:value-type="float">
            <text:p>0</text:p>
          </table:table-cell>
          <table:table-cell table:style-name="ce535" table:formula="of:=IF(20*[.F17]/[.F19]&lt;0;0;20*[.F17]/[.F19])" office:value-type="float" office:value="0" calcext:value-type="float">
            <text:p>0</text:p>
          </table:table-cell>
          <table:table-cell table:style-name="ce996" table:number-columns-repeated="2"/>
          <table:table-cell table:style-name="Default" table:number-columns-repeated="4"/>
          <table:table-cell table:style-name="ce535" office:value-type="float" office:value="2" calcext:value-type="float">
            <text:p>2</text:p>
          </table:table-cell>
          <table:table-cell table:style-name="ce756" table:formula="of:=[.$A$29]*[.N17]^2+[.$B$29]*[.N17]+[.$C$29]" office:value-type="float" office:value="2.02040816326531" calcext:value-type="float">
            <text:p>99/49 <text:s text:c="2"/></text:p>
          </table:table-cell>
          <table:table-cell table:style-name="ce535" table:formula="of:=[.$A$29]*[.N17]^2+[.$B$29]*[.N17]+[.$C$29]" office:value-type="float" office:value="2.02040816326531" calcext:value-type="float">
            <text:p>2,02040816326531</text:p>
          </table:table-cell>
          <table:table-cell table:style-name="ce629" table:formula="of:=[.O17]*[.R17]" office:value-type="float" office:value="1386" calcext:value-type="float">
            <text:p>1386</text:p>
          </table:table-cell>
          <table:table-cell table:style-name="ce629" table:formula="of:=[.$G$25]*10^[.$H$25]" office:value-type="float" office:value="686" calcext:value-type="float">
            <text:p>686</text:p>
          </table:table-cell>
          <table:table-cell table:style-name="ce808" table:formula="of:=GCD(ABS([.Q17]);ABS([.R17]))" office:value-type="float" office:value="14" calcext:value-type="float">
            <text:p>14</text:p>
          </table:table-cell>
          <table:table-cell table:style-name="ce808" table:formula="of:=[.Q17]/[.S17]" office:value-type="float" office:value="99" calcext:value-type="float">
            <text:p>99</text:p>
          </table:table-cell>
          <table:table-cell table:style-name="ce808" table:formula="of:=[.R17]/[.S17]" office:value-type="float" office:value="49" calcext:value-type="float">
            <text:p>49</text:p>
          </table:table-cell>
          <table:table-cell table:style-name="ce862" table:formula="of:=[.T17]/[.U17]" office:value-type="float" office:value="2.02040816326531" calcext:value-type="float">
            <text:p>99/49 <text:s text:c="4"/></text:p>
          </table:table-cell>
          <table:table-cell table:style-name="ce869" table:formula="of:=IF([.T17]=0;&quot;0&quot;;(IF([.T17]=[.U17];&quot;1&quot;;(IF([.T17]=-[.U17];&quot;-1&quot;;IF([.U17]=1;TEXT([.T17];10);[.V17]))))))" office:value-type="float" office:value="2.02040816326531" calcext:value-type="float">
            <text:p>99/49 <text:s text:c="3"/></text:p>
          </table:table-cell>
          <table:table-cell table:style-name="ce535" table:formula="of:=IF([.T17]=0;&quot;0&quot;;(IF([.T17]=[.U17];&quot;1&quot;;(IF([.T17]=-[.U17];&quot;-1&quot;;IF([.U17]=1;[.T17];CONCATENATE([.T17];&quot;/&quot;;[.U17])))))))" office:value-type="string" office:string-value="99/49" calcext:value-type="string">
            <text:p>99/49</text:p>
          </table:table-cell>
          <table:table-cell table:style-name="ce896"/>
          <table:table-cell table:style-name="ce1079"/>
          <table:table-cell table:style-name="ce915"/>
          <table:table-cell table:style-name="ce1079" table:number-columns-repeated="5"/>
          <table:table-cell table:style-name="ce1205" table:number-columns-repeated="2"/>
          <table:table-cell table:number-columns-repeated="59"/>
        </table:table-row>
        <table:table-row table:style-name="ro4">
          <table:table-cell table:style-name="ce1007" office:value-type="string" calcext:value-type="string" table:number-columns-spanned="1" table:number-rows-spanned="2">
            <text:p>Variations de</text:p>
            <text:p>la fonction <text:span text:style-name="T20">f</text:span></text:p>
          </table:table-cell>
          <table:table-cell table:style-name="ce598" table:formula="of:=IF(ISBLANK([$Droite.B15]);0;IF(AND(ISBLANK([$Droite.B16]);[$Droite.B15]=[.B10]);1;-0.5))" office:value-type="float" office:value="0" calcext:value-type="float">
            <text:p>0</text:p>
          </table:table-cell>
          <table:table-cell table:style-name="ce1055" table:formula="of:=IF(ISBLANK([$Droite.C15]);0;IF(AND([$Droite.C15]=&quot;m&quot;;[.A6]&lt;0);1;IF(AND([$Droite.C15]=&quot;k&quot;;[.A6]&gt;=0);1;-0.5)))" office:value-type="float" office:value="0" calcext:value-type="float" table:number-columns-spanned="2" table:number-rows-spanned="2">
            <text:p>0</text:p>
          </table:table-cell>
          <table:covered-table-cell table:style-name="ce688"/>
          <table:table-cell table:style-name="ce535" table:formula="of:=IF(ISBLANK([$Droite.E15]);0;IF(AND(ISBLANK([$Droite.E16]);[$Droite.E15]=[.E10]);1;-0.5))" office:value-type="float" office:value="0" calcext:value-type="float">
            <text:p>0</text:p>
          </table:table-cell>
          <table:table-cell table:style-name="ce718" office:value-type="string" calcext:value-type="string">
            <text:p>Total max</text:p>
          </table:table-cell>
          <table:table-cell table:style-name="ce682"/>
          <table:table-cell table:style-name="ce996" table:number-columns-repeated="2"/>
          <table:table-cell table:style-name="Default" table:number-columns-repeated="4"/>
          <table:table-cell table:style-name="ce535" office:value-type="float" office:value="3" calcext:value-type="float">
            <text:p>3</text:p>
          </table:table-cell>
          <table:table-cell table:style-name="ce756" table:formula="of:=[.$A$29]*[.N18]^2+[.$B$29]*[.N18]+[.$C$29]" office:value-type="float" office:value="1.46938775510204" calcext:value-type="float">
            <text:p>72/49 <text:s text:c="2"/></text:p>
          </table:table-cell>
          <table:table-cell table:style-name="ce535" table:formula="of:=[.$A$29]*[.N18]^2+[.$B$29]*[.N18]+[.$C$29]" office:value-type="float" office:value="1.46938775510204" calcext:value-type="float">
            <text:p>1,46938775510204</text:p>
          </table:table-cell>
          <table:table-cell table:style-name="ce629" table:formula="of:=[.O18]*[.R18]" office:value-type="float" office:value="1008" calcext:value-type="float">
            <text:p>1008</text:p>
          </table:table-cell>
          <table:table-cell table:style-name="ce629" table:formula="of:=[.$G$25]*10^[.$H$25]" office:value-type="float" office:value="686" calcext:value-type="float">
            <text:p>686</text:p>
          </table:table-cell>
          <table:table-cell table:style-name="ce808" table:formula="of:=GCD(ABS([.Q18]);ABS([.R18]))" office:value-type="float" office:value="14" calcext:value-type="float">
            <text:p>14</text:p>
          </table:table-cell>
          <table:table-cell table:style-name="ce808" table:formula="of:=[.Q18]/[.S18]" office:value-type="float" office:value="72" calcext:value-type="float">
            <text:p>72</text:p>
          </table:table-cell>
          <table:table-cell table:style-name="ce808" table:formula="of:=[.R18]/[.S18]" office:value-type="float" office:value="49" calcext:value-type="float">
            <text:p>49</text:p>
          </table:table-cell>
          <table:table-cell table:style-name="ce862" table:formula="of:=[.T18]/[.U18]" office:value-type="float" office:value="1.46938775510204" calcext:value-type="float">
            <text:p>72/49 <text:s text:c="4"/></text:p>
          </table:table-cell>
          <table:table-cell table:style-name="ce869" table:formula="of:=IF([.T18]=0;&quot;0&quot;;(IF([.T18]=[.U18];&quot;1&quot;;(IF([.T18]=-[.U18];&quot;-1&quot;;IF([.U18]=1;TEXT([.T18];10);[.V18]))))))" office:value-type="float" office:value="1.46938775510204" calcext:value-type="float">
            <text:p>72/49 <text:s text:c="3"/></text:p>
          </table:table-cell>
          <table:table-cell table:style-name="ce535" table:formula="of:=IF([.T18]=0;&quot;0&quot;;(IF([.T18]=[.U18];&quot;1&quot;;(IF([.T18]=-[.U18];&quot;-1&quot;;IF([.U18]=1;[.T18];CONCATENATE([.T18];&quot;/&quot;;[.U18])))))))" office:value-type="string" office:string-value="72/49" calcext:value-type="string">
            <text:p>72/49</text:p>
          </table:table-cell>
          <table:table-cell table:style-name="ce896"/>
          <table:table-cell table:style-name="ce1079"/>
          <table:table-cell table:style-name="ce915"/>
          <table:table-cell table:style-name="ce1079" table:number-columns-repeated="5"/>
          <table:table-cell table:style-name="ce1205" table:number-columns-repeated="2"/>
          <table:table-cell table:number-columns-repeated="59"/>
        </table:table-row>
        <table:table-row table:style-name="ro4">
          <table:covered-table-cell table:style-name="ce544"/>
          <table:table-cell table:style-name="ce599" table:formula="of:=IF(ISBLANK([$Droite.B16]);0;IF(AND(ISBLANK([$Droite.B15]);[$Droite.B16]=[.B11]);1;-0.5))" office:value-type="float" office:value="0" calcext:value-type="float">
            <text:p>0</text:p>
          </table:table-cell>
          <table:covered-table-cell table:number-columns-repeated="2" table:style-name="ce1092"/>
          <table:table-cell table:style-name="ce535" table:formula="of:=IF(ISBLANK([$Droite.E16]);0;IF(AND(ISBLANK([$Droite.E15]);[$Droite.E16]=[.E11]);1;-0.5))" office:value-type="float" office:value="0" calcext:value-type="float">
            <text:p>0</text:p>
          </table:table-cell>
          <table:table-cell table:style-name="ce535" table:formula="of:=IF([$Droite.A34]=1;1;0)+10" office:value-type="float" office:value="10" calcext:value-type="float">
            <text:p>10</text:p>
          </table:table-cell>
          <table:table-cell/>
          <table:table-cell table:style-name="ce1005"/>
          <table:table-cell table:style-name="ce996"/>
          <table:table-cell table:style-name="Default" table:number-columns-repeated="4"/>
          <table:table-cell table:style-name="ce535" office:value-type="float" office:value="4" calcext:value-type="float">
            <text:p>4</text:p>
          </table:table-cell>
          <table:table-cell table:style-name="ce756" table:formula="of:=[.$A$29]*[.N19]^2+[.$B$29]*[.N19]+[.$C$29]" office:value-type="float" office:value="0.795918367346939" calcext:value-type="float">
            <text:p>39/49 <text:s text:c="2"/></text:p>
          </table:table-cell>
          <table:table-cell table:style-name="ce535" table:formula="of:=[.$A$29]*[.N19]^2+[.$B$29]*[.N19]+[.$C$29]" office:value-type="float" office:value="0.795918367346939" calcext:value-type="float">
            <text:p>0,795918367346939</text:p>
          </table:table-cell>
          <table:table-cell table:style-name="ce629" table:formula="of:=[.O19]*[.R19]" office:value-type="float" office:value="546" calcext:value-type="float">
            <text:p>546</text:p>
          </table:table-cell>
          <table:table-cell table:style-name="ce629" table:formula="of:=[.$G$25]*10^[.$H$25]" office:value-type="float" office:value="686" calcext:value-type="float">
            <text:p>686</text:p>
          </table:table-cell>
          <table:table-cell table:style-name="ce808" table:formula="of:=GCD(ABS([.Q19]);ABS([.R19]))" office:value-type="float" office:value="14" calcext:value-type="float">
            <text:p>14</text:p>
          </table:table-cell>
          <table:table-cell table:style-name="ce808" table:formula="of:=[.Q19]/[.S19]" office:value-type="float" office:value="39" calcext:value-type="float">
            <text:p>39</text:p>
          </table:table-cell>
          <table:table-cell table:style-name="ce808" table:formula="of:=[.R19]/[.S19]" office:value-type="float" office:value="49" calcext:value-type="float">
            <text:p>49</text:p>
          </table:table-cell>
          <table:table-cell table:style-name="ce862" table:formula="of:=[.T19]/[.U19]" office:value-type="float" office:value="0.795918367346939" calcext:value-type="float">
            <text:p>39/49 <text:s text:c="4"/></text:p>
          </table:table-cell>
          <table:table-cell table:style-name="ce869" table:formula="of:=IF([.T19]=0;&quot;0&quot;;(IF([.T19]=[.U19];&quot;1&quot;;(IF([.T19]=-[.U19];&quot;-1&quot;;IF([.U19]=1;TEXT([.T19];10);[.V19]))))))" office:value-type="float" office:value="0.795918367346939" calcext:value-type="float">
            <text:p>39/49 <text:s text:c="3"/></text:p>
          </table:table-cell>
          <table:table-cell table:style-name="ce535" table:formula="of:=IF([.T19]=0;&quot;0&quot;;(IF([.T19]=[.U19];&quot;1&quot;;(IF([.T19]=-[.U19];&quot;-1&quot;;IF([.U19]=1;[.T19];CONCATENATE([.T19];&quot;/&quot;;[.U19])))))))" office:value-type="string" office:string-value="39/49" calcext:value-type="string">
            <text:p>39/49</text:p>
          </table:table-cell>
          <table:table-cell table:style-name="ce896"/>
          <table:table-cell table:style-name="ce1079"/>
          <table:table-cell table:style-name="ce915"/>
          <table:table-cell table:style-name="ce1079" table:number-columns-repeated="5"/>
          <table:table-cell table:style-name="ce1205" table:number-columns-repeated="2"/>
          <table:table-cell table:number-columns-repeated="59"/>
        </table:table-row>
        <table:table-row table:style-name="ro4">
          <table:table-cell table:style-name="ce537" office:value-type="string" calcext:value-type="string">
            <text:p>Signe de <text:span text:style-name="T20">f </text:span>(<text:span text:style-name="T20">x</text:span>)</text:p>
          </table:table-cell>
          <table:table-cell table:style-name="ce1049" table:formula="of:=IF(ISBLANK([Droite.B17]);0;IF([.B12]=[Droite.B17];1;-0.5))" office:value-type="float" office:value="0" calcext:value-type="float">
            <text:p>0</text:p>
          </table:table-cell>
          <table:table-cell table:style-name="ce656" table:formula="of:=IF(ISBLANK([Droite.C17]);0;IF(ISBLANK([Droite.C17])=0;IF([Droite.C17]=0;1;-0.5)))" office:value-type="float" office:value="0" calcext:value-type="float">
            <text:p>0</text:p>
          </table:table-cell>
          <table:table-cell table:style-name="ce1055" table:formula="of:=IF(ISBLANK([Droite.E17]);0;IF([.E12]=[Droite.E17];1;-0.5))" office:value-type="float" office:value="0" calcext:value-type="float">
            <text:p>0</text:p>
          </table:table-cell>
          <table:table-cell table:style-name="ce708"/>
          <table:table-cell table:style-name="ce996"/>
          <table:table-cell table:style-name="ce1005" table:number-columns-repeated="2"/>
          <table:table-cell table:style-name="ce996"/>
          <table:table-cell table:style-name="Default" table:number-columns-repeated="4"/>
          <table:table-cell table:style-name="ce535" office:value-type="float" office:value="5" calcext:value-type="float">
            <text:p>5</text:p>
          </table:table-cell>
          <table:table-cell table:style-name="ce756" table:formula="of:=[.$A$29]*[.N20]^2+[.$B$29]*[.N20]+[.$C$29]" office:value-type="float" office:value="0" calcext:value-type="float">
            <text:p>0/1 <text:s text:c="3"/></text:p>
          </table:table-cell>
          <table:table-cell table:style-name="ce535" table:formula="of:=[.$A$29]*[.N20]^2+[.$B$29]*[.N20]+[.$C$29]" office:value-type="float" office:value="0" calcext:value-type="float">
            <text:p>0</text:p>
          </table:table-cell>
          <table:table-cell table:style-name="ce629" table:formula="of:=[.O20]*[.R20]" office:value-type="float" office:value="0" calcext:value-type="float">
            <text:p>0</text:p>
          </table:table-cell>
          <table:table-cell table:style-name="ce629" table:formula="of:=[.$G$25]*10^[.$H$25]" office:value-type="float" office:value="686" calcext:value-type="float">
            <text:p>686</text:p>
          </table:table-cell>
          <table:table-cell table:style-name="ce808" table:formula="of:=GCD(ABS([.Q20]);ABS([.R20]))" office:value-type="float" office:value="686" calcext:value-type="float">
            <text:p>686</text:p>
          </table:table-cell>
          <table:table-cell table:style-name="ce808" table:formula="of:=[.Q20]/[.S20]" office:value-type="float" office:value="0" calcext:value-type="float">
            <text:p>0</text:p>
          </table:table-cell>
          <table:table-cell table:style-name="ce808" table:formula="of:=[.R20]/[.S20]" office:value-type="float" office:value="1" calcext:value-type="float">
            <text:p>1</text:p>
          </table:table-cell>
          <table:table-cell table:style-name="ce862" table:formula="of:=[.T20]/[.U20]" office:value-type="float" office:value="0" calcext:value-type="float">
            <text:p>0/1 <text:s text:c="5"/></text:p>
          </table:table-cell>
          <table:table-cell table:style-name="ce869" table:formula="of:=IF([.T20]=0;&quot;0&quot;;(IF([.T20]=[.U20];&quot;1&quot;;(IF([.T20]=-[.U20];&quot;-1&quot;;IF([.U20]=1;TEXT([.T20];10);[.V20]))))))" office:value-type="string" office:string-value="0" calcext:value-type="string">
            <text:p>0</text:p>
          </table:table-cell>
          <table:table-cell table:style-name="ce535" table:formula="of:=IF([.T20]=0;&quot;0&quot;;(IF([.T20]=[.U20];&quot;1&quot;;(IF([.T20]=-[.U20];&quot;-1&quot;;IF([.U20]=1;[.T20];CONCATENATE([.T20];&quot;/&quot;;[.U20])))))))" office:value-type="string" office:string-value="0" calcext:value-type="string">
            <text:p>0</text:p>
          </table:table-cell>
          <table:table-cell table:style-name="ce896"/>
          <table:table-cell table:style-name="ce1079"/>
          <table:table-cell table:style-name="ce915"/>
          <table:table-cell table:style-name="ce1079" table:number-columns-repeated="5"/>
          <table:table-cell table:style-name="ce1205" table:number-columns-repeated="2"/>
          <table:table-cell table:number-columns-repeated="59"/>
        </table:table-row>
        <table:table-row table:style-name="ro4">
          <table:table-cell table:style-name="ce1005" table:number-columns-repeated="8"/>
          <table:table-cell table:style-name="ce996"/>
          <table:table-cell table:style-name="Default" table:number-columns-repeated="4"/>
          <table:table-cell table:style-name="ce535" office:value-type="float" office:value="6" calcext:value-type="float">
            <text:p>6</text:p>
          </table:table-cell>
          <table:table-cell table:style-name="ce756" table:formula="of:=[.$A$29]*[.N21]^2+[.$B$29]*[.N21]+[.$C$29]" office:value-type="float" office:value="-0.918367346938775" calcext:value-type="float">
            <text:p>-45/49 <text:s text:c="2"/></text:p>
          </table:table-cell>
          <table:table-cell table:style-name="ce535" table:formula="of:=[.$A$29]*[.N21]^2+[.$B$29]*[.N21]+[.$C$29]" office:value-type="float" office:value="-0.918367346938775" calcext:value-type="float">
            <text:p>-0,918367346938775</text:p>
          </table:table-cell>
          <table:table-cell table:style-name="ce629" table:formula="of:=[.O21]*[.R21]" office:value-type="float" office:value="-630" calcext:value-type="float">
            <text:p>-630</text:p>
          </table:table-cell>
          <table:table-cell table:style-name="ce629" table:formula="of:=[.$G$25]*10^[.$H$25]" office:value-type="float" office:value="686" calcext:value-type="float">
            <text:p>686</text:p>
          </table:table-cell>
          <table:table-cell table:style-name="ce808" table:formula="of:=GCD(ABS([.Q21]);ABS([.R21]))" office:value-type="float" office:value="14" calcext:value-type="float">
            <text:p>14</text:p>
          </table:table-cell>
          <table:table-cell table:style-name="ce808" table:formula="of:=[.Q21]/[.S21]" office:value-type="float" office:value="-45" calcext:value-type="float">
            <text:p>-45</text:p>
          </table:table-cell>
          <table:table-cell table:style-name="ce808" table:formula="of:=[.R21]/[.S21]" office:value-type="float" office:value="49" calcext:value-type="float">
            <text:p>49</text:p>
          </table:table-cell>
          <table:table-cell table:style-name="ce862" table:formula="of:=[.T21]/[.U21]" office:value-type="float" office:value="-0.918367346938775" calcext:value-type="float">
            <text:p>-45/49 <text:s text:c="4"/></text:p>
          </table:table-cell>
          <table:table-cell table:style-name="ce869" table:formula="of:=IF([.T21]=0;&quot;0&quot;;(IF([.T21]=[.U21];&quot;1&quot;;(IF([.T21]=-[.U21];&quot;-1&quot;;IF([.U21]=1;TEXT([.T21];10);[.V21]))))))" office:value-type="float" office:value="-0.918367346938775" calcext:value-type="float">
            <text:p>-45/49 <text:s text:c="3"/></text:p>
          </table:table-cell>
          <table:table-cell table:style-name="ce535" table:formula="of:=IF([.T21]=0;&quot;0&quot;;(IF([.T21]=[.U21];&quot;1&quot;;(IF([.T21]=-[.U21];&quot;-1&quot;;IF([.U21]=1;[.T21];CONCATENATE([.T21];&quot;/&quot;;[.U21])))))))" office:value-type="string" office:string-value="-45/49" calcext:value-type="string">
            <text:p>-45/49</text:p>
          </table:table-cell>
          <table:table-cell table:style-name="ce896"/>
          <table:table-cell table:style-name="ce1079"/>
          <table:table-cell table:style-name="ce915"/>
          <table:table-cell table:style-name="ce1079" table:number-columns-repeated="5"/>
          <table:table-cell table:style-name="ce1205" table:number-columns-repeated="2"/>
          <table:table-cell table:number-columns-repeated="59"/>
        </table:table-row>
        <table:table-row table:style-name="ro4">
          <table:table-cell table:style-name="ce995" office:value-type="string" calcext:value-type="string" table:number-columns-spanned="8" table:number-rows-spanned="1">
            <text:p>Données pour l’onglet Parabole</text:p>
          </table:table-cell>
          <table:covered-table-cell table:number-columns-repeated="7" table:style-name="ce1010"/>
          <table:table-cell table:style-name="ce996"/>
          <table:table-cell table:style-name="Default" table:number-columns-repeated="4"/>
          <table:table-cell table:style-name="ce535" office:value-type="float" office:value="7" calcext:value-type="float">
            <text:p>7</text:p>
          </table:table-cell>
          <table:table-cell table:style-name="ce756" table:formula="of:=[.$A$29]*[.N22]^2+[.$B$29]*[.N22]+[.$C$29]" office:value-type="float" office:value="-1.95918367346939" calcext:value-type="float">
            <text:p>-96/49 <text:s text:c="2"/></text:p>
          </table:table-cell>
          <table:table-cell table:style-name="ce535" table:formula="of:=[.$A$29]*[.N22]^2+[.$B$29]*[.N22]+[.$C$29]" office:value-type="float" office:value="-1.95918367346939" calcext:value-type="float">
            <text:p>-1,95918367346939</text:p>
          </table:table-cell>
          <table:table-cell table:style-name="ce629" table:formula="of:=[.O22]*[.R22]" office:value-type="float" office:value="-1344" calcext:value-type="float">
            <text:p>-1344</text:p>
          </table:table-cell>
          <table:table-cell table:style-name="ce629" table:formula="of:=[.$G$25]*10^[.$H$25]" office:value-type="float" office:value="686" calcext:value-type="float">
            <text:p>686</text:p>
          </table:table-cell>
          <table:table-cell table:style-name="ce808" table:formula="of:=GCD(ABS([.Q22]);ABS([.R22]))" office:value-type="float" office:value="14" calcext:value-type="float">
            <text:p>14</text:p>
          </table:table-cell>
          <table:table-cell table:style-name="ce808" table:formula="of:=[.Q22]/[.S22]" office:value-type="float" office:value="-96" calcext:value-type="float">
            <text:p>-96</text:p>
          </table:table-cell>
          <table:table-cell table:style-name="ce808" table:formula="of:=[.R22]/[.S22]" office:value-type="float" office:value="49" calcext:value-type="float">
            <text:p>49</text:p>
          </table:table-cell>
          <table:table-cell table:style-name="ce862" table:formula="of:=[.T22]/[.U22]" office:value-type="float" office:value="-1.95918367346939" calcext:value-type="float">
            <text:p>-96/49 <text:s text:c="4"/></text:p>
          </table:table-cell>
          <table:table-cell table:style-name="ce869" table:formula="of:=IF([.T22]=0;&quot;0&quot;;(IF([.T22]=[.U22];&quot;1&quot;;(IF([.T22]=-[.U22];&quot;-1&quot;;IF([.U22]=1;TEXT([.T22];10);[.V22]))))))" office:value-type="float" office:value="-1.95918367346939" calcext:value-type="float">
            <text:p>-96/49 <text:s text:c="3"/></text:p>
          </table:table-cell>
          <table:table-cell table:style-name="ce535" table:formula="of:=IF([.T22]=0;&quot;0&quot;;(IF([.T22]=[.U22];&quot;1&quot;;(IF([.T22]=-[.U22];&quot;-1&quot;;IF([.U22]=1;[.T22];CONCATENATE([.T22];&quot;/&quot;;[.U22])))))))" office:value-type="string" office:string-value="-96/49" calcext:value-type="string">
            <text:p>-96/49</text:p>
          </table:table-cell>
          <table:table-cell table:style-name="ce896"/>
          <table:table-cell table:style-name="ce1079"/>
          <table:table-cell table:style-name="ce915"/>
          <table:table-cell table:style-name="ce1079" table:number-columns-repeated="5"/>
          <table:table-cell table:style-name="ce1205" table:number-columns-repeated="2"/>
          <table:table-cell table:number-columns-repeated="59"/>
        </table:table-row>
        <table:table-row table:style-name="ro4">
          <table:table-cell table:style-name="ce1010" table:number-columns-repeated="8"/>
          <table:table-cell table:style-name="ce996"/>
          <table:table-cell table:style-name="Default" table:number-columns-repeated="4"/>
          <table:table-cell table:style-name="ce535" office:value-type="float" office:value="8" calcext:value-type="float">
            <text:p>8</text:p>
          </table:table-cell>
          <table:table-cell table:style-name="ce756" table:formula="of:=[.$A$29]*[.N23]^2+[.$B$29]*[.N23]+[.$C$29]" office:value-type="float" office:value="-3.12244897959184" calcext:value-type="float">
            <text:p>-153/49 <text:s text:c="2"/></text:p>
          </table:table-cell>
          <table:table-cell table:style-name="ce535" table:formula="of:=[.$A$29]*[.N23]^2+[.$B$29]*[.N23]+[.$C$29]" office:value-type="float" office:value="-3.12244897959184" calcext:value-type="float">
            <text:p>-3,12244897959184</text:p>
          </table:table-cell>
          <table:table-cell table:style-name="ce629" table:formula="of:=[.O23]*[.R23]" office:value-type="float" office:value="-2142" calcext:value-type="float">
            <text:p>-2142</text:p>
          </table:table-cell>
          <table:table-cell table:style-name="ce629" table:formula="of:=[.$G$25]*10^[.$H$25]" office:value-type="float" office:value="686" calcext:value-type="float">
            <text:p>686</text:p>
          </table:table-cell>
          <table:table-cell table:style-name="ce808" table:formula="of:=GCD(ABS([.Q23]);ABS([.R23]))" office:value-type="float" office:value="14" calcext:value-type="float">
            <text:p>14</text:p>
          </table:table-cell>
          <table:table-cell table:style-name="ce808" table:formula="of:=[.Q23]/[.S23]" office:value-type="float" office:value="-153" calcext:value-type="float">
            <text:p>-153</text:p>
          </table:table-cell>
          <table:table-cell table:style-name="ce808" table:formula="of:=[.R23]/[.S23]" office:value-type="float" office:value="49" calcext:value-type="float">
            <text:p>49</text:p>
          </table:table-cell>
          <table:table-cell table:style-name="ce862" table:formula="of:=[.T23]/[.U23]" office:value-type="float" office:value="-3.12244897959184" calcext:value-type="float">
            <text:p>-153/49 <text:s text:c="4"/></text:p>
          </table:table-cell>
          <table:table-cell table:style-name="ce869" table:formula="of:=IF([.T23]=0;&quot;0&quot;;(IF([.T23]=[.U23];&quot;1&quot;;(IF([.T23]=-[.U23];&quot;-1&quot;;IF([.U23]=1;TEXT([.T23];10);[.V23]))))))" office:value-type="float" office:value="-3.12244897959184" calcext:value-type="float">
            <text:p>-153/49 <text:s text:c="3"/></text:p>
          </table:table-cell>
          <table:table-cell table:style-name="ce535" table:formula="of:=IF([.T23]=0;&quot;0&quot;;(IF([.T23]=[.U23];&quot;1&quot;;(IF([.T23]=-[.U23];&quot;-1&quot;;IF([.U23]=1;[.T23];CONCATENATE([.T23];&quot;/&quot;;[.U23])))))))" office:value-type="string" office:string-value="-153/49" calcext:value-type="string">
            <text:p>-153/49</text:p>
          </table:table-cell>
          <table:table-cell table:style-name="ce896"/>
          <table:table-cell table:style-name="ce904"/>
          <table:table-cell table:style-name="ce915"/>
          <table:table-cell table:style-name="ce1079" table:number-columns-repeated="5"/>
          <table:table-cell table:style-name="ce1205" table:number-columns-repeated="2"/>
          <table:table-cell table:number-columns-repeated="59"/>
        </table:table-row>
        <table:table-row table:style-name="ro19">
          <table:table-cell table:style-name="ce546" office:value-type="string" calcext:value-type="string" table:number-columns-spanned="6" table:number-rows-spanned="1">
            <text:p>Points de la parabole <text:span text:style-name="T20">C</text:span><text:span text:style-name="T36">f</text:span></text:p>
          </table:table-cell>
          <table:covered-table-cell table:number-columns-repeated="5" table:style-name="ce996"/>
          <table:table-cell table:style-name="ce1020" office:value-type="string" calcext:value-type="string">
            <text:p>Dénom</text:p>
          </table:table-cell>
          <table:table-cell table:style-name="ce1020" office:value-type="string" calcext:value-type="string">
            <text:p>longueur</text:p>
          </table:table-cell>
          <table:table-cell table:style-name="ce996"/>
          <table:table-cell table:style-name="Default" table:number-columns-repeated="4"/>
          <table:table-cell table:style-name="ce535" office:value-type="float" office:value="9" calcext:value-type="float">
            <text:p>9</text:p>
          </table:table-cell>
          <table:table-cell table:style-name="ce756" table:formula="of:=[.$A$29]*[.N24]^2+[.$B$29]*[.N24]+[.$C$29]" office:value-type="float" office:value="-4.40816326530612" calcext:value-type="float">
            <text:p>-216/49 <text:s text:c="2"/></text:p>
          </table:table-cell>
          <table:table-cell table:style-name="ce535" table:formula="of:=[.$A$29]*[.N24]^2+[.$B$29]*[.N24]+[.$C$29]" office:value-type="float" office:value="-4.40816326530612" calcext:value-type="float">
            <text:p>-4,40816326530612</text:p>
          </table:table-cell>
          <table:table-cell table:style-name="ce629" table:formula="of:=[.O24]*[.R24]" office:value-type="float" office:value="-3024" calcext:value-type="float">
            <text:p>-3024</text:p>
          </table:table-cell>
          <table:table-cell table:style-name="ce629" table:formula="of:=[.$G$25]*10^[.$H$25]" office:value-type="float" office:value="686" calcext:value-type="float">
            <text:p>686</text:p>
          </table:table-cell>
          <table:table-cell table:style-name="ce808" table:formula="of:=GCD(ABS([.Q24]);ABS([.R24]))" office:value-type="float" office:value="14" calcext:value-type="float">
            <text:p>14</text:p>
          </table:table-cell>
          <table:table-cell table:style-name="ce808" table:formula="of:=[.Q24]/[.S24]" office:value-type="float" office:value="-216" calcext:value-type="float">
            <text:p>-216</text:p>
          </table:table-cell>
          <table:table-cell table:style-name="ce808" table:formula="of:=[.R24]/[.S24]" office:value-type="float" office:value="49" calcext:value-type="float">
            <text:p>49</text:p>
          </table:table-cell>
          <table:table-cell table:style-name="ce862" table:formula="of:=[.T24]/[.U24]" office:value-type="float" office:value="-4.40816326530612" calcext:value-type="float">
            <text:p>-216/49 <text:s text:c="4"/></text:p>
          </table:table-cell>
          <table:table-cell table:style-name="ce869" table:formula="of:=IF([.T24]=0;&quot;0&quot;;(IF([.T24]=[.U24];&quot;1&quot;;(IF([.T24]=-[.U24];&quot;-1&quot;;IF([.U24]=1;TEXT([.T24];10);[.V24]))))))" office:value-type="float" office:value="-4.40816326530612" calcext:value-type="float">
            <text:p>-216/49 <text:s text:c="3"/></text:p>
          </table:table-cell>
          <table:table-cell table:style-name="ce535" table:formula="of:=IF([.T24]=0;&quot;0&quot;;(IF([.T24]=[.U24];&quot;1&quot;;(IF([.T24]=-[.U24];&quot;-1&quot;;IF([.U24]=1;[.T24];CONCATENATE([.T24];&quot;/&quot;;[.U24])))))))" office:value-type="string" office:string-value="-216/49" calcext:value-type="string">
            <text:p>-216/49</text:p>
          </table:table-cell>
          <table:table-cell table:style-name="ce892"/>
          <table:table-cell table:style-name="ce1079"/>
          <table:table-cell table:style-name="ce1038"/>
          <table:table-cell table:style-name="ce1079" table:number-columns-repeated="5"/>
          <table:table-cell table:style-name="ce1205" table:number-columns-repeated="2"/>
          <table:table-cell table:number-columns-repeated="59"/>
        </table:table-row>
        <table:table-row table:style-name="ro19">
          <table:table-cell table:style-name="ce547" office:value-type="string" calcext:value-type="string">
            <text:p>x<text:span text:style-name="T16">A</text:span></text:p>
          </table:table-cell>
          <table:table-cell table:style-name="ce535" office:value-type="float" office:value="-9" calcext:value-type="float">
            <text:p>-9</text:p>
          </table:table-cell>
          <table:table-cell table:style-name="ce547" office:value-type="string" calcext:value-type="string">
            <text:p>x<text:span text:style-name="T16">B</text:span></text:p>
          </table:table-cell>
          <table:table-cell table:style-name="ce535" table:formula="of:=([.B25]+[.F25])/2" office:value-type="float" office:value="-2" calcext:value-type="float">
            <text:p>-2</text:p>
          </table:table-cell>
          <table:table-cell table:style-name="ce547" office:value-type="string" calcext:value-type="string">
            <text:p>x<text:span text:style-name="T16">C</text:span></text:p>
          </table:table-cell>
          <table:table-cell table:style-name="ce719" office:value-type="float" office:value="5" calcext:value-type="float">
            <text:p>5</text:p>
          </table:table-cell>
          <table:table-cell table:style-name="ce592" table:formula="of:=([.F25]-[.B25])*([.F25]-[.D25])*([.D25]-[.B25])" office:value-type="float" office:value="686" calcext:value-type="float">
            <text:p>686</text:p>
          </table:table-cell>
          <table:table-cell table:style-name="ce693" table:formula="of:=IF([.G25]-INT([.G25])=0;0;LEN([.G25])-SEARCH(&quot;,&quot;;[.G25]))" office:value-type="float" office:value="0" calcext:value-type="float">
            <text:p>0</text:p>
          </table:table-cell>
          <table:table-cell table:style-name="ce996"/>
          <table:table-cell table:style-name="Default" table:number-columns-repeated="4"/>
          <table:table-cell table:style-name="ce535" office:value-type="float" office:value="10" calcext:value-type="float">
            <text:p>10</text:p>
          </table:table-cell>
          <table:table-cell table:style-name="ce756" table:formula="of:=[.$A$29]*[.N25]^2+[.$B$29]*[.N25]+[.$C$29]" office:value-type="float" office:value="-5.81632653061225" calcext:value-type="float">
            <text:p>-285/49 <text:s text:c="2"/></text:p>
          </table:table-cell>
          <table:table-cell table:style-name="ce535" table:formula="of:=[.$A$29]*[.N25]^2+[.$B$29]*[.N25]+[.$C$29]" office:value-type="float" office:value="-5.81632653061225" calcext:value-type="float">
            <text:p>-5,81632653061225</text:p>
          </table:table-cell>
          <table:table-cell table:style-name="ce629" table:formula="of:=[.O25]*[.R25]" office:value-type="float" office:value="-3990" calcext:value-type="float">
            <text:p>-3990</text:p>
          </table:table-cell>
          <table:table-cell table:style-name="ce629" table:formula="of:=[.$G$25]*10^[.$H$25]" office:value-type="float" office:value="686" calcext:value-type="float">
            <text:p>686</text:p>
          </table:table-cell>
          <table:table-cell table:style-name="ce808" table:formula="of:=GCD(ABS([.Q25]);ABS([.R25]))" office:value-type="float" office:value="14" calcext:value-type="float">
            <text:p>14</text:p>
          </table:table-cell>
          <table:table-cell table:style-name="ce808" table:formula="of:=[.Q25]/[.S25]" office:value-type="float" office:value="-285" calcext:value-type="float">
            <text:p>-285</text:p>
          </table:table-cell>
          <table:table-cell table:style-name="ce808" table:formula="of:=[.R25]/[.S25]" office:value-type="float" office:value="49" calcext:value-type="float">
            <text:p>49</text:p>
          </table:table-cell>
          <table:table-cell table:style-name="ce862" table:formula="of:=[.T25]/[.U25]" office:value-type="float" office:value="-5.81632653061225" calcext:value-type="float">
            <text:p>-285/49 <text:s text:c="4"/></text:p>
          </table:table-cell>
          <table:table-cell table:style-name="ce869" table:formula="of:=IF([.T25]=0;&quot;0&quot;;(IF([.T25]=[.U25];&quot;1&quot;;(IF([.T25]=-[.U25];&quot;-1&quot;;IF([.U25]=1;TEXT([.T25];10);[.V25]))))))" office:value-type="float" office:value="-5.81632653061225" calcext:value-type="float">
            <text:p>-285/49 <text:s text:c="3"/></text:p>
          </table:table-cell>
          <table:table-cell table:style-name="ce535" table:formula="of:=IF([.T25]=0;&quot;0&quot;;(IF([.T25]=[.U25];&quot;1&quot;;(IF([.T25]=-[.U25];&quot;-1&quot;;IF([.U25]=1;[.T25];CONCATENATE([.T25];&quot;/&quot;;[.U25])))))))" office:value-type="string" office:string-value="-285/49" calcext:value-type="string">
            <text:p>-285/49</text:p>
          </table:table-cell>
          <table:table-cell table:style-name="ce892"/>
          <table:table-cell table:style-name="ce1038" table:number-columns-repeated="2"/>
          <table:table-cell table:style-name="ce1079" table:number-columns-repeated="5"/>
          <table:table-cell table:style-name="ce1205" table:number-columns-repeated="2"/>
          <table:table-cell table:number-columns-repeated="59"/>
        </table:table-row>
        <table:table-row table:style-name="ro19">
          <table:table-cell table:style-name="ce547" office:value-type="string" calcext:value-type="string">
            <text:p>y<text:span text:style-name="T37">A</text:span></text:p>
          </table:table-cell>
          <table:table-cell table:style-name="ce535" office:value-type="float" office:value="0" calcext:value-type="float">
            <text:p>0</text:p>
          </table:table-cell>
          <table:table-cell table:style-name="ce547" office:value-type="string" calcext:value-type="string">
            <text:p>y<text:span text:style-name="T37">B</text:span></text:p>
          </table:table-cell>
          <table:table-cell table:style-name="ce535" table:formula="of:=[.H26]*IF([.I26]=1;-1;1)" office:value-type="float" office:value="3" calcext:value-type="float">
            <text:p>3</text:p>
          </table:table-cell>
          <table:table-cell table:style-name="ce547" office:value-type="string" calcext:value-type="string">
            <text:p>y<text:span text:style-name="T37">C</text:span></text:p>
          </table:table-cell>
          <table:table-cell table:style-name="ce535" office:value-type="float" office:value="0" calcext:value-type="float">
            <text:p>0</text:p>
          </table:table-cell>
          <table:table-cell table:style-name="ce1020" office:value-type="string" calcext:value-type="string">
            <text:p>ALEA<text:span text:style-name="T20"> </text:span><text:span text:style-name="T7">y</text:span><text:span text:style-name="T47">B</text:span></text:p>
          </table:table-cell>
          <table:table-cell table:style-name="ce693" office:value-type="float" office:value="3" calcext:value-type="float">
            <text:p>3</text:p>
          </table:table-cell>
          <table:table-cell table:style-name="ce693" office:value-type="float" office:value="2" calcext:value-type="float">
            <text:p>2</text:p>
          </table:table-cell>
          <table:table-cell table:style-name="ce996" table:number-columns-repeated="12"/>
          <table:table-cell table:style-name="ce1205"/>
          <table:table-cell table:style-name="ce1217" table:number-columns-repeated="11"/>
          <table:table-cell table:style-name="ce1205"/>
          <table:table-cell table:number-columns-repeated="59"/>
        </table:table-row>
        <table:table-row table:style-name="ro4">
          <table:table-cell table:style-name="ce1010" table:number-columns-repeated="8"/>
          <table:table-cell/>
          <table:table-cell table:style-name="ce996" table:number-columns-repeated="12"/>
          <table:table-cell table:style-name="ce1205"/>
          <table:table-cell table:style-name="ce1217" table:number-columns-repeated="11"/>
          <table:table-cell table:style-name="ce1205"/>
          <table:table-cell table:number-columns-repeated="59"/>
        </table:table-row>
        <table:table-row table:style-name="ro19">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59" office:value-type="string" calcext:value-type="string">
            <text:p><text:span text:style-name="T20">x</text:span><text:span text:style-name="T16">1</text:span></text:p>
          </table:table-cell>
          <table:table-cell table:style-name="ce559" office:value-type="string" calcext:value-type="string">
            <text:p><text:span text:style-name="T20">x</text:span><text:span text:style-name="T16">2</text:span></text:p>
          </table:table-cell>
          <table:table-cell table:style-name="ce721" office:value-type="string" calcext:value-type="string">
            <text:p><text:span text:style-name="T20">x</text:span><text:span text:style-name="T16">max</text:span></text:p>
          </table:table-cell>
          <table:table-cell table:style-name="ce721" office:value-type="string" calcext:value-type="string">
            <text:p><text:span text:style-name="T20">y</text:span><text:span text:style-name="T16">max</text:span></text:p>
          </table:table-cell>
          <table:table-cell table:style-name="ce1005"/>
          <table:table-cell/>
          <table:table-cell table:style-name="ce1005" table:number-columns-repeated="2"/>
          <table:table-cell table:style-name="ce1205" table:number-columns-spanned="2" table:number-rows-spanned="1"/>
          <table:covered-table-cell table:style-name="ce1217"/>
          <table:table-cell table:number-columns-repeated="4"/>
          <table:table-cell table:style-name="ce864"/>
          <table:table-cell table:number-columns-repeated="3"/>
          <table:table-cell table:style-name="ce1205" table:number-columns-repeated="13"/>
          <table:table-cell table:number-columns-repeated="59"/>
        </table:table-row>
        <table:table-row table:style-name="ro4">
          <table:table-cell table:style-name="ce548" table:formula="of:=(([.F26]-[.B26])*([.D25]-[.B25])-([.D26]-[.B26])*([.F25]-[.B25]))/(([.F25]-[.B25])*([.F25]-[.D25])*([.D25]-[.B25]))" office:value-type="float" office:value="-0.0612244897959184" calcext:value-type="float">
            <text:p>-3/49</text:p>
          </table:table-cell>
          <table:table-cell table:style-name="ce548" table:formula="of:=([.D26]-[.B26])/([.D25]-[.B25])-[.A29]*([.B25]+[.D25])" office:value-type="float" office:value="-0.244897959183673" calcext:value-type="float">
            <text:p>-12/49</text:p>
          </table:table-cell>
          <table:table-cell table:style-name="ce548" table:formula="of:=[.B26]-[.A29]*[.B25]*[.B25]-[.B29]*[.B25]" office:value-type="float" office:value="2.75510204081633" calcext:value-type="float">
            <text:p>135/49</text:p>
          </table:table-cell>
          <table:table-cell table:style-name="ce535" table:formula="of:=[.B25]" office:value-type="float" office:value="-9" calcext:value-type="float">
            <text:p>-9</text:p>
          </table:table-cell>
          <table:table-cell table:style-name="ce535" table:formula="of:=[.F25]" office:value-type="float" office:value="5" calcext:value-type="float">
            <text:p>5</text:p>
          </table:table-cell>
          <table:table-cell table:style-name="ce725" table:formula="of:=-[.B29]/(2*[.A29])" office:value-type="float" office:value="-2" calcext:value-type="float">
            <text:p>-2/1 </text:p>
          </table:table-cell>
          <table:table-cell table:style-name="ce592" table:formula="of:=[.A29]*[.F29]*[.F29]+[.B29]*[.F29]+[.C29]" office:value-type="float" office:value="3" calcext:value-type="float">
            <text:p>3</text:p>
          </table:table-cell>
          <table:table-cell table:style-name="ce1005"/>
          <table:table-cell table:style-name="ce996"/>
          <table:table-cell table:style-name="ce1005" table:number-columns-repeated="2"/>
          <table:table-cell table:style-name="ce768" table:number-columns-repeated="2"/>
          <table:table-cell table:style-name="ce682" table:number-columns-repeated="7"/>
          <table:table-cell/>
          <table:table-cell table:style-name="ce1205"/>
          <table:table-cell table:style-name="ce1038" table:number-columns-spanned="2" table:number-rows-spanned="1"/>
          <table:covered-table-cell table:style-name="ce1079"/>
          <table:table-cell table:style-name="ce1079"/>
          <table:table-cell table:style-name="ce1205" table:number-columns-repeated="9"/>
          <table:table-cell table:number-columns-repeated="59"/>
        </table:table-row>
        <table:table-row table:style-name="ro4">
          <table:table-cell table:style-name="ce1005" table:number-columns-repeated="8"/>
          <table:table-cell table:style-name="ce996"/>
          <table:table-cell table:style-name="ce1005" table:number-columns-repeated="2"/>
          <table:table-cell table:style-name="ce1079" table:number-columns-repeated="2"/>
          <table:table-cell table:style-name="ce682" table:number-columns-repeated="7"/>
          <table:table-cell/>
          <table:table-cell table:style-name="ce1205"/>
          <table:table-cell table:style-name="ce1038" table:number-columns-spanned="2" table:number-rows-spanned="1"/>
          <table:covered-table-cell table:style-name="ce1205"/>
          <table:table-cell table:style-name="ce1079" table:number-columns-repeated="2"/>
          <table:table-cell table:style-name="ce887"/>
          <table:table-cell table:style-name="ce1079" table:number-columns-repeated="4"/>
          <table:table-cell table:style-name="ce888"/>
          <table:table-cell table:style-name="ce1205" table:number-columns-repeated="2"/>
          <table:table-cell table:number-columns-repeated="59"/>
        </table:table-row>
        <table:table-row table:style-name="ro4">
          <table:table-cell table:style-name="ce999" office:value-type="string" calcext:value-type="string">
            <text:p>x</text:p>
          </table:table-cell>
          <table:table-cell table:style-name="ce591" office:value-type="float" office:value="-10" calcext:value-type="float">
            <text:p>-10</text:p>
          </table:table-cell>
          <table:table-cell table:style-name="ce1056" table:formula="of:=[.D29]" office:value-type="float" office:value="-9" calcext:value-type="float" table:number-columns-spanned="2" table:number-rows-spanned="1">
            <text:p>-9</text:p>
          </table:table-cell>
          <table:covered-table-cell table:style-name="ce1059" table:formula="of:=#REF!" office:value-type="string" office:string-value="" calcext:value-type="error">
            <text:p>#RÉF !</text:p>
          </table:covered-table-cell>
          <table:table-cell table:style-name="ce709" table:formula="of:=CONCATENATE([.D39];IF([.E39]&lt;&gt;1;&quot;/&quot;;&quot;&quot;);IF([.E39]&lt;&gt;1;[.E39];&quot;&quot;))" office:value-type="string" office:string-value="-2" calcext:value-type="string">
            <text:p>-2</text:p>
          </table:table-cell>
          <table:table-cell table:style-name="ce1056" table:formula="of:=[.E29]" office:value-type="float" office:value="5" calcext:value-type="float" table:number-columns-spanned="2" table:number-rows-spanned="1">
            <text:p>5</text:p>
          </table:table-cell>
          <table:covered-table-cell table:style-name="ce1056"/>
          <table:table-cell table:style-name="ce701" office:value-type="float" office:value="10" calcext:value-type="float">
            <text:p>10</text:p>
          </table:table-cell>
          <table:table-cell table:style-name="ce996"/>
          <table:table-cell table:style-name="ce754"/>
          <table:table-cell table:style-name="ce1005"/>
          <table:table-cell table:style-name="ce1079" table:number-columns-repeated="2"/>
          <table:table-cell table:style-name="ce682" table:number-columns-repeated="7"/>
          <table:table-cell/>
          <table:table-cell table:style-name="ce1205"/>
          <table:table-cell table:style-name="ce1079" table:number-columns-repeated="7"/>
          <table:table-cell table:style-name="ce887" table:number-columns-repeated="3"/>
          <table:table-cell table:style-name="ce1205" table:number-columns-repeated="2"/>
          <table:table-cell table:number-columns-repeated="59"/>
        </table:table-row>
        <table:table-row table:style-name="ro4">
          <table:table-cell table:style-name="ce537" office:value-type="string" calcext:value-type="string">
            <text:p>Signe de f '(x)</text:p>
          </table:table-cell>
          <table:table-cell table:style-name="ce663" table:formula="of:=IF([.A29]&gt;0;&quot;-&quot;;&quot;+&quot;)" office:value-type="string" office:string-value="+" calcext:value-type="string" table:number-columns-spanned="3" table:number-rows-spanned="1">
            <text:p>+</text:p>
          </table:table-cell>
          <table:covered-table-cell table:number-columns-repeated="2" table:style-name="ce1059"/>
          <table:table-cell table:style-name="ce1059" office:value-type="float" office:value="0" calcext:value-type="float">
            <text:p>0</text:p>
          </table:table-cell>
          <table:table-cell table:style-name="ce727" table:formula="of:=IF([.A29]&gt;0;&quot;+&quot;;&quot;-&quot;)" office:value-type="string" office:string-value="-" calcext:value-type="string" table:number-columns-spanned="3" table:number-rows-spanned="1">
            <text:p>-</text:p>
          </table:table-cell>
          <table:covered-table-cell table:style-name="ce1059"/>
          <table:covered-table-cell table:style-name="ce1183"/>
          <table:table-cell table:style-name="ce996"/>
          <table:table-cell table:style-name="ce1005" table:number-columns-repeated="2"/>
          <table:table-cell table:style-name="ce1079" table:number-columns-repeated="2"/>
          <table:table-cell table:style-name="ce682" table:number-columns-repeated="7"/>
          <table:table-cell/>
          <table:table-cell table:style-name="ce1205"/>
          <table:table-cell table:style-name="ce1079" table:number-columns-repeated="2"/>
          <table:table-cell table:style-name="ce899" table:number-columns-spanned="9" table:number-rows-spanned="1"/>
          <table:covered-table-cell table:number-columns-repeated="8" table:style-name="ce1217"/>
          <table:table-cell table:style-name="ce1205"/>
          <table:table-cell table:number-columns-repeated="59"/>
        </table:table-row>
        <table:table-row table:style-name="ro4">
          <table:table-cell table:style-name="ce1007" office:value-type="string" calcext:value-type="string" table:number-columns-spanned="1" table:number-rows-spanned="2">
            <text:p>Variations de</text:p>
            <text:p>la fonction <text:span text:style-name="T20">f</text:span></text:p>
          </table:table-cell>
          <table:table-cell table:style-name="ce601" table:formula="of:=IF([.A29]&gt;0;[.W5];&quot;&quot;)">
            <text:p/>
          </table:table-cell>
          <table:table-cell table:style-name="ce1093" table:formula="of:=IF([.A29]&lt;0;&quot;k&quot;;&quot;&quot;)" office:value-type="string" office:string-value="k" calcext:value-type="string" table:number-columns-spanned="2" table:number-rows-spanned="2">
            <text:p>k</text:p>
          </table:table-cell>
          <table:covered-table-cell table:style-name="ce690"/>
          <table:table-cell table:style-name="ce687" table:formula="of:=IF([.A29]&gt;0;&quot;&quot;;[.G29])" office:value-type="float" office:value="3" calcext:value-type="float">
            <text:p>3</text:p>
          </table:table-cell>
          <table:table-cell table:style-name="ce1093" table:formula="of:=IF([.A29]&lt;0;&quot;&quot;;&quot;k&quot;)" office:value-type="string" office:string-value="" calcext:value-type="string" table:number-columns-spanned="2" table:number-rows-spanned="2">
            <text:p></text:p>
          </table:table-cell>
          <table:covered-table-cell table:style-name="ce690"/>
          <table:table-cell table:style-name="ce751" table:formula="of:=IF([.A29]&gt;0;[.W25];&quot;&quot;)">
            <text:p/>
          </table:table-cell>
          <table:table-cell table:style-name="ce996"/>
          <table:table-cell table:style-name="ce1005" table:number-columns-repeated="2"/>
          <table:table-cell table:style-name="ce1079" table:number-columns-repeated="2"/>
          <table:table-cell table:style-name="ce682" table:number-columns-repeated="7"/>
          <table:table-cell/>
          <table:table-cell table:style-name="ce1205"/>
          <table:table-cell table:style-name="ce887"/>
          <table:table-cell table:style-name="ce1079" table:number-columns-repeated="10"/>
          <table:table-cell table:style-name="ce1205"/>
          <table:table-cell table:number-columns-repeated="59"/>
        </table:table-row>
        <table:table-row table:style-name="ro4">
          <table:covered-table-cell table:style-name="ce549"/>
          <table:table-cell table:style-name="ce602" table:formula="of:=IF([.A29]&gt;0;&quot;&quot;;[.W5])" office:value-type="float" office:value="-0.918367346938775" calcext:value-type="float">
            <text:p>-45/49 <text:s text:c="3"/></text:p>
          </table:table-cell>
          <table:covered-table-cell table:number-columns-repeated="2" table:style-name="ce1094"/>
          <table:table-cell table:style-name="ce651" table:formula="of:=IF([.A29]&gt;0;[.G29];&quot;&quot;)">
            <text:p/>
          </table:table-cell>
          <table:covered-table-cell table:number-columns-repeated="2" table:style-name="ce1094"/>
          <table:table-cell table:style-name="ce753" table:formula="of:=IF([.A29]&gt;0;&quot;&quot;;[.W25])" office:value-type="float" office:value="-5.81632653061225" calcext:value-type="float">
            <text:p>-285/49 <text:s text:c="2"/></text:p>
          </table:table-cell>
          <table:table-cell table:style-name="ce996"/>
          <table:table-cell table:style-name="ce1005" table:number-columns-repeated="2"/>
          <table:table-cell table:style-name="ce1079" table:number-columns-repeated="2"/>
          <table:table-cell table:style-name="ce682" table:number-columns-repeated="7"/>
          <table:table-cell/>
          <table:table-cell table:style-name="ce1205"/>
          <table:table-cell table:style-name="ce1079" table:number-columns-repeated="11"/>
          <table:table-cell table:style-name="ce1205"/>
          <table:table-cell table:number-columns-repeated="59"/>
        </table:table-row>
        <table:table-row table:style-name="ro4">
          <table:table-cell table:style-name="ce537" office:value-type="string" calcext:value-type="string">
            <text:p>Signe de <text:span text:style-name="T20">f </text:span>(<text:span text:style-name="T20">x</text:span>)</text:p>
          </table:table-cell>
          <table:table-cell table:style-name="ce596" table:formula="of:=IF([.$A$29]*([.C31]-1)^2+[.$B$29]*([.C31]-1)+[.$C$29]&gt;0;&quot;+&quot;;&quot;-&quot;)" office:value-type="string" office:string-value="-" calcext:value-type="string">
            <text:p>-</text:p>
          </table:table-cell>
          <table:table-cell table:style-name="ce1059" office:value-type="float" office:value="0" calcext:value-type="float" table:number-columns-spanned="2" table:number-rows-spanned="1">
            <text:p>0</text:p>
          </table:table-cell>
          <table:covered-table-cell table:style-name="ce1059" table:formula="of:=IF([.$C$44];#REF!;&quot;&quot;)">
            <text:p/>
          </table:covered-table-cell>
          <table:table-cell table:style-name="ce1059" table:formula="of:=IF([.$A$29]*(([.C31]+[.F31])/2)^2+[.$B$29]*(([.C31]+[.F31])/2)+[.$C$29]&gt;0;&quot;+&quot;;&quot;-&quot;)" office:value-type="string" office:string-value="+" calcext:value-type="string">
            <text:p>+</text:p>
          </table:table-cell>
          <table:table-cell table:style-name="ce1059" office:value-type="float" office:value="0" calcext:value-type="float" table:number-columns-spanned="2" table:number-rows-spanned="1">
            <text:p>0</text:p>
          </table:table-cell>
          <table:covered-table-cell table:style-name="ce1059" table:formula="of:=IF([.$C$44];#REF!;&quot;&quot;)">
            <text:p/>
          </table:covered-table-cell>
          <table:table-cell table:style-name="ce1183" table:formula="of:=IF([.$A$29]*([.F31]+1)^2+[.$B$29]*([.F31]+1)+[.$C$29]&gt;0;&quot;+&quot;;&quot;-&quot;)" office:value-type="string" office:string-value="-" calcext:value-type="string">
            <text:p>-</text:p>
          </table:table-cell>
          <table:table-cell table:style-name="ce996"/>
          <table:table-cell table:style-name="ce754"/>
          <table:table-cell table:style-name="ce1005"/>
          <table:table-cell table:style-name="ce1079" table:number-columns-repeated="2"/>
          <table:table-cell table:style-name="ce682" table:number-columns-repeated="7"/>
          <table:table-cell/>
          <table:table-cell table:style-name="ce1205"/>
          <table:table-cell table:style-name="ce1079" table:number-columns-repeated="2"/>
          <table:table-cell table:style-name="ce1217" table:number-columns-repeated="2"/>
          <table:table-cell table:style-name="ce1205" table:number-columns-repeated="8"/>
          <table:table-cell table:number-columns-repeated="59"/>
        </table:table-row>
        <table:table-row table:style-name="ro4">
          <table:table-cell table:style-name="ce1005" table:number-columns-repeated="8"/>
          <table:table-cell table:style-name="ce996"/>
          <table:table-cell table:style-name="ce1005" table:number-columns-repeated="2"/>
          <table:table-cell table:style-name="ce1079" table:number-columns-repeated="2"/>
          <table:table-cell table:style-name="ce682" table:number-columns-repeated="7"/>
          <table:table-cell/>
          <table:table-cell table:style-name="ce1205"/>
          <table:table-cell table:style-name="ce1079" table:number-columns-repeated="2"/>
          <table:table-cell table:style-name="ce1217" table:number-columns-repeated="2"/>
          <table:table-cell table:style-name="ce1205" table:number-columns-repeated="8"/>
          <table:table-cell table:number-columns-repeated="59"/>
        </table:table-row>
        <table:table-row table:style-name="ro4">
          <table:table-cell table:number-columns-repeated="3"/>
          <table:table-cell table:style-name="ce665" office:value-type="string" calcext:value-type="string">
            <text:p>Num</text:p>
          </table:table-cell>
          <table:table-cell table:number-columns-repeated="2" table:style-name="ce665" office:value-type="string" calcext:value-type="string">
            <text:p>Dénom</text:p>
          </table:table-cell>
          <table:table-cell table:style-name="ce1010" table:number-columns-repeated="2"/>
          <table:table-cell table:style-name="ce996"/>
          <table:table-cell table:style-name="ce1005" table:number-columns-repeated="2"/>
          <table:table-cell table:style-name="ce1079" table:number-columns-repeated="2"/>
          <table:table-cell table:style-name="ce682" table:number-columns-repeated="7"/>
          <table:table-cell/>
          <table:table-cell table:style-name="ce1205"/>
          <table:table-cell table:style-name="ce1079" table:number-columns-repeated="2"/>
          <table:table-cell table:style-name="ce1217" table:number-columns-repeated="2"/>
          <table:table-cell table:style-name="ce1205" table:number-columns-repeated="8"/>
          <table:table-cell table:number-columns-repeated="59"/>
        </table:table-row>
        <table:table-row table:style-name="ro19">
          <table:table-cell table:style-name="ce534" office:value-type="string" calcext:value-type="string">
            <text:p><text:span text:style-name="T7">Num </text:span>x<text:span text:style-name="T16">S</text:span></text:p>
          </table:table-cell>
          <table:table-cell table:style-name="ce534" office:value-type="string" calcext:value-type="string">
            <text:p><text:span text:style-name="T7">Dénom </text:span>x<text:span text:style-name="T16">S</text:span></text:p>
          </table:table-cell>
          <table:table-cell table:style-name="ce665" office:value-type="string" calcext:value-type="string">
            <text:p>PGCD</text:p>
          </table:table-cell>
          <table:table-cell table:number-columns-repeated="3" table:style-name="ce665" office:value-type="string" calcext:value-type="string">
            <text:p>simp</text:p>
          </table:table-cell>
          <table:table-cell table:style-name="ce1010" table:number-columns-repeated="2"/>
          <table:table-cell table:style-name="ce996"/>
          <table:table-cell table:style-name="ce1005" table:number-columns-repeated="2"/>
          <table:table-cell table:style-name="ce1079" table:number-columns-repeated="2"/>
          <table:table-cell table:style-name="ce682" table:number-columns-repeated="7"/>
          <table:table-cell/>
          <table:table-cell table:style-name="ce1205"/>
          <table:table-cell table:style-name="ce888"/>
          <table:table-cell table:style-name="ce1079"/>
          <table:table-cell table:style-name="ce1205"/>
          <table:table-cell table:style-name="ce1079"/>
          <table:table-cell table:style-name="ce1205" table:number-columns-repeated="8"/>
          <table:table-cell table:number-columns-repeated="59"/>
        </table:table-row>
        <table:table-row table:style-name="ro4">
          <table:table-cell table:style-name="ce535" table:formula="of:=([.F26]-[.B26])*([.D25]*[.D25]-[.B25]*[.B25])-([.D26]-[.B26])*([.F25]*[.F25]-[.B25]*[.B25])" office:value-type="float" office:value="168" calcext:value-type="float">
            <text:p>168</text:p>
          </table:table-cell>
          <table:table-cell table:style-name="ce535" table:formula="of:=2*(([.F26]-[.B26])*([.D25]-[.B25])-([.D26]-[.B26])*([.F25]-[.B25]))" office:value-type="float" office:value="-84" calcext:value-type="float">
            <text:p>-84</text:p>
          </table:table-cell>
          <table:table-cell table:style-name="ce535" table:formula="of:=GCD(ABS([.A39]);ABS([.B39]))" office:value-type="float" office:value="84" calcext:value-type="float">
            <text:p>84</text:p>
          </table:table-cell>
          <table:table-cell table:style-name="ce691" table:formula="of:=[.A39]/[.C39]*SIGN([.B39])" office:value-type="float" office:value="-2" calcext:value-type="float">
            <text:p>-2</text:p>
          </table:table-cell>
          <table:table-cell table:style-name="ce691" table:formula="of:=ABS([.B39]/[.C39])" office:value-type="float" office:value="1" calcext:value-type="float">
            <text:p>1</text:p>
          </table:table-cell>
          <table:table-cell table:style-name="ce691" table:formula="of:=CONCATENATE([.D39];IF([.E39]&lt;&gt;1;&quot;/&quot;;&quot;&quot;);IF([.E39]&lt;&gt;1;[.E39];&quot;&quot;))" office:value-type="string" office:string-value="-2" calcext:value-type="string">
            <text:p>-2</text:p>
          </table:table-cell>
          <table:table-cell table:style-name="ce1010" table:number-columns-repeated="2"/>
          <table:table-cell table:style-name="ce996"/>
          <table:table-cell table:style-name="ce1005" table:number-columns-repeated="2"/>
          <table:table-cell table:style-name="ce1079" table:number-columns-repeated="2"/>
          <table:table-cell table:style-name="ce682" table:number-columns-repeated="7"/>
          <table:table-cell table:number-columns-repeated="5"/>
          <table:table-cell table:style-name="ce685"/>
          <table:table-cell table:number-columns-repeated="67"/>
        </table:table-row>
        <table:table-row table:style-name="ro4">
          <table:table-cell table:style-name="ce552" table:number-columns-repeated="2"/>
          <table:table-cell table:style-name="ce1010" table:number-columns-repeated="6"/>
          <table:table-cell table:style-name="ce996"/>
          <table:table-cell table:style-name="ce1005" table:number-columns-repeated="2"/>
          <table:table-cell table:style-name="ce1079" table:number-columns-repeated="2"/>
          <table:table-cell table:style-name="ce682" table:number-columns-repeated="7"/>
          <table:table-cell table:number-columns-repeated="5"/>
          <table:table-cell table:style-name="ce685"/>
          <table:table-cell table:number-columns-repeated="67"/>
        </table:table-row>
        <table:table-row table:style-name="ro4">
          <table:table-cell table:style-name="ce1006" office:value-type="string" calcext:value-type="string" table:number-columns-spanned="7" table:number-rows-spanned="1">
            <text:p>Tableau points parabole</text:p>
          </table:table-cell>
          <table:covered-table-cell table:style-name="ce996"/>
          <table:covered-table-cell table:style-name="ce655"/>
          <table:covered-table-cell table:number-columns-repeated="4"/>
          <table:table-cell table:style-name="ce1010"/>
          <table:table-cell table:style-name="ce996"/>
          <table:table-cell table:style-name="ce1005" table:number-columns-repeated="2"/>
          <table:table-cell table:style-name="ce1079" table:number-columns-repeated="2"/>
          <table:table-cell table:number-columns-repeated="80"/>
        </table:table-row>
        <table:table-row table:style-name="ro4">
          <table:table-cell table:style-name="ce999" office:value-type="string" calcext:value-type="string">
            <text:p>x</text:p>
          </table:table-cell>
          <table:table-cell table:style-name="ce1049" table:formula="of:=IF(ISBLANK([$Parabole.B13]);0;IF([.B31]=[$Parabole.B13];1;-0.5))" office:value-type="float" office:value="0" calcext:value-type="float">
            <text:p>0</text:p>
          </table:table-cell>
          <table:table-cell table:style-name="ce535" table:formula="of:=IF(ISBLANK([$Parabole.C13]);0;IF([.C31]=[$Parabole.C13];1;-0.5))" office:value-type="float" office:value="0" calcext:value-type="float">
            <text:p>0</text:p>
          </table:table-cell>
          <table:table-cell table:style-name="ce535" table:formula="of:=IF(ISBLANK([$Parabole.E13]);0;IF(OR([$Parabole.E13]=[.E31];[.D25]=[$Parabole.E13]);1;-0.5))" office:value-type="float" office:value="0" calcext:value-type="float">
            <text:p>0</text:p>
          </table:table-cell>
          <table:table-cell table:style-name="ce535" table:formula="of:=IF(ISBLANK([$Parabole.F13]);0;IF([.F31]=[$Parabole.F13];1;-0.5))" office:value-type="float" office:value="0" calcext:value-type="float">
            <text:p>0</text:p>
          </table:table-cell>
          <table:table-cell table:style-name="ce535" table:formula="of:=IF(ISBLANK([$Parabole.H13]);0;IF([.H31]=[$Parabole.H13];1;-0.5))" office:value-type="float" office:value="0" calcext:value-type="float">
            <text:p>0</text:p>
          </table:table-cell>
          <table:table-cell table:style-name="ce740" office:value-type="string" calcext:value-type="string">
            <text:p>racines</text:p>
          </table:table-cell>
          <table:table-cell table:style-name="ce718" office:value-type="string" calcext:value-type="string">
            <text:p>Points</text:p>
          </table:table-cell>
          <table:table-cell table:style-name="ce718" office:value-type="string" calcext:value-type="string">
            <text:p>Note</text:p>
          </table:table-cell>
          <table:table-cell table:style-name="ce1005" table:number-columns-repeated="2"/>
          <table:table-cell table:style-name="ce1079" table:number-columns-repeated="2"/>
          <table:table-cell table:number-columns-repeated="9"/>
          <table:table-cell table:style-name="ce864"/>
          <table:table-cell table:number-columns-repeated="70"/>
        </table:table-row>
        <table:table-row table:style-name="ro4">
          <table:table-cell table:style-name="ce537" office:value-type="string" calcext:value-type="string">
            <text:p>Signe de f '(x)</text:p>
          </table:table-cell>
          <table:table-cell table:style-name="ce1049" table:formula="of:=IF(ISBLANK([$Parabole.B14]);0;IF([$Parabole.AC26]=0;0;IF([.B32]=[$Parabole.B14];1;-0.5)))" office:value-type="float" office:value="0" calcext:value-type="float" table:number-columns-spanned="2" table:number-rows-spanned="1">
            <text:p>0</text:p>
          </table:table-cell>
          <table:covered-table-cell table:style-name="ce673"/>
          <table:table-cell table:style-name="ce692" table:formula="of:=IF(ISBLANK([$Parabole.E14]);0;IF(OR([$Parabole.AC26]=0;ISBLANK([Parabole.E14]));0;IF([.E32]=[$Parabole.E14];1;-0.5)))" office:value-type="float" office:value="0" calcext:value-type="float">
            <text:p>0</text:p>
          </table:table-cell>
          <table:table-cell table:style-name="ce710" table:formula="of:=IF(ISBLANK([$Parabole.F14]);0;IF([$Parabole.AC26]=0;0;IF([.F32]=[$Parabole.F14];1;-0.5)))" office:value-type="float" office:value="0" calcext:value-type="float" table:number-columns-spanned="2" table:number-rows-spanned="1">
            <text:p>0</text:p>
          </table:table-cell>
          <table:covered-table-cell table:style-name="ce535"/>
          <table:table-cell table:style-name="ce740" table:formula="of:=IF(ISBLANK([$Parabole.B6]);0;IF([.D29]=[$Parabole.B6];1;-0.5))" office:value-type="float" office:value="0" calcext:value-type="float">
            <text:p>0</text:p>
          </table:table-cell>
          <table:table-cell table:style-name="ce535" table:formula="of:=SUM([.B42:.G46])" office:value-type="float" office:value="0" calcext:value-type="float">
            <text:p>0</text:p>
          </table:table-cell>
          <table:table-cell table:style-name="ce535" table:formula="of:=IF(20*[.H43]/[.H45]&lt;0;0;20*[.H43]/[.H45])" office:value-type="float" office:value="0" calcext:value-type="float">
            <text:p>0</text:p>
          </table:table-cell>
          <table:table-cell table:style-name="ce1005" table:number-columns-repeated="2"/>
          <table:table-cell table:style-name="ce1079" table:number-columns-repeated="2"/>
          <table:table-cell table:number-columns-repeated="80"/>
        </table:table-row>
        <table:table-row table:style-name="ro4">
          <table:table-cell table:style-name="ce1007" office:value-type="string" calcext:value-type="string" table:number-columns-spanned="1" table:number-rows-spanned="2">
            <text:p>Variations de</text:p>
            <text:p>la fonction <text:span text:style-name="T20">f</text:span></text:p>
          </table:table-cell>
          <table:table-cell table:style-name="ce1055" table:formula="of:=IF(ISBLANK([$Parabole.$B$15]);0;IF(AND(ISBLANK([$Parabole.$B$16]);OR([$Parabole.$B$15]=[.V5];[$Parabole.$B$15]=[.W5]));1;-0.5))" office:value-type="float" office:value="0" calcext:value-type="float">
            <text:p>0</text:p>
          </table:table-cell>
          <table:table-cell table:style-name="ce1055" table:formula="of:=IF(ISBLANK([$Parabole.C15]);0;IF(AND([$Parabole.C15]=&quot;m&quot;;[.A29]&gt;=0);1;IF(AND([$Parabole.C15]=&quot;k&quot;;[.A29]&lt;0);1;-0.5)))" office:value-type="float" office:value="0" calcext:value-type="float" table:number-columns-spanned="1" table:number-rows-spanned="2">
            <text:p>0</text:p>
          </table:table-cell>
          <table:table-cell table:style-name="ce1055" table:formula="of:=IF(ISBLANK([$Parabole.E15]);0;IF(AND(ISBLANK([$Parabole.$E$16]);[$Parabole.$E$15]=[.E33]);1;-0.5))" office:value-type="float" office:value="0" calcext:value-type="float">
            <text:p>0</text:p>
          </table:table-cell>
          <table:table-cell table:style-name="ce1055" table:formula="of:=IF(ISBLANK([$Parabole.F15]);0;IF(AND([$Parabole.F15]=&quot;m&quot;;[.C29]&gt;=0);1;IF(AND([$Parabole.F15]=&quot;k&quot;;[.C29]&lt;0);1;-0.5)))" office:value-type="float" office:value="0" calcext:value-type="float" table:number-columns-spanned="1" table:number-rows-spanned="2">
            <text:p>0</text:p>
          </table:table-cell>
          <table:table-cell table:style-name="ce535" table:formula="of:=IF(ISBLANK([$Parabole.$H$15]);0;IF(AND(ISBLANK([$Parabole.$H$16]);OR([$Parabole.$H$15]=[.V25];[$Parabole.$H$15]=[.W25]));1;-0.5))" office:value-type="float" office:value="0" calcext:value-type="float">
            <text:p>0</text:p>
          </table:table-cell>
          <table:table-cell table:style-name="ce740" table:formula="of:=IF(ISBLANK([$Parabole.D6]);0;IF([.E29]=[$Parabole.D6];1;-0.5))" office:value-type="float" office:value="0" calcext:value-type="float">
            <text:p>0</text:p>
          </table:table-cell>
          <table:table-cell table:style-name="ce718" office:value-type="string" calcext:value-type="string">
            <text:p>Total max</text:p>
          </table:table-cell>
          <table:table-cell table:style-name="ce996"/>
          <table:table-cell table:style-name="ce1005" table:number-columns-repeated="2"/>
          <table:table-cell table:style-name="ce1079" table:number-columns-repeated="2"/>
          <table:table-cell table:number-columns-repeated="80"/>
        </table:table-row>
        <table:table-row table:style-name="ro4">
          <table:covered-table-cell table:style-name="ce549"/>
          <table:table-cell table:style-name="ce1055" table:formula="of:=IF(ISBLANK([$Parabole.$B$16]);0;IF(AND(ISBLANK([$Parabole.$B$15]);OR([$Parabole.$B$16]=[.V5];[$Parabole.$B$16]=[.W5]));1;-0.5))" office:value-type="float" office:value="0" calcext:value-type="float">
            <text:p>0</text:p>
          </table:table-cell>
          <table:covered-table-cell table:style-name="ce1010"/>
          <table:table-cell table:style-name="ce693" table:formula="of:=IF(ISBLANK([$Parabole.E16]);0;IF(AND(ISBLANK([$Parabole.$E$15]);[$Parabole.$E$16]=[.E34]);1;-0.5))" office:value-type="float" office:value="0" calcext:value-type="float">
            <text:p>0</text:p>
          </table:table-cell>
          <table:covered-table-cell table:style-name="ce1010"/>
          <table:table-cell table:style-name="ce693" table:formula="of:=IF(ISBLANK([$Parabole.$H$16]);0;IF(AND(ISBLANK([$Parabole.H15]);OR([$Parabole.$H$16]=[.V25];[$Parabole.$H$16]=[.W25]));1;-0.5))" office:value-type="float" office:value="0" calcext:value-type="float">
            <text:p>0</text:p>
          </table:table-cell>
          <table:table-cell table:style-name="ce1010"/>
          <table:table-cell table:style-name="ce535" table:formula="of:=IF([$Parabole.AC26]=1;3;0)+17" office:value-type="float" office:value="17" calcext:value-type="float">
            <text:p>17</text:p>
          </table:table-cell>
          <table:table-cell/>
          <table:table-cell table:style-name="ce1005" table:number-columns-repeated="2"/>
          <table:table-cell table:style-name="ce1079" table:number-columns-repeated="2"/>
          <table:table-cell table:number-columns-repeated="80"/>
        </table:table-row>
        <table:table-row table:style-name="ro4">
          <table:table-cell table:style-name="ce537" office:value-type="string" calcext:value-type="string">
            <text:p>Signe de <text:span text:style-name="T20">f </text:span>(<text:span text:style-name="T20">x</text:span>)</text:p>
          </table:table-cell>
          <table:table-cell table:style-name="ce1049" table:formula="of:=IF(ISBLANK([$Parabole.B17]);0;IF([.B35]=[$Parabole.B17];1;-0.5))" office:value-type="float" office:value="0" calcext:value-type="float">
            <text:p>0</text:p>
          </table:table-cell>
          <table:table-cell table:style-name="ce673" table:formula="of:=IF(ISBLANK([$Parabole.C17]);0;IF(OR(ISBLANK([$Parabole.C17]);ISBLANK([$Parabole.F17]));-0.5;IF(AND([$Parabole.C17]=0;[$Parabole.F17]=0);1;-0.5)))" office:value-type="float" office:value="0" calcext:value-type="float">
            <text:p>0</text:p>
          </table:table-cell>
          <table:table-cell table:style-name="ce1055" table:formula="of:=IF(ISBLANK([$Parabole.E17]);0;IF([.E35]=[$Parabole.E17];1;-0.5))" office:value-type="float" office:value="0" calcext:value-type="float">
            <text:p>0</text:p>
          </table:table-cell>
          <table:table-cell table:style-name="ce712" table:formula="of:=IF(ISBLANK([$Parabole.F17]);0;IF(OR(ISBLANK([$Parabole.C17]);ISBLANK([$Parabole.F17]));-0.5;IF(AND([$Parabole.C17]=0;[$Parabole.F17]=0);1;-0.5)))" office:value-type="float" office:value="0" calcext:value-type="float">
            <text:p>0</text:p>
          </table:table-cell>
          <table:table-cell table:style-name="ce535" table:formula="of:=IF(ISBLANK([$Parabole.H17]);0;IF([.H35]=[$Parabole.H17];1;-0.5))" office:value-type="float" office:value="0" calcext:value-type="float">
            <text:p>0</text:p>
          </table:table-cell>
          <table:table-cell table:style-name="ce1005" table:number-columns-repeated="2"/>
          <table:table-cell/>
          <table:table-cell table:style-name="ce1005" table:number-columns-repeated="2"/>
          <table:table-cell table:style-name="ce1079" table:number-columns-repeated="2"/>
          <table:table-cell table:number-columns-repeated="80"/>
        </table:table-row>
        <table:table-row table:style-name="ro4">
          <table:table-cell table:style-name="ce1005" table:number-columns-repeated="8"/>
          <table:table-cell/>
          <table:table-cell table:style-name="ce1005" table:number-columns-repeated="2"/>
          <table:table-cell table:style-name="ce1079" table:number-columns-repeated="2"/>
          <table:table-cell table:number-columns-repeated="80"/>
        </table:table-row>
        <table:table-row table:style-name="ro4">
          <table:table-cell table:style-name="ce995" office:value-type="string" calcext:value-type="string" table:number-columns-spanned="8" table:number-rows-spanned="1">
            <text:p>Données pour l’onglet (In)équation niveau 2</text:p>
          </table:table-cell>
          <table:covered-table-cell table:number-columns-repeated="7" table:style-name="ce1010"/>
          <table:table-cell/>
          <table:table-cell table:style-name="ce1005" table:number-columns-repeated="2"/>
          <table:table-cell table:style-name="ce1079" table:number-columns-repeated="2"/>
          <table:table-cell/>
          <table:table-cell table:style-name="ce1167" office:value-type="string" calcext:value-type="string" table:number-columns-spanned="2" table:number-rows-spanned="1">
            <text:p>Graphique parabole 2</text:p>
          </table:table-cell>
          <table:covered-table-cell table:style-name="ce996"/>
          <table:table-cell/>
          <table:table-cell table:style-name="ce1167" office:value-type="string" calcext:value-type="string" table:number-columns-spanned="2" table:number-rows-spanned="1">
            <text:p>Graphique droite 2</text:p>
          </table:table-cell>
          <table:covered-table-cell table:style-name="ce996"/>
          <table:table-cell/>
          <table:table-cell table:style-name="ce995" office:value-type="string" calcext:value-type="string" table:number-columns-spanned="8" table:number-rows-spanned="1">
            <text:p>Données pour l’onglet (In)équation niveau 1</text:p>
          </table:table-cell>
          <table:covered-table-cell table:number-columns-repeated="7" table:style-name="ce1010"/>
          <table:table-cell/>
          <table:table-cell table:style-name="ce1005" table:number-columns-repeated="2"/>
          <table:table-cell table:style-name="ce1079" table:number-columns-repeated="2"/>
          <table:table-cell/>
          <table:table-cell table:style-name="ce1167" office:value-type="string" calcext:value-type="string" table:number-columns-spanned="2" table:number-rows-spanned="1">
            <text:p>Graphique parabole 2</text:p>
          </table:table-cell>
          <table:covered-table-cell table:style-name="ce996"/>
          <table:table-cell/>
          <table:table-cell table:style-name="ce1205" table:number-columns-spanned="2" table:number-rows-spanned="1"/>
          <table:covered-table-cell table:style-name="ce1217"/>
          <table:table-cell table:number-columns-repeated="54"/>
        </table:table-row>
        <table:table-row table:style-name="ro4">
          <table:table-cell table:style-name="ce1010" table:number-columns-repeated="8"/>
          <table:table-cell/>
          <table:table-cell table:style-name="ce1005" table:number-columns-repeated="2"/>
          <table:table-cell table:style-name="ce1079" table:number-columns-repeated="2"/>
          <table:table-cell/>
          <table:table-cell table:style-name="ce534" office:value-type="string" calcext:value-type="string">
            <text:p>x</text:p>
          </table:table-cell>
          <table:table-cell table:style-name="ce534" office:value-type="string" calcext:value-type="string">
            <text:p>y</text:p>
          </table:table-cell>
          <table:table-cell/>
          <table:table-cell table:style-name="ce534" office:value-type="string" calcext:value-type="string">
            <text:p>x</text:p>
          </table:table-cell>
          <table:table-cell table:style-name="ce534" office:value-type="string" calcext:value-type="string">
            <text:p>y</text:p>
          </table:table-cell>
          <table:table-cell/>
          <table:table-cell table:style-name="ce1010" table:number-columns-repeated="8"/>
          <table:table-cell/>
          <table:table-cell table:style-name="ce1005" table:number-columns-repeated="2"/>
          <table:table-cell table:style-name="ce1079" table:number-columns-repeated="2"/>
          <table:table-cell/>
          <table:table-cell table:style-name="ce534" office:value-type="string" calcext:value-type="string">
            <text:p>x</text:p>
          </table:table-cell>
          <table:table-cell table:style-name="ce534" office:value-type="string" calcext:value-type="string">
            <text:p>y</text:p>
          </table:table-cell>
          <table:table-cell/>
          <table:table-cell table:style-name="ce768" table:number-columns-repeated="2"/>
          <table:table-cell table:number-columns-repeated="54"/>
        </table:table-row>
        <table:table-row table:style-name="ro19">
          <table:table-cell table:style-name="ce546" office:value-type="string" calcext:value-type="string" table:number-columns-spanned="6" table:number-rows-spanned="1">
            <text:p>Points de la parabole <text:span text:style-name="T20">C</text:span><text:span text:style-name="T36">f</text:span></text:p>
          </table:table-cell>
          <table:covered-table-cell table:number-columns-repeated="5" table:style-name="ce996"/>
          <table:table-cell table:style-name="ce641" office:value-type="string" calcext:value-type="string">
            <text:p><text:span text:style-name="T20">x</text:span><text:span text:style-name="T36">moy</text:span></text:p>
          </table:table-cell>
          <table:table-cell table:style-name="ce641" office:value-type="string" calcext:value-type="string">
            <text:p><text:span text:style-name="T48">y</text:span><text:span text:style-name="T36">moy</text:span></text:p>
          </table:table-cell>
          <table:table-cell table:style-name="ce682"/>
          <table:table-cell table:style-name="ce1005" table:number-columns-repeated="2"/>
          <table:table-cell table:style-name="ce1079" table:number-columns-repeated="2"/>
          <table:table-cell/>
          <table:table-cell table:style-name="ce810" office:value-type="float" office:value="-10" calcext:value-type="float">
            <text:p>-10</text:p>
          </table:table-cell>
          <table:table-cell table:style-name="ce810" table:formula="of:=[.$A$55]*[.O50]^2+[.$B$55]*[.O50]+[.$C$55]" office:value-type="float" office:value="5.67532467532469" calcext:value-type="float">
            <text:p>5,67532467532469</text:p>
          </table:table-cell>
          <table:table-cell/>
          <table:table-cell table:style-name="ce712" office:value-type="float" office:value="-10" calcext:value-type="float">
            <text:p>-10</text:p>
          </table:table-cell>
          <table:table-cell table:style-name="ce712" table:formula="of:=[.$D$55]*[.R50]+[.$E$55]" office:value-type="float" office:value="48.7272727272727" calcext:value-type="float">
            <text:p>48,7272727272727</text:p>
          </table:table-cell>
          <table:table-cell/>
          <table:table-cell table:style-name="ce546" office:value-type="string" calcext:value-type="string" table:number-columns-spanned="6" table:number-rows-spanned="1">
            <text:p>Points de la parabole <text:span text:style-name="T20">C</text:span><text:span text:style-name="T36">f</text:span></text:p>
          </table:table-cell>
          <table:covered-table-cell table:number-columns-repeated="5" table:style-name="ce996"/>
          <table:table-cell table:style-name="ce1020" office:value-type="string" calcext:value-type="string">
            <text:p>Dénom</text:p>
          </table:table-cell>
          <table:table-cell table:style-name="ce1020" office:value-type="string" calcext:value-type="string">
            <text:p>longueur</text:p>
          </table:table-cell>
          <table:table-cell table:style-name="ce996"/>
          <table:table-cell table:style-name="ce1005" table:number-columns-repeated="2"/>
          <table:table-cell table:style-name="ce1079" table:number-columns-repeated="2"/>
          <table:table-cell/>
          <table:table-cell table:style-name="ce810" office:value-type="float" office:value="-10" calcext:value-type="float">
            <text:p>-10</text:p>
          </table:table-cell>
          <table:table-cell table:style-name="ce810" table:formula="of:=[.$U$55]*[.AI50]^2+[.$V$55]*[.AI50]+[.$W$55]" office:value-type="float" office:value="29.25" calcext:value-type="float">
            <text:p>29,25</text:p>
          </table:table-cell>
          <table:table-cell/>
          <table:table-cell table:style-name="ce1079" table:number-columns-repeated="2"/>
          <table:table-cell table:number-columns-repeated="54"/>
        </table:table-row>
        <table:table-row table:style-name="ro19">
          <table:table-cell table:style-name="ce547" office:value-type="string" calcext:value-type="string">
            <text:p>x<text:span text:style-name="T16">A</text:span></text:p>
          </table:table-cell>
          <table:table-cell table:style-name="ce535" office:value-type="float" office:value="-4" calcext:value-type="float">
            <text:p>-4</text:p>
          </table:table-cell>
          <table:table-cell table:style-name="ce547" office:value-type="string" calcext:value-type="string">
            <text:p>x<text:span text:style-name="T16">S</text:span></text:p>
          </table:table-cell>
          <table:table-cell table:style-name="ce535" office:value-type="float" office:value="7" calcext:value-type="float">
            <text:p>7</text:p>
          </table:table-cell>
          <table:table-cell table:style-name="ce547" office:value-type="string" calcext:value-type="string">
            <text:p>x<text:span text:style-name="T16">B</text:span></text:p>
          </table:table-cell>
          <table:table-cell table:style-name="ce535" office:value-type="float" office:value="0" calcext:value-type="float">
            <text:p>0</text:p>
          </table:table-cell>
          <table:table-cell table:style-name="ce535" table:formula="of:=([.F55]+[.G55])/2" office:value-type="float" office:value="1.5" calcext:value-type="float">
            <text:p>1,5</text:p>
          </table:table-cell>
          <table:table-cell table:style-name="ce535" table:formula="of:=[.$A$55]*[.G51]^2+[.$B$55]*[.G51]+[.$C$55]" office:value-type="float" office:value="21.7678571428571" calcext:value-type="float">
            <text:p>21,7678571428571</text:p>
          </table:table-cell>
          <table:table-cell table:style-name="ce1020" office:value-type="string" calcext:value-type="string">
            <text:p>ALEA<text:span text:style-name="T20"> </text:span><text:span text:style-name="T7">y</text:span><text:span text:style-name="T47">A</text:span></text:p>
          </table:table-cell>
          <table:table-cell table:style-name="ce1020" office:value-type="string" calcext:value-type="string">
            <text:p>ALEA<text:span text:style-name="T20"> </text:span><text:span text:style-name="T7">y</text:span><text:span text:style-name="T47">S</text:span></text:p>
          </table:table-cell>
          <table:table-cell table:style-name="ce1020" office:value-type="string" calcext:value-type="string">
            <text:p>ALEA<text:span text:style-name="T20"> </text:span><text:span text:style-name="T7">y</text:span><text:span text:style-name="T47">B</text:span></text:p>
          </table:table-cell>
          <table:table-cell table:style-name="ce1020" office:value-type="string" calcext:value-type="string">
            <text:p>ALEA<text:span text:style-name="T20"> </text:span><text:span text:style-name="T7">Conca</text:span></text:p>
          </table:table-cell>
          <table:table-cell table:number-columns-repeated="2"/>
          <table:table-cell table:style-name="ce810" office:value-type="float" office:value="-9" calcext:value-type="float">
            <text:p>-9</text:p>
          </table:table-cell>
          <table:table-cell table:style-name="ce810" table:formula="of:=[.$A$55]*[.O51]^2+[.$B$55]*[.O51]+[.$C$55]" office:value-type="float" office:value="11.5064935064935" calcext:value-type="float">
            <text:p>11,5064935064935</text:p>
          </table:table-cell>
          <table:table-cell/>
          <table:table-cell table:style-name="ce712" office:value-type="float" office:value="0" calcext:value-type="float">
            <text:p>0</text:p>
          </table:table-cell>
          <table:table-cell table:style-name="ce712" table:formula="of:=[.$D$55]*[.R51]+[.$E$55]" office:value-type="float" office:value="14.1818181818182" calcext:value-type="float">
            <text:p>14,1818181818182</text:p>
          </table:table-cell>
          <table:table-cell/>
          <table:table-cell table:style-name="ce547" office:value-type="string" calcext:value-type="string">
            <text:p>x<text:span text:style-name="T16">A</text:span></text:p>
          </table:table-cell>
          <table:table-cell table:style-name="ce535" office:value-type="float" office:value="-1" calcext:value-type="float">
            <text:p>-1</text:p>
          </table:table-cell>
          <table:table-cell table:style-name="ce547" office:value-type="string" calcext:value-type="string">
            <text:p>x<text:span text:style-name="T16">S</text:span></text:p>
          </table:table-cell>
          <table:table-cell table:style-name="ce535" table:formula="of:=([.V51]+[.Z51])/2" office:value-type="float" office:value="1" calcext:value-type="float">
            <text:p>1</text:p>
          </table:table-cell>
          <table:table-cell table:style-name="ce547" office:value-type="string" calcext:value-type="string">
            <text:p>x<text:span text:style-name="T16">B</text:span></text:p>
          </table:table-cell>
          <table:table-cell table:style-name="ce719" office:value-type="float" office:value="3" calcext:value-type="float">
            <text:p>3</text:p>
          </table:table-cell>
          <table:table-cell table:style-name="ce592" table:formula="of:=([.Z51]-[.V51])*([.Z51]-[.X51])*([.X51]-[.V51])" office:value-type="float" office:value="16" calcext:value-type="float">
            <text:p>16</text:p>
          </table:table-cell>
          <table:table-cell table:style-name="ce693" table:formula="of:=IF([.AA51]-INT([.AA51])=0;0;LEN([.AA51])-SEARCH(&quot;,&quot;;[.AA51]))" office:value-type="float" office:value="0" calcext:value-type="float">
            <text:p>0</text:p>
          </table:table-cell>
          <table:table-cell table:style-name="ce996"/>
          <table:table-cell table:style-name="ce935" table:number-columns-repeated="3"/>
          <table:table-cell table:number-columns-repeated="2"/>
          <table:table-cell table:style-name="ce810" office:value-type="float" office:value="-9" calcext:value-type="float">
            <text:p>-9</text:p>
          </table:table-cell>
          <table:table-cell table:style-name="ce810" table:formula="of:=[.$U$55]*[.AI51]^2+[.$V$55]*[.AI51]+[.$W$55]" office:value-type="float" office:value="24" calcext:value-type="float">
            <text:p>24</text:p>
          </table:table-cell>
          <table:table-cell/>
          <table:table-cell table:style-name="ce1079" table:number-columns-repeated="2"/>
          <table:table-cell table:number-columns-repeated="54"/>
        </table:table-row>
        <table:table-row table:style-name="ro19">
          <table:table-cell table:style-name="ce547" office:value-type="string" calcext:value-type="string">
            <text:p>y<text:span text:style-name="T37">A</text:span></text:p>
          </table:table-cell>
          <table:table-cell table:style-name="ce535" table:formula="of:=[.I52]*[.H52]" office:value-type="float" office:value="28" calcext:value-type="float">
            <text:p>28</text:p>
          </table:table-cell>
          <table:table-cell table:style-name="ce547" office:value-type="string" calcext:value-type="string">
            <text:p>y<text:span text:style-name="T37">S</text:span></text:p>
          </table:table-cell>
          <table:table-cell table:style-name="ce535" table:formula="of:=[.J52]*(-[.H52])" office:value-type="float" office:value="-10" calcext:value-type="float">
            <text:p>-10</text:p>
          </table:table-cell>
          <table:table-cell table:style-name="ce547" office:value-type="string" calcext:value-type="string">
            <text:p>y<text:span text:style-name="T37">B</text:span></text:p>
          </table:table-cell>
          <table:table-cell table:style-name="ce535" table:formula="of:=[.K52]*[.H52]" office:value-type="float" office:value="26" calcext:value-type="float">
            <text:p>26</text:p>
          </table:table-cell>
          <table:table-cell table:style-name="ce559" office:value-type="string" calcext:value-type="string">
            <text:p>Concavité</text:p>
          </table:table-cell>
          <table:table-cell table:style-name="ce535" table:formula="of:=IF([.L52]=1;-1;1)" office:value-type="float" office:value="-1" calcext:value-type="float">
            <text:p>-1</text:p>
          </table:table-cell>
          <table:table-cell table:style-name="ce535" office:value-type="float" office:value="-28" calcext:value-type="float">
            <text:p>-28</text:p>
          </table:table-cell>
          <table:table-cell table:style-name="ce535" office:value-type="float" office:value="-10" calcext:value-type="float">
            <text:p>-10</text:p>
          </table:table-cell>
          <table:table-cell table:style-name="ce535" office:value-type="float" office:value="-26" calcext:value-type="float">
            <text:p>-26</text:p>
          </table:table-cell>
          <table:table-cell table:style-name="ce535" office:value-type="float" office:value="1" calcext:value-type="float">
            <text:p>1</text:p>
          </table:table-cell>
          <table:table-cell table:style-name="ce1005" table:number-columns-repeated="2"/>
          <table:table-cell table:style-name="ce810" office:value-type="float" office:value="-8" calcext:value-type="float">
            <text:p>-8</text:p>
          </table:table-cell>
          <table:table-cell table:style-name="ce810" table:formula="of:=[.$A$55]*[.O52]^2+[.$B$55]*[.O52]+[.$C$55]" office:value-type="float" office:value="16.4935064935065" calcext:value-type="float">
            <text:p>16,4935064935065</text:p>
          </table:table-cell>
          <table:table-cell table:style-name="ce1005"/>
          <table:table-cell table:style-name="ce712" office:value-type="float" office:value="10" calcext:value-type="float">
            <text:p>10</text:p>
          </table:table-cell>
          <table:table-cell table:style-name="ce712" table:formula="of:=[.$D$55]*[.R52]+[.$E$55]" office:value-type="float" office:value="-20.3636363636364" calcext:value-type="float">
            <text:p>-20,3636363636364</text:p>
          </table:table-cell>
          <table:table-cell/>
          <table:table-cell table:style-name="ce547" office:value-type="string" calcext:value-type="string">
            <text:p>y<text:span text:style-name="T37">A</text:span></text:p>
          </table:table-cell>
          <table:table-cell table:style-name="ce535" office:value-type="float" office:value="0" calcext:value-type="float">
            <text:p>0</text:p>
          </table:table-cell>
          <table:table-cell table:style-name="ce547" office:value-type="string" calcext:value-type="string">
            <text:p>y<text:span text:style-name="T37">S</text:span></text:p>
          </table:table-cell>
          <table:table-cell table:style-name="ce535" table:formula="of:=[.AB52]*IF([.AC52]=1;-1;1)" office:value-type="float" office:value="-1" calcext:value-type="float">
            <text:p>-1</text:p>
          </table:table-cell>
          <table:table-cell table:style-name="ce547" office:value-type="string" calcext:value-type="string">
            <text:p>y<text:span text:style-name="T37">B</text:span></text:p>
          </table:table-cell>
          <table:table-cell table:style-name="ce535" office:value-type="float" office:value="0" calcext:value-type="float">
            <text:p>0</text:p>
          </table:table-cell>
          <table:table-cell table:style-name="ce1020" office:value-type="string" calcext:value-type="string">
            <text:p>ALEA<text:span text:style-name="T20"> </text:span><text:span text:style-name="T7">y</text:span><text:span text:style-name="T47">B</text:span></text:p>
          </table:table-cell>
          <table:table-cell table:number-columns-repeated="2" table:style-name="ce693" office:value-type="float" office:value="1" calcext:value-type="float">
            <text:p>1</text:p>
          </table:table-cell>
          <table:table-cell table:style-name="ce685" table:number-columns-repeated="3"/>
          <table:table-cell table:style-name="ce1005" table:number-columns-repeated="2"/>
          <table:table-cell table:style-name="ce810" office:value-type="float" office:value="-8" calcext:value-type="float">
            <text:p>-8</text:p>
          </table:table-cell>
          <table:table-cell table:style-name="ce810" table:formula="of:=[.$U$55]*[.AI52]^2+[.$V$55]*[.AI52]+[.$W$55]" office:value-type="float" office:value="19.25" calcext:value-type="float">
            <text:p>19,25</text:p>
          </table:table-cell>
          <table:table-cell table:style-name="ce1005"/>
          <table:table-cell table:style-name="ce1079" table:number-columns-repeated="2"/>
          <table:table-cell table:number-columns-repeated="54"/>
        </table:table-row>
        <table:table-row table:style-name="ro4">
          <table:table-cell table:style-name="ce1010" table:number-columns-repeated="7"/>
          <table:table-cell table:style-name="ce741"/>
          <table:table-cell table:style-name="ce1005" table:number-columns-repeated="6"/>
          <table:table-cell table:style-name="ce810" office:value-type="float" office:value="-7" calcext:value-type="float">
            <text:p>-7</text:p>
          </table:table-cell>
          <table:table-cell table:style-name="ce810" table:formula="of:=[.$A$55]*[.O53]^2+[.$B$55]*[.O53]+[.$C$55]" office:value-type="float" office:value="20.6363636363636" calcext:value-type="float">
            <text:p>20,6363636363636</text:p>
          </table:table-cell>
          <table:table-cell table:style-name="ce1005" table:number-columns-repeated="3"/>
          <table:table-cell/>
          <table:table-cell table:style-name="ce1010" table:number-columns-repeated="7"/>
          <table:table-cell table:style-name="ce741"/>
          <table:table-cell table:style-name="ce1005" table:number-columns-repeated="6"/>
          <table:table-cell table:style-name="ce810" office:value-type="float" office:value="-7" calcext:value-type="float">
            <text:p>-7</text:p>
          </table:table-cell>
          <table:table-cell table:style-name="ce810" table:formula="of:=[.$U$55]*[.AI53]^2+[.$V$55]*[.AI53]+[.$W$55]" office:value-type="float" office:value="15" calcext:value-type="float">
            <text:p>15</text:p>
          </table:table-cell>
          <table:table-cell table:style-name="ce1005" table:number-columns-repeated="3"/>
          <table:table-cell table:number-columns-repeated="54"/>
        </table:table-row>
        <table:table-row table:style-name="ro19">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34" office:value-type="string" calcext:value-type="string">
            <text:p>m</text:p>
          </table:table-cell>
          <table:table-cell table:style-name="ce534" office:value-type="string" calcext:value-type="string">
            <text:p>p</text:p>
          </table:table-cell>
          <table:table-cell table:style-name="ce559" office:value-type="string" calcext:value-type="string">
            <text:p><text:span text:style-name="T20">x</text:span><text:span text:style-name="T16">1</text:span></text:p>
          </table:table-cell>
          <table:table-cell table:style-name="ce559" office:value-type="string" calcext:value-type="string">
            <text:p><text:span text:style-name="T20">x</text:span><text:span text:style-name="T16">2</text:span></text:p>
          </table:table-cell>
          <table:table-cell table:style-name="ce741"/>
          <table:table-cell table:style-name="ce1005" table:number-columns-repeated="6"/>
          <table:table-cell table:style-name="ce810" office:value-type="float" office:value="-6" calcext:value-type="float">
            <text:p>-6</text:p>
          </table:table-cell>
          <table:table-cell table:style-name="ce810" table:formula="of:=[.$A$55]*[.O54]^2+[.$B$55]*[.O54]+[.$C$55]" office:value-type="float" office:value="23.9350649350649" calcext:value-type="float">
            <text:p>23,9350649350649</text:p>
          </table:table-cell>
          <table:table-cell table:style-name="ce1005" table:number-columns-repeated="3"/>
          <table:table-cell/>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59" office:value-type="string" calcext:value-type="string">
            <text:p><text:span text:style-name="T20">x</text:span><text:span text:style-name="T16">1</text:span></text:p>
          </table:table-cell>
          <table:table-cell table:style-name="ce559" office:value-type="string" calcext:value-type="string">
            <text:p><text:span text:style-name="T20">x</text:span><text:span text:style-name="T16">2</text:span></text:p>
          </table:table-cell>
          <table:table-cell table:style-name="ce721" office:value-type="string" calcext:value-type="string">
            <text:p><text:span text:style-name="T20">x</text:span><text:span text:style-name="T16">max</text:span></text:p>
          </table:table-cell>
          <table:table-cell table:style-name="ce721" office:value-type="string" calcext:value-type="string">
            <text:p><text:span text:style-name="T20">y</text:span><text:span text:style-name="T16">max</text:span></text:p>
          </table:table-cell>
          <table:table-cell table:style-name="ce741"/>
          <table:table-cell table:style-name="ce1005" table:number-columns-repeated="6"/>
          <table:table-cell table:style-name="ce810" office:value-type="float" office:value="-6" calcext:value-type="float">
            <text:p>-6</text:p>
          </table:table-cell>
          <table:table-cell table:style-name="ce810" table:formula="of:=[.$U$55]*[.AI54]^2+[.$V$55]*[.AI54]+[.$W$55]" office:value-type="float" office:value="11.25" calcext:value-type="float">
            <text:p>11,25</text:p>
          </table:table-cell>
          <table:table-cell table:style-name="ce1005" table:number-columns-repeated="3"/>
          <table:table-cell table:number-columns-repeated="54"/>
        </table:table-row>
        <table:table-row table:style-name="ro4">
          <table:table-cell table:style-name="ce553" table:formula="of:=(([.F52]-[.B52])*([.D51]-[.B51])-([.D52]-[.B52])*([.F51]-[.B51]))/(([.F51]-[.B51])*([.F51]-[.D51])*([.D51]-[.B51]))" office:value-type="float" office:value="-0.422077922077922" calcext:value-type="float">
            <text:p>-19/45</text:p>
          </table:table-cell>
          <table:table-cell table:style-name="ce553" table:formula="of:=([.D52]-[.B52])/([.D51]-[.B51])-[.A55]*([.B51]+[.D51])" office:value-type="float" office:value="-2.18831168831169" calcext:value-type="float">
            <text:p>-186/85</text:p>
          </table:table-cell>
          <table:table-cell table:style-name="ce535" table:formula="of:=[.B52]-[.A55]*[.B51]*[.B51]-[.B55]*[.B51]" office:value-type="float" office:value="26" calcext:value-type="float">
            <text:p>26</text:p>
          </table:table-cell>
          <table:table-cell table:style-name="ce553" table:formula="of:=([.D52]-[.B52])/([.D51]-[.B51])" office:value-type="float" office:value="-3.45454545454545" calcext:value-type="float">
            <text:p>-38/11</text:p>
          </table:table-cell>
          <table:table-cell table:style-name="ce553" table:formula="of:=[.D52]-[.D55]*[.D51]" office:value-type="float" office:value="14.1818181818182" calcext:value-type="float">
            <text:p>156/11</text:p>
          </table:table-cell>
          <table:table-cell table:style-name="ce535" table:formula="of:=[.B51]" office:value-type="float" office:value="-4" calcext:value-type="float">
            <text:p>-4</text:p>
          </table:table-cell>
          <table:table-cell table:style-name="ce535" table:formula="of:=[.D51]" office:value-type="float" office:value="7" calcext:value-type="float">
            <text:p>7</text:p>
          </table:table-cell>
          <table:table-cell table:style-name="ce741"/>
          <table:table-cell table:style-name="ce1005" table:number-columns-repeated="6"/>
          <table:table-cell table:style-name="ce810" office:value-type="float" office:value="-5" calcext:value-type="float">
            <text:p>-5</text:p>
          </table:table-cell>
          <table:table-cell table:style-name="ce810" table:formula="of:=[.$A$55]*[.O55]^2+[.$B$55]*[.O55]+[.$C$55]" office:value-type="float" office:value="26.3896103896104" calcext:value-type="float">
            <text:p>26,3896103896104</text:p>
          </table:table-cell>
          <table:table-cell table:style-name="ce1005" table:number-columns-repeated="3"/>
          <table:table-cell/>
          <table:table-cell table:style-name="ce548" table:formula="of:=(([.Z52]-[.V52])*([.X51]-[.V51])-([.X52]-[.V52])*([.Z51]-[.V51]))/(([.Z51]-[.V51])*([.Z51]-[.X51])*([.X51]-[.V51]))" office:value-type="float" office:value="0.25" calcext:value-type="float">
            <text:p>1/4</text:p>
          </table:table-cell>
          <table:table-cell table:style-name="ce548" table:formula="of:=([.X52]-[.V52])/([.X51]-[.V51])-[.U55]*([.V51]+[.X51])" office:value-type="float" office:value="-0.5" calcext:value-type="float">
            <text:p>-1/2</text:p>
          </table:table-cell>
          <table:table-cell table:style-name="ce548" table:formula="of:=[.V52]-[.U55]*[.V51]*[.V51]-[.V55]*[.V51]" office:value-type="float" office:value="-0.75" calcext:value-type="float">
            <text:p>-3/4</text:p>
          </table:table-cell>
          <table:table-cell table:style-name="ce535" table:formula="of:=[.V51]" office:value-type="float" office:value="-1" calcext:value-type="float">
            <text:p>-1</text:p>
          </table:table-cell>
          <table:table-cell table:style-name="ce535" table:formula="of:=[.Z51]" office:value-type="float" office:value="3" calcext:value-type="float">
            <text:p>3</text:p>
          </table:table-cell>
          <table:table-cell table:style-name="ce725" table:formula="of:=-[.V55]/(2*[.U55])" office:value-type="float" office:value="1" calcext:value-type="float">
            <text:p>1/1 </text:p>
          </table:table-cell>
          <table:table-cell table:style-name="ce592" table:formula="of:=[.U55]*[.Z55]*[.Z55]+[.V55]*[.Z55]+[.W55]" office:value-type="float" office:value="-1" calcext:value-type="float">
            <text:p>-1</text:p>
          </table:table-cell>
          <table:table-cell table:style-name="ce741"/>
          <table:table-cell table:style-name="ce1005" table:number-columns-repeated="6"/>
          <table:table-cell table:style-name="ce810" office:value-type="float" office:value="-5" calcext:value-type="float">
            <text:p>-5</text:p>
          </table:table-cell>
          <table:table-cell table:style-name="ce810" table:formula="of:=[.$U$55]*[.AI55]^2+[.$V$55]*[.AI55]+[.$W$55]" office:value-type="float" office:value="8" calcext:value-type="float">
            <text:p>8</text:p>
          </table:table-cell>
          <table:table-cell table:style-name="ce1005" table:number-columns-repeated="3"/>
          <table:table-cell table:number-columns-repeated="54"/>
        </table:table-row>
        <table:table-row table:style-name="ro4">
          <table:table-cell table:style-name="ce1005" table:number-columns-repeated="14"/>
          <table:table-cell table:style-name="ce810" office:value-type="float" office:value="-4" calcext:value-type="float">
            <text:p>-4</text:p>
          </table:table-cell>
          <table:table-cell table:style-name="ce810" table:formula="of:=[.$A$55]*[.O56]^2+[.$B$55]*[.O56]+[.$C$55]" office:value-type="float" office:value="28" calcext:value-type="float">
            <text:p>28</text:p>
          </table:table-cell>
          <table:table-cell table:style-name="ce1005" table:number-columns-repeated="3"/>
          <table:table-cell/>
          <table:table-cell table:style-name="ce1005" table:number-columns-repeated="14"/>
          <table:table-cell table:style-name="ce810" office:value-type="float" office:value="-4" calcext:value-type="float">
            <text:p>-4</text:p>
          </table:table-cell>
          <table:table-cell table:style-name="ce810" table:formula="of:=[.$U$55]*[.AI56]^2+[.$V$55]*[.AI56]+[.$W$55]" office:value-type="float" office:value="5.25" calcext:value-type="float">
            <text:p>5,25</text:p>
          </table:table-cell>
          <table:table-cell table:style-name="ce1005" table:number-columns-repeated="3"/>
          <table:table-cell table:number-columns-repeated="54"/>
        </table:table-row>
        <table:table-row table:style-name="ro4">
          <table:table-cell table:style-name="ce1005" table:number-columns-repeated="14"/>
          <table:table-cell table:style-name="ce810" office:value-type="float" office:value="-3" calcext:value-type="float">
            <text:p>-3</text:p>
          </table:table-cell>
          <table:table-cell table:style-name="ce810" table:formula="of:=[.$A$55]*[.O57]^2+[.$B$55]*[.O57]+[.$C$55]" office:value-type="float" office:value="28.7662337662338" calcext:value-type="float">
            <text:p>28,7662337662338</text:p>
          </table:table-cell>
          <table:table-cell table:style-name="ce1005" table:number-columns-repeated="3"/>
          <table:table-cell/>
          <table:table-cell table:style-name="ce1005" table:number-columns-repeated="14"/>
          <table:table-cell table:style-name="ce810" office:value-type="float" office:value="-3" calcext:value-type="float">
            <text:p>-3</text:p>
          </table:table-cell>
          <table:table-cell table:style-name="ce810" table:formula="of:=[.$U$55]*[.AI57]^2+[.$V$55]*[.AI57]+[.$W$55]" office:value-type="float" office:value="3" calcext:value-type="float">
            <text:p>3</text:p>
          </table:table-cell>
          <table:table-cell table:style-name="ce1005" table:number-columns-repeated="3"/>
          <table:table-cell table:number-columns-repeated="54"/>
        </table:table-row>
        <table:table-row table:style-name="ro4">
          <table:table-cell table:style-name="ce1018" office:value-type="string" calcext:value-type="string" table:number-columns-spanned="6" table:number-rows-spanned="1">
            <text:p>Ensemble solution de l’équation <text:span text:style-name="T29">f </text:span><text:span text:style-name="T30">(</text:span><text:span text:style-name="T29">x</text:span><text:span text:style-name="T30">)</text:span> = <text:span text:style-name="T31">g</text:span><text:span text:style-name="T32">(</text:span><text:span text:style-name="T31">x</text:span><text:span text:style-name="T32">)</text:span></text:p>
          </table:table-cell>
          <table:covered-table-cell table:number-columns-repeated="5" table:style-name="ce996"/>
          <table:table-cell table:style-name="ce741"/>
          <table:table-cell table:style-name="ce1020" office:value-type="string" calcext:value-type="string">
            <text:p>Choix in 2</text:p>
          </table:table-cell>
          <table:table-cell table:style-name="ce1005" table:number-columns-repeated="6"/>
          <table:table-cell table:style-name="ce810" office:value-type="float" office:value="-2" calcext:value-type="float">
            <text:p>-2</text:p>
          </table:table-cell>
          <table:table-cell table:style-name="ce810" table:formula="of:=[.$A$55]*[.O58]^2+[.$B$55]*[.O58]+[.$C$55]" office:value-type="float" office:value="28.6883116883117" calcext:value-type="float">
            <text:p>28,6883116883117</text:p>
          </table:table-cell>
          <table:table-cell table:style-name="ce1005" table:number-columns-repeated="3"/>
          <table:table-cell/>
          <table:table-cell table:style-name="ce546" office:value-type="string" calcext:value-type="string" table:number-columns-spanned="6" table:number-rows-spanned="1">
            <text:p>Ensemble solution de l’équation <text:span text:style-name="T20">f </text:span>(<text:span text:style-name="T20">x</text:span>) = 0</text:p>
          </table:table-cell>
          <table:covered-table-cell table:number-columns-repeated="5" table:style-name="ce996"/>
          <table:table-cell table:style-name="ce741"/>
          <table:table-cell table:style-name="ce1020" office:value-type="string" calcext:value-type="string">
            <text:p>Choix in 2</text:p>
          </table:table-cell>
          <table:table-cell table:style-name="ce1005" table:number-columns-repeated="6"/>
          <table:table-cell table:style-name="ce810" office:value-type="float" office:value="-2" calcext:value-type="float">
            <text:p>-2</text:p>
          </table:table-cell>
          <table:table-cell table:style-name="ce810" table:formula="of:=[.$U$55]*[.AI58]^2+[.$V$55]*[.AI58]+[.$W$55]" office:value-type="float" office:value="1.25" calcext:value-type="float">
            <text:p>1,25</text:p>
          </table:table-cell>
          <table:table-cell table:style-name="ce1005" table:number-columns-repeated="3"/>
          <table:table-cell table:number-columns-repeated="54"/>
        </table:table-row>
        <table:table-row table:style-name="ro4">
          <table:table-cell table:style-name="ce555" office:value-type="string" calcext:value-type="string">
            <text:p><text:span text:style-name="T20">S</text:span> =</text:p>
          </table:table-cell>
          <table:table-cell table:style-name="ce1056" office:value-type="string" calcext:value-type="string">
            <text:p>{</text:p>
          </table:table-cell>
          <table:table-cell table:style-name="ce1056" table:formula="of:=[.F55]" office:value-type="float" office:value="-4" calcext:value-type="float">
            <text:p>-4</text:p>
          </table:table-cell>
          <table:table-cell table:style-name="ce1056" office:value-type="string" calcext:value-type="string">
            <text:p>;</text:p>
          </table:table-cell>
          <table:table-cell table:style-name="ce1056" table:formula="of:=[.G55]" office:value-type="float" office:value="7" calcext:value-type="float">
            <text:p>7</text:p>
          </table:table-cell>
          <table:table-cell table:style-name="ce606" office:value-type="string" calcext:value-type="string">
            <text:p>}</text:p>
          </table:table-cell>
          <table:table-cell table:style-name="ce741"/>
          <table:table-cell table:style-name="ce713" table:formula="of:=[.E61]*10+[.G61]" office:value-type="float" office:value="45" calcext:value-type="float">
            <text:p>45</text:p>
          </table:table-cell>
          <table:table-cell table:style-name="ce1005" table:number-columns-repeated="6"/>
          <table:table-cell table:style-name="ce810" office:value-type="float" office:value="-1" calcext:value-type="float">
            <text:p>-1</text:p>
          </table:table-cell>
          <table:table-cell table:style-name="ce810" table:formula="of:=[.$A$55]*[.O59]^2+[.$B$55]*[.O59]+[.$C$55]" office:value-type="float" office:value="27.7662337662338" calcext:value-type="float">
            <text:p>27,7662337662338</text:p>
          </table:table-cell>
          <table:table-cell table:style-name="ce1005" table:number-columns-repeated="3"/>
          <table:table-cell/>
          <table:table-cell table:style-name="ce555" office:value-type="string" calcext:value-type="string">
            <text:p><text:span text:style-name="T20">S</text:span> =</text:p>
          </table:table-cell>
          <table:table-cell table:style-name="ce1056" office:value-type="string" calcext:value-type="string">
            <text:p>{</text:p>
          </table:table-cell>
          <table:table-cell table:style-name="ce1056" table:formula="of:=[.V51]" office:value-type="float" office:value="-1" calcext:value-type="float">
            <text:p>-1</text:p>
          </table:table-cell>
          <table:table-cell table:style-name="ce1056" office:value-type="string" calcext:value-type="string">
            <text:p>;</text:p>
          </table:table-cell>
          <table:table-cell table:style-name="ce1056" table:formula="of:=[.Z51]" office:value-type="float" office:value="3" calcext:value-type="float">
            <text:p>3</text:p>
          </table:table-cell>
          <table:table-cell table:style-name="ce606" office:value-type="string" calcext:value-type="string">
            <text:p>}</text:p>
          </table:table-cell>
          <table:table-cell table:style-name="ce741"/>
          <table:table-cell table:style-name="ce713" table:formula="of:=[.Y61]*10+[.AA61]" office:value-type="float" office:value="16" calcext:value-type="float">
            <text:p>16</text:p>
          </table:table-cell>
          <table:table-cell table:style-name="ce1005" table:number-columns-repeated="6"/>
          <table:table-cell table:style-name="ce810" office:value-type="float" office:value="-1" calcext:value-type="float">
            <text:p>-1</text:p>
          </table:table-cell>
          <table:table-cell table:style-name="ce810" table:formula="of:=[.$U$55]*[.AI59]^2+[.$V$55]*[.AI59]+[.$W$55]" office:value-type="float" office:value="0" calcext:value-type="float">
            <text:p>0</text:p>
          </table:table-cell>
          <table:table-cell table:style-name="ce1005" table:number-columns-repeated="3"/>
          <table:table-cell table:number-columns-repeated="54"/>
        </table:table-row>
        <table:table-row table:style-name="ro4">
          <table:table-cell table:style-name="ce1020" office:value-type="string" calcext:value-type="string" table:number-columns-spanned="4" table:number-rows-spanned="1">
            <text:p>Choix inéq 1</text:p>
          </table:table-cell>
          <table:covered-table-cell table:number-columns-repeated="3" table:style-name="ce1056"/>
          <table:table-cell table:style-name="ce1020" office:value-type="string" calcext:value-type="string">
            <text:p>Choix in 1</text:p>
          </table:table-cell>
          <table:table-cell table:style-name="ce1020" office:value-type="string" calcext:value-type="string">
            <text:p>Inéq 1</text:p>
          </table:table-cell>
          <table:table-cell table:style-name="ce1020" office:value-type="string" calcext:value-type="string">
            <text:p>Choix in 2</text:p>
          </table:table-cell>
          <table:table-cell table:style-name="ce1020" office:value-type="string" calcext:value-type="string">
            <text:p>Inéq 2</text:p>
          </table:table-cell>
          <table:table-cell table:style-name="ce1005" table:number-columns-repeated="6"/>
          <table:table-cell table:style-name="ce810" office:value-type="float" office:value="0" calcext:value-type="float">
            <text:p>0</text:p>
          </table:table-cell>
          <table:table-cell table:style-name="ce810" table:formula="of:=[.$A$55]*[.O60]^2+[.$B$55]*[.O60]+[.$C$55]" office:value-type="float" office:value="26" calcext:value-type="float">
            <text:p>26</text:p>
          </table:table-cell>
          <table:table-cell table:style-name="ce1005" table:number-columns-repeated="3"/>
          <table:table-cell/>
          <table:table-cell table:style-name="ce1020" office:value-type="string" calcext:value-type="string" table:number-columns-spanned="4" table:number-rows-spanned="1">
            <text:p>Choix inéq 1</text:p>
          </table:table-cell>
          <table:covered-table-cell table:number-columns-repeated="3" table:style-name="ce1056"/>
          <table:table-cell table:style-name="ce1020" office:value-type="string" calcext:value-type="string">
            <text:p>Choix in 1</text:p>
          </table:table-cell>
          <table:table-cell table:style-name="ce1020" office:value-type="string" calcext:value-type="string">
            <text:p>Inéq 1</text:p>
          </table:table-cell>
          <table:table-cell table:style-name="ce1020" office:value-type="string" calcext:value-type="string">
            <text:p>Choix in 2</text:p>
          </table:table-cell>
          <table:table-cell table:style-name="ce1020" office:value-type="string" calcext:value-type="string">
            <text:p>Inéq 2</text:p>
          </table:table-cell>
          <table:table-cell table:style-name="ce1005" table:number-columns-repeated="6"/>
          <table:table-cell table:style-name="ce810" office:value-type="float" office:value="0" calcext:value-type="float">
            <text:p>0</text:p>
          </table:table-cell>
          <table:table-cell table:style-name="ce810" table:formula="of:=[.$U$55]*[.AI60]^2+[.$V$55]*[.AI60]+[.$W$55]" office:value-type="float" office:value="-0.75" calcext:value-type="float">
            <text:p>-0,75</text:p>
          </table:table-cell>
          <table:table-cell table:style-name="ce1005" table:number-columns-repeated="3"/>
          <table:table-cell table:number-columns-repeated="54"/>
        </table:table-row>
        <table:table-row table:style-name="ro4">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3" calcext:value-type="float">
            <text:p>3</text:p>
          </table:table-cell>
          <table:table-cell table:style-name="ce557" office:value-type="float" office:value="4" calcext:value-type="float">
            <text:p>4</text:p>
          </table:table-cell>
          <table:table-cell table:style-name="ce713" office:value-type="float" office:value="4" calcext:value-type="float">
            <text:p>4</text:p>
          </table:table-cell>
          <table:table-cell table:style-name="ce557" table:formula="of:=IF([.$E$61]=1;&quot;≥&quot;;IF([.$E$61]=2;&quot;&gt;&quot;;IF([.$E$61]=3;&quot;≤&quot;;&quot;&lt;&quot;)))" office:value-type="string" office:string-value="&lt;" calcext:value-type="string">
            <text:p>&lt;</text:p>
          </table:table-cell>
          <table:table-cell table:style-name="ce713" office:value-type="float" office:value="5" calcext:value-type="float">
            <text:p>5</text:p>
          </table:table-cell>
          <table:table-cell table:style-name="ce557" table:formula="of:=IF(OR([.$E$61]=1;[.$E$61]=2);IF([.$G$61]=5;&quot;&lt;&quot;;&quot;≤&quot;);IF([.$G$61]=6;&quot;&gt;&quot;;&quot;≥&quot;))" office:value-type="string" office:string-value="≥" calcext:value-type="string">
            <text:p>≥</text:p>
          </table:table-cell>
          <table:table-cell table:style-name="ce1005" table:number-columns-repeated="6"/>
          <table:table-cell table:style-name="ce810" office:value-type="float" office:value="1" calcext:value-type="float">
            <text:p>1</text:p>
          </table:table-cell>
          <table:table-cell table:style-name="ce810" table:formula="of:=[.$A$55]*[.O61]^2+[.$B$55]*[.O61]+[.$C$55]" office:value-type="float" office:value="23.3896103896104" calcext:value-type="float">
            <text:p>23,3896103896104</text:p>
          </table:table-cell>
          <table:table-cell table:style-name="ce1005" table:number-columns-repeated="4"/>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3" calcext:value-type="float">
            <text:p>3</text:p>
          </table:table-cell>
          <table:table-cell table:style-name="ce557" office:value-type="float" office:value="4" calcext:value-type="float">
            <text:p>4</text:p>
          </table:table-cell>
          <table:table-cell table:style-name="ce713" office:value-type="float" office:value="1" calcext:value-type="float">
            <text:p>1</text:p>
          </table:table-cell>
          <table:table-cell table:style-name="ce557" table:formula="of:=IF([.$Y$61]=1;&quot;≥&quot;;IF([.$Y$61]=2;&quot;&gt;&quot;;IF([.$Y$61]=3;&quot;≤&quot;;&quot;&lt;&quot;)))" office:value-type="string" office:string-value="≥" calcext:value-type="string">
            <text:p>≥</text:p>
          </table:table-cell>
          <table:table-cell table:style-name="ce713" office:value-type="float" office:value="6" calcext:value-type="float">
            <text:p>6</text:p>
          </table:table-cell>
          <table:table-cell table:style-name="ce557" table:formula="of:=IF(OR([.$Y$61]=1;[.$Y$61]=2);IF([.$AA$61]=5;&quot;&lt;&quot;;&quot;≤&quot;);IF([.$AA$61]=6;&quot;&gt;&quot;;&quot;≥&quot;))" office:value-type="string" office:string-value="≤" calcext:value-type="string">
            <text:p>≤</text:p>
          </table:table-cell>
          <table:table-cell table:style-name="ce1005" table:number-columns-repeated="6"/>
          <table:table-cell table:style-name="ce810" office:value-type="float" office:value="1" calcext:value-type="float">
            <text:p>1</text:p>
          </table:table-cell>
          <table:table-cell table:style-name="ce810" table:formula="of:=[.$U$55]*[.AI61]^2+[.$V$55]*[.AI61]+[.$W$55]" office:value-type="float" office:value="-1" calcext:value-type="float">
            <text:p>-1</text:p>
          </table:table-cell>
          <table:table-cell table:style-name="ce1005" table:number-columns-repeated="3"/>
          <table:table-cell table:number-columns-repeated="54"/>
        </table:table-row>
        <table:table-row table:style-name="ro4">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lt;</text:p>
          </table:table-cell>
          <table:table-cell table:style-name="ce559" office:value-type="string" calcext:value-type="string">
            <text:p>Nb inter</text:p>
          </table:table-cell>
          <table:table-cell table:style-name="ce730" table:formula="of:=IF([.$E$61]&lt;=2;IF([.$H$51]&gt;[.$S$51];1;2);IF([.$E$61]&gt;=3;IF([.$H$51]&gt;[.$S$51];2;1)))" office:value-type="float" office:value="2" calcext:value-type="float">
            <text:p>2</text:p>
          </table:table-cell>
          <table:table-cell table:style-name="ce559" office:value-type="string" calcext:value-type="string">
            <text:p>Nb inter</text:p>
          </table:table-cell>
          <table:table-cell table:style-name="ce730" table:formula="of:=IF([.F62]=1;2;1)" office:value-type="float" office:value="1" calcext:value-type="float">
            <text:p>1</text:p>
          </table:table-cell>
          <table:table-cell table:style-name="ce682"/>
          <table:table-cell table:style-name="ce1005" table:number-columns-repeated="2"/>
          <table:table-cell table:style-name="ce996"/>
          <table:table-cell table:number-columns-repeated="2"/>
          <table:table-cell table:style-name="ce810" office:value-type="float" office:value="2" calcext:value-type="float">
            <text:p>2</text:p>
          </table:table-cell>
          <table:table-cell table:style-name="ce810" table:formula="of:=[.$A$55]*[.O62]^2+[.$B$55]*[.O62]+[.$C$55]" office:value-type="float" office:value="19.9350649350649" calcext:value-type="float">
            <text:p>19,9350649350649</text:p>
          </table:table-cell>
          <table:table-cell table:number-columns-repeated="3"/>
          <table:table-cell table:style-name="ce1005"/>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lt;</text:p>
          </table:table-cell>
          <table:table-cell table:style-name="ce559" office:value-type="string" calcext:value-type="string">
            <text:p>Nb inter</text:p>
          </table:table-cell>
          <table:table-cell table:style-name="ce730" table:formula="of:=IF([.$Y$61]&lt;=2;IF([.$X$52]&gt;0;1;2);IF([.$Y$61]&gt;=3;IF([.$X$52]&gt;0;2;1)))" office:value-type="float" office:value="2" calcext:value-type="float">
            <text:p>2</text:p>
          </table:table-cell>
          <table:table-cell table:style-name="ce559" office:value-type="string" calcext:value-type="string">
            <text:p>Nb inter</text:p>
          </table:table-cell>
          <table:table-cell table:style-name="ce730" table:formula="of:=IF([.Z62]=1;2;1)" office:value-type="float" office:value="1" calcext:value-type="float">
            <text:p>1</text:p>
          </table:table-cell>
          <table:table-cell table:style-name="ce682"/>
          <table:table-cell table:style-name="ce1005" table:number-columns-repeated="2"/>
          <table:table-cell table:style-name="ce996"/>
          <table:table-cell table:number-columns-repeated="2"/>
          <table:table-cell table:style-name="ce810" office:value-type="float" office:value="2" calcext:value-type="float">
            <text:p>2</text:p>
          </table:table-cell>
          <table:table-cell table:style-name="ce810" table:formula="of:=[.$U$55]*[.AI62]^2+[.$V$55]*[.AI62]+[.$W$55]" office:value-type="float" office:value="-0.75" calcext:value-type="float">
            <text:p>-0,75</text:p>
          </table:table-cell>
          <table:table-cell table:number-columns-repeated="57"/>
        </table:table-row>
        <table:table-row table:style-name="ro4">
          <table:table-cell table:style-name="ce1020" office:value-type="string" calcext:value-type="string" table:number-columns-spanned="8" table:number-rows-spanned="1">
            <text:p>Choix inéq 2</text:p>
          </table:table-cell>
          <table:covered-table-cell table:style-name="ce669"/>
          <table:covered-table-cell table:number-columns-repeated="2" table:style-name="ce535"/>
          <table:covered-table-cell table:style-name="ce1010"/>
          <table:covered-table-cell table:number-columns-repeated="3" table:style-name="ce535"/>
          <table:table-cell table:style-name="ce682"/>
          <table:table-cell table:style-name="ce1005" table:number-columns-repeated="2"/>
          <table:table-cell table:style-name="ce996"/>
          <table:table-cell table:number-columns-repeated="2"/>
          <table:table-cell table:style-name="ce810" office:value-type="float" office:value="3" calcext:value-type="float">
            <text:p>3</text:p>
          </table:table-cell>
          <table:table-cell table:style-name="ce810" table:formula="of:=[.$A$55]*[.O63]^2+[.$B$55]*[.O63]+[.$C$55]" office:value-type="float" office:value="15.6363636363636" calcext:value-type="float">
            <text:p>15,6363636363636</text:p>
          </table:table-cell>
          <table:table-cell table:number-columns-repeated="3"/>
          <table:table-cell table:style-name="ce1005"/>
          <table:table-cell table:style-name="ce1020" office:value-type="string" calcext:value-type="string" table:number-columns-spanned="8" table:number-rows-spanned="1">
            <text:p>Choix inéq 2</text:p>
          </table:table-cell>
          <table:covered-table-cell table:style-name="ce669"/>
          <table:covered-table-cell table:number-columns-repeated="2" table:style-name="ce535"/>
          <table:covered-table-cell table:style-name="ce1010"/>
          <table:covered-table-cell table:number-columns-repeated="3" table:style-name="ce535"/>
          <table:table-cell table:style-name="ce682"/>
          <table:table-cell table:style-name="ce1005" table:number-columns-repeated="2"/>
          <table:table-cell table:style-name="ce996"/>
          <table:table-cell table:number-columns-repeated="2"/>
          <table:table-cell table:style-name="ce810" office:value-type="float" office:value="3" calcext:value-type="float">
            <text:p>3</text:p>
          </table:table-cell>
          <table:table-cell table:style-name="ce810" table:formula="of:=[.$U$55]*[.AI63]^2+[.$V$55]*[.AI63]+[.$W$55]" office:value-type="float" office:value="0" calcext:value-type="float">
            <text:p>0</text:p>
          </table:table-cell>
          <table:table-cell table:number-columns-repeated="57"/>
        </table:table-row>
        <table:table-row table:style-name="ro4">
          <table:table-cell table:style-name="ce559" office:value-type="float" office:value="15" calcext:value-type="float">
            <text:p>15</text:p>
          </table:table-cell>
          <table:table-cell table:style-name="ce559" office:value-type="float" office:value="16" calcext:value-type="float">
            <text:p>16</text:p>
          </table:table-cell>
          <table:table-cell table:style-name="ce559" office:value-type="float" office:value="25" calcext:value-type="float">
            <text:p>25</text:p>
          </table:table-cell>
          <table:table-cell table:style-name="ce559" office:value-type="float" office:value="26" calcext:value-type="float">
            <text:p>26</text:p>
          </table:table-cell>
          <table:table-cell table:style-name="ce559" office:value-type="float" office:value="35" calcext:value-type="float">
            <text:p>35</text:p>
          </table:table-cell>
          <table:table-cell table:style-name="ce559" office:value-type="float" office:value="36" calcext:value-type="float">
            <text:p>36</text:p>
          </table:table-cell>
          <table:table-cell table:style-name="ce559" office:value-type="float" office:value="45" calcext:value-type="float">
            <text:p>45</text:p>
          </table:table-cell>
          <table:table-cell table:style-name="ce559" office:value-type="float" office:value="46" calcext:value-type="float">
            <text:p>46</text:p>
          </table:table-cell>
          <table:table-cell table:style-name="ce682"/>
          <table:table-cell table:style-name="ce1005" table:number-columns-repeated="2"/>
          <table:table-cell table:style-name="ce996"/>
          <table:table-cell table:number-columns-repeated="2"/>
          <table:table-cell table:style-name="ce810" office:value-type="float" office:value="4" calcext:value-type="float">
            <text:p>4</text:p>
          </table:table-cell>
          <table:table-cell table:style-name="ce810" table:formula="of:=[.$A$55]*[.O64]^2+[.$B$55]*[.O64]+[.$C$55]" office:value-type="float" office:value="10.4935064935065" calcext:value-type="float">
            <text:p>10,4935064935065</text:p>
          </table:table-cell>
          <table:table-cell table:number-columns-repeated="3"/>
          <table:table-cell table:style-name="ce1005"/>
          <table:table-cell table:style-name="ce559" office:value-type="float" office:value="15" calcext:value-type="float">
            <text:p>15</text:p>
          </table:table-cell>
          <table:table-cell table:style-name="ce559" office:value-type="float" office:value="16" calcext:value-type="float">
            <text:p>16</text:p>
          </table:table-cell>
          <table:table-cell table:style-name="ce559" office:value-type="float" office:value="25" calcext:value-type="float">
            <text:p>25</text:p>
          </table:table-cell>
          <table:table-cell table:style-name="ce559" office:value-type="float" office:value="26" calcext:value-type="float">
            <text:p>26</text:p>
          </table:table-cell>
          <table:table-cell table:style-name="ce559" office:value-type="float" office:value="35" calcext:value-type="float">
            <text:p>35</text:p>
          </table:table-cell>
          <table:table-cell table:style-name="ce559" office:value-type="float" office:value="36" calcext:value-type="float">
            <text:p>36</text:p>
          </table:table-cell>
          <table:table-cell table:style-name="ce559" office:value-type="float" office:value="45" calcext:value-type="float">
            <text:p>45</text:p>
          </table:table-cell>
          <table:table-cell table:style-name="ce559" office:value-type="float" office:value="46" calcext:value-type="float">
            <text:p>46</text:p>
          </table:table-cell>
          <table:table-cell table:style-name="ce682"/>
          <table:table-cell table:style-name="ce1005" table:number-columns-repeated="2"/>
          <table:table-cell table:style-name="ce996"/>
          <table:table-cell table:number-columns-repeated="2"/>
          <table:table-cell table:style-name="ce810" office:value-type="float" office:value="4" calcext:value-type="float">
            <text:p>4</text:p>
          </table:table-cell>
          <table:table-cell table:style-name="ce810" table:formula="of:=[.$U$55]*[.AI64]^2+[.$V$55]*[.AI64]+[.$W$55]" office:value-type="float" office:value="1.25" calcext:value-type="float">
            <text:p>1,25</text:p>
          </table:table-cell>
          <table:table-cell table:number-columns-repeated="57"/>
        </table:table-row>
        <table:table-row table:style-name="ro4">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gt;</text:p>
          </table:table-cell>
          <table:table-cell table:style-name="ce682"/>
          <table:table-cell table:style-name="ce1005" table:number-columns-repeated="2"/>
          <table:table-cell table:style-name="ce996"/>
          <table:table-cell table:number-columns-repeated="2"/>
          <table:table-cell table:style-name="ce810" office:value-type="float" office:value="5" calcext:value-type="float">
            <text:p>5</text:p>
          </table:table-cell>
          <table:table-cell table:style-name="ce810" table:formula="of:=[.$A$55]*[.O65]^2+[.$B$55]*[.O65]+[.$C$55]" office:value-type="float" office:value="4.50649350649351" calcext:value-type="float">
            <text:p>4,50649350649351</text:p>
          </table:table-cell>
          <table:table-cell table:number-columns-repeated="4"/>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gt;</text:p>
          </table:table-cell>
          <table:table-cell table:style-name="ce682"/>
          <table:table-cell table:style-name="ce1005" table:number-columns-repeated="2"/>
          <table:table-cell table:style-name="ce996"/>
          <table:table-cell table:number-columns-repeated="2"/>
          <table:table-cell table:style-name="ce810" office:value-type="float" office:value="5" calcext:value-type="float">
            <text:p>5</text:p>
          </table:table-cell>
          <table:table-cell table:style-name="ce810" table:formula="of:=[.$U$55]*[.AI65]^2+[.$V$55]*[.AI65]+[.$W$55]" office:value-type="float" office:value="3" calcext:value-type="float">
            <text:p>3</text:p>
          </table:table-cell>
          <table:table-cell table:number-columns-repeated="57"/>
        </table:table-row>
        <table:table-row table:style-name="ro4">
          <table:table-cell table:style-name="ce1005" table:number-columns-repeated="8"/>
          <table:table-cell table:style-name="ce682"/>
          <table:table-cell table:style-name="ce1005" table:number-columns-repeated="2"/>
          <table:table-cell table:style-name="ce996"/>
          <table:table-cell table:number-columns-repeated="2"/>
          <table:table-cell table:style-name="ce810" office:value-type="float" office:value="6" calcext:value-type="float">
            <text:p>6</text:p>
          </table:table-cell>
          <table:table-cell table:style-name="ce810" table:formula="of:=[.$A$55]*[.O66]^2+[.$B$55]*[.O66]+[.$C$55]" office:value-type="float" office:value="-2.32467532467532" calcext:value-type="float">
            <text:p>-2,32467532467532</text:p>
          </table:table-cell>
          <table:table-cell table:number-columns-repeated="4"/>
          <table:table-cell table:style-name="ce1005" table:number-columns-repeated="8"/>
          <table:table-cell table:style-name="ce682"/>
          <table:table-cell table:style-name="ce1005" table:number-columns-repeated="2"/>
          <table:table-cell table:style-name="ce996"/>
          <table:table-cell table:number-columns-repeated="2"/>
          <table:table-cell table:style-name="ce810" office:value-type="float" office:value="6" calcext:value-type="float">
            <text:p>6</text:p>
          </table:table-cell>
          <table:table-cell table:style-name="ce810" table:formula="of:=[.$U$55]*[.AI66]^2+[.$V$55]*[.AI66]+[.$W$55]" office:value-type="float" office:value="5.25" calcext:value-type="float">
            <text:p>5,25</text:p>
          </table:table-cell>
          <table:table-cell table:number-columns-repeated="57"/>
        </table:table-row>
        <table:table-row table:style-name="ro4">
          <table:table-cell table:style-name="ce561" office:value-type="string" calcext:value-type="string" table:number-columns-spanned="10" table:number-rows-spanned="1">
            <text:p>Ensemble solution de l’inéquation <text:span text:style-name="T20">f </text:span>(<text:span text:style-name="T20">x</text:span>)</text:p>
          </table:table-cell>
          <table:covered-table-cell table:style-name="ce615"/>
          <table:covered-table-cell table:number-columns-repeated="8" table:style-name="ce1056"/>
          <table:table-cell table:style-name="ce758" table:formula="of:=[.F61]" office:value-type="string" office:string-value="&lt;" calcext:value-type="string">
            <text:p>&lt;</text:p>
          </table:table-cell>
          <table:table-cell table:style-name="ce775" office:value-type="string" calcext:value-type="string">
            <text:p><text:span text:style-name="T20">g</text:span>(<text:span text:style-name="T20">x</text:span>)</text:p>
          </table:table-cell>
          <table:table-cell table:number-columns-repeated="2"/>
          <table:table-cell table:style-name="ce810" office:value-type="float" office:value="7" calcext:value-type="float">
            <text:p>7</text:p>
          </table:table-cell>
          <table:table-cell table:style-name="ce810" table:formula="of:=[.$A$55]*[.O67]^2+[.$B$55]*[.O67]+[.$C$55]" office:value-type="float" office:value="-10" calcext:value-type="float">
            <text:p>-10</text:p>
          </table:table-cell>
          <table:table-cell table:number-columns-repeated="3"/>
          <table:table-cell table:style-name="ce682"/>
          <table:table-cell table:style-name="ce561" office:value-type="string" calcext:value-type="string" table:number-columns-spanned="10" table:number-rows-spanned="1">
            <text:p>Ensemble solution de l’inéquation <text:span text:style-name="T20">f </text:span>(<text:span text:style-name="T20">x</text:span>)</text:p>
          </table:table-cell>
          <table:covered-table-cell table:style-name="ce615"/>
          <table:covered-table-cell table:number-columns-repeated="8" table:style-name="ce1056"/>
          <table:table-cell table:style-name="ce758" table:formula="of:=[.Z61]" office:value-type="string" office:string-value="≥" calcext:value-type="string">
            <text:p>≥</text:p>
          </table:table-cell>
          <table:table-cell table:style-name="ce775" office:value-type="float" office:value="0" calcext:value-type="float">
            <text:p>0</text:p>
          </table:table-cell>
          <table:table-cell table:number-columns-repeated="2"/>
          <table:table-cell table:style-name="ce810" office:value-type="float" office:value="7" calcext:value-type="float">
            <text:p>7</text:p>
          </table:table-cell>
          <table:table-cell table:style-name="ce810" table:formula="of:=[.$U$55]*[.AI67]^2+[.$V$55]*[.AI67]+[.$W$55]" office:value-type="float" office:value="8" calcext:value-type="float">
            <text:p>8</text:p>
          </table:table-cell>
          <table:table-cell table:number-columns-repeated="57"/>
        </table:table-row>
        <table:table-row table:style-name="ro4">
          <table:table-cell table:style-name="ce555" office:value-type="string" calcext:value-type="string">
            <text:p>S=</text:p>
          </table:table-cell>
          <table:table-cell table:style-name="ce1059" table:formula="of:=IF([.$F$62]=1;IF(OR([.$E$61]=1;[.$E$61]=3);&quot;[&quot;;&quot;]&quot;);IF(AND([.$E$61]=1;[.$P$50]&gt;=[.$S$50]);&quot;[&quot;;IF(AND([.$E$61]=2;[.$P$50]&gt;[.$S$50]);&quot;[&quot;;IF(AND([.$E$61]=3;[.$P$50]&lt;=[.$S$50]);&quot;[&quot;;IF(AND([.$E$61]=4;[.$P$50]&lt;[.$S$50]);&quot;[&quot;;&quot;]&quot;)))))" office:value-type="string" office:string-value="[" calcext:value-type="string">
            <text:p>[</text:p>
          </table:table-cell>
          <table:table-cell table:style-name="ce1056" table:formula="of:=IF([.$F$62]=2;[.$O$50];[.$F$55])" office:value-type="float" office:value="-10" calcext:value-type="float">
            <text:p>-10</text:p>
          </table:table-cell>
          <table:table-cell table:style-name="ce1056" office:value-type="string" calcext:value-type="string">
            <text:p>;</text:p>
          </table:table-cell>
          <table:table-cell table:style-name="ce1056" table:formula="of:=IF([.$F$62]=2;[.$F$55];[.$G$55])" office:value-type="float" office:value="-4" calcext:value-type="float">
            <text:p>-4</text:p>
          </table:table-cell>
          <table:table-cell table:style-name="ce1056" table:formula="of:=IF(OR([.$E$61]=1;[.$E$61]=3);&quot;]&quot;;&quot;[&quot;)" office:value-type="string" office:string-value="[" calcext:value-type="string">
            <text:p>[</text:p>
          </table:table-cell>
          <table:table-cell table:style-name="ce1056" table:formula="of:=IF([.$F$62]=1;&quot;&quot;;&quot;ou&quot;)" office:value-type="string" office:string-value="ou" calcext:value-type="string">
            <text:p>ou</text:p>
          </table:table-cell>
          <table:table-cell table:style-name="ce1056" table:formula="of:=IF([.$F$62]=1;&quot;&quot;;IF(OR([.$E$61]=1;[.$E$61]=3);&quot;[&quot;;&quot;]&quot;))" office:value-type="string" office:string-value="]" calcext:value-type="string">
            <text:p>]</text:p>
          </table:table-cell>
          <table:table-cell table:style-name="ce1056" table:formula="of:=IF([.$F$62]=1;&quot;&quot;;[.G55])" office:value-type="float" office:value="7" calcext:value-type="float">
            <text:p>7</text:p>
          </table:table-cell>
          <table:table-cell table:style-name="ce1056" table:formula="of:=IF([.$F$62]=1;&quot;&quot;;&quot;;&quot;)" office:value-type="string" office:string-value=";" calcext:value-type="string">
            <text:p>;</text:p>
          </table:table-cell>
          <table:table-cell table:style-name="ce1056" table:formula="of:=IF([.$F$62]=1;&quot;&quot;;[.$O$70])" office:value-type="float" office:value="10" calcext:value-type="float">
            <text:p>10</text:p>
          </table:table-cell>
          <table:table-cell table:style-name="ce606" table:formula="of:=IF([.$F$62]=1;&quot;&quot;;IF(AND([.$E$61]=1;[.$P$70]&gt;=[.$S$52]);&quot;]&quot;;IF(AND([.$E$61]=2;[.$P$70]&gt;[.$S$52]);&quot;]&quot;;IF(AND([.$E$61]=3;[.$P$70]&lt;=[.$S$52]);&quot;]&quot;;IF(AND([.$E$61]=4;[.$P$70]&lt;[.$S$52]);&quot;]&quot;;&quot;[&quot;)))))" office:value-type="string" office:string-value="]" calcext:value-type="string">
            <text:p>]</text:p>
          </table:table-cell>
          <table:table-cell table:number-columns-repeated="2"/>
          <table:table-cell table:style-name="ce810" office:value-type="float" office:value="8" calcext:value-type="float">
            <text:p>8</text:p>
          </table:table-cell>
          <table:table-cell table:style-name="ce810" table:formula="of:=[.$A$55]*[.O68]^2+[.$B$55]*[.O68]+[.$C$55]" office:value-type="float" office:value="-18.5194805194805" calcext:value-type="float">
            <text:p>-18,5194805194805</text:p>
          </table:table-cell>
          <table:table-cell table:number-columns-repeated="3"/>
          <table:table-cell table:style-name="ce739"/>
          <table:table-cell table:style-name="ce555" office:value-type="string" calcext:value-type="string">
            <text:p>S=</text:p>
          </table:table-cell>
          <table:table-cell table:style-name="ce1059" table:formula="of:=IF([.$Z$62]=1;IF(OR([.$Y$61]=1;[.$Y$61]=3);&quot;[&quot;;&quot;]&quot;);IF(AND([.$Y$61]=1;[.$AJ$50]&gt;=0);&quot;[&quot;;IF(AND([.$Y$61]=2;[.$AJ$50]&gt;0);&quot;[&quot;;IF(AND([.$Y$61]=3;[.$AJ$50]&lt;=0);&quot;[&quot;;IF(AND([.$Y$61]=4;[.$AJ$50]&lt;0);&quot;[&quot;;&quot;]&quot;)))))" office:value-type="string" office:string-value="[" calcext:value-type="string">
            <text:p>[</text:p>
          </table:table-cell>
          <table:table-cell table:style-name="ce1056" table:formula="of:=IF([.$Z$62]=2;[.$AI$50];[.$V$51])" office:value-type="float" office:value="-10" calcext:value-type="float">
            <text:p>-10</text:p>
          </table:table-cell>
          <table:table-cell table:style-name="ce1056" office:value-type="string" calcext:value-type="string">
            <text:p>;</text:p>
          </table:table-cell>
          <table:table-cell table:style-name="ce1056" table:formula="of:=IF([.$Z$62]=2;[.$V$51];[.$Z$51])" office:value-type="float" office:value="-1" calcext:value-type="float">
            <text:p>-1</text:p>
          </table:table-cell>
          <table:table-cell table:style-name="ce1056" table:formula="of:=IF(OR([.$Y$61]=1;[.$Y$61]=3);&quot;]&quot;;&quot;[&quot;)" office:value-type="string" office:string-value="]" calcext:value-type="string">
            <text:p>]</text:p>
          </table:table-cell>
          <table:table-cell table:style-name="ce1056" table:formula="of:=IF([.$Z$62]=1;&quot;&quot;;&quot;ou&quot;)" office:value-type="string" office:string-value="ou" calcext:value-type="string">
            <text:p>ou</text:p>
          </table:table-cell>
          <table:table-cell table:style-name="ce1056" table:formula="of:=IF([.$Z$62]=1;&quot;&quot;;IF(OR([.$Y$61]=1;[.$Y$61]=3);&quot;[&quot;;&quot;]&quot;))" office:value-type="string" office:string-value="[" calcext:value-type="string">
            <text:p>[</text:p>
          </table:table-cell>
          <table:table-cell table:style-name="ce1056" table:formula="of:=IF([.$Z$62]=1;&quot;&quot;;[.$Z$51])" office:value-type="float" office:value="3" calcext:value-type="float">
            <text:p>3</text:p>
          </table:table-cell>
          <table:table-cell table:style-name="ce1056" table:formula="of:=IF([.$Z$62]=1;&quot;&quot;;&quot;;&quot;)" office:value-type="string" office:string-value=";" calcext:value-type="string">
            <text:p>;</text:p>
          </table:table-cell>
          <table:table-cell table:style-name="ce1056" table:formula="of:=IF([.$Z$62]=1;&quot;&quot;;[.$AI$70])" office:value-type="float" office:value="10" calcext:value-type="float">
            <text:p>10</text:p>
          </table:table-cell>
          <table:table-cell table:style-name="ce606" table:formula="of:=IF([.$Z$62]=1;&quot;&quot;;IF(AND([.$Y$61]=1;[.$AJ$70]&gt;=0);&quot;]&quot;;IF(AND([.$Y$61]=2;[.$AJ$70]&gt;0);&quot;]&quot;;IF(AND([.$Y$61]=3;[.$AJ$70]&lt;=0);&quot;]&quot;;IF(AND([.$Y$61]=4;[.$AJ$70]&lt;0);&quot;]&quot;;&quot;[&quot;)))))" office:value-type="string" office:string-value="]" calcext:value-type="string">
            <text:p>]</text:p>
          </table:table-cell>
          <table:table-cell table:number-columns-repeated="2"/>
          <table:table-cell table:style-name="ce810" office:value-type="float" office:value="8" calcext:value-type="float">
            <text:p>8</text:p>
          </table:table-cell>
          <table:table-cell table:style-name="ce810" table:formula="of:=[.$U$55]*[.AI68]^2+[.$V$55]*[.AI68]+[.$W$55]" office:value-type="float" office:value="11.25" calcext:value-type="float">
            <text:p>11,25</text:p>
          </table:table-cell>
          <table:table-cell table:number-columns-repeated="57"/>
        </table:table-row>
        <table:table-row table:style-name="ro4">
          <table:table-cell table:style-name="ce562" office:value-type="string" calcext:value-type="string">
            <text:p>S =</text:p>
          </table:table-cell>
          <table:table-cell table:style-name="ce621" table:formula="of:=[.B68]" office:value-type="string" office:string-value="[" calcext:value-type="string">
            <text:p>[</text:p>
          </table:table-cell>
          <table:table-cell table:style-name="ce621" table:formula="of:=[.C68]" office:value-type="float" office:value="-10" calcext:value-type="float">
            <text:p>-10</text:p>
          </table:table-cell>
          <table:table-cell table:style-name="ce621" table:formula="of:=[.D68]" office:value-type="string" office:string-value=";" calcext:value-type="string">
            <text:p>;</text:p>
          </table:table-cell>
          <table:table-cell table:style-name="ce621" table:formula="of:=[.E68]" office:value-type="float" office:value="-4" calcext:value-type="float">
            <text:p>-4</text:p>
          </table:table-cell>
          <table:table-cell table:style-name="ce621" table:formula="of:=[.F68]" office:value-type="string" office:string-value="[" calcext:value-type="string">
            <text:p>[</text:p>
          </table:table-cell>
          <table:table-cell table:style-name="ce743" table:formula="of:=IF([.$F$62]=1;&quot;&quot;;&quot;&quot;)" office:value-type="string" office:string-value="" calcext:value-type="string">
            <text:p></text:p>
          </table:table-cell>
          <table:table-cell table:style-name="ce675" table:formula="of:=[.H68]" office:value-type="string" office:string-value="]" calcext:value-type="string">
            <text:p>]</text:p>
          </table:table-cell>
          <table:table-cell table:style-name="ce675" table:formula="of:=[.I68]" office:value-type="float" office:value="7" calcext:value-type="float">
            <text:p>7</text:p>
          </table:table-cell>
          <table:table-cell table:style-name="ce675" table:formula="of:=[.J68]" office:value-type="string" office:string-value=";" calcext:value-type="string">
            <text:p>;</text:p>
          </table:table-cell>
          <table:table-cell table:style-name="ce675" table:formula="of:=[.K68]" office:value-type="float" office:value="10" calcext:value-type="float">
            <text:p>10</text:p>
          </table:table-cell>
          <table:table-cell table:style-name="ce776" table:formula="of:=[.L68]" office:value-type="string" office:string-value="]" calcext:value-type="string">
            <text:p>]</text:p>
          </table:table-cell>
          <table:table-cell table:number-columns-repeated="2"/>
          <table:table-cell table:style-name="ce810" office:value-type="float" office:value="9" calcext:value-type="float">
            <text:p>9</text:p>
          </table:table-cell>
          <table:table-cell table:style-name="ce810" table:formula="of:=[.$A$55]*[.O69]^2+[.$B$55]*[.O69]+[.$C$55]" office:value-type="float" office:value="-27.8831168831169" calcext:value-type="float">
            <text:p>-27,8831168831169</text:p>
          </table:table-cell>
          <table:table-cell table:number-columns-repeated="3"/>
          <table:table-cell table:style-name="ce785"/>
          <table:table-cell table:style-name="ce562" office:value-type="string" calcext:value-type="string">
            <text:p>S =</text:p>
          </table:table-cell>
          <table:table-cell table:style-name="ce621" table:formula="of:=[.V68]" office:value-type="string" office:string-value="[" calcext:value-type="string">
            <text:p>[</text:p>
          </table:table-cell>
          <table:table-cell table:style-name="ce621" table:formula="of:=[.W68]" office:value-type="float" office:value="-10" calcext:value-type="float">
            <text:p>-10</text:p>
          </table:table-cell>
          <table:table-cell table:style-name="ce621" table:formula="of:=[.X68]" office:value-type="string" office:string-value=";" calcext:value-type="string">
            <text:p>;</text:p>
          </table:table-cell>
          <table:table-cell table:style-name="ce621" table:formula="of:=[.Y68]" office:value-type="float" office:value="-1" calcext:value-type="float">
            <text:p>-1</text:p>
          </table:table-cell>
          <table:table-cell table:style-name="ce621" table:formula="of:=[.Z68]" office:value-type="string" office:string-value="]" calcext:value-type="string">
            <text:p>]</text:p>
          </table:table-cell>
          <table:table-cell table:style-name="ce743" table:formula="of:=IF([.$Z$62]=1;&quot;&quot;;&quot;&quot;)" office:value-type="string" office:string-value="" calcext:value-type="string">
            <text:p></text:p>
          </table:table-cell>
          <table:table-cell table:style-name="ce675" table:formula="of:=[.AB68]" office:value-type="string" office:string-value="[" calcext:value-type="string">
            <text:p>[</text:p>
          </table:table-cell>
          <table:table-cell table:style-name="ce675" table:formula="of:=[.AC68]" office:value-type="float" office:value="3" calcext:value-type="float">
            <text:p>3</text:p>
          </table:table-cell>
          <table:table-cell table:style-name="ce675" table:formula="of:=[.AD68]" office:value-type="string" office:string-value=";" calcext:value-type="string">
            <text:p>;</text:p>
          </table:table-cell>
          <table:table-cell table:style-name="ce675" table:formula="of:=[.AE68]" office:value-type="float" office:value="10" calcext:value-type="float">
            <text:p>10</text:p>
          </table:table-cell>
          <table:table-cell table:style-name="ce776" table:formula="of:=[.AF68]" office:value-type="string" office:string-value="]" calcext:value-type="string">
            <text:p>]</text:p>
          </table:table-cell>
          <table:table-cell table:number-columns-repeated="2"/>
          <table:table-cell table:style-name="ce810" office:value-type="float" office:value="9" calcext:value-type="float">
            <text:p>9</text:p>
          </table:table-cell>
          <table:table-cell table:style-name="ce810" table:formula="of:=[.$U$55]*[.AI69]^2+[.$V$55]*[.AI69]+[.$W$55]" office:value-type="float" office:value="15" calcext:value-type="float">
            <text:p>15</text:p>
          </table:table-cell>
          <table:table-cell table:number-columns-repeated="57"/>
        </table:table-row>
        <table:table-row table:style-name="ro4">
          <table:table-cell table:style-name="ce996" table:number-columns-repeated="7"/>
          <table:table-cell table:style-name="ce1010"/>
          <table:table-cell table:number-columns-repeated="6"/>
          <table:table-cell table:style-name="ce810" office:value-type="float" office:value="10" calcext:value-type="float">
            <text:p>10</text:p>
          </table:table-cell>
          <table:table-cell table:style-name="ce810" table:formula="of:=[.$A$55]*[.O70]^2+[.$B$55]*[.O70]+[.$C$55]" office:value-type="float" office:value="-38.0909090909091" calcext:value-type="float">
            <text:p>-38,0909090909091</text:p>
          </table:table-cell>
          <table:table-cell table:number-columns-repeated="3"/>
          <table:table-cell table:style-name="ce1174" table:number-columns-spanned="1" table:number-rows-spanned="2"/>
          <table:table-cell table:style-name="ce996" table:number-columns-repeated="7"/>
          <table:table-cell table:style-name="ce1010"/>
          <table:table-cell table:number-columns-repeated="6"/>
          <table:table-cell table:style-name="ce810" office:value-type="float" office:value="10" calcext:value-type="float">
            <text:p>10</text:p>
          </table:table-cell>
          <table:table-cell table:style-name="ce810" table:formula="of:=[.$U$55]*[.AI70]^2+[.$V$55]*[.AI70]+[.$W$55]" office:value-type="float" office:value="19.25" calcext:value-type="float">
            <text:p>19,25</text:p>
          </table:table-cell>
          <table:table-cell table:number-columns-repeated="57"/>
        </table:table-row>
        <table:table-row table:style-name="ro4">
          <table:table-cell table:style-name="ce561" office:value-type="string" calcext:value-type="string" table:number-columns-spanned="10" table:number-rows-spanned="1">
            <text:p>Ensemble solution de l’inéquation <text:span text:style-name="T20">f </text:span>(<text:span text:style-name="T20">x</text:span>)</text:p>
          </table:table-cell>
          <table:covered-table-cell table:style-name="ce615"/>
          <table:covered-table-cell table:number-columns-repeated="8" table:style-name="ce1056"/>
          <table:table-cell table:style-name="ce758" table:formula="of:=[.H61]" office:value-type="string" office:string-value="≥" calcext:value-type="string">
            <text:p>≥</text:p>
          </table:table-cell>
          <table:table-cell table:style-name="ce775" office:value-type="string" calcext:value-type="string">
            <text:p><text:span text:style-name="T20">g</text:span>(<text:span text:style-name="T20">x</text:span>)</text:p>
          </table:table-cell>
          <table:table-cell table:number-columns-repeated="3"/>
          <table:table-cell table:style-name="ce1005" table:number-columns-repeated="4"/>
          <table:covered-table-cell table:style-name="ce871"/>
          <table:table-cell table:style-name="ce561" office:value-type="string" calcext:value-type="string" table:number-columns-spanned="10" table:number-rows-spanned="1">
            <text:p>Ensemble solution de l’inéquation <text:span text:style-name="T20">f </text:span>(<text:span text:style-name="T20">x</text:span>)</text:p>
          </table:table-cell>
          <table:covered-table-cell table:style-name="ce615"/>
          <table:covered-table-cell table:number-columns-repeated="8" table:style-name="ce1056"/>
          <table:table-cell table:style-name="ce758" table:formula="of:=[.AB61]" office:value-type="string" office:string-value="≤" calcext:value-type="string">
            <text:p>≤</text:p>
          </table:table-cell>
          <table:table-cell table:style-name="ce775" office:value-type="float" office:value="0" calcext:value-type="float">
            <text:p>0</text:p>
          </table:table-cell>
          <table:table-cell table:number-columns-repeated="3"/>
          <table:table-cell table:style-name="ce1005" table:number-columns-repeated="4"/>
          <table:table-cell table:number-columns-repeated="54"/>
        </table:table-row>
        <table:table-row table:style-name="ro4">
          <table:table-cell table:style-name="ce562" office:value-type="string" calcext:value-type="string">
            <text:p>S =</text:p>
          </table:table-cell>
          <table:table-cell table:style-name="ce621" table:formula="of:=IF([.$H$62]=1;IF(OR([.$H$59]=16;[.$H$59]=26;[.$H$59]=35;[.$H$59]=45);&quot;[&quot;;&quot;]&quot;);IF(AND(OR([.$H$59]=35;[.$H$59]=45);[.$P$50]&gt;=[.$S$50]);&quot;[&quot;;IF(AND(OR([.$H$59]=36;[.$H$59]=46);[.$P$50]&gt;[.$S$50]);&quot;[&quot;;IF(AND(OR([.$H$59]=16;[.$H$59]=26);[.$P$50]&lt;=[.$S$50]);&quot;[&quot;;IF(AND(OR([.$H$59]=15;[.$H$59]=25);[.$P$50]&lt;[.$S$50]);&quot;[&quot;;&quot;]&quot;)))))" office:value-type="string" office:string-value="[" calcext:value-type="string">
            <text:p>[</text:p>
          </table:table-cell>
          <table:table-cell table:style-name="ce675" table:formula="of:=IF([.$H$62]=2;[.$O$50];[.$F$55])" office:value-type="float" office:value="-4" calcext:value-type="float">
            <text:p>-4</text:p>
          </table:table-cell>
          <table:table-cell table:style-name="ce675" office:value-type="string" calcext:value-type="string">
            <text:p>;</text:p>
          </table:table-cell>
          <table:table-cell table:style-name="ce675" table:formula="of:=IF([.$H$62]=2;[.$F$55];[.$G$55])" office:value-type="float" office:value="7" calcext:value-type="float">
            <text:p>7</text:p>
          </table:table-cell>
          <table:table-cell table:style-name="ce1056" table:formula="of:=IF(OR([.$H$59]=16;[.$H$59]=26;[.$H$59]=35;[.$H$59]=45);&quot;]&quot;;&quot;[&quot;)" office:value-type="string" office:string-value="]" calcext:value-type="string">
            <text:p>]</text:p>
          </table:table-cell>
          <table:table-cell table:style-name="ce747" table:formula="of:=IF([.$H$62]=1;&quot;&quot;;&quot;ou&quot;)">
            <text:p/>
          </table:table-cell>
          <table:table-cell table:style-name="ce1056" table:formula="of:=IF([.$H$62]=1;&quot;&quot;;IF(OR([.$H$59]=16;[.$H$59]=26;[.$H$59]=35;[.$H$59]=45);&quot;[&quot;;&quot;]&quot;))">
            <text:p/>
          </table:table-cell>
          <table:table-cell table:style-name="ce675" table:formula="of:=IF([.$H$62]=1;&quot;&quot;;[.G55])">
            <text:p/>
          </table:table-cell>
          <table:table-cell table:style-name="ce675" table:formula="of:=IF([.$H$62]=1;&quot;&quot;;&quot;;&quot;)">
            <text:p/>
          </table:table-cell>
          <table:table-cell table:style-name="ce675" table:formula="of:=IF([.$H$62]=1;&quot;&quot;;[.$O$70])">
            <text:p/>
          </table:table-cell>
          <table:table-cell table:style-name="ce776" table:formula="of:=IF([.$H$62]=1;&quot;&quot;;IF(AND(OR([.$H$59]=35;[.$H$59]=45);[.$P$50]&gt;=[.$S$50]);&quot;]&quot;;IF(AND(OR([.$H$59]=36;[.$H$59]=46);[.$P$50]&gt;[.$S$50]);&quot;]&quot;;IF(AND(OR([.$H$59]=16;[.$H$59]=26);[.$P$50]&lt;=[.$S$50]);&quot;]&quot;;IF(AND(OR([.$H$59]=15;[.$H$59]=25);[.$P$50]&lt;[.$S$50]);&quot;]&quot;;&quot;[&quot;)))))">
            <text:p/>
          </table:table-cell>
          <table:table-cell table:number-columns-repeated="3"/>
          <table:table-cell table:style-name="ce1005" table:number-columns-repeated="4"/>
          <table:table-cell table:style-name="ce739"/>
          <table:table-cell table:style-name="ce562" office:value-type="string" calcext:value-type="string">
            <text:p>S =</text:p>
          </table:table-cell>
          <table:table-cell table:style-name="ce621" table:formula="of:=IF([.$AB$62]=1;IF(OR([.$AB$59]=16;[.$AB$59]=26;[.$AB$59]=35;[.$AB$59]=45);&quot;[&quot;;&quot;]&quot;);IF(AND(OR([.$AB$59]=35;[.$AB$59]=45);[.$AJ$50]&gt;=0);&quot;[&quot;;IF(AND(OR([.$AB$59]=36;[.$AB$59]=46);[.$AJ$50]&gt;0);&quot;[&quot;;IF(AND(OR([.$AB$59]=16;[.$AB$59]=26);[.$AJ$50]&lt;=0);&quot;[&quot;;IF(AND(OR([.$AB$59]=15;[.$AB$59]=25);[.$AJ$50]&lt;0);&quot;[&quot;;&quot;]&quot;)))))" office:value-type="string" office:string-value="[" calcext:value-type="string">
            <text:p>[</text:p>
          </table:table-cell>
          <table:table-cell table:style-name="ce675" table:formula="of:=IF([.$AB$62]=2;[.$AI$50];[.$V$51])" office:value-type="float" office:value="-1" calcext:value-type="float">
            <text:p>-1</text:p>
          </table:table-cell>
          <table:table-cell table:style-name="ce675" office:value-type="string" calcext:value-type="string">
            <text:p>;</text:p>
          </table:table-cell>
          <table:table-cell table:style-name="ce675" table:formula="of:=IF([.$AB$62]=2;[.$V$51];[.$Z$51])" office:value-type="float" office:value="3" calcext:value-type="float">
            <text:p>3</text:p>
          </table:table-cell>
          <table:table-cell table:style-name="ce1056" table:formula="of:=IF(OR([.$AB$59]=16;[.$AB$59]=26;[.$AB$59]=35;[.$AB$59]=45);&quot;]&quot;;&quot;[&quot;)" office:value-type="string" office:string-value="]" calcext:value-type="string">
            <text:p>]</text:p>
          </table:table-cell>
          <table:table-cell table:style-name="ce747" table:formula="of:=IF([.$AB$62]=1;&quot;&quot;;&quot;ou&quot;)">
            <text:p/>
          </table:table-cell>
          <table:table-cell table:style-name="ce1056" table:formula="of:=IF([.$AB$62]=1;&quot;&quot;;IF(OR([.$AB$59]=16;[.$AB$59]=26;[.$AB$59]=35;[.$AB$59]=45);&quot;[&quot;;&quot;]&quot;))">
            <text:p/>
          </table:table-cell>
          <table:table-cell table:style-name="ce675" table:formula="of:=IF([.$AB$62]=1;&quot;&quot;;[.$Z$51])">
            <text:p/>
          </table:table-cell>
          <table:table-cell table:style-name="ce675" table:formula="of:=IF([.$AB$62]=1;&quot;&quot;;&quot;;&quot;)">
            <text:p/>
          </table:table-cell>
          <table:table-cell table:style-name="ce675" table:formula="of:=IF([.$AB$62]=1;&quot;&quot;;[.$AI$70])">
            <text:p/>
          </table:table-cell>
          <table:table-cell table:style-name="ce776" table:formula="of:=IF([.$AB$62]=1;&quot;&quot;;IF(AND(OR([.$AB$59]=35;[.$AB$59]=45);[.$AJ$50]&gt;=0);&quot;]&quot;;IF(AND(OR([.$AB$59]=36;[.$AB$59]=46);[.$AJ$50]&gt;0);&quot;]&quot;;IF(AND(OR([.$AB$59]=16;[.$AB$59]=26);[.$AJ$50]&lt;=0);&quot;]&quot;;IF(AND(OR([.$AB$59]=15;[.$AB$59]=25);[.$AJ$50]&lt;0);&quot;]&quot;;&quot;[&quot;)))))">
            <text:p/>
          </table:table-cell>
          <table:table-cell table:number-columns-repeated="3"/>
          <table:table-cell table:style-name="ce1005" table:number-columns-repeated="4"/>
          <table:table-cell table:number-columns-repeated="54"/>
        </table:table-row>
        <table:table-row table:style-name="ro4">
          <table:table-cell table:style-name="ce562" office:value-type="string" calcext:value-type="string">
            <text:p>S =</text:p>
          </table:table-cell>
          <table:table-cell table:style-name="ce621" table:formula="of:=[.B72]" office:value-type="string" office:string-value="[" calcext:value-type="string">
            <text:p>[</text:p>
          </table:table-cell>
          <table:table-cell table:style-name="ce621" table:formula="of:=[.C72]" office:value-type="float" office:value="-4" calcext:value-type="float">
            <text:p>-4</text:p>
          </table:table-cell>
          <table:table-cell table:style-name="ce621" table:formula="of:=[.D72]" office:value-type="string" office:string-value=";" calcext:value-type="string">
            <text:p>;</text:p>
          </table:table-cell>
          <table:table-cell table:style-name="ce621" table:formula="of:=[.E72]" office:value-type="float" office:value="7" calcext:value-type="float">
            <text:p>7</text:p>
          </table:table-cell>
          <table:table-cell table:style-name="ce621" table:formula="of:=[.F72]" office:value-type="string" office:string-value="]" calcext:value-type="string">
            <text:p>]</text:p>
          </table:table-cell>
          <table:table-cell table:style-name="ce743" table:formula="of:=IF([.$H$62]=1;&quot;&quot;;&quot;&quot;)">
            <text:p/>
          </table:table-cell>
          <table:table-cell table:style-name="ce675" table:formula="of:=[.H72]">
            <text:p/>
          </table:table-cell>
          <table:table-cell table:style-name="ce675" table:formula="of:=[.I72]">
            <text:p/>
          </table:table-cell>
          <table:table-cell table:style-name="ce675" table:formula="of:=[.J72]">
            <text:p/>
          </table:table-cell>
          <table:table-cell table:style-name="ce675" table:formula="of:=[.K72]">
            <text:p/>
          </table:table-cell>
          <table:table-cell table:style-name="ce776" table:formula="of:=[.L72]">
            <text:p/>
          </table:table-cell>
          <table:table-cell table:number-columns-repeated="3"/>
          <table:table-cell table:style-name="ce1005" table:number-columns-repeated="4"/>
          <table:table-cell table:style-name="ce785"/>
          <table:table-cell table:style-name="ce562" office:value-type="string" calcext:value-type="string">
            <text:p>S =</text:p>
          </table:table-cell>
          <table:table-cell table:style-name="ce621" table:formula="of:=[.V72]" office:value-type="string" office:string-value="[" calcext:value-type="string">
            <text:p>[</text:p>
          </table:table-cell>
          <table:table-cell table:style-name="ce621" table:formula="of:=[.W72]" office:value-type="float" office:value="-1" calcext:value-type="float">
            <text:p>-1</text:p>
          </table:table-cell>
          <table:table-cell table:style-name="ce621" table:formula="of:=[.X72]" office:value-type="string" office:string-value=";" calcext:value-type="string">
            <text:p>;</text:p>
          </table:table-cell>
          <table:table-cell table:style-name="ce621" table:formula="of:=[.Y72]" office:value-type="float" office:value="3" calcext:value-type="float">
            <text:p>3</text:p>
          </table:table-cell>
          <table:table-cell table:style-name="ce621" table:formula="of:=[.Z72]" office:value-type="string" office:string-value="]" calcext:value-type="string">
            <text:p>]</text:p>
          </table:table-cell>
          <table:table-cell table:style-name="ce743" table:formula="of:=IF([.$AB$62]=1;&quot;&quot;;&quot;&quot;)">
            <text:p/>
          </table:table-cell>
          <table:table-cell table:style-name="ce675" table:formula="of:=[.AB72]">
            <text:p/>
          </table:table-cell>
          <table:table-cell table:style-name="ce675" table:formula="of:=[.AC72]">
            <text:p/>
          </table:table-cell>
          <table:table-cell table:style-name="ce675" table:formula="of:=[.AD72]">
            <text:p/>
          </table:table-cell>
          <table:table-cell table:style-name="ce675" table:formula="of:=[.AE72]">
            <text:p/>
          </table:table-cell>
          <table:table-cell table:style-name="ce776" table:formula="of:=[.AF72]">
            <text:p/>
          </table:table-cell>
          <table:table-cell table:number-columns-repeated="3"/>
          <table:table-cell table:style-name="ce1005" table:number-columns-repeated="4"/>
          <table:table-cell table:number-columns-repeated="54"/>
        </table:table-row>
        <table:table-row table:style-name="ro4">
          <table:table-cell table:style-name="ce1010" table:number-columns-repeated="12"/>
          <table:table-cell table:number-columns-repeated="3"/>
          <table:table-cell table:style-name="ce1005" table:number-columns-repeated="4"/>
          <table:table-cell table:style-name="ce1174" table:number-columns-spanned="1" table:number-rows-spanned="2"/>
          <table:table-cell table:style-name="ce1010" table:number-columns-repeated="12"/>
          <table:table-cell table:number-columns-repeated="3"/>
          <table:table-cell table:style-name="ce1005" table:number-columns-repeated="4"/>
          <table:table-cell table:number-columns-repeated="54"/>
        </table:table-row>
        <table:table-row table:style-name="ro4">
          <table:table-cell table:style-name="ce1006" office:value-type="string" calcext:value-type="string" table:number-columns-spanned="12" table:number-rows-spanned="1">
            <text:p>Tableau points Equation et inéquations</text:p>
          </table:table-cell>
          <table:covered-table-cell table:style-name="ce996"/>
          <table:covered-table-cell table:style-name="ce655"/>
          <table:covered-table-cell table:number-columns-repeated="4"/>
          <table:covered-table-cell table:number-columns-repeated="5" table:style-name="ce1010"/>
          <table:table-cell table:style-name="ce718" office:value-type="string" calcext:value-type="string">
            <text:p>Note</text:p>
          </table:table-cell>
          <table:table-cell table:number-columns-repeated="6"/>
          <table:covered-table-cell table:style-name="ce871"/>
          <table:table-cell table:style-name="ce1006" office:value-type="string" calcext:value-type="string" table:number-columns-spanned="12" table:number-rows-spanned="1">
            <text:p>Tableau points Equation et inéquations</text:p>
          </table:table-cell>
          <table:covered-table-cell table:style-name="ce996"/>
          <table:covered-table-cell table:style-name="ce655"/>
          <table:covered-table-cell table:number-columns-repeated="4"/>
          <table:covered-table-cell table:number-columns-repeated="5" table:style-name="ce1010"/>
          <table:table-cell table:style-name="ce718" office:value-type="string" calcext:value-type="string">
            <text:p>Note</text:p>
          </table:table-cell>
          <table:table-cell table:number-columns-repeated="60"/>
        </table:table-row>
        <table:table-row table:style-name="ro4">
          <table:table-cell table:style-name="ce563" office:value-type="string" calcext:value-type="string">
            <text:p><text:span text:style-name="T38">f </text:span><text:span text:style-name="T39">(</text:span><text:span text:style-name="T40">x</text:span><text:span text:style-name="T39">)</text:span><text:span text:style-name="T41"> = </text:span><text:span text:style-name="T42">g</text:span><text:span text:style-name="T43">(</text:span><text:span text:style-name="T42">x</text:span><text:span text:style-name="T43">)</text:span></text:p>
          </table:table-cell>
          <table:table-cell table:style-name="ce535" table:formula="of:=IF(ISBLANK([$'(In)équation niveau 2'.C6]);0;IF([.B59]=[$'(In)équation niveau 2'.C6];1;-0.5))" office:value-type="float" office:value="0" calcext:value-type="float">
            <text:p>0</text:p>
          </table:table-cell>
          <table:table-cell table:style-name="ce535" table:formula="of:=IF(ISBLANK([$'(In)équation niveau 2'.D6]);0;IF([.C59]=[$'(In)équation niveau 2'.D6];1;-0.5))" office:value-type="float" office:value="0" calcext:value-type="float">
            <text:p>0</text:p>
          </table:table-cell>
          <table:table-cell table:style-name="ce535" table:formula="of:=IF(ISBLANK([$'(In)équation niveau 2'.E6]);0;IF([.D59]=[$'(In)équation niveau 2'.E6];1;-0.5))" office:value-type="float" office:value="0" calcext:value-type="float">
            <text:p>0</text:p>
          </table:table-cell>
          <table:table-cell table:style-name="ce535" table:formula="of:=IF(ISBLANK([$'(In)équation niveau 2'.F6]);0;IF([.E59]=[$'(In)équation niveau 2'.F6];1;-0.5))" office:value-type="float" office:value="0" calcext:value-type="float">
            <text:p>0</text:p>
          </table:table-cell>
          <table:table-cell table:style-name="ce535" table:formula="of:=IF(ISBLANK([$'(In)équation niveau 2'.G6]);0;IF([.F59]=[$'(In)équation niveau 2'.G6];1;-0.5))" office:value-type="float" office:value="0" calcext:value-type="float">
            <text:p>0</text:p>
          </table:table-cell>
          <table:table-cell table:style-name="ce716"/>
          <table:table-cell table:style-name="ce1010" table:number-columns-repeated="5"/>
          <table:table-cell table:style-name="ce535" table:formula="of:=IF(20*SUM([.B76:.L78])/21&lt;0;0;20*SUM([.B76:.L78])/21)" office:value-type="float" office:value="0" calcext:value-type="float">
            <text:p>0</text:p>
          </table:table-cell>
          <table:table-cell table:number-columns-repeated="7"/>
          <table:table-cell table:style-name="ce1089" office:value-type="string" calcext:value-type="string">
            <text:p><text:span text:style-name="T38">f </text:span><text:span text:style-name="T39">(</text:span><text:span text:style-name="T40">x</text:span><text:span text:style-name="T39">)</text:span><text:span text:style-name="T41"> = </text:span><text:span text:style-name="T49">0</text:span></text:p>
          </table:table-cell>
          <table:table-cell table:style-name="ce535" table:formula="of:=IF(ISBLANK([$'(In)équation niveau 1'.C6]);0;IF([.V59]=[$'(In)équation niveau 1'.C6];1;-0.5))" office:value-type="float" office:value="0" calcext:value-type="float">
            <text:p>0</text:p>
          </table:table-cell>
          <table:table-cell table:style-name="ce535" table:formula="of:=IF(ISBLANK([$'(In)équation niveau 1'.D6]);0;IF([.W59]=[$'(In)équation niveau 1'.D6];1;-0.5))" office:value-type="float" office:value="0" calcext:value-type="float">
            <text:p>0</text:p>
          </table:table-cell>
          <table:table-cell table:style-name="ce535" table:formula="of:=IF(ISBLANK([$'(In)équation niveau 1'.E6]);0;IF([.X59]=[$'(In)équation niveau 1'.E6];1;-0.5))" office:value-type="float" office:value="0" calcext:value-type="float">
            <text:p>0</text:p>
          </table:table-cell>
          <table:table-cell table:style-name="ce535" table:formula="of:=IF(ISBLANK([$'(In)équation niveau 1'.F6]);0;IF([.Y59]=[$'(In)équation niveau 1'.F6];1;-0.5))" office:value-type="float" office:value="0" calcext:value-type="float">
            <text:p>0</text:p>
          </table:table-cell>
          <table:table-cell table:style-name="ce535" table:formula="of:=IF(ISBLANK([$'(In)équation niveau 1'.G6]);0;IF([.Z59]=[$'(In)équation niveau 1'.G6];1;-0.5))" office:value-type="float" office:value="0" calcext:value-type="float">
            <text:p>0</text:p>
          </table:table-cell>
          <table:table-cell table:style-name="ce716"/>
          <table:table-cell table:style-name="ce1010" table:number-columns-repeated="5"/>
          <table:table-cell table:style-name="ce1200" table:formula="of:=IF(20*SUM([.V76:.AF78])/21&lt;0;0;20*SUM([.V76:.AF78])/21)" office:value-type="float" office:value="0" calcext:value-type="float">
            <text:p>0,00</text:p>
          </table:table-cell>
          <table:table-cell table:number-columns-repeated="60"/>
        </table:table-row>
        <table:table-row table:style-name="ro4">
          <table:table-cell table:style-name="ce537" office:value-type="string" calcext:value-type="string">
            <text:p>ineq 1</text:p>
          </table:table-cell>
          <table:table-cell table:style-name="ce622" table:formula="of:=IF(ISBLANK([$'(In)équation niveau 2'.C14]);0;IF([.B68]=[$'(In)équation niveau 2'.C14];1;-0.5))" office:value-type="float" office:value="0" calcext:value-type="float">
            <text:p>0</text:p>
          </table:table-cell>
          <table:table-cell table:style-name="ce622" table:formula="of:=IF(ISBLANK([$'(In)équation niveau 2'.D14]);0;IF([.C68]=[$'(In)équation niveau 2'.D14];1;-0.5))" office:value-type="float" office:value="0" calcext:value-type="float">
            <text:p>0</text:p>
          </table:table-cell>
          <table:table-cell table:style-name="ce622" table:formula="of:=IF(ISBLANK([$'(In)équation niveau 2'.E14]);0;IF([.D68]=[$'(In)équation niveau 2'.E14];1;-0.5))" office:value-type="float" office:value="0" calcext:value-type="float">
            <text:p>0</text:p>
          </table:table-cell>
          <table:table-cell table:style-name="ce622" table:formula="of:=IF(ISBLANK([$'(In)équation niveau 2'.F14]);0;IF([.E68]=[$'(In)équation niveau 2'.F14];1;-0.5))" office:value-type="float" office:value="0" calcext:value-type="float">
            <text:p>0</text:p>
          </table:table-cell>
          <table:table-cell table:style-name="ce622" table:formula="of:=IF(ISBLANK([$'(In)équation niveau 2'.G14]);0;IF([.F68]=[$'(In)équation niveau 2'.G14];1;-0.5))" office:value-type="float" office:value="0" calcext:value-type="float">
            <text:p>0</text:p>
          </table:table-cell>
          <table:table-cell table:style-name="ce1049" table:formula="of:=IF([.G69]=&quot;&quot;;IF(ISBLANK([$'(In)équation niveau 2'.H14]);0;-0.5);IF([.G68]=[$'(In)équation niveau 2'.H14];1;IF(ISBLANK([$'(In)équation niveau 2'.H14]);0;-0.5)))" office:value-type="float" office:value="0" calcext:value-type="float">
            <text:p>0</text:p>
          </table:table-cell>
          <table:table-cell table:style-name="ce1049" table:formula="of:=IF([.H69]=&quot;&quot;;IF(ISBLANK([$'(In)équation niveau 2'.I14]);0;-0.5);IF([.H68]=[$'(In)équation niveau 2'.I14];1;IF(ISBLANK([$'(In)équation niveau 2'.I14]);0;-0.5)))" office:value-type="float" office:value="0" calcext:value-type="float">
            <text:p>0</text:p>
          </table:table-cell>
          <table:table-cell table:style-name="ce1049" table:formula="of:=IF([.I69]=&quot;&quot;;IF(ISBLANK([$'(In)équation niveau 2'.J14]);0;-0.5);IF([.I68]=[$'(In)équation niveau 2'.J14];1;IF(ISBLANK([$'(In)équation niveau 2'.J14]);0;-0.5)))" office:value-type="float" office:value="0" calcext:value-type="float">
            <text:p>0</text:p>
          </table:table-cell>
          <table:table-cell table:style-name="ce1049" table:formula="of:=IF([.J69]=&quot;&quot;;IF(ISBLANK([$'(In)équation niveau 2'.K14]);0;-0.5);IF([.J68]=[$'(In)équation niveau 2'.K14];1;IF(ISBLANK([$'(In)équation niveau 2'.K14]);0;-0.5)))" office:value-type="float" office:value="0" calcext:value-type="float">
            <text:p>0</text:p>
          </table:table-cell>
          <table:table-cell table:style-name="ce1049" table:formula="of:=IF([.K69]=&quot;&quot;;IF(ISBLANK([$'(In)équation niveau 2'.L14]);0;-0.5);IF([.K68]=[$'(In)équation niveau 2'.L14];1;IF(ISBLANK([$'(In)équation niveau 2'.L14]);0;-0.5)))" office:value-type="float" office:value="0" calcext:value-type="float">
            <text:p>0</text:p>
          </table:table-cell>
          <table:table-cell table:style-name="ce1049" table:formula="of:=IF([.L69]=&quot;&quot;;IF(ISBLANK([$'(In)équation niveau 2'.M14]);0;-0.5);IF([.L68]=[$'(In)équation niveau 2'.M14];1;IF(ISBLANK([$'(In)équation niveau 2'.M14]);0;-0.5)))" office:value-type="float" office:value="0" calcext:value-type="float">
            <text:p>0</text:p>
          </table:table-cell>
          <table:table-cell table:style-name="ce1005"/>
          <table:table-cell table:number-columns-repeated="7"/>
          <table:table-cell table:style-name="ce537" office:value-type="string" calcext:value-type="string">
            <text:p>ineq 1</text:p>
          </table:table-cell>
          <table:table-cell table:style-name="ce622" table:formula="of:=IF(ISBLANK([$'(In)équation niveau 1'.C14]);0;IF([.V68]=[$'(In)équation niveau 1'.C14];1;-0.5))" office:value-type="float" office:value="0" calcext:value-type="float">
            <text:p>0</text:p>
          </table:table-cell>
          <table:table-cell table:style-name="ce622" table:formula="of:=IF(ISBLANK([$'(In)équation niveau 1'.D14]);0;IF([.W68]=[$'(In)équation niveau 1'.D14];1;-0.5))" office:value-type="float" office:value="0" calcext:value-type="float">
            <text:p>0</text:p>
          </table:table-cell>
          <table:table-cell table:style-name="ce622" table:formula="of:=IF(ISBLANK([$'(In)équation niveau 1'.E14]);0;IF([.X68]=[$'(In)équation niveau 1'.E14];1;-0.5))" office:value-type="float" office:value="0" calcext:value-type="float">
            <text:p>0</text:p>
          </table:table-cell>
          <table:table-cell table:style-name="ce622" table:formula="of:=IF(ISBLANK([$'(In)équation niveau 1'.F14]);0;IF([.Y68]=[$'(In)équation niveau 1'.F14];1;-0.5))" office:value-type="float" office:value="0" calcext:value-type="float">
            <text:p>0</text:p>
          </table:table-cell>
          <table:table-cell table:style-name="ce622" table:formula="of:=IF(ISBLANK([$'(In)équation niveau 1'.G14]);0;IF([.Z68]=[$'(In)équation niveau 1'.G14];1;-0.5))" office:value-type="float" office:value="0" calcext:value-type="float">
            <text:p>0</text:p>
          </table:table-cell>
          <table:table-cell table:style-name="ce1049" table:formula="of:=IF([.AA69]=&quot;&quot;;IF(ISBLANK([$'(In)équation niveau 1'.H14]);0;-0.5);IF([.AA68]=[$'(In)équation niveau 1'.H14];1;IF(ISBLANK([$'(In)équation niveau 1'.H14]);0;-0.5)))" office:value-type="float" office:value="0" calcext:value-type="float">
            <text:p>0</text:p>
          </table:table-cell>
          <table:table-cell table:style-name="ce1049" table:formula="of:=IF([.AB69]=&quot;&quot;;IF(ISBLANK([$'(In)équation niveau 1'.I14]);0;-0.5);IF([.AB68]=[$'(In)équation niveau 1'.I14];1;IF(ISBLANK([$'(In)équation niveau 1'.I14]);0;-0.5)))" office:value-type="float" office:value="0" calcext:value-type="float">
            <text:p>0</text:p>
          </table:table-cell>
          <table:table-cell table:style-name="ce1049" table:formula="of:=IF([.AC69]=&quot;&quot;;IF(ISBLANK([$'(In)équation niveau 1'.J14]);0;-0.5);IF([.AC68]=[$'(In)équation niveau 1'.J14];1;IF(ISBLANK([$'(In)équation niveau 1'.J14]);0;-0.5)))" office:value-type="float" office:value="0" calcext:value-type="float">
            <text:p>0</text:p>
          </table:table-cell>
          <table:table-cell table:style-name="ce1049" table:formula="of:=IF([.AD69]=&quot;&quot;;IF(ISBLANK([$'(In)équation niveau 1'.K14]);0;-0.5);IF([.AD68]=[$'(In)équation niveau 1'.K14];1;IF(ISBLANK([$'(In)équation niveau 1'.K14]);0;-0.5)))" office:value-type="float" office:value="0" calcext:value-type="float">
            <text:p>0</text:p>
          </table:table-cell>
          <table:table-cell table:style-name="ce1049" table:formula="of:=IF([.AE69]=&quot;&quot;;IF(ISBLANK([$'(In)équation niveau 1'.L14]);0;-0.5);IF([.AE68]=[$'(In)équation niveau 1'.L14];1;IF(ISBLANK([$'(In)équation niveau 1'.L14]);0;-0.5)))" office:value-type="float" office:value="0" calcext:value-type="float">
            <text:p>0</text:p>
          </table:table-cell>
          <table:table-cell table:style-name="ce1049" table:formula="of:=IF([.AF69]=&quot;&quot;;IF(ISBLANK([$'(In)équation niveau 1'.M14]);0;-0.5);IF([.AF68]=[$'(In)équation niveau 1'.M14];1;IF(ISBLANK([$'(In)équation niveau 1'.M14]);0;-0.5)))" office:value-type="float" office:value="0" calcext:value-type="float">
            <text:p>0</text:p>
          </table:table-cell>
          <table:table-cell table:style-name="ce1005"/>
          <table:table-cell table:number-columns-repeated="60"/>
        </table:table-row>
        <table:table-row table:style-name="ro4">
          <table:table-cell table:style-name="ce537" office:value-type="string" calcext:value-type="string">
            <text:p>ineq 2</text:p>
          </table:table-cell>
          <table:table-cell table:style-name="ce623" table:formula="of:=IF(ISBLANK([$'(In)équation niveau 2'.C19]);0;IF([.B72]=[$'(In)équation niveau 2'.C19];1;-0.5))" office:value-type="float" office:value="0" calcext:value-type="float">
            <text:p>0</text:p>
          </table:table-cell>
          <table:table-cell table:style-name="ce623" table:formula="of:=IF(ISBLANK([$'(In)équation niveau 2'.D19]);0;IF([.C72]=[$'(In)équation niveau 2'.D19];1;-0.5))" office:value-type="float" office:value="0" calcext:value-type="float">
            <text:p>0</text:p>
          </table:table-cell>
          <table:table-cell table:style-name="ce623" table:formula="of:=IF(ISBLANK([$'(In)équation niveau 2'.E19]);0;IF([.D72]=[$'(In)équation niveau 2'.E19];1;-0.5))" office:value-type="float" office:value="0" calcext:value-type="float">
            <text:p>0</text:p>
          </table:table-cell>
          <table:table-cell table:style-name="ce623" table:formula="of:=IF(ISBLANK([$'(In)équation niveau 2'.F19]);0;IF([.E72]=[$'(In)équation niveau 2'.F19];1;-0.5))" office:value-type="float" office:value="0" calcext:value-type="float">
            <text:p>0</text:p>
          </table:table-cell>
          <table:table-cell table:style-name="ce623" table:formula="of:=IF(ISBLANK([$'(In)équation niveau 2'.G19]);0;IF([.F72]=[$'(In)équation niveau 2'.G19];1;-0.5))" office:value-type="float" office:value="0" calcext:value-type="float">
            <text:p>0</text:p>
          </table:table-cell>
          <table:table-cell table:style-name="ce1055" table:formula="of:=IF([.G73]=&quot;&quot;;IF(ISBLANK([$'(In)équation niveau 2'.H19]);0;-0.5);IF([.G72]=[$'(In)équation niveau 2'.H19];1;IF(ISBLANK([$'(In)équation niveau 2'.H19]);0;-0.5)))" office:value-type="float" office:value="0" calcext:value-type="float">
            <text:p>0</text:p>
          </table:table-cell>
          <table:table-cell table:style-name="ce1055" table:formula="of:=IF([.H73]=&quot;&quot;;IF(ISBLANK([$'(In)équation niveau 2'.I19]);0;-0.5);IF([.H72]=[$'(In)équation niveau 2'.I19];1;IF(ISBLANK([$'(In)équation niveau 2'.I19]);0;-0.5)))" office:value-type="float" office:value="0" calcext:value-type="float">
            <text:p>0</text:p>
          </table:table-cell>
          <table:table-cell table:style-name="ce1055" table:formula="of:=IF([.I73]=&quot;&quot;;IF(ISBLANK([$'(In)équation niveau 2'.J19]);0;-0.5);IF([.I72]=[$'(In)équation niveau 2'.J19];1;IF(ISBLANK([$'(In)équation niveau 2'.J19]);0;-0.5)))" office:value-type="float" office:value="0" calcext:value-type="float">
            <text:p>0</text:p>
          </table:table-cell>
          <table:table-cell table:style-name="ce1055" table:formula="of:=IF([.J73]=&quot;&quot;;IF(ISBLANK([$'(In)équation niveau 2'.K19]);0;-0.5);IF([.J72]=[$'(In)équation niveau 2'.K19];1;IF(ISBLANK([$'(In)équation niveau 2'.K19]);0;-0.5)))" office:value-type="float" office:value="0" calcext:value-type="float">
            <text:p>0</text:p>
          </table:table-cell>
          <table:table-cell table:style-name="ce1055" table:formula="of:=IF([.K73]=&quot;&quot;;IF(ISBLANK([$'(In)équation niveau 2'.L19]);0;-0.5);IF([.K72]=[$'(In)équation niveau 2'.L19];1;IF(ISBLANK([$'(In)équation niveau 2'.L19]);0;-0.5)))" office:value-type="float" office:value="0" calcext:value-type="float">
            <text:p>0</text:p>
          </table:table-cell>
          <table:table-cell table:style-name="ce1055" table:formula="of:=IF([.L73]=&quot;&quot;;IF(ISBLANK([$'(In)équation niveau 2'.M19]);0;-0.5);IF([.L72]=[$'(In)équation niveau 2'.M19];1;IF(ISBLANK([$'(In)équation niveau 2'.M19]);0;-0.5)))" office:value-type="float" office:value="0" calcext:value-type="float">
            <text:p>0</text:p>
          </table:table-cell>
          <table:table-cell table:number-columns-repeated="7"/>
          <table:table-cell table:style-name="ce1010"/>
          <table:table-cell table:style-name="ce537" office:value-type="string" calcext:value-type="string">
            <text:p>ineq 2</text:p>
          </table:table-cell>
          <table:table-cell table:style-name="ce623" table:formula="of:=IF(ISBLANK([$'(In)équation niveau 1'.C19]);0;IF([.V72]=[$'(In)équation niveau 1'.C19];1;-0.5))" office:value-type="float" office:value="0" calcext:value-type="float">
            <text:p>0</text:p>
          </table:table-cell>
          <table:table-cell table:style-name="ce623" table:formula="of:=IF(ISBLANK([$'(In)équation niveau 1'.D19]);0;IF([.W72]=[$'(In)équation niveau 1'.D19];1;-0.5))" office:value-type="float" office:value="0" calcext:value-type="float">
            <text:p>0</text:p>
          </table:table-cell>
          <table:table-cell table:style-name="ce623" table:formula="of:=IF(ISBLANK([$'(In)équation niveau 1'.E19]);0;IF([.X72]=[$'(In)équation niveau 1'.E19];1;-0.5))" office:value-type="float" office:value="0" calcext:value-type="float">
            <text:p>0</text:p>
          </table:table-cell>
          <table:table-cell table:style-name="ce623" table:formula="of:=IF(ISBLANK([$'(In)équation niveau 1'.F19]);0;IF([.Y72]=[$'(In)équation niveau 1'.F19];1;-0.5))" office:value-type="float" office:value="0" calcext:value-type="float">
            <text:p>0</text:p>
          </table:table-cell>
          <table:table-cell table:style-name="ce623" table:formula="of:=IF(ISBLANK([$'(In)équation niveau 1'.G19]);0;IF([.Z72]=[$'(In)équation niveau 1'.G19];1;-0.5))" office:value-type="float" office:value="0" calcext:value-type="float">
            <text:p>0</text:p>
          </table:table-cell>
          <table:table-cell table:style-name="ce1055" table:formula="of:=IF([.AA73]=&quot;&quot;;IF(ISBLANK([$'(In)équation niveau 1'.H19]);0;-0.5);IF([.AA72]=[$'(In)équation niveau 1'.H19];1;IF(ISBLANK([$'(In)équation niveau 1'.H19]);0;-0.5)))" office:value-type="float" office:value="0" calcext:value-type="float">
            <text:p>0</text:p>
          </table:table-cell>
          <table:table-cell table:style-name="ce1055" table:formula="of:=IF([.AB73]=&quot;&quot;;IF(ISBLANK([$'(In)équation niveau 1'.I19]);0;-0.5);IF([.AB72]=[$'(In)équation niveau 1'.I19];1;IF(ISBLANK([$'(In)équation niveau 1'.I19]);0;-0.5)))" office:value-type="float" office:value="0" calcext:value-type="float">
            <text:p>0</text:p>
          </table:table-cell>
          <table:table-cell table:style-name="ce1055" table:formula="of:=IF([.AC73]=&quot;&quot;;IF(ISBLANK([$'(In)équation niveau 1'.J19]);0;-0.5);IF([.AC72]=[$'(In)équation niveau 1'.J19];1;IF(ISBLANK([$'(In)équation niveau 1'.J19]);0;-0.5)))" office:value-type="float" office:value="0" calcext:value-type="float">
            <text:p>0</text:p>
          </table:table-cell>
          <table:table-cell table:style-name="ce1055" table:formula="of:=IF([.AD73]=&quot;&quot;;IF(ISBLANK([$'(In)équation niveau 1'.K19]);0;-0.5);IF([.AD72]=[$'(In)équation niveau 1'.K19];1;IF(ISBLANK([$'(In)équation niveau 1'.K19]);0;-0.5)))" office:value-type="float" office:value="0" calcext:value-type="float">
            <text:p>0</text:p>
          </table:table-cell>
          <table:table-cell table:style-name="ce1055" table:formula="of:=IF([.AE73]=&quot;&quot;;IF(ISBLANK([$'(In)équation niveau 1'.L19]);0;-0.5);IF([.AE72]=[$'(In)équation niveau 1'.L19];1;IF(ISBLANK([$'(In)équation niveau 1'.L19]);0;-0.5)))" office:value-type="float" office:value="0" calcext:value-type="float">
            <text:p>0</text:p>
          </table:table-cell>
          <table:table-cell table:style-name="ce1055" table:formula="of:=IF([.AF73]=&quot;&quot;;IF(ISBLANK([$'(In)équation niveau 1'.M19]);0;-0.5);IF([.AF72]=[$'(In)équation niveau 1'.M19];1;IF(ISBLANK([$'(In)équation niveau 1'.M19]);0;-0.5)))" office:value-type="float" office:value="0" calcext:value-type="float">
            <text:p>0</text:p>
          </table:table-cell>
          <table:table-cell table:number-columns-repeated="7"/>
          <table:table-cell table:style-name="ce922" table:number-columns-repeated="16"/>
          <table:table-cell/>
          <table:table-cell table:style-name="ce922" table:number-columns-repeated="14"/>
          <table:table-cell table:number-columns-repeated="23"/>
        </table:table-row>
        <table:table-row table:style-name="ro4">
          <table:table-cell table:style-name="ce1005" table:number-columns-repeated="13"/>
          <table:table-cell table:number-columns-repeated="6"/>
          <table:table-cell table:style-name="ce1010" table:number-columns-repeated="6"/>
          <table:table-cell table:style-name="ce587"/>
          <table:table-cell table:style-name="ce1010" table:number-columns-repeated="5"/>
          <table:table-cell table:number-columns-repeated="3"/>
          <table:table-cell table:style-name="ce864"/>
          <table:table-cell table:number-columns-repeated="58"/>
        </table:table-row>
        <table:table-row table:style-name="ro4">
          <table:table-cell table:style-name="ce1005" table:number-columns-repeated="10"/>
          <table:table-cell table:style-name="ce759"/>
          <table:table-cell table:style-name="ce1005" table:number-columns-repeated="2"/>
          <table:table-cell table:number-columns-repeated="6"/>
          <table:table-cell table:style-name="ce1005" table:number-columns-repeated="12"/>
          <table:table-cell table:number-columns-repeated="62"/>
        </table:table-row>
        <table:table-row table:style-name="ro4">
          <table:table-cell table:style-name="ce1005" table:number-columns-repeated="13"/>
          <table:table-cell table:number-columns-repeated="6"/>
          <table:table-cell table:style-name="ce1005" table:number-columns-repeated="12"/>
          <table:table-cell table:number-columns-repeated="62"/>
        </table:table-row>
        <table:table-row table:style-name="ro4">
          <table:table-cell table:style-name="ce1005" table:number-columns-repeated="13"/>
          <table:table-cell table:number-columns-repeated="2"/>
          <table:table-cell table:style-name="ce816"/>
          <table:table-cell table:number-columns-repeated="3"/>
          <table:table-cell table:style-name="ce1005" table:number-columns-repeated="12"/>
          <table:table-cell table:number-columns-repeated="62"/>
        </table:table-row>
        <table:table-row table:style-name="ro4">
          <table:table-cell table:style-name="ce1010" table:number-columns-repeated="10"/>
          <table:table-cell table:style-name="ce762"/>
          <table:table-cell table:style-name="ce1010"/>
          <table:table-cell table:number-columns-repeated="4"/>
          <table:table-cell table:style-name="ce1005"/>
          <table:table-cell table:number-columns-repeated="2"/>
          <table:table-cell table:style-name="ce1005" table:number-columns-repeated="9"/>
          <table:table-cell table:style-name="ce1010" table:number-columns-repeated="3"/>
          <table:table-cell table:number-columns-repeated="62"/>
        </table:table-row>
        <table:table-row table:style-name="ro4">
          <table:table-cell table:style-name="ce995" office:value-type="string" calcext:value-type="string" table:number-columns-spanned="26" table:number-rows-spanned="1">
            <text:p>Données pour l’onglet Tableaux de signes et de variations</text:p>
          </table:table-cell>
          <table:covered-table-cell table:number-columns-repeated="11" table:style-name="ce1010"/>
          <table:covered-table-cell table:number-columns-repeated="3"/>
          <table:covered-table-cell table:style-name="ce1005"/>
          <table:covered-table-cell table:number-columns-repeated="3"/>
          <table:covered-table-cell table:number-columns-repeated="7" table:style-name="ce1005"/>
          <table:table-cell table:style-name="ce1005" table:number-columns-repeated="2"/>
          <table:table-cell table:style-name="ce1010" table:number-columns-repeated="3"/>
          <table:table-cell table:number-columns-repeated="62"/>
        </table:table-row>
        <table:table-row table:style-name="ro4">
          <table:table-cell table:style-name="ce1010" table:number-columns-repeated="12"/>
          <table:table-cell table:number-columns-repeated="4"/>
          <table:table-cell table:style-name="ce1084"/>
          <table:table-cell table:style-name="ce682" table:number-columns-repeated="2"/>
          <table:table-cell table:style-name="ce872" table:number-columns-repeated="8"/>
          <table:table-cell table:style-name="ce1010" table:number-columns-repeated="5"/>
          <table:table-cell table:style-name="ce1005" table:number-columns-repeated="11"/>
          <table:table-cell table:number-columns-repeated="50"/>
        </table:table-row>
        <table:table-row table:style-name="ro4">
          <table:table-cell table:style-name="ce1006" office:value-type="string" calcext:value-type="string" table:number-columns-spanned="12" table:number-rows-spanned="1">
            <text:p>Tableau points tableau de signe</text:p>
          </table:table-cell>
          <table:covered-table-cell table:number-columns-repeated="11"/>
          <table:table-cell/>
          <table:table-cell table:style-name="ce1006" office:value-type="string" calcext:value-type="string" table:number-columns-spanned="13" table:number-rows-spanned="1">
            <text:p>Tableau points tableau de variations</text:p>
          </table:table-cell>
          <table:covered-table-cell table:number-columns-repeated="12" table:style-name="ce1005"/>
          <table:table-cell table:style-name="ce887"/>
          <table:table-cell table:style-name="ce739"/>
          <table:table-cell table:style-name="ce815" table:number-columns-repeated="7"/>
          <table:table-cell table:style-name="ce1005" table:number-columns-repeated="9"/>
          <table:table-cell table:style-name="ce631" table:number-columns-repeated="2"/>
          <table:table-cell table:number-columns-repeated="47"/>
        </table:table-row>
        <table:table-row table:style-name="ro4">
          <table:table-cell table:style-name="ce564" office:value-type="string" calcext:value-type="string">
            <text:p>x</text:p>
          </table:table-cell>
          <table:table-cell table:style-name="ce625" table:formula="of:=[.D130]" office:value-type="float" office:value="-8" calcext:value-type="float">
            <text:p>-8</text:p>
          </table:table-cell>
          <table:table-cell table:style-name="ce676" table:formula="of:=[.E130]">
            <text:p/>
          </table:table-cell>
          <table:table-cell table:style-name="ce676" table:formula="of:=[.F130]" office:value-type="float" office:value="-4" calcext:value-type="float">
            <text:p>-4</text:p>
          </table:table-cell>
          <table:table-cell table:style-name="ce676" table:formula="of:=[.G130]">
            <text:p/>
          </table:table-cell>
          <table:table-cell table:style-name="ce676" table:formula="of:=[.H130]" office:value-type="float" office:value="4" calcext:value-type="float">
            <text:p>4</text:p>
          </table:table-cell>
          <table:table-cell table:style-name="ce676" table:formula="of:=[.I130]">
            <text:p/>
          </table:table-cell>
          <table:table-cell table:style-name="ce676" table:formula="of:=[.J130]" office:value-type="float" office:value="8" calcext:value-type="float">
            <text:p>8</text:p>
          </table:table-cell>
          <table:table-cell table:style-name="ce676" table:formula="of:=[.K130]">
            <text:p/>
          </table:table-cell>
          <table:table-cell table:style-name="ce676" table:formula="of:=[.L130]">
            <text:p/>
          </table:table-cell>
          <table:table-cell table:style-name="ce676" table:formula="of:=[.M130]">
            <text:p/>
          </table:table-cell>
          <table:table-cell table:style-name="ce777" table:formula="of:=[.N130]">
            <text:p/>
          </table:table-cell>
          <table:table-cell table:style-name="ce1174"/>
          <table:table-cell table:style-name="ce786" office:value-type="string" calcext:value-type="string" table:number-columns-spanned="2" table:number-rows-spanned="1">
            <text:p>x</text:p>
          </table:table-cell>
          <table:covered-table-cell table:style-name="ce999"/>
          <table:table-cell table:style-name="ce591" table:formula="of:=IF(ISBLANK([.D159]);&quot;&quot;;[.D159])" office:value-type="float" office:value="-8" calcext:value-type="float">
            <text:p>-8</text:p>
          </table:table-cell>
          <table:table-cell table:style-name="ce1056" table:formula="of:=IF(ISBLANK([.E159]);&quot;&quot;;[.E159])">
            <text:p/>
          </table:table-cell>
          <table:table-cell table:style-name="ce1056" table:formula="of:=IF(ISBLANK([.F159]);&quot;&quot;;[.F159])" office:value-type="float" office:value="-4" calcext:value-type="float">
            <text:p>-4</text:p>
          </table:table-cell>
          <table:table-cell table:style-name="ce1056" table:formula="of:=IF(ISBLANK([.G159]);&quot;&quot;;[.G159])">
            <text:p/>
          </table:table-cell>
          <table:table-cell table:style-name="ce1056" table:formula="of:=IF(ISBLANK([.H159]);&quot;&quot;;[.H159])" office:value-type="float" office:value="0" calcext:value-type="float">
            <text:p>0</text:p>
          </table:table-cell>
          <table:table-cell table:style-name="ce1056" table:formula="of:=IF(ISBLANK([.I159]);&quot;&quot;;[.I159])">
            <text:p/>
          </table:table-cell>
          <table:table-cell table:style-name="ce1056" table:formula="of:=IF(ISBLANK([.J159]);&quot;&quot;;[.J159])" office:value-type="float" office:value="4" calcext:value-type="float">
            <text:p>4</text:p>
          </table:table-cell>
          <table:table-cell table:style-name="ce1056" table:formula="of:=IF(ISBLANK([.K159]);&quot;&quot;;[.K159])">
            <text:p/>
          </table:table-cell>
          <table:table-cell table:style-name="ce1056" table:formula="of:=IF(ISBLANK([.L159]);&quot;&quot;;[.L159])" office:value-type="float" office:value="8" calcext:value-type="float">
            <text:p>8</text:p>
          </table:table-cell>
          <table:table-cell table:style-name="ce1056" table:formula="of:=IF(ISBLANK([.M159]);&quot;&quot;;[.M159])">
            <text:p/>
          </table:table-cell>
          <table:table-cell table:style-name="ce606" table:formula="of:=IF(ISBLANK([.N159]);&quot;&quot;;[.N159])">
            <text:p/>
          </table:table-cell>
          <table:table-cell table:style-name="ce918" table:number-columns-spanned="1" table:number-rows-spanned="2"/>
          <table:table-cell table:style-name="ce739"/>
          <table:table-cell table:style-name="ce685" table:number-columns-repeated="7"/>
          <table:table-cell table:style-name="ce1005" table:number-columns-repeated="9"/>
          <table:table-cell table:number-columns-repeated="49"/>
        </table:table-row>
        <table:table-row table:style-name="ro4">
          <table:table-cell table:style-name="ce537" office:value-type="string" calcext:value-type="string">
            <text:p>Signe de<text:span text:style-name="T7"> f (x)</text:span></text:p>
          </table:table-cell>
          <table:table-cell table:style-name="ce626" table:formula="of:=[.P130]">
            <text:p/>
          </table:table-cell>
          <table:table-cell table:style-name="ce1056" table:formula="of:=[.Q130]" office:value-type="string" office:string-value="+" calcext:value-type="string">
            <text:p>+</text:p>
          </table:table-cell>
          <table:table-cell table:style-name="ce1056" table:formula="of:=[.R130]" office:value-type="float" office:value="0" calcext:value-type="float">
            <text:p>0</text:p>
          </table:table-cell>
          <table:table-cell table:style-name="ce1056" table:formula="of:=[.S130]" office:value-type="string" office:string-value="+" calcext:value-type="string">
            <text:p>+</text:p>
          </table:table-cell>
          <table:table-cell table:style-name="ce1056" table:formula="of:=[.T130]" office:value-type="float" office:value="0" calcext:value-type="float">
            <text:p>0</text:p>
          </table:table-cell>
          <table:table-cell table:style-name="ce1056" table:formula="of:=[.U130]" office:value-type="string" office:string-value="+" calcext:value-type="string">
            <text:p>+</text:p>
          </table:table-cell>
          <table:table-cell table:style-name="ce1056" table:formula="of:=[.V130]">
            <text:p/>
          </table:table-cell>
          <table:table-cell table:style-name="ce1056" table:formula="of:=[.W130]">
            <text:p/>
          </table:table-cell>
          <table:table-cell table:style-name="ce1056" table:formula="of:=[.X130]">
            <text:p/>
          </table:table-cell>
          <table:table-cell table:style-name="ce1056" table:formula="of:=[.Y130]">
            <text:p/>
          </table:table-cell>
          <table:table-cell table:style-name="ce606" table:formula="of:=[.Z130]">
            <text:p/>
          </table:table-cell>
          <table:table-cell table:style-name="ce685"/>
          <table:table-cell table:style-name="ce786" office:value-type="string" calcext:value-type="string" table:number-columns-spanned="2" table:number-rows-spanned="1">
            <text:p>Signe de f '(x)</text:p>
          </table:table-cell>
          <table:covered-table-cell table:style-name="ce811"/>
          <table:table-cell table:style-name="ce626" table:formula="of:=IF(ISBLANK([.P159]);&quot;&quot;;[.P159])" office:value-type="float" office:value="0" calcext:value-type="float">
            <text:p>0</text:p>
          </table:table-cell>
          <table:table-cell table:style-name="ce631" table:formula="of:=IF(ISBLANK([.Q159]);&quot;&quot;;[.Q159])" office:value-type="string" office:string-value="-" calcext:value-type="string">
            <text:p>-</text:p>
          </table:table-cell>
          <table:table-cell table:style-name="ce631" table:formula="of:=IF(ISBLANK([.R159]);&quot;&quot;;[.R159])" office:value-type="float" office:value="0" calcext:value-type="float">
            <text:p>0</text:p>
          </table:table-cell>
          <table:table-cell table:style-name="ce631" table:formula="of:=IF(ISBLANK([.S159]);&quot;&quot;;[.S159])" office:value-type="string" office:string-value="+" calcext:value-type="string">
            <text:p>+</text:p>
          </table:table-cell>
          <table:table-cell table:style-name="ce631" table:formula="of:=IF(ISBLANK([.T159]);&quot;&quot;;[.T159])" office:value-type="float" office:value="0" calcext:value-type="float">
            <text:p>0</text:p>
          </table:table-cell>
          <table:table-cell table:style-name="ce631" table:formula="of:=IF(ISBLANK([.U159]);&quot;&quot;;[.U159])" office:value-type="string" office:string-value="-" calcext:value-type="string">
            <text:p>-</text:p>
          </table:table-cell>
          <table:table-cell table:style-name="ce631" table:formula="of:=IF(ISBLANK([.V159]);&quot;&quot;;[.V159])" office:value-type="float" office:value="0" calcext:value-type="float">
            <text:p>0</text:p>
          </table:table-cell>
          <table:table-cell table:style-name="ce631" table:formula="of:=IF(ISBLANK([.W159]);&quot;&quot;;[.W159])" office:value-type="string" office:string-value="+" calcext:value-type="string">
            <text:p>+</text:p>
          </table:table-cell>
          <table:table-cell table:style-name="ce631" table:formula="of:=IF(ISBLANK([.X159]);&quot;&quot;;[.X159])">
            <text:p/>
          </table:table-cell>
          <table:table-cell table:style-name="ce631" table:formula="of:=IF(ISBLANK([.Y159]);&quot;&quot;;[.Y159])">
            <text:p/>
          </table:table-cell>
          <table:table-cell table:style-name="ce631" table:formula="of:=IF(ISBLANK([.Z159]);&quot;&quot;;[.Z159])">
            <text:p/>
          </table:table-cell>
          <table:covered-table-cell table:style-name="ce919"/>
          <table:table-cell table:style-name="ce785"/>
          <table:table-cell table:style-name="ce685" table:number-columns-repeated="7"/>
          <table:table-cell table:style-name="ce1005" table:number-columns-repeated="9"/>
          <table:table-cell table:number-columns-repeated="49"/>
        </table:table-row>
        <table:table-row table:style-name="ro4">
          <table:table-cell table:style-name="ce565" office:value-type="string" calcext:value-type="string">
            <text:p>x</text:p>
          </table:table-cell>
          <table:table-cell table:style-name="ce1060" table:formula="of:=IF(ISBLANK([$'Tableaux de signes et de variations'.B5]);0;IF(AND([.B87]=[$'Tableaux de signes et de variations'.B5];NOT(ISBLANK([$'Tableaux de signes et de variations'.B8])));1;-0.5))" office:value-type="float" office:value="0" calcext:value-type="float">
            <text:p>0</text:p>
          </table:table-cell>
          <table:table-cell table:style-name="ce678" table:formula="of:=IF(ISBLANK([$'Tableaux de signes et de variations'.C5]);0;IF(AND([.C87]=[$'Tableaux de signes et de variations'.C5];NOT(ISBLANK([$'Tableaux de signes et de variations'.C8])));1;-0.5))" office:value-type="float" office:value="0" calcext:value-type="float">
            <text:p>0</text:p>
          </table:table-cell>
          <table:table-cell table:style-name="ce678" table:formula="of:=IF(ISBLANK([$'Tableaux de signes et de variations'.D5]);0;IF(AND([.D87]=[$'Tableaux de signes et de variations'.D5];NOT(ISBLANK([$'Tableaux de signes et de variations'.D8])));1;-0.5))" office:value-type="float" office:value="0" calcext:value-type="float">
            <text:p>0</text:p>
          </table:table-cell>
          <table:table-cell table:style-name="ce678" table:formula="of:=IF(ISBLANK([$'Tableaux de signes et de variations'.E5]);0;IF(AND([.E87]=[$'Tableaux de signes et de variations'.E5];NOT(ISBLANK([$'Tableaux de signes et de variations'.E8])));1;-0.5))" office:value-type="float" office:value="0" calcext:value-type="float">
            <text:p>0</text:p>
          </table:table-cell>
          <table:table-cell table:style-name="ce678" table:formula="of:=IF(ISBLANK([$'Tableaux de signes et de variations'.F5]);0;IF(AND([.F87]=[$'Tableaux de signes et de variations'.F5];NOT(ISBLANK([$'Tableaux de signes et de variations'.F8])));1;-0.5))" office:value-type="float" office:value="0" calcext:value-type="float">
            <text:p>0</text:p>
          </table:table-cell>
          <table:table-cell table:style-name="ce678" table:formula="of:=IF(ISBLANK([$'Tableaux de signes et de variations'.G5]);0;IF(AND([.G87]=[$'Tableaux de signes et de variations'.G5];NOT(ISBLANK([$'Tableaux de signes et de variations'.G8])));1;-0.5))" office:value-type="float" office:value="0" calcext:value-type="float">
            <text:p>0</text:p>
          </table:table-cell>
          <table:table-cell table:style-name="ce678" table:formula="of:=IF(ISBLANK([$'Tableaux de signes et de variations'.H5]);0;IF(AND([.H87]=[$'Tableaux de signes et de variations'.H5];NOT(ISBLANK([$'Tableaux de signes et de variations'.H8])));1;-0.5))" office:value-type="float" office:value="0" calcext:value-type="float">
            <text:p>0</text:p>
          </table:table-cell>
          <table:table-cell table:style-name="ce678" table:formula="of:=IF(ISBLANK([$'Tableaux de signes et de variations'.I5]);0;IF(AND([.I87]=[$'Tableaux de signes et de variations'.I5];NOT(ISBLANK([$'Tableaux de signes et de variations'.I8])));1;-0.5))" office:value-type="float" office:value="0" calcext:value-type="float">
            <text:p>0</text:p>
          </table:table-cell>
          <table:table-cell table:style-name="ce678" table:formula="of:=IF(ISBLANK([$'Tableaux de signes et de variations'.J5]);0;IF(AND([.J87]=[$'Tableaux de signes et de variations'.J5];NOT(ISBLANK([$'Tableaux de signes et de variations'.J8])));1;-0.5))" office:value-type="float" office:value="0" calcext:value-type="float">
            <text:p>0</text:p>
          </table:table-cell>
          <table:table-cell table:style-name="ce678" table:formula="of:=IF(ISBLANK([$'Tableaux de signes et de variations'.K5]);0;IF(AND([.K87]=[$'Tableaux de signes et de variations'.K5];NOT(ISBLANK([$'Tableaux de signes et de variations'.K8])));1;-0.5))" office:value-type="float" office:value="0" calcext:value-type="float">
            <text:p>0</text:p>
          </table:table-cell>
          <table:table-cell table:style-name="ce778" table:formula="of:=IF(ISBLANK([$'Tableaux de signes et de variations'.L5]);0;IF(AND([.L87]=[$'Tableaux de signes et de variations'.L5];NOT(ISBLANK([$'Tableaux de signes et de variations'.L8])));1;-0.5))" office:value-type="float" office:value="0" calcext:value-type="float">
            <text:p>0</text:p>
          </table:table-cell>
          <table:table-cell table:style-name="ce1174"/>
          <table:table-cell table:style-name="ce787" office:value-type="string" calcext:value-type="string" table:number-columns-spanned="2" table:number-rows-spanned="2">
            <text:p>Var de f</text:p>
          </table:table-cell>
          <table:covered-table-cell table:style-name="ce1007"/>
          <table:table-cell table:style-name="ce593" table:formula="of:=IF([.Q88]=&quot;-&quot;;[.AB159];&quot;&quot;)" office:value-type="float" office:value="6" calcext:value-type="float">
            <text:p>6</text:p>
          </table:table-cell>
          <table:table-cell table:style-name="ce1093" table:formula="of:=IF(ISBLANK([.Q88]);&quot;&quot;;IF([.Q88]=&quot;+&quot;;&quot;k&quot;;IF([.Q88]=&quot;-&quot;;&quot;m&quot;;&quot;&quot;)))" office:value-type="string" office:string-value="m" calcext:value-type="string" table:number-columns-spanned="1" table:number-rows-spanned="2">
            <text:p>m</text:p>
          </table:table-cell>
          <table:table-cell table:style-name="ce687" table:formula="of:=IF([.Q88]=&quot;-&quot;;&quot;&quot;;IF([.Q88]=&quot;&quot;;&quot;&quot;;[.AD159]))">
            <text:p/>
          </table:table-cell>
          <table:table-cell table:style-name="ce1093" table:formula="of:=IF(ISBLANK([.S88]);&quot;&quot;;IF([.S88]=&quot;+&quot;;&quot;k&quot;;IF([.S88]=&quot;-&quot;;&quot;m&quot;;&quot;&quot;)))" office:value-type="string" office:string-value="k" calcext:value-type="string" table:number-columns-spanned="1" table:number-rows-spanned="2">
            <text:p>k</text:p>
          </table:table-cell>
          <table:table-cell table:style-name="ce687" table:formula="of:=IF([.S88]=&quot;-&quot;;&quot;&quot;;IF([.S88]=&quot;&quot;;&quot;&quot;;[.AF159]))" office:value-type="float" office:value="6" calcext:value-type="float">
            <text:p>6</text:p>
          </table:table-cell>
          <table:table-cell table:style-name="ce1093" table:formula="of:=IF(ISBLANK([.U88]);&quot;&quot;;IF([.U88]=&quot;+&quot;;&quot;k&quot;;IF([.U88]=&quot;-&quot;;&quot;m&quot;;&quot;&quot;)))" office:value-type="string" office:string-value="m" calcext:value-type="string" table:number-columns-spanned="1" table:number-rows-spanned="2">
            <text:p>m</text:p>
          </table:table-cell>
          <table:table-cell table:style-name="ce687" table:formula="of:=IF([.U88]=&quot;-&quot;;&quot;&quot;;IF([.U88]=&quot;&quot;;&quot;&quot;;[.AH159]))">
            <text:p/>
          </table:table-cell>
          <table:table-cell table:style-name="ce1093" table:formula="of:=IF(ISBLANK([.W88]);&quot;&quot;;IF([.W88]=&quot;+&quot;;&quot;k&quot;;IF([.W88]=&quot;-&quot;;&quot;m&quot;;&quot;&quot;)))" office:value-type="string" office:string-value="k" calcext:value-type="string" table:number-columns-spanned="1" table:number-rows-spanned="2">
            <text:p>k</text:p>
          </table:table-cell>
          <table:table-cell table:style-name="ce687" table:formula="of:=IF([.W88]=&quot;-&quot;;&quot;&quot;;IF([.W88]=&quot;&quot;;&quot;&quot;;[.AJ159]))" office:value-type="float" office:value="5" calcext:value-type="float">
            <text:p>5</text:p>
          </table:table-cell>
          <table:table-cell table:style-name="ce1009" table:formula="of:=IF(ISBLANK([.Y88]);&quot;&quot;;IF([.Y88]=&quot;+&quot;;&quot;k&quot;;IF([.Y88]=&quot;-&quot;;&quot;m&quot;;&quot;&quot;)))" table:number-columns-spanned="1" table:number-rows-spanned="2">
            <text:p/>
          </table:table-cell>
          <table:table-cell table:style-name="ce905" table:formula="of:=IF([.Y88]=&quot;-&quot;;&quot;&quot;;IF([.Y88]=&quot;&quot;;&quot;&quot;;[.AL159]))">
            <text:p/>
          </table:table-cell>
          <table:table-cell table:style-name="ce1079"/>
          <table:table-cell table:style-name="ce739"/>
          <table:table-cell table:style-name="ce685" table:number-columns-repeated="7"/>
          <table:table-cell table:style-name="ce1005" table:number-columns-repeated="4"/>
          <table:table-cell table:number-columns-repeated="54"/>
        </table:table-row>
        <table:table-row table:style-name="ro4">
          <table:table-cell table:style-name="ce566" office:value-type="string" calcext:value-type="string">
            <text:p>Signe de<text:span text:style-name="T7"> f (x)</text:span></text:p>
          </table:table-cell>
          <table:table-cell table:style-name="ce628" table:formula="of:=IF(ISBLANK([$'Tableaux de signes et de variations'.B6]);0;IF(AND([.B88]=[$'Tableaux de signes et de variations'.B6];NOT(ISBLANK([$'Tableaux de signes et de variations'.B9])));1;-0.5))" office:value-type="float" office:value="0" calcext:value-type="float">
            <text:p>0</text:p>
          </table:table-cell>
          <table:table-cell table:style-name="ce680" table:formula="of:=IF(ISBLANK([$'Tableaux de signes et de variations'.C6]);0;IF(AND([.C88]=[$'Tableaux de signes et de variations'.C6];NOT(ISBLANK([$'Tableaux de signes et de variations'.C9])));1;-0.5))" office:value-type="float" office:value="0" calcext:value-type="float">
            <text:p>0</text:p>
          </table:table-cell>
          <table:table-cell table:style-name="ce680" table:formula="of:=IF(ISBLANK([$'Tableaux de signes et de variations'.D6]);0;IF(AND([.D88]=[$'Tableaux de signes et de variations'.D6];NOT(ISBLANK([$'Tableaux de signes et de variations'.D9])));1;-0.5))" office:value-type="float" office:value="0" calcext:value-type="float">
            <text:p>0</text:p>
          </table:table-cell>
          <table:table-cell table:style-name="ce680" table:formula="of:=IF(ISBLANK([$'Tableaux de signes et de variations'.E6]);0;IF(AND([.E88]=[$'Tableaux de signes et de variations'.E6];NOT(ISBLANK([$'Tableaux de signes et de variations'.E9])));1;-0.5))" office:value-type="float" office:value="0" calcext:value-type="float">
            <text:p>0</text:p>
          </table:table-cell>
          <table:table-cell table:style-name="ce680" table:formula="of:=IF(ISBLANK([$'Tableaux de signes et de variations'.F6]);0;IF(AND([.F88]=[$'Tableaux de signes et de variations'.F6];NOT(ISBLANK([$'Tableaux de signes et de variations'.F9])));1;-0.5))" office:value-type="float" office:value="0" calcext:value-type="float">
            <text:p>0</text:p>
          </table:table-cell>
          <table:table-cell table:style-name="ce680" table:formula="of:=IF(ISBLANK([$'Tableaux de signes et de variations'.G6]);0;IF(AND([.G88]=[$'Tableaux de signes et de variations'.G6];NOT(ISBLANK([$'Tableaux de signes et de variations'.G9])));1;-0.5))" office:value-type="float" office:value="0" calcext:value-type="float">
            <text:p>0</text:p>
          </table:table-cell>
          <table:table-cell table:style-name="ce680" table:formula="of:=IF(ISBLANK([$'Tableaux de signes et de variations'.H6]);0;IF(AND([.H88]=[$'Tableaux de signes et de variations'.H6];NOT(ISBLANK([$'Tableaux de signes et de variations'.H9])));1;-0.5))" office:value-type="float" office:value="0" calcext:value-type="float">
            <text:p>0</text:p>
          </table:table-cell>
          <table:table-cell table:style-name="ce680" table:formula="of:=IF(ISBLANK([$'Tableaux de signes et de variations'.I6]);0;IF(AND([.I88]=[$'Tableaux de signes et de variations'.I6];NOT(ISBLANK([$'Tableaux de signes et de variations'.I9])));1;-0.5))" office:value-type="float" office:value="0" calcext:value-type="float">
            <text:p>0</text:p>
          </table:table-cell>
          <table:table-cell table:style-name="ce680" table:formula="of:=IF(ISBLANK([$'Tableaux de signes et de variations'.J6]);0;IF(AND([.J88]=[$'Tableaux de signes et de variations'.J6];NOT(ISBLANK([$'Tableaux de signes et de variations'.J9])));1;-0.5))" office:value-type="float" office:value="0" calcext:value-type="float">
            <text:p>0</text:p>
          </table:table-cell>
          <table:table-cell table:style-name="ce680" table:formula="of:=IF(ISBLANK([$'Tableaux de signes et de variations'.K6]);0;IF(AND([.K88]=[$'Tableaux de signes et de variations'.K6];NOT(ISBLANK([$'Tableaux de signes et de variations'.K9])));1;-0.5))" office:value-type="float" office:value="0" calcext:value-type="float">
            <text:p>0</text:p>
          </table:table-cell>
          <table:table-cell table:style-name="ce781" table:formula="of:=IF(ISBLANK([$'Tableaux de signes et de variations'.L6]);0;IF(AND([.L88]=[$'Tableaux de signes et de variations'.L6];NOT(ISBLANK([$'Tableaux de signes et de variations'.L9])));1;-0.5))" office:value-type="float" office:value="0" calcext:value-type="float">
            <text:p>0</text:p>
          </table:table-cell>
          <table:table-cell table:style-name="ce785"/>
          <table:covered-table-cell table:style-name="ce629"/>
          <table:covered-table-cell table:style-name="ce812"/>
          <table:table-cell table:style-name="ce595" table:formula="of:=IF([.Q88]=&quot;-&quot;;&quot;&quot;;[.AB159])">
            <text:p/>
          </table:table-cell>
          <table:covered-table-cell table:style-name="ce1094"/>
          <table:table-cell table:style-name="ce651" table:formula="of:=IF([.Q88]=&quot;-&quot;;IF([.Q88]=&quot;&quot;;&quot;&quot;;[.AD159]);&quot;&quot;)" office:value-type="float" office:value="0" calcext:value-type="float">
            <text:p>0</text:p>
          </table:table-cell>
          <table:covered-table-cell table:style-name="ce1094"/>
          <table:table-cell table:style-name="ce651" table:formula="of:=IF([.S88]=&quot;-&quot;;IF([.S88]=&quot;&quot;;&quot;&quot;;[.AF159]);&quot;&quot;)">
            <text:p/>
          </table:table-cell>
          <table:covered-table-cell table:style-name="ce1094"/>
          <table:table-cell table:style-name="ce651" table:formula="of:=IF([.U88]=&quot;-&quot;;IF([.U88]=&quot;&quot;;&quot;&quot;;[.AH159]);&quot;&quot;)" office:value-type="float" office:value="0" calcext:value-type="float">
            <text:p>0</text:p>
          </table:table-cell>
          <table:covered-table-cell table:style-name="ce1094"/>
          <table:table-cell table:style-name="ce651" table:formula="of:=IF([.W88]=&quot;-&quot;;IF([.W88]=&quot;&quot;;&quot;&quot;;[.AJ159]);&quot;&quot;)">
            <text:p/>
          </table:table-cell>
          <table:covered-table-cell table:style-name="ce1094"/>
          <table:table-cell table:style-name="ce906" table:formula="of:=IF([.Y88]=&quot;-&quot;;IF([.Y88]=&quot;&quot;;&quot;&quot;;[.AL159]);&quot;&quot;)">
            <text:p/>
          </table:table-cell>
          <table:table-cell table:style-name="ce1079"/>
          <table:table-cell table:style-name="ce1174"/>
          <table:table-cell table:style-name="ce685" table:number-columns-repeated="5"/>
          <table:table-cell table:style-name="ce785"/>
          <table:table-cell table:style-name="ce685"/>
          <table:table-cell table:style-name="ce1005" table:number-columns-repeated="4"/>
          <table:table-cell table:number-columns-repeated="18"/>
          <table:table-cell table:style-name="ce1005" table:number-columns-repeated="10"/>
          <table:table-cell/>
          <table:table-cell table:style-name="ce1005" table:number-columns-repeated="2"/>
          <table:table-cell table:number-columns-repeated="23"/>
        </table:table-row>
        <table:table-row table:style-name="ro4">
          <table:table-cell table:style-name="ce567" office:value-type="string" calcext:value-type="string">
            <text:p>Points</text:p>
          </table:table-cell>
          <table:table-cell table:style-name="ce567" office:value-type="string" calcext:value-type="string">
            <text:p>Nombres</text:p>
          </table:table-cell>
          <table:table-cell table:style-name="ce567" office:value-type="string" calcext:value-type="string">
            <text:p>+</text:p>
          </table:table-cell>
          <table:table-cell table:style-name="ce567" office:value-type="string" calcext:value-type="string">
            <text:p>-</text:p>
          </table:table-cell>
          <table:table-cell table:style-name="ce567" office:value-type="string" calcext:value-type="string">
            <text:p>k</text:p>
          </table:table-cell>
          <table:table-cell table:style-name="ce567" office:value-type="string" calcext:value-type="string">
            <text:p>m</text:p>
          </table:table-cell>
          <table:table-cell table:style-name="ce567" office:value-type="string" calcext:value-type="string">
            <text:p>Total</text:p>
          </table:table-cell>
          <table:table-cell table:style-name="ce567" office:value-type="string" calcext:value-type="string">
            <text:p>Points</text:p>
          </table:table-cell>
          <table:table-cell table:style-name="ce1005" table:number-columns-repeated="5"/>
          <table:table-cell table:style-name="ce1220" office:value-type="string" calcext:value-type="string" table:number-columns-spanned="2" table:number-rows-spanned="1">
            <text:p>x</text:p>
          </table:table-cell>
          <table:covered-table-cell table:style-name="ce813"/>
          <table:table-cell table:style-name="ce818" table:formula="of:=IF(ISBLANK([$'Tableaux de signes et de variations'.B14]);0;IF(AND([.P87]=[$'Tableaux de signes et de variations'.B14];NOT(ISBLANK([$'Tableaux de signes et de variations'.B19])));1;-0.5))" office:value-type="float" office:value="0" calcext:value-type="float">
            <text:p>0</text:p>
          </table:table-cell>
          <table:table-cell table:style-name="ce854" table:formula="of:=IF(ISBLANK([$'Tableaux de signes et de variations'.C14]);0;IF(AND([.Q87]=[$'Tableaux de signes et de variations'.C14];NOT(ISBLANK([$'Tableaux de signes et de variations'.C19])));1;-0.5))" office:value-type="float" office:value="0" calcext:value-type="float">
            <text:p>0</text:p>
          </table:table-cell>
          <table:table-cell table:style-name="ce854" table:formula="of:=IF(ISBLANK([$'Tableaux de signes et de variations'.D14]);0;IF(AND([.R87]=[$'Tableaux de signes et de variations'.D14];NOT(ISBLANK([$'Tableaux de signes et de variations'.D19])));1;-0.5))" office:value-type="float" office:value="0" calcext:value-type="float">
            <text:p>0</text:p>
          </table:table-cell>
          <table:table-cell table:style-name="ce854" table:formula="of:=IF(ISBLANK([$'Tableaux de signes et de variations'.E14]);0;IF(AND([.S87]=[$'Tableaux de signes et de variations'.E14];NOT(ISBLANK([$'Tableaux de signes et de variations'.E19])));1;-0.5))" office:value-type="float" office:value="0" calcext:value-type="float">
            <text:p>0</text:p>
          </table:table-cell>
          <table:table-cell table:style-name="ce854" table:formula="of:=IF(ISBLANK([$'Tableaux de signes et de variations'.F14]);0;IF(AND([.T87]=[$'Tableaux de signes et de variations'.F14];NOT(ISBLANK([$'Tableaux de signes et de variations'.F19])));1;-0.5))" office:value-type="float" office:value="0" calcext:value-type="float">
            <text:p>0</text:p>
          </table:table-cell>
          <table:table-cell table:style-name="ce854" table:formula="of:=IF(ISBLANK([$'Tableaux de signes et de variations'.G14]);0;IF(AND([.U87]=[$'Tableaux de signes et de variations'.G14];NOT(ISBLANK([$'Tableaux de signes et de variations'.G19])));1;-0.5))" office:value-type="float" office:value="0" calcext:value-type="float">
            <text:p>0</text:p>
          </table:table-cell>
          <table:table-cell table:style-name="ce854" table:formula="of:=IF(ISBLANK([$'Tableaux de signes et de variations'.H14]);0;IF(AND([.V87]=[$'Tableaux de signes et de variations'.H14];NOT(ISBLANK([$'Tableaux de signes et de variations'.H19])));1;-0.5))" office:value-type="float" office:value="0" calcext:value-type="float">
            <text:p>0</text:p>
          </table:table-cell>
          <table:table-cell table:style-name="ce854" table:formula="of:=IF(ISBLANK([$'Tableaux de signes et de variations'.I14]);0;IF(AND([.W87]=[$'Tableaux de signes et de variations'.I14];NOT(ISBLANK([$'Tableaux de signes et de variations'.I19])));1;-0.5))" office:value-type="float" office:value="0" calcext:value-type="float">
            <text:p>0</text:p>
          </table:table-cell>
          <table:table-cell table:style-name="ce854" table:formula="of:=IF(ISBLANK([$'Tableaux de signes et de variations'.J14]);0;IF(AND([.X87]=[$'Tableaux de signes et de variations'.J14];NOT(ISBLANK([$'Tableaux de signes et de variations'.J19])));1;-0.5))" office:value-type="float" office:value="0" calcext:value-type="float">
            <text:p>0</text:p>
          </table:table-cell>
          <table:table-cell table:style-name="ce854" table:formula="of:=IF(ISBLANK([$'Tableaux de signes et de variations'.K14]);0;IF(AND([.Y87]=[$'Tableaux de signes et de variations'.K14];NOT(ISBLANK([$'Tableaux de signes et de variations'.K19])));1;-0.5))" office:value-type="float" office:value="0" calcext:value-type="float">
            <text:p>0</text:p>
          </table:table-cell>
          <table:table-cell table:style-name="ce908" table:formula="of:=IF(ISBLANK([$'Tableaux de signes et de variations'.L14]);0;IF(AND([.Z87]=[$'Tableaux de signes et de variations'.L14];NOT(ISBLANK([$'Tableaux de signes et de variations'.L19])));1;-0.5))" office:value-type="float" office:value="0" calcext:value-type="float">
            <text:p>0</text:p>
          </table:table-cell>
          <table:table-cell table:style-name="ce920" table:number-columns-spanned="1" table:number-rows-spanned="2"/>
          <table:table-cell table:style-name="ce1174"/>
          <table:table-cell table:style-name="ce685" table:number-columns-repeated="4"/>
          <table:table-cell table:style-name="ce924"/>
          <table:table-cell table:style-name="ce685" table:number-columns-repeated="2"/>
          <table:table-cell table:style-name="ce1005" table:number-columns-repeated="4"/>
          <table:table-cell table:number-columns-repeated="54"/>
        </table:table-row>
        <table:table-row table:style-name="ro4">
          <table:table-cell table:style-name="ce999" office:value-type="string" calcext:value-type="string">
            <text:p>x</text:p>
          </table:table-cell>
          <table:table-cell table:style-name="ce535" table:formula="of:=COUNT([.$B$87:.$L$87])" office:value-type="float" office:value="4" calcext:value-type="float">
            <text:p>4</text:p>
          </table:table-cell>
          <table:table-cell table:style-name="ce535" table:number-columns-repeated="4"/>
          <table:table-cell table:style-name="ce535" table:formula="of:=SUM([.B92:.F92])" office:value-type="float" office:value="4" calcext:value-type="float">
            <text:p>4</text:p>
          </table:table-cell>
          <table:table-cell table:style-name="ce535" table:formula="of:=SUM([.$B$89:.$L$89])" office:value-type="float" office:value="0" calcext:value-type="float">
            <text:p>0</text:p>
          </table:table-cell>
          <table:table-cell table:style-name="ce1005" table:number-columns-repeated="5"/>
          <table:table-cell table:style-name="ce1221" office:value-type="string" calcext:value-type="string" table:number-columns-spanned="2" table:number-rows-spanned="1">
            <text:p>Signe de f '(x)</text:p>
          </table:table-cell>
          <table:covered-table-cell table:style-name="ce1221"/>
          <table:table-cell table:style-name="ce818" table:formula="of:=IF(ISBLANK([$'Tableaux de signes et de variations'.B15]);0;IF(AND([.P88]=[$'Tableaux de signes et de variations'.SB16];NOT(ISBLANK([$'Tableaux de signes et de variations'.B20])));1;-0.5))" office:value-type="float" office:value="0" calcext:value-type="float">
            <text:p>0</text:p>
          </table:table-cell>
          <table:table-cell table:style-name="ce854" table:formula="of:=IF(ISBLANK([$'Tableaux de signes et de variations'.C15]);0;IF(AND([.Q88]=[$'Tableaux de signes et de variations'.C15];NOT(ISBLANK([$'Tableaux de signes et de variations'.C20])));1;-0.5))" office:value-type="float" office:value="0" calcext:value-type="float">
            <text:p>0</text:p>
          </table:table-cell>
          <table:table-cell table:style-name="ce854" table:formula="of:=IF(ISBLANK([$'Tableaux de signes et de variations'.D15]);0;IF(AND([.R88]=[$'Tableaux de signes et de variations'.D15];NOT(ISBLANK([$'Tableaux de signes et de variations'.D20])));1;-0.5))" office:value-type="float" office:value="0" calcext:value-type="float">
            <text:p>0</text:p>
          </table:table-cell>
          <table:table-cell table:style-name="ce854" table:formula="of:=IF(ISBLANK([$'Tableaux de signes et de variations'.E15]);0;IF(AND([.S88]=[$'Tableaux de signes et de variations'.E15];NOT(ISBLANK([$'Tableaux de signes et de variations'.E20])));1;-0.5))" office:value-type="float" office:value="0" calcext:value-type="float">
            <text:p>0</text:p>
          </table:table-cell>
          <table:table-cell table:style-name="ce854" table:formula="of:=IF(ISBLANK([$'Tableaux de signes et de variations'.F15]);0;IF(AND([.T88]=[$'Tableaux de signes et de variations'.F15];NOT(ISBLANK([$'Tableaux de signes et de variations'.F20])));1;-0.5))" office:value-type="float" office:value="0" calcext:value-type="float">
            <text:p>0</text:p>
          </table:table-cell>
          <table:table-cell table:style-name="ce854" table:formula="of:=IF(ISBLANK([$'Tableaux de signes et de variations'.G15]);0;IF(AND([.U88]=[$'Tableaux de signes et de variations'.G15];NOT(ISBLANK([$'Tableaux de signes et de variations'.G20])));1;-0.5))" office:value-type="float" office:value="0" calcext:value-type="float">
            <text:p>0</text:p>
          </table:table-cell>
          <table:table-cell table:style-name="ce854" table:formula="of:=IF(ISBLANK([$'Tableaux de signes et de variations'.H15]);0;IF(AND([.V88]=[$'Tableaux de signes et de variations'.H15];NOT(ISBLANK([$'Tableaux de signes et de variations'.H20])));1;-0.5))" office:value-type="float" office:value="0" calcext:value-type="float">
            <text:p>0</text:p>
          </table:table-cell>
          <table:table-cell table:style-name="ce854" table:formula="of:=IF(ISBLANK([$'Tableaux de signes et de variations'.I15]);0;IF(AND([.W88]=[$'Tableaux de signes et de variations'.I15];NOT(ISBLANK([$'Tableaux de signes et de variations'.I20])));1;-0.5))" office:value-type="float" office:value="0" calcext:value-type="float">
            <text:p>0</text:p>
          </table:table-cell>
          <table:table-cell table:style-name="ce854" table:formula="of:=IF(ISBLANK([$'Tableaux de signes et de variations'.J15]);0;IF(AND([.X88]=[$'Tableaux de signes et de variations'.J15];NOT(ISBLANK([$'Tableaux de signes et de variations'.J20])));1;-0.5))" office:value-type="float" office:value="0" calcext:value-type="float">
            <text:p>0</text:p>
          </table:table-cell>
          <table:table-cell table:style-name="ce854" table:formula="of:=IF(ISBLANK([$'Tableaux de signes et de variations'.K15]);0;IF(AND([.Y88]=[$'Tableaux de signes et de variations'.K15];NOT(ISBLANK([$'Tableaux de signes et de variations'.K20])));1;-0.5))" office:value-type="float" office:value="0" calcext:value-type="float">
            <text:p>0</text:p>
          </table:table-cell>
          <table:table-cell table:style-name="ce908" table:formula="of:=IF(ISBLANK([$'Tableaux de signes et de variations'.L15]);0;IF(AND([.Z88]=[$'Tableaux de signes et de variations'.L15];NOT(ISBLANK([$'Tableaux de signes et de variations'.L20])));1;-0.5))" office:value-type="float" office:value="0" calcext:value-type="float">
            <text:p>0</text:p>
          </table:table-cell>
          <table:covered-table-cell table:style-name="ce919"/>
          <table:table-cell table:style-name="ce682" table:number-columns-repeated="6"/>
          <table:table-cell table:style-name="ce685" table:number-columns-repeated="2"/>
          <table:table-cell table:style-name="ce1005" table:number-columns-repeated="4"/>
          <table:table-cell table:number-columns-repeated="54"/>
        </table:table-row>
        <table:table-row table:style-name="ro4">
          <table:table-cell table:style-name="ce537" office:value-type="string" calcext:value-type="string">
            <text:p>Signe de<text:span text:style-name="T7"> f (x)</text:span></text:p>
          </table:table-cell>
          <table:table-cell table:style-name="ce629" table:formula="of:=COUNT([.$B$88:.$L$88])" office:value-type="float" office:value="2" calcext:value-type="float">
            <text:p>2</text:p>
          </table:table-cell>
          <table:table-cell table:style-name="ce629" table:formula="of:=COUNTIF([.$B$88:.$L$88];&quot;+&quot;)" office:value-type="float" office:value="3" calcext:value-type="float">
            <text:p>3</text:p>
          </table:table-cell>
          <table:table-cell table:style-name="ce629" table:formula="of:=COUNTIF([.$B$88:.$L$88];&quot;-&quot;)" office:value-type="float" office:value="0" calcext:value-type="float">
            <text:p>0</text:p>
          </table:table-cell>
          <table:table-cell table:style-name="ce629" table:number-columns-repeated="2"/>
          <table:table-cell table:style-name="ce535" table:formula="of:=SUM([.B93:.F93])" office:value-type="float" office:value="5" calcext:value-type="float">
            <text:p>5</text:p>
          </table:table-cell>
          <table:table-cell table:style-name="ce535" table:formula="of:=SUM([.$B$90:.$L$90])" office:value-type="float" office:value="0" calcext:value-type="float">
            <text:p>0</text:p>
          </table:table-cell>
          <table:table-cell table:style-name="ce1005" table:number-columns-repeated="5"/>
          <table:table-cell table:style-name="ce792" office:value-type="string" calcext:value-type="string" table:number-columns-spanned="2" table:number-rows-spanned="2">
            <text:p>Var de f</text:p>
          </table:table-cell>
          <table:covered-table-cell table:style-name="ce1220"/>
          <table:table-cell table:style-name="ce826" table:formula="of:=IF(ISBLANK([$'Tableaux de signes et de variations'.B16]);0;IF(AND(ISBLANK([$'Tableaux de signes et de variations'.B17]);[$'Tableaux de signes et de variations'.B16]=[.P89]);1;-0.5))" office:value-type="float" office:value="0" calcext:value-type="float">
            <text:p>0</text:p>
          </table:table-cell>
          <table:table-cell table:style-name="ce855" table:formula="of:=IF(ISBLANK([$'Tableaux de signes et de variations'.C16]);0;IF(AND([.Q89]=[$'Tableaux de signes et de variations'.C16];NOT(ISBLANK([$'Tableaux de signes et de variations'.C21])));1;-0.5))" office:value-type="float" office:value="0" calcext:value-type="float" table:number-columns-spanned="1" table:number-rows-spanned="2">
            <text:p>0</text:p>
          </table:table-cell>
          <table:table-cell table:style-name="ce865" table:formula="of:=IF(ISBLANK([$'Tableaux de signes et de variations'.D16]);0;IF(AND(ISBLANK([$'Tableaux de signes et de variations'.D17]);[$'Tableaux de signes et de variations'.D16]=[.R89]);1;-0.5))" office:value-type="float" office:value="0" calcext:value-type="float">
            <text:p>0</text:p>
          </table:table-cell>
          <table:table-cell table:style-name="ce855" table:formula="of:=IF(ISBLANK([$'Tableaux de signes et de variations'.E16]);0;IF(AND([.S89]=[$'Tableaux de signes et de variations'.E16];NOT(ISBLANK([$'Tableaux de signes et de variations'.E21])));1;-0.5))" office:value-type="float" office:value="0" calcext:value-type="float" table:number-columns-spanned="1" table:number-rows-spanned="2">
            <text:p>0</text:p>
          </table:table-cell>
          <table:table-cell table:style-name="ce865" table:formula="of:=IF(ISBLANK([$'Tableaux de signes et de variations'.F16]);0;IF(AND(ISBLANK([$'Tableaux de signes et de variations'.F17]);[$'Tableaux de signes et de variations'.F16]=[.T89]);1;-0.5))" office:value-type="float" office:value="0" calcext:value-type="float">
            <text:p>0</text:p>
          </table:table-cell>
          <table:table-cell table:style-name="ce855" table:formula="of:=IF(ISBLANK([$'Tableaux de signes et de variations'.G16]);0;IF(AND([.U89]=[$'Tableaux de signes et de variations'.G16];NOT(ISBLANK([$'Tableaux de signes et de variations'.G21])));1;-0.5))" office:value-type="float" office:value="0" calcext:value-type="float" table:number-columns-spanned="1" table:number-rows-spanned="2">
            <text:p>0</text:p>
          </table:table-cell>
          <table:table-cell table:style-name="ce865" table:formula="of:=IF(ISBLANK([$'Tableaux de signes et de variations'.H16]);0;IF(AND(ISBLANK([$'Tableaux de signes et de variations'.H17]);[$'Tableaux de signes et de variations'.H16]=[.V89]);1;-0.5))" office:value-type="float" office:value="0" calcext:value-type="float">
            <text:p>0</text:p>
          </table:table-cell>
          <table:table-cell table:style-name="ce855" table:formula="of:=IF(ISBLANK([$'Tableaux de signes et de variations'.I16]);0;IF(AND([.W89]=[$'Tableaux de signes et de variations'.I16];NOT(ISBLANK([$'Tableaux de signes et de variations'.I21])));1;-0.5))" office:value-type="float" office:value="0" calcext:value-type="float" table:number-columns-spanned="1" table:number-rows-spanned="2">
            <text:p>0</text:p>
          </table:table-cell>
          <table:table-cell table:style-name="ce865" table:formula="of:=IF(ISBLANK([$'Tableaux de signes et de variations'.J16]);0;IF(AND(ISBLANK([$'Tableaux de signes et de variations'.J17]);[$'Tableaux de signes et de variations'.J16]=[.X89]);1;-0.5))" office:value-type="float" office:value="0" calcext:value-type="float">
            <text:p>0</text:p>
          </table:table-cell>
          <table:table-cell table:style-name="ce855" table:formula="of:=IF(ISBLANK([$'Tableaux de signes et de variations'.K16]);0;IF(AND([.Y89]=[$'Tableaux de signes et de variations'.K16];NOT(ISBLANK([$'Tableaux de signes et de variations'.K21])));1;-0.5))" office:value-type="float" office:value="0" calcext:value-type="float" table:number-columns-spanned="1" table:number-rows-spanned="2">
            <text:p>0</text:p>
          </table:table-cell>
          <table:table-cell table:style-name="ce910" table:formula="of:=IF(ISBLANK([$'Tableaux de signes et de variations'.L16]);0;IF(AND(ISBLANK([$'Tableaux de signes et de variations'.L17]);[$'Tableaux de signes et de variations'.L16]=[.Z89]);1;-0.5))" office:value-type="float" office:value="0" calcext:value-type="float">
            <text:p>0</text:p>
          </table:table-cell>
          <table:table-cell table:style-name="ce1005" table:number-columns-repeated="10"/>
          <table:table-cell table:number-columns-repeated="20"/>
          <table:table-cell table:style-name="ce1005" table:number-columns-repeated="13"/>
          <table:table-cell table:style-name="ce1084"/>
          <table:table-cell table:number-columns-repeated="23"/>
        </table:table-row>
        <table:table-row table:style-name="ro4">
          <table:table-cell table:style-name="ce999" office:value-type="string" calcext:value-type="string">
            <text:p>x</text:p>
          </table:table-cell>
          <table:table-cell table:style-name="ce535" table:formula="of:=COUNT([.$P$87:.$Z$87])" office:value-type="float" office:value="5" calcext:value-type="float">
            <text:p>5</text:p>
          </table:table-cell>
          <table:table-cell table:style-name="ce535" table:number-columns-repeated="4"/>
          <table:table-cell table:style-name="ce535" table:formula="of:=SUM([.B94:.F94])" office:value-type="float" office:value="5" calcext:value-type="float">
            <text:p>5</text:p>
          </table:table-cell>
          <table:table-cell table:style-name="ce535" table:formula="of:=SUM([.$P$91:.$Z$91])" office:value-type="float" office:value="0" calcext:value-type="float">
            <text:p>0</text:p>
          </table:table-cell>
          <table:table-cell table:style-name="ce581" table:number-columns-repeated="5"/>
          <table:covered-table-cell table:style-name="ce793"/>
          <table:covered-table-cell table:style-name="ce1213"/>
          <table:table-cell table:style-name="ce827" table:formula="of:=IF(ISBLANK([$'Tableaux de signes et de variations'.B17]);0;IF(AND(ISBLANK([$'Tableaux de signes et de variations'.B16]);[$'Tableaux de signes et de variations'.B17]=[.P90]);1;-0.5))" office:value-type="float" office:value="0" calcext:value-type="float">
            <text:p>0</text:p>
          </table:table-cell>
          <table:covered-table-cell table:style-name="ce856"/>
          <table:table-cell table:style-name="ce866" table:formula="of:=IF(ISBLANK([$'Tableaux de signes et de variations'.D17]);0;IF(AND(ISBLANK([$'Tableaux de signes et de variations'.D16]);[$'Tableaux de signes et de variations'.D17]=[.R90]);1;-0.5))" office:value-type="float" office:value="0" calcext:value-type="float">
            <text:p>0</text:p>
          </table:table-cell>
          <table:covered-table-cell table:style-name="ce856"/>
          <table:table-cell table:style-name="ce866" table:formula="of:=IF(ISBLANK([$'Tableaux de signes et de variations'.F17]);0;IF(AND(ISBLANK([$'Tableaux de signes et de variations'.F16]);[$'Tableaux de signes et de variations'.F17]=[.T90]);1;-0.5))" office:value-type="float" office:value="0" calcext:value-type="float">
            <text:p>0</text:p>
          </table:table-cell>
          <table:covered-table-cell table:style-name="ce856"/>
          <table:table-cell table:style-name="ce866" table:formula="of:=IF(ISBLANK([$'Tableaux de signes et de variations'.H17]);0;IF(AND(ISBLANK([$'Tableaux de signes et de variations'.H16]);[$'Tableaux de signes et de variations'.H17]=[.V90]);1;-0.5))" office:value-type="float" office:value="0" calcext:value-type="float">
            <text:p>0</text:p>
          </table:table-cell>
          <table:covered-table-cell table:style-name="ce856"/>
          <table:table-cell table:style-name="ce866" table:formula="of:=IF(ISBLANK([$'Tableaux de signes et de variations'.J17]);0;IF(AND(ISBLANK([$'Tableaux de signes et de variations'.J16]);[$'Tableaux de signes et de variations'.J17]=[.X90]);1;-0.5))" office:value-type="float" office:value="0" calcext:value-type="float">
            <text:p>0</text:p>
          </table:table-cell>
          <table:covered-table-cell table:style-name="ce856"/>
          <table:table-cell table:style-name="ce912" table:formula="of:=IF(ISBLANK([$'Tableaux de signes et de variations'.L17]);0;IF(AND(ISBLANK([$'Tableaux de signes et de variations'.L16]);[$'Tableaux de signes et de variations'.L17]=[.Z90]);1;-0.5))" office:value-type="float" office:value="0" calcext:value-type="float">
            <text:p>0</text:p>
          </table:table-cell>
          <table:table-cell table:style-name="ce581" table:number-columns-repeated="5"/>
          <table:table-cell table:number-columns-repeated="38"/>
          <table:table-cell table:style-name="ce682"/>
          <table:table-cell table:number-columns-repeated="23"/>
        </table:table-row>
        <table:table-row table:style-name="ro4">
          <table:table-cell table:style-name="ce1007" office:value-type="string" calcext:value-type="string">
            <text:p>Signe de f '(x)</text:p>
          </table:table-cell>
          <table:table-cell table:style-name="ce629" table:formula="of:=COUNT([.$P$88:.$Z$88])" office:value-type="float" office:value="4" calcext:value-type="float">
            <text:p>4</text:p>
          </table:table-cell>
          <table:table-cell table:style-name="ce629" table:formula="of:=COUNTIF([.$P$88:.$Z$88];&quot;+&quot;)" office:value-type="float" office:value="2" calcext:value-type="float">
            <text:p>2</text:p>
          </table:table-cell>
          <table:table-cell table:style-name="ce629" table:formula="of:=COUNTIF([.$P$88:.$Z$88];&quot;-&quot;)" office:value-type="float" office:value="2" calcext:value-type="float">
            <text:p>2</text:p>
          </table:table-cell>
          <table:table-cell table:style-name="ce629" table:number-columns-repeated="2"/>
          <table:table-cell table:style-name="ce592" table:formula="of:=IF([$'Tableaux de signes et de variations'.$AA$3];SUM([.B95:.F95]);0)" office:value-type="float" office:value="0" calcext:value-type="float">
            <text:p>0</text:p>
          </table:table-cell>
          <table:table-cell table:style-name="ce535" table:formula="of:=IF([$'Tableaux de signes et de variations'.$AA$3];SUM([.$P$92:.$Z$92]);0)"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38"/>
          <table:table-cell table:style-name="ce682"/>
          <table:table-cell table:number-columns-repeated="23"/>
        </table:table-row>
        <table:table-row table:style-name="ro4">
          <table:table-cell table:style-name="ce1007" office:value-type="string" calcext:value-type="string">
            <text:p>Var de <text:span text:style-name="T20">f</text:span></text:p>
          </table:table-cell>
          <table:table-cell table:style-name="ce629" table:formula="of:=COUNT([.$P$89:.$Z$90])" office:value-type="float" office:value="5" calcext:value-type="float">
            <text:p>5</text:p>
          </table:table-cell>
          <table:table-cell table:style-name="ce629"/>
          <table:table-cell table:style-name="ce535"/>
          <table:table-cell table:style-name="ce535" table:formula="of:=COUNTIF([.$P$89:.$Z$90];&quot;k&quot;)" office:value-type="float" office:value="2" calcext:value-type="float">
            <text:p>2</text:p>
          </table:table-cell>
          <table:table-cell table:style-name="ce731" table:formula="of:=COUNTIF([.$P$89:.$Z$90];&quot;m&quot;)" office:value-type="float" office:value="2" calcext:value-type="float">
            <text:p>2</text:p>
          </table:table-cell>
          <table:table-cell table:style-name="ce535" table:formula="of:=SUM([.B96:.F96])" office:value-type="float" office:value="9" calcext:value-type="float">
            <text:p>9</text:p>
          </table:table-cell>
          <table:table-cell table:style-name="ce535" table:formula="of:=SUM([.$P$93:.$Z$94])"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38"/>
          <table:table-cell table:style-name="ce682"/>
          <table:table-cell table:number-columns-repeated="23"/>
        </table:table-row>
        <table:table-row table:style-name="ro4">
          <table:table-cell table:style-name="ce581" table:number-columns-repeated="6"/>
          <table:table-cell table:style-name="ce748" table:formula="of:=IF(SUM([.G92:.G96])&lt;0;0;SUM([.G92:.G96]))" office:value-type="float" office:value="23" calcext:value-type="float">
            <text:p>23</text:p>
          </table:table-cell>
          <table:table-cell table:style-name="ce748" table:formula="of:=IF(SUM([.H92:.H96])&lt;0;0;SUM([.H92:.H96]))" office:value-type="float" office:value="0" calcext:value-type="float">
            <text:p>0</text:p>
          </table:table-cell>
          <table:table-cell table:style-name="ce581" table:number-columns-repeated="23"/>
          <table:table-cell table:number-columns-repeated="38"/>
          <table:table-cell table:style-name="ce682"/>
          <table:table-cell table:number-columns-repeated="23"/>
        </table:table-row>
        <table:table-row table:style-name="ro4">
          <table:table-cell table:style-name="ce583"/>
          <table:table-cell table:style-name="ce631" table:number-columns-repeated="2"/>
          <table:table-cell table:style-name="ce1005" table:number-columns-repeated="34"/>
          <table:table-cell/>
          <table:table-cell table:style-name="ce1005" table:number-columns-repeated="17"/>
          <table:table-cell table:style-name="ce986"/>
          <table:table-cell table:style-name="ce1005" table:number-columns-repeated="3"/>
          <table:table-cell table:style-name="ce945" table:number-columns-repeated="11"/>
          <table:table-cell table:number-columns-repeated="23"/>
        </table:table-row>
        <table:table-row table:style-name="ro4">
          <table:table-cell table:style-name="ce1005" table:number-columns-repeated="3"/>
          <table:table-cell table:style-name="ce1006" office:value-type="string" calcext:value-type="string">
            <text:p>D</text:p>
          </table:table-cell>
          <table:table-cell table:style-name="ce1006" office:value-type="string" calcext:value-type="string">
            <text:p>E</text:p>
          </table:table-cell>
          <table:table-cell table:style-name="ce1006" office:value-type="string" calcext:value-type="string">
            <text:p>F</text:p>
          </table:table-cell>
          <table:table-cell table:style-name="ce1006" office:value-type="string" calcext:value-type="string">
            <text:p>G</text:p>
          </table:table-cell>
          <table:table-cell table:style-name="ce1006" office:value-type="string" calcext:value-type="string">
            <text:p>H</text:p>
          </table:table-cell>
          <table:table-cell table:style-name="ce1006" office:value-type="string" calcext:value-type="string">
            <text:p>I</text:p>
          </table:table-cell>
          <table:table-cell table:style-name="ce1006" office:value-type="string" calcext:value-type="string">
            <text:p>J</text:p>
          </table:table-cell>
          <table:table-cell table:style-name="ce1006" office:value-type="string" calcext:value-type="string">
            <text:p>K</text:p>
          </table:table-cell>
          <table:table-cell table:style-name="ce1006" office:value-type="string" calcext:value-type="string">
            <text:p>L</text:p>
          </table:table-cell>
          <table:table-cell table:style-name="ce1006" office:value-type="string" calcext:value-type="string">
            <text:p>M</text:p>
          </table:table-cell>
          <table:table-cell table:style-name="ce1006" office:value-type="string" calcext:value-type="string">
            <text:p>N</text:p>
          </table:table-cell>
          <table:table-cell table:style-name="ce1006" office:value-type="string" calcext:value-type="string">
            <text:p>O</text:p>
          </table:table-cell>
          <table:table-cell table:style-name="ce1006" office:value-type="string" calcext:value-type="string">
            <text:p>P</text:p>
          </table:table-cell>
          <table:table-cell table:style-name="ce1006" office:value-type="string" calcext:value-type="string">
            <text:p>Q</text:p>
          </table:table-cell>
          <table:table-cell table:style-name="ce1006" office:value-type="string" calcext:value-type="string">
            <text:p>R</text:p>
          </table:table-cell>
          <table:table-cell table:style-name="ce1006" office:value-type="string" calcext:value-type="string">
            <text:p>S</text:p>
          </table:table-cell>
          <table:table-cell table:style-name="ce1006" office:value-type="string" calcext:value-type="string">
            <text:p>T</text:p>
          </table:table-cell>
          <table:table-cell table:style-name="ce880" office:value-type="string" calcext:value-type="string">
            <text:p>choix</text:p>
          </table:table-cell>
          <table:table-cell table:style-name="ce1006" office:value-type="string" calcext:value-type="string">
            <text:p>V</text:p>
          </table:table-cell>
          <table:table-cell table:style-name="ce889" office:value-type="string" calcext:value-type="string" table:number-columns-spanned="5" table:number-rows-spanned="1">
            <text:p>Coefficients</text:p>
          </table:table-cell>
          <table:covered-table-cell table:number-columns-repeated="3" table:style-name="ce893"/>
          <table:covered-table-cell table:style-name="ce1084"/>
          <table:table-cell table:style-name="ce1084" table:number-columns-repeated="28"/>
          <table:table-cell table:style-name="ce987"/>
          <table:table-cell table:style-name="ce1084" table:number-columns-repeated="2"/>
          <table:table-cell table:style-name="ce872"/>
          <table:table-cell table:style-name="ce1038" table:number-columns-repeated="11"/>
          <table:table-cell table:number-columns-repeated="22"/>
          <table:table-cell table:style-name="ce955"/>
        </table:table-row>
        <table:table-row table:style-name="ro4">
          <table:table-cell table:style-name="ce1005"/>
          <table:table-cell table:style-name="ce632"/>
          <table:table-cell table:style-name="ce534" office:value-type="string" calcext:value-type="string">
            <text:p>x</text:p>
          </table:table-cell>
          <table:table-cell table:style-name="ce694" office:value-type="float" office:value="-8" calcext:value-type="float">
            <text:p>-8</text:p>
          </table:table-cell>
          <table:table-cell table:style-name="ce694" office:value-type="float" office:value="-7" calcext:value-type="float">
            <text:p>-7</text:p>
          </table:table-cell>
          <table:table-cell table:style-name="ce694" office:value-type="float" office:value="-6" calcext:value-type="float">
            <text:p>-6</text:p>
          </table:table-cell>
          <table:table-cell table:style-name="ce694" office:value-type="float" office:value="-5" calcext:value-type="float">
            <text:p>-5</text:p>
          </table:table-cell>
          <table:table-cell table:style-name="ce694" office:value-type="float" office:value="-4" calcext:value-type="float">
            <text:p>-4</text:p>
          </table:table-cell>
          <table:table-cell table:style-name="ce694" office:value-type="float" office:value="-3" calcext:value-type="float">
            <text:p>-3</text:p>
          </table:table-cell>
          <table:table-cell table:style-name="ce694" office:value-type="float" office:value="-2" calcext:value-type="float">
            <text:p>-2</text:p>
          </table:table-cell>
          <table:table-cell table:style-name="ce694" office:value-type="float" office:value="-1" calcext:value-type="float">
            <text:p>-1</text:p>
          </table:table-cell>
          <table:table-cell table:style-name="ce694" office:value-type="float" office:value="0" calcext:value-type="float">
            <text:p>0</text:p>
          </table:table-cell>
          <table:table-cell table:style-name="ce694" office:value-type="float" office:value="1" calcext:value-type="float">
            <text:p>1</text:p>
          </table:table-cell>
          <table:table-cell table:style-name="ce694" office:value-type="float" office:value="2" calcext:value-type="float">
            <text:p>2</text:p>
          </table:table-cell>
          <table:table-cell table:style-name="ce694" office:value-type="float" office:value="3" calcext:value-type="float">
            <text:p>3</text:p>
          </table:table-cell>
          <table:table-cell table:style-name="ce694" office:value-type="float" office:value="4" calcext:value-type="float">
            <text:p>4</text:p>
          </table:table-cell>
          <table:table-cell table:style-name="ce694" office:value-type="float" office:value="5" calcext:value-type="float">
            <text:p>5</text:p>
          </table:table-cell>
          <table:table-cell table:style-name="ce694" office:value-type="float" office:value="6" calcext:value-type="float">
            <text:p>6</text:p>
          </table:table-cell>
          <table:table-cell table:style-name="ce694" office:value-type="float" office:value="7" calcext:value-type="float">
            <text:p>7</text:p>
          </table:table-cell>
          <table:table-cell table:style-name="ce694" office:value-type="float" office:value="8" calcext:value-type="float">
            <text:p>8</text:p>
          </table:table-cell>
          <table:table-cell table:style-name="ce534"/>
          <table:table-cell table:style-name="ce534" office:value-type="string" calcext:value-type="string">
            <text:p>x</text:p>
          </table:table-cell>
          <table:table-cell table:number-columns-repeated="2" table:style-name="ce890" office:value-type="float" office:value="6" calcext:value-type="float">
            <text:p>6</text:p>
          </table:table-cell>
          <table:table-cell table:style-name="ce890" office:value-type="float" office:value="5" calcext:value-type="float">
            <text:p>5</text:p>
          </table:table-cell>
          <table:table-cell table:style-name="ce890" office:value-type="float" office:value="9" calcext:value-type="float">
            <text:p>9</text:p>
          </table:table-cell>
          <table:table-cell table:style-name="ce890" office:value-type="float" office:value="5" calcext:value-type="float">
            <text:p>5</text:p>
          </table:table-cell>
          <table:table-cell table:style-name="ce921" table:number-columns-repeated="11"/>
          <table:table-cell table:style-name="ce552"/>
          <table:table-cell table:style-name="ce1335" table:number-columns-repeated="7"/>
          <table:table-cell table:style-name="ce552"/>
          <table:table-cell table:style-name="ce932" table:number-columns-spanned="11" table:number-rows-spanned="1"/>
          <table:covered-table-cell table:number-columns-repeated="7" table:style-name="ce1335"/>
          <table:covered-table-cell table:style-name="ce1350"/>
          <table:covered-table-cell table:number-columns-repeated="2" table:style-name="ce1335"/>
          <table:table-cell table:style-name="ce935"/>
          <table:table-cell table:style-name="ce1134" table:number-columns-spanned="11" table:number-rows-spanned="1"/>
          <table:covered-table-cell table:number-columns-repeated="10" table:style-name="ce1135"/>
          <table:table-cell table:number-columns-repeated="23"/>
        </table:table-row>
        <table:table-row table:style-name="ro4">
          <table:table-cell table:style-name="ce584" office:value-type="string" calcext:value-type="string">
            <text:p>N°</text:p>
          </table:table-cell>
          <table:table-cell table:style-name="ce584" office:value-type="string" calcext:value-type="string">
            <text:p>Rang aléa</text:p>
          </table:table-cell>
          <table:table-cell table:style-name="ce534" office:value-type="string" calcext:value-type="string">
            <text:p>y</text:p>
          </table:table-cell>
          <table:table-cell table:style-name="ce694" table:formula="of:=IF(ISBLANK(INDIRECT(CONCATENATE([.D99]&amp;(ROW([.$C$101])+[.$U$102]))));&quot;&quot;;INDIRECT(CONCATENATE([.D99]&amp;(ROW([.$C$101])+[.$U$102]))))" office:value-type="float" office:value="6" calcext:value-type="float">
            <text:p>6</text:p>
          </table:table-cell>
          <table:table-cell table:style-name="ce694" table:formula="of:=IF(ISBLANK(INDIRECT(CONCATENATE([.E99]&amp;(ROW([.$C$101])+[.$U$102]))));&quot;&quot;;INDIRECT(CONCATENATE([.E99]&amp;(ROW([.$C$101])+[.$U$102]))))" office:value-type="float" office:value="5.54327719506772" calcext:value-type="float">
            <text:p>5,54327719506772</text:p>
          </table:table-cell>
          <table:table-cell table:style-name="ce694" table:formula="of:=IF(ISBLANK(INDIRECT(CONCATENATE([.F99]&amp;(ROW([.$C$101])+[.$U$102]))));&quot;&quot;;INDIRECT(CONCATENATE([.F99]&amp;(ROW([.$C$101])+[.$U$102]))))" office:value-type="float" office:value="4.24264068711929" calcext:value-type="float">
            <text:p>4,24264068711929</text:p>
          </table:table-cell>
          <table:table-cell table:style-name="ce694" table:formula="of:=IF(ISBLANK(INDIRECT(CONCATENATE([.G99]&amp;(ROW([.$C$101])+[.$U$102]))));&quot;&quot;;INDIRECT(CONCATENATE([.G99]&amp;(ROW([.$C$101])+[.$U$102]))))" office:value-type="float" office:value="2.29610059419054" calcext:value-type="float">
            <text:p>2,29610059419054</text:p>
          </table:table-cell>
          <table:table-cell table:style-name="ce694" table:formula="of:=IF(ISBLANK(INDIRECT(CONCATENATE([.H99]&amp;(ROW([.$C$101])+[.$U$102]))));&quot;&quot;;INDIRECT(CONCATENATE([.H99]&amp;(ROW([.$C$101])+[.$U$102]))))" office:value-type="float" office:value="0" calcext:value-type="float">
            <text:p>0</text:p>
          </table:table-cell>
          <table:table-cell table:style-name="ce694" table:formula="of:=IF(ISBLANK(INDIRECT(CONCATENATE([.I99]&amp;(ROW([.$C$101])+[.$U$102]))));&quot;&quot;;INDIRECT(CONCATENATE([.I99]&amp;(ROW([.$C$101])+[.$U$102]))))" office:value-type="float" office:value="2.29610059419054" calcext:value-type="float">
            <text:p>2,29610059419054</text:p>
          </table:table-cell>
          <table:table-cell table:style-name="ce694" table:formula="of:=IF(ISBLANK(INDIRECT(CONCATENATE([.J99]&amp;(ROW([.$C$101])+[.$U$102]))));&quot;&quot;;INDIRECT(CONCATENATE([.J99]&amp;(ROW([.$C$101])+[.$U$102]))))" office:value-type="float" office:value="4.24264068711929" calcext:value-type="float">
            <text:p>4,24264068711929</text:p>
          </table:table-cell>
          <table:table-cell table:style-name="ce694" table:formula="of:=IF(ISBLANK(INDIRECT(CONCATENATE([.K99]&amp;(ROW([.$C$101])+[.$U$102]))));&quot;&quot;;INDIRECT(CONCATENATE([.K99]&amp;(ROW([.$C$101])+[.$U$102]))))" office:value-type="float" office:value="5.54327719506772" calcext:value-type="float">
            <text:p>5,54327719506772</text:p>
          </table:table-cell>
          <table:table-cell table:style-name="ce694" table:formula="of:=IF(ISBLANK(INDIRECT(CONCATENATE([.L99]&amp;(ROW([.$C$101])+[.$U$102]))));&quot;&quot;;INDIRECT(CONCATENATE([.L99]&amp;(ROW([.$C$101])+[.$U$102]))))" office:value-type="float" office:value="6" calcext:value-type="float">
            <text:p>6</text:p>
          </table:table-cell>
          <table:table-cell table:style-name="ce694" table:formula="of:=IF(ISBLANK(INDIRECT(CONCATENATE([.M99]&amp;(ROW([.$C$101])+[.$U$102]))));&quot;&quot;;INDIRECT(CONCATENATE([.M99]&amp;(ROW([.$C$101])+[.$U$102]))))" office:value-type="float" office:value="5.54327719506772" calcext:value-type="float">
            <text:p>5,54327719506772</text:p>
          </table:table-cell>
          <table:table-cell table:style-name="ce694" table:formula="of:=IF(ISBLANK(INDIRECT(CONCATENATE([.N99]&amp;(ROW([.$C$101])+[.$U$102]))));&quot;&quot;;INDIRECT(CONCATENATE([.N99]&amp;(ROW([.$C$101])+[.$U$102]))))" office:value-type="float" office:value="4.24264068711929" calcext:value-type="float">
            <text:p>4,24264068711929</text:p>
          </table:table-cell>
          <table:table-cell table:style-name="ce694" table:formula="of:=IF(ISBLANK(INDIRECT(CONCATENATE([.O99]&amp;(ROW([.$C$101])+[.$U$102]))));&quot;&quot;;INDIRECT(CONCATENATE([.O99]&amp;(ROW([.$C$101])+[.$U$102]))))" office:value-type="float" office:value="2.29610059419054" calcext:value-type="float">
            <text:p>2,29610059419054</text:p>
          </table:table-cell>
          <table:table-cell table:style-name="ce694" table:formula="of:=IF(ISBLANK(INDIRECT(CONCATENATE([.P99]&amp;(ROW([.$C$101])+[.$U$102]))));&quot;&quot;;INDIRECT(CONCATENATE([.P99]&amp;(ROW([.$C$101])+[.$U$102]))))" office:value-type="float" office:value="0" calcext:value-type="float">
            <text:p>0</text:p>
          </table:table-cell>
          <table:table-cell table:style-name="ce694" table:formula="of:=IF(ISBLANK(INDIRECT(CONCATENATE([.Q99]&amp;(ROW([.$C$101])+[.$U$102]))));&quot;&quot;;INDIRECT(CONCATENATE([.Q99]&amp;(ROW([.$C$101])+[.$U$102]))))" office:value-type="float" office:value="1.91341716182545" calcext:value-type="float">
            <text:p>1,91341716182545</text:p>
          </table:table-cell>
          <table:table-cell table:style-name="ce694" table:formula="of:=IF(ISBLANK(INDIRECT(CONCATENATE([.R99]&amp;(ROW([.$C$101])+[.$U$102]))));&quot;&quot;;INDIRECT(CONCATENATE([.R99]&amp;(ROW([.$C$101])+[.$U$102]))))" office:value-type="float" office:value="3.53553390593274" calcext:value-type="float">
            <text:p>3,53553390593274</text:p>
          </table:table-cell>
          <table:table-cell table:style-name="ce694" table:formula="of:=IF(ISBLANK(INDIRECT(CONCATENATE([.S99]&amp;(ROW([.$C$101])+[.$U$102]))));&quot;&quot;;INDIRECT(CONCATENATE([.S99]&amp;(ROW([.$C$101])+[.$U$102]))))" office:value-type="float" office:value="4.61939766255643" calcext:value-type="float">
            <text:p>4,61939766255643</text:p>
          </table:table-cell>
          <table:table-cell table:style-name="ce694" table:formula="of:=IF(ISBLANK(INDIRECT(CONCATENATE([.T99]&amp;(ROW([.$C$101])+[.$U$102]))));&quot;&quot;;INDIRECT(CONCATENATE([.T99]&amp;(ROW([.$C$101])+[.$U$102]))))" office:value-type="float" office:value="5" calcext:value-type="float">
            <text:p>5</text:p>
          </table:table-cell>
          <table:table-cell table:style-name="ce881" office:value-type="string" calcext:value-type="string">
            <text:p>Valeurs</text:p>
          </table:table-cell>
          <table:table-cell table:style-name="ce534" office:value-type="string" calcext:value-type="string">
            <text:p>y</text:p>
          </table:table-cell>
          <table:table-cell table:style-name="ce1005" table:number-columns-repeated="4"/>
          <table:table-cell table:style-name="ce921" table:number-columns-repeated="12"/>
          <table:table-cell table:style-name="ce927"/>
          <table:table-cell table:style-name="ce931" table:number-columns-repeated="7"/>
          <table:table-cell table:style-name="ce927"/>
          <table:table-cell table:style-name="ce931" table:number-columns-repeated="8"/>
          <table:table-cell table:style-name="ce1350"/>
          <table:table-cell table:style-name="ce931" table:number-columns-repeated="2"/>
          <table:table-cell table:style-name="ce936"/>
          <table:table-cell table:style-name="ce887" table:number-columns-repeated="11"/>
          <table:table-cell table:number-columns-repeated="23"/>
        </table:table-row>
        <table:table-row table:style-name="ro19">
          <table:table-cell table:style-name="ce585" office:value-type="float" office:value="1" calcext:value-type="float">
            <text:p>1</text:p>
          </table:table-cell>
          <table:table-cell table:style-name="ce535" office:value-type="float" office:value="0.606611839848114" calcext:value-type="float">
            <text:p>0,606611839848114</text:p>
          </table:table-cell>
          <table:table-cell table:style-name="ce681" office:value-type="string" calcext:value-type="string">
            <text:p>y<text:span text:style-name="T45">1</text:span></text:p>
          </table:table-cell>
          <table:table-cell table:style-name="ce695" table:formula="of:=IF(ABS(-[.$W$100]*SIN(RADIANS(45*[.D100])))&lt;10^-5;0;-[.$W$100]*SIN(RADIANS(45*[.D100])))" office:value-type="float" office:value="0" calcext:value-type="float">
            <text:p>0</text:p>
          </table:table-cell>
          <table:table-cell table:style-name="ce695" table:formula="of:=IF(ABS(-[.$W$100]*SIN(RADIANS(45*[.E100])))&lt;10^-5;0;-[.$W$100]*SIN(RADIANS(45*[.E100])))" office:value-type="float" office:value="-4.24264068711929" calcext:value-type="float">
            <text:p>-4,24264068711929</text:p>
          </table:table-cell>
          <table:table-cell table:style-name="ce695" table:formula="of:=IF(ABS(-[.$W$100]*SIN(RADIANS(45*[.F100])))&lt;10^-5;0;-[.$W$100]*SIN(RADIANS(45*[.F100])))" office:value-type="float" office:value="-6" calcext:value-type="float">
            <text:p>-6</text:p>
          </table:table-cell>
          <table:table-cell table:style-name="ce695" table:formula="of:=IF(ABS(-[.$W$100]*SIN(RADIANS(45*[.G100])))&lt;10^-5;0;-[.$W$100]*SIN(RADIANS(45*[.G100])))" office:value-type="float" office:value="-4.24264068711929" calcext:value-type="float">
            <text:p>-4,24264068711929</text:p>
          </table:table-cell>
          <table:table-cell table:style-name="ce695" table:formula="of:=IF(ABS(-[.$W$100]*SIN(RADIANS(45*[.H100])))&lt;10^-5;0;-[.$W$100]*SIN(RADIANS(45*[.H100])))" office:value-type="float" office:value="0" calcext:value-type="float">
            <text:p>0</text:p>
          </table:table-cell>
          <table:table-cell table:style-name="ce695" table:formula="of:=IF(ABS(-[.$W$100]*SIN(RADIANS(45*[.I100])))&lt;10^-5;0;-[.$W$100]*SIN(RADIANS(45*[.I100])))" office:value-type="float" office:value="4.24264068711929" calcext:value-type="float">
            <text:p>4,24264068711929</text:p>
          </table:table-cell>
          <table:table-cell table:style-name="ce695" table:formula="of:=IF(ABS(-[.$W$100]*SIN(RADIANS(45*[.J100])))&lt;10^-5;0;-[.$W$100]*SIN(RADIANS(45*[.J100])))" office:value-type="float" office:value="6" calcext:value-type="float">
            <text:p>6</text:p>
          </table:table-cell>
          <table:table-cell table:style-name="ce695" table:formula="of:=IF(ABS(-[.$W$100]*SIN(RADIANS(45*[.K100])))&lt;10^-5;0;-[.$W$100]*SIN(RADIANS(45*[.K100])))" office:value-type="float" office:value="4.24264068711929" calcext:value-type="float">
            <text:p>4,24264068711929</text:p>
          </table:table-cell>
          <table:table-cell table:style-name="ce695" table:formula="of:=IF(ABS(-[.$W$100]*SIN(RADIANS(45*[.L100])))&lt;10^-5;0;-[.$W$100]*SIN(RADIANS(45*[.L100])))" office:value-type="float" office:value="0" calcext:value-type="float">
            <text:p>0</text:p>
          </table:table-cell>
          <table:table-cell table:style-name="ce695" table:formula="of:=IF(ABS(-[.$X$100]*SIN(RADIANS(45*[.M100])))&lt;10^-5;0;-[.$X$100]*SIN(RADIANS(45*[.M100])))" office:value-type="float" office:value="-4.24264068711929" calcext:value-type="float">
            <text:p>-4,24264068711929</text:p>
          </table:table-cell>
          <table:table-cell table:style-name="ce695" table:formula="of:=IF(ABS(-[.$X$100]*SIN(RADIANS(45*[.N100])))&lt;10^-5;0;-[.$X$100]*SIN(RADIANS(45*[.N100])))" office:value-type="float" office:value="-6" calcext:value-type="float">
            <text:p>-6</text:p>
          </table:table-cell>
          <table:table-cell table:style-name="ce695" table:formula="of:=IF(ABS(-[.$X$100]*SIN(RADIANS(45*[.O100])))&lt;10^-5;0;-[.$X$100]*SIN(RADIANS(45*[.O100])))" office:value-type="float" office:value="-4.24264068711929" calcext:value-type="float">
            <text:p>-4,24264068711929</text:p>
          </table:table-cell>
          <table:table-cell table:style-name="ce695" table:formula="of:=IF(ABS(-[.$X$100]*SIN(RADIANS(45*[.P100])))&lt;10^-5;0;-[.$X$100]*SIN(RADIANS(45*[.P100])))" office:value-type="float" office:value="0" calcext:value-type="float">
            <text:p>0</text:p>
          </table:table-cell>
          <table:table-cell table:style-name="ce695" table:formula="of:=IF(ABS(-[.$X$100]*SIN(RADIANS(45*[.Q100])))&lt;10^-5;0;-[.$X$100]*SIN(RADIANS(45*[.Q100])))" office:value-type="float" office:value="4.24264068711929" calcext:value-type="float">
            <text:p>4,24264068711929</text:p>
          </table:table-cell>
          <table:table-cell table:style-name="ce695" table:formula="of:=IF(ABS(-[.$X$100]*SIN(RADIANS(45*[.R100])))&lt;10^-5;0;-[.$X$100]*SIN(RADIANS(45*[.R100])))" office:value-type="float" office:value="6" calcext:value-type="float">
            <text:p>6</text:p>
          </table:table-cell>
          <table:table-cell table:style-name="ce695" table:formula="of:=IF(ABS(-[.$X$100]*SIN(RADIANS(45*[.S100])))&lt;10^-5;0;-[.$X$100]*SIN(RADIANS(45*[.S100])))" office:value-type="float" office:value="4.24264068711929" calcext:value-type="float">
            <text:p>4,24264068711929</text:p>
          </table:table-cell>
          <table:table-cell table:style-name="ce695" table:formula="of:=IF(ABS(-[.$X$100]*SIN(RADIANS(45*[.T100])))&lt;10^-5;0;-[.$X$100]*SIN(RADIANS(45*[.T100])))" office:value-type="float" office:value="0" calcext:value-type="float">
            <text:p>0</text:p>
          </table:table-cell>
          <table:table-cell table:style-name="ce559" table:formula="of:=RANK([.B102];[.$B$102:.$B$113];0)" office:value-type="float" office:value="7" calcext:value-type="float">
            <text:p>7</text:p>
          </table:table-cell>
          <table:table-cell table:style-name="ce681" office:value-type="string" calcext:value-type="string">
            <text:p>y<text:span text:style-name="T45">1</text:span></text:p>
          </table:table-cell>
          <table:table-cell table:style-name="ce685" table:number-columns-repeated="24"/>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6" office:value-type="float" office:value="2" calcext:value-type="float">
            <text:p>2</text:p>
          </table:table-cell>
          <table:table-cell table:style-name="ce634" office:value-type="float" office:value="0.790246356541803" calcext:value-type="float">
            <text:p>0,790246356541803</text:p>
          </table:table-cell>
          <table:table-cell table:style-name="ce681" office:value-type="string" calcext:value-type="string">
            <text:p>y<text:span text:style-name="T45">2</text:span></text:p>
          </table:table-cell>
          <table:table-cell table:style-name="ce696" table:formula="of:=IF(ABS([.$W$100]*SIN(RADIANS(22.5*[.D100])))&lt;10^-5;0;[.$W$100]*SIN(RADIANS(22.5*[.D100])))" office:value-type="float" office:value="0" calcext:value-type="float">
            <text:p>0</text:p>
          </table:table-cell>
          <table:table-cell table:style-name="ce696" table:formula="of:=IF(ABS([.$W$100]*SIN(RADIANS(22.5*[.E100])))&lt;10^-5;0;[.$W$100]*SIN(RADIANS(22.5*[.E100])))" office:value-type="float" office:value="-2.29610059419054" calcext:value-type="float">
            <text:p>-2,29610059419054</text:p>
          </table:table-cell>
          <table:table-cell table:style-name="ce696" table:formula="of:=IF(ABS([.$W$100]*SIN(RADIANS(22.5*[.F100])))&lt;10^-5;0;[.$W$100]*SIN(RADIANS(22.5*[.F100])))" office:value-type="float" office:value="-4.24264068711929" calcext:value-type="float">
            <text:p>-4,24264068711929</text:p>
          </table:table-cell>
          <table:table-cell table:style-name="ce696" table:formula="of:=IF(ABS([.$W$100]*SIN(RADIANS(22.5*[.G100])))&lt;10^-5;0;[.$W$100]*SIN(RADIANS(22.5*[.G100])))" office:value-type="float" office:value="-5.54327719506772" calcext:value-type="float">
            <text:p>-5,54327719506772</text:p>
          </table:table-cell>
          <table:table-cell table:style-name="ce696" table:formula="of:=IF(ABS([.$W$100]*SIN(RADIANS(22.5*[.H100])))&lt;10^-5;0;[.$W$100]*SIN(RADIANS(22.5*[.H100])))" office:value-type="float" office:value="-6" calcext:value-type="float">
            <text:p>-6</text:p>
          </table:table-cell>
          <table:table-cell table:style-name="ce696" table:formula="of:=IF(ABS([.$W$100]*SIN(RADIANS(22.5*[.I100])))&lt;10^-5;0;[.$W$100]*SIN(RADIANS(22.5*[.I100])))" office:value-type="float" office:value="-5.54327719506772" calcext:value-type="float">
            <text:p>-5,54327719506772</text:p>
          </table:table-cell>
          <table:table-cell table:style-name="ce696" table:formula="of:=IF(ABS([.$W$100]*SIN(RADIANS(22.5*[.J100])))&lt;10^-5;0;[.$W$100]*SIN(RADIANS(22.5*[.J100])))" office:value-type="float" office:value="-4.24264068711929" calcext:value-type="float">
            <text:p>-4,24264068711929</text:p>
          </table:table-cell>
          <table:table-cell table:style-name="ce696" table:formula="of:=IF(ABS([.$W$100]*SIN(RADIANS(22.5*[.K100])))&lt;10^-5;0;[.$W$100]*SIN(RADIANS(22.5*[.K100])))" office:value-type="float" office:value="-2.29610059419054" calcext:value-type="float">
            <text:p>-2,29610059419054</text:p>
          </table:table-cell>
          <table:table-cell table:style-name="ce696" table:formula="of:=IF(ABS([.$W$100]*SIN(RADIANS(22.5*[.L100])))&lt;10^-5;0;[.$W$100]*SIN(RADIANS(22.5*[.L100])))" office:value-type="float" office:value="0" calcext:value-type="float">
            <text:p>0</text:p>
          </table:table-cell>
          <table:table-cell table:style-name="ce696" table:formula="of:=IF(ABS([.$X$100]*SIN(RADIANS(22.5*[.M100])))&lt;10^-5;0;[.$X$100]*SIN(RADIANS(22.5*[.M100])))" office:value-type="float" office:value="2.29610059419054" calcext:value-type="float">
            <text:p>2,29610059419054</text:p>
          </table:table-cell>
          <table:table-cell table:style-name="ce696" table:formula="of:=IF(ABS([.$X$100]*SIN(RADIANS(22.5*[.N100])))&lt;10^-5;0;[.$X$100]*SIN(RADIANS(22.5*[.N100])))" office:value-type="float" office:value="4.24264068711929" calcext:value-type="float">
            <text:p>4,24264068711929</text:p>
          </table:table-cell>
          <table:table-cell table:style-name="ce696" table:formula="of:=IF(ABS([.$X$100]*SIN(RADIANS(22.5*[.O100])))&lt;10^-5;0;[.$X$100]*SIN(RADIANS(22.5*[.O100])))" office:value-type="float" office:value="5.54327719506772" calcext:value-type="float">
            <text:p>5,54327719506772</text:p>
          </table:table-cell>
          <table:table-cell table:style-name="ce696" table:formula="of:=IF(ABS([.$X$100]*SIN(RADIANS(22.5*[.P100])))&lt;10^-5;0;[.$X$100]*SIN(RADIANS(22.5*[.P100])))" office:value-type="float" office:value="6" calcext:value-type="float">
            <text:p>6</text:p>
          </table:table-cell>
          <table:table-cell table:style-name="ce696" table:formula="of:=IF(ABS([.$X$100]*SIN(RADIANS(22.5*[.Q100])))&lt;10^-5;0;[.$X$100]*SIN(RADIANS(22.5*[.Q100])))" office:value-type="float" office:value="5.54327719506772" calcext:value-type="float">
            <text:p>5,54327719506772</text:p>
          </table:table-cell>
          <table:table-cell table:style-name="ce696" table:formula="of:=IF(ABS([.$X$100]*SIN(RADIANS(22.5*[.R100])))&lt;10^-5;0;[.$X$100]*SIN(RADIANS(22.5*[.R100])))" office:value-type="float" office:value="4.24264068711929" calcext:value-type="float">
            <text:p>4,24264068711929</text:p>
          </table:table-cell>
          <table:table-cell table:style-name="ce696" table:formula="of:=IF(ABS([.$X$100]*SIN(RADIANS(22.5*[.S100])))&lt;10^-5;0;[.$X$100]*SIN(RADIANS(22.5*[.S100])))" office:value-type="float" office:value="2.29610059419054" calcext:value-type="float">
            <text:p>2,29610059419054</text:p>
          </table:table-cell>
          <table:table-cell table:style-name="ce696" table:formula="of:=IF(ABS([.$X$100]*SIN(RADIANS(22.5*[.T100])))&lt;10^-5;0;[.$X$100]*SIN(RADIANS(22.5*[.T100])))" office:value-type="float" office:value="0" calcext:value-type="float">
            <text:p>0</text:p>
          </table:table-cell>
          <table:table-cell table:style-name="ce559" table:formula="of:=RANK([.B103];[.$B$102:.$B$113];0)" office:value-type="float" office:value="4" calcext:value-type="float">
            <text:p>4</text:p>
          </table:table-cell>
          <table:table-cell table:style-name="ce681" office:value-type="string" calcext:value-type="string">
            <text:p>y<text:span text:style-name="T45">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5" office:value-type="float" office:value="3" calcext:value-type="float">
            <text:p>3</text:p>
          </table:table-cell>
          <table:table-cell table:style-name="ce535" office:value-type="float" office:value="0.86507853040941" calcext:value-type="float">
            <text:p>0,86507853040941</text:p>
          </table:table-cell>
          <table:table-cell table:style-name="ce681" office:value-type="string" calcext:value-type="string">
            <text:p>y<text:span text:style-name="T45">3</text:span></text:p>
          </table:table-cell>
          <table:table-cell table:style-name="ce695" table:formula="of:=IF(ABS(-[.$W$100]*COS(RADIANS(45*[.D100])))&lt;10^-5;0;-[.$W$100]*COS(RADIANS(45*[.D100])))" office:value-type="float" office:value="-6" calcext:value-type="float">
            <text:p>-6</text:p>
          </table:table-cell>
          <table:table-cell table:style-name="ce695" table:formula="of:=IF(ABS(-[.$W$100]*COS(RADIANS(45*[.E100])))&lt;10^-5;0;-[.$W$100]*COS(RADIANS(45*[.E100])))" office:value-type="float" office:value="-4.24264068711928" calcext:value-type="float">
            <text:p>-4,24264068711928</text:p>
          </table:table-cell>
          <table:table-cell table:style-name="ce695" table:formula="of:=IF(ABS(-[.$W$100]*COS(RADIANS(45*[.F100])))&lt;10^-5;0;-[.$W$100]*COS(RADIANS(45*[.F100])))" office:value-type="float" office:value="0" calcext:value-type="float">
            <text:p>0</text:p>
          </table:table-cell>
          <table:table-cell table:style-name="ce695" table:formula="of:=IF(ABS(-[.$W$100]*COS(RADIANS(45*[.G100])))&lt;10^-5;0;-[.$W$100]*COS(RADIANS(45*[.G100])))" office:value-type="float" office:value="4.24264068711929" calcext:value-type="float">
            <text:p>4,24264068711929</text:p>
          </table:table-cell>
          <table:table-cell table:style-name="ce695" table:formula="of:=IF(ABS(-[.$W$100]*COS(RADIANS(45*[.H100])))&lt;10^-5;0;-[.$W$100]*COS(RADIANS(45*[.H100])))" office:value-type="float" office:value="6" calcext:value-type="float">
            <text:p>6</text:p>
          </table:table-cell>
          <table:table-cell table:style-name="ce695" table:formula="of:=IF(ABS(-[.$W$100]*COS(RADIANS(45*[.I100])))&lt;10^-5;0;-[.$W$100]*COS(RADIANS(45*[.I100])))" office:value-type="float" office:value="4.24264068711929" calcext:value-type="float">
            <text:p>4,24264068711929</text:p>
          </table:table-cell>
          <table:table-cell table:style-name="ce695" table:formula="of:=IF(ABS(-[.$W$100]*COS(RADIANS(45*[.J100])))&lt;10^-5;0;-[.$W$100]*COS(RADIANS(45*[.J100])))" office:value-type="float" office:value="0" calcext:value-type="float">
            <text:p>0</text:p>
          </table:table-cell>
          <table:table-cell table:style-name="ce695" table:formula="of:=IF(ABS(-[.$X$100]*COS(RADIANS(45*[.K100])))&lt;10^-5;0;-[.$X$100]*COS(RADIANS(45*[.K100])))" office:value-type="float" office:value="-4.24264068711929" calcext:value-type="float">
            <text:p>-4,24264068711929</text:p>
          </table:table-cell>
          <table:table-cell table:style-name="ce695" table:formula="of:=IF(ABS(-[.$X$100]*COS(RADIANS(45*[.L100])))&lt;10^-5;0;-[.$X$100]*COS(RADIANS(45*[.L100])))" office:value-type="float" office:value="-6" calcext:value-type="float">
            <text:p>-6</text:p>
          </table:table-cell>
          <table:table-cell table:style-name="ce695" table:formula="of:=IF(ABS(-[.$X$100]*COS(RADIANS(45*[.M100])))&lt;10^-5;0;-[.$X$100]*COS(RADIANS(45*[.M100])))" office:value-type="float" office:value="-4.24264068711929" calcext:value-type="float">
            <text:p>-4,24264068711929</text:p>
          </table:table-cell>
          <table:table-cell table:style-name="ce695" table:formula="of:=IF(ABS(-[.$X$100]*COS(RADIANS(45*[.N100])))&lt;10^-5;0;-[.$X$100]*COS(RADIANS(45*[.N100])))" office:value-type="float" office:value="0" calcext:value-type="float">
            <text:p>0</text:p>
          </table:table-cell>
          <table:table-cell table:style-name="ce695" table:formula="of:=IF(ABS(-[.$Y$100]*COS(RADIANS(45*[.O100])))&lt;10^-5;0;-[.$Y$100]*COS(RADIANS(45*[.O100])))" office:value-type="float" office:value="3.53553390593274" calcext:value-type="float">
            <text:p>3,53553390593274</text:p>
          </table:table-cell>
          <table:table-cell table:style-name="ce695" table:formula="of:=IF(ABS(-[.$Y$100]*COS(RADIANS(45*[.P100])))&lt;10^-5;0;-[.$Y$100]*COS(RADIANS(45*[.P100])))" office:value-type="float" office:value="5" calcext:value-type="float">
            <text:p>5</text:p>
          </table:table-cell>
          <table:table-cell table:style-name="ce695" table:formula="of:=IF(ABS(-[.$Y$100]*COS(RADIANS(45*[.Q100])))&lt;10^-5;0;-[.$Y$100]*COS(RADIANS(45*[.Q100])))" office:value-type="float" office:value="3.53553390593274" calcext:value-type="float">
            <text:p>3,53553390593274</text:p>
          </table:table-cell>
          <table:table-cell table:style-name="ce695" table:formula="of:=IF(ABS(-[.$Y$100]*COS(RADIANS(45*[.R100])))&lt;10^-5;0;-[.$Y$100]*COS(RADIANS(45*[.R100])))" office:value-type="float" office:value="0" calcext:value-type="float">
            <text:p>0</text:p>
          </table:table-cell>
          <table:table-cell table:style-name="ce695" table:formula="of:=IF(ABS(-[.$Z$100]*COS(RADIANS(45*[.S100])))&lt;10^-5;0;-[.$Z$100]*COS(RADIANS(45*[.S100])))" office:value-type="float" office:value="-6.36396103067893" calcext:value-type="float">
            <text:p>-6,36396103067893</text:p>
          </table:table-cell>
          <table:table-cell table:style-name="ce695" table:formula="of:=IF(ABS(-[.$Z$100]*COS(RADIANS(45*[.T100])))&lt;10^-5;0;-[.$Z$100]*COS(RADIANS(45*[.T100])))" office:value-type="float" office:value="-9" calcext:value-type="float">
            <text:p>-9</text:p>
          </table:table-cell>
          <table:table-cell table:style-name="ce559" table:formula="of:=RANK([.B104];[.$B$102:.$B$113];0)" office:value-type="float" office:value="2" calcext:value-type="float">
            <text:p>2</text:p>
          </table:table-cell>
          <table:table-cell table:style-name="ce681" office:value-type="string" calcext:value-type="string">
            <text:p>y<text:span text:style-name="T45">3</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6" office:value-type="float" office:value="4" calcext:value-type="float">
            <text:p>4</text:p>
          </table:table-cell>
          <table:table-cell table:style-name="ce634" office:value-type="float" office:value="0.493232705600961" calcext:value-type="float">
            <text:p>0,493232705600961</text:p>
          </table:table-cell>
          <table:table-cell table:style-name="ce681" office:value-type="string" calcext:value-type="string">
            <text:p>y<text:span text:style-name="T45">4</text:span></text:p>
          </table:table-cell>
          <table:table-cell table:style-name="ce696" table:formula="of:=IF(ABS([.$W$100]*COS(RADIANS(22.5*[.D100])))&lt;10^-5;0;[.$W$100]*COS(RADIANS(22.5*[.D100])))" office:value-type="float" office:value="-6" calcext:value-type="float">
            <text:p>-6</text:p>
          </table:table-cell>
          <table:table-cell table:style-name="ce696" table:formula="of:=IF(ABS([.$W$100]*COS(RADIANS(22.5*[.E100])))&lt;10^-5;0;[.$W$100]*COS(RADIANS(22.5*[.E100])))" office:value-type="float" office:value="-5.54327719506772" calcext:value-type="float">
            <text:p>-5,54327719506772</text:p>
          </table:table-cell>
          <table:table-cell table:style-name="ce696" table:formula="of:=IF(ABS([.$W$100]*COS(RADIANS(22.5*[.F100])))&lt;10^-5;0;[.$W$100]*COS(RADIANS(22.5*[.F100])))" office:value-type="float" office:value="-4.24264068711929" calcext:value-type="float">
            <text:p>-4,24264068711929</text:p>
          </table:table-cell>
          <table:table-cell table:style-name="ce696" table:formula="of:=IF(ABS([.$W$100]*COS(RADIANS(22.5*[.G100])))&lt;10^-5;0;[.$W$100]*COS(RADIANS(22.5*[.G100])))" office:value-type="float" office:value="-2.29610059419054" calcext:value-type="float">
            <text:p>-2,29610059419054</text:p>
          </table:table-cell>
          <table:table-cell table:style-name="ce696" table:formula="of:=IF(ABS([.$W$100]*COS(RADIANS(22.5*[.H100])))&lt;10^-5;0;[.$W$100]*COS(RADIANS(22.5*[.H100])))" office:value-type="float" office:value="0" calcext:value-type="float">
            <text:p>0</text:p>
          </table:table-cell>
          <table:table-cell table:style-name="ce696" table:formula="of:=IF(ABS([.$X$100]*COS(RADIANS(22.5*[.I100])))&lt;10^-5;0;[.$X$100]*COS(RADIANS(22.5*[.I100])))" office:value-type="float" office:value="2.29610059419054" calcext:value-type="float">
            <text:p>2,29610059419054</text:p>
          </table:table-cell>
          <table:table-cell table:style-name="ce696" table:formula="of:=IF(ABS([.$X$100]*COS(RADIANS(22.5*[.J100])))&lt;10^-5;0;[.$X$100]*COS(RADIANS(22.5*[.J100])))" office:value-type="float" office:value="4.24264068711929" calcext:value-type="float">
            <text:p>4,24264068711929</text:p>
          </table:table-cell>
          <table:table-cell table:style-name="ce696" table:formula="of:=IF(ABS([.$X$100]*COS(RADIANS(22.5*[.K100])))&lt;10^-5;0;[.$X$100]*COS(RADIANS(22.5*[.K100])))" office:value-type="float" office:value="5.54327719506772" calcext:value-type="float">
            <text:p>5,54327719506772</text:p>
          </table:table-cell>
          <table:table-cell table:style-name="ce696" table:formula="of:=IF(ABS([.$X$100]*COS(RADIANS(22.5*[.L100])))&lt;10^-5;0;[.$X$100]*COS(RADIANS(22.5*[.L100])))" office:value-type="float" office:value="6" calcext:value-type="float">
            <text:p>6</text:p>
          </table:table-cell>
          <table:table-cell table:style-name="ce696" table:formula="of:=IF(ABS([.$X$100]*COS(RADIANS(22.5*[.M100])))&lt;10^-5;0;[.$X$100]*COS(RADIANS(22.5*[.M100])))" office:value-type="float" office:value="5.54327719506772" calcext:value-type="float">
            <text:p>5,54327719506772</text:p>
          </table:table-cell>
          <table:table-cell table:style-name="ce696" table:formula="of:=IF(ABS([.$X$100]*COS(RADIANS(22.5*[.N100])))&lt;10^-5;0;[.$X$100]*COS(RADIANS(22.5*[.N100])))" office:value-type="float" office:value="4.24264068711929" calcext:value-type="float">
            <text:p>4,24264068711929</text:p>
          </table:table-cell>
          <table:table-cell table:style-name="ce696" table:formula="of:=IF(ABS([.$X$100]*COS(RADIANS(22.5*[.O100])))&lt;10^-5;0;[.$X$100]*COS(RADIANS(22.5*[.O100])))" office:value-type="float" office:value="2.29610059419054" calcext:value-type="float">
            <text:p>2,29610059419054</text:p>
          </table:table-cell>
          <table:table-cell table:style-name="ce696" table:formula="of:=IF(ABS([.$X$100]*COS(RADIANS(22.5*[.P100])))&lt;10^-5;0;[.$X$100]*COS(RADIANS(22.5*[.P100])))" office:value-type="float" office:value="0" calcext:value-type="float">
            <text:p>0</text:p>
          </table:table-cell>
          <table:table-cell table:style-name="ce696" table:formula="of:=IF(ABS([.$Y$100]*COS(RADIANS(22.5*[.Q100])))&lt;10^-5;0;[.$Y$100]*COS(RADIANS(22.5*[.Q100])))" office:value-type="float" office:value="-1.91341716182545" calcext:value-type="float">
            <text:p>-1,91341716182545</text:p>
          </table:table-cell>
          <table:table-cell table:style-name="ce696" table:formula="of:=IF(ABS([.$Y$100]*COS(RADIANS(22.5*[.R100])))&lt;10^-5;0;[.$Y$100]*COS(RADIANS(22.5*[.R100])))" office:value-type="float" office:value="-3.53553390593274" calcext:value-type="float">
            <text:p>-3,53553390593274</text:p>
          </table:table-cell>
          <table:table-cell table:style-name="ce696" table:formula="of:=IF(ABS([.$Y$100]*COS(RADIANS(22.5*[.S100])))&lt;10^-5;0;[.$Y$100]*COS(RADIANS(22.5*[.S100])))" office:value-type="float" office:value="-4.61939766255643" calcext:value-type="float">
            <text:p>-4,61939766255643</text:p>
          </table:table-cell>
          <table:table-cell table:style-name="ce696" table:formula="of:=IF(ABS([.$Y$100]*COS(RADIANS(22.5*[.T100])))&lt;10^-5;0;[.$Y$100]*COS(RADIANS(22.5*[.T100])))" office:value-type="float" office:value="-5" calcext:value-type="float">
            <text:p>-5</text:p>
          </table:table-cell>
          <table:table-cell table:style-name="ce559" table:formula="of:=RANK([.B105];[.$B$102:.$B$113];0)" office:value-type="float" office:value="8" calcext:value-type="float">
            <text:p>8</text:p>
          </table:table-cell>
          <table:table-cell table:style-name="ce681" office:value-type="string" calcext:value-type="string">
            <text:p>y<text:span text:style-name="T45">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5" office:value-type="float" office:value="5" calcext:value-type="float">
            <text:p>5</text:p>
          </table:table-cell>
          <table:table-cell table:style-name="ce535" office:value-type="float" office:value="0.129639028254942" calcext:value-type="float">
            <text:p>0,129639028254942</text:p>
          </table:table-cell>
          <table:table-cell table:style-name="ce681" office:value-type="string" calcext:value-type="string">
            <text:p>y<text:span text:style-name="T45">5</text:span></text:p>
          </table:table-cell>
          <table:table-cell table:style-name="ce697" table:formula="of:=IF(ABS([.$W$100]*SIN(RADIANS(45*[.D100])))&lt;10^-5;0;[.$W$100]*SIN(RADIANS(45*[.D100])))" office:value-type="float" office:value="0" calcext:value-type="float">
            <text:p>0</text:p>
          </table:table-cell>
          <table:table-cell table:style-name="ce697" table:formula="of:=IF(ABS([.$W$100]*SIN(RADIANS(45*[.E100])))&lt;10^-5;0;[.$W$100]*SIN(RADIANS(45*[.E100])))" office:value-type="float" office:value="4.24264068711929" calcext:value-type="float">
            <text:p>4,24264068711929</text:p>
          </table:table-cell>
          <table:table-cell table:style-name="ce697" table:formula="of:=IF(ABS([.$W$100]*SIN(RADIANS(45*[.F100])))&lt;10^-5;0;[.$W$100]*SIN(RADIANS(45*[.F100])))" office:value-type="float" office:value="6" calcext:value-type="float">
            <text:p>6</text:p>
          </table:table-cell>
          <table:table-cell table:style-name="ce697" table:formula="of:=IF(ABS([.$W$100]*SIN(RADIANS(45*[.G100])))&lt;10^-5;0;[.$W$100]*SIN(RADIANS(45*[.G100])))" office:value-type="float" office:value="4.24264068711929" calcext:value-type="float">
            <text:p>4,24264068711929</text:p>
          </table:table-cell>
          <table:table-cell table:style-name="ce697" table:formula="of:=IF(ABS([.$W$100]*SIN(RADIANS(45*[.H100])))&lt;10^-5;0;[.$W$100]*SIN(RADIANS(45*[.H100])))" office:value-type="float" office:value="0" calcext:value-type="float">
            <text:p>0</text:p>
          </table:table-cell>
          <table:table-cell table:style-name="ce697" table:formula="of:=IF(ABS([.$W$100]*SIN(RADIANS(45*[.I100])))&lt;10^-5;0;[.$W$100]*SIN(RADIANS(45*[.I100])))" office:value-type="float" office:value="-4.24264068711929" calcext:value-type="float">
            <text:p>-4,24264068711929</text:p>
          </table:table-cell>
          <table:table-cell table:style-name="ce697" table:formula="of:=IF(ABS([.$W$100]*SIN(RADIANS(45*[.J100])))&lt;10^-5;0;[.$W$100]*SIN(RADIANS(45*[.J100])))" office:value-type="float" office:value="-6" calcext:value-type="float">
            <text:p>-6</text:p>
          </table:table-cell>
          <table:table-cell table:style-name="ce697" table:formula="of:=IF(ABS([.$W$100]*SIN(RADIANS(45*[.K100])))&lt;10^-5;0;[.$W$100]*SIN(RADIANS(45*[.K100])))" office:value-type="float" office:value="-4.24264068711929" calcext:value-type="float">
            <text:p>-4,24264068711929</text:p>
          </table:table-cell>
          <table:table-cell table:style-name="ce697" table:formula="of:=IF(ABS([.$W$100]*SIN(RADIANS(45*[.L100])))&lt;10^-5;0;[.$W$100]*SIN(RADIANS(45*[.L100])))" office:value-type="float" office:value="0" calcext:value-type="float">
            <text:p>0</text:p>
          </table:table-cell>
          <table:table-cell table:style-name="ce697" table:formula="of:=IF(ABS([.$X$100]*SIN(RADIANS(45*[.M100])))&lt;10^-5;0;[.$X$100]*SIN(RADIANS(45*[.M100])))" office:value-type="float" office:value="4.24264068711929" calcext:value-type="float">
            <text:p>4,24264068711929</text:p>
          </table:table-cell>
          <table:table-cell table:style-name="ce697" table:formula="of:=IF(ABS([.$X$100]*SIN(RADIANS(45*[.N100])))&lt;10^-5;0;[.$X$100]*SIN(RADIANS(45*[.N100])))" office:value-type="float" office:value="6" calcext:value-type="float">
            <text:p>6</text:p>
          </table:table-cell>
          <table:table-cell table:style-name="ce697" table:formula="of:=IF(ABS([.$X$100]*SIN(RADIANS(45*[.O100])))&lt;10^-5;0;[.$X$100]*SIN(RADIANS(45*[.O100])))" office:value-type="float" office:value="4.24264068711929" calcext:value-type="float">
            <text:p>4,24264068711929</text:p>
          </table:table-cell>
          <table:table-cell table:style-name="ce697" table:formula="of:=IF(ABS([.$X$100]*SIN(RADIANS(45*[.P100])))&lt;10^-5;0;[.$X$100]*SIN(RADIANS(45*[.P100])))" office:value-type="float" office:value="0" calcext:value-type="float">
            <text:p>0</text:p>
          </table:table-cell>
          <table:table-cell table:style-name="ce697" table:formula="of:=IF(ABS([.$X$100]*SIN(RADIANS(45*[.Q100])))&lt;10^-5;0;[.$X$100]*SIN(RADIANS(45*[.Q100])))" office:value-type="float" office:value="-4.24264068711929" calcext:value-type="float">
            <text:p>-4,24264068711929</text:p>
          </table:table-cell>
          <table:table-cell table:style-name="ce697" table:formula="of:=IF(ABS([.$X$100]*SIN(RADIANS(45*[.R100])))&lt;10^-5;0;[.$X$100]*SIN(RADIANS(45*[.R100])))" office:value-type="float" office:value="-6" calcext:value-type="float">
            <text:p>-6</text:p>
          </table:table-cell>
          <table:table-cell table:style-name="ce697" table:formula="of:=IF(ABS([.$X$100]*SIN(RADIANS(45*[.S100])))&lt;10^-5;0;[.$X$100]*SIN(RADIANS(45*[.S100])))" office:value-type="float" office:value="-4.24264068711929" calcext:value-type="float">
            <text:p>-4,24264068711929</text:p>
          </table:table-cell>
          <table:table-cell table:style-name="ce697" table:formula="of:=IF(ABS([.$X$100]*SIN(RADIANS(45*[.T100])))&lt;10^-5;0;[.$X$100]*SIN(RADIANS(45*[.T100])))" office:value-type="float" office:value="0" calcext:value-type="float">
            <text:p>0</text:p>
          </table:table-cell>
          <table:table-cell table:style-name="ce559" table:formula="of:=RANK([.B106];[.$B$102:.$B$113];0)" office:value-type="float" office:value="12" calcext:value-type="float">
            <text:p>12</text:p>
          </table:table-cell>
          <table:table-cell table:style-name="ce681" office:value-type="string" calcext:value-type="string">
            <text:p>y<text:span text:style-name="T45">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6" office:value-type="float" office:value="6" calcext:value-type="float">
            <text:p>6</text:p>
          </table:table-cell>
          <table:table-cell table:style-name="ce634" office:value-type="float" office:value="0.715097613571891" calcext:value-type="float">
            <text:p>0,715097613571891</text:p>
          </table:table-cell>
          <table:table-cell table:style-name="ce681" office:value-type="string" calcext:value-type="string">
            <text:p>y<text:span text:style-name="T45">6</text:span></text:p>
          </table:table-cell>
          <table:table-cell table:style-name="ce696" table:formula="of:=IF(ABS(-[.$W$100]*SIN(RADIANS(22.5*[.D100])))&lt;10^-5;0;ABS([.$W$100]*SIN(RADIANS(22.5*[.D100]))))" office:value-type="float" office:value="0" calcext:value-type="float">
            <text:p>0</text:p>
          </table:table-cell>
          <table:table-cell table:style-name="ce696" table:formula="of:=IF(ABS(-[.$W$100]*SIN(RADIANS(22.5*[.E100])))&lt;10^-5;0;ABS([.$W$100]*SIN(RADIANS(22.5*[.E100]))))" office:value-type="float" office:value="2.29610059419054" calcext:value-type="float">
            <text:p>2,29610059419054</text:p>
          </table:table-cell>
          <table:table-cell table:style-name="ce696" table:formula="of:=IF(ABS(-[.$W$100]*SIN(RADIANS(22.5*[.F100])))&lt;10^-5;0;ABS([.$W$100]*SIN(RADIANS(22.5*[.F100]))))" office:value-type="float" office:value="4.24264068711929" calcext:value-type="float">
            <text:p>4,24264068711929</text:p>
          </table:table-cell>
          <table:table-cell table:style-name="ce696" table:formula="of:=IF(ABS(-[.$W$100]*SIN(RADIANS(22.5*[.G100])))&lt;10^-5;0;ABS([.$W$100]*SIN(RADIANS(22.5*[.G100]))))" office:value-type="float" office:value="5.54327719506772" calcext:value-type="float">
            <text:p>5,54327719506772</text:p>
          </table:table-cell>
          <table:table-cell table:style-name="ce696" table:formula="of:=IF(ABS(-[.$W$100]*SIN(RADIANS(22.5*[.H100])))&lt;10^-5;0;ABS([.$W$100]*SIN(RADIANS(22.5*[.H100]))))" office:value-type="float" office:value="6" calcext:value-type="float">
            <text:p>6</text:p>
          </table:table-cell>
          <table:table-cell table:style-name="ce696" table:formula="of:=IF(ABS(-[.$W$100]*SIN(RADIANS(22.5*[.I100])))&lt;10^-5;0;ABS([.$W$100]*SIN(RADIANS(22.5*[.I100]))))" office:value-type="float" office:value="5.54327719506772" calcext:value-type="float">
            <text:p>5,54327719506772</text:p>
          </table:table-cell>
          <table:table-cell table:style-name="ce696" table:formula="of:=IF(ABS(-[.$W$100]*SIN(RADIANS(22.5*[.J100])))&lt;10^-5;0;ABS([.$W$100]*SIN(RADIANS(22.5*[.J100]))))" office:value-type="float" office:value="4.24264068711929" calcext:value-type="float">
            <text:p>4,24264068711929</text:p>
          </table:table-cell>
          <table:table-cell table:style-name="ce696" table:formula="of:=IF(ABS(-[.$W$100]*SIN(RADIANS(22.5*[.K100])))&lt;10^-5;0;ABS([.$W$100]*SIN(RADIANS(22.5*[.K100]))))" office:value-type="float" office:value="2.29610059419054" calcext:value-type="float">
            <text:p>2,29610059419054</text:p>
          </table:table-cell>
          <table:table-cell table:style-name="ce696" table:formula="of:=IF(ABS(-[.$W$100]*SIN(RADIANS(22.5*[.L100])))&lt;10^-5;0;ABS([.$W$100]*SIN(RADIANS(22.5*[.L100]))))" office:value-type="float" office:value="0" calcext:value-type="float">
            <text:p>0</text:p>
          </table:table-cell>
          <table:table-cell table:style-name="ce696" table:formula="of:=IF(ABS(-[.$X$100]*SIN(RADIANS(22.5*[.M100])))&lt;10^-5;0;ABS([.$X$100]*SIN(RADIANS(22.5*[.M100]))))" office:value-type="float" office:value="2.29610059419054" calcext:value-type="float">
            <text:p>2,29610059419054</text:p>
          </table:table-cell>
          <table:table-cell table:style-name="ce696" table:formula="of:=IF(ABS(-[.$X$100]*SIN(RADIANS(22.5*[.N100])))&lt;10^-5;0;ABS([.$X$100]*SIN(RADIANS(22.5*[.N100]))))" office:value-type="float" office:value="4.24264068711929" calcext:value-type="float">
            <text:p>4,24264068711929</text:p>
          </table:table-cell>
          <table:table-cell table:style-name="ce696" table:formula="of:=IF(ABS(-[.$X$100]*SIN(RADIANS(22.5*[.O100])))&lt;10^-5;0;ABS([.$X$100]*SIN(RADIANS(22.5*[.O100]))))" office:value-type="float" office:value="5.54327719506772" calcext:value-type="float">
            <text:p>5,54327719506772</text:p>
          </table:table-cell>
          <table:table-cell table:style-name="ce696" table:formula="of:=IF(ABS(-[.$X$100]*SIN(RADIANS(22.5*[.P100])))&lt;10^-5;0;ABS([.$X$100]*SIN(RADIANS(22.5*[.P100]))))" office:value-type="float" office:value="6" calcext:value-type="float">
            <text:p>6</text:p>
          </table:table-cell>
          <table:table-cell table:style-name="ce696" table:formula="of:=IF(ABS(-[.$X$100]*SIN(RADIANS(22.5*[.Q100])))&lt;10^-5;0;ABS([.$X$100]*SIN(RADIANS(22.5*[.Q100]))))" office:value-type="float" office:value="5.54327719506772" calcext:value-type="float">
            <text:p>5,54327719506772</text:p>
          </table:table-cell>
          <table:table-cell table:style-name="ce696" table:formula="of:=IF(ABS(-[.$X$100]*SIN(RADIANS(22.5*[.R100])))&lt;10^-5;0;ABS([.$X$100]*SIN(RADIANS(22.5*[.R100]))))" office:value-type="float" office:value="4.24264068711929" calcext:value-type="float">
            <text:p>4,24264068711929</text:p>
          </table:table-cell>
          <table:table-cell table:style-name="ce696" table:formula="of:=IF(ABS(-[.$X$100]*SIN(RADIANS(22.5*[.S100])))&lt;10^-5;0;ABS([.$X$100]*SIN(RADIANS(22.5*[.S100]))))" office:value-type="float" office:value="2.29610059419054" calcext:value-type="float">
            <text:p>2,29610059419054</text:p>
          </table:table-cell>
          <table:table-cell table:style-name="ce696" table:formula="of:=IF(ABS(-[.$X$100]*SIN(RADIANS(22.5*[.T100])))&lt;10^-5;0;ABS([.$X$100]*SIN(RADIANS(22.5*[.T100]))))" office:value-type="float" office:value="0" calcext:value-type="float">
            <text:p>0</text:p>
          </table:table-cell>
          <table:table-cell table:style-name="ce559" table:formula="of:=RANK([.B107];[.$B$102:.$B$113];0)" office:value-type="float" office:value="5" calcext:value-type="float">
            <text:p>5</text:p>
          </table:table-cell>
          <table:table-cell table:style-name="ce681" office:value-type="string" calcext:value-type="string">
            <text:p>y<text:span text:style-name="T45">6</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5" office:value-type="float" office:value="7" calcext:value-type="float">
            <text:p>7</text:p>
          </table:table-cell>
          <table:table-cell table:style-name="ce535" office:value-type="float" office:value="0.448360082745097" calcext:value-type="float">
            <text:p>0,448360082745097</text:p>
          </table:table-cell>
          <table:table-cell table:style-name="ce681" office:value-type="string" calcext:value-type="string">
            <text:p>y<text:span text:style-name="T45">7</text:span></text:p>
          </table:table-cell>
          <table:table-cell table:style-name="ce697" table:formula="of:=IF(ABS(-[.$W$100]*COS(RADIANS(22.5*[.D100])))&lt;10^-5;0;ABS([.$W$100]*COS(RADIANS(22.5*[.D100]))))" office:value-type="float" office:value="6" calcext:value-type="float">
            <text:p>6</text:p>
          </table:table-cell>
          <table:table-cell table:style-name="ce697" table:formula="of:=IF(ABS(-[.$W$100]*COS(RADIANS(22.5*[.E100])))&lt;10^-5;0;ABS([.$W$100]*COS(RADIANS(22.5*[.E100]))))" office:value-type="float" office:value="5.54327719506772" calcext:value-type="float">
            <text:p>5,54327719506772</text:p>
          </table:table-cell>
          <table:table-cell table:style-name="ce697" table:formula="of:=IF(ABS(-[.$W$100]*COS(RADIANS(22.5*[.F100])))&lt;10^-5;0;ABS([.$W$100]*COS(RADIANS(22.5*[.F100]))))" office:value-type="float" office:value="4.24264068711929" calcext:value-type="float">
            <text:p>4,24264068711929</text:p>
          </table:table-cell>
          <table:table-cell table:style-name="ce697" table:formula="of:=IF(ABS(-[.$W$100]*COS(RADIANS(22.5*[.G100])))&lt;10^-5;0;ABS([.$W$100]*COS(RADIANS(22.5*[.G100]))))" office:value-type="float" office:value="2.29610059419054" calcext:value-type="float">
            <text:p>2,29610059419054</text:p>
          </table:table-cell>
          <table:table-cell table:style-name="ce697" table:formula="of:=IF(ABS(-[.$W$100]*COS(RADIANS(22.5*[.H100])))&lt;10^-5;0;ABS([.$W$100]*COS(RADIANS(22.5*[.H100]))))" office:value-type="float" office:value="0" calcext:value-type="float">
            <text:p>0</text:p>
          </table:table-cell>
          <table:table-cell table:style-name="ce697" table:formula="of:=IF(ABS(-[.$X$100]*COS(RADIANS(22.5*[.I100])))&lt;10^-5;0;ABS([.$X$100]*COS(RADIANS(22.5*[.I100]))))" office:value-type="float" office:value="2.29610059419054" calcext:value-type="float">
            <text:p>2,29610059419054</text:p>
          </table:table-cell>
          <table:table-cell table:style-name="ce697" table:formula="of:=IF(ABS(-[.$X$100]*COS(RADIANS(22.5*[.J100])))&lt;10^-5;0;ABS([.$X$100]*COS(RADIANS(22.5*[.J100]))))" office:value-type="float" office:value="4.24264068711929" calcext:value-type="float">
            <text:p>4,24264068711929</text:p>
          </table:table-cell>
          <table:table-cell table:style-name="ce697" table:formula="of:=IF(ABS(-[.$X$100]*COS(RADIANS(22.5*[.K100])))&lt;10^-5;0;ABS([.$X$100]*COS(RADIANS(22.5*[.K100]))))" office:value-type="float" office:value="5.54327719506772" calcext:value-type="float">
            <text:p>5,54327719506772</text:p>
          </table:table-cell>
          <table:table-cell table:style-name="ce697" table:formula="of:=IF(ABS(-[.$X$100]*COS(RADIANS(22.5*[.L100])))&lt;10^-5;0;ABS([.$X$100]*COS(RADIANS(22.5*[.L100]))))" office:value-type="float" office:value="6" calcext:value-type="float">
            <text:p>6</text:p>
          </table:table-cell>
          <table:table-cell table:style-name="ce697" table:formula="of:=IF(ABS(-[.$X$100]*COS(RADIANS(22.5*[.M100])))&lt;10^-5;0;ABS([.$X$100]*COS(RADIANS(22.5*[.M100]))))" office:value-type="float" office:value="5.54327719506772" calcext:value-type="float">
            <text:p>5,54327719506772</text:p>
          </table:table-cell>
          <table:table-cell table:style-name="ce697" table:formula="of:=IF(ABS(-[.$X$100]*COS(RADIANS(22.5*[.N100])))&lt;10^-5;0;ABS([.$X$100]*COS(RADIANS(22.5*[.N100]))))" office:value-type="float" office:value="4.24264068711929" calcext:value-type="float">
            <text:p>4,24264068711929</text:p>
          </table:table-cell>
          <table:table-cell table:style-name="ce697" table:formula="of:=IF(ABS(-[.$X$100]*COS(RADIANS(22.5*[.O100])))&lt;10^-5;0;ABS([.$X$100]*COS(RADIANS(22.5*[.O100]))))" office:value-type="float" office:value="2.29610059419054" calcext:value-type="float">
            <text:p>2,29610059419054</text:p>
          </table:table-cell>
          <table:table-cell table:style-name="ce697" table:formula="of:=IF(ABS(-[.$X$100]*COS(RADIANS(22.5*[.P100])))&lt;10^-5;0;ABS([.$X$100]*COS(RADIANS(22.5*[.P100]))))" office:value-type="float" office:value="0" calcext:value-type="float">
            <text:p>0</text:p>
          </table:table-cell>
          <table:table-cell table:style-name="ce697" table:formula="of:=IF(ABS(-[.$Y$100]*COS(RADIANS(22.5*[.Q100])))&lt;10^-5;0;ABS([.$Y$100]*COS(RADIANS(22.5*[.Q100]))))" office:value-type="float" office:value="1.91341716182545" calcext:value-type="float">
            <text:p>1,91341716182545</text:p>
          </table:table-cell>
          <table:table-cell table:style-name="ce697" table:formula="of:=IF(ABS(-[.$Y$100]*COS(RADIANS(22.5*[.R100])))&lt;10^-5;0;ABS([.$Y$100]*COS(RADIANS(22.5*[.R100]))))" office:value-type="float" office:value="3.53553390593274" calcext:value-type="float">
            <text:p>3,53553390593274</text:p>
          </table:table-cell>
          <table:table-cell table:style-name="ce697" table:formula="of:=IF(ABS(-[.$Y$100]*COS(RADIANS(22.5*[.S100])))&lt;10^-5;0;ABS([.$Y$100]*COS(RADIANS(22.5*[.S100]))))" office:value-type="float" office:value="4.61939766255643" calcext:value-type="float">
            <text:p>4,61939766255643</text:p>
          </table:table-cell>
          <table:table-cell table:style-name="ce697" table:formula="of:=IF(ABS(-[.$Y$100]*COS(RADIANS(22.5*[.T100])))&lt;10^-5;0;ABS([.$Y$100]*COS(RADIANS(22.5*[.T100]))))" office:value-type="float" office:value="5" calcext:value-type="float">
            <text:p>5</text:p>
          </table:table-cell>
          <table:table-cell table:style-name="ce559" table:formula="of:=RANK([.B108];[.$B$102:.$B$113];0)" office:value-type="float" office:value="9" calcext:value-type="float">
            <text:p>9</text:p>
          </table:table-cell>
          <table:table-cell table:style-name="ce681" office:value-type="string" calcext:value-type="string">
            <text:p>y<text:span text:style-name="T45">7</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6" office:value-type="float" office:value="8" calcext:value-type="float">
            <text:p>8</text:p>
          </table:table-cell>
          <table:table-cell table:style-name="ce634" office:value-type="float" office:value="0.795853719793918" calcext:value-type="float">
            <text:p>0,795853719793918</text:p>
          </table:table-cell>
          <table:table-cell table:style-name="ce681" office:value-type="string" calcext:value-type="string">
            <text:p>y<text:span text:style-name="T45">8</text:span></text:p>
          </table:table-cell>
          <table:table-cell table:style-name="ce696" table:formula="of:=IF(ABS([.$W$100]*SIN(RADIANS(22.5*[.D100])))&lt;10^-5;0;-[.$W$100]*SIN(RADIANS(22.5*[.D100])))" office:value-type="float" office:value="0" calcext:value-type="float">
            <text:p>0</text:p>
          </table:table-cell>
          <table:table-cell table:style-name="ce696" table:formula="of:=IF(ABS([.$W$100]*SIN(RADIANS(22.5*[.E100])))&lt;10^-5;0;-[.$W$100]*SIN(RADIANS(22.5*[.E100])))" office:value-type="float" office:value="2.29610059419054" calcext:value-type="float">
            <text:p>2,29610059419054</text:p>
          </table:table-cell>
          <table:table-cell table:style-name="ce696" table:formula="of:=IF(ABS([.$W$100]*SIN(RADIANS(22.5*[.F100])))&lt;10^-5;0;-[.$W$100]*SIN(RADIANS(22.5*[.F100])))" office:value-type="float" office:value="4.24264068711929" calcext:value-type="float">
            <text:p>4,24264068711929</text:p>
          </table:table-cell>
          <table:table-cell table:style-name="ce696" table:formula="of:=IF(ABS([.$W$100]*SIN(RADIANS(22.5*[.G100])))&lt;10^-5;0;-[.$W$100]*SIN(RADIANS(22.5*[.G100])))" office:value-type="float" office:value="5.54327719506772" calcext:value-type="float">
            <text:p>5,54327719506772</text:p>
          </table:table-cell>
          <table:table-cell table:style-name="ce696" table:formula="of:=IF(ABS([.$W$100]*SIN(RADIANS(22.5*[.H100])))&lt;10^-5;0;-[.$W$100]*SIN(RADIANS(22.5*[.H100])))" office:value-type="float" office:value="6" calcext:value-type="float">
            <text:p>6</text:p>
          </table:table-cell>
          <table:table-cell table:style-name="ce696" table:formula="of:=IF(ABS([.$W$100]*SIN(RADIANS(22.5*[.I100])))&lt;10^-5;0;-[.$W$100]*SIN(RADIANS(22.5*[.I100])))" office:value-type="float" office:value="5.54327719506772" calcext:value-type="float">
            <text:p>5,54327719506772</text:p>
          </table:table-cell>
          <table:table-cell table:style-name="ce696" table:formula="of:=IF(ABS([.$W$100]*SIN(RADIANS(22.5*[.J100])))&lt;10^-5;0;-[.$W$100]*SIN(RADIANS(22.5*[.J100])))" office:value-type="float" office:value="4.24264068711929" calcext:value-type="float">
            <text:p>4,24264068711929</text:p>
          </table:table-cell>
          <table:table-cell table:style-name="ce696" table:formula="of:=IF(ABS([.$W$100]*SIN(RADIANS(22.5*[.K100])))&lt;10^-5;0;-[.$W$100]*SIN(RADIANS(22.5*[.K100])))" office:value-type="float" office:value="2.29610059419054" calcext:value-type="float">
            <text:p>2,29610059419054</text:p>
          </table:table-cell>
          <table:table-cell table:style-name="ce696" table:formula="of:=IF(ABS([.$W$100]*SIN(RADIANS(22.5*[.L100])))&lt;10^-5;0;-[.$W$100]*SIN(RADIANS(22.5*[.L100])))" office:value-type="float" office:value="0" calcext:value-type="float">
            <text:p>0</text:p>
          </table:table-cell>
          <table:table-cell table:style-name="ce696" table:formula="of:=IF(ABS([.$X$100]*SIN(RADIANS(22.5*[.M100])))&lt;10^-5;0;-[.$X$100]*SIN(RADIANS(22.5*[.M100])))" office:value-type="float" office:value="-2.29610059419054" calcext:value-type="float">
            <text:p>-2,29610059419054</text:p>
          </table:table-cell>
          <table:table-cell table:style-name="ce696" table:formula="of:=IF(ABS([.$X$100]*SIN(RADIANS(22.5*[.N100])))&lt;10^-5;0;-[.$X$100]*SIN(RADIANS(22.5*[.N100])))" office:value-type="float" office:value="-4.24264068711929" calcext:value-type="float">
            <text:p>-4,24264068711929</text:p>
          </table:table-cell>
          <table:table-cell table:style-name="ce696" table:formula="of:=IF(ABS([.$X$100]*SIN(RADIANS(22.5*[.O100])))&lt;10^-5;0;-[.$X$100]*SIN(RADIANS(22.5*[.O100])))" office:value-type="float" office:value="-5.54327719506772" calcext:value-type="float">
            <text:p>-5,54327719506772</text:p>
          </table:table-cell>
          <table:table-cell table:style-name="ce696" table:formula="of:=IF(ABS([.$X$100]*SIN(RADIANS(22.5*[.P100])))&lt;10^-5;0;-[.$X$100]*SIN(RADIANS(22.5*[.P100])))" office:value-type="float" office:value="-6" calcext:value-type="float">
            <text:p>-6</text:p>
          </table:table-cell>
          <table:table-cell table:style-name="ce696" table:formula="of:=IF(ABS([.$X$100]*SIN(RADIANS(22.5*[.Q100])))&lt;10^-5;0;-[.$X$100]*SIN(RADIANS(22.5*[.Q100])))" office:value-type="float" office:value="-5.54327719506772" calcext:value-type="float">
            <text:p>-5,54327719506772</text:p>
          </table:table-cell>
          <table:table-cell table:style-name="ce696" table:formula="of:=IF(ABS([.$X$100]*SIN(RADIANS(22.5*[.R100])))&lt;10^-5;0;-[.$X$100]*SIN(RADIANS(22.5*[.R100])))" office:value-type="float" office:value="-4.24264068711929" calcext:value-type="float">
            <text:p>-4,24264068711929</text:p>
          </table:table-cell>
          <table:table-cell table:style-name="ce696" table:formula="of:=IF(ABS([.$X$100]*SIN(RADIANS(22.5*[.S100])))&lt;10^-5;0;-[.$X$100]*SIN(RADIANS(22.5*[.S100])))" office:value-type="float" office:value="-2.29610059419054" calcext:value-type="float">
            <text:p>-2,29610059419054</text:p>
          </table:table-cell>
          <table:table-cell table:style-name="ce696" table:formula="of:=IF(ABS([.$X$100]*SIN(RADIANS(22.5*[.T100])))&lt;10^-5;0;-[.$X$100]*SIN(RADIANS(22.5*[.T100])))" office:value-type="float" office:value="0" calcext:value-type="float">
            <text:p>0</text:p>
          </table:table-cell>
          <table:table-cell table:style-name="ce559" table:formula="of:=RANK([.B109];[.$B$102:.$B$113];0)" office:value-type="float" office:value="3" calcext:value-type="float">
            <text:p>3</text:p>
          </table:table-cell>
          <table:table-cell table:style-name="ce681" office:value-type="string" calcext:value-type="string">
            <text:p>y<text:span text:style-name="T45">8</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5" office:value-type="float" office:value="9" calcext:value-type="float">
            <text:p>9</text:p>
          </table:table-cell>
          <table:table-cell table:style-name="ce535" office:value-type="float" office:value="0.978246828177" calcext:value-type="float">
            <text:p>0,978246828177</text:p>
          </table:table-cell>
          <table:table-cell table:style-name="ce681" office:value-type="string" calcext:value-type="string">
            <text:p>y<text:span text:style-name="T45">9</text:span></text:p>
          </table:table-cell>
          <table:table-cell table:style-name="ce695" table:formula="of:=IF(ABS(-[.$W$100]*SIN(RADIANS(45*[.D100])))&lt;10^-5;0;-[.$W$100]*SIN(RADIANS(45*[.D100])))" office:value-type="float" office:value="0" calcext:value-type="float">
            <text:p>0</text:p>
          </table:table-cell>
          <table:table-cell table:style-name="ce695" table:formula="of:=IF(ABS(-[.$W$100]*SIN(RADIANS(45*[.E100])))&lt;10^-5;0;-[.$W$100]*SIN(RADIANS(45*[.E100])))" office:value-type="float" office:value="-4.24264068711929" calcext:value-type="float">
            <text:p>-4,24264068711929</text:p>
          </table:table-cell>
          <table:table-cell table:style-name="ce695" table:formula="of:=IF(ABS(-[.$W$100]*SIN(RADIANS(45*[.F100])))&lt;10^-5;0;-[.$W$100]*SIN(RADIANS(45*[.F100])))" office:value-type="float" office:value="-6" calcext:value-type="float">
            <text:p>-6</text:p>
          </table:table-cell>
          <table:table-cell table:style-name="ce695" table:formula="of:=IF(ABS(-[.$W$100]*SIN(RADIANS(45*[.G100])))&lt;10^-5;0;-[.$W$100]*SIN(RADIANS(45*[.G100])))" office:value-type="float" office:value="-4.24264068711929" calcext:value-type="float">
            <text:p>-4,24264068711929</text:p>
          </table:table-cell>
          <table:table-cell table:style-name="ce695" table:formula="of:=IF(ABS(-[.$W$100]*SIN(RADIANS(45*[.H100])))&lt;10^-5;0;-[.$W$100]*SIN(RADIANS(45*[.H100])))" office:value-type="float" office:value="0" calcext:value-type="float">
            <text:p>0</text:p>
          </table:table-cell>
          <table:table-cell table:style-name="ce695" table:formula="of:=IF(ABS(-[.$X$100]*SIN(RADIANS(45*[.I100])))&lt;10^-5;0;-[.$X$100]*SIN(RADIANS(45*[.I100])))" office:value-type="float" office:value="4.24264068711929" calcext:value-type="float">
            <text:p>4,24264068711929</text:p>
          </table:table-cell>
          <table:table-cell table:style-name="ce695" table:formula="of:=IF(ABS(-[.$X$100]*SIN(RADIANS(45*[.J100])))&lt;10^-5;0;-[.$X$100]*SIN(RADIANS(45*[.J100])))" office:value-type="float" office:value="6" calcext:value-type="float">
            <text:p>6</text:p>
          </table:table-cell>
          <table:table-cell table:style-name="ce695" table:formula="of:=IF(ABS(-[.$X$100]*SIN(RADIANS(45*[.K100])))&lt;10^-5;0;-[.$X$100]*SIN(RADIANS(45*[.K100])))" office:value-type="float" office:value="4.24264068711929" calcext:value-type="float">
            <text:p>4,24264068711929</text:p>
          </table:table-cell>
          <table:table-cell table:style-name="ce695" table:formula="of:=IF(ABS(-[.$X$100]*SIN(RADIANS(45*[.L100])))&lt;10^-5;0;-[.$X$100]*SIN(RADIANS(45*[.L100])))" office:value-type="float" office:value="0" calcext:value-type="float">
            <text:p>0</text:p>
          </table:table-cell>
          <table:table-cell table:style-name="ce695" table:formula="of:=IF(ABS(-[.$Y$100]*SIN(RADIANS(45*[.M100])))&lt;10^-5;0;-[.$Y$100]*SIN(RADIANS(45*[.M100])))" office:value-type="float" office:value="-3.53553390593274" calcext:value-type="float">
            <text:p>-3,53553390593274</text:p>
          </table:table-cell>
          <table:table-cell table:style-name="ce695" table:formula="of:=IF(ABS(-[.$Y$100]*SIN(RADIANS(45*[.N100])))&lt;10^-5;0;-[.$Y$100]*SIN(RADIANS(45*[.N100])))" office:value-type="float" office:value="-5" calcext:value-type="float">
            <text:p>-5</text:p>
          </table:table-cell>
          <table:table-cell table:style-name="ce695" table:formula="of:=IF(ABS(-[.$Y$100]*SIN(RADIANS(45*[.O100])))&lt;10^-5;0;-[.$Y$100]*SIN(RADIANS(45*[.O100])))" office:value-type="float" office:value="-3.53553390593274" calcext:value-type="float">
            <text:p>-3,53553390593274</text:p>
          </table:table-cell>
          <table:table-cell table:style-name="ce695" table:formula="of:=IF(ABS(-[.$Y$100]*SIN(RADIANS(45*[.P100])))&lt;10^-5;0;-[.$Y$100]*SIN(RADIANS(45*[.P100])))" office:value-type="float" office:value="0" calcext:value-type="float">
            <text:p>0</text:p>
          </table:table-cell>
          <table:table-cell table:style-name="ce695" table:formula="of:=IF(ABS(-[.$Z$100]*SIN(RADIANS(45*[.Q100])))&lt;10^-5;0;-[.$Z$100]*SIN(RADIANS(45*[.Q100])))" office:value-type="float" office:value="6.36396103067893" calcext:value-type="float">
            <text:p>6,36396103067893</text:p>
          </table:table-cell>
          <table:table-cell table:style-name="ce695" table:formula="of:=IF(ABS(-[.$Z$100]*SIN(RADIANS(45*[.R100])))&lt;10^-5;0;-[.$Z$100]*SIN(RADIANS(45*[.R100])))" office:value-type="float" office:value="9" calcext:value-type="float">
            <text:p>9</text:p>
          </table:table-cell>
          <table:table-cell table:style-name="ce695" table:formula="of:=IF(ABS(-[.$Z$100]*SIN(RADIANS(45*[.S100])))&lt;10^-5;0;-[.$Z$100]*SIN(RADIANS(45*[.S100])))" office:value-type="float" office:value="6.36396103067893" calcext:value-type="float">
            <text:p>6,36396103067893</text:p>
          </table:table-cell>
          <table:table-cell table:style-name="ce695" table:formula="of:=IF(ABS(-[.$Z$100]*SIN(RADIANS(45*[.T100])))&lt;10^-5;0;-[.$Z$100]*SIN(RADIANS(45*[.T100])))" office:value-type="float" office:value="0" calcext:value-type="float">
            <text:p>0</text:p>
          </table:table-cell>
          <table:table-cell table:style-name="ce559" table:formula="of:=RANK([.B110];[.$B$102:.$B$113];0)" office:value-type="float" office:value="1" calcext:value-type="float">
            <text:p>1</text:p>
          </table:table-cell>
          <table:table-cell table:style-name="ce681" office:value-type="string" calcext:value-type="string">
            <text:p>y<text:span text:style-name="T45">9</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6" office:value-type="float" office:value="10" calcext:value-type="float">
            <text:p>10</text:p>
          </table:table-cell>
          <table:table-cell table:style-name="ce634" office:value-type="float" office:value="0.654399003874899" calcext:value-type="float">
            <text:p>0,654399003874899</text:p>
          </table:table-cell>
          <table:table-cell table:style-name="ce681" office:value-type="string" calcext:value-type="string">
            <text:p>y<text:span text:style-name="T45">10</text:span></text:p>
          </table:table-cell>
          <table:table-cell table:style-name="ce698" table:formula="of:=IF(ABS(-[.$W$100]*COS(RADIANS(45*[.D100])))&lt;10^-5;0;-[.$W$100]*COS(RADIANS(45*[.D100])))" office:value-type="float" office:value="-6" calcext:value-type="float">
            <text:p>-6</text:p>
          </table:table-cell>
          <table:table-cell table:style-name="ce698" table:formula="of:=IF(ABS(-[.$W$100]*COS(RADIANS(45*[.E100])))&lt;10^-5;0;-[.$W$100]*COS(RADIANS(45*[.E100])))" office:value-type="float" office:value="-4.24264068711928" calcext:value-type="float">
            <text:p>-4,24264068711928</text:p>
          </table:table-cell>
          <table:table-cell table:style-name="ce698" table:formula="of:=IF(ABS(-[.$W$100]*COS(RADIANS(45*[.F100])))&lt;10^-5;0;-[.$W$100]*COS(RADIANS(45*[.F100])))" office:value-type="float" office:value="0" calcext:value-type="float">
            <text:p>0</text:p>
          </table:table-cell>
          <table:table-cell table:style-name="ce698" table:formula="of:=IF(ABS(-[.$X$100]*COS(RADIANS(45*[.G100])))&lt;10^-5;0;-[.$X$100]*COS(RADIANS(45*[.G100])))" office:value-type="float" office:value="4.24264068711929" calcext:value-type="float">
            <text:p>4,24264068711929</text:p>
          </table:table-cell>
          <table:table-cell table:style-name="ce698" table:formula="of:=IF(ABS(-[.$X$100]*COS(RADIANS(45*[.H100])))&lt;10^-5;0;-[.$X$100]*COS(RADIANS(45*[.H100])))" office:value-type="float" office:value="6" calcext:value-type="float">
            <text:p>6</text:p>
          </table:table-cell>
          <table:table-cell table:style-name="ce698" table:formula="of:=IF(ABS(-[.$X$100]*COS(RADIANS(45*[.I100])))&lt;10^-5;0;-[.$X$100]*COS(RADIANS(45*[.I100])))" office:value-type="float" office:value="4.24264068711929" calcext:value-type="float">
            <text:p>4,24264068711929</text:p>
          </table:table-cell>
          <table:table-cell table:style-name="ce698" table:formula="of:=IF(ABS(-[.$X$100]*COS(RADIANS(45*[.J100])))&lt;10^-5;0;-[.$X$100]*COS(RADIANS(45*[.J100])))" office:value-type="float" office:value="0" calcext:value-type="float">
            <text:p>0</text:p>
          </table:table-cell>
          <table:table-cell table:style-name="ce698" table:formula="of:=IF(ABS(-[.$Y$100]*COS(RADIANS(45*[.K100])))&lt;10^-5;0;-[.$Y$100]*COS(RADIANS(45*[.K100])))" office:value-type="float" office:value="-3.53553390593274" calcext:value-type="float">
            <text:p>-3,53553390593274</text:p>
          </table:table-cell>
          <table:table-cell table:style-name="ce698" table:formula="of:=IF(ABS(-[.$Y$100]*COS(RADIANS(45*[.L100])))&lt;10^-5;0;-[.$Y$100]*COS(RADIANS(45*[.L100])))" office:value-type="float" office:value="-5" calcext:value-type="float">
            <text:p>-5</text:p>
          </table:table-cell>
          <table:table-cell table:style-name="ce698" table:formula="of:=IF(ABS(-[.$Y$100]*COS(RADIANS(45*[.M100])))&lt;10^-5;0;-[.$Y$100]*COS(RADIANS(45*[.M100])))" office:value-type="float" office:value="-3.53553390593274" calcext:value-type="float">
            <text:p>-3,53553390593274</text:p>
          </table:table-cell>
          <table:table-cell table:style-name="ce698" table:formula="of:=IF(ABS(-[.$Y$100]*COS(RADIANS(45*[.N100])))&lt;10^-5;0;-[.$Y$100]*COS(RADIANS(45*[.N100])))" office:value-type="float" office:value="0" calcext:value-type="float">
            <text:p>0</text:p>
          </table:table-cell>
          <table:table-cell table:style-name="ce698" table:formula="of:=IF(ABS(-[.$Z$100]*COS(RADIANS(45*[.O100])))&lt;10^-5;0;-[.$Z$100]*COS(RADIANS(45*[.O100])))" office:value-type="float" office:value="6.36396103067893" calcext:value-type="float">
            <text:p>6,36396103067893</text:p>
          </table:table-cell>
          <table:table-cell table:style-name="ce698" table:formula="of:=IF(ABS(-[.$Z$100]*COS(RADIANS(45*[.P100])))&lt;10^-5;0;-[.$Z$100]*COS(RADIANS(45*[.P100])))" office:value-type="float" office:value="9" calcext:value-type="float">
            <text:p>9</text:p>
          </table:table-cell>
          <table:table-cell table:style-name="ce698" table:formula="of:=IF(ABS(-[.$Z$100]*COS(RADIANS(45*[.Q100])))&lt;10^-5;0;-[.$Z$100]*COS(RADIANS(45*[.Q100])))" office:value-type="float" office:value="6.36396103067893" calcext:value-type="float">
            <text:p>6,36396103067893</text:p>
          </table:table-cell>
          <table:table-cell table:style-name="ce698" table:formula="of:=IF(ABS(-[.$Z$100]*COS(RADIANS(45*[.R100])))&lt;10^-5;0;-[.$Z$100]*COS(RADIANS(45*[.R100])))" office:value-type="float" office:value="0" calcext:value-type="float">
            <text:p>0</text:p>
          </table:table-cell>
          <table:table-cell table:style-name="ce698" table:formula="of:=IF(ABS(-[.$AA$100]*COS(RADIANS(45*[.S100])))&lt;10^-5;0;-[.$AA$100]*COS(RADIANS(45*[.S100])))" office:value-type="float" office:value="-3.53553390593274" calcext:value-type="float">
            <text:p>-3,53553390593274</text:p>
          </table:table-cell>
          <table:table-cell table:style-name="ce698" table:formula="of:=IF(ABS(-[.$AA$100]*COS(RADIANS(45*[.T100])))&lt;10^-5;0;-[.$AA$100]*COS(RADIANS(45*[.T100])))" office:value-type="float" office:value="-5" calcext:value-type="float">
            <text:p>-5</text:p>
          </table:table-cell>
          <table:table-cell table:style-name="ce559" table:formula="of:=RANK([.B111];[.$B$102:.$B$113];0)" office:value-type="float" office:value="6" calcext:value-type="float">
            <text:p>6</text:p>
          </table:table-cell>
          <table:table-cell table:style-name="ce681" office:value-type="string" calcext:value-type="string">
            <text:p>y<text:span text:style-name="T45">10</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5" office:value-type="float" office:value="11" calcext:value-type="float">
            <text:p>11</text:p>
          </table:table-cell>
          <table:table-cell table:style-name="ce535" office:value-type="float" office:value="0.425205957047559" calcext:value-type="float">
            <text:p>0,425205957047559</text:p>
          </table:table-cell>
          <table:table-cell table:style-name="ce681" office:value-type="string" calcext:value-type="string">
            <text:p>y<text:span text:style-name="T45">11</text:span></text:p>
          </table:table-cell>
          <table:table-cell table:style-name="ce695" table:formula="of:=IF(ABS(-[.$W$100]*SIN(RADIANS(22.5*[.D100])))&lt;10^-5;0;-ABS([.$W$100]*SIN(RADIANS(22.5*[.D100]))))" office:value-type="float" office:value="0" calcext:value-type="float">
            <text:p>0</text:p>
          </table:table-cell>
          <table:table-cell table:style-name="ce695" table:formula="of:=IF(ABS(-[.$W$100]*SIN(RADIANS(22.5*[.E100])))&lt;10^-5;0;-ABS([.$W$100]*SIN(RADIANS(22.5*[.E100]))))" office:value-type="float" office:value="-2.29610059419054" calcext:value-type="float">
            <text:p>-2,29610059419054</text:p>
          </table:table-cell>
          <table:table-cell table:style-name="ce695" table:formula="of:=IF(ABS(-[.$W$100]*SIN(RADIANS(22.5*[.F100])))&lt;10^-5;0;-ABS([.$W$100]*SIN(RADIANS(22.5*[.F100]))))" office:value-type="float" office:value="-4.24264068711929" calcext:value-type="float">
            <text:p>-4,24264068711929</text:p>
          </table:table-cell>
          <table:table-cell table:style-name="ce695" table:formula="of:=IF(ABS(-[.$W$100]*SIN(RADIANS(22.5*[.G100])))&lt;10^-5;0;-ABS([.$W$100]*SIN(RADIANS(22.5*[.G100]))))" office:value-type="float" office:value="-5.54327719506772" calcext:value-type="float">
            <text:p>-5,54327719506772</text:p>
          </table:table-cell>
          <table:table-cell table:style-name="ce695" table:formula="of:=IF(ABS(-[.$W$100]*SIN(RADIANS(22.5*[.H100])))&lt;10^-5;0;-ABS([.$W$100]*SIN(RADIANS(22.5*[.H100]))))" office:value-type="float" office:value="-6" calcext:value-type="float">
            <text:p>-6</text:p>
          </table:table-cell>
          <table:table-cell table:style-name="ce695" table:formula="of:=IF(ABS(-[.$W$100]*SIN(RADIANS(22.5*[.I100])))&lt;10^-5;0;-ABS([.$W$100]*SIN(RADIANS(22.5*[.I100]))))" office:value-type="float" office:value="-5.54327719506772" calcext:value-type="float">
            <text:p>-5,54327719506772</text:p>
          </table:table-cell>
          <table:table-cell table:style-name="ce695" table:formula="of:=IF(ABS(-[.$W$100]*SIN(RADIANS(22.5*[.J100])))&lt;10^-5;0;-ABS([.$W$100]*SIN(RADIANS(22.5*[.J100]))))" office:value-type="float" office:value="-4.24264068711929" calcext:value-type="float">
            <text:p>-4,24264068711929</text:p>
          </table:table-cell>
          <table:table-cell table:style-name="ce695" table:formula="of:=IF(ABS(-[.$W$100]*SIN(RADIANS(22.5*[.K100])))&lt;10^-5;0;-ABS([.$W$100]*SIN(RADIANS(22.5*[.K100]))))" office:value-type="float" office:value="-2.29610059419054" calcext:value-type="float">
            <text:p>-2,29610059419054</text:p>
          </table:table-cell>
          <table:table-cell table:style-name="ce695" table:formula="of:=IF(ABS(-[.$W$100]*SIN(RADIANS(22.5*[.L100])))&lt;10^-5;0;-ABS([.$W$100]*SIN(RADIANS(22.5*[.L100]))))" office:value-type="float" office:value="0" calcext:value-type="float">
            <text:p>0</text:p>
          </table:table-cell>
          <table:table-cell table:style-name="ce695" table:formula="of:=IF(ABS(-[.$X$100]*SIN(RADIANS(22.5*[.M100])))&lt;10^-5;0;-ABS([.$X$100]*SIN(RADIANS(22.5*[.M100]))))" office:value-type="float" office:value="-2.29610059419054" calcext:value-type="float">
            <text:p>-2,29610059419054</text:p>
          </table:table-cell>
          <table:table-cell table:style-name="ce695" table:formula="of:=IF(ABS(-[.$X$100]*SIN(RADIANS(22.5*[.N100])))&lt;10^-5;0;-ABS([.$X$100]*SIN(RADIANS(22.5*[.N100]))))" office:value-type="float" office:value="-4.24264068711929" calcext:value-type="float">
            <text:p>-4,24264068711929</text:p>
          </table:table-cell>
          <table:table-cell table:style-name="ce695" table:formula="of:=IF(ABS(-[.$X$100]*SIN(RADIANS(22.5*[.O100])))&lt;10^-5;0;-ABS([.$X$100]*SIN(RADIANS(22.5*[.O100]))))" office:value-type="float" office:value="-5.54327719506772" calcext:value-type="float">
            <text:p>-5,54327719506772</text:p>
          </table:table-cell>
          <table:table-cell table:style-name="ce695" table:formula="of:=IF(ABS(-[.$X$100]*SIN(RADIANS(22.5*[.P100])))&lt;10^-5;0;-ABS([.$X$100]*SIN(RADIANS(22.5*[.P100]))))" office:value-type="float" office:value="-6" calcext:value-type="float">
            <text:p>-6</text:p>
          </table:table-cell>
          <table:table-cell table:style-name="ce695" table:formula="of:=IF(ABS(-[.$X$100]*SIN(RADIANS(22.5*[.Q100])))&lt;10^-5;0;-ABS([.$X$100]*SIN(RADIANS(22.5*[.Q100]))))" office:value-type="float" office:value="-5.54327719506772" calcext:value-type="float">
            <text:p>-5,54327719506772</text:p>
          </table:table-cell>
          <table:table-cell table:style-name="ce695" table:formula="of:=IF(ABS(-[.$X$100]*SIN(RADIANS(22.5*[.R100])))&lt;10^-5;0;-ABS([.$X$100]*SIN(RADIANS(22.5*[.R100]))))" office:value-type="float" office:value="-4.24264068711929" calcext:value-type="float">
            <text:p>-4,24264068711929</text:p>
          </table:table-cell>
          <table:table-cell table:style-name="ce695" table:formula="of:=IF(ABS(-[.$X$100]*SIN(RADIANS(22.5*[.S100])))&lt;10^-5;0;-ABS([.$X$100]*SIN(RADIANS(22.5*[.S100]))))" office:value-type="float" office:value="-2.29610059419054" calcext:value-type="float">
            <text:p>-2,29610059419054</text:p>
          </table:table-cell>
          <table:table-cell table:style-name="ce695" table:formula="of:=IF(ABS(-[.$X$100]*SIN(RADIANS(22.5*[.T100])))&lt;10^-5;0;-ABS([.$X$100]*SIN(RADIANS(22.5*[.T100]))))" office:value-type="float" office:value="0" calcext:value-type="float">
            <text:p>0</text:p>
          </table:table-cell>
          <table:table-cell table:style-name="ce559" table:formula="of:=RANK([.B112];[.$B$102:.$B$113];0)" office:value-type="float" office:value="10" calcext:value-type="float">
            <text:p>10</text:p>
          </table:table-cell>
          <table:table-cell table:style-name="ce681" office:value-type="string" calcext:value-type="string">
            <text:p>y<text:span text:style-name="T45">11</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6" office:value-type="float" office:value="12" calcext:value-type="float">
            <text:p>12</text:p>
          </table:table-cell>
          <table:table-cell table:style-name="ce634" office:value-type="float" office:value="0.21993935719019" calcext:value-type="float">
            <text:p>0,21993935719019</text:p>
          </table:table-cell>
          <table:table-cell table:style-name="ce681" office:value-type="string" calcext:value-type="string">
            <text:p>y<text:span text:style-name="T45">12</text:span></text:p>
          </table:table-cell>
          <table:table-cell table:style-name="ce696" table:formula="of:=IF(ABS(-[.$W$100]*COS(RADIANS(22.5*[.D100])))&lt;10^-5;0;-ABS([.$W$100]*COS(RADIANS(22.5*[.D100]))))" office:value-type="float" office:value="-6" calcext:value-type="float">
            <text:p>-6</text:p>
          </table:table-cell>
          <table:table-cell table:style-name="ce696" table:formula="of:=IF(ABS(-[.$W$100]*COS(RADIANS(22.5*[.E100])))&lt;10^-5;0;-ABS([.$W$100]*COS(RADIANS(22.5*[.E100]))))" office:value-type="float" office:value="-5.54327719506772" calcext:value-type="float">
            <text:p>-5,54327719506772</text:p>
          </table:table-cell>
          <table:table-cell table:style-name="ce696" table:formula="of:=IF(ABS(-[.$W$100]*COS(RADIANS(22.5*[.F100])))&lt;10^-5;0;-ABS([.$W$100]*COS(RADIANS(22.5*[.F100]))))" office:value-type="float" office:value="-4.24264068711929" calcext:value-type="float">
            <text:p>-4,24264068711929</text:p>
          </table:table-cell>
          <table:table-cell table:style-name="ce696" table:formula="of:=IF(ABS(-[.$W$100]*COS(RADIANS(22.5*[.G100])))&lt;10^-5;0;-ABS([.$W$100]*COS(RADIANS(22.5*[.G100]))))" office:value-type="float" office:value="-2.29610059419054" calcext:value-type="float">
            <text:p>-2,29610059419054</text:p>
          </table:table-cell>
          <table:table-cell table:style-name="ce696" table:formula="of:=IF(ABS(-[.$W$100]*COS(RADIANS(22.5*[.H100])))&lt;10^-5;0;-ABS([.$W$100]*COS(RADIANS(22.5*[.H100]))))" office:value-type="float" office:value="0" calcext:value-type="float">
            <text:p>0</text:p>
          </table:table-cell>
          <table:table-cell table:style-name="ce696" table:formula="of:=IF(ABS(-[.$X$100]*COS(RADIANS(22.5*[.I100])))&lt;10^-5;0;-ABS([.$X$100]*COS(RADIANS(22.5*[.I100]))))" office:value-type="float" office:value="-2.29610059419054" calcext:value-type="float">
            <text:p>-2,29610059419054</text:p>
          </table:table-cell>
          <table:table-cell table:style-name="ce696" table:formula="of:=IF(ABS(-[.$X$100]*COS(RADIANS(22.5*[.J100])))&lt;10^-5;0;-ABS([.$X$100]*COS(RADIANS(22.5*[.J100]))))" office:value-type="float" office:value="-4.24264068711929" calcext:value-type="float">
            <text:p>-4,24264068711929</text:p>
          </table:table-cell>
          <table:table-cell table:style-name="ce696" table:formula="of:=IF(ABS(-[.$X$100]*COS(RADIANS(22.5*[.K100])))&lt;10^-5;0;-ABS([.$X$100]*COS(RADIANS(22.5*[.K100]))))" office:value-type="float" office:value="-5.54327719506772" calcext:value-type="float">
            <text:p>-5,54327719506772</text:p>
          </table:table-cell>
          <table:table-cell table:style-name="ce696" table:formula="of:=IF(ABS(-[.$X$100]*COS(RADIANS(22.5*[.L100])))&lt;10^-5;0;-ABS([.$X$100]*COS(RADIANS(22.5*[.L100]))))" office:value-type="float" office:value="-6" calcext:value-type="float">
            <text:p>-6</text:p>
          </table:table-cell>
          <table:table-cell table:style-name="ce696" table:formula="of:=IF(ABS(-[.$X$100]*COS(RADIANS(22.5*[.M100])))&lt;10^-5;0;-ABS([.$X$100]*COS(RADIANS(22.5*[.M100]))))" office:value-type="float" office:value="-5.54327719506772" calcext:value-type="float">
            <text:p>-5,54327719506772</text:p>
          </table:table-cell>
          <table:table-cell table:style-name="ce696" table:formula="of:=IF(ABS(-[.$X$100]*COS(RADIANS(22.5*[.N100])))&lt;10^-5;0;-ABS([.$X$100]*COS(RADIANS(22.5*[.N100]))))" office:value-type="float" office:value="-4.24264068711929" calcext:value-type="float">
            <text:p>-4,24264068711929</text:p>
          </table:table-cell>
          <table:table-cell table:style-name="ce696" table:formula="of:=IF(ABS(-[.$X$100]*COS(RADIANS(22.5*[.O100])))&lt;10^-5;0;-ABS([.$X$100]*COS(RADIANS(22.5*[.O100]))))" office:value-type="float" office:value="-2.29610059419054" calcext:value-type="float">
            <text:p>-2,29610059419054</text:p>
          </table:table-cell>
          <table:table-cell table:style-name="ce696" table:formula="of:=IF(ABS(-[.$X$100]*COS(RADIANS(22.5*[.P100])))&lt;10^-5;0;-ABS([.$X$100]*COS(RADIANS(22.5*[.P100]))))" office:value-type="float" office:value="0" calcext:value-type="float">
            <text:p>0</text:p>
          </table:table-cell>
          <table:table-cell table:style-name="ce696" table:formula="of:=IF(ABS(-[.$Y$100]*COS(RADIANS(22.5*[.Q100])))&lt;10^-5;0;-ABS([.$Y$100]*COS(RADIANS(22.5*[.Q100]))))" office:value-type="float" office:value="-1.91341716182545" calcext:value-type="float">
            <text:p>-1,91341716182545</text:p>
          </table:table-cell>
          <table:table-cell table:style-name="ce696" table:formula="of:=IF(ABS(-[.$Y$100]*COS(RADIANS(22.5*[.R100])))&lt;10^-5;0;-ABS([.$Y$100]*COS(RADIANS(22.5*[.R100]))))" office:value-type="float" office:value="-3.53553390593274" calcext:value-type="float">
            <text:p>-3,53553390593274</text:p>
          </table:table-cell>
          <table:table-cell table:style-name="ce696" table:formula="of:=IF(ABS(-[.$Y$100]*COS(RADIANS(22.5*[.S100])))&lt;10^-5;0;-ABS([.$Y$100]*COS(RADIANS(22.5*[.S100]))))" office:value-type="float" office:value="-4.61939766255643" calcext:value-type="float">
            <text:p>-4,61939766255643</text:p>
          </table:table-cell>
          <table:table-cell table:style-name="ce696" table:formula="of:=IF(ABS(-[.$Y$100]*COS(RADIANS(22.5*[.T100])))&lt;10^-5;0;-ABS([.$Y$100]*COS(RADIANS(22.5*[.T100]))))" office:value-type="float" office:value="-5" calcext:value-type="float">
            <text:p>-5</text:p>
          </table:table-cell>
          <table:table-cell table:style-name="ce559" table:formula="of:=RANK([.B113];[.$B$102:.$B$113];0)" office:value-type="float" office:value="11" calcext:value-type="float">
            <text:p>11</text:p>
          </table:table-cell>
          <table:table-cell table:style-name="ce681" office:value-type="string" calcext:value-type="string">
            <text:p>y<text:span text:style-name="T45">1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5" office:value-type="float" office:value="13" calcext:value-type="float">
            <text:p>13</text:p>
          </table:table-cell>
          <table:table-cell table:style-name="ce535" office:value-type="float" office:value="0.668603453595388" calcext:value-type="float">
            <text:p>0,668603453595388</text:p>
          </table:table-cell>
          <table:table-cell table:style-name="ce681" office:value-type="string" calcext:value-type="string">
            <text:p>y<text:span text:style-name="T45">13</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5">13</text:span></text:p>
          </table:table-cell>
          <table:table-cell table:style-name="ce685" table:number-columns-repeated="5"/>
          <table:table-cell table:style-name="ce1084" table:number-columns-repeated="6"/>
          <table:table-cell table:style-name="ce925"/>
          <table:table-cell table:style-name="ce685" table:number-columns-repeated="6"/>
          <table:table-cell table:style-name="ce1084" table:number-columns-repeated="6"/>
          <table:table-cell table:style-name="ce925"/>
          <table:table-cell table:style-name="ce685" table:number-columns-repeated="6"/>
          <table:table-cell table:style-name="ce1084" table:number-columns-repeated="2"/>
          <table:table-cell table:style-name="ce987"/>
          <table:table-cell table:style-name="ce1084" table:number-columns-repeated="2"/>
          <table:table-cell table:style-name="ce925"/>
          <table:table-cell table:style-name="ce1079" table:number-columns-repeated="6"/>
          <table:table-cell table:style-name="ce1038" table:number-columns-repeated="5"/>
          <table:table-cell table:number-columns-repeated="23"/>
        </table:table-row>
        <table:table-row table:style-name="ro19">
          <table:table-cell table:style-name="ce586" office:value-type="float" office:value="14" calcext:value-type="float">
            <text:p>14</text:p>
          </table:table-cell>
          <table:table-cell table:style-name="ce634" office:value-type="float" office:value="0.36603958467944" calcext:value-type="float">
            <text:p>0,36603958467944</text:p>
          </table:table-cell>
          <table:table-cell table:style-name="ce681" office:value-type="string" calcext:value-type="string">
            <text:p>y<text:span text:style-name="T45">14</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5">1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5" office:value-type="float" office:value="15" calcext:value-type="float">
            <text:p>15</text:p>
          </table:table-cell>
          <table:table-cell table:style-name="ce535" office:value-type="float" office:value="0.105824468705515" calcext:value-type="float">
            <text:p>0,105824468705515</text:p>
          </table:table-cell>
          <table:table-cell table:style-name="ce681" office:value-type="string" calcext:value-type="string">
            <text:p>y<text:span text:style-name="T45">15</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5">1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6" office:value-type="float" office:value="16" calcext:value-type="float">
            <text:p>16</text:p>
          </table:table-cell>
          <table:table-cell table:style-name="ce634" office:value-type="float" office:value="0.715918830915437" calcext:value-type="float">
            <text:p>0,715918830915437</text:p>
          </table:table-cell>
          <table:table-cell table:style-name="ce681" office:value-type="string" calcext:value-type="string">
            <text:p>y<text:span text:style-name="T45">16</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5">16</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5" office:value-type="float" office:value="17" calcext:value-type="float">
            <text:p>17</text:p>
          </table:table-cell>
          <table:table-cell table:style-name="ce535" office:value-type="float" office:value="0.932292248969635" calcext:value-type="float">
            <text:p>0,932292248969635</text:p>
          </table:table-cell>
          <table:table-cell table:style-name="ce681" office:value-type="string" calcext:value-type="string">
            <text:p>y<text:span text:style-name="T45">17</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5">17</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6" office:value-type="float" office:value="18" calcext:value-type="float">
            <text:p>18</text:p>
          </table:table-cell>
          <table:table-cell table:style-name="ce634" office:value-type="float" office:value="0.918530976054862" calcext:value-type="float">
            <text:p>0,918530976054862</text:p>
          </table:table-cell>
          <table:table-cell table:style-name="ce681" office:value-type="string" calcext:value-type="string">
            <text:p>y<text:span text:style-name="T45">18</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5">18</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5" office:value-type="float" office:value="19" calcext:value-type="float">
            <text:p>19</text:p>
          </table:table-cell>
          <table:table-cell table:style-name="ce535" office:value-type="float" office:value="0.941545400637957" calcext:value-type="float">
            <text:p>0,941545400637957</text:p>
          </table:table-cell>
          <table:table-cell table:style-name="ce681" office:value-type="string" calcext:value-type="string">
            <text:p>y<text:span text:style-name="T45">19</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5">19</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6" office:value-type="float" office:value="20" calcext:value-type="float">
            <text:p>20</text:p>
          </table:table-cell>
          <table:table-cell table:style-name="ce634" office:value-type="float" office:value="0.896111125870888" calcext:value-type="float">
            <text:p>0,896111125870888</text:p>
          </table:table-cell>
          <table:table-cell table:style-name="ce681" office:value-type="string" calcext:value-type="string">
            <text:p>y<text:span text:style-name="T45">20</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5">20</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5" office:value-type="float" office:value="21" calcext:value-type="float">
            <text:p>21</text:p>
          </table:table-cell>
          <table:table-cell table:style-name="ce535" office:value-type="float" office:value="0.380566014921526" calcext:value-type="float">
            <text:p>0,380566014921526</text:p>
          </table:table-cell>
          <table:table-cell table:style-name="ce681" office:value-type="string" calcext:value-type="string">
            <text:p>y<text:span text:style-name="T45">21</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5">21</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6" office:value-type="float" office:value="22" calcext:value-type="float">
            <text:p>22</text:p>
          </table:table-cell>
          <table:table-cell table:style-name="ce634" office:value-type="float" office:value="0.120712972381003" calcext:value-type="float">
            <text:p>0,120712972381003</text:p>
          </table:table-cell>
          <table:table-cell table:style-name="ce681" office:value-type="string" calcext:value-type="string">
            <text:p>y<text:span text:style-name="T16">22</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16">2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5" office:value-type="float" office:value="23" calcext:value-type="float">
            <text:p>23</text:p>
          </table:table-cell>
          <table:table-cell table:style-name="ce535" office:value-type="float" office:value="0.932586868930737" calcext:value-type="float">
            <text:p>0,932586868930737</text:p>
          </table:table-cell>
          <table:table-cell table:style-name="ce681" office:value-type="string" calcext:value-type="string">
            <text:p>y<text:span text:style-name="T16">23</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16">23</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6" office:value-type="float" office:value="24" calcext:value-type="float">
            <text:p>24</text:p>
          </table:table-cell>
          <table:table-cell table:style-name="ce634" office:value-type="float" office:value="0.481246087844018" calcext:value-type="float">
            <text:p>0,481246087844018</text:p>
          </table:table-cell>
          <table:table-cell table:style-name="ce681" office:value-type="string" calcext:value-type="string">
            <text:p>y<text:span text:style-name="T16">24</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16">2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19">
          <table:table-cell table:style-name="ce585" office:value-type="float" office:value="25" calcext:value-type="float">
            <text:p>25</text:p>
          </table:table-cell>
          <table:table-cell table:style-name="ce535" office:value-type="float" office:value="0.454576867589237" calcext:value-type="float">
            <text:p>0,454576867589237</text:p>
          </table:table-cell>
          <table:table-cell table:style-name="ce681" office:value-type="string" calcext:value-type="string">
            <text:p>y<text:span text:style-name="T16">25</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16">2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79" table:number-columns-repeated="11"/>
          <table:table-cell table:number-columns-repeated="23"/>
        </table:table-row>
        <table:table-row table:style-name="ro4">
          <table:table-cell table:style-name="ce1005" table:number-columns-repeated="25"/>
          <table:table-cell table:number-columns-repeated="34"/>
          <table:table-cell table:style-name="ce1205" table:number-columns-repeated="11"/>
          <table:table-cell table:number-columns-repeated="23"/>
        </table:table-row>
        <table:table-row table:style-name="ro4">
          <table:table-cell table:style-name="ce1005" table:number-columns-repeated="2"/>
          <table:table-cell table:style-name="ce682"/>
          <table:table-cell table:style-name="ce1006" office:value-type="string" calcext:value-type="string">
            <text:p>D</text:p>
          </table:table-cell>
          <table:table-cell table:style-name="ce1006" office:value-type="string" calcext:value-type="string">
            <text:p>E</text:p>
          </table:table-cell>
          <table:table-cell table:style-name="ce1006" office:value-type="string" calcext:value-type="string">
            <text:p>F</text:p>
          </table:table-cell>
          <table:table-cell table:style-name="ce1006" office:value-type="string" calcext:value-type="string">
            <text:p>G</text:p>
          </table:table-cell>
          <table:table-cell table:style-name="ce1006" office:value-type="string" calcext:value-type="string">
            <text:p>H</text:p>
          </table:table-cell>
          <table:table-cell table:style-name="ce1006" office:value-type="string" calcext:value-type="string">
            <text:p>I</text:p>
          </table:table-cell>
          <table:table-cell table:style-name="ce1006" office:value-type="string" calcext:value-type="string">
            <text:p>J</text:p>
          </table:table-cell>
          <table:table-cell table:style-name="ce1006" office:value-type="string" calcext:value-type="string">
            <text:p>K</text:p>
          </table:table-cell>
          <table:table-cell table:style-name="ce1006" office:value-type="string" calcext:value-type="string">
            <text:p>L</text:p>
          </table:table-cell>
          <table:table-cell table:style-name="ce1006" office:value-type="string" calcext:value-type="string">
            <text:p>M</text:p>
          </table:table-cell>
          <table:table-cell table:style-name="ce1006" office:value-type="string" calcext:value-type="string">
            <text:p>N</text:p>
          </table:table-cell>
          <table:table-cell table:style-name="ce815"/>
          <table:table-cell table:style-name="ce1006" office:value-type="string" calcext:value-type="string">
            <text:p>P</text:p>
          </table:table-cell>
          <table:table-cell table:style-name="ce1006" office:value-type="string" calcext:value-type="string">
            <text:p>Q</text:p>
          </table:table-cell>
          <table:table-cell table:style-name="ce1006" office:value-type="string" calcext:value-type="string">
            <text:p>R</text:p>
          </table:table-cell>
          <table:table-cell table:style-name="ce1006" office:value-type="string" calcext:value-type="string">
            <text:p>S</text:p>
          </table:table-cell>
          <table:table-cell table:style-name="ce1006" office:value-type="string" calcext:value-type="string">
            <text:p>T</text:p>
          </table:table-cell>
          <table:table-cell table:style-name="ce1006" office:value-type="string" calcext:value-type="string">
            <text:p>U</text:p>
          </table:table-cell>
          <table:table-cell table:style-name="ce1006" office:value-type="string" calcext:value-type="string">
            <text:p>V</text:p>
          </table:table-cell>
          <table:table-cell table:style-name="ce1006" office:value-type="string" calcext:value-type="string">
            <text:p>W</text:p>
          </table:table-cell>
          <table:table-cell table:style-name="ce1006" office:value-type="string" calcext:value-type="string">
            <text:p>X</text:p>
          </table:table-cell>
          <table:table-cell table:style-name="ce1006" office:value-type="string" calcext:value-type="string">
            <text:p>Y</text:p>
          </table:table-cell>
          <table:table-cell table:style-name="ce1006" office:value-type="string" calcext:value-type="string">
            <text:p>Z</text:p>
          </table:table-cell>
          <table:table-cell table:style-name="ce1084"/>
          <table:table-cell table:number-columns-repeated="66"/>
        </table:table-row>
        <table:table-row table:style-name="ro4">
          <table:table-cell table:style-name="ce1005" table:number-columns-repeated="2"/>
          <table:table-cell table:style-name="ce682"/>
          <table:table-cell table:style-name="ce699" office:value-type="string" calcext:value-type="string" table:number-columns-spanned="11" table:number-rows-spanned="1">
            <text:p>Abscisses pour le tableau de signes</text:p>
          </table:table-cell>
          <table:covered-table-cell table:style-name="ce714" office:value-type="float" office:value="2" calcext:value-type="float">
            <text:p>2</text:p>
          </table:covered-table-cell>
          <table:covered-table-cell table:style-name="ce714" office:value-type="float" office:value="3" calcext:value-type="float">
            <text:p>3</text:p>
          </table:covered-table-cell>
          <table:covered-table-cell table:style-name="ce714" office:value-type="float" office:value="4" calcext:value-type="float">
            <text:p>4</text:p>
          </table:covered-table-cell>
          <table:covered-table-cell table:style-name="ce714" office:value-type="float" office:value="5" calcext:value-type="float">
            <text:p>5</text:p>
          </table:covered-table-cell>
          <table:covered-table-cell table:style-name="ce714" office:value-type="float" office:value="6" calcext:value-type="float">
            <text:p>6</text:p>
          </table:covered-table-cell>
          <table:covered-table-cell table:style-name="ce714" office:value-type="float" office:value="7" calcext:value-type="float">
            <text:p>7</text:p>
          </table:covered-table-cell>
          <table:covered-table-cell table:style-name="ce714" office:value-type="float" office:value="8" calcext:value-type="float">
            <text:p>8</text:p>
          </table:covered-table-cell>
          <table:covered-table-cell table:style-name="ce714" office:value-type="float" office:value="9" calcext:value-type="float">
            <text:p>9</text:p>
          </table:covered-table-cell>
          <table:covered-table-cell table:style-name="ce714" office:value-type="float" office:value="10" calcext:value-type="float">
            <text:p>10</text:p>
          </table:covered-table-cell>
          <table:covered-table-cell table:style-name="ce714" office:value-type="float" office:value="11" calcext:value-type="float">
            <text:p>11</text:p>
          </table:covered-table-cell>
          <table:table-cell table:style-name="ce682"/>
          <table:table-cell table:style-name="ce699" office:value-type="string" calcext:value-type="string" table:number-columns-spanned="11" table:number-rows-spanned="1">
            <text:p>Signe de la fonction</text:p>
          </table:table-cell>
          <table:covered-table-cell table:number-columns-repeated="10" table:style-name="ce858"/>
          <table:table-cell table:number-columns-repeated="67"/>
        </table:table-row>
        <table:table-row table:style-name="ro4">
          <table:table-cell table:style-name="ce1005" table:number-columns-repeated="2"/>
          <table:table-cell table:style-name="ce534" office:value-type="string" calcext:value-type="string">
            <text:p>x</text:p>
          </table:table-cell>
          <table:table-cell table:style-name="ce700" table:formula="of:=IF(ISBLANK(INDIRECT(CONCATENATE([.D128]&amp;(ROW([.$C$130])+[.$U$102]))));&quot;&quot;;INDIRECT(CONCATENATE([.D128]&amp;(ROW([.$C$130])+[.$U$102]))))" office:value-type="float" office:value="-8" calcext:value-type="float">
            <text:p>-8</text:p>
          </table:table-cell>
          <table:table-cell table:style-name="ce700" table:formula="of:=IF(ISBLANK(INDIRECT(CONCATENATE([.E128]&amp;(ROW([.$C$130])+[.$U$102]))));&quot;&quot;;INDIRECT(CONCATENATE([.E128]&amp;(ROW([.$C$130])+[.$U$102]))))">
            <text:p/>
          </table:table-cell>
          <table:table-cell table:style-name="ce700" table:formula="of:=IF(ISBLANK(INDIRECT(CONCATENATE([.F128]&amp;(ROW([.$C$130])+[.$U$102]))));&quot;&quot;;INDIRECT(CONCATENATE([.F128]&amp;(ROW([.$C$130])+[.$U$102]))))" office:value-type="float" office:value="-4" calcext:value-type="float">
            <text:p>-4</text:p>
          </table:table-cell>
          <table:table-cell table:style-name="ce700" table:formula="of:=IF(ISBLANK(INDIRECT(CONCATENATE([.G128]&amp;(ROW([.$C$130])+[.$U$102]))));&quot;&quot;;INDIRECT(CONCATENATE([.G128]&amp;(ROW([.$C$130])+[.$U$102]))))">
            <text:p/>
          </table:table-cell>
          <table:table-cell table:style-name="ce700" table:formula="of:=IF(ISBLANK(INDIRECT(CONCATENATE([.H128]&amp;(ROW([.$C$130])+[.$U$102]))));&quot;&quot;;INDIRECT(CONCATENATE([.H128]&amp;(ROW([.$C$130])+[.$U$102]))))" office:value-type="float" office:value="4" calcext:value-type="float">
            <text:p>4</text:p>
          </table:table-cell>
          <table:table-cell table:style-name="ce700" table:formula="of:=IF(ISBLANK(INDIRECT(CONCATENATE([.I128]&amp;(ROW([.$C$130])+[.$U$102]))));&quot;&quot;;INDIRECT(CONCATENATE([.I128]&amp;(ROW([.$C$130])+[.$U$102]))))">
            <text:p/>
          </table:table-cell>
          <table:table-cell table:style-name="ce700" table:formula="of:=IF(ISBLANK(INDIRECT(CONCATENATE([.J128]&amp;(ROW([.$C$130])+[.$U$102]))));&quot;&quot;;INDIRECT(CONCATENATE([.J128]&amp;(ROW([.$C$130])+[.$U$102]))))" office:value-type="float" office:value="8" calcext:value-type="float">
            <text:p>8</text:p>
          </table:table-cell>
          <table:table-cell table:style-name="ce700" table:formula="of:=IF(ISBLANK(INDIRECT(CONCATENATE([.K128]&amp;(ROW([.$C$130])+[.$U$102]))));&quot;&quot;;INDIRECT(CONCATENATE([.K128]&amp;(ROW([.$C$130])+[.$U$102]))))">
            <text:p/>
          </table:table-cell>
          <table:table-cell table:style-name="ce700" table:formula="of:=IF(ISBLANK(INDIRECT(CONCATENATE([.L128]&amp;(ROW([.$C$130])+[.$U$102]))));&quot;&quot;;INDIRECT(CONCATENATE([.L128]&amp;(ROW([.$C$130])+[.$U$102]))))">
            <text:p/>
          </table:table-cell>
          <table:table-cell table:style-name="ce700" table:formula="of:=IF(ISBLANK(INDIRECT(CONCATENATE([.M128]&amp;(ROW([.$C$130])+[.$U$102]))));&quot;&quot;;INDIRECT(CONCATENATE([.M128]&amp;(ROW([.$C$130])+[.$U$102]))))">
            <text:p/>
          </table:table-cell>
          <table:table-cell table:style-name="ce700" table:formula="of:=IF(ISBLANK(INDIRECT(CONCATENATE([.N128]&amp;(ROW([.$C$130])+[.$U$102]))));&quot;&quot;;INDIRECT(CONCATENATE([.N128]&amp;(ROW([.$C$130])+[.$U$102]))))">
            <text:p/>
          </table:table-cell>
          <table:table-cell table:style-name="ce1020" office:value-type="string" calcext:value-type="string">
            <text:p>Signe</text:p>
          </table:table-cell>
          <table:table-cell table:style-name="ce700" table:formula="of:=IF(ISBLANK(INDIRECT(CONCATENATE([.P128]&amp;(ROW([.$C$130])+[.$U$102]))));&quot;&quot;;INDIRECT(CONCATENATE([.P128]&amp;(ROW([.$C$130])+[.$U$102]))))">
            <text:p/>
          </table:table-cell>
          <table:table-cell table:style-name="ce700" table:formula="of:=IF(ISBLANK(INDIRECT(CONCATENATE([.Q128]&amp;(ROW([.$C$130])+[.$U$102]))));&quot;&quot;;INDIRECT(CONCATENATE([.Q128]&amp;(ROW([.$C$130])+[.$U$102]))))" office:value-type="string" office:string-value="+" calcext:value-type="string">
            <text:p>+</text:p>
          </table:table-cell>
          <table:table-cell table:style-name="ce700" table:formula="of:=IF(ISBLANK(INDIRECT(CONCATENATE([.R128]&amp;(ROW([.$C$130])+[.$U$102]))));&quot;&quot;;INDIRECT(CONCATENATE([.R128]&amp;(ROW([.$C$130])+[.$U$102]))))" office:value-type="float" office:value="0" calcext:value-type="float">
            <text:p>0</text:p>
          </table:table-cell>
          <table:table-cell table:style-name="ce700" table:formula="of:=IF(ISBLANK(INDIRECT(CONCATENATE([.S128]&amp;(ROW([.$C$130])+[.$U$102]))));&quot;&quot;;INDIRECT(CONCATENATE([.S128]&amp;(ROW([.$C$130])+[.$U$102]))))" office:value-type="string" office:string-value="+" calcext:value-type="string">
            <text:p>+</text:p>
          </table:table-cell>
          <table:table-cell table:style-name="ce700" table:formula="of:=IF(ISBLANK(INDIRECT(CONCATENATE([.T128]&amp;(ROW([.$C$130])+[.$U$102]))));&quot;&quot;;INDIRECT(CONCATENATE([.T128]&amp;(ROW([.$C$130])+[.$U$102]))))" office:value-type="float" office:value="0" calcext:value-type="float">
            <text:p>0</text:p>
          </table:table-cell>
          <table:table-cell table:style-name="ce700" table:formula="of:=IF(ISBLANK(INDIRECT(CONCATENATE([.U128]&amp;(ROW([.$C$130])+[.$U$102]))));&quot;&quot;;INDIRECT(CONCATENATE([.U128]&amp;(ROW([.$C$130])+[.$U$102]))))" office:value-type="string" office:string-value="+" calcext:value-type="string">
            <text:p>+</text:p>
          </table:table-cell>
          <table:table-cell table:style-name="ce700" table:formula="of:=IF(ISBLANK(INDIRECT(CONCATENATE([.V128]&amp;(ROW([.$C$130])+[.$U$102]))));&quot;&quot;;INDIRECT(CONCATENATE([.V128]&amp;(ROW([.$C$130])+[.$U$102]))))">
            <text:p/>
          </table:table-cell>
          <table:table-cell table:style-name="ce700" table:formula="of:=IF(ISBLANK(INDIRECT(CONCATENATE([.W128]&amp;(ROW([.$C$130])+[.$U$102]))));&quot;&quot;;INDIRECT(CONCATENATE([.W128]&amp;(ROW([.$C$130])+[.$U$102]))))">
            <text:p/>
          </table:table-cell>
          <table:table-cell table:style-name="ce700" table:formula="of:=IF(ISBLANK(INDIRECT(CONCATENATE([.X128]&amp;(ROW([.$C$130])+[.$U$102]))));&quot;&quot;;INDIRECT(CONCATENATE([.X128]&amp;(ROW([.$C$130])+[.$U$102]))))">
            <text:p/>
          </table:table-cell>
          <table:table-cell table:style-name="ce700" table:formula="of:=IF(ISBLANK(INDIRECT(CONCATENATE([.Y128]&amp;(ROW([.$C$130])+[.$U$102]))));&quot;&quot;;INDIRECT(CONCATENATE([.Y128]&amp;(ROW([.$C$130])+[.$U$102]))))">
            <text:p/>
          </table:table-cell>
          <table:table-cell table:style-name="ce700" table:formula="of:=IF(ISBLANK(INDIRECT(CONCATENATE([.Z128]&amp;(ROW([.$C$130])+[.$U$102]))));&quot;&quot;;INDIRECT(CONCATENATE([.Z128]&amp;(ROW([.$C$130])+[.$U$102]))))">
            <text:p/>
          </table:table-cell>
          <table:table-cell table:number-columns-repeated="67"/>
        </table:table-row>
        <table:table-row table:style-name="ro4">
          <table:table-cell table:style-name="ce1005" table:number-columns-repeated="2"/>
          <table:table-cell table:style-name="ce584" office:value-type="float" office:value="1" calcext:value-type="float">
            <text:p>1</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1" calcext:value-type="float">
            <text:p>1</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4">
          <table:table-cell table:style-name="ce587" table:number-columns-repeated="2"/>
          <table:table-cell table:style-name="ce584" office:value-type="float" office:value="2" calcext:value-type="float">
            <text:p>2</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2" calcext:value-type="float">
            <text:p>2</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number-columns-repeated="67"/>
        </table:table-row>
        <table:table-row table:style-name="ro4">
          <table:table-cell table:style-name="ce1005" table:number-columns-repeated="2"/>
          <table:table-cell table:style-name="ce584" office:value-type="float" office:value="3" calcext:value-type="float">
            <text:p>3</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3" calcext:value-type="float">
            <text:p>3</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number-columns-repeated="67"/>
        </table:table-row>
        <table:table-row table:style-name="ro4">
          <table:table-cell table:style-name="ce1005" table:number-columns-repeated="2"/>
          <table:table-cell table:style-name="ce584" office:value-type="float" office:value="4" calcext:value-type="float">
            <text:p>4</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4" calcext:value-type="float">
            <text:p>4</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number-columns-repeated="67"/>
        </table:table-row>
        <table:table-row table:style-name="ro4">
          <table:table-cell table:style-name="ce1005" table:number-columns-repeated="2"/>
          <table:table-cell table:style-name="ce584" office:value-type="float" office:value="5" calcext:value-type="float">
            <text:p>5</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5" calcext:value-type="float">
            <text:p>5</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4">
          <table:table-cell table:number-columns-repeated="2"/>
          <table:table-cell table:style-name="ce584" office:value-type="float" office:value="6" calcext:value-type="float">
            <text:p>6</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6" calcext:value-type="float">
            <text:p>6</text:p>
          </table:table-cell>
          <table:table-cell table:style-name="ce835"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835"/>
          <table:table-cell table:style-name="ce634" table:number-columns-repeated="5"/>
          <table:table-cell table:number-columns-repeated="67"/>
        </table:table-row>
        <table:table-row table:style-name="ro4">
          <table:table-cell table:number-columns-repeated="2"/>
          <table:table-cell table:style-name="ce584" office:value-type="float" office:value="7" calcext:value-type="float">
            <text:p>7</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4"/>
          <table:table-cell table:style-name="ce584" office:value-type="float" office:value="7" calcext:value-type="float">
            <text:p>7</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5"/>
          <table:table-cell table:number-columns-repeated="67"/>
        </table:table-row>
        <table:table-row table:style-name="ro4">
          <table:table-cell table:number-columns-repeated="2"/>
          <table:table-cell table:style-name="ce584" office:value-type="float" office:value="8" calcext:value-type="float">
            <text:p>8</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8" calcext:value-type="float">
            <text:p>8</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number-columns-repeated="67"/>
        </table:table-row>
        <table:table-row table:style-name="ro4">
          <table:table-cell table:number-columns-repeated="2"/>
          <table:table-cell table:style-name="ce584" office:value-type="float" office:value="9" calcext:value-type="float">
            <text:p>9</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9" calcext:value-type="float">
            <text:p>9</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4">
          <table:table-cell table:number-columns-repeated="2"/>
          <table:table-cell table:style-name="ce584" office:value-type="float" office:value="10" calcext:value-type="float">
            <text:p>10</text:p>
          </table:table-cell>
          <table:table-cell table:style-name="ce634" office:value-type="float" office:value="-8" calcext:value-type="float">
            <text:p>-8</text:p>
          </table:table-cell>
          <table:table-cell table:style-name="ce634"/>
          <table:table-cell table:style-name="ce634" office:value-type="float" office:value="-6" calcext:value-type="float">
            <text:p>-6</text:p>
          </table:table-cell>
          <table:table-cell table:style-name="ce634"/>
          <table:table-cell table:style-name="ce634" office:value-type="float" office:value="-2" calcext:value-type="float">
            <text:p>-2</text:p>
          </table:table-cell>
          <table:table-cell table:style-name="ce634"/>
          <table:table-cell table:style-name="ce634" office:value-type="float" office:value="2" calcext:value-type="float">
            <text:p>2</text:p>
          </table:table-cell>
          <table:table-cell table:style-name="ce634"/>
          <table:table-cell table:style-name="ce634" office:value-type="float" office:value="6" calcext:value-type="float">
            <text:p>6</text:p>
          </table:table-cell>
          <table:table-cell table:style-name="ce634"/>
          <table:table-cell table:style-name="ce634" office:value-type="float" office:value="8" calcext:value-type="float">
            <text:p>8</text:p>
          </table:table-cell>
          <table:table-cell table:style-name="ce584" office:value-type="float" office:value="10" calcext:value-type="float">
            <text:p>10</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table-cell table:number-columns-repeated="67"/>
        </table:table-row>
        <table:table-row table:style-name="ro4">
          <table:table-cell table:number-columns-repeated="2"/>
          <table:table-cell table:style-name="ce584" office:value-type="float" office:value="11" calcext:value-type="float">
            <text:p>11</text:p>
          </table:table-cell>
          <table:table-cell table:style-name="ce535" office:value-type="float" office:value="-8" calcext:value-type="float">
            <text:p>-8</text:p>
          </table:table-cell>
          <table:table-cell table:style-name="ce535"/>
          <table:table-cell table:style-name="ce535" office:value-type="float" office:value="0" calcext:value-type="float">
            <text:p>0</text:p>
          </table:table-cell>
          <table:table-cell table:style-name="ce535"/>
          <table:table-cell table:style-name="ce535" office:value-type="float" office:value="8" calcext:value-type="float">
            <text:p>8</text:p>
          </table:table-cell>
          <table:table-cell table:style-name="ce535" table:number-columns-repeated="6"/>
          <table:table-cell table:style-name="ce584" office:value-type="float" office:value="11" calcext:value-type="float">
            <text:p>11</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6"/>
          <table:table-cell table:number-columns-repeated="67"/>
        </table:table-row>
        <table:table-row table:style-name="ro4">
          <table:table-cell table:number-columns-repeated="2"/>
          <table:table-cell table:style-name="ce584" office:value-type="float" office:value="12" calcext:value-type="float">
            <text:p>1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12" calcext:value-type="float">
            <text:p>12</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number-columns-repeated="67"/>
        </table:table-row>
        <table:table-row table:style-name="ro4">
          <table:table-cell table:number-columns-repeated="2"/>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number-columns-repeated="67"/>
        </table:table-row>
        <table:table-row table:style-name="ro4">
          <table:table-cell table:number-columns-repeated="2"/>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number-columns-repeated="67"/>
        </table:table-row>
        <table:table-row table:style-name="ro4">
          <table:table-cell table:number-columns-repeated="2"/>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number-columns-repeated="67"/>
        </table:table-row>
        <table:table-row table:style-name="ro4">
          <table:table-cell table:number-columns-repeated="2"/>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number-columns-repeated="67"/>
        </table:table-row>
        <table:table-row table:style-name="ro4">
          <table:table-cell table:number-columns-repeated="2"/>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number-columns-repeated="67"/>
        </table:table-row>
        <table:table-row table:style-name="ro4">
          <table:table-cell table:number-columns-repeated="2"/>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number-columns-repeated="67"/>
        </table:table-row>
        <table:table-row table:style-name="ro4">
          <table:table-cell table:number-columns-repeated="2"/>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number-columns-repeated="67"/>
        </table:table-row>
        <table:table-row table:style-name="ro4">
          <table:table-cell table:number-columns-repeated="2"/>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number-columns-repeated="67"/>
        </table:table-row>
        <table:table-row table:style-name="ro4">
          <table:table-cell table:number-columns-repeated="2"/>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number-columns-repeated="67"/>
        </table:table-row>
        <table:table-row table:style-name="ro4">
          <table:table-cell table:number-columns-repeated="2"/>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number-columns-repeated="67"/>
        </table:table-row>
        <table:table-row table:style-name="ro4">
          <table:table-cell table:number-columns-repeated="2"/>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number-columns-repeated="67"/>
        </table:table-row>
        <table:table-row table:style-name="ro4">
          <table:table-cell table:number-columns-repeated="2"/>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number-columns-repeated="67"/>
        </table:table-row>
        <table:table-row table:style-name="ro4">
          <table:table-cell table:number-columns-repeated="2"/>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number-columns-repeated="67"/>
        </table:table-row>
        <table:table-row table:style-name="ro4">
          <table:table-cell table:number-columns-repeated="93"/>
        </table:table-row>
        <table:table-row table:style-name="ro4">
          <table:table-cell table:number-columns-repeated="2"/>
          <table:table-cell table:style-name="ce682"/>
          <table:table-cell table:style-name="ce1006" office:value-type="string" calcext:value-type="string">
            <text:p>D</text:p>
          </table:table-cell>
          <table:table-cell table:style-name="ce1006" office:value-type="string" calcext:value-type="string">
            <text:p>E</text:p>
          </table:table-cell>
          <table:table-cell table:style-name="ce1006" office:value-type="string" calcext:value-type="string">
            <text:p>F</text:p>
          </table:table-cell>
          <table:table-cell table:style-name="ce1006" office:value-type="string" calcext:value-type="string">
            <text:p>G</text:p>
          </table:table-cell>
          <table:table-cell table:style-name="ce1006" office:value-type="string" calcext:value-type="string">
            <text:p>H</text:p>
          </table:table-cell>
          <table:table-cell table:style-name="ce1006" office:value-type="string" calcext:value-type="string">
            <text:p>I</text:p>
          </table:table-cell>
          <table:table-cell table:style-name="ce1006" office:value-type="string" calcext:value-type="string">
            <text:p>J</text:p>
          </table:table-cell>
          <table:table-cell table:style-name="ce1006" office:value-type="string" calcext:value-type="string">
            <text:p>K</text:p>
          </table:table-cell>
          <table:table-cell table:style-name="ce1006" office:value-type="string" calcext:value-type="string">
            <text:p>L</text:p>
          </table:table-cell>
          <table:table-cell table:style-name="ce1006" office:value-type="string" calcext:value-type="string">
            <text:p>M</text:p>
          </table:table-cell>
          <table:table-cell table:style-name="ce1006" office:value-type="string" calcext:value-type="string">
            <text:p>N</text:p>
          </table:table-cell>
          <table:table-cell table:style-name="ce815"/>
          <table:table-cell table:style-name="ce1006" office:value-type="string" calcext:value-type="string">
            <text:p>P</text:p>
          </table:table-cell>
          <table:table-cell table:style-name="ce1006" office:value-type="string" calcext:value-type="string">
            <text:p>Q</text:p>
          </table:table-cell>
          <table:table-cell table:style-name="ce1006" office:value-type="string" calcext:value-type="string">
            <text:p>R</text:p>
          </table:table-cell>
          <table:table-cell table:style-name="ce1006" office:value-type="string" calcext:value-type="string">
            <text:p>S</text:p>
          </table:table-cell>
          <table:table-cell table:style-name="ce1006" office:value-type="string" calcext:value-type="string">
            <text:p>T</text:p>
          </table:table-cell>
          <table:table-cell table:style-name="ce1006" office:value-type="string" calcext:value-type="string">
            <text:p>U</text:p>
          </table:table-cell>
          <table:table-cell table:style-name="ce1006" office:value-type="string" calcext:value-type="string">
            <text:p>V</text:p>
          </table:table-cell>
          <table:table-cell table:style-name="ce1006" office:value-type="string" calcext:value-type="string">
            <text:p>W</text:p>
          </table:table-cell>
          <table:table-cell table:style-name="ce1006" office:value-type="string" calcext:value-type="string">
            <text:p>X</text:p>
          </table:table-cell>
          <table:table-cell table:style-name="ce1006" office:value-type="string" calcext:value-type="string">
            <text:p>Y</text:p>
          </table:table-cell>
          <table:table-cell table:style-name="ce1006" office:value-type="string" calcext:value-type="string">
            <text:p>Z</text:p>
          </table:table-cell>
          <table:table-cell table:style-name="ce815"/>
          <table:table-cell table:style-name="ce1006" office:value-type="string" calcext:value-type="string">
            <text:p>AB</text:p>
          </table:table-cell>
          <table:table-cell table:style-name="ce1006" office:value-type="string" calcext:value-type="string">
            <text:p>AC</text:p>
          </table:table-cell>
          <table:table-cell table:style-name="ce1006" office:value-type="string" calcext:value-type="string">
            <text:p>AD</text:p>
          </table:table-cell>
          <table:table-cell table:style-name="ce1006" office:value-type="string" calcext:value-type="string">
            <text:p>AE</text:p>
          </table:table-cell>
          <table:table-cell table:style-name="ce1006" office:value-type="string" calcext:value-type="string">
            <text:p>AF</text:p>
          </table:table-cell>
          <table:table-cell table:style-name="ce1006" office:value-type="string" calcext:value-type="string">
            <text:p>AG</text:p>
          </table:table-cell>
          <table:table-cell table:style-name="ce1006" office:value-type="string" calcext:value-type="string">
            <text:p>AH</text:p>
          </table:table-cell>
          <table:table-cell table:style-name="ce1006" office:value-type="string" calcext:value-type="string">
            <text:p>AI</text:p>
          </table:table-cell>
          <table:table-cell table:style-name="ce1006" office:value-type="string" calcext:value-type="string">
            <text:p>AJ</text:p>
          </table:table-cell>
          <table:table-cell table:style-name="ce1006" office:value-type="string" calcext:value-type="string">
            <text:p>AK</text:p>
          </table:table-cell>
          <table:table-cell table:style-name="ce1006" office:value-type="string" calcext:value-type="string">
            <text:p>AL</text:p>
          </table:table-cell>
          <table:table-cell table:number-columns-repeated="55"/>
        </table:table-row>
        <table:table-row table:style-name="ro4">
          <table:table-cell table:number-columns-repeated="2"/>
          <table:table-cell table:style-name="ce682"/>
          <table:table-cell table:style-name="ce699" office:value-type="string" calcext:value-type="string" table:number-columns-spanned="11" table:number-rows-spanned="1">
            <text:p>Abscisses pour le tableau de variation</text:p>
          </table:table-cell>
          <table:covered-table-cell table:style-name="ce714" office:value-type="float" office:value="2" calcext:value-type="float">
            <text:p>2</text:p>
          </table:covered-table-cell>
          <table:covered-table-cell table:style-name="ce714" office:value-type="float" office:value="3" calcext:value-type="float">
            <text:p>3</text:p>
          </table:covered-table-cell>
          <table:covered-table-cell table:style-name="ce714" office:value-type="float" office:value="4" calcext:value-type="float">
            <text:p>4</text:p>
          </table:covered-table-cell>
          <table:covered-table-cell table:style-name="ce714" office:value-type="float" office:value="5" calcext:value-type="float">
            <text:p>5</text:p>
          </table:covered-table-cell>
          <table:covered-table-cell table:style-name="ce714" office:value-type="float" office:value="6" calcext:value-type="float">
            <text:p>6</text:p>
          </table:covered-table-cell>
          <table:covered-table-cell table:style-name="ce714" office:value-type="float" office:value="7" calcext:value-type="float">
            <text:p>7</text:p>
          </table:covered-table-cell>
          <table:covered-table-cell table:style-name="ce714" office:value-type="float" office:value="8" calcext:value-type="float">
            <text:p>8</text:p>
          </table:covered-table-cell>
          <table:covered-table-cell table:style-name="ce714" office:value-type="float" office:value="9" calcext:value-type="float">
            <text:p>9</text:p>
          </table:covered-table-cell>
          <table:covered-table-cell table:style-name="ce714" office:value-type="float" office:value="10" calcext:value-type="float">
            <text:p>10</text:p>
          </table:covered-table-cell>
          <table:covered-table-cell table:style-name="ce714" office:value-type="float" office:value="11" calcext:value-type="float">
            <text:p>11</text:p>
          </table:covered-table-cell>
          <table:table-cell table:style-name="ce682"/>
          <table:table-cell table:style-name="ce699" office:value-type="string" calcext:value-type="string" table:number-columns-spanned="11" table:number-rows-spanned="1">
            <text:p>Signe de la fonction dérivée</text:p>
          </table:table-cell>
          <table:covered-table-cell table:number-columns-repeated="10" table:style-name="ce858"/>
          <table:table-cell table:style-name="ce682"/>
          <table:table-cell table:style-name="ce699" office:value-type="string" calcext:value-type="string" table:number-columns-spanned="11" table:number-rows-spanned="1">
            <text:p>Ordonnées des extremums pour le tableau de variation</text:p>
          </table:table-cell>
          <table:covered-table-cell table:number-columns-repeated="10" table:style-name="ce858"/>
          <table:table-cell table:number-columns-repeated="55"/>
        </table:table-row>
        <table:table-row table:style-name="ro4">
          <table:table-cell table:number-columns-repeated="2"/>
          <table:table-cell table:style-name="ce534" office:value-type="string" calcext:value-type="string">
            <text:p>x</text:p>
          </table:table-cell>
          <table:table-cell table:style-name="ce700" table:formula="of:=IF(ISBLANK(INDIRECT(CONCATENATE([.D157]&amp;(ROW([.$C$159])+[.$U$102]))));&quot;&quot;;INDIRECT(CONCATENATE([.D157]&amp;(ROW([.$C$159])+[.$U$102]))))" office:value-type="float" office:value="-8" calcext:value-type="float">
            <text:p>-8</text:p>
          </table:table-cell>
          <table:table-cell table:style-name="ce700" table:formula="of:=IF(ISBLANK(INDIRECT(CONCATENATE([.E157]&amp;(ROW([.$C$159])+[.$U$102]))));&quot;&quot;;INDIRECT(CONCATENATE([.E157]&amp;(ROW([.$C$159])+[.$U$102]))))">
            <text:p/>
          </table:table-cell>
          <table:table-cell table:style-name="ce700" table:formula="of:=IF(ISBLANK(INDIRECT(CONCATENATE([.F157]&amp;(ROW([.$C$159])+[.$U$102]))));&quot;&quot;;INDIRECT(CONCATENATE([.F157]&amp;(ROW([.$C$159])+[.$U$102]))))" office:value-type="float" office:value="-4" calcext:value-type="float">
            <text:p>-4</text:p>
          </table:table-cell>
          <table:table-cell table:style-name="ce700" table:formula="of:=IF(ISBLANK(INDIRECT(CONCATENATE([.G157]&amp;(ROW([.$C$159])+[.$U$102]))));&quot;&quot;;INDIRECT(CONCATENATE([.G157]&amp;(ROW([.$C$159])+[.$U$102]))))">
            <text:p/>
          </table:table-cell>
          <table:table-cell table:style-name="ce700" table:formula="of:=IF(ISBLANK(INDIRECT(CONCATENATE([.H157]&amp;(ROW([.$C$159])+[.$U$102]))));&quot;&quot;;INDIRECT(CONCATENATE([.H157]&amp;(ROW([.$C$159])+[.$U$102]))))" office:value-type="float" office:value="0" calcext:value-type="float">
            <text:p>0</text:p>
          </table:table-cell>
          <table:table-cell table:style-name="ce700" table:formula="of:=IF(ISBLANK(INDIRECT(CONCATENATE([.I157]&amp;(ROW([.$C$159])+[.$U$102]))));&quot;&quot;;INDIRECT(CONCATENATE([.I157]&amp;(ROW([.$C$159])+[.$U$102]))))">
            <text:p/>
          </table:table-cell>
          <table:table-cell table:style-name="ce700" table:formula="of:=IF(ISBLANK(INDIRECT(CONCATENATE([.J157]&amp;(ROW([.$C$159])+[.$U$102]))));&quot;&quot;;INDIRECT(CONCATENATE([.J157]&amp;(ROW([.$C$159])+[.$U$102]))))" office:value-type="float" office:value="4" calcext:value-type="float">
            <text:p>4</text:p>
          </table:table-cell>
          <table:table-cell table:style-name="ce700" table:formula="of:=IF(ISBLANK(INDIRECT(CONCATENATE([.K157]&amp;(ROW([.$C$159])+[.$U$102]))));&quot;&quot;;INDIRECT(CONCATENATE([.K157]&amp;(ROW([.$C$159])+[.$U$102]))))">
            <text:p/>
          </table:table-cell>
          <table:table-cell table:style-name="ce700" table:formula="of:=IF(ISBLANK(INDIRECT(CONCATENATE([.L157]&amp;(ROW([.$C$159])+[.$U$102]))));&quot;&quot;;INDIRECT(CONCATENATE([.L157]&amp;(ROW([.$C$159])+[.$U$102]))))" office:value-type="float" office:value="8" calcext:value-type="float">
            <text:p>8</text:p>
          </table:table-cell>
          <table:table-cell table:style-name="ce700" table:formula="of:=IF(ISBLANK(INDIRECT(CONCATENATE([.M157]&amp;(ROW([.$C$159])+[.$U$102]))));&quot;&quot;;INDIRECT(CONCATENATE([.M157]&amp;(ROW([.$C$159])+[.$U$102]))))">
            <text:p/>
          </table:table-cell>
          <table:table-cell table:style-name="ce700" table:formula="of:=IF(ISBLANK(INDIRECT(CONCATENATE([.N157]&amp;(ROW([.$C$159])+[.$U$102]))));&quot;&quot;;INDIRECT(CONCATENATE([.N157]&amp;(ROW([.$C$159])+[.$U$102]))))">
            <text:p/>
          </table:table-cell>
          <table:table-cell table:style-name="ce1020" office:value-type="string" calcext:value-type="string">
            <text:p>Signe</text:p>
          </table:table-cell>
          <table:table-cell table:style-name="ce700" table:formula="of:=IF(ISBLANK(INDIRECT(CONCATENATE([.P157]&amp;(ROW([.$C$159])+[.$U$102]))));&quot;&quot;;INDIRECT(CONCATENATE([.P157]&amp;(ROW([.$C$159])+[.$U$102]))))" office:value-type="float" office:value="0" calcext:value-type="float">
            <text:p>0</text:p>
          </table:table-cell>
          <table:table-cell table:style-name="ce700" table:formula="of:=IF(ISBLANK(INDIRECT(CONCATENATE([.Q157]&amp;(ROW([.$C$159])+[.$U$102]))));&quot;&quot;;INDIRECT(CONCATENATE([.Q157]&amp;(ROW([.$C$159])+[.$U$102]))))" office:value-type="string" office:string-value="-" calcext:value-type="string">
            <text:p>-</text:p>
          </table:table-cell>
          <table:table-cell table:style-name="ce700" table:formula="of:=IF(ISBLANK(INDIRECT(CONCATENATE([.R157]&amp;(ROW([.$C$159])+[.$U$102]))));&quot;&quot;;INDIRECT(CONCATENATE([.R157]&amp;(ROW([.$C$159])+[.$U$102]))))" office:value-type="float" office:value="0" calcext:value-type="float">
            <text:p>0</text:p>
          </table:table-cell>
          <table:table-cell table:style-name="ce700" table:formula="of:=IF(ISBLANK(INDIRECT(CONCATENATE([.S157]&amp;(ROW([.$C$159])+[.$U$102]))));&quot;&quot;;INDIRECT(CONCATENATE([.S157]&amp;(ROW([.$C$159])+[.$U$102]))))" office:value-type="string" office:string-value="+" calcext:value-type="string">
            <text:p>+</text:p>
          </table:table-cell>
          <table:table-cell table:style-name="ce700" table:formula="of:=IF(ISBLANK(INDIRECT(CONCATENATE([.T157]&amp;(ROW([.$C$159])+[.$U$102]))));&quot;&quot;;INDIRECT(CONCATENATE([.T157]&amp;(ROW([.$C$159])+[.$U$102]))))" office:value-type="float" office:value="0" calcext:value-type="float">
            <text:p>0</text:p>
          </table:table-cell>
          <table:table-cell table:style-name="ce700" table:formula="of:=IF(ISBLANK(INDIRECT(CONCATENATE([.U157]&amp;(ROW([.$C$159])+[.$U$102]))));&quot;&quot;;INDIRECT(CONCATENATE([.U157]&amp;(ROW([.$C$159])+[.$U$102]))))" office:value-type="string" office:string-value="-" calcext:value-type="string">
            <text:p>-</text:p>
          </table:table-cell>
          <table:table-cell table:style-name="ce700" table:formula="of:=IF(ISBLANK(INDIRECT(CONCATENATE([.V157]&amp;(ROW([.$C$159])+[.$U$102]))));&quot;&quot;;INDIRECT(CONCATENATE([.V157]&amp;(ROW([.$C$159])+[.$U$102]))))" office:value-type="float" office:value="0" calcext:value-type="float">
            <text:p>0</text:p>
          </table:table-cell>
          <table:table-cell table:style-name="ce700" table:formula="of:=IF(ISBLANK(INDIRECT(CONCATENATE([.W157]&amp;(ROW([.$C$159])+[.$U$102]))));&quot;&quot;;INDIRECT(CONCATENATE([.W157]&amp;(ROW([.$C$159])+[.$U$102]))))" office:value-type="string" office:string-value="+" calcext:value-type="string">
            <text:p>+</text:p>
          </table:table-cell>
          <table:table-cell table:style-name="ce700" table:formula="of:=IF(ISBLANK(INDIRECT(CONCATENATE([.X157]&amp;(ROW([.$C$159])+[.$U$102]))));&quot;&quot;;INDIRECT(CONCATENATE([.X157]&amp;(ROW([.$C$159])+[.$U$102]))))">
            <text:p/>
          </table:table-cell>
          <table:table-cell table:style-name="ce700" table:formula="of:=IF(ISBLANK(INDIRECT(CONCATENATE([.Y157]&amp;(ROW([.$C$159])+[.$U$102]))));&quot;&quot;;INDIRECT(CONCATENATE([.Y157]&amp;(ROW([.$C$159])+[.$U$102]))))">
            <text:p/>
          </table:table-cell>
          <table:table-cell table:style-name="ce700" table:formula="of:=IF(ISBLANK(INDIRECT(CONCATENATE([.Z157]&amp;(ROW([.$C$159])+[.$U$102]))));&quot;&quot;;INDIRECT(CONCATENATE([.Z157]&amp;(ROW([.$C$159])+[.$U$102]))))">
            <text:p/>
          </table:table-cell>
          <table:table-cell table:style-name="ce1020" office:value-type="string" calcext:value-type="string">
            <text:p>y</text:p>
          </table:table-cell>
          <table:table-cell table:style-name="ce700" table:formula="of:=IF(ISBLANK(INDIRECT(CONCATENATE([.AB157]&amp;(ROW([.$C$159])+[.$U$102]))));&quot;&quot;;INDIRECT(CONCATENATE([.AB157]&amp;(ROW([.$C$159])+[.$U$102]))))" office:value-type="float" office:value="6" calcext:value-type="float">
            <text:p>6</text:p>
          </table:table-cell>
          <table:table-cell table:style-name="ce700" table:formula="of:=IF(ISBLANK(INDIRECT(CONCATENATE([.AC157]&amp;(ROW([.$C$159])+[.$U$102]))));&quot;&quot;;INDIRECT(CONCATENATE([.AC157]&amp;(ROW([.$C$159])+[.$U$102]))))">
            <text:p/>
          </table:table-cell>
          <table:table-cell table:style-name="ce700" table:formula="of:=IF(ISBLANK(INDIRECT(CONCATENATE([.AD157]&amp;(ROW([.$C$159])+[.$U$102]))));&quot;&quot;;INDIRECT(CONCATENATE([.AD157]&amp;(ROW([.$C$159])+[.$U$102]))))" office:value-type="float" office:value="0" calcext:value-type="float">
            <text:p>0</text:p>
          </table:table-cell>
          <table:table-cell table:style-name="ce700" table:formula="of:=IF(ISBLANK(INDIRECT(CONCATENATE([.AE157]&amp;(ROW([.$C$159])+[.$U$102]))));&quot;&quot;;INDIRECT(CONCATENATE([.AE157]&amp;(ROW([.$C$159])+[.$U$102]))))">
            <text:p/>
          </table:table-cell>
          <table:table-cell table:style-name="ce700" table:formula="of:=IF(ISBLANK(INDIRECT(CONCATENATE([.AF157]&amp;(ROW([.$C$159])+[.$U$102]))));&quot;&quot;;INDIRECT(CONCATENATE([.AF157]&amp;(ROW([.$C$159])+[.$U$102]))))" office:value-type="float" office:value="6" calcext:value-type="float">
            <text:p>6</text:p>
          </table:table-cell>
          <table:table-cell table:style-name="ce700" table:formula="of:=IF(ISBLANK(INDIRECT(CONCATENATE([.AG157]&amp;(ROW([.$C$159])+[.$U$102]))));&quot;&quot;;INDIRECT(CONCATENATE([.AG157]&amp;(ROW([.$C$159])+[.$U$102]))))">
            <text:p/>
          </table:table-cell>
          <table:table-cell table:style-name="ce700" table:formula="of:=IF(ISBLANK(INDIRECT(CONCATENATE([.AH157]&amp;(ROW([.$C$159])+[.$U$102]))));&quot;&quot;;INDIRECT(CONCATENATE([.AH157]&amp;(ROW([.$C$159])+[.$U$102]))))" office:value-type="float" office:value="0" calcext:value-type="float">
            <text:p>0</text:p>
          </table:table-cell>
          <table:table-cell table:style-name="ce700" table:formula="of:=IF(ISBLANK(INDIRECT(CONCATENATE([.AI157]&amp;(ROW([.$C$159])+[.$U$102]))));&quot;&quot;;INDIRECT(CONCATENATE([.AI157]&amp;(ROW([.$C$159])+[.$U$102]))))">
            <text:p/>
          </table:table-cell>
          <table:table-cell table:style-name="ce700" table:formula="of:=IF(ISBLANK(INDIRECT(CONCATENATE([.AJ157]&amp;(ROW([.$C$159])+[.$U$102]))));&quot;&quot;;INDIRECT(CONCATENATE([.AJ157]&amp;(ROW([.$C$159])+[.$U$102]))))" office:value-type="float" office:value="5" calcext:value-type="float">
            <text:p>5</text:p>
          </table:table-cell>
          <table:table-cell table:style-name="ce700" table:formula="of:=IF(ISBLANK(INDIRECT(CONCATENATE([.AK157]&amp;(ROW([.$C$159])+[.$U$102]))));&quot;&quot;;INDIRECT(CONCATENATE([.AK157]&amp;(ROW([.$C$159])+[.$U$102]))))">
            <text:p/>
          </table:table-cell>
          <table:table-cell table:style-name="ce700" table:formula="of:=IF(ISBLANK(INDIRECT(CONCATENATE([.AL157]&amp;(ROW([.$C$159])+[.$U$102]))));&quot;&quot;;INDIRECT(CONCATENATE([.AL157]&amp;(ROW([.$C$159])+[.$U$102]))))">
            <text:p/>
          </table:table-cell>
          <table:table-cell table:number-columns-repeated="55"/>
        </table:table-row>
        <table:table-row table:style-name="ro4">
          <table:table-cell table:number-columns-repeated="2"/>
          <table:table-cell table:style-name="ce584" office:value-type="float" office:value="1" calcext:value-type="float">
            <text:p>1</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1" calcext:value-type="float">
            <text:p>1</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1" calcext:value-type="float">
            <text:p>1</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office:value-type="float" office:value="0" calcext:value-type="float">
            <text:p>0</text:p>
          </table:table-cell>
          <table:table-cell table:number-columns-repeated="55"/>
        </table:table-row>
        <table:table-row table:style-name="ro4">
          <table:table-cell table:number-columns-repeated="2"/>
          <table:table-cell table:style-name="ce584" office:value-type="float" office:value="2" calcext:value-type="float">
            <text:p>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2" calcext:value-type="float">
            <text:p>2</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style-name="ce584" office:value-type="float" office:value="2" calcext:value-type="float">
            <text:p>2</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4"/>
          <table:table-cell table:number-columns-repeated="55"/>
        </table:table-row>
        <table:table-row table:style-name="ro4">
          <table:table-cell table:number-columns-repeated="2"/>
          <table:table-cell table:style-name="ce584" office:value-type="float" office:value="3" calcext:value-type="float">
            <text:p>3</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3" calcext:value-type="float">
            <text:p>3</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style-name="ce584" office:value-type="float" office:value="3" calcext:value-type="float">
            <text:p>3</text:p>
          </table:table-cell>
          <table:table-cell table:style-name="ce629" table:formula="of:=-[.$W$100]" office:value-type="float" office:value="-6" calcext:value-type="float">
            <text:p>-6</text:p>
          </table:table-cell>
          <table:table-cell table:style-name="ce535"/>
          <table:table-cell table:style-name="ce535" table:formula="of:=[.$W$100]" office:value-type="float" office:value="6" calcext:value-type="float">
            <text:p>6</text:p>
          </table:table-cell>
          <table:table-cell table:style-name="ce535"/>
          <table:table-cell table:style-name="ce629" table:formula="of:=-[.$X$100]" office:value-type="float" office:value="-6" calcext:value-type="float">
            <text:p>-6</text:p>
          </table:table-cell>
          <table:table-cell table:style-name="ce535"/>
          <table:table-cell table:style-name="ce535" table:formula="of:=[.$Y$100]" office:value-type="float" office:value="5" calcext:value-type="float">
            <text:p>5</text:p>
          </table:table-cell>
          <table:table-cell table:style-name="ce535"/>
          <table:table-cell table:style-name="ce629" table:formula="of:=-[.$Z$100]" office:value-type="float" office:value="-9" calcext:value-type="float">
            <text:p>-9</text:p>
          </table:table-cell>
          <table:table-cell table:style-name="ce535" table:number-columns-repeated="2"/>
          <table:table-cell table:number-columns-repeated="55"/>
        </table:table-row>
        <table:table-row table:style-name="ro4">
          <table:table-cell table:number-columns-repeated="2"/>
          <table:table-cell table:style-name="ce584" office:value-type="float" office:value="4" calcext:value-type="float">
            <text:p>4</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4" calcext:value-type="float">
            <text:p>4</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style-name="ce584" office:value-type="float" office:value="4" calcext:value-type="float">
            <text:p>4</text:p>
          </table:table-cell>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table:formula="of:=-[.$Y$100]" office:value-type="float" office:value="-5" calcext:value-type="float">
            <text:p>-5</text:p>
          </table:table-cell>
          <table:table-cell table:style-name="ce634" table:number-columns-repeated="6"/>
          <table:table-cell table:number-columns-repeated="55"/>
        </table:table-row>
        <table:table-row table:style-name="ro4">
          <table:table-cell table:number-columns-repeated="2"/>
          <table:table-cell table:style-name="ce584" office:value-type="float" office:value="5" calcext:value-type="float">
            <text:p>5</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5" calcext:value-type="float">
            <text:p>5</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5" calcext:value-type="float">
            <text:p>5</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629"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629" table:formula="of:=-[.$X$100]" office:value-type="float" office:value="-6" calcext:value-type="float">
            <text:p>-6</text:p>
          </table:table-cell>
          <table:table-cell table:style-name="ce535"/>
          <table:table-cell table:style-name="ce535" office:value-type="float" office:value="0" calcext:value-type="float">
            <text:p>0</text:p>
          </table:table-cell>
          <table:table-cell table:number-columns-repeated="55"/>
        </table:table-row>
        <table:table-row table:style-name="ro4">
          <table:table-cell table:number-columns-repeated="2"/>
          <table:table-cell table:style-name="ce584" office:value-type="float" office:value="6" calcext:value-type="float">
            <text:p>6</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6" calcext:value-type="float">
            <text:p>6</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3"/>
          <table:table-cell table:style-name="ce584" office:value-type="float" office:value="6" calcext:value-type="float">
            <text:p>6</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2"/>
          <table:table-cell table:number-columns-repeated="55"/>
        </table:table-row>
        <table:table-row table:style-name="ro4">
          <table:table-cell table:number-columns-repeated="2"/>
          <table:table-cell table:style-name="ce584" office:value-type="float" office:value="7" calcext:value-type="float">
            <text:p>7</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7" calcext:value-type="float">
            <text:p>7</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3"/>
          <table:table-cell table:style-name="ce584" office:value-type="float" office:value="7" calcext:value-type="float">
            <text:p>7</text:p>
          </table:table-cell>
          <table:table-cell table:style-name="ce629" table:formula="of:=[.$W$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629" table:formula="of:=[.$X$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629" table:formula="of:=[.$Y$100]" office:value-type="float" office:value="5" calcext:value-type="float">
            <text:p>5</text:p>
          </table:table-cell>
          <table:table-cell table:style-name="ce535" table:number-columns-repeated="2"/>
          <table:table-cell table:number-columns-repeated="55"/>
        </table:table-row>
        <table:table-row table:style-name="ro4">
          <table:table-cell table:number-columns-repeated="2"/>
          <table:table-cell table:style-name="ce584" office:value-type="float" office:value="8" calcext:value-type="float">
            <text:p>8</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8" calcext:value-type="float">
            <text:p>8</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style-name="ce584" office:value-type="float" office:value="8" calcext:value-type="float">
            <text:p>8</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4"/>
          <table:table-cell table:number-columns-repeated="55"/>
        </table:table-row>
        <table:table-row table:style-name="ro4">
          <table:table-cell table:number-columns-repeated="2"/>
          <table:table-cell table:style-name="ce584" office:value-type="float" office:value="9" calcext:value-type="float">
            <text:p>9</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9" calcext:value-type="float">
            <text:p>9</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9" calcext:value-type="float">
            <text:p>9</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table:formula="of:=-[.$Y$100]" office:value-type="float" office:value="-5" calcext:value-type="float">
            <text:p>-5</text:p>
          </table:table-cell>
          <table:table-cell table:style-name="ce535"/>
          <table:table-cell table:style-name="ce535" table:formula="of:=[.$Z$100]" office:value-type="float" office:value="9" calcext:value-type="float">
            <text:p>9</text:p>
          </table:table-cell>
          <table:table-cell table:style-name="ce535"/>
          <table:table-cell table:style-name="ce535" office:value-type="float" office:value="0" calcext:value-type="float">
            <text:p>0</text:p>
          </table:table-cell>
          <table:table-cell table:number-columns-repeated="55"/>
        </table:table-row>
        <table:table-row table:style-name="ro4">
          <table:table-cell table:number-columns-repeated="2"/>
          <table:table-cell table:style-name="ce584" office:value-type="float" office:value="10" calcext:value-type="float">
            <text:p>10</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10" calcext:value-type="float">
            <text:p>10</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3"/>
          <table:table-cell table:style-name="ce584" office:value-type="float" office:value="10" calcext:value-type="float">
            <text:p>10</text:p>
          </table:table-cell>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table:formula="of:=-[.$Y$100]" office:value-type="float" office:value="-5" calcext:value-type="float">
            <text:p>-5</text:p>
          </table:table-cell>
          <table:table-cell table:style-name="ce634"/>
          <table:table-cell table:style-name="ce634" table:formula="of:=[.$Z$100]" office:value-type="float" office:value="9" calcext:value-type="float">
            <text:p>9</text:p>
          </table:table-cell>
          <table:table-cell table:style-name="ce634"/>
          <table:table-cell table:style-name="ce634" table:formula="of:=-[.$AA$100]" office:value-type="float" office:value="-5" calcext:value-type="float">
            <text:p>-5</text:p>
          </table:table-cell>
          <table:table-cell table:style-name="ce634" table:number-columns-repeated="2"/>
          <table:table-cell table:number-columns-repeated="55"/>
        </table:table-row>
        <table:table-row table:style-name="ro4">
          <table:table-cell table:number-columns-repeated="2"/>
          <table:table-cell table:style-name="ce584" office:value-type="float" office:value="11" calcext:value-type="float">
            <text:p>11</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11" calcext:value-type="float">
            <text:p>11</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3"/>
          <table:table-cell table:style-name="ce584" office:value-type="float" office:value="11" calcext:value-type="float">
            <text:p>11</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535" table:formula="of:=-[.$X$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number-columns-repeated="2"/>
          <table:table-cell table:number-columns-repeated="55"/>
        </table:table-row>
        <table:table-row table:style-name="ro4">
          <table:table-cell table:number-columns-repeated="2"/>
          <table:table-cell table:style-name="ce584" office:value-type="float" office:value="12" calcext:value-type="float">
            <text:p>1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12" calcext:value-type="float">
            <text:p>12</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2"/>
          <table:table-cell table:style-name="ce584" office:value-type="float" office:value="12" calcext:value-type="float">
            <text:p>12</text:p>
          </table:table-cell>
          <table:table-cell table:style-name="ce634" table:formula="of:=-[.$W$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Y$100]" office:value-type="float" office:value="-5" calcext:value-type="float">
            <text:p>-5</text:p>
          </table:table-cell>
          <table:table-cell table:style-name="ce634" table:number-columns-repeated="2"/>
          <table:table-cell table:number-columns-repeated="55"/>
        </table:table-row>
        <table:table-row table:style-name="ro4">
          <table:table-cell table:number-columns-repeated="2"/>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number-columns-repeated="55"/>
        </table:table-row>
        <table:table-row table:style-name="ro4">
          <table:table-cell table:number-columns-repeated="2"/>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number-columns-repeated="55"/>
        </table:table-row>
        <table:table-row table:style-name="ro4">
          <table:table-cell table:number-columns-repeated="2"/>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number-columns-repeated="55"/>
        </table:table-row>
        <table:table-row table:style-name="ro4">
          <table:table-cell table:number-columns-repeated="2"/>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number-columns-repeated="55"/>
        </table:table-row>
        <table:table-row table:style-name="ro4">
          <table:table-cell table:number-columns-repeated="2"/>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number-columns-repeated="55"/>
        </table:table-row>
        <table:table-row table:style-name="ro4">
          <table:table-cell table:number-columns-repeated="2"/>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number-columns-repeated="55"/>
        </table:table-row>
        <table:table-row table:style-name="ro4">
          <table:table-cell table:number-columns-repeated="2"/>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number-columns-repeated="55"/>
        </table:table-row>
        <table:table-row table:style-name="ro4">
          <table:table-cell table:number-columns-repeated="2"/>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number-columns-repeated="55"/>
        </table:table-row>
        <table:table-row table:style-name="ro4">
          <table:table-cell table:number-columns-repeated="2"/>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number-columns-repeated="55"/>
        </table:table-row>
        <table:table-row table:style-name="ro4">
          <table:table-cell table:number-columns-repeated="2"/>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number-columns-repeated="55"/>
        </table:table-row>
        <table:table-row table:style-name="ro4">
          <table:table-cell table:number-columns-repeated="2"/>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number-columns-repeated="55"/>
        </table:table-row>
        <table:table-row table:style-name="ro4">
          <table:table-cell table:number-columns-repeated="2"/>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number-columns-repeated="55"/>
        </table:table-row>
        <table:table-row table:style-name="ro4">
          <table:table-cell table:number-columns-repeated="2"/>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number-columns-repeated="55"/>
        </table:table-row>
        <table:table-row table:style-name="ro4">
          <table:table-cell table:number-columns-repeated="93"/>
        </table:table-row>
        <table:table-row table:style-name="ro4">
          <table:table-cell table:style-name="ce995" office:value-type="string" calcext:value-type="string" table:number-columns-spanned="26" table:number-rows-spanned="1">
            <text:p>Données pour l’onglet Fonction homographique</text:p>
          </table:table-cell>
          <table:covered-table-cell table:number-columns-repeated="11" table:style-name="ce1010"/>
          <table:covered-table-cell table:number-columns-repeated="3"/>
          <table:covered-table-cell table:style-name="ce1005"/>
          <table:covered-table-cell table:number-columns-repeated="3"/>
          <table:covered-table-cell table:number-columns-repeated="7" table:style-name="ce1005"/>
          <table:table-cell table:style-name="ce1005" table:number-columns-repeated="2"/>
          <table:table-cell table:style-name="ce1010" table:number-columns-repeated="3"/>
          <table:table-cell table:number-columns-repeated="62"/>
        </table:table-row>
        <table:table-row table:style-name="ro4">
          <table:table-cell table:style-name="ce1010" table:number-columns-repeated="12"/>
          <table:table-cell table:number-columns-repeated="4"/>
          <table:table-cell table:style-name="ce1084"/>
          <table:table-cell table:style-name="ce682" table:number-columns-repeated="2"/>
          <table:table-cell table:style-name="ce872" table:number-columns-repeated="8"/>
          <table:table-cell table:style-name="ce1010" table:number-columns-repeated="5"/>
          <table:table-cell table:style-name="ce1005" table:number-columns-repeated="7"/>
          <table:table-cell table:number-columns-repeated="54"/>
        </table:table-row>
        <table:table-row table:style-name="ro4">
          <table:table-cell table:style-name="ce1006" office:value-type="string" calcext:value-type="string" table:number-columns-spanned="6" table:number-rows-spanned="1">
            <text:p>Tableau points tableau de signe</text:p>
          </table:table-cell>
          <table:covered-table-cell table:number-columns-repeated="5"/>
          <table:table-cell/>
          <table:table-cell table:style-name="Default"/>
          <table:table-cell table:style-name="ce685"/>
          <table:table-cell table:number-columns-repeated="4"/>
          <table:table-cell table:style-name="ce1006" office:value-type="string" calcext:value-type="string" table:number-columns-spanned="5" table:number-rows-spanned="1">
            <text:p>Tableau points tableau de variations</text:p>
          </table:table-cell>
          <table:covered-table-cell table:number-columns-repeated="4" table:style-name="ce1005"/>
          <table:table-cell table:style-name="ce945" table:number-columns-repeated="8"/>
          <table:table-cell table:style-name="ce887"/>
          <table:table-cell table:style-name="ce739"/>
          <table:table-cell table:style-name="ce815" table:number-columns-repeated="3"/>
          <table:table-cell table:style-name="ce534" office:value-type="string" calcext:value-type="string">
            <text:p>x</text:p>
          </table:table-cell>
          <table:table-cell table:number-columns-repeated="2" table:style-name="ce534" office:value-type="string" calcext:value-type="string">
            <text:p>y</text:p>
          </table:table-cell>
          <table:table-cell table:style-name="ce815"/>
          <table:table-cell table:style-name="ce1005" table:number-columns-repeated="4"/>
          <table:table-cell table:number-columns-repeated="54"/>
        </table:table-row>
        <table:table-row table:style-name="ro4">
          <table:table-cell table:style-name="ce564" office:value-type="string" calcext:value-type="string">
            <text:p>x</text:p>
          </table:table-cell>
          <table:table-cell table:style-name="ce625" office:value-type="float" office:value="-10" calcext:value-type="float">
            <text:p>-10</text:p>
          </table:table-cell>
          <table:table-cell table:style-name="ce772" table:formula="of:=IF([.F211]&lt;[.L210];[.F211];[.L210])" office:value-type="float" office:value="-1" calcext:value-type="float">
            <text:p>-1</text:p>
          </table:table-cell>
          <table:table-cell table:style-name="ce676"/>
          <table:table-cell table:style-name="ce772" table:formula="of:=IF([.F211]&lt;[.L210];[.L210];[.F211])" office:value-type="float" office:value="3" calcext:value-type="float">
            <text:p>3</text:p>
          </table:table-cell>
          <table:table-cell table:style-name="ce845" office:value-type="float" office:value="10" calcext:value-type="float">
            <text:p>10</text:p>
          </table:table-cell>
          <table:table-cell table:style-name="ce853"/>
          <table:table-cell table:style-name="Default"/>
          <table:table-cell table:style-name="ce785"/>
          <table:table-cell table:style-name="ce863" table:number-columns-repeated="3"/>
          <table:table-cell table:style-name="ce1174"/>
          <table:table-cell table:style-name="ce786" office:value-type="string" calcext:value-type="string" table:number-columns-spanned="2" table:number-rows-spanned="1">
            <text:p>x</text:p>
          </table:table-cell>
          <table:covered-table-cell table:style-name="ce999"/>
          <table:table-cell table:style-name="ce591" office:value-type="float" office:value="-10" calcext:value-type="float">
            <text:p>-10</text:p>
          </table:table-cell>
          <table:table-cell table:style-name="ce1249" table:number-columns-repeated="2"/>
          <table:table-cell table:style-name="ce1056" table:formula="of:=[.L210]" office:value-type="float" office:value="3" calcext:value-type="float">
            <text:p>3</text:p>
          </table:table-cell>
          <table:table-cell table:style-name="ce978"/>
          <table:table-cell table:style-name="ce1249"/>
          <table:table-cell table:style-name="ce1251" office:value-type="float" office:value="10" calcext:value-type="float">
            <text:p>10</text:p>
          </table:table-cell>
          <table:table-cell table:style-name="ce1079" table:number-columns-repeated="4"/>
          <table:table-cell table:style-name="ce918" table:number-columns-spanned="1" table:number-rows-spanned="2"/>
          <table:table-cell table:style-name="ce739"/>
          <table:table-cell table:style-name="ce685" table:number-columns-repeated="2"/>
          <table:table-cell table:style-name="ce685" table:formula="of:=IF(ABS([.AF189]-[.$L$210])&lt;10^-9;&quot;Oui&quot;;&quot;&quot;)">
            <text:p/>
          </table:table-cell>
          <table:table-cell table:style-name="ce1203" office:value-type="float" office:value="-10" calcext:value-type="float">
            <text:p>-10</text:p>
          </table:table-cell>
          <table:table-cell table:style-name="ce763" table:formula="of:=IF(ABS([.AF189]-[.$L$210])&lt;10^-9;&quot;&quot;;[.AH189])" office:value-type="float" office:value="-1.38461538461538" calcext:value-type="float">
            <text:p>-1,38461538461538</text:p>
          </table:table-cell>
          <table:table-cell table:style-name="ce763" table:formula="of:=([.$A$208]*[.AF189]+[.$B$208])/([.$C$208]*[.AF189]+[.$D$208])" office:value-type="float" office:value="-1.38461538461538" calcext:value-type="float">
            <text:p>-1,38461538461538</text:p>
          </table:table-cell>
          <table:table-cell table:style-name="ce685"/>
          <table:table-cell table:style-name="ce1005" table:number-columns-repeated="4"/>
          <table:table-cell table:number-columns-repeated="54"/>
        </table:table-row>
        <table:table-row table:style-name="ro4">
          <table:table-cell table:style-name="ce537" office:value-type="string" calcext:value-type="string">
            <text:p>Signe de<text:span text:style-name="T7"> f (x)</text:span></text:p>
          </table:table-cell>
          <table:table-cell table:style-name="ce596" table:formula="of:=IF([.E208]&lt;0;&quot;-&quot;;&quot;+&quot;)" office:value-type="string" office:string-value="-" calcext:value-type="string">
            <text:p>-</text:p>
          </table:table-cell>
          <table:table-cell table:style-name="ce1068" table:formula="of:=IF([.F211]&lt;[.L210];0;&quot;||&quot;)" office:value-type="float" office:value="0" calcext:value-type="float">
            <text:p>0</text:p>
          </table:table-cell>
          <table:table-cell table:style-name="ce1059" table:formula="of:=IF([.F210]&lt;0;&quot;-&quot;;&quot;+&quot;)" office:value-type="string" office:string-value="+" calcext:value-type="string">
            <text:p>+</text:p>
          </table:table-cell>
          <table:table-cell table:style-name="ce1059" table:formula="of:=IF([.F211]&lt;[.L210];&quot;||&quot;;0)" office:value-type="string" office:string-value="||" calcext:value-type="string">
            <text:p>||</text:p>
          </table:table-cell>
          <table:table-cell table:style-name="ce606" table:formula="of:=IF([.F208]&lt;0;&quot;-&quot;;&quot;+&quot;)" office:value-type="string" office:string-value="-" calcext:value-type="string">
            <text:p>-</text:p>
          </table:table-cell>
          <table:table-cell table:style-name="ce631"/>
          <table:table-cell table:style-name="Default"/>
          <table:table-cell table:style-name="ce631" table:number-columns-repeated="4"/>
          <table:table-cell table:style-name="ce685"/>
          <table:table-cell table:style-name="ce933" office:value-type="string" calcext:value-type="string" table:number-columns-spanned="2" table:number-rows-spanned="1">
            <text:p>Signe de f '(x)</text:p>
          </table:table-cell>
          <table:covered-table-cell table:style-name="ce811"/>
          <table:table-cell table:style-name="ce663" table:formula="of:=IF([.$A$208]*[.$D$208]-[.$B$208]*[.$C$208]&lt;0;&quot;-&quot;;&quot;+&quot;)" office:value-type="string" office:string-value="+" calcext:value-type="string" table:number-columns-spanned="3" table:number-rows-spanned="1">
            <text:p>+</text:p>
          </table:table-cell>
          <table:covered-table-cell table:style-name="ce1059"/>
          <table:covered-table-cell table:style-name="ce1249"/>
          <table:table-cell table:style-name="ce1059" office:value-type="string" calcext:value-type="string">
            <text:p>||</text:p>
          </table:table-cell>
          <table:table-cell table:style-name="ce727" table:formula="of:=IF([.$A$208]*[.$D$208]-[.$B$208]*[.$C$208]&lt;0;&quot;-&quot;;&quot;+&quot;)" office:value-type="string" office:string-value="+" calcext:value-type="string" table:number-columns-spanned="3" table:number-rows-spanned="1">
            <text:p>+</text:p>
          </table:table-cell>
          <table:covered-table-cell table:style-name="ce1059"/>
          <table:covered-table-cell table:style-name="ce988"/>
          <table:table-cell table:style-name="ce887"/>
          <table:table-cell table:style-name="ce887" table:formula="of:=IF([$'Fonction homographique'.AA3];IF([.$A$208]*[.$D$208]-[.$B$208]*[.$C$208]&lt;0;&quot;-&quot;;&quot;+&quot;);0)" office:value-type="float" office:value="0" calcext:value-type="float">
            <text:p>0</text:p>
          </table:table-cell>
          <table:table-cell table:style-name="ce887" table:formula="of:=IF([$'Fonction homographique'.AA3];&quot;|| &quot;;0)" office:value-type="float" office:value="0" calcext:value-type="float">
            <text:p>0</text:p>
          </table:table-cell>
          <table:table-cell table:style-name="ce887" table:formula="of:=IF([$'Fonction homographique'.AA3];IF([.$A$208]*[.$D$208]-[.$B$208]*[.$C$208]&lt;0;&quot;-&quot;;&quot;+&quot;);0)" office:value-type="float" office:value="0" calcext:value-type="float">
            <text:p>0</text:p>
          </table:table-cell>
          <table:covered-table-cell table:style-name="ce919"/>
          <table:table-cell table:style-name="ce785"/>
          <table:table-cell table:style-name="ce685" table:number-columns-repeated="2"/>
          <table:table-cell table:style-name="ce685" table:formula="of:=IF(ABS([.AF190]-[.$L$210])&lt;10^-9;&quot;Oui&quot;;&quot;&quot;)">
            <text:p/>
          </table:table-cell>
          <table:table-cell table:style-name="ce1204" table:formula="of:=[.AF189]+0.05" office:value-type="float" office:value="-9.95" calcext:value-type="float">
            <text:p>-9,95</text:p>
          </table:table-cell>
          <table:table-cell table:style-name="ce696" table:formula="of:=IF(ABS([.AF190]-[.$L$210])&lt;10^-9;&quot;&quot;;[.AH190])" office:value-type="float" office:value="-1.38223938223938" calcext:value-type="float">
            <text:p>-1,38223938223938</text:p>
          </table:table-cell>
          <table:table-cell table:style-name="ce696" table:formula="of:=([.$A$208]*[.AF190]+[.$B$208])/([.$C$208]*[.AF190]+[.$D$208])" office:value-type="float" office:value="-1.38223938223938" calcext:value-type="float">
            <text:p>-1,38223938223938</text:p>
          </table:table-cell>
          <table:table-cell table:style-name="ce685"/>
          <table:table-cell table:style-name="ce1005" table:number-columns-repeated="4"/>
          <table:table-cell table:number-columns-repeated="54"/>
        </table:table-row>
        <table:table-row table:style-name="ro4">
          <table:table-cell table:style-name="ce565" office:value-type="string" calcext:value-type="string">
            <text:p>x</text:p>
          </table:table-cell>
          <table:table-cell table:style-name="ce627" table:formula="of:=IF(ISBLANK([$'Fonction homographique'.B5]);0;IF(AND([.B189]=[$'Fonction homographique'.B5];NOT(ISBLANK([$'Fonction homographique'.B8])));1;-0.5))" office:value-type="float" office:value="0" calcext:value-type="float">
            <text:p>0</text:p>
          </table:table-cell>
          <table:table-cell table:style-name="ce678" table:formula="of:=IF(ISBLANK([$'Fonction homographique'.D5]);0;IF(AND([.C189]=[$'Fonction homographique'.D5];NOT(ISBLANK([$'Fonction homographique'.D8])));1;-0.5))" office:value-type="float" office:value="0" calcext:value-type="float">
            <text:p>0</text:p>
          </table:table-cell>
          <table:table-cell table:style-name="ce678" table:formula="of:=IF(ISBLANK([$'Fonction homographique'.F5]);0;IF(AND([.D189]=[$'Fonction homographique'.F5];NOT(ISBLANK([$'Fonction homographique'.F8])));1;-0.5))" office:value-type="float" office:value="0" calcext:value-type="float">
            <text:p>0</text:p>
          </table:table-cell>
          <table:table-cell table:style-name="ce678" table:formula="of:=IF(ISBLANK([$'Fonction homographique'.H5]);0;IF(AND([.E189]=[$'Fonction homographique'.H5];NOT(ISBLANK([$'Fonction homographique'.H8])));1;-0.5))" office:value-type="float" office:value="0" calcext:value-type="float">
            <text:p>0</text:p>
          </table:table-cell>
          <table:table-cell table:style-name="ce1150" table:formula="of:=IF(ISBLANK([$'Fonction homographique'.J5]);0;IF(AND([.F189]=[$'Fonction homographique'.J5];NOT(ISBLANK([$'Fonction homographique'.J8])));1;-0.5))" office:value-type="float" office:value="0" calcext:value-type="float">
            <text:p>0</text:p>
          </table:table-cell>
          <table:table-cell table:style-name="ce1174" table:number-columns-repeated="7"/>
          <table:table-cell table:style-name="ce787" office:value-type="string" calcext:value-type="string" table:number-columns-spanned="2" table:number-rows-spanned="2">
            <text:p>Var de f</text:p>
          </table:table-cell>
          <table:covered-table-cell table:style-name="ce1007"/>
          <table:table-cell table:style-name="ce1240" table:formula="of:=IF([.$P$190]=&quot;-&quot;;[.$K$207];IF([.$P$190]=&quot;+&quot;;&quot;&quot;;[.$K$207]))">
            <text:p/>
          </table:table-cell>
          <table:table-cell table:style-name="ce958" table:formula="of:=IF(ISBLANK([.P190]);&quot;&quot;;IF([.P190]=&quot;+&quot;;&quot;k&quot;;IF([.P190]=&quot;-&quot;;&quot;m&quot;;&quot;&quot;)))" office:value-type="string" office:string-value="k" calcext:value-type="string" table:number-columns-spanned="1" table:number-rows-spanned="2">
            <text:p>k</text:p>
          </table:table-cell>
          <table:table-cell table:style-name="ce972" table:formula="of:=IF([.$P$190]=&quot;+&quot;;&quot;+∞&quot;;IF([.$P$190]=&quot;-&quot;;&quot;&quot;;&quot;-∞&quot;))" office:value-type="string" office:string-value="+∞" calcext:value-type="string">
            <text:p>+∞</text:p>
          </table:table-cell>
          <table:table-cell table:style-name="ce974" office:value-type="string" calcext:value-type="string" table:number-columns-spanned="1" table:number-rows-spanned="2">
            <text:p>||</text:p>
          </table:table-cell>
          <table:table-cell table:style-name="ce949" table:formula="of:=IF([.$P$190]=&quot;-&quot;;&quot;+∞&quot;;IF([.$P$190]=&quot;-&quot;;&quot;-∞&quot;;&quot;&quot;))">
            <text:p/>
          </table:table-cell>
          <table:table-cell table:style-name="ce958" table:formula="of:=IF(ISBLANK([.T190]);&quot;&quot;;IF([.T190]=&quot;+&quot;;&quot;k&quot;;IF([.T190]=&quot;-&quot;;&quot;m&quot;;&quot;&quot;)))" office:value-type="string" office:string-value="k" calcext:value-type="string" table:number-columns-spanned="1" table:number-rows-spanned="2">
            <text:p>k</text:p>
          </table:table-cell>
          <table:table-cell table:style-name="ce992" table:formula="of:=IF([.$P$190]=&quot;+&quot;;[.$K$207];IF([.$P$190]=&quot;-&quot;;&quot;&quot;;&quot;-∞&quot;))" office:value-type="string" office:string-value="-2" calcext:value-type="string">
            <text:p>-2</text:p>
          </table:table-cell>
          <table:table-cell table:style-name="ce918" table:number-columns-spanned="1" table:number-rows-spanned="2"/>
          <table:table-cell table:style-name="ce887"/>
          <table:table-cell table:style-name="ce918" table:number-columns-spanned="1" table:number-rows-spanned="2"/>
          <table:table-cell table:style-name="ce887"/>
          <table:table-cell table:style-name="ce1079"/>
          <table:table-cell table:style-name="ce739"/>
          <table:table-cell table:style-name="ce685" table:number-columns-repeated="2"/>
          <table:table-cell table:style-name="ce685" table:formula="of:=IF(ABS([.AF191]-[.$L$210])&lt;10^-9;&quot;Oui&quot;;&quot;&quot;)">
            <text:p/>
          </table:table-cell>
          <table:table-cell table:style-name="ce1204" table:formula="of:=[.AF190]+0.05" office:value-type="float" office:value="-9.9" calcext:value-type="float">
            <text:p>-9,9</text:p>
          </table:table-cell>
          <table:table-cell table:style-name="ce763" table:formula="of:=IF(ABS([.AF191]-[.$L$210])&lt;10^-9;&quot;&quot;;[.AH191])" office:value-type="float" office:value="-1.37984496124031" calcext:value-type="float">
            <text:p>-1,37984496124031</text:p>
          </table:table-cell>
          <table:table-cell table:style-name="ce763" table:formula="of:=([.$A$208]*[.AF191]+[.$B$208])/([.$C$208]*[.AF191]+[.$D$208])" office:value-type="float" office:value="-1.37984496124031" calcext:value-type="float">
            <text:p>-1,37984496124031</text:p>
          </table:table-cell>
          <table:table-cell table:style-name="ce685"/>
          <table:table-cell table:style-name="ce1005" table:number-columns-repeated="4"/>
          <table:table-cell table:number-columns-repeated="54"/>
        </table:table-row>
        <table:table-row table:style-name="ro4">
          <table:table-cell table:style-name="ce566" office:value-type="string" calcext:value-type="string">
            <text:p>Signe de<text:span text:style-name="T7"> f (x)</text:span></text:p>
          </table:table-cell>
          <table:table-cell table:style-name="ce628" table:formula="of:=IF(ISBLANK([$'Fonction homographique'.B6]);0;IF(AND([.B190]=[$'Fonction homographique'.B6];NOT(ISBLANK([$'Fonction homographique'.B9])));1;-0.5))" office:value-type="float" office:value="0" calcext:value-type="float">
            <text:p>0</text:p>
          </table:table-cell>
          <table:table-cell table:style-name="ce680" table:formula="of:=IF(ISBLANK([$'Fonction homographique'.D6]);0;IF(AND([.C190]=[$'Fonction homographique'.D6];NOT(ISBLANK([$'Fonction homographique'.D9])));1;-0.5))" office:value-type="float" office:value="0" calcext:value-type="float">
            <text:p>0</text:p>
          </table:table-cell>
          <table:table-cell table:style-name="ce680" table:formula="of:=IF(ISBLANK([$'Fonction homographique'.F6]);0;IF(AND([.D190]=[$'Fonction homographique'.F6];NOT(ISBLANK([$'Fonction homographique'.F9])));1;-0.5))" office:value-type="float" office:value="0" calcext:value-type="float">
            <text:p>0</text:p>
          </table:table-cell>
          <table:table-cell table:style-name="ce680" table:formula="of:=IF(ISBLANK([$'Fonction homographique'.H6]);0;IF(AND([.E190]=[$'Fonction homographique'.H6];NOT(ISBLANK([$'Fonction homographique'.H9])));1;-0.5))" office:value-type="float" office:value="0" calcext:value-type="float">
            <text:p>0</text:p>
          </table:table-cell>
          <table:table-cell table:style-name="ce1152" table:formula="of:=IF(ISBLANK([$'Fonction homographique'.J6]);0;IF(AND([.F190]=[$'Fonction homographique'.J6];NOT(ISBLANK([$'Fonction homographique'.J9])));1;-0.5))" office:value-type="float" office:value="0" calcext:value-type="float">
            <text:p>0</text:p>
          </table:table-cell>
          <table:table-cell table:style-name="ce785" table:number-columns-repeated="7"/>
          <table:covered-table-cell table:style-name="ce629"/>
          <table:covered-table-cell table:style-name="ce812"/>
          <table:table-cell table:style-name="ce949" table:formula="of:=IF([.$P$190]=&quot;+&quot;;[.$K$207];IF([.$P$190]=&quot;-&quot;;&quot;&quot;;[.$K$207]))" office:value-type="string" office:string-value="-2" calcext:value-type="string">
            <text:p>-2</text:p>
          </table:table-cell>
          <table:covered-table-cell table:style-name="ce959"/>
          <table:table-cell table:style-name="ce972" table:formula="of:=IF([.$P$190]=&quot;-&quot;;&quot;-∞&quot;;IF([.$P$190]=&quot;+&quot;;&quot;&quot;;&quot;+∞&quot;))">
            <text:p/>
          </table:table-cell>
          <table:covered-table-cell table:style-name="ce959"/>
          <table:table-cell table:style-name="ce949" table:formula="of:=IF([.$P$190]=&quot;+&quot;;&quot;-∞&quot;;IF([.$P$190]=&quot;-&quot;;&quot;&quot;;&quot;-∞&quot;))" office:value-type="string" office:string-value="-∞" calcext:value-type="string">
            <text:p>-∞</text:p>
          </table:table-cell>
          <table:covered-table-cell table:style-name="ce959"/>
          <table:table-cell table:style-name="ce992" table:formula="of:=IF([.$P$190]=&quot;-&quot;;[.$K$207];IF([.$P$190]=&quot;+&quot;;&quot;&quot;;&quot;+∞&quot;))">
            <text:p/>
          </table:table-cell>
          <table:covered-table-cell table:style-name="ce919"/>
          <table:table-cell table:style-name="ce887"/>
          <table:covered-table-cell table:style-name="ce919"/>
          <table:table-cell table:style-name="ce887"/>
          <table:table-cell table:style-name="ce1079"/>
          <table:table-cell table:style-name="ce1174"/>
          <table:table-cell table:style-name="ce685" table:number-columns-repeated="2"/>
          <table:table-cell table:style-name="ce685" table:formula="of:=IF(ABS([.AF192]-[.$L$210])&lt;10^-9;&quot;Oui&quot;;&quot;&quot;)">
            <text:p/>
          </table:table-cell>
          <table:table-cell table:style-name="ce1204" table:formula="of:=[.AF191]+0.05" office:value-type="float" office:value="-9.85" calcext:value-type="float">
            <text:p>-9,85</text:p>
          </table:table-cell>
          <table:table-cell table:style-name="ce696" table:formula="of:=IF(ABS([.AF192]-[.$L$210])&lt;10^-9;&quot;&quot;;[.AH192])" office:value-type="float" office:value="-1.37743190661479" calcext:value-type="float">
            <text:p>-1,37743190661479</text:p>
          </table:table-cell>
          <table:table-cell table:style-name="ce696" table:formula="of:=([.$A$208]*[.AF192]+[.$B$208])/([.$C$208]*[.AF192]+[.$D$208])" office:value-type="float" office:value="-1.37743190661479" calcext:value-type="float">
            <text:p>-1,37743190661479</text:p>
          </table:table-cell>
          <table:table-cell table:style-name="ce685"/>
          <table:table-cell table:style-name="ce1005" table:number-columns-repeated="4"/>
          <table:table-cell table:number-columns-repeated="54"/>
        </table:table-row>
        <table:table-row table:style-name="ro4">
          <table:table-cell table:style-name="ce567" office:value-type="string" calcext:value-type="string">
            <text:p>Points</text:p>
          </table:table-cell>
          <table:table-cell table:style-name="ce567" office:value-type="string" calcext:value-type="string">
            <text:p>Nombres</text:p>
          </table:table-cell>
          <table:table-cell table:style-name="ce567" office:value-type="string" calcext:value-type="string">
            <text:p>+</text:p>
          </table:table-cell>
          <table:table-cell table:style-name="ce567" office:value-type="string" calcext:value-type="string">
            <text:p>-</text:p>
          </table:table-cell>
          <table:table-cell table:style-name="ce567" office:value-type="string" calcext:value-type="string">
            <text:p>||</text:p>
          </table:table-cell>
          <table:table-cell table:style-name="ce567" office:value-type="string" calcext:value-type="string">
            <text:p>k</text:p>
          </table:table-cell>
          <table:table-cell table:style-name="ce567" office:value-type="string" calcext:value-type="string">
            <text:p>m</text:p>
          </table:table-cell>
          <table:table-cell table:style-name="ce567" office:value-type="string" calcext:value-type="string">
            <text:p>Total</text:p>
          </table:table-cell>
          <table:table-cell table:style-name="ce567" office:value-type="string" calcext:value-type="string">
            <text:p>Points</text:p>
          </table:table-cell>
          <table:table-cell table:style-name="ce1005" table:number-columns-repeated="4"/>
          <table:table-cell table:style-name="ce1220" office:value-type="string" calcext:value-type="string" table:number-columns-spanned="2" table:number-rows-spanned="1">
            <text:p>x</text:p>
          </table:table-cell>
          <table:covered-table-cell table:style-name="ce813"/>
          <table:table-cell table:style-name="ce818" table:formula="of:=IF(ISBLANK([$'Fonction homographique'.B14]);0;IF(AND([.P189]=[$'Fonction homographique'.B14];NOT(ISBLANK([$'Fonction homographique'.B19])));1;-0.5))" office:value-type="float" office:value="0" calcext:value-type="float">
            <text:p>0</text:p>
          </table:table-cell>
          <table:table-cell table:style-name="ce1253" table:number-columns-repeated="2"/>
          <table:table-cell table:style-name="ce854" table:formula="of:=IF(ISBLANK([$'Fonction homographique'.E14]);0;IF(AND([.S189]=[$'Fonction homographique'.E14];NOT(ISBLANK([$'Fonction homographique'.E19])));1;-0.5))" office:value-type="float" office:value="0" calcext:value-type="float">
            <text:p>0</text:p>
          </table:table-cell>
          <table:table-cell table:style-name="ce1253" table:number-columns-repeated="2"/>
          <table:table-cell table:style-name="ce1254" table:formula="of:=IF(ISBLANK([$'Fonction homographique'.H14]);0;IF(AND([.V189]=[$'Fonction homographique'.H14];NOT(ISBLANK([$'Fonction homographique'.H19])));1;-0.5))" office:value-type="float" office:value="0" calcext:value-type="float">
            <text:p>0</text:p>
          </table:table-cell>
          <table:table-cell table:style-name="ce1079" table:number-columns-repeated="4"/>
          <table:table-cell table:style-name="ce920" table:number-columns-spanned="1" table:number-rows-spanned="2"/>
          <table:table-cell table:style-name="ce1174"/>
          <table:table-cell table:style-name="ce685" table:number-columns-repeated="2"/>
          <table:table-cell table:style-name="ce685" table:formula="of:=IF(ABS([.AF193]-[.$L$210])&lt;10^-9;&quot;Oui&quot;;&quot;&quot;)">
            <text:p/>
          </table:table-cell>
          <table:table-cell table:style-name="ce1204" table:formula="of:=[.AF192]+0.05" office:value-type="float" office:value="-9.8" calcext:value-type="float">
            <text:p>-9,8</text:p>
          </table:table-cell>
          <table:table-cell table:style-name="ce763" table:formula="of:=IF(ABS([.AF193]-[.$L$210])&lt;10^-9;&quot;&quot;;[.AH193])" office:value-type="float" office:value="-1.375" calcext:value-type="float">
            <text:p>-1,375</text:p>
          </table:table-cell>
          <table:table-cell table:style-name="ce763" table:formula="of:=([.$A$208]*[.AF193]+[.$B$208])/([.$C$208]*[.AF193]+[.$D$208])" office:value-type="float" office:value="-1.375" calcext:value-type="float">
            <text:p>-1,375</text:p>
          </table:table-cell>
          <table:table-cell table:style-name="ce685"/>
          <table:table-cell table:style-name="ce1005" table:number-columns-repeated="4"/>
          <table:table-cell table:number-columns-repeated="54"/>
        </table:table-row>
        <table:table-row table:style-name="ro4">
          <table:table-cell table:style-name="ce999" office:value-type="string" calcext:value-type="string">
            <text:p>x</text:p>
          </table:table-cell>
          <table:table-cell table:style-name="ce535" table:formula="of:=COUNT([.$B189:.$F$189])" office:value-type="float" office:value="4" calcext:value-type="float">
            <text:p>4</text:p>
          </table:table-cell>
          <table:table-cell table:style-name="ce535" table:number-columns-repeated="2"/>
          <table:table-cell table:style-name="ce1137"/>
          <table:table-cell table:style-name="ce535" table:number-columns-repeated="2"/>
          <table:table-cell table:style-name="ce535" table:formula="of:=SUM([.B194:.G194])" office:value-type="float" office:value="4" calcext:value-type="float">
            <text:p>4</text:p>
          </table:table-cell>
          <table:table-cell table:style-name="ce535" table:formula="of:=SUM([.B191:.F191])" office:value-type="float" office:value="0" calcext:value-type="float">
            <text:p>0</text:p>
          </table:table-cell>
          <table:table-cell table:style-name="ce1005" table:number-columns-repeated="4"/>
          <table:table-cell table:style-name="ce1221" office:value-type="string" calcext:value-type="string" table:number-columns-spanned="2" table:number-rows-spanned="1">
            <text:p>Signe de f '(x)</text:p>
          </table:table-cell>
          <table:covered-table-cell table:style-name="ce1221"/>
          <table:table-cell table:style-name="ce1242" table:formula="of:=IF(ISBLANK([$'Tableaux de signes et de variations'.B121]);0;IF(AND([.P190]=[$'Tableaux de signes et de variations'.SB122];NOT(ISBLANK([$'Tableaux de signes et de variations'.B126])));1;-0.5))" office:value-type="float" office:value="0" calcext:value-type="float" table:number-columns-spanned="3" table:number-rows-spanned="1">
            <text:p>0</text:p>
          </table:table-cell>
          <table:covered-table-cell table:number-columns-repeated="2" table:style-name="ce1253"/>
          <table:table-cell table:style-name="ce854"/>
          <table:table-cell table:style-name="ce1272" table:number-columns-spanned="3" table:number-rows-spanned="1"/>
          <table:covered-table-cell table:style-name="ce1253"/>
          <table:covered-table-cell table:style-name="ce1282"/>
          <table:table-cell table:style-name="ce1079" table:number-columns-repeated="4"/>
          <table:covered-table-cell table:style-name="ce919"/>
          <table:table-cell table:style-name="ce682" table:number-columns-repeated="3"/>
          <table:table-cell table:style-name="ce685" table:formula="of:=IF(ABS([.AF194]-[.$L$210])&lt;10^-9;&quot;Oui&quot;;&quot;&quot;)">
            <text:p/>
          </table:table-cell>
          <table:table-cell table:style-name="ce1204" table:formula="of:=[.AF193]+0.05" office:value-type="float" office:value="-9.75" calcext:value-type="float">
            <text:p>-9,75</text:p>
          </table:table-cell>
          <table:table-cell table:style-name="ce696" table:formula="of:=IF(ABS([.AF194]-[.$L$210])&lt;10^-9;&quot;&quot;;[.AH194])" office:value-type="float" office:value="-1.37254901960784" calcext:value-type="float">
            <text:p>-1,37254901960784</text:p>
          </table:table-cell>
          <table:table-cell table:style-name="ce696" table:formula="of:=([.$A$208]*[.AF194]+[.$B$208])/([.$C$208]*[.AF194]+[.$D$208])" office:value-type="float" office:value="-1.37254901960784" calcext:value-type="float">
            <text:p>-1,37254901960784</text:p>
          </table:table-cell>
          <table:table-cell table:style-name="ce685"/>
          <table:table-cell table:style-name="ce1005" table:number-columns-repeated="4"/>
          <table:table-cell table:number-columns-repeated="54"/>
        </table:table-row>
        <table:table-row table:style-name="ro4">
          <table:table-cell table:style-name="ce537" office:value-type="string" calcext:value-type="string">
            <text:p>Signe de<text:span text:style-name="T7"> f (x)</text:span></text:p>
          </table:table-cell>
          <table:table-cell table:style-name="ce629" table:formula="of:=COUNT([.$B190:.$F$190])" office:value-type="float" office:value="1" calcext:value-type="float">
            <text:p>1</text:p>
          </table:table-cell>
          <table:table-cell table:style-name="ce629" table:formula="of:=COUNTIF([.$B190:.$F$190];&quot;+&quot;)" office:value-type="float" office:value="1" calcext:value-type="float">
            <text:p>1</text:p>
          </table:table-cell>
          <table:table-cell table:style-name="ce629" table:formula="of:=COUNTIF([.$B190:.$F$190];&quot;-&quot;)" office:value-type="float" office:value="2" calcext:value-type="float">
            <text:p>2</text:p>
          </table:table-cell>
          <table:table-cell table:style-name="ce629" table:formula="of:=COUNTIF([.$B190:.$F$190];&quot;||&quot;)" office:value-type="float" office:value="1" calcext:value-type="float">
            <text:p>1</text:p>
          </table:table-cell>
          <table:table-cell table:style-name="ce1137"/>
          <table:table-cell table:style-name="ce629"/>
          <table:table-cell table:style-name="ce535" table:formula="of:=SUM([.B195:.G195])" office:value-type="float" office:value="5" calcext:value-type="float">
            <text:p>5</text:p>
          </table:table-cell>
          <table:table-cell table:style-name="ce535" table:formula="of:=SUM([.B192:.F192])" office:value-type="float" office:value="0" calcext:value-type="float">
            <text:p>0</text:p>
          </table:table-cell>
          <table:table-cell table:style-name="ce1005" table:number-columns-repeated="4"/>
          <table:table-cell table:style-name="ce1206" office:value-type="string" calcext:value-type="string" table:number-columns-spanned="2" table:number-rows-spanned="2">
            <text:p>Var de f</text:p>
          </table:table-cell>
          <table:covered-table-cell table:style-name="ce1220"/>
          <table:table-cell table:style-name="ce826" table:formula="of:=IF(ISBLANK([$'Fonction homographique'.B16]);0;IF(AND([.P191]=[$'Fonction homographique'.B16];ISBLANK([$'Fonction homographique'.B17]));1;-0.5))" office:value-type="float" office:value="0" calcext:value-type="float">
            <text:p>0</text:p>
          </table:table-cell>
          <table:table-cell table:style-name="ce1259" table:formula="of:=IF(ISBLANK([$'Fonction homographique'.C16]);0;IF(AND([.Q191]=[$'Fonction homographique'.C16];NOT(ISBLANK([$'Fonction homographique'.C21])));1;-0.5))" office:value-type="float" office:value="0" calcext:value-type="float" table:number-columns-spanned="1" table:number-rows-spanned="2">
            <text:p>0</text:p>
          </table:table-cell>
          <table:table-cell table:style-name="ce1265" table:formula="of:=IF(ISBLANK([$'Fonction homographique'.D16]);0;IF(AND([$'Fonction homographique'.D16]=&quot;+infini&quot;;ISBLANK([$'Fonction homographique'.D17]));1;-0.5))" office:value-type="float" office:value="0" calcext:value-type="float">
            <text:p>0</text:p>
          </table:table-cell>
          <table:table-cell table:style-name="ce1259" table:formula="of:=IF(ISBLANK([$'Fonction homographique'.E16]);0;IF(AND([.S191]=[$'Fonction homographique'.E16];NOT(ISBLANK([$'Fonction homographique'.E21])));1;-0.5))" office:value-type="float" office:value="0" calcext:value-type="float" table:number-columns-spanned="1" table:number-rows-spanned="2">
            <text:p>0</text:p>
          </table:table-cell>
          <table:table-cell table:style-name="ce1273" table:formula="of:=IF(ISBLANK([$'Fonction homographique'.F16]);0;IF(AND([$'Fonction homographique'.F16]=&quot;+infini&quot;;ISBLANK([$'Fonction homographique'.F17]));1;-0.5))" office:value-type="float" office:value="0" calcext:value-type="float">
            <text:p>0</text:p>
          </table:table-cell>
          <table:table-cell table:style-name="ce1259" table:formula="of:=IF(ISBLANK([$'Fonction homographique'.G16]);0;IF(AND([.U191]=[$'Fonction homographique'.G16];NOT(ISBLANK([$'Fonction homographique'.G21])));1;-0.5))" office:value-type="float" office:value="0" calcext:value-type="float" table:number-columns-spanned="1" table:number-rows-spanned="2">
            <text:p>0</text:p>
          </table:table-cell>
          <table:table-cell table:style-name="ce1283" table:formula="of:=IF(ISBLANK([$'Fonction homographique'.H16]);0;IF(AND([.V191]=[$'Fonction homographique'.H16];ISBLANK([$'Fonction homographique'.H17]));1;-0.5))" office:value-type="float" office:value="0" calcext:value-type="float">
            <text:p>0</text:p>
          </table:table-cell>
          <table:table-cell table:style-name="ce920" table:number-columns-spanned="1" table:number-rows-spanned="2"/>
          <table:table-cell table:style-name="ce887"/>
          <table:table-cell table:style-name="ce920" table:number-columns-spanned="1" table:number-rows-spanned="2"/>
          <table:table-cell table:style-name="ce887"/>
          <table:table-cell table:style-name="ce1005" table:number-columns-repeated="4"/>
          <table:table-cell table:style-name="ce685" table:formula="of:=IF(ABS([.AF195]-[.$L$210])&lt;10^-9;&quot;Oui&quot;;&quot;&quot;)">
            <text:p/>
          </table:table-cell>
          <table:table-cell table:style-name="ce1204" table:formula="of:=[.AF194]+0.05" office:value-type="float" office:value="-9.7" calcext:value-type="float">
            <text:p>-9,7</text:p>
          </table:table-cell>
          <table:table-cell table:style-name="ce763" table:formula="of:=IF(ABS([.AF195]-[.$L$210])&lt;10^-9;&quot;&quot;;[.AH195])" office:value-type="float" office:value="-1.37007874015748" calcext:value-type="float">
            <text:p>-1,37007874015748</text:p>
          </table:table-cell>
          <table:table-cell table:style-name="ce763" table:formula="of:=([.$A$208]*[.AF195]+[.$B$208])/([.$C$208]*[.AF195]+[.$D$208])" office:value-type="float" office:value="-1.37007874015748" calcext:value-type="float">
            <text:p>-1,37007874015748</text:p>
          </table:table-cell>
          <table:table-cell table:style-name="ce1005" table:number-columns-repeated="2"/>
          <table:table-cell table:number-columns-repeated="57"/>
        </table:table-row>
        <table:table-row table:style-name="ro4">
          <table:table-cell table:style-name="ce999" office:value-type="string" calcext:value-type="string">
            <text:p>x</text:p>
          </table:table-cell>
          <table:table-cell table:style-name="ce535" table:formula="of:=COUNT([.$P$189:.$V$189])" office:value-type="float" office:value="3" calcext:value-type="float">
            <text:p>3</text:p>
          </table:table-cell>
          <table:table-cell table:style-name="ce535" table:number-columns-repeated="2"/>
          <table:table-cell table:style-name="ce1137"/>
          <table:table-cell table:style-name="ce535" table:number-columns-repeated="2"/>
          <table:table-cell table:style-name="ce535" table:formula="of:=SUM([.B196:.G196])" office:value-type="float" office:value="3" calcext:value-type="float">
            <text:p>3</text:p>
          </table:table-cell>
          <table:table-cell table:style-name="ce535" table:formula="of:=SUM([.P193:.V193])" office:value-type="float" office:value="0" calcext:value-type="float">
            <text:p>0</text:p>
          </table:table-cell>
          <table:table-cell table:style-name="ce581" table:number-columns-repeated="4"/>
          <table:covered-table-cell table:style-name="ce1207"/>
          <table:covered-table-cell table:style-name="ce1213"/>
          <table:table-cell table:style-name="ce827" table:formula="of:=IF(ISBLANK([$'Fonction homographique'.B17]);0;IF(AND([.P192]=[$'Fonction homographique'.B17];ISBLANK([$'Fonction homographique'.B16]));1;-0.5))" office:value-type="float" office:value="0" calcext:value-type="float">
            <text:p>0</text:p>
          </table:table-cell>
          <table:covered-table-cell table:style-name="ce959"/>
          <table:table-cell table:style-name="ce1266" table:formula="of:=IF(ISBLANK([$'Fonction homographique'.D17]);0;IF(AND([$'Fonction homographique'.D17]=&quot;-infini&quot;;ISBLANK([$'Fonction homographique'.D16]));1;-0.5))" office:value-type="float" office:value="0" calcext:value-type="float">
            <text:p>0</text:p>
          </table:table-cell>
          <table:covered-table-cell table:style-name="ce959"/>
          <table:table-cell table:style-name="ce1274" table:formula="of:=IF(ISBLANK([$'Fonction homographique'.F17]);0;IF(AND([$'Fonction homographique'.F17]=&quot;-infini&quot;;ISBLANK([$'Fonction homographique'.F16]));1;-0.5))" office:value-type="float" office:value="0" calcext:value-type="float">
            <text:p>0</text:p>
          </table:table-cell>
          <table:covered-table-cell table:style-name="ce959"/>
          <table:table-cell table:style-name="ce1284" table:formula="of:=IF(ISBLANK([$'Fonction homographique'.H17]);0;IF(AND([.V192]=[$'Fonction homographique'.H17];ISBLANK([$'Fonction homographique'.H16]));1;-0.5))" office:value-type="float" office:value="0" calcext:value-type="float">
            <text:p>0</text:p>
          </table:table-cell>
          <table:covered-table-cell table:style-name="ce919"/>
          <table:table-cell table:style-name="ce887"/>
          <table:covered-table-cell table:style-name="ce919"/>
          <table:table-cell table:style-name="ce887"/>
          <table:table-cell table:style-name="ce581" table:number-columns-repeated="4"/>
          <table:table-cell table:style-name="ce685" table:formula="of:=IF(ABS([.AF196]-[.$L$210])&lt;10^-9;&quot;Oui&quot;;&quot;&quot;)">
            <text:p/>
          </table:table-cell>
          <table:table-cell table:style-name="ce1204" table:formula="of:=[.AF195]+0.05" office:value-type="float" office:value="-9.65" calcext:value-type="float">
            <text:p>-9,65</text:p>
          </table:table-cell>
          <table:table-cell table:style-name="ce696" table:formula="of:=IF(ABS([.AF196]-[.$L$210])&lt;10^-9;&quot;&quot;;[.AH196])" office:value-type="float" office:value="-1.36758893280632" calcext:value-type="float">
            <text:p>-1,36758893280632</text:p>
          </table:table-cell>
          <table:table-cell table:style-name="ce696" table:formula="of:=([.$A$208]*[.AF196]+[.$B$208])/([.$C$208]*[.AF196]+[.$D$208])" office:value-type="float" office:value="-1.36758893280632" calcext:value-type="float">
            <text:p>-1,36758893280632</text:p>
          </table:table-cell>
          <table:table-cell table:number-columns-repeated="59"/>
        </table:table-row>
        <table:table-row table:style-name="ro4">
          <table:table-cell table:style-name="ce1007" office:value-type="string" calcext:value-type="string">
            <text:p>Signe de f '(x)</text:p>
          </table:table-cell>
          <table:table-cell table:style-name="ce629" table:formula="of:=COUNT([.$P$190:.$V$190])" office:value-type="float" office:value="0" calcext:value-type="float">
            <text:p>0</text:p>
          </table:table-cell>
          <table:table-cell table:style-name="ce629" table:formula="of:=COUNTIF([.$P$190:.$V$190];&quot;+&quot;)" office:value-type="float" office:value="2" calcext:value-type="float">
            <text:p>2</text:p>
          </table:table-cell>
          <table:table-cell table:style-name="ce629" table:formula="of:=COUNTIF([.$P$190:.$V$190];&quot;-&quot;)" office:value-type="float" office:value="0" calcext:value-type="float">
            <text:p>0</text:p>
          </table:table-cell>
          <table:table-cell table:style-name="ce1137"/>
          <table:table-cell table:style-name="ce629" table:number-columns-repeated="2"/>
          <table:table-cell table:style-name="ce592" table:formula="of:=IF([$'Fonction homographique'.$AA$3];SUM([.B197:.F197]);0)" office:value-type="float" office:value="0" calcext:value-type="float">
            <text:p>0</text:p>
          </table:table-cell>
          <table:table-cell table:style-name="ce535" table:formula="of:=IF([$'Fonction homographique'.$AA$3];SUM([.P194:.V194]);0)" office:value-type="float" office:value="0" calcext:value-type="float">
            <text:p>0</text:p>
          </table:table-cell>
          <table:table-cell table:style-name="ce581" table:number-columns-repeated="4"/>
          <table:table-cell table:style-name="ce795"/>
          <table:table-cell table:style-name="ce581" table:number-columns-repeated="16"/>
          <table:table-cell table:style-name="ce685" table:formula="of:=IF(ABS([.AF197]-[.$L$210])&lt;10^-9;&quot;Oui&quot;;&quot;&quot;)">
            <text:p/>
          </table:table-cell>
          <table:table-cell table:style-name="ce1204" table:formula="of:=[.AF196]+0.05" office:value-type="float" office:value="-9.59999999999999" calcext:value-type="float">
            <text:p>-9,59999999999999</text:p>
          </table:table-cell>
          <table:table-cell table:style-name="ce763" table:formula="of:=IF(ABS([.AF197]-[.$L$210])&lt;10^-9;&quot;&quot;;[.AH197])" office:value-type="float" office:value="-1.36507936507936" calcext:value-type="float">
            <text:p>-1,36507936507936</text:p>
          </table:table-cell>
          <table:table-cell table:style-name="ce763" table:formula="of:=([.$A$208]*[.AF197]+[.$B$208])/([.$C$208]*[.AF197]+[.$D$208])" office:value-type="float" office:value="-1.36507936507936" calcext:value-type="float">
            <text:p>-1,36507936507936</text:p>
          </table:table-cell>
          <table:table-cell table:number-columns-repeated="59"/>
        </table:table-row>
        <table:table-row table:style-name="ro4">
          <table:table-cell table:style-name="ce1007" office:value-type="string" calcext:value-type="string">
            <text:p>Var de <text:span text:style-name="T20">f</text:span></text:p>
          </table:table-cell>
          <table:table-cell table:style-name="ce808" table:formula="of:=COUNTIF([.$P$191:.$V$192];&quot;*&quot;)-4" office:value-type="float" office:value="7" calcext:value-type="float">
            <text:p>7</text:p>
          </table:table-cell>
          <table:table-cell table:style-name="ce629" table:number-columns-repeated="3"/>
          <table:table-cell table:style-name="ce535"/>
          <table:table-cell table:style-name="ce731"/>
          <table:table-cell table:style-name="ce535" table:formula="of:=SUM([.B198:.G198])" office:value-type="float" office:value="7" calcext:value-type="float">
            <text:p>7</text:p>
          </table:table-cell>
          <table:table-cell table:style-name="ce535" table:formula="of:=SUM([.P195:.V196])" office:value-type="float" office:value="0" calcext:value-type="float">
            <text:p>0</text:p>
          </table:table-cell>
          <table:table-cell table:style-name="ce567" office:value-type="string" calcext:value-type="string">
            <text:p>Note</text:p>
          </table:table-cell>
          <table:table-cell table:style-name="ce581" table:number-columns-repeated="3"/>
          <table:table-cell table:style-name="ce795"/>
          <table:table-cell table:style-name="ce581" table:number-columns-repeated="2"/>
          <table:table-cell table:style-name="ce911"/>
          <table:table-cell table:style-name="ce581" table:number-columns-repeated="13"/>
          <table:table-cell table:style-name="ce685" table:formula="of:=IF(ABS([.AF198]-[.$L$210])&lt;10^-9;&quot;Oui&quot;;&quot;&quot;)">
            <text:p/>
          </table:table-cell>
          <table:table-cell table:style-name="ce1204" table:formula="of:=[.AF197]+0.05" office:value-type="float" office:value="-9.54999999999999" calcext:value-type="float">
            <text:p>-9,54999999999999</text:p>
          </table:table-cell>
          <table:table-cell table:style-name="ce696" table:formula="of:=IF(ABS([.AF198]-[.$L$210])&lt;10^-9;&quot;&quot;;[.AH198])" office:value-type="float" office:value="-1.36254980079681" calcext:value-type="float">
            <text:p>-1,36254980079681</text:p>
          </table:table-cell>
          <table:table-cell table:style-name="ce696" table:formula="of:=([.$A$208]*[.AF198]+[.$B$208])/([.$C$208]*[.AF198]+[.$D$208])" office:value-type="float" office:value="-1.36254980079681" calcext:value-type="float">
            <text:p>-1,36254980079681</text:p>
          </table:table-cell>
          <table:table-cell table:number-columns-repeated="59"/>
        </table:table-row>
        <table:table-row table:style-name="ro4">
          <table:table-cell table:style-name="ce581"/>
          <table:table-cell table:style-name="ce815" table:number-columns-repeated="6"/>
          <table:table-cell table:style-name="ce748" table:formula="of:=IF(SUM([.H194:.H198])&lt;0;0;SUM([.H194:.H198]))" office:value-type="float" office:value="19" calcext:value-type="float">
            <text:p>19</text:p>
          </table:table-cell>
          <table:table-cell table:style-name="ce748" table:formula="of:=IF(SUM([.I194:.I198])&lt;0;0;SUM([.I194:.I198]))" office:value-type="float" office:value="0" calcext:value-type="float">
            <text:p>0</text:p>
          </table:table-cell>
          <table:table-cell table:style-name="ce748" table:formula="of:=20*[$Données.$I$199]/[$Données.$H$199]" office:value-type="float" office:value="0" calcext:value-type="float">
            <text:p>0</text:p>
          </table:table-cell>
          <table:table-cell table:style-name="ce581" table:number-columns-repeated="20"/>
          <table:table-cell table:style-name="ce685" table:formula="of:=IF(ABS([.AF199]-[.$L$210])&lt;10^-9;&quot;Oui&quot;;&quot;&quot;)">
            <text:p/>
          </table:table-cell>
          <table:table-cell table:style-name="ce1204" table:formula="of:=[.AF198]+0.05" office:value-type="float" office:value="-9.49999999999999" calcext:value-type="float">
            <text:p>-9,49999999999999</text:p>
          </table:table-cell>
          <table:table-cell table:style-name="ce763" table:formula="of:=IF(ABS([.AF199]-[.$L$210])&lt;10^-9;&quot;&quot;;[.AH199])" office:value-type="float" office:value="-1.36" calcext:value-type="float">
            <text:p>-1,36</text:p>
          </table:table-cell>
          <table:table-cell table:style-name="ce763" table:formula="of:=([.$A$208]*[.AF199]+[.$B$208])/([.$C$208]*[.AF199]+[.$D$208])" office:value-type="float" office:value="-1.36" calcext:value-type="float">
            <text:p>-1,36</text:p>
          </table:table-cell>
          <table:table-cell table:number-columns-repeated="59"/>
        </table:table-row>
        <table:table-row table:style-name="ro4">
          <table:table-cell table:style-name="ce583"/>
          <table:table-cell table:style-name="ce631" table:number-columns-repeated="2"/>
          <table:table-cell table:style-name="ce1005" table:number-columns-repeated="27"/>
          <table:table-cell table:style-name="ce685" table:formula="of:=IF(ABS([.AF200]-[.$L$210])&lt;10^-9;&quot;Oui&quot;;&quot;&quot;)">
            <text:p/>
          </table:table-cell>
          <table:table-cell table:style-name="ce1204" table:formula="of:=[.AF199]+0.05" office:value-type="float" office:value="-9.44999999999999" calcext:value-type="float">
            <text:p>-9,44999999999999</text:p>
          </table:table-cell>
          <table:table-cell table:style-name="ce696" table:formula="of:=IF(ABS([.AF200]-[.$L$210])&lt;10^-9;&quot;&quot;;[.AH200])" office:value-type="float" office:value="-1.3574297188755" calcext:value-type="float">
            <text:p>-1,3574297188755</text:p>
          </table:table-cell>
          <table:table-cell table:style-name="ce696" table:formula="of:=([.$A$208]*[.AF200]+[.$B$208])/([.$C$208]*[.AF200]+[.$D$208])" office:value-type="float" office:value="-1.3574297188755" calcext:value-type="float">
            <text:p>-1,3574297188755</text:p>
          </table:table-cell>
          <table:table-cell table:style-name="ce1005" table:number-columns-repeated="3"/>
          <table:table-cell/>
          <table:table-cell table:style-name="ce1005"/>
          <table:table-cell table:number-columns-repeated="54"/>
        </table:table-row>
        <table:table-row table:style-name="ro4">
          <table:table-cell table:style-name="ce1005" table:number-columns-repeated="4"/>
          <table:table-cell table:style-name="ce1084" table:number-columns-repeated="26"/>
          <table:table-cell table:style-name="ce685" table:formula="of:=IF(ABS([.AF201]-[.$L$210])&lt;10^-9;&quot;Oui&quot;;&quot;&quot;)">
            <text:p/>
          </table:table-cell>
          <table:table-cell table:style-name="ce1204" table:formula="of:=[.AF200]+0.05" office:value-type="float" office:value="-9.39999999999999" calcext:value-type="float">
            <text:p>-9,39999999999999</text:p>
          </table:table-cell>
          <table:table-cell table:style-name="ce763" table:formula="of:=IF(ABS([.AF201]-[.$L$210])&lt;10^-9;&quot;&quot;;[.AH201])" office:value-type="float" office:value="-1.35483870967742" calcext:value-type="float">
            <text:p>-1,35483870967742</text:p>
          </table:table-cell>
          <table:table-cell table:style-name="ce763" table:formula="of:=([.$A$208]*[.AF201]+[.$B$208])/([.$C$208]*[.AF201]+[.$D$208])" office:value-type="float" office:value="-1.35483870967742" calcext:value-type="float">
            <text:p>-1,35483870967742</text:p>
          </table:table-cell>
          <table:table-cell table:style-name="ce1084" table:number-columns-repeated="36"/>
          <table:table-cell table:number-columns-repeated="23"/>
        </table:table-row>
        <table:table-row table:style-name="ro4">
          <table:table-cell table:style-name="ce945"/>
          <table:table-cell table:style-name="ce706" table:number-columns-repeated="2"/>
          <table:table-cell table:style-name="ce768"/>
          <table:table-cell table:style-name="ce1084" table:number-columns-repeated="6"/>
          <table:table-cell table:style-name="ce990" table:number-columns-repeated="20"/>
          <table:table-cell table:style-name="ce685" table:formula="of:=IF(ABS([.AF202]-[.$L$210])&lt;10^-9;&quot;Oui&quot;;&quot;&quot;)">
            <text:p/>
          </table:table-cell>
          <table:table-cell table:style-name="ce1204" table:formula="of:=[.AF201]+0.05" office:value-type="float" office:value="-9.34999999999999" calcext:value-type="float">
            <text:p>-9,34999999999999</text:p>
          </table:table-cell>
          <table:table-cell table:style-name="ce696" table:formula="of:=IF(ABS([.AF202]-[.$L$210])&lt;10^-9;&quot;&quot;;[.AH202])" office:value-type="float" office:value="-1.35222672064777" calcext:value-type="float">
            <text:p>-1,35222672064777</text:p>
          </table:table-cell>
          <table:table-cell table:style-name="ce696" table:formula="of:=([.$A$208]*[.AF202]+[.$B$208])/([.$C$208]*[.AF202]+[.$D$208])" office:value-type="float" office:value="-1.35222672064777" calcext:value-type="float">
            <text:p>-1,35222672064777</text:p>
          </table:table-cell>
          <table:table-cell table:style-name="ce990" table:number-columns-repeated="59"/>
        </table:table-row>
        <table:table-row table:style-name="ro4">
          <table:table-cell table:style-name="ce644"/>
          <table:table-cell table:style-name="ce891"/>
          <table:table-cell table:style-name="ce1038"/>
          <table:table-cell table:style-name="ce768"/>
          <table:table-cell table:style-name="ce990" table:number-columns-repeated="6"/>
          <table:table-cell table:style-name="ce828" table:number-columns-repeated="13"/>
          <table:table-cell table:style-name="ce1084" table:number-columns-repeated="7"/>
          <table:table-cell table:style-name="ce685" table:formula="of:=IF(ABS([.AF203]-[.$L$210])&lt;10^-9;&quot;Oui&quot;;&quot;&quot;)">
            <text:p/>
          </table:table-cell>
          <table:table-cell table:style-name="ce1204" table:formula="of:=[.AF202]+0.05" office:value-type="float" office:value="-9.29999999999999" calcext:value-type="float">
            <text:p>-9,29999999999999</text:p>
          </table:table-cell>
          <table:table-cell table:style-name="ce763" table:formula="of:=IF(ABS([.AF203]-[.$L$210])&lt;10^-9;&quot;&quot;;[.AH203])" office:value-type="float" office:value="-1.34959349593496" calcext:value-type="float">
            <text:p>-1,34959349593496</text:p>
          </table:table-cell>
          <table:table-cell table:style-name="ce763" table:formula="of:=([.$A$208]*[.AF203]+[.$B$208])/([.$C$208]*[.AF203]+[.$D$208])" office:value-type="float" office:value="-1.34959349593496" calcext:value-type="float">
            <text:p>-1,34959349593496</text:p>
          </table:table-cell>
          <table:table-cell table:style-name="ce1084" table:number-columns-repeated="6"/>
          <table:table-cell table:style-name="ce935"/>
          <table:table-cell table:style-name="Default" table:number-columns-repeated="14"/>
          <table:table-cell table:style-name="ce891"/>
          <table:table-cell table:style-name="ce989"/>
          <table:table-cell table:style-name="ce1084" table:number-columns-repeated="13"/>
          <table:table-cell table:number-columns-repeated="23"/>
        </table:table-row>
        <table:table-row table:style-name="ro4">
          <table:table-cell table:style-name="ce1038"/>
          <table:table-cell table:style-name="ce1079" table:number-columns-repeated="2"/>
          <table:table-cell table:style-name="ce768"/>
          <table:table-cell table:style-name="ce990" table:number-columns-repeated="17"/>
          <table:table-cell table:style-name="ce828"/>
          <table:table-cell table:style-name="ce962"/>
          <table:table-cell table:style-name="ce1069" table:number-columns-repeated="7"/>
          <table:table-cell table:style-name="ce685" table:formula="of:=IF(ABS([.AF204]-[.$L$210])&lt;10^-9;&quot;Oui&quot;;&quot;&quot;)">
            <text:p/>
          </table:table-cell>
          <table:table-cell table:style-name="ce1204" table:formula="of:=[.AF203]+0.05" office:value-type="float" office:value="-9.24999999999999" calcext:value-type="float">
            <text:p>-9,24999999999999</text:p>
          </table:table-cell>
          <table:table-cell table:style-name="ce696" table:formula="of:=IF(ABS([.AF204]-[.$L$210])&lt;10^-9;&quot;&quot;;[.AH204])" office:value-type="float" office:value="-1.3469387755102" calcext:value-type="float">
            <text:p>-1,3469387755102</text:p>
          </table:table-cell>
          <table:table-cell table:style-name="ce696" table:formula="of:=([.$A$208]*[.AF204]+[.$B$208])/([.$C$208]*[.AF204]+[.$D$208])" office:value-type="float" office:value="-1.3469387755102" calcext:value-type="float">
            <text:p>-1,3469387755102</text:p>
          </table:table-cell>
          <table:table-cell table:style-name="ce1069" table:number-columns-repeated="6"/>
          <table:table-cell table:style-name="ce1001"/>
          <table:table-cell table:style-name="Default" table:number-columns-repeated="14"/>
          <table:table-cell table:style-name="ce1038"/>
          <table:table-cell table:style-name="ce989"/>
          <table:table-cell table:style-name="ce990" table:number-columns-repeated="17"/>
          <table:table-cell table:number-columns-repeated="19"/>
        </table:table-row>
        <table:table-row table:style-name="ro4">
          <table:table-cell table:style-name="ce1038"/>
          <table:table-cell table:style-name="ce1079" table:number-columns-repeated="2"/>
          <table:table-cell table:style-name="ce768"/>
          <table:table-cell table:style-name="ce1069" table:number-columns-repeated="17"/>
          <table:table-cell table:style-name="ce828"/>
          <table:table-cell table:style-name="ce962"/>
          <table:table-cell table:style-name="ce685" table:number-columns-repeated="7"/>
          <table:table-cell table:style-name="ce685" table:formula="of:=IF(ABS([.AF205]-[.$L$210])&lt;10^-9;&quot;Oui&quot;;&quot;&quot;)">
            <text:p/>
          </table:table-cell>
          <table:table-cell table:style-name="ce1204" table:formula="of:=[.AF204]+0.05" office:value-type="float" office:value="-9.19999999999999" calcext:value-type="float">
            <text:p>-9,19999999999999</text:p>
          </table:table-cell>
          <table:table-cell table:style-name="ce763" table:formula="of:=IF(ABS([.AF205]-[.$L$210])&lt;10^-9;&quot;&quot;;[.AH205])" office:value-type="float" office:value="-1.34426229508197" calcext:value-type="float">
            <text:p>-1,34426229508197</text:p>
          </table:table-cell>
          <table:table-cell table:style-name="ce763" table:formula="of:=([.$A$208]*[.AF205]+[.$B$208])/([.$C$208]*[.AF205]+[.$D$208])" office:value-type="float" office:value="-1.34426229508197" calcext:value-type="float">
            <text:p>-1,34426229508197</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1069" table:number-columns-repeated="17"/>
          <table:table-cell table:number-columns-repeated="19"/>
        </table:table-row>
        <table:table-row table:style-name="ro4">
          <table:table-cell table:style-name="ce1038"/>
          <table:table-cell table:style-name="ce1079" table:number-columns-repeated="2"/>
          <table:table-cell table:style-name="ce768"/>
          <table:table-cell table:style-name="ce1069" table:number-columns-repeated="17"/>
          <table:table-cell table:style-name="ce828"/>
          <table:table-cell table:style-name="ce962"/>
          <table:table-cell table:style-name="ce685" table:number-columns-repeated="7"/>
          <table:table-cell table:style-name="ce685" table:formula="of:=IF(ABS([.AF206]-[.$L$210])&lt;10^-9;&quot;Oui&quot;;&quot;&quot;)">
            <text:p/>
          </table:table-cell>
          <table:table-cell table:style-name="ce1204" table:formula="of:=[.AF205]+0.05" office:value-type="float" office:value="-9.14999999999999" calcext:value-type="float">
            <text:p>-9,14999999999999</text:p>
          </table:table-cell>
          <table:table-cell table:style-name="ce696" table:formula="of:=IF(ABS([.AF206]-[.$L$210])&lt;10^-9;&quot;&quot;;[.AH206])" office:value-type="float" office:value="-1.34156378600823" calcext:value-type="float">
            <text:p>-1,34156378600823</text:p>
          </table:table-cell>
          <table:table-cell table:style-name="ce696" table:formula="of:=([.$A$208]*[.AF206]+[.$B$208])/([.$C$208]*[.AF206]+[.$D$208])" office:value-type="float" office:value="-1.34156378600823" calcext:value-type="float">
            <text:p>-1,34156378600823</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1069" table:number-columns-repeated="17"/>
          <table:table-cell table:number-columns-repeated="19"/>
        </table:table-row>
        <table:table-row table:style-name="ro4">
          <table:table-cell table:style-name="ce966" office:value-type="string" calcext:value-type="string">
            <text:p>a</text:p>
          </table:table-cell>
          <table:table-cell table:style-name="ce968" office:value-type="string" calcext:value-type="string">
            <text:p>b</text:p>
          </table:table-cell>
          <table:table-cell table:style-name="ce968" office:value-type="string" calcext:value-type="string">
            <text:p>c</text:p>
          </table:table-cell>
          <table:table-cell table:style-name="ce968" office:value-type="string" calcext:value-type="string">
            <text:p>d</text:p>
          </table:table-cell>
          <table:table-cell table:style-name="ce969" office:value-type="string" calcext:value-type="string">
            <text:p>f(-10)</text:p>
          </table:table-cell>
          <table:table-cell table:style-name="ce969" office:value-type="string" calcext:value-type="string">
            <text:p>f(10)</text:p>
          </table:table-cell>
          <table:table-cell table:style-name="ce969" office:value-type="string" calcext:value-type="string">
            <text:p>x min</text:p>
          </table:table-cell>
          <table:table-cell table:style-name="ce969" office:value-type="string" calcext:value-type="string">
            <text:p>x max</text:p>
          </table:table-cell>
          <table:table-cell table:style-name="ce1110" office:value-type="string" calcext:value-type="string">
            <text:p>asymptote horizontale x =</text:p>
          </table:table-cell>
          <table:table-cell table:style-name="ce1110"/>
          <table:table-cell table:style-name="ce1110" table:formula="of:=INDEX([$Données.C221:$Données.H270];[$Données.I221];5)" office:value-type="string" office:string-value="-2" calcext:value-type="string">
            <text:p>-2</text:p>
          </table:table-cell>
          <table:table-cell table:style-name="ce1209" table:formula="of:=INDEX([$Données.C221:$Données.H270];[$Données.I221];6)" office:value-type="float" office:value="-2" calcext:value-type="float">
            <text:p>-2/1</text:p>
          </table:table-cell>
          <table:table-cell table:style-name="Default" table:number-columns-repeated="2"/>
          <table:table-cell table:style-name="ce1069" table:number-columns-repeated="7"/>
          <table:table-cell table:style-name="ce828"/>
          <table:table-cell table:style-name="ce962"/>
          <table:table-cell table:style-name="ce685" table:number-columns-repeated="7"/>
          <table:table-cell table:style-name="ce685" table:formula="of:=IF(ABS([.AF207]-[.$L$210])&lt;10^-9;&quot;Oui&quot;;&quot;&quot;)">
            <text:p/>
          </table:table-cell>
          <table:table-cell table:style-name="ce1204" table:formula="of:=[.AF206]+0.05" office:value-type="float" office:value="-9.09999999999999" calcext:value-type="float">
            <text:p>-9,09999999999999</text:p>
          </table:table-cell>
          <table:table-cell table:style-name="ce763" table:formula="of:=IF(ABS([.AF207]-[.$L$210])&lt;10^-9;&quot;&quot;;[.AH207])" office:value-type="float" office:value="-1.33884297520661" calcext:value-type="float">
            <text:p>-1,33884297520661</text:p>
          </table:table-cell>
          <table:table-cell table:style-name="ce763" table:formula="of:=([.$A$208]*[.AF207]+[.$B$208])/([.$C$208]*[.AF207]+[.$D$208])" office:value-type="float" office:value="-1.33884297520661" calcext:value-type="float">
            <text:p>-1,33884297520661</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1069" table:number-columns-repeated="17"/>
          <table:table-cell table:number-columns-repeated="19"/>
        </table:table-row>
        <table:table-row table:style-name="ro4">
          <table:table-cell table:style-name="ce967" table:formula="of:=INDEX([$Données.C221:$Données.H270];[$Données.I221];1)" office:value-type="float" office:value="4" calcext:value-type="float">
            <text:p>4</text:p>
          </table:table-cell>
          <table:table-cell table:style-name="ce967" table:formula="of:=INDEX([$Données.C221:$Données.H270];[$Données.I221];2)" office:value-type="float" office:value="4" calcext:value-type="float">
            <text:p>4</text:p>
          </table:table-cell>
          <table:table-cell table:style-name="ce967" table:formula="of:=INDEX([$Données.C221:$Données.H270];[$Données.I221];3)" office:value-type="float" office:value="-2" calcext:value-type="float">
            <text:p>-2</text:p>
          </table:table-cell>
          <table:table-cell table:style-name="ce967" table:formula="of:=INDEX([$Données.C221:$Données.H270];[$Données.I221];4)" office:value-type="float" office:value="6" calcext:value-type="float">
            <text:p>6</text:p>
          </table:table-cell>
          <table:table-cell table:style-name="ce557" table:formula="of:=([.$A$208]*[.B189]+[.$B$208])/([.$C$208]*[.B189]+[.$D$208])" office:value-type="float" office:value="-1.38461538461538" calcext:value-type="float">
            <text:p>-1,38461538461538</text:p>
          </table:table-cell>
          <table:table-cell table:style-name="ce557" table:formula="of:=([.$A$208]*[.F189]+[.$B$208])/([.$C$208]*[.F189]+[.$D$208])" office:value-type="float" office:value="-3.14285714285714" calcext:value-type="float">
            <text:p>-3,14285714285714</text:p>
          </table:table-cell>
          <table:table-cell table:style-name="ce557" office:value-type="float" office:value="-10" calcext:value-type="float">
            <text:p>-10</text:p>
          </table:table-cell>
          <table:table-cell table:style-name="ce557" office:value-type="float" office:value="10" calcext:value-type="float">
            <text:p>10</text:p>
          </table:table-cell>
          <table:table-cell table:style-name="ce1110" office:value-type="string" calcext:value-type="string">
            <text:p>x<text:span text:style-name="T46">h</text:span></text:p>
          </table:table-cell>
          <table:table-cell table:style-name="ce1110" table:formula="of:=[.G208]" office:value-type="float" office:value="-10" calcext:value-type="float">
            <text:p>-10</text:p>
          </table:table-cell>
          <table:table-cell table:style-name="ce1110" office:value-type="string" calcext:value-type="string">
            <text:p>x<text:span text:style-name="T46">h</text:span></text:p>
          </table:table-cell>
          <table:table-cell table:style-name="ce1162" table:formula="of:=[.L207]" office:value-type="float" office:value="-2" calcext:value-type="float">
            <text:p>-2</text:p>
          </table:table-cell>
          <table:table-cell table:style-name="Default" table:number-columns-repeated="2"/>
          <table:table-cell table:style-name="ce892" table:number-columns-repeated="7"/>
          <table:table-cell table:style-name="ce828"/>
          <table:table-cell table:style-name="ce962"/>
          <table:table-cell table:style-name="ce685" table:number-columns-repeated="2"/>
          <table:table-cell table:style-name="Default" table:number-columns-repeated="5"/>
          <table:table-cell table:style-name="ce685" table:formula="of:=IF(ABS([.AF208]-[.$L$210])&lt;10^-9;&quot;Oui&quot;;&quot;&quot;)">
            <text:p/>
          </table:table-cell>
          <table:table-cell table:style-name="ce1204" table:formula="of:=[.AF207]+0.05" office:value-type="float" office:value="-9.04999999999999" calcext:value-type="float">
            <text:p>-9,04999999999999</text:p>
          </table:table-cell>
          <table:table-cell table:style-name="ce696" table:formula="of:=IF(ABS([.AF208]-[.$L$210])&lt;10^-9;&quot;&quot;;[.AH208])" office:value-type="float" office:value="-1.33609958506224" calcext:value-type="float">
            <text:p>-1,33609958506224</text:p>
          </table:table-cell>
          <table:table-cell table:style-name="ce696" table:formula="of:=([.$A$208]*[.AF208]+[.$B$208])/([.$C$208]*[.AF208]+[.$D$208])" office:value-type="float" office:value="-1.33609958506224" calcext:value-type="float">
            <text:p>-1,33609958506224</text:p>
          </table:table-cell>
          <table:table-cell table:style-name="Default" table:number-columns-repeated="5"/>
          <table:table-cell table:style-name="ce685"/>
          <table:table-cell table:style-name="ce1001"/>
          <table:table-cell table:number-columns-repeated="14"/>
          <table:table-cell table:style-name="ce1038"/>
          <table:table-cell table:style-name="ce989"/>
          <table:table-cell table:style-name="ce892" table:number-columns-repeated="13"/>
          <table:table-cell table:number-columns-repeated="23"/>
        </table:table-row>
        <table:table-row table:style-name="ro4">
          <table:table-cell table:style-name="ce1038"/>
          <table:table-cell table:style-name="ce1079" table:number-columns-repeated="2"/>
          <table:table-cell table:style-name="ce768"/>
          <table:table-cell table:style-name="ce748" office:value-type="string" calcext:value-type="string">
            <text:p>x moy</text:p>
          </table:table-cell>
          <table:table-cell table:style-name="ce592" table:formula="of:=0.5*([.$C$189]+[.$E$189])" office:value-type="float" office:value="1" calcext:value-type="float">
            <text:p>1</text:p>
          </table:table-cell>
          <table:table-cell table:style-name="ce969" office:value-type="string" calcext:value-type="string">
            <text:p>y min</text:p>
          </table:table-cell>
          <table:table-cell table:style-name="ce969" office:value-type="string" calcext:value-type="string">
            <text:p>y max</text:p>
          </table:table-cell>
          <table:table-cell table:style-name="ce1110" office:value-type="string" calcext:value-type="string">
            <text:p>y<text:span text:style-name="T46">h</text:span></text:p>
          </table:table-cell>
          <table:table-cell table:style-name="ce1110" table:formula="of:=[.H208]" office:value-type="float" office:value="10" calcext:value-type="float">
            <text:p>10</text:p>
          </table:table-cell>
          <table:table-cell table:style-name="ce1110" office:value-type="string" calcext:value-type="string">
            <text:p>y<text:span text:style-name="T46">h</text:span></text:p>
          </table:table-cell>
          <table:table-cell table:style-name="ce1162" table:formula="of:=[.L207]" office:value-type="float" office:value="-2" calcext:value-type="float">
            <text:p>-2</text:p>
          </table:table-cell>
          <table:table-cell table:style-name="Default"/>
          <table:table-cell table:style-name="ce1069" table:number-columns-repeated="8"/>
          <table:table-cell table:style-name="ce828"/>
          <table:table-cell table:style-name="ce962"/>
          <table:table-cell table:style-name="ce685" table:number-columns-repeated="2"/>
          <table:table-cell table:style-name="Default" table:number-columns-repeated="5"/>
          <table:table-cell table:style-name="ce685" table:formula="of:=IF(ABS([.AF209]-[.$L$210])&lt;10^-9;&quot;Oui&quot;;&quot;&quot;)">
            <text:p/>
          </table:table-cell>
          <table:table-cell table:style-name="ce1204" table:formula="of:=[.AF208]+0.05" office:value-type="float" office:value="-8.99999999999999" calcext:value-type="float">
            <text:p>-8,99999999999999</text:p>
          </table:table-cell>
          <table:table-cell table:style-name="ce763" table:formula="of:=IF(ABS([.AF209]-[.$L$210])&lt;10^-9;&quot;&quot;;[.AH209])" office:value-type="float" office:value="-1.33333333333333" calcext:value-type="float">
            <text:p>-1,33333333333333</text:p>
          </table:table-cell>
          <table:table-cell table:style-name="ce763" table:formula="of:=([.$A$208]*[.AF209]+[.$B$208])/([.$C$208]*[.AF209]+[.$D$208])" office:value-type="float" office:value="-1.33333333333333" calcext:value-type="float">
            <text:p>-1,33333333333333</text:p>
          </table:table-cell>
          <table:table-cell table:style-name="Default" table:number-columns-repeated="5"/>
          <table:table-cell table:style-name="ce685"/>
          <table:table-cell table:style-name="ce1001"/>
          <table:table-cell table:number-columns-repeated="14"/>
          <table:table-cell table:style-name="ce1038"/>
          <table:table-cell table:style-name="ce989"/>
          <table:table-cell table:style-name="ce1069" table:number-columns-repeated="17"/>
          <table:table-cell table:number-columns-repeated="19"/>
        </table:table-row>
        <table:table-row table:style-name="ro4">
          <table:table-cell table:style-name="ce1038"/>
          <table:table-cell table:style-name="ce1079" table:number-columns-repeated="2"/>
          <table:table-cell table:style-name="ce768"/>
          <table:table-cell table:style-name="ce1018" office:value-type="string" calcext:value-type="string">
            <text:p>f(x moy)</text:p>
          </table:table-cell>
          <table:table-cell table:style-name="ce592" table:formula="of:=([.$A$208]*[.F209]+[.$B$208])/([.$C$208]*[.F209]+[.$D$208])" office:value-type="float" office:value="2" calcext:value-type="float">
            <text:p>2</text:p>
          </table:table-cell>
          <table:table-cell table:style-name="ce557" office:value-type="float" office:value="-10" calcext:value-type="float">
            <text:p>-10</text:p>
          </table:table-cell>
          <table:table-cell table:style-name="ce557" office:value-type="float" office:value="10" calcext:value-type="float">
            <text:p>10</text:p>
          </table:table-cell>
          <table:table-cell table:style-name="ce1189" office:value-type="string" calcext:value-type="string" table:number-columns-spanned="3" table:number-rows-spanned="1">
            <text:p>asymptote verticale y =</text:p>
          </table:table-cell>
          <table:covered-table-cell table:number-columns-repeated="2" table:style-name="ce1189"/>
          <table:table-cell table:style-name="ce1120" table:formula="of:=-[.D208]/[.C208]" office:value-type="float" office:value="3" calcext:value-type="float">
            <text:p>3</text:p>
          </table:table-cell>
          <table:table-cell table:style-name="ce892" table:number-columns-repeated="9"/>
          <table:table-cell table:style-name="ce828"/>
          <table:table-cell table:style-name="ce962"/>
          <table:table-cell table:style-name="ce685" table:number-columns-repeated="7"/>
          <table:table-cell table:style-name="ce685" table:formula="of:=IF(ABS([.AF210]-[.$L$210])&lt;10^-9;&quot;Oui&quot;;&quot;&quot;)">
            <text:p/>
          </table:table-cell>
          <table:table-cell table:style-name="ce1204" table:formula="of:=[.AF209]+0.05" office:value-type="float" office:value="-8.94999999999999" calcext:value-type="float">
            <text:p>-8,94999999999999</text:p>
          </table:table-cell>
          <table:table-cell table:style-name="ce696" table:formula="of:=IF(ABS([.AF210]-[.$L$210])&lt;10^-9;&quot;&quot;;[.AH210])" office:value-type="float" office:value="-1.33054393305439" calcext:value-type="float">
            <text:p>-1,33054393305439</text:p>
          </table:table-cell>
          <table:table-cell table:style-name="ce696" table:formula="of:=([.$A$208]*[.AF210]+[.$B$208])/([.$C$208]*[.AF210]+[.$D$208])" office:value-type="float" office:value="-1.33054393305439" calcext:value-type="float">
            <text:p>-1,33054393305439</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892" table:number-columns-repeated="13"/>
          <table:table-cell table:number-columns-repeated="23"/>
        </table:table-row>
        <table:table-row table:style-name="ro4">
          <table:table-cell table:style-name="ce1038"/>
          <table:table-cell table:style-name="ce1079" table:number-columns-repeated="2"/>
          <table:table-cell table:style-name="ce768"/>
          <table:table-cell table:style-name="ce1105" office:value-type="string" calcext:value-type="string">
            <text:p>Racine x<text:span text:style-name="T46">0</text:span> =</text:p>
          </table:table-cell>
          <table:table-cell table:style-name="ce1106" table:formula="of:=-[.B208]/[.A208]" office:value-type="float" office:value="-1" calcext:value-type="float">
            <text:p>-1</text:p>
          </table:table-cell>
          <table:table-cell table:style-name="ce1069"/>
          <table:table-cell table:style-name="Default"/>
          <table:table-cell table:style-name="ce1111" office:value-type="string" calcext:value-type="string">
            <text:p>x<text:span text:style-name="T46">h</text:span></text:p>
          </table:table-cell>
          <table:table-cell table:style-name="ce1120" table:formula="of:=[.L210]" office:value-type="float" office:value="3" calcext:value-type="float">
            <text:p>3</text:p>
          </table:table-cell>
          <table:table-cell table:style-name="ce1111" office:value-type="string" calcext:value-type="string">
            <text:p>x<text:span text:style-name="T46">h</text:span></text:p>
          </table:table-cell>
          <table:table-cell table:style-name="ce1111" table:formula="of:=[.G210]" office:value-type="float" office:value="-10" calcext:value-type="float">
            <text:p>-10</text:p>
          </table:table-cell>
          <table:table-cell table:style-name="ce1069" table:number-columns-repeated="9"/>
          <table:table-cell table:style-name="ce828"/>
          <table:table-cell table:style-name="ce962"/>
          <table:table-cell table:style-name="ce685" table:number-columns-repeated="7"/>
          <table:table-cell table:style-name="ce685" table:formula="of:=IF(ABS([.AF211]-[.$L$210])&lt;10^-9;&quot;Oui&quot;;&quot;&quot;)">
            <text:p/>
          </table:table-cell>
          <table:table-cell table:style-name="ce1204" table:formula="of:=[.AF210]+0.05" office:value-type="float" office:value="-8.89999999999998" calcext:value-type="float">
            <text:p>-8,89999999999998</text:p>
          </table:table-cell>
          <table:table-cell table:style-name="ce763" table:formula="of:=IF(ABS([.AF211]-[.$L$210])&lt;10^-9;&quot;&quot;;[.AH211])" office:value-type="float" office:value="-1.32773109243697" calcext:value-type="float">
            <text:p>-1,32773109243697</text:p>
          </table:table-cell>
          <table:table-cell table:style-name="ce763" table:formula="of:=([.$A$208]*[.AF211]+[.$B$208])/([.$C$208]*[.AF211]+[.$D$208])" office:value-type="float" office:value="-1.32773109243697" calcext:value-type="float">
            <text:p>-1,32773109243697</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1069" table:number-columns-repeated="17"/>
          <table:table-cell table:number-columns-repeated="19"/>
        </table:table-row>
        <table:table-row table:style-name="ro4">
          <table:table-cell table:style-name="ce971"/>
          <table:table-cell table:style-name="ce1079" table:number-columns-repeated="2"/>
          <table:table-cell table:style-name="ce768"/>
          <table:table-cell table:style-name="ce1069" table:number-columns-repeated="4"/>
          <table:table-cell table:style-name="ce1111" office:value-type="string" calcext:value-type="string">
            <text:p>y<text:span text:style-name="T46">h</text:span></text:p>
          </table:table-cell>
          <table:table-cell table:style-name="ce1120" table:formula="of:=[.L210]" office:value-type="float" office:value="3" calcext:value-type="float">
            <text:p>3</text:p>
          </table:table-cell>
          <table:table-cell table:style-name="ce1111" office:value-type="string" calcext:value-type="string">
            <text:p>y<text:span text:style-name="T46">h</text:span></text:p>
          </table:table-cell>
          <table:table-cell table:style-name="ce1111" table:formula="of:=[.H210]" office:value-type="float" office:value="10" calcext:value-type="float">
            <text:p>10</text:p>
          </table:table-cell>
          <table:table-cell table:style-name="ce1069" table:number-columns-repeated="9"/>
          <table:table-cell table:style-name="ce828"/>
          <table:table-cell table:style-name="ce962"/>
          <table:table-cell table:style-name="ce685" table:number-columns-repeated="7"/>
          <table:table-cell table:style-name="ce685" table:formula="of:=IF(ABS([.AF212]-[.$L$210])&lt;10^-9;&quot;Oui&quot;;&quot;&quot;)">
            <text:p/>
          </table:table-cell>
          <table:table-cell table:style-name="ce1204" table:formula="of:=[.AF211]+0.05" office:value-type="float" office:value="-8.84999999999998" calcext:value-type="float">
            <text:p>-8,84999999999998</text:p>
          </table:table-cell>
          <table:table-cell table:style-name="ce696" table:formula="of:=IF(ABS([.AF212]-[.$L$210])&lt;10^-9;&quot;&quot;;[.AH212])" office:value-type="float" office:value="-1.32489451476793" calcext:value-type="float">
            <text:p>-1,32489451476793</text:p>
          </table:table-cell>
          <table:table-cell table:style-name="ce696" table:formula="of:=([.$A$208]*[.AF212]+[.$B$208])/([.$C$208]*[.AF212]+[.$D$208])" office:value-type="float" office:value="-1.32489451476793" calcext:value-type="float">
            <text:p>-1,32489451476793</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1069" table:number-columns-repeated="17"/>
          <table:table-cell table:number-columns-repeated="19"/>
        </table:table-row>
        <table:table-row table:style-name="ro4">
          <table:table-cell table:style-name="ce971"/>
          <table:table-cell table:style-name="ce1079" table:number-columns-repeated="2"/>
          <table:table-cell table:style-name="ce768"/>
          <table:table-cell table:style-name="ce892" table:number-columns-repeated="4"/>
          <table:table-cell table:style-name="ce1069"/>
          <table:table-cell table:style-name="ce892" table:number-columns-repeated="12"/>
          <table:table-cell table:style-name="ce828"/>
          <table:table-cell table:style-name="ce962"/>
          <table:table-cell table:style-name="ce685" table:number-columns-repeated="7"/>
          <table:table-cell table:style-name="ce685" table:formula="of:=IF(ABS([.AF213]-[.$L$210])&lt;10^-9;&quot;Oui&quot;;&quot;&quot;)">
            <text:p/>
          </table:table-cell>
          <table:table-cell table:style-name="ce1204" table:formula="of:=[.AF212]+0.05" office:value-type="float" office:value="-8.79999999999998" calcext:value-type="float">
            <text:p>-8,79999999999998</text:p>
          </table:table-cell>
          <table:table-cell table:style-name="ce763" table:formula="of:=IF(ABS([.AF213]-[.$L$210])&lt;10^-9;&quot;&quot;;[.AH213])" office:value-type="float" office:value="-1.32203389830508" calcext:value-type="float">
            <text:p>-1,32203389830508</text:p>
          </table:table-cell>
          <table:table-cell table:style-name="ce763" table:formula="of:=([.$A$208]*[.AF213]+[.$B$208])/([.$C$208]*[.AF213]+[.$D$208])" office:value-type="float" office:value="-1.32203389830508" calcext:value-type="float">
            <text:p>-1,32203389830508</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892" table:number-columns-repeated="13"/>
          <table:table-cell table:number-columns-repeated="23"/>
        </table:table-row>
        <table:table-row table:style-name="ro4">
          <table:table-cell table:style-name="ce1038"/>
          <table:table-cell table:style-name="ce1079" table:number-columns-repeated="2"/>
          <table:table-cell table:style-name="ce768"/>
          <table:table-cell table:style-name="ce1069" table:number-columns-repeated="17"/>
          <table:table-cell table:style-name="ce828"/>
          <table:table-cell table:style-name="ce962"/>
          <table:table-cell table:style-name="ce685" table:number-columns-repeated="7"/>
          <table:table-cell table:style-name="ce685" table:formula="of:=IF(ABS([.AF214]-[.$L$210])&lt;10^-9;&quot;Oui&quot;;&quot;&quot;)">
            <text:p/>
          </table:table-cell>
          <table:table-cell table:style-name="ce1204" table:formula="of:=[.AF213]+0.05" office:value-type="float" office:value="-8.74999999999998" calcext:value-type="float">
            <text:p>-8,74999999999998</text:p>
          </table:table-cell>
          <table:table-cell table:style-name="ce696" table:formula="of:=IF(ABS([.AF214]-[.$L$210])&lt;10^-9;&quot;&quot;;[.AH214])" office:value-type="float" office:value="-1.31914893617021" calcext:value-type="float">
            <text:p>-1,31914893617021</text:p>
          </table:table-cell>
          <table:table-cell table:style-name="ce696" table:formula="of:=([.$A$208]*[.AF214]+[.$B$208])/([.$C$208]*[.AF214]+[.$D$208])" office:value-type="float" office:value="-1.31914893617021" calcext:value-type="float">
            <text:p>-1,31914893617021</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1069" table:number-columns-repeated="17"/>
          <table:table-cell table:number-columns-repeated="19"/>
        </table:table-row>
        <table:table-row table:style-name="ro4">
          <table:table-cell table:style-name="ce1038"/>
          <table:table-cell table:style-name="ce1079" table:number-columns-repeated="2"/>
          <table:table-cell table:style-name="ce768"/>
          <table:table-cell table:style-name="ce1069" table:number-columns-repeated="17"/>
          <table:table-cell table:style-name="ce828"/>
          <table:table-cell table:style-name="ce962"/>
          <table:table-cell table:style-name="ce685" table:number-columns-repeated="7"/>
          <table:table-cell table:style-name="ce685" table:formula="of:=IF(ABS([.AF215]-[.$L$210])&lt;10^-9;&quot;Oui&quot;;&quot;&quot;)">
            <text:p/>
          </table:table-cell>
          <table:table-cell table:style-name="ce1204" table:formula="of:=[.AF214]+0.05" office:value-type="float" office:value="-8.69999999999998" calcext:value-type="float">
            <text:p>-8,69999999999998</text:p>
          </table:table-cell>
          <table:table-cell table:style-name="ce763" table:formula="of:=IF(ABS([.AF215]-[.$L$210])&lt;10^-9;&quot;&quot;;[.AH215])" office:value-type="float" office:value="-1.31623931623932" calcext:value-type="float">
            <text:p>-1,31623931623932</text:p>
          </table:table-cell>
          <table:table-cell table:style-name="ce763" table:formula="of:=([.$A$208]*[.AF215]+[.$B$208])/([.$C$208]*[.AF215]+[.$D$208])" office:value-type="float" office:value="-1.31623931623932" calcext:value-type="float">
            <text:p>-1,31623931623932</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1069" table:number-columns-repeated="17"/>
          <table:table-cell table:number-columns-repeated="19"/>
        </table:table-row>
        <table:table-row table:style-name="ro4">
          <table:table-cell table:style-name="ce1038"/>
          <table:table-cell table:style-name="ce1079"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5"/>
          <table:table-cell table:style-name="ce1084" table:number-columns-repeated="2"/>
          <table:table-cell table:style-name="ce685" table:formula="of:=IF(ABS([.AF216]-[.$L$210])&lt;10^-9;&quot;Oui&quot;;&quot;&quot;)">
            <text:p/>
          </table:table-cell>
          <table:table-cell table:style-name="ce1204" table:formula="of:=[.AF215]+0.05" office:value-type="float" office:value="-8.64999999999998" calcext:value-type="float">
            <text:p>-8,64999999999998</text:p>
          </table:table-cell>
          <table:table-cell table:style-name="ce696" table:formula="of:=IF(ABS([.AF216]-[.$L$210])&lt;10^-9;&quot;&quot;;[.AH216])" office:value-type="float" office:value="-1.31330472103004" calcext:value-type="float">
            <text:p>-1,31330472103004</text:p>
          </table:table-cell>
          <table:table-cell table:style-name="ce696" table:formula="of:=([.$A$208]*[.AF216]+[.$B$208])/([.$C$208]*[.AF216]+[.$D$208])" office:value-type="float" office:value="-1.31330472103004" calcext:value-type="float">
            <text:p>-1,31330472103004</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1038"/>
          <table:table-cell table:style-name="ce1079"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7"/>
          <table:table-cell table:style-name="ce685" table:formula="of:=IF(ABS([.AF217]-[.$L$210])&lt;10^-9;&quot;Oui&quot;;&quot;&quot;)">
            <text:p/>
          </table:table-cell>
          <table:table-cell table:style-name="ce1204" table:formula="of:=[.AF216]+0.05" office:value-type="float" office:value="-8.59999999999998" calcext:value-type="float">
            <text:p>-8,59999999999998</text:p>
          </table:table-cell>
          <table:table-cell table:style-name="ce763" table:formula="of:=IF(ABS([.AF217]-[.$L$210])&lt;10^-9;&quot;&quot;;[.AH217])" office:value-type="float" office:value="-1.31034482758621" calcext:value-type="float">
            <text:p>-1,31034482758621</text:p>
          </table:table-cell>
          <table:table-cell table:style-name="ce763" table:formula="of:=([.$A$208]*[.AF217]+[.$B$208])/([.$C$208]*[.AF217]+[.$D$208])" office:value-type="float" office:value="-1.31034482758621" calcext:value-type="float">
            <text:p>-1,31034482758621</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1038"/>
          <table:table-cell table:style-name="ce1079" table:number-columns-repeated="2"/>
          <table:table-cell table:style-name="ce768"/>
          <table:table-cell table:style-name="ce892" table:number-columns-repeated="4"/>
          <table:table-cell table:style-name="ce685" table:number-columns-repeated="4"/>
          <table:table-cell table:style-name="ce892"/>
          <table:table-cell table:style-name="ce685" table:number-columns-repeated="8"/>
          <table:table-cell table:style-name="ce828"/>
          <table:table-cell table:style-name="ce962"/>
          <table:table-cell table:style-name="ce685" table:number-columns-repeated="7"/>
          <table:table-cell table:style-name="ce685" table:formula="of:=IF(ABS([.AF218]-[.$L$210])&lt;10^-9;&quot;Oui&quot;;&quot;&quot;)">
            <text:p/>
          </table:table-cell>
          <table:table-cell table:style-name="ce1204" table:formula="of:=[.AF217]+0.05" office:value-type="float" office:value="-8.54999999999998" calcext:value-type="float">
            <text:p>-8,54999999999998</text:p>
          </table:table-cell>
          <table:table-cell table:style-name="ce696" table:formula="of:=IF(ABS([.AF218]-[.$L$210])&lt;10^-9;&quot;&quot;;[.AH218])" office:value-type="float" office:value="-1.30735930735931" calcext:value-type="float">
            <text:p>-1,30735930735931</text:p>
          </table:table-cell>
          <table:table-cell table:style-name="ce696" table:formula="of:=([.$A$208]*[.AF218]+[.$B$208])/([.$C$208]*[.AF218]+[.$D$208])" office:value-type="float" office:value="-1.30735930735931" calcext:value-type="float">
            <text:p>-1,30735930735931</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1038"/>
          <table:table-cell table:style-name="ce1079" table:number-columns-repeated="2"/>
          <table:table-cell table:style-name="ce768"/>
          <table:table-cell table:style-name="ce892" table:number-columns-repeated="4"/>
          <table:table-cell table:style-name="ce685" table:number-columns-repeated="4"/>
          <table:table-cell table:style-name="ce892"/>
          <table:table-cell table:style-name="ce685" table:number-columns-repeated="8"/>
          <table:table-cell table:style-name="ce828"/>
          <table:table-cell table:style-name="ce962"/>
          <table:table-cell table:style-name="ce685" table:number-columns-repeated="7"/>
          <table:table-cell table:style-name="ce685" table:formula="of:=IF(ABS([.AF219]-[.$L$210])&lt;10^-9;&quot;Oui&quot;;&quot;&quot;)">
            <text:p/>
          </table:table-cell>
          <table:table-cell table:style-name="ce1204" table:formula="of:=[.AF218]+0.05" office:value-type="float" office:value="-8.49999999999998" calcext:value-type="float">
            <text:p>-8,49999999999998</text:p>
          </table:table-cell>
          <table:table-cell table:style-name="ce763" table:formula="of:=IF(ABS([.AF219]-[.$L$210])&lt;10^-9;&quot;&quot;;[.AH219])" office:value-type="float" office:value="-1.30434782608696" calcext:value-type="float">
            <text:p>-1,30434782608696</text:p>
          </table:table-cell>
          <table:table-cell table:style-name="ce763" table:formula="of:=([.$A$208]*[.AF219]+[.$B$208])/([.$C$208]*[.AF219]+[.$D$208])" office:value-type="float" office:value="-1.30434782608696" calcext:value-type="float">
            <text:p>-1,30434782608696</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584" office:value-type="string" calcext:value-type="string">
            <text:p>N°</text:p>
          </table:table-cell>
          <table:table-cell table:style-name="ce584" office:value-type="string" calcext:value-type="string">
            <text:p>Rang aléa</text:p>
          </table:table-cell>
          <table:table-cell table:style-name="ce584" office:value-type="string" calcext:value-type="string">
            <text:p>a</text:p>
          </table:table-cell>
          <table:table-cell table:style-name="ce584" office:value-type="string" calcext:value-type="string">
            <text:p>b</text:p>
          </table:table-cell>
          <table:table-cell table:style-name="ce584" office:value-type="string" calcext:value-type="string">
            <text:p>c</text:p>
          </table:table-cell>
          <table:table-cell table:style-name="ce584" office:value-type="string" calcext:value-type="string">
            <text:p>d</text:p>
          </table:table-cell>
          <table:table-cell table:style-name="ce584" office:value-type="string" calcext:value-type="string" table:number-columns-spanned="2" table:number-rows-spanned="1">
            <text:p><text:s/>Asymptote verticale y =</text:p>
          </table:table-cell>
          <table:covered-table-cell table:style-name="Default"/>
          <table:table-cell table:style-name="ce880" office:value-type="string" calcext:value-type="string">
            <text:p>choix</text:p>
          </table:table-cell>
          <table:table-cell table:style-name="ce685" table:number-columns-repeated="3"/>
          <table:table-cell table:style-name="ce892"/>
          <table:table-cell table:style-name="ce685" table:number-columns-repeated="8"/>
          <table:table-cell table:style-name="ce828"/>
          <table:table-cell table:style-name="ce962"/>
          <table:table-cell table:style-name="ce685" table:number-columns-repeated="7"/>
          <table:table-cell table:style-name="ce685" table:formula="of:=IF(ABS([.AF220]-[.$L$210])&lt;10^-9;&quot;Oui&quot;;&quot;&quot;)">
            <text:p/>
          </table:table-cell>
          <table:table-cell table:style-name="ce1204" table:formula="of:=[.AF219]+0.05" office:value-type="float" office:value="-8.44999999999998" calcext:value-type="float">
            <text:p>-8,44999999999998</text:p>
          </table:table-cell>
          <table:table-cell table:style-name="ce696" table:formula="of:=IF(ABS([.AF220]-[.$L$210])&lt;10^-9;&quot;&quot;;[.AH220])" office:value-type="float" office:value="-1.30131004366812" calcext:value-type="float">
            <text:p>-1,30131004366812</text:p>
          </table:table-cell>
          <table:table-cell table:style-name="ce696" table:formula="of:=([.$A$208]*[.AF220]+[.$B$208])/([.$C$208]*[.AF220]+[.$D$208])" office:value-type="float" office:value="-1.30131004366812" calcext:value-type="float">
            <text:p>-1,30131004366812</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585" office:value-type="float" office:value="1" calcext:value-type="float">
            <text:p>1</text:p>
          </table:table-cell>
          <table:table-cell table:style-name="ce535" office:value-type="float" office:value="0.176700227146038" calcext:value-type="float">
            <text:p>0,176700227146038</text:p>
          </table:table-cell>
          <table:table-cell table:style-name="ce535" office:value-type="float" office:value="-5" calcext:value-type="float">
            <text:p>-5</text:p>
          </table:table-cell>
          <table:table-cell table:style-name="ce535" office:value-type="float" office:value="-20" calcext:value-type="float">
            <text:p>-20</text:p>
          </table:table-cell>
          <table:table-cell table:style-name="ce535" office:value-type="float" office:value="-3" calcext:value-type="float">
            <text:p>-3</text:p>
          </table:table-cell>
          <table:table-cell table:style-name="ce535" office:value-type="float" office:value="-9" calcext:value-type="float">
            <text:p>-9</text:p>
          </table:table-cell>
          <table:table-cell table:style-name="ce1175" table:formula="of:=IF([.E221]=1;[.C221];IF([.E221]=-1;-[.C221];IF([.E221]&gt;0;CONCATENATE([.C221];&quot;/&quot;;[.E221]);CONCATENATE(-[.C221];&quot;/&quot;;-[.E221]))))" office:value-type="string" office:string-value="5/3" calcext:value-type="string">
            <text:p>5/3</text:p>
          </table:table-cell>
          <table:table-cell table:style-name="ce1181" table:formula="of:=[.C221]/[.E221]" office:value-type="float" office:value="1.66666666666667" calcext:value-type="float">
            <text:p>5/3</text:p>
          </table:table-cell>
          <table:table-cell table:style-name="ce535" table:formula="of:=RANK([.B221];[.$B$221:.$B$270];0)" office:value-type="float" office:value="43" calcext:value-type="float">
            <text:p>43</text:p>
          </table:table-cell>
          <table:table-cell table:style-name="ce685" table:number-columns-repeated="3"/>
          <table:table-cell table:style-name="ce892"/>
          <table:table-cell table:style-name="ce685" table:number-columns-repeated="8"/>
          <table:table-cell table:style-name="ce828"/>
          <table:table-cell table:style-name="ce962"/>
          <table:table-cell table:style-name="ce685" table:number-columns-repeated="7"/>
          <table:table-cell table:style-name="ce685" table:formula="of:=IF(ABS([.AF221]-[.$L$210])&lt;10^-9;&quot;Oui&quot;;&quot;&quot;)">
            <text:p/>
          </table:table-cell>
          <table:table-cell table:style-name="ce1204" table:formula="of:=[.AF220]+0.05" office:value-type="float" office:value="-8.39999999999998" calcext:value-type="float">
            <text:p>-8,39999999999998</text:p>
          </table:table-cell>
          <table:table-cell table:style-name="ce763" table:formula="of:=IF(ABS([.AF221]-[.$L$210])&lt;10^-9;&quot;&quot;;[.AH221])" office:value-type="float" office:value="-1.29824561403509" calcext:value-type="float">
            <text:p>-1,29824561403509</text:p>
          </table:table-cell>
          <table:table-cell table:style-name="ce763" table:formula="of:=([.$A$208]*[.AF221]+[.$B$208])/([.$C$208]*[.AF221]+[.$D$208])" office:value-type="float" office:value="-1.29824561403509" calcext:value-type="float">
            <text:p>-1,29824561403509</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586" table:formula="of:=[.A221]+1" office:value-type="float" office:value="2" calcext:value-type="float">
            <text:p>2</text:p>
          </table:table-cell>
          <table:table-cell table:style-name="ce634" office:value-type="float" office:value="0.168539963148459" calcext:value-type="float">
            <text:p>0,168539963148459</text:p>
          </table:table-cell>
          <table:table-cell table:style-name="ce634" office:value-type="float" office:value="-5" calcext:value-type="float">
            <text:p>-5</text:p>
          </table:table-cell>
          <table:table-cell table:style-name="ce634" office:value-type="float" office:value="-20" calcext:value-type="float">
            <text:p>-20</text:p>
          </table:table-cell>
          <table:table-cell table:style-name="ce634" office:value-type="float" office:value="2" calcext:value-type="float">
            <text:p>2</text:p>
          </table:table-cell>
          <table:table-cell table:style-name="ce634" office:value-type="float" office:value="6" calcext:value-type="float">
            <text:p>6</text:p>
          </table:table-cell>
          <table:table-cell table:style-name="ce1176" table:formula="of:=IF([.E222]=1;[.C222];IF([.E222]=-1;-[.C222];IF([.E222]&gt;0;CONCATENATE([.C222];&quot;/&quot;;[.E222]);CONCATENATE(-[.C222];&quot;/&quot;;-[.E222]))))" office:value-type="string" office:string-value="-5/2" calcext:value-type="string">
            <text:p>-5/2</text:p>
          </table:table-cell>
          <table:table-cell table:style-name="ce1182" table:formula="of:=[.C222]/[.E222]" office:value-type="float" office:value="-2.5" calcext:value-type="float">
            <text:p>-5/2</text:p>
          </table:table-cell>
          <table:table-cell table:style-name="ce634" table:formula="of:=RANK([.B222];[.$B$221:.$B$270];0)" office:value-type="float" office:value="44" calcext:value-type="float">
            <text:p>44</text:p>
          </table:table-cell>
          <table:table-cell table:style-name="ce892" table:number-columns-repeated="4"/>
          <table:table-cell table:style-name="ce685" table:number-columns-repeated="8"/>
          <table:table-cell table:style-name="ce828"/>
          <table:table-cell table:style-name="ce962"/>
          <table:table-cell table:style-name="ce685" table:number-columns-repeated="7"/>
          <table:table-cell table:style-name="ce685" table:formula="of:=IF(ABS([.AF222]-[.$L$210])&lt;10^-9;&quot;Oui&quot;;&quot;&quot;)">
            <text:p/>
          </table:table-cell>
          <table:table-cell table:style-name="ce1204" table:formula="of:=[.AF221]+0.05" office:value-type="float" office:value="-8.34999999999998" calcext:value-type="float">
            <text:p>-8,34999999999998</text:p>
          </table:table-cell>
          <table:table-cell table:style-name="ce696" table:formula="of:=IF(ABS([.AF222]-[.$L$210])&lt;10^-9;&quot;&quot;;[.AH222])" office:value-type="float" office:value="-1.29515418502203" calcext:value-type="float">
            <text:p>-1,29515418502203</text:p>
          </table:table-cell>
          <table:table-cell table:style-name="ce696" table:formula="of:=([.$A$208]*[.AF222]+[.$B$208])/([.$C$208]*[.AF222]+[.$D$208])" office:value-type="float" office:value="-1.29515418502203" calcext:value-type="float">
            <text:p>-1,29515418502203</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585" table:formula="of:=[.A222]+1" office:value-type="float" office:value="3" calcext:value-type="float">
            <text:p>3</text:p>
          </table:table-cell>
          <table:table-cell table:style-name="ce535" office:value-type="float" office:value="0.343392046405072" calcext:value-type="float">
            <text:p>0,343392046405072</text:p>
          </table:table-cell>
          <table:table-cell table:style-name="ce535" office:value-type="float" office:value="-5" calcext:value-type="float">
            <text:p>-5</text:p>
          </table:table-cell>
          <table:table-cell table:style-name="ce535" office:value-type="float" office:value="-20" calcext:value-type="float">
            <text:p>-20</text:p>
          </table:table-cell>
          <table:table-cell table:style-name="ce535" office:value-type="float" office:value="-2" calcext:value-type="float">
            <text:p>-2</text:p>
          </table:table-cell>
          <table:table-cell table:style-name="ce535" office:value-type="float" office:value="-6" calcext:value-type="float">
            <text:p>-6</text:p>
          </table:table-cell>
          <table:table-cell table:style-name="ce1175" table:formula="of:=IF([.E223]=1;[.C223];IF([.E223]=-1;-[.C223];IF([.E223]&gt;0;CONCATENATE([.C223];&quot;/&quot;;[.E223]);CONCATENATE(-[.C223];&quot;/&quot;;-[.E223]))))" office:value-type="string" office:string-value="5/2" calcext:value-type="string">
            <text:p>5/2</text:p>
          </table:table-cell>
          <table:table-cell table:style-name="ce1181" table:formula="of:=[.C223]/[.E223]" office:value-type="float" office:value="2.5" calcext:value-type="float">
            <text:p>5/2</text:p>
          </table:table-cell>
          <table:table-cell table:style-name="ce535" table:formula="of:=RANK([.B223];[.$B$221:.$B$270];0)" office:value-type="float" office:value="31" calcext:value-type="float">
            <text:p>31</text:p>
          </table:table-cell>
          <table:table-cell table:style-name="ce892" table:number-columns-repeated="4"/>
          <table:table-cell table:style-name="ce685" table:number-columns-repeated="2"/>
          <table:table-cell table:style-name="ce685" office:value-type="string" calcext:value-type="string">
            <text:p>colonne</text:p>
          </table:table-cell>
          <table:table-cell table:style-name="ce685" office:value-type="string" calcext:value-type="string">
            <text:p>cellule</text:p>
          </table:table-cell>
          <table:table-cell table:style-name="ce685" office:value-type="string" calcext:value-type="string">
            <text:p>contenu</text:p>
          </table:table-cell>
          <table:table-cell table:style-name="ce685" office:value-type="string" calcext:value-type="string">
            <text:p>formule</text:p>
          </table:table-cell>
          <table:table-cell table:style-name="ce685" table:number-columns-repeated="2"/>
          <table:table-cell table:style-name="ce828"/>
          <table:table-cell table:style-name="ce962"/>
          <table:table-cell table:style-name="ce685" table:number-columns-repeated="7"/>
          <table:table-cell table:style-name="ce685" table:formula="of:=IF(ABS([.AF223]-[.$L$210])&lt;10^-9;&quot;Oui&quot;;&quot;&quot;)">
            <text:p/>
          </table:table-cell>
          <table:table-cell table:style-name="ce1204" table:formula="of:=[.AF222]+0.05" office:value-type="float" office:value="-8.29999999999998" calcext:value-type="float">
            <text:p>-8,29999999999998</text:p>
          </table:table-cell>
          <table:table-cell table:style-name="ce763" table:formula="of:=IF(ABS([.AF223]-[.$L$210])&lt;10^-9;&quot;&quot;;[.AH223])" office:value-type="float" office:value="-1.29203539823009" calcext:value-type="float">
            <text:p>-1,29203539823009</text:p>
          </table:table-cell>
          <table:table-cell table:style-name="ce763" table:formula="of:=([.$A$208]*[.AF223]+[.$B$208])/([.$C$208]*[.AF223]+[.$D$208])" office:value-type="float" office:value="-1.29203539823009" calcext:value-type="float">
            <text:p>-1,29203539823009</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586" table:formula="of:=[.A223]+1" office:value-type="float" office:value="4" calcext:value-type="float">
            <text:p>4</text:p>
          </table:table-cell>
          <table:table-cell table:style-name="ce634" office:value-type="float" office:value="0.294293351100565" calcext:value-type="float">
            <text:p>0,294293351100565</text:p>
          </table:table-cell>
          <table:table-cell table:number-columns-repeated="2" table:style-name="ce634" office:value-type="float" office:value="-5" calcext:value-type="float">
            <text:p>-5</text:p>
          </table:table-cell>
          <table:table-cell table:style-name="ce634" office:value-type="float" office:value="-1" calcext:value-type="float">
            <text:p>-1</text:p>
          </table:table-cell>
          <table:table-cell table:style-name="ce634" office:value-type="float" office:value="-3" calcext:value-type="float">
            <text:p>-3</text:p>
          </table:table-cell>
          <table:table-cell table:style-name="ce1176" table:formula="of:=IF([.E224]=1;[.C224];IF([.E224]=-1;-[.C224];IF([.E224]&gt;0;CONCATENATE([.C224];&quot;/&quot;;[.E224]);CONCATENATE(-[.C224];&quot;/&quot;;-[.E224]))))" office:value-type="float" office:value="5" calcext:value-type="float">
            <text:p>5</text:p>
          </table:table-cell>
          <table:table-cell table:style-name="ce1182" table:formula="of:=[.C224]/[.E224]" office:value-type="float" office:value="5" calcext:value-type="float">
            <text:p>5/1</text:p>
          </table:table-cell>
          <table:table-cell table:style-name="ce634" table:formula="of:=RANK([.B224];[.$B$221:.$B$270];0)" office:value-type="float" office:value="34" calcext:value-type="float">
            <text:p>34</text:p>
          </table:table-cell>
          <table:table-cell table:style-name="ce892" table:number-columns-repeated="4"/>
          <table:table-cell table:style-name="ce685"/>
          <table:table-cell table:style-name="Default" table:number-columns-repeated="5"/>
          <table:table-cell table:style-name="ce685" table:number-columns-repeated="2"/>
          <table:table-cell table:style-name="ce828"/>
          <table:table-cell table:style-name="ce962"/>
          <table:table-cell table:style-name="ce685" table:number-columns-repeated="7"/>
          <table:table-cell table:style-name="ce685" table:formula="of:=IF(ABS([.AF224]-[.$L$210])&lt;10^-9;&quot;Oui&quot;;&quot;&quot;)">
            <text:p/>
          </table:table-cell>
          <table:table-cell table:style-name="ce1204" table:formula="of:=[.AF223]+0.05" office:value-type="float" office:value="-8.24999999999998" calcext:value-type="float">
            <text:p>-8,24999999999998</text:p>
          </table:table-cell>
          <table:table-cell table:style-name="ce696" table:formula="of:=IF(ABS([.AF224]-[.$L$210])&lt;10^-9;&quot;&quot;;[.AH224])" office:value-type="float" office:value="-1.28888888888889" calcext:value-type="float">
            <text:p>-1,28888888888889</text:p>
          </table:table-cell>
          <table:table-cell table:style-name="ce696" table:formula="of:=([.$A$208]*[.AF224]+[.$B$208])/([.$C$208]*[.AF224]+[.$D$208])" office:value-type="float" office:value="-1.28888888888889" calcext:value-type="float">
            <text:p>-1,28888888888889</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585" table:formula="of:=[.A224]+1" office:value-type="float" office:value="5" calcext:value-type="float">
            <text:p>5</text:p>
          </table:table-cell>
          <table:table-cell table:style-name="ce535" office:value-type="float" office:value="0.969316137525106" calcext:value-type="float">
            <text:p>0,969316137525106</text:p>
          </table:table-cell>
          <table:table-cell table:number-columns-repeated="2" table:style-name="ce535" office:value-type="float" office:value="-5" calcext:value-type="float">
            <text:p>-5</text:p>
          </table:table-cell>
          <table:table-cell table:style-name="ce535" office:value-type="float" office:value="2" calcext:value-type="float">
            <text:p>2</text:p>
          </table:table-cell>
          <table:table-cell table:style-name="ce535" office:value-type="float" office:value="-4" calcext:value-type="float">
            <text:p>-4</text:p>
          </table:table-cell>
          <table:table-cell table:style-name="ce1175" table:formula="of:=IF([.E225]=1;[.C225];IF([.E225]=-1;-[.C225];IF([.E225]&gt;0;CONCATENATE([.C225];&quot;/&quot;;[.E225]);CONCATENATE(-[.C225];&quot;/&quot;;-[.E225]))))" office:value-type="string" office:string-value="-5/2" calcext:value-type="string">
            <text:p>-5/2</text:p>
          </table:table-cell>
          <table:table-cell table:style-name="ce1181" table:formula="of:=[.C225]/[.E225]" office:value-type="float" office:value="-2.5" calcext:value-type="float">
            <text:p>-5/2</text:p>
          </table:table-cell>
          <table:table-cell table:style-name="ce535" table:formula="of:=RANK([.B225];[.$B$221:.$B$270];0)" office:value-type="float" office:value="2" calcext:value-type="float">
            <text:p>2</text:p>
          </table:table-cell>
          <table:table-cell table:style-name="ce892" table:number-columns-repeated="4"/>
          <table:table-cell table:style-name="ce685"/>
          <table:table-cell table:style-name="Default" table:number-columns-repeated="5"/>
          <table:table-cell table:style-name="ce685" table:number-columns-repeated="2"/>
          <table:table-cell table:style-name="ce828"/>
          <table:table-cell table:style-name="ce962"/>
          <table:table-cell table:style-name="ce685" table:number-columns-repeated="7"/>
          <table:table-cell table:style-name="ce685" table:formula="of:=IF(ABS([.AF225]-[.$L$210])&lt;10^-9;&quot;Oui&quot;;&quot;&quot;)">
            <text:p/>
          </table:table-cell>
          <table:table-cell table:style-name="ce1204" table:formula="of:=[.AF224]+0.05" office:value-type="float" office:value="-8.19999999999997" calcext:value-type="float">
            <text:p>-8,19999999999997</text:p>
          </table:table-cell>
          <table:table-cell table:style-name="ce763" table:formula="of:=IF(ABS([.AF225]-[.$L$210])&lt;10^-9;&quot;&quot;;[.AH225])" office:value-type="float" office:value="-1.28571428571428" calcext:value-type="float">
            <text:p>-1,28571428571428</text:p>
          </table:table-cell>
          <table:table-cell table:style-name="ce763" table:formula="of:=([.$A$208]*[.AF225]+[.$B$208])/([.$C$208]*[.AF225]+[.$D$208])" office:value-type="float" office:value="-1.28571428571428" calcext:value-type="float">
            <text:p>-1,28571428571428</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586" table:formula="of:=[.A225]+1" office:value-type="float" office:value="6" calcext:value-type="float">
            <text:p>6</text:p>
          </table:table-cell>
          <table:table-cell table:style-name="ce634" office:value-type="float" office:value="0.944081459575317" calcext:value-type="float">
            <text:p>0,944081459575317</text:p>
          </table:table-cell>
          <table:table-cell table:style-name="ce634" office:value-type="float" office:value="-4" calcext:value-type="float">
            <text:p>-4</text:p>
          </table:table-cell>
          <table:table-cell table:style-name="ce634" office:value-type="float" office:value="-20" calcext:value-type="float">
            <text:p>-20</text:p>
          </table:table-cell>
          <table:table-cell table:style-name="ce634" office:value-type="float" office:value="3" calcext:value-type="float">
            <text:p>3</text:p>
          </table:table-cell>
          <table:table-cell table:style-name="ce634" office:value-type="float" office:value="6" calcext:value-type="float">
            <text:p>6</text:p>
          </table:table-cell>
          <table:table-cell table:style-name="ce1176" table:formula="of:=IF([.E226]=1;[.C226];IF([.E226]=-1;-[.C226];IF([.E226]&gt;0;CONCATENATE([.C226];&quot;/&quot;;[.E226]);CONCATENATE(-[.C226];&quot;/&quot;;-[.E226]))))" office:value-type="string" office:string-value="-4/3" calcext:value-type="string">
            <text:p>-4/3</text:p>
          </table:table-cell>
          <table:table-cell table:style-name="ce1182" table:formula="of:=[.C226]/[.E226]" office:value-type="float" office:value="-1.33333333333333" calcext:value-type="float">
            <text:p>-4/3</text:p>
          </table:table-cell>
          <table:table-cell table:style-name="ce634" table:formula="of:=RANK([.B226];[.$B$221:.$B$270];0)" office:value-type="float" office:value="3" calcext:value-type="float">
            <text:p>3</text:p>
          </table:table-cell>
          <table:table-cell table:style-name="ce892" table:number-columns-repeated="4"/>
          <table:table-cell table:style-name="ce685" table:number-columns-repeated="2"/>
          <table:table-cell table:style-name="Default" table:number-columns-repeated="4"/>
          <table:table-cell table:style-name="ce685" table:number-columns-repeated="2"/>
          <table:table-cell table:style-name="ce828"/>
          <table:table-cell table:style-name="ce962"/>
          <table:table-cell table:style-name="ce685" table:number-columns-repeated="7"/>
          <table:table-cell table:style-name="ce685" table:formula="of:=IF(ABS([.AF226]-[.$L$210])&lt;10^-9;&quot;Oui&quot;;&quot;&quot;)">
            <text:p/>
          </table:table-cell>
          <table:table-cell table:style-name="ce1204" table:formula="of:=[.AF225]+0.05" office:value-type="float" office:value="-8.14999999999997" calcext:value-type="float">
            <text:p>-8,14999999999997</text:p>
          </table:table-cell>
          <table:table-cell table:style-name="ce696" table:formula="of:=IF(ABS([.AF226]-[.$L$210])&lt;10^-9;&quot;&quot;;[.AH226])" office:value-type="float" office:value="-1.28251121076233" calcext:value-type="float">
            <text:p>-1,28251121076233</text:p>
          </table:table-cell>
          <table:table-cell table:style-name="ce696" table:formula="of:=([.$A$208]*[.AF226]+[.$B$208])/([.$C$208]*[.AF226]+[.$D$208])" office:value-type="float" office:value="-1.28251121076233" calcext:value-type="float">
            <text:p>-1,28251121076233</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585" table:formula="of:=[.A226]+1" office:value-type="float" office:value="7" calcext:value-type="float">
            <text:p>7</text:p>
          </table:table-cell>
          <table:table-cell table:style-name="ce535" office:value-type="float" office:value="0.326116051439278" calcext:value-type="float">
            <text:p>0,326116051439278</text:p>
          </table:table-cell>
          <table:table-cell table:style-name="ce535" office:value-type="float" office:value="-4" calcext:value-type="float">
            <text:p>-4</text:p>
          </table:table-cell>
          <table:table-cell table:style-name="ce535" office:value-type="float" office:value="-20" calcext:value-type="float">
            <text:p>-20</text:p>
          </table:table-cell>
          <table:table-cell table:style-name="ce535" office:value-type="float" office:value="1" calcext:value-type="float">
            <text:p>1</text:p>
          </table:table-cell>
          <table:table-cell table:style-name="ce535" office:value-type="float" office:value="-1" calcext:value-type="float">
            <text:p>-1</text:p>
          </table:table-cell>
          <table:table-cell table:style-name="ce1175" table:formula="of:=IF([.E227]=1;[.C227];IF([.E227]=-1;-[.C227];IF([.E227]&gt;0;CONCATENATE([.C227];&quot;/&quot;;[.E227]);CONCATENATE(-[.C227];&quot;/&quot;;-[.E227]))))" office:value-type="float" office:value="-4" calcext:value-type="float">
            <text:p>-4</text:p>
          </table:table-cell>
          <table:table-cell table:style-name="ce1181" table:formula="of:=[.C227]/[.E227]" office:value-type="float" office:value="-4" calcext:value-type="float">
            <text:p>-4/1</text:p>
          </table:table-cell>
          <table:table-cell table:style-name="ce535" table:formula="of:=RANK([.B227];[.$B$221:.$B$270];0)" office:value-type="float" office:value="32" calcext:value-type="float">
            <text:p>32</text:p>
          </table:table-cell>
          <table:table-cell table:style-name="ce892" table:number-columns-repeated="4"/>
          <table:table-cell table:style-name="ce685" table:number-columns-repeated="2"/>
          <table:table-cell table:style-name="Default" table:number-columns-repeated="4"/>
          <table:table-cell table:style-name="ce685" table:number-columns-repeated="2"/>
          <table:table-cell table:style-name="ce828"/>
          <table:table-cell table:style-name="ce962"/>
          <table:table-cell table:style-name="ce685" table:number-columns-repeated="7"/>
          <table:table-cell table:style-name="ce685" table:formula="of:=IF(ABS([.AF227]-[.$L$210])&lt;10^-9;&quot;Oui&quot;;&quot;&quot;)">
            <text:p/>
          </table:table-cell>
          <table:table-cell table:style-name="ce1204" table:formula="of:=[.AF226]+0.05" office:value-type="float" office:value="-8.09999999999997" calcext:value-type="float">
            <text:p>-8,09999999999997</text:p>
          </table:table-cell>
          <table:table-cell table:style-name="ce763" table:formula="of:=IF(ABS([.AF227]-[.$L$210])&lt;10^-9;&quot;&quot;;[.AH227])" office:value-type="float" office:value="-1.27927927927928" calcext:value-type="float">
            <text:p>-1,27927927927928</text:p>
          </table:table-cell>
          <table:table-cell table:style-name="ce763" table:formula="of:=([.$A$208]*[.AF227]+[.$B$208])/([.$C$208]*[.AF227]+[.$D$208])" office:value-type="float" office:value="-1.27927927927928" calcext:value-type="float">
            <text:p>-1,27927927927928</text:p>
          </table:table-cell>
          <table:table-cell table:style-name="ce925"/>
          <table:table-cell table:style-name="ce685" table:number-columns-repeated="5"/>
          <table:table-cell table:style-name="ce1001"/>
          <table:table-cell table:number-columns-repeated="14"/>
          <table:table-cell table:style-name="ce1038"/>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586" table:formula="of:=[.A227]+1" office:value-type="float" office:value="8" calcext:value-type="float">
            <text:p>8</text:p>
          </table:table-cell>
          <table:table-cell table:style-name="ce634" office:value-type="float" office:value="0.565367040358094" calcext:value-type="float">
            <text:p>0,565367040358094</text:p>
          </table:table-cell>
          <table:table-cell table:style-name="ce634" office:value-type="float" office:value="-4" calcext:value-type="float">
            <text:p>-4</text:p>
          </table:table-cell>
          <table:table-cell table:style-name="ce634" office:value-type="float" office:value="-16" calcext:value-type="float">
            <text:p>-16</text:p>
          </table:table-cell>
          <table:table-cell table:number-columns-repeated="2" table:style-name="ce634" office:value-type="float" office:value="1" calcext:value-type="float">
            <text:p>1</text:p>
          </table:table-cell>
          <table:table-cell table:style-name="ce1176" table:formula="of:=IF([.E228]=1;[.C228];IF([.E228]=-1;-[.C228];IF([.E228]&gt;0;CONCATENATE([.C228];&quot;/&quot;;[.E228]);CONCATENATE(-[.C228];&quot;/&quot;;-[.E228]))))" office:value-type="float" office:value="-4" calcext:value-type="float">
            <text:p>-4</text:p>
          </table:table-cell>
          <table:table-cell table:style-name="ce1182" table:formula="of:=[.C228]/[.E228]" office:value-type="float" office:value="-4" calcext:value-type="float">
            <text:p>-4/1</text:p>
          </table:table-cell>
          <table:table-cell table:style-name="ce634" table:formula="of:=RANK([.B228];[.$B$221:.$B$270];0)" office:value-type="float" office:value="17" calcext:value-type="float">
            <text:p>17</text:p>
          </table:table-cell>
          <table:table-cell table:style-name="ce685" table:number-columns-repeated="19"/>
          <table:table-cell table:style-name="ce682" table:number-columns-repeated="2"/>
          <table:table-cell table:style-name="ce685" table:formula="of:=IF(ABS([.AF228]-[.$L$210])&lt;10^-9;&quot;Oui&quot;;&quot;&quot;)">
            <text:p/>
          </table:table-cell>
          <table:table-cell table:style-name="ce1204" table:formula="of:=[.AF227]+0.05" office:value-type="float" office:value="-8.04999999999997" calcext:value-type="float">
            <text:p>-8,04999999999997</text:p>
          </table:table-cell>
          <table:table-cell table:style-name="ce696" table:formula="of:=IF(ABS([.AF228]-[.$L$210])&lt;10^-9;&quot;&quot;;[.AH228])" office:value-type="float" office:value="-1.27601809954751" calcext:value-type="float">
            <text:p>-1,27601809954751</text:p>
          </table:table-cell>
          <table:table-cell table:style-name="ce696" table:formula="of:=([.$A$208]*[.AF228]+[.$B$208])/([.$C$208]*[.AF228]+[.$D$208])" office:value-type="float" office:value="-1.27601809954751" calcext:value-type="float">
            <text:p>-1,27601809954751</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5" table:formula="of:=[.A228]+1" office:value-type="float" office:value="9" calcext:value-type="float">
            <text:p>9</text:p>
          </table:table-cell>
          <table:table-cell table:style-name="ce535" office:value-type="float" office:value="0.396429543808016" calcext:value-type="float">
            <text:p>0,396429543808016</text:p>
          </table:table-cell>
          <table:table-cell table:style-name="ce535" office:value-type="float" office:value="-4" calcext:value-type="float">
            <text:p>-4</text:p>
          </table:table-cell>
          <table:table-cell table:style-name="ce535" office:value-type="float" office:value="-12" calcext:value-type="float">
            <text:p>-12</text:p>
          </table:table-cell>
          <table:table-cell table:style-name="ce535" office:value-type="float" office:value="-3" calcext:value-type="float">
            <text:p>-3</text:p>
          </table:table-cell>
          <table:table-cell table:style-name="ce535" office:value-type="float" office:value="3" calcext:value-type="float">
            <text:p>3</text:p>
          </table:table-cell>
          <table:table-cell table:style-name="ce1175" table:formula="of:=IF([.E229]=1;[.C229];IF([.E229]=-1;-[.C229];IF([.E229]&gt;0;CONCATENATE([.C229];&quot;/&quot;;[.E229]);CONCATENATE(-[.C229];&quot;/&quot;;-[.E229]))))" office:value-type="string" office:string-value="4/3" calcext:value-type="string">
            <text:p>4/3</text:p>
          </table:table-cell>
          <table:table-cell table:style-name="ce1181" table:formula="of:=[.C229]/[.E229]" office:value-type="float" office:value="1.33333333333333" calcext:value-type="float">
            <text:p>4/3</text:p>
          </table:table-cell>
          <table:table-cell table:style-name="ce535" table:formula="of:=RANK([.B229];[.$B$221:.$B$270];0)" office:value-type="float" office:value="27" calcext:value-type="float">
            <text:p>27</text:p>
          </table:table-cell>
          <table:table-cell table:style-name="ce1001" table:number-columns-repeated="19"/>
          <table:table-cell table:style-name="ce682" table:number-columns-repeated="2"/>
          <table:table-cell table:style-name="ce685" table:formula="of:=IF(ABS([.AF229]-[.$L$210])&lt;10^-9;&quot;Oui&quot;;&quot;&quot;)">
            <text:p/>
          </table:table-cell>
          <table:table-cell table:style-name="ce1204" table:formula="of:=[.AF228]+0.05" office:value-type="float" office:value="-7.99999999999997" calcext:value-type="float">
            <text:p>-7,99999999999997</text:p>
          </table:table-cell>
          <table:table-cell table:style-name="ce763" table:formula="of:=IF(ABS([.AF229]-[.$L$210])&lt;10^-9;&quot;&quot;;[.AH229])" office:value-type="float" office:value="-1.27272727272727" calcext:value-type="float">
            <text:p>-1,27272727272727</text:p>
          </table:table-cell>
          <table:table-cell table:style-name="ce763" table:formula="of:=([.$A$208]*[.AF229]+[.$B$208])/([.$C$208]*[.AF229]+[.$D$208])" office:value-type="float" office:value="-1.27272727272727" calcext:value-type="float">
            <text:p>-1,27272727272727</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6" table:formula="of:=[.A229]+1" office:value-type="float" office:value="10" calcext:value-type="float">
            <text:p>10</text:p>
          </table:table-cell>
          <table:table-cell table:style-name="ce634" office:value-type="float" office:value="0.142627855282671" calcext:value-type="float">
            <text:p>0,142627855282671</text:p>
          </table:table-cell>
          <table:table-cell table:style-name="ce634" office:value-type="float" office:value="-4" calcext:value-type="float">
            <text:p>-4</text:p>
          </table:table-cell>
          <table:table-cell table:style-name="ce634" office:value-type="float" office:value="-12" calcext:value-type="float">
            <text:p>-12</text:p>
          </table:table-cell>
          <table:table-cell table:style-name="ce634" office:value-type="float" office:value="1" calcext:value-type="float">
            <text:p>1</text:p>
          </table:table-cell>
          <table:table-cell table:style-name="ce634" office:value-type="float" office:value="2" calcext:value-type="float">
            <text:p>2</text:p>
          </table:table-cell>
          <table:table-cell table:style-name="ce1176" table:formula="of:=IF([.E230]=1;[.C230];IF([.E230]=-1;-[.C230];IF([.E230]&gt;0;CONCATENATE([.C230];&quot;/&quot;;[.E230]);CONCATENATE(-[.C230];&quot;/&quot;;-[.E230]))))" office:value-type="float" office:value="-4" calcext:value-type="float">
            <text:p>-4</text:p>
          </table:table-cell>
          <table:table-cell table:style-name="ce1182" table:formula="of:=[.C230]/[.E230]" office:value-type="float" office:value="-4" calcext:value-type="float">
            <text:p>-4/1</text:p>
          </table:table-cell>
          <table:table-cell table:style-name="ce634" table:formula="of:=RANK([.B230];[.$B$221:.$B$270];0)" office:value-type="float" office:value="45" calcext:value-type="float">
            <text:p>45</text:p>
          </table:table-cell>
          <table:table-cell table:style-name="ce925" table:number-columns-repeated="19"/>
          <table:table-cell table:style-name="ce682" table:number-columns-repeated="2"/>
          <table:table-cell table:style-name="ce685" table:formula="of:=IF(ABS([.AF230]-[.$L$210])&lt;10^-9;&quot;Oui&quot;;&quot;&quot;)">
            <text:p/>
          </table:table-cell>
          <table:table-cell table:style-name="ce1204" table:formula="of:=[.AF229]+0.05" office:value-type="float" office:value="-7.94999999999997" calcext:value-type="float">
            <text:p>-7,94999999999997</text:p>
          </table:table-cell>
          <table:table-cell table:style-name="ce696" table:formula="of:=IF(ABS([.AF230]-[.$L$210])&lt;10^-9;&quot;&quot;;[.AH230])" office:value-type="float" office:value="-1.26940639269406" calcext:value-type="float">
            <text:p>-1,26940639269406</text:p>
          </table:table-cell>
          <table:table-cell table:style-name="ce696" table:formula="of:=([.$A$208]*[.AF230]+[.$B$208])/([.$C$208]*[.AF230]+[.$D$208])" office:value-type="float" office:value="-1.26940639269406" calcext:value-type="float">
            <text:p>-1,26940639269406</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5" table:formula="of:=[.A230]+1" office:value-type="float" office:value="11" calcext:value-type="float">
            <text:p>11</text:p>
          </table:table-cell>
          <table:table-cell table:style-name="ce535" office:value-type="float" office:value="0.548904140859519" calcext:value-type="float">
            <text:p>0,548904140859519</text:p>
          </table:table-cell>
          <table:table-cell table:style-name="ce535" office:value-type="float" office:value="-4" calcext:value-type="float">
            <text:p>-4</text:p>
          </table:table-cell>
          <table:table-cell table:style-name="ce535" office:value-type="float" office:value="-8" calcext:value-type="float">
            <text:p>-8</text:p>
          </table:table-cell>
          <table:table-cell table:number-columns-repeated="2" table:style-name="ce535" office:value-type="float" office:value="-3" calcext:value-type="float">
            <text:p>-3</text:p>
          </table:table-cell>
          <table:table-cell table:style-name="ce1175" table:formula="of:=IF([.E231]=1;[.C231];IF([.E231]=-1;-[.C231];IF([.E231]&gt;0;CONCATENATE([.C231];&quot;/&quot;;[.E231]);CONCATENATE(-[.C231];&quot;/&quot;;-[.E231]))))" office:value-type="string" office:string-value="4/3" calcext:value-type="string">
            <text:p>4/3</text:p>
          </table:table-cell>
          <table:table-cell table:style-name="ce1181" table:formula="of:=[.C231]/[.E231]" office:value-type="float" office:value="1.33333333333333" calcext:value-type="float">
            <text:p>4/3</text:p>
          </table:table-cell>
          <table:table-cell table:style-name="ce535" table:formula="of:=RANK([.B231];[.$B$221:.$B$270];0)" office:value-type="float" office:value="19" calcext:value-type="float">
            <text:p>19</text:p>
          </table:table-cell>
          <table:table-cell table:style-name="ce962" table:number-columns-repeated="19"/>
          <table:table-cell table:style-name="ce682" table:number-columns-repeated="2"/>
          <table:table-cell table:style-name="ce685" table:formula="of:=IF(ABS([.AF231]-[.$L$210])&lt;10^-9;&quot;Oui&quot;;&quot;&quot;)">
            <text:p/>
          </table:table-cell>
          <table:table-cell table:style-name="ce1204" table:formula="of:=[.AF230]+0.05" office:value-type="float" office:value="-7.89999999999997" calcext:value-type="float">
            <text:p>-7,89999999999997</text:p>
          </table:table-cell>
          <table:table-cell table:style-name="ce763" table:formula="of:=IF(ABS([.AF231]-[.$L$210])&lt;10^-9;&quot;&quot;;[.AH231])" office:value-type="float" office:value="-1.26605504587156" calcext:value-type="float">
            <text:p>-1,26605504587156</text:p>
          </table:table-cell>
          <table:table-cell table:style-name="ce763" table:formula="of:=([.$A$208]*[.AF231]+[.$B$208])/([.$C$208]*[.AF231]+[.$D$208])" office:value-type="float" office:value="-1.26605504587156" calcext:value-type="float">
            <text:p>-1,26605504587156</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6" table:formula="of:=[.A231]+1" office:value-type="float" office:value="12" calcext:value-type="float">
            <text:p>12</text:p>
          </table:table-cell>
          <table:table-cell table:style-name="ce634" office:value-type="float" office:value="0.352419044730191" calcext:value-type="float">
            <text:p>0,352419044730191</text:p>
          </table:table-cell>
          <table:table-cell table:number-columns-repeated="2" table:style-name="ce634" office:value-type="float" office:value="-4" calcext:value-type="float">
            <text:p>-4</text:p>
          </table:table-cell>
          <table:table-cell table:style-name="ce634" office:value-type="float" office:value="-2" calcext:value-type="float">
            <text:p>-2</text:p>
          </table:table-cell>
          <table:table-cell table:style-name="ce634" office:value-type="float" office:value="-4" calcext:value-type="float">
            <text:p>-4</text:p>
          </table:table-cell>
          <table:table-cell table:style-name="ce1176" table:formula="of:=IF([.E232]=1;[.C232];IF([.E232]=-1;-[.C232];IF([.E232]&gt;0;CONCATENATE([.C232];&quot;/&quot;;[.E232]);CONCATENATE(-[.C232];&quot;/&quot;;-[.E232]))))" office:value-type="string" office:string-value="4/2" calcext:value-type="string">
            <text:p>4/2</text:p>
          </table:table-cell>
          <table:table-cell table:style-name="ce1182" table:formula="of:=[.C232]/[.E232]" office:value-type="float" office:value="2" calcext:value-type="float">
            <text:p>2/1</text:p>
          </table:table-cell>
          <table:table-cell table:style-name="ce634" table:formula="of:=RANK([.B232];[.$B$221:.$B$270];0)" office:value-type="float" office:value="30" calcext:value-type="float">
            <text:p>30</text:p>
          </table:table-cell>
          <table:table-cell table:style-name="ce685" table:number-columns-repeated="5"/>
          <table:table-cell table:style-name="ce1142"/>
          <table:table-cell table:style-name="ce685" table:number-columns-repeated="13"/>
          <table:table-cell table:style-name="ce682" table:number-columns-repeated="2"/>
          <table:table-cell table:style-name="ce685" table:formula="of:=IF(ABS([.AF232]-[.$L$210])&lt;10^-9;&quot;Oui&quot;;&quot;&quot;)">
            <text:p/>
          </table:table-cell>
          <table:table-cell table:style-name="ce1204" table:formula="of:=[.AF231]+0.05" office:value-type="float" office:value="-7.84999999999997" calcext:value-type="float">
            <text:p>-7,84999999999997</text:p>
          </table:table-cell>
          <table:table-cell table:style-name="ce696" table:formula="of:=IF(ABS([.AF232]-[.$L$210])&lt;10^-9;&quot;&quot;;[.AH232])" office:value-type="float" office:value="-1.26267281105991" calcext:value-type="float">
            <text:p>-1,26267281105991</text:p>
          </table:table-cell>
          <table:table-cell table:style-name="ce696" table:formula="of:=([.$A$208]*[.AF232]+[.$B$208])/([.$C$208]*[.AF232]+[.$D$208])" office:value-type="float" office:value="-1.26267281105991" calcext:value-type="float">
            <text:p>-1,26267281105991</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5" table:formula="of:=[.A232]+1" office:value-type="float" office:value="13" calcext:value-type="float">
            <text:p>13</text:p>
          </table:table-cell>
          <table:table-cell table:style-name="ce535" office:value-type="float" office:value="0.212966817954873" calcext:value-type="float">
            <text:p>0,212966817954873</text:p>
          </table:table-cell>
          <table:table-cell table:number-columns-repeated="2" table:style-name="ce535" office:value-type="float" office:value="-4" calcext:value-type="float">
            <text:p>-4</text:p>
          </table:table-cell>
          <table:table-cell table:style-name="ce535" office:value-type="float" office:value="-1" calcext:value-type="float">
            <text:p>-1</text:p>
          </table:table-cell>
          <table:table-cell table:style-name="ce535" office:value-type="float" office:value="-3" calcext:value-type="float">
            <text:p>-3</text:p>
          </table:table-cell>
          <table:table-cell table:style-name="ce1175" table:formula="of:=IF([.E233]=1;[.C233];IF([.E233]=-1;-[.C233];IF([.E233]&gt;0;CONCATENATE([.C233];&quot;/&quot;;[.E233]);CONCATENATE(-[.C233];&quot;/&quot;;-[.E233]))))" office:value-type="float" office:value="4" calcext:value-type="float">
            <text:p>4</text:p>
          </table:table-cell>
          <table:table-cell table:style-name="ce1181" table:formula="of:=[.C233]/[.E233]" office:value-type="float" office:value="4" calcext:value-type="float">
            <text:p>4/1</text:p>
          </table:table-cell>
          <table:table-cell table:style-name="ce535" table:formula="of:=RANK([.B233];[.$B$221:.$B$270];0)" office:value-type="float" office:value="39" calcext:value-type="float">
            <text:p>39</text:p>
          </table:table-cell>
          <table:table-cell table:style-name="ce1069" table:number-columns-repeated="19"/>
          <table:table-cell table:style-name="ce682" table:number-columns-repeated="2"/>
          <table:table-cell table:style-name="ce685" table:formula="of:=IF(ABS([.AF233]-[.$L$210])&lt;10^-9;&quot;Oui&quot;;&quot;&quot;)">
            <text:p/>
          </table:table-cell>
          <table:table-cell table:style-name="ce1204" table:formula="of:=[.AF232]+0.05" office:value-type="float" office:value="-7.79999999999997" calcext:value-type="float">
            <text:p>-7,79999999999997</text:p>
          </table:table-cell>
          <table:table-cell table:style-name="ce763" table:formula="of:=IF(ABS([.AF233]-[.$L$210])&lt;10^-9;&quot;&quot;;[.AH233])" office:value-type="float" office:value="-1.25925925925926" calcext:value-type="float">
            <text:p>-1,25925925925926</text:p>
          </table:table-cell>
          <table:table-cell table:style-name="ce763" table:formula="of:=([.$A$208]*[.AF233]+[.$B$208])/([.$C$208]*[.AF233]+[.$D$208])" office:value-type="float" office:value="-1.25925925925926" calcext:value-type="float">
            <text:p>-1,25925925925926</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6" table:formula="of:=[.A233]+1" office:value-type="float" office:value="14" calcext:value-type="float">
            <text:p>14</text:p>
          </table:table-cell>
          <table:table-cell table:style-name="ce634" office:value-type="float" office:value="0.828359631388203" calcext:value-type="float">
            <text:p>0,828359631388203</text:p>
          </table:table-cell>
          <table:table-cell table:number-columns-repeated="2" table:style-name="ce634" office:value-type="float" office:value="-4" calcext:value-type="float">
            <text:p>-4</text:p>
          </table:table-cell>
          <table:table-cell table:style-name="ce634" office:value-type="float" office:value="3" calcext:value-type="float">
            <text:p>3</text:p>
          </table:table-cell>
          <table:table-cell table:style-name="ce634" office:value-type="float" office:value="9" calcext:value-type="float">
            <text:p>9</text:p>
          </table:table-cell>
          <table:table-cell table:style-name="ce1176" table:formula="of:=IF([.E234]=1;[.C234];IF([.E234]=-1;-[.C234];IF([.E234]&gt;0;CONCATENATE([.C234];&quot;/&quot;;[.E234]);CONCATENATE(-[.C234];&quot;/&quot;;-[.E234]))))" office:value-type="string" office:string-value="-4/3" calcext:value-type="string">
            <text:p>-4/3</text:p>
          </table:table-cell>
          <table:table-cell table:style-name="ce1182" table:formula="of:=[.C234]/[.E234]" office:value-type="float" office:value="-1.33333333333333" calcext:value-type="float">
            <text:p>-4/3</text:p>
          </table:table-cell>
          <table:table-cell table:style-name="ce634" table:formula="of:=RANK([.B234];[.$B$221:.$B$270];0)" office:value-type="float" office:value="7" calcext:value-type="float">
            <text:p>7</text:p>
          </table:table-cell>
          <table:table-cell table:style-name="ce1069" table:number-columns-repeated="19"/>
          <table:table-cell table:style-name="ce682" table:number-columns-repeated="2"/>
          <table:table-cell table:style-name="ce685" table:formula="of:=IF(ABS([.AF234]-[.$L$210])&lt;10^-9;&quot;Oui&quot;;&quot;&quot;)">
            <text:p/>
          </table:table-cell>
          <table:table-cell table:style-name="ce1204" table:formula="of:=[.AF233]+0.05" office:value-type="float" office:value="-7.74999999999997" calcext:value-type="float">
            <text:p>-7,74999999999997</text:p>
          </table:table-cell>
          <table:table-cell table:style-name="ce696" table:formula="of:=IF(ABS([.AF234]-[.$L$210])&lt;10^-9;&quot;&quot;;[.AH234])" office:value-type="float" office:value="-1.25581395348837" calcext:value-type="float">
            <text:p>-1,25581395348837</text:p>
          </table:table-cell>
          <table:table-cell table:style-name="ce696" table:formula="of:=([.$A$208]*[.AF234]+[.$B$208])/([.$C$208]*[.AF234]+[.$D$208])" office:value-type="float" office:value="-1.25581395348837" calcext:value-type="float">
            <text:p>-1,25581395348837</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5" table:formula="of:=[.A234]+1" office:value-type="float" office:value="15" calcext:value-type="float">
            <text:p>15</text:p>
          </table:table-cell>
          <table:table-cell table:style-name="ce535" office:value-type="float" office:value="0.88875136952663" calcext:value-type="float">
            <text:p>0,88875136952663</text:p>
          </table:table-cell>
          <table:table-cell table:number-columns-repeated="2" table:style-name="ce535" office:value-type="float" office:value="-4" calcext:value-type="float">
            <text:p>-4</text:p>
          </table:table-cell>
          <table:table-cell table:style-name="ce535" office:value-type="float" office:value="2" calcext:value-type="float">
            <text:p>2</text:p>
          </table:table-cell>
          <table:table-cell table:style-name="ce535" office:value-type="float" office:value="-6" calcext:value-type="float">
            <text:p>-6</text:p>
          </table:table-cell>
          <table:table-cell table:style-name="ce1175" table:formula="of:=IF([.E235]=1;[.C235];IF([.E235]=-1;-[.C235];IF([.E235]&gt;0;CONCATENATE([.C235];&quot;/&quot;;[.E235]);CONCATENATE(-[.C235];&quot;/&quot;;-[.E235]))))" office:value-type="string" office:string-value="-4/2" calcext:value-type="string">
            <text:p>-4/2</text:p>
          </table:table-cell>
          <table:table-cell table:style-name="ce1181" table:formula="of:=[.C235]/[.E235]" office:value-type="float" office:value="-2" calcext:value-type="float">
            <text:p>-2/1</text:p>
          </table:table-cell>
          <table:table-cell table:style-name="ce535" table:formula="of:=RANK([.B235];[.$B$221:.$B$270];0)" office:value-type="float" office:value="4" calcext:value-type="float">
            <text:p>4</text:p>
          </table:table-cell>
          <table:table-cell table:style-name="ce1069" table:number-columns-repeated="19"/>
          <table:table-cell table:style-name="ce682" table:number-columns-repeated="2"/>
          <table:table-cell table:style-name="ce685" table:formula="of:=IF(ABS([.AF235]-[.$L$210])&lt;10^-9;&quot;Oui&quot;;&quot;&quot;)">
            <text:p/>
          </table:table-cell>
          <table:table-cell table:style-name="ce1204" table:formula="of:=[.AF234]+0.05" office:value-type="float" office:value="-7.69999999999997" calcext:value-type="float">
            <text:p>-7,69999999999997</text:p>
          </table:table-cell>
          <table:table-cell table:style-name="ce763" table:formula="of:=IF(ABS([.AF235]-[.$L$210])&lt;10^-9;&quot;&quot;;[.AH235])" office:value-type="float" office:value="-1.25233644859813" calcext:value-type="float">
            <text:p>-1,25233644859813</text:p>
          </table:table-cell>
          <table:table-cell table:style-name="ce763" table:formula="of:=([.$A$208]*[.AF235]+[.$B$208])/([.$C$208]*[.AF235]+[.$D$208])" office:value-type="float" office:value="-1.25233644859813" calcext:value-type="float">
            <text:p>-1,25233644859813</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6" table:formula="of:=[.A235]+1" office:value-type="float" office:value="16" calcext:value-type="float">
            <text:p>16</text:p>
          </table:table-cell>
          <table:table-cell table:style-name="ce634" office:value-type="float" office:value="0.532439136110922" calcext:value-type="float">
            <text:p>0,532439136110922</text:p>
          </table:table-cell>
          <table:table-cell table:style-name="ce634" office:value-type="float" office:value="-3" calcext:value-type="float">
            <text:p>-3</text:p>
          </table:table-cell>
          <table:table-cell table:style-name="ce634" office:value-type="float" office:value="-15" calcext:value-type="float">
            <text:p>-15</text:p>
          </table:table-cell>
          <table:table-cell table:style-name="ce634" office:value-type="float" office:value="-3" calcext:value-type="float">
            <text:p>-3</text:p>
          </table:table-cell>
          <table:table-cell table:style-name="ce634" office:value-type="float" office:value="9" calcext:value-type="float">
            <text:p>9</text:p>
          </table:table-cell>
          <table:table-cell table:style-name="ce1176" office:value-type="string" calcext:value-type="string">
            <text:p>1</text:p>
          </table:table-cell>
          <table:table-cell table:style-name="ce1182" table:formula="of:=[.C236]/[.E236]" office:value-type="float" office:value="1" calcext:value-type="float">
            <text:p>1/1</text:p>
          </table:table-cell>
          <table:table-cell table:style-name="ce634" table:formula="of:=RANK([.B236];[.$B$221:.$B$270];0)" office:value-type="float" office:value="20" calcext:value-type="float">
            <text:p>20</text:p>
          </table:table-cell>
          <table:table-cell table:style-name="ce892" table:number-columns-repeated="19"/>
          <table:table-cell table:style-name="ce682" table:number-columns-repeated="2"/>
          <table:table-cell table:style-name="ce685" table:formula="of:=IF(ABS([.AF236]-[.$L$210])&lt;10^-9;&quot;Oui&quot;;&quot;&quot;)">
            <text:p/>
          </table:table-cell>
          <table:table-cell table:style-name="ce1204" table:formula="of:=[.AF235]+0.05" office:value-type="float" office:value="-7.64999999999997" calcext:value-type="float">
            <text:p>-7,64999999999997</text:p>
          </table:table-cell>
          <table:table-cell table:style-name="ce696" table:formula="of:=IF(ABS([.AF236]-[.$L$210])&lt;10^-9;&quot;&quot;;[.AH236])" office:value-type="float" office:value="-1.24882629107981" calcext:value-type="float">
            <text:p>-1,24882629107981</text:p>
          </table:table-cell>
          <table:table-cell table:style-name="ce696" table:formula="of:=([.$A$208]*[.AF236]+[.$B$208])/([.$C$208]*[.AF236]+[.$D$208])" office:value-type="float" office:value="-1.24882629107981" calcext:value-type="float">
            <text:p>-1,24882629107981</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5" table:formula="of:=[.A236]+1" office:value-type="float" office:value="17" calcext:value-type="float">
            <text:p>17</text:p>
          </table:table-cell>
          <table:table-cell table:style-name="ce535" office:value-type="float" office:value="0.517221086349536" calcext:value-type="float">
            <text:p>0,517221086349536</text:p>
          </table:table-cell>
          <table:table-cell table:style-name="ce535" office:value-type="float" office:value="-3" calcext:value-type="float">
            <text:p>-3</text:p>
          </table:table-cell>
          <table:table-cell table:style-name="ce535" office:value-type="float" office:value="-15" calcext:value-type="float">
            <text:p>-15</text:p>
          </table:table-cell>
          <table:table-cell table:number-columns-repeated="2" table:style-name="ce535" office:value-type="float" office:value="3" calcext:value-type="float">
            <text:p>3</text:p>
          </table:table-cell>
          <table:table-cell table:style-name="ce1175" office:value-type="string" calcext:value-type="string">
            <text:p>-1</text:p>
          </table:table-cell>
          <table:table-cell table:style-name="ce1181" table:formula="of:=[.C237]/[.E237]" office:value-type="float" office:value="-1" calcext:value-type="float">
            <text:p>-1/1</text:p>
          </table:table-cell>
          <table:table-cell table:style-name="ce535" table:formula="of:=RANK([.B237];[.$B$221:.$B$270];0)" office:value-type="float" office:value="21" calcext:value-type="float">
            <text:p>21</text:p>
          </table:table-cell>
          <table:table-cell table:style-name="ce1069" table:number-columns-repeated="19"/>
          <table:table-cell table:style-name="ce682" table:number-columns-repeated="2"/>
          <table:table-cell table:style-name="ce685" table:formula="of:=IF(ABS([.AF237]-[.$L$210])&lt;10^-9;&quot;Oui&quot;;&quot;&quot;)">
            <text:p/>
          </table:table-cell>
          <table:table-cell table:style-name="ce1204" table:formula="of:=[.AF236]+0.05" office:value-type="float" office:value="-7.59999999999997" calcext:value-type="float">
            <text:p>-7,59999999999997</text:p>
          </table:table-cell>
          <table:table-cell table:style-name="ce763" table:formula="of:=IF(ABS([.AF237]-[.$L$210])&lt;10^-9;&quot;&quot;;[.AH237])" office:value-type="float" office:value="-1.24528301886792" calcext:value-type="float">
            <text:p>-1,24528301886792</text:p>
          </table:table-cell>
          <table:table-cell table:style-name="ce763" table:formula="of:=([.$A$208]*[.AF237]+[.$B$208])/([.$C$208]*[.AF237]+[.$D$208])" office:value-type="float" office:value="-1.24528301886792" calcext:value-type="float">
            <text:p>-1,24528301886792</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6" table:formula="of:=[.A237]+1" office:value-type="float" office:value="18" calcext:value-type="float">
            <text:p>18</text:p>
          </table:table-cell>
          <table:table-cell table:style-name="ce634" office:value-type="float" office:value="0.000239598250417538" calcext:value-type="float">
            <text:p>0,000239598250418</text:p>
          </table:table-cell>
          <table:table-cell table:style-name="ce634" office:value-type="float" office:value="-3" calcext:value-type="float">
            <text:p>-3</text:p>
          </table:table-cell>
          <table:table-cell table:style-name="ce634" office:value-type="float" office:value="-6" calcext:value-type="float">
            <text:p>-6</text:p>
          </table:table-cell>
          <table:table-cell table:number-columns-repeated="2" table:style-name="ce634" office:value-type="float" office:value="-3" calcext:value-type="float">
            <text:p>-3</text:p>
          </table:table-cell>
          <table:table-cell table:style-name="ce1176" office:value-type="string" calcext:value-type="string">
            <text:p>1</text:p>
          </table:table-cell>
          <table:table-cell table:style-name="ce1182" table:formula="of:=[.C238]/[.E238]" office:value-type="float" office:value="1" calcext:value-type="float">
            <text:p>1/1</text:p>
          </table:table-cell>
          <table:table-cell table:style-name="ce634" table:formula="of:=RANK([.B238];[.$B$221:.$B$270];0)" office:value-type="float" office:value="50" calcext:value-type="float">
            <text:p>50</text:p>
          </table:table-cell>
          <table:table-cell table:style-name="ce1069" table:number-columns-repeated="19"/>
          <table:table-cell table:style-name="ce682" table:number-columns-repeated="2"/>
          <table:table-cell table:style-name="ce685" table:formula="of:=IF(ABS([.AF238]-[.$L$210])&lt;10^-9;&quot;Oui&quot;;&quot;&quot;)">
            <text:p/>
          </table:table-cell>
          <table:table-cell table:style-name="ce1204" table:formula="of:=[.AF237]+0.05" office:value-type="float" office:value="-7.54999999999997" calcext:value-type="float">
            <text:p>-7,54999999999997</text:p>
          </table:table-cell>
          <table:table-cell table:style-name="ce696" table:formula="of:=IF(ABS([.AF238]-[.$L$210])&lt;10^-9;&quot;&quot;;[.AH238])" office:value-type="float" office:value="-1.24170616113744" calcext:value-type="float">
            <text:p>-1,24170616113744</text:p>
          </table:table-cell>
          <table:table-cell table:style-name="ce696" table:formula="of:=([.$A$208]*[.AF238]+[.$B$208])/([.$C$208]*[.AF238]+[.$D$208])" office:value-type="float" office:value="-1.24170616113744" calcext:value-type="float">
            <text:p>-1,24170616113744</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5" table:formula="of:=[.A238]+1" office:value-type="float" office:value="19" calcext:value-type="float">
            <text:p>19</text:p>
          </table:table-cell>
          <table:table-cell table:style-name="ce535" office:value-type="float" office:value="0.0976097154690646" calcext:value-type="float">
            <text:p>0,097609715469065</text:p>
          </table:table-cell>
          <table:table-cell table:style-name="ce535" office:value-type="float" office:value="-3" calcext:value-type="float">
            <text:p>-3</text:p>
          </table:table-cell>
          <table:table-cell table:style-name="ce535" office:value-type="float" office:value="-6" calcext:value-type="float">
            <text:p>-6</text:p>
          </table:table-cell>
          <table:table-cell table:number-columns-repeated="2" table:style-name="ce535" office:value-type="float" office:value="-1" calcext:value-type="float">
            <text:p>-1</text:p>
          </table:table-cell>
          <table:table-cell table:style-name="ce1175" table:formula="of:=IF([.E239]=1;[.C239];IF([.E239]=-1;-[.C239];IF([.E239]&gt;0;CONCATENATE([.C239];&quot;/&quot;;[.E239]);CONCATENATE(-[.C239];&quot;/&quot;;-[.E239]))))" office:value-type="float" office:value="3" calcext:value-type="float">
            <text:p>3</text:p>
          </table:table-cell>
          <table:table-cell table:style-name="ce1181" table:formula="of:=[.C239]/[.E239]" office:value-type="float" office:value="3" calcext:value-type="float">
            <text:p>3/1</text:p>
          </table:table-cell>
          <table:table-cell table:style-name="ce535" table:formula="of:=RANK([.B239];[.$B$221:.$B$270];0)" office:value-type="float" office:value="47" calcext:value-type="float">
            <text:p>47</text:p>
          </table:table-cell>
          <table:table-cell table:style-name="ce892" table:number-columns-repeated="19"/>
          <table:table-cell table:style-name="ce682" table:number-columns-repeated="2"/>
          <table:table-cell table:style-name="ce685" table:formula="of:=IF(ABS([.AF239]-[.$L$210])&lt;10^-9;&quot;Oui&quot;;&quot;&quot;)">
            <text:p/>
          </table:table-cell>
          <table:table-cell table:style-name="ce1204" table:formula="of:=[.AF238]+0.05" office:value-type="float" office:value="-7.49999999999997" calcext:value-type="float">
            <text:p>-7,49999999999997</text:p>
          </table:table-cell>
          <table:table-cell table:style-name="ce763" table:formula="of:=IF(ABS([.AF239]-[.$L$210])&lt;10^-9;&quot;&quot;;[.AH239])" office:value-type="float" office:value="-1.23809523809524" calcext:value-type="float">
            <text:p>-1,23809523809524</text:p>
          </table:table-cell>
          <table:table-cell table:style-name="ce763" table:formula="of:=([.$A$208]*[.AF239]+[.$B$208])/([.$C$208]*[.AF239]+[.$D$208])" office:value-type="float" office:value="-1.23809523809524" calcext:value-type="float">
            <text:p>-1,23809523809524</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6" table:formula="of:=[.A239]+1" office:value-type="float" office:value="20" calcext:value-type="float">
            <text:p>20</text:p>
          </table:table-cell>
          <table:table-cell table:style-name="ce634" office:value-type="float" office:value="0.457665875100077" calcext:value-type="float">
            <text:p>0,457665875100077</text:p>
          </table:table-cell>
          <table:table-cell table:style-name="ce634" office:value-type="float" office:value="-2" calcext:value-type="float">
            <text:p>-2</text:p>
          </table:table-cell>
          <table:table-cell table:style-name="ce634" office:value-type="float" office:value="-10" calcext:value-type="float">
            <text:p>-10</text:p>
          </table:table-cell>
          <table:table-cell table:number-columns-repeated="2" table:style-name="ce634" office:value-type="float" office:value="-3" calcext:value-type="float">
            <text:p>-3</text:p>
          </table:table-cell>
          <table:table-cell table:style-name="ce1176" table:formula="of:=IF([.E240]=1;[.C240];IF([.E240]=-1;-[.C240];IF([.E240]&gt;0;CONCATENATE([.C240];&quot;/&quot;;[.E240]);CONCATENATE(-[.C240];&quot;/&quot;;-[.E240]))))" office:value-type="string" office:string-value="2/3" calcext:value-type="string">
            <text:p>2/3</text:p>
          </table:table-cell>
          <table:table-cell table:style-name="ce1182" table:formula="of:=[.C240]/[.E240]" office:value-type="float" office:value="0.666666666666667" calcext:value-type="float">
            <text:p>2/3</text:p>
          </table:table-cell>
          <table:table-cell table:style-name="ce634" table:formula="of:=RANK([.B240];[.$B$221:.$B$270];0)" office:value-type="float" office:value="22" calcext:value-type="float">
            <text:p>22</text:p>
          </table:table-cell>
          <table:table-cell table:style-name="ce892" table:number-columns-repeated="2"/>
          <table:table-cell table:style-name="ce685" table:number-columns-repeated="17"/>
          <table:table-cell table:style-name="ce682" table:number-columns-repeated="2"/>
          <table:table-cell table:style-name="ce685" table:formula="of:=IF(ABS([.AF240]-[.$L$210])&lt;10^-9;&quot;Oui&quot;;&quot;&quot;)">
            <text:p/>
          </table:table-cell>
          <table:table-cell table:style-name="ce1204" table:formula="of:=[.AF239]+0.05" office:value-type="float" office:value="-7.44999999999997" calcext:value-type="float">
            <text:p>-7,44999999999997</text:p>
          </table:table-cell>
          <table:table-cell table:style-name="ce696" table:formula="of:=IF(ABS([.AF240]-[.$L$210])&lt;10^-9;&quot;&quot;;[.AH240])" office:value-type="float" office:value="-1.23444976076555" calcext:value-type="float">
            <text:p>-1,23444976076555</text:p>
          </table:table-cell>
          <table:table-cell table:style-name="ce696" table:formula="of:=([.$A$208]*[.AF240]+[.$B$208])/([.$C$208]*[.AF240]+[.$D$208])" office:value-type="float" office:value="-1.23444976076555" calcext:value-type="float">
            <text:p>-1,23444976076555</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5" table:formula="of:=[.A240]+1" office:value-type="float" office:value="21" calcext:value-type="float">
            <text:p>21</text:p>
          </table:table-cell>
          <table:table-cell table:style-name="ce535" office:value-type="float" office:value="0.246302556564657" calcext:value-type="float">
            <text:p>0,246302556564657</text:p>
          </table:table-cell>
          <table:table-cell table:style-name="ce535" office:value-type="float" office:value="-2" calcext:value-type="float">
            <text:p>-2</text:p>
          </table:table-cell>
          <table:table-cell table:style-name="ce535" office:value-type="float" office:value="-8" calcext:value-type="float">
            <text:p>-8</text:p>
          </table:table-cell>
          <table:table-cell table:number-columns-repeated="2" table:style-name="ce535" office:value-type="float" office:value="-1" calcext:value-type="float">
            <text:p>-1</text:p>
          </table:table-cell>
          <table:table-cell table:style-name="ce1175" table:formula="of:=IF([.E241]=1;[.C241];IF([.E241]=-1;-[.C241];IF([.E241]&gt;0;CONCATENATE([.C241];&quot;/&quot;;[.E241]);CONCATENATE(-[.C241];&quot;/&quot;;-[.E241]))))" office:value-type="float" office:value="2" calcext:value-type="float">
            <text:p>2</text:p>
          </table:table-cell>
          <table:table-cell table:style-name="ce1181" table:formula="of:=[.C241]/[.E241]" office:value-type="float" office:value="2" calcext:value-type="float">
            <text:p>2/1</text:p>
          </table:table-cell>
          <table:table-cell table:style-name="ce535" table:formula="of:=RANK([.B241];[.$B$221:.$B$270];0)" office:value-type="float" office:value="38" calcext:value-type="float">
            <text:p>38</text:p>
          </table:table-cell>
          <table:table-cell table:style-name="ce892" table:number-columns-repeated="2"/>
          <table:table-cell table:style-name="ce685" table:number-columns-repeated="17"/>
          <table:table-cell table:style-name="ce682" table:number-columns-repeated="2"/>
          <table:table-cell table:style-name="ce685" table:formula="of:=IF(ABS([.AF241]-[.$L$210])&lt;10^-9;&quot;Oui&quot;;&quot;&quot;)">
            <text:p/>
          </table:table-cell>
          <table:table-cell table:style-name="ce1204" table:formula="of:=[.AF240]+0.05" office:value-type="float" office:value="-7.39999999999997" calcext:value-type="float">
            <text:p>-7,39999999999997</text:p>
          </table:table-cell>
          <table:table-cell table:style-name="ce763" table:formula="of:=IF(ABS([.AF241]-[.$L$210])&lt;10^-9;&quot;&quot;;[.AH241])" office:value-type="float" office:value="-1.23076923076923" calcext:value-type="float">
            <text:p>-1,23076923076923</text:p>
          </table:table-cell>
          <table:table-cell table:style-name="ce763" table:formula="of:=([.$A$208]*[.AF241]+[.$B$208])/([.$C$208]*[.AF241]+[.$D$208])" office:value-type="float" office:value="-1.23076923076923" calcext:value-type="float">
            <text:p>-1,23076923076923</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6" table:formula="of:=[.A241]+1" office:value-type="float" office:value="22" calcext:value-type="float">
            <text:p>22</text:p>
          </table:table-cell>
          <table:table-cell table:style-name="ce634" office:value-type="float" office:value="0.430344467124232" calcext:value-type="float">
            <text:p>0,430344467124232</text:p>
          </table:table-cell>
          <table:table-cell table:style-name="ce634" office:value-type="float" office:value="-2" calcext:value-type="float">
            <text:p>-2</text:p>
          </table:table-cell>
          <table:table-cell table:style-name="ce634" office:value-type="float" office:value="-8" calcext:value-type="float">
            <text:p>-8</text:p>
          </table:table-cell>
          <table:table-cell table:style-name="ce634" office:value-type="float" office:value="-3" calcext:value-type="float">
            <text:p>-3</text:p>
          </table:table-cell>
          <table:table-cell table:style-name="ce634" office:value-type="float" office:value="-6" calcext:value-type="float">
            <text:p>-6</text:p>
          </table:table-cell>
          <table:table-cell table:style-name="ce1176" table:formula="of:=IF([.E242]=1;[.C242];IF([.E242]=-1;-[.C242];IF([.E242]&gt;0;CONCATENATE([.C242];&quot;/&quot;;[.E242]);CONCATENATE(-[.C242];&quot;/&quot;;-[.E242]))))" office:value-type="string" office:string-value="2/3" calcext:value-type="string">
            <text:p>2/3</text:p>
          </table:table-cell>
          <table:table-cell table:style-name="ce1182" table:formula="of:=[.C242]/[.E242]" office:value-type="float" office:value="0.666666666666667" calcext:value-type="float">
            <text:p>2/3</text:p>
          </table:table-cell>
          <table:table-cell table:style-name="ce634" table:formula="of:=RANK([.B242];[.$B$221:.$B$270];0)" office:value-type="float" office:value="25" calcext:value-type="float">
            <text:p>25</text:p>
          </table:table-cell>
          <table:table-cell table:style-name="ce892" table:number-columns-repeated="2"/>
          <table:table-cell table:style-name="ce685" table:number-columns-repeated="17"/>
          <table:table-cell table:style-name="ce682" table:number-columns-repeated="2"/>
          <table:table-cell table:style-name="ce685" table:formula="of:=IF(ABS([.AF242]-[.$L$210])&lt;10^-9;&quot;Oui&quot;;&quot;&quot;)">
            <text:p/>
          </table:table-cell>
          <table:table-cell table:style-name="ce1204" table:formula="of:=[.AF241]+0.05" office:value-type="float" office:value="-7.34999999999998" calcext:value-type="float">
            <text:p>-7,34999999999998</text:p>
          </table:table-cell>
          <table:table-cell table:style-name="ce696" table:formula="of:=IF(ABS([.AF242]-[.$L$210])&lt;10^-9;&quot;&quot;;[.AH242])" office:value-type="float" office:value="-1.22705314009662" calcext:value-type="float">
            <text:p>-1,22705314009662</text:p>
          </table:table-cell>
          <table:table-cell table:style-name="ce696" table:formula="of:=([.$A$208]*[.AF242]+[.$B$208])/([.$C$208]*[.AF242]+[.$D$208])" office:value-type="float" office:value="-1.22705314009662" calcext:value-type="float">
            <text:p>-1,22705314009662</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5" table:formula="of:=[.A242]+1" office:value-type="float" office:value="23" calcext:value-type="float">
            <text:p>23</text:p>
          </table:table-cell>
          <table:table-cell table:style-name="ce535" office:value-type="float" office:value="0.611498957659824" calcext:value-type="float">
            <text:p>0,611498957659824</text:p>
          </table:table-cell>
          <table:table-cell table:style-name="ce535" office:value-type="float" office:value="-2" calcext:value-type="float">
            <text:p>-2</text:p>
          </table:table-cell>
          <table:table-cell table:style-name="ce535" office:value-type="float" office:value="-8" calcext:value-type="float">
            <text:p>-8</text:p>
          </table:table-cell>
          <table:table-cell table:style-name="ce535" office:value-type="float" office:value="2" calcext:value-type="float">
            <text:p>2</text:p>
          </table:table-cell>
          <table:table-cell table:style-name="ce535" office:value-type="float" office:value="4" calcext:value-type="float">
            <text:p>4</text:p>
          </table:table-cell>
          <table:table-cell table:style-name="ce1175" office:value-type="string" calcext:value-type="string">
            <text:p>-1</text:p>
          </table:table-cell>
          <table:table-cell table:style-name="ce1181" table:formula="of:=[.C243]/[.E243]" office:value-type="float" office:value="-1" calcext:value-type="float">
            <text:p>-1/1</text:p>
          </table:table-cell>
          <table:table-cell table:style-name="ce535" table:formula="of:=RANK([.B243];[.$B$221:.$B$270];0)" office:value-type="float" office:value="16" calcext:value-type="float">
            <text:p>16</text:p>
          </table:table-cell>
          <table:table-cell table:style-name="ce892" table:number-columns-repeated="2"/>
          <table:table-cell table:style-name="ce685" table:number-columns-repeated="17"/>
          <table:table-cell table:style-name="ce682" table:number-columns-repeated="2"/>
          <table:table-cell table:style-name="ce685" table:formula="of:=IF(ABS([.AF243]-[.$L$210])&lt;10^-9;&quot;Oui&quot;;&quot;&quot;)">
            <text:p/>
          </table:table-cell>
          <table:table-cell table:style-name="ce1204" table:formula="of:=[.AF242]+0.05" office:value-type="float" office:value="-7.29999999999998" calcext:value-type="float">
            <text:p>-7,29999999999998</text:p>
          </table:table-cell>
          <table:table-cell table:style-name="ce763" table:formula="of:=IF(ABS([.AF243]-[.$L$210])&lt;10^-9;&quot;&quot;;[.AH243])" office:value-type="float" office:value="-1.22330097087378" calcext:value-type="float">
            <text:p>-1,22330097087378</text:p>
          </table:table-cell>
          <table:table-cell table:style-name="ce763" table:formula="of:=([.$A$208]*[.AF243]+[.$B$208])/([.$C$208]*[.AF243]+[.$D$208])" office:value-type="float" office:value="-1.22330097087378" calcext:value-type="float">
            <text:p>-1,22330097087378</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6" table:formula="of:=[.A243]+1" office:value-type="float" office:value="24" calcext:value-type="float">
            <text:p>24</text:p>
          </table:table-cell>
          <table:table-cell table:style-name="ce634" office:value-type="float" office:value="0.289723238734369" calcext:value-type="float">
            <text:p>0,289723238734369</text:p>
          </table:table-cell>
          <table:table-cell table:style-name="ce634" office:value-type="float" office:value="-2" calcext:value-type="float">
            <text:p>-2</text:p>
          </table:table-cell>
          <table:table-cell table:style-name="ce634" office:value-type="float" office:value="-6" calcext:value-type="float">
            <text:p>-6</text:p>
          </table:table-cell>
          <table:table-cell table:number-columns-repeated="2" table:style-name="ce634" office:value-type="float" office:value="3" calcext:value-type="float">
            <text:p>3</text:p>
          </table:table-cell>
          <table:table-cell table:style-name="ce1176" table:formula="of:=IF([.E244]=1;[.C244];IF([.E244]=-1;-[.C244];IF([.E244]&gt;0;CONCATENATE([.C244];&quot;/&quot;;[.E244]);CONCATENATE(-[.C244];&quot;/&quot;;-[.E244]))))" office:value-type="string" office:string-value="-2/3" calcext:value-type="string">
            <text:p>-2/3</text:p>
          </table:table-cell>
          <table:table-cell table:style-name="ce1182" table:formula="of:=[.C244]/[.E244]" office:value-type="float" office:value="-0.666666666666667" calcext:value-type="float">
            <text:p>-2/3</text:p>
          </table:table-cell>
          <table:table-cell table:style-name="ce634" table:formula="of:=RANK([.B244];[.$B$221:.$B$270];0)" office:value-type="float" office:value="35" calcext:value-type="float">
            <text:p>35</text:p>
          </table:table-cell>
          <table:table-cell table:style-name="ce892" table:number-columns-repeated="2"/>
          <table:table-cell table:style-name="ce685" table:number-columns-repeated="17"/>
          <table:table-cell table:style-name="ce682" table:number-columns-repeated="2"/>
          <table:table-cell table:style-name="ce685" table:formula="of:=IF(ABS([.AF244]-[.$L$210])&lt;10^-9;&quot;Oui&quot;;&quot;&quot;)">
            <text:p/>
          </table:table-cell>
          <table:table-cell table:style-name="ce1204" table:formula="of:=[.AF243]+0.05" office:value-type="float" office:value="-7.24999999999998" calcext:value-type="float">
            <text:p>-7,24999999999998</text:p>
          </table:table-cell>
          <table:table-cell table:style-name="ce696" table:formula="of:=IF(ABS([.AF244]-[.$L$210])&lt;10^-9;&quot;&quot;;[.AH244])" office:value-type="float" office:value="-1.21951219512195" calcext:value-type="float">
            <text:p>-1,21951219512195</text:p>
          </table:table-cell>
          <table:table-cell table:style-name="ce696" table:formula="of:=([.$A$208]*[.AF244]+[.$B$208])/([.$C$208]*[.AF244]+[.$D$208])" office:value-type="float" office:value="-1.21951219512195" calcext:value-type="float">
            <text:p>-1,21951219512195</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5" table:formula="of:=[.A244]+1" office:value-type="float" office:value="25" calcext:value-type="float">
            <text:p>25</text:p>
          </table:table-cell>
          <table:table-cell table:style-name="ce535" office:value-type="float" office:value="0.832977162568096" calcext:value-type="float">
            <text:p>0,832977162568096</text:p>
          </table:table-cell>
          <table:table-cell table:style-name="ce535" office:value-type="float" office:value="-2" calcext:value-type="float">
            <text:p>-2</text:p>
          </table:table-cell>
          <table:table-cell table:style-name="ce535" office:value-type="float" office:value="-4" calcext:value-type="float">
            <text:p>-4</text:p>
          </table:table-cell>
          <table:table-cell table:number-columns-repeated="2" table:style-name="ce535" office:value-type="float" office:value="-2" calcext:value-type="float">
            <text:p>-2</text:p>
          </table:table-cell>
          <table:table-cell table:style-name="ce1175" office:value-type="string" calcext:value-type="string">
            <text:p>1</text:p>
          </table:table-cell>
          <table:table-cell table:style-name="ce1181" table:formula="of:=[.C245]/[.E245]" office:value-type="float" office:value="1" calcext:value-type="float">
            <text:p>1/1</text:p>
          </table:table-cell>
          <table:table-cell table:style-name="ce535" table:formula="of:=RANK([.B245];[.$B$221:.$B$270];0)" office:value-type="float" office:value="6" calcext:value-type="float">
            <text:p>6</text:p>
          </table:table-cell>
          <table:table-cell table:style-name="ce892" table:number-columns-repeated="2"/>
          <table:table-cell table:style-name="ce685" table:number-columns-repeated="17"/>
          <table:table-cell table:style-name="ce682" table:number-columns-repeated="2"/>
          <table:table-cell table:style-name="ce685" table:formula="of:=IF(ABS([.AF245]-[.$L$210])&lt;10^-9;&quot;Oui&quot;;&quot;&quot;)">
            <text:p/>
          </table:table-cell>
          <table:table-cell table:style-name="ce1204" table:formula="of:=[.AF244]+0.05" office:value-type="float" office:value="-7.19999999999998" calcext:value-type="float">
            <text:p>-7,19999999999998</text:p>
          </table:table-cell>
          <table:table-cell table:style-name="ce763" table:formula="of:=IF(ABS([.AF245]-[.$L$210])&lt;10^-9;&quot;&quot;;[.AH245])" office:value-type="float" office:value="-1.2156862745098" calcext:value-type="float">
            <text:p>-1,2156862745098</text:p>
          </table:table-cell>
          <table:table-cell table:style-name="ce763" table:formula="of:=([.$A$208]*[.AF245]+[.$B$208])/([.$C$208]*[.AF245]+[.$D$208])" office:value-type="float" office:value="-1.2156862745098" calcext:value-type="float">
            <text:p>-1,2156862745098</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6" table:formula="of:=[.A245]+1" office:value-type="float" office:value="26" calcext:value-type="float">
            <text:p>26</text:p>
          </table:table-cell>
          <table:table-cell table:style-name="ce634" office:value-type="float" office:value="0.179385201167269" calcext:value-type="float">
            <text:p>0,179385201167269</text:p>
          </table:table-cell>
          <table:table-cell table:style-name="ce634" office:value-type="float" office:value="-1" calcext:value-type="float">
            <text:p>-1</text:p>
          </table:table-cell>
          <table:table-cell table:style-name="ce634" office:value-type="float" office:value="-5" calcext:value-type="float">
            <text:p>-5</text:p>
          </table:table-cell>
          <table:table-cell table:number-columns-repeated="2" table:style-name="ce634" office:value-type="float" office:value="-2" calcext:value-type="float">
            <text:p>-2</text:p>
          </table:table-cell>
          <table:table-cell table:style-name="ce1176" table:formula="of:=IF([.E246]=1;[.C246];IF([.E246]=-1;-[.C246];IF([.E246]&gt;0;CONCATENATE([.C246];&quot;/&quot;;[.E246]);CONCATENATE(-[.C246];&quot;/&quot;;-[.E246]))))" office:value-type="string" office:string-value="1/2" calcext:value-type="string">
            <text:p>1/2</text:p>
          </table:table-cell>
          <table:table-cell table:style-name="ce1182" table:formula="of:=[.C246]/[.E246]" office:value-type="float" office:value="0.5" calcext:value-type="float">
            <text:p>1/2</text:p>
          </table:table-cell>
          <table:table-cell table:style-name="ce634" table:formula="of:=RANK([.B246];[.$B$221:.$B$270];0)" office:value-type="float" office:value="42" calcext:value-type="float">
            <text:p>42</text:p>
          </table:table-cell>
          <table:table-cell table:style-name="ce892" table:number-columns-repeated="2"/>
          <table:table-cell table:style-name="ce685" table:number-columns-repeated="17"/>
          <table:table-cell table:style-name="ce682" table:number-columns-repeated="2"/>
          <table:table-cell table:style-name="ce685" table:formula="of:=IF(ABS([.AF246]-[.$L$210])&lt;10^-9;&quot;Oui&quot;;&quot;&quot;)">
            <text:p/>
          </table:table-cell>
          <table:table-cell table:style-name="ce1204" table:formula="of:=[.AF245]+0.05" office:value-type="float" office:value="-7.14999999999998" calcext:value-type="float">
            <text:p>-7,14999999999998</text:p>
          </table:table-cell>
          <table:table-cell table:style-name="ce696" table:formula="of:=IF(ABS([.AF246]-[.$L$210])&lt;10^-9;&quot;&quot;;[.AH246])" office:value-type="float" office:value="-1.21182266009852" calcext:value-type="float">
            <text:p>-1,21182266009852</text:p>
          </table:table-cell>
          <table:table-cell table:style-name="ce696" table:formula="of:=([.$A$208]*[.AF246]+[.$B$208])/([.$C$208]*[.AF246]+[.$D$208])" office:value-type="float" office:value="-1.21182266009852" calcext:value-type="float">
            <text:p>-1,21182266009852</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5" table:formula="of:=[.A246]+1" office:value-type="float" office:value="27" calcext:value-type="float">
            <text:p>27</text:p>
          </table:table-cell>
          <table:table-cell table:style-name="ce535" office:value-type="float" office:value="0.612880898940002" calcext:value-type="float">
            <text:p>0,612880898940002</text:p>
          </table:table-cell>
          <table:table-cell table:style-name="ce535" office:value-type="float" office:value="-1" calcext:value-type="float">
            <text:p>-1</text:p>
          </table:table-cell>
          <table:table-cell table:style-name="ce535" office:value-type="float" office:value="-4" calcext:value-type="float">
            <text:p>-4</text:p>
          </table:table-cell>
          <table:table-cell table:style-name="ce535" office:value-type="float" office:value="-1" calcext:value-type="float">
            <text:p>-1</text:p>
          </table:table-cell>
          <table:table-cell table:style-name="ce535" office:value-type="float" office:value="3" calcext:value-type="float">
            <text:p>3</text:p>
          </table:table-cell>
          <table:table-cell table:style-name="ce1175" table:formula="of:=IF([.E247]=1;[.C247];IF([.E247]=-1;-[.C247];IF([.E247]&gt;0;CONCATENATE([.C247];&quot;/&quot;;[.E247]);CONCATENATE(-[.C247];&quot;/&quot;;-[.E247]))))" office:value-type="float" office:value="1" calcext:value-type="float">
            <text:p>1</text:p>
          </table:table-cell>
          <table:table-cell table:style-name="ce1181" table:formula="of:=[.C247]/[.E247]" office:value-type="float" office:value="1" calcext:value-type="float">
            <text:p>1/1</text:p>
          </table:table-cell>
          <table:table-cell table:style-name="ce535" table:formula="of:=RANK([.B247];[.$B$221:.$B$270];0)" office:value-type="float" office:value="15" calcext:value-type="float">
            <text:p>15</text:p>
          </table:table-cell>
          <table:table-cell table:style-name="ce892" table:number-columns-repeated="2"/>
          <table:table-cell table:style-name="ce685" table:number-columns-repeated="17"/>
          <table:table-cell table:style-name="ce682" table:number-columns-repeated="2"/>
          <table:table-cell table:style-name="ce685" table:formula="of:=IF(ABS([.AF247]-[.$L$210])&lt;10^-9;&quot;Oui&quot;;&quot;&quot;)">
            <text:p/>
          </table:table-cell>
          <table:table-cell table:style-name="ce1204" table:formula="of:=[.AF246]+0.05" office:value-type="float" office:value="-7.09999999999998" calcext:value-type="float">
            <text:p>-7,09999999999998</text:p>
          </table:table-cell>
          <table:table-cell table:style-name="ce763" table:formula="of:=IF(ABS([.AF247]-[.$L$210])&lt;10^-9;&quot;&quot;;[.AH247])" office:value-type="float" office:value="-1.20792079207921" calcext:value-type="float">
            <text:p>-1,20792079207921</text:p>
          </table:table-cell>
          <table:table-cell table:style-name="ce763" table:formula="of:=([.$A$208]*[.AF247]+[.$B$208])/([.$C$208]*[.AF247]+[.$D$208])" office:value-type="float" office:value="-1.20792079207921" calcext:value-type="float">
            <text:p>-1,20792079207921</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6" table:formula="of:=[.A247]+1" office:value-type="float" office:value="28" calcext:value-type="float">
            <text:p>28</text:p>
          </table:table-cell>
          <table:table-cell table:style-name="ce634" office:value-type="float" office:value="0.390359104015946" calcext:value-type="float">
            <text:p>0,390359104015946</text:p>
          </table:table-cell>
          <table:table-cell table:style-name="ce634" office:value-type="float" office:value="-1" calcext:value-type="float">
            <text:p>-1</text:p>
          </table:table-cell>
          <table:table-cell table:style-name="ce634" office:value-type="float" office:value="-4" calcext:value-type="float">
            <text:p>-4</text:p>
          </table:table-cell>
          <table:table-cell table:style-name="ce634" office:value-type="float" office:value="-2" calcext:value-type="float">
            <text:p>-2</text:p>
          </table:table-cell>
          <table:table-cell table:style-name="ce634" office:value-type="float" office:value="-6" calcext:value-type="float">
            <text:p>-6</text:p>
          </table:table-cell>
          <table:table-cell table:style-name="ce1176" table:formula="of:=IF([.E248]=1;[.C248];IF([.E248]=-1;-[.C248];IF([.E248]&gt;0;CONCATENATE([.C248];&quot;/&quot;;[.E248]);CONCATENATE(-[.C248];&quot;/&quot;;-[.E248]))))" office:value-type="string" office:string-value="1/2" calcext:value-type="string">
            <text:p>1/2</text:p>
          </table:table-cell>
          <table:table-cell table:style-name="ce1182" table:formula="of:=[.C248]/[.E248]" office:value-type="float" office:value="0.5" calcext:value-type="float">
            <text:p>1/2</text:p>
          </table:table-cell>
          <table:table-cell table:style-name="ce634" table:formula="of:=RANK([.B248];[.$B$221:.$B$270];0)" office:value-type="float" office:value="29" calcext:value-type="float">
            <text:p>29</text:p>
          </table:table-cell>
          <table:table-cell table:style-name="ce892" table:number-columns-repeated="2"/>
          <table:table-cell table:style-name="ce685" table:number-columns-repeated="17"/>
          <table:table-cell table:style-name="ce682" table:number-columns-repeated="2"/>
          <table:table-cell table:style-name="ce685" table:formula="of:=IF(ABS([.AF248]-[.$L$210])&lt;10^-9;&quot;Oui&quot;;&quot;&quot;)">
            <text:p/>
          </table:table-cell>
          <table:table-cell table:style-name="ce1204" table:formula="of:=[.AF247]+0.05" office:value-type="float" office:value="-7.04999999999998" calcext:value-type="float">
            <text:p>-7,04999999999998</text:p>
          </table:table-cell>
          <table:table-cell table:style-name="ce696" table:formula="of:=IF(ABS([.AF248]-[.$L$210])&lt;10^-9;&quot;&quot;;[.AH248])" office:value-type="float" office:value="-1.20398009950249" calcext:value-type="float">
            <text:p>-1,20398009950249</text:p>
          </table:table-cell>
          <table:table-cell table:style-name="ce696" table:formula="of:=([.$A$208]*[.AF248]+[.$B$208])/([.$C$208]*[.AF248]+[.$D$208])" office:value-type="float" office:value="-1.20398009950249" calcext:value-type="float">
            <text:p>-1,20398009950249</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5" table:formula="of:=[.A248]+1" office:value-type="float" office:value="29" calcext:value-type="float">
            <text:p>29</text:p>
          </table:table-cell>
          <table:table-cell table:style-name="ce535" office:value-type="float" office:value="0.0689375710027038" calcext:value-type="float">
            <text:p>0,068937571002704</text:p>
          </table:table-cell>
          <table:table-cell table:style-name="ce535" office:value-type="float" office:value="-1" calcext:value-type="float">
            <text:p>-1</text:p>
          </table:table-cell>
          <table:table-cell table:style-name="ce535" office:value-type="float" office:value="-2" calcext:value-type="float">
            <text:p>-2</text:p>
          </table:table-cell>
          <table:table-cell table:style-name="ce535" office:value-type="float" office:value="2" calcext:value-type="float">
            <text:p>2</text:p>
          </table:table-cell>
          <table:table-cell table:style-name="ce535" office:value-type="float" office:value="6" calcext:value-type="float">
            <text:p>6</text:p>
          </table:table-cell>
          <table:table-cell table:style-name="ce1175" table:formula="of:=IF([.E249]=1;[.C249];IF([.E249]=-1;-[.C249];IF([.E249]&gt;0;CONCATENATE([.C249];&quot;/&quot;;[.E249]);CONCATENATE(-[.C249];&quot;/&quot;;-[.E249]))))" office:value-type="string" office:string-value="-1/2" calcext:value-type="string">
            <text:p>-1/2</text:p>
          </table:table-cell>
          <table:table-cell table:style-name="ce1181" table:formula="of:=[.C249]/[.E249]" office:value-type="float" office:value="-0.5" calcext:value-type="float">
            <text:p>-1/2</text:p>
          </table:table-cell>
          <table:table-cell table:style-name="ce535" table:formula="of:=RANK([.B249];[.$B$221:.$B$270];0)" office:value-type="float" office:value="48" calcext:value-type="float">
            <text:p>48</text:p>
          </table:table-cell>
          <table:table-cell table:style-name="ce892" table:number-columns-repeated="2"/>
          <table:table-cell table:style-name="ce685" table:number-columns-repeated="17"/>
          <table:table-cell table:style-name="ce682" table:number-columns-repeated="2"/>
          <table:table-cell table:style-name="ce685" table:formula="of:=IF(ABS([.AF249]-[.$L$210])&lt;10^-9;&quot;Oui&quot;;&quot;&quot;)">
            <text:p/>
          </table:table-cell>
          <table:table-cell table:style-name="ce1204" table:formula="of:=[.AF248]+0.05" office:value-type="float" office:value="-6.99999999999998" calcext:value-type="float">
            <text:p>-6,99999999999998</text:p>
          </table:table-cell>
          <table:table-cell table:style-name="ce763" table:formula="of:=IF(ABS([.AF249]-[.$L$210])&lt;10^-9;&quot;&quot;;[.AH249])" office:value-type="float" office:value="-1.2" calcext:value-type="float">
            <text:p>-1,2</text:p>
          </table:table-cell>
          <table:table-cell table:style-name="ce763" table:formula="of:=([.$A$208]*[.AF249]+[.$B$208])/([.$C$208]*[.AF249]+[.$D$208])" office:value-type="float" office:value="-1.2" calcext:value-type="float">
            <text:p>-1,2</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6" table:formula="of:=[.A249]+1" office:value-type="float" office:value="30" calcext:value-type="float">
            <text:p>30</text:p>
          </table:table-cell>
          <table:table-cell table:style-name="ce634" office:value-type="float" office:value="0.736929487661344" calcext:value-type="float">
            <text:p>0,736929487661344</text:p>
          </table:table-cell>
          <table:table-cell table:number-columns-repeated="2" table:style-name="ce634" office:value-type="float" office:value="-1" calcext:value-type="float">
            <text:p>-1</text:p>
          </table:table-cell>
          <table:table-cell table:style-name="ce634" office:value-type="float" office:value="-3" calcext:value-type="float">
            <text:p>-3</text:p>
          </table:table-cell>
          <table:table-cell table:style-name="ce634" office:value-type="float" office:value="6" calcext:value-type="float">
            <text:p>6</text:p>
          </table:table-cell>
          <table:table-cell table:style-name="ce1176" table:formula="of:=IF([.E250]=1;[.C250];IF([.E250]=-1;-[.C250];IF([.E250]&gt;0;CONCATENATE([.C250];&quot;/&quot;;[.E250]);CONCATENATE(-[.C250];&quot;/&quot;;-[.E250]))))" office:value-type="string" office:string-value="1/3" calcext:value-type="string">
            <text:p>1/3</text:p>
          </table:table-cell>
          <table:table-cell table:style-name="ce1182" table:formula="of:=[.C250]/[.E250]" office:value-type="float" office:value="0.333333333333333" calcext:value-type="float">
            <text:p>1/3</text:p>
          </table:table-cell>
          <table:table-cell table:style-name="ce634" table:formula="of:=RANK([.B250];[.$B$221:.$B$270];0)" office:value-type="float" office:value="13" calcext:value-type="float">
            <text:p>13</text:p>
          </table:table-cell>
          <table:table-cell table:style-name="ce892" table:number-columns-repeated="2"/>
          <table:table-cell table:style-name="ce685" table:number-columns-repeated="17"/>
          <table:table-cell table:style-name="ce682" table:number-columns-repeated="2"/>
          <table:table-cell table:style-name="ce685" table:formula="of:=IF(ABS([.AF250]-[.$L$210])&lt;10^-9;&quot;Oui&quot;;&quot;&quot;)">
            <text:p/>
          </table:table-cell>
          <table:table-cell table:style-name="ce1204" table:formula="of:=[.AF249]+0.05" office:value-type="float" office:value="-6.94999999999998" calcext:value-type="float">
            <text:p>-6,94999999999998</text:p>
          </table:table-cell>
          <table:table-cell table:style-name="ce696" table:formula="of:=IF(ABS([.AF250]-[.$L$210])&lt;10^-9;&quot;&quot;;[.AH250])" office:value-type="float" office:value="-1.19597989949749" calcext:value-type="float">
            <text:p>-1,19597989949749</text:p>
          </table:table-cell>
          <table:table-cell table:style-name="ce696" table:formula="of:=([.$A$208]*[.AF250]+[.$B$208])/([.$C$208]*[.AF250]+[.$D$208])" office:value-type="float" office:value="-1.19597989949749" calcext:value-type="float">
            <text:p>-1,19597989949749</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5" table:formula="of:=[.A250]+1" office:value-type="float" office:value="31" calcext:value-type="float">
            <text:p>31</text:p>
          </table:table-cell>
          <table:table-cell table:style-name="ce535" office:value-type="float" office:value="0.251754286701694" calcext:value-type="float">
            <text:p>0,251754286701694</text:p>
          </table:table-cell>
          <table:table-cell table:style-name="ce535" office:value-type="float" office:value="1" calcext:value-type="float">
            <text:p>1</text:p>
          </table:table-cell>
          <table:table-cell table:style-name="ce535" office:value-type="float" office:value="5" calcext:value-type="float">
            <text:p>5</text:p>
          </table:table-cell>
          <table:table-cell table:style-name="ce535" office:value-type="float" office:value="2" calcext:value-type="float">
            <text:p>2</text:p>
          </table:table-cell>
          <table:table-cell table:style-name="ce535" office:value-type="float" office:value="6" calcext:value-type="float">
            <text:p>6</text:p>
          </table:table-cell>
          <table:table-cell table:style-name="ce1175" table:formula="of:=IF([.E251]=1;[.C251];IF([.E251]=-1;-[.C251];IF([.E251]&gt;0;CONCATENATE([.C251];&quot;/&quot;;[.E251]);CONCATENATE(-[.C251];&quot;/&quot;;-[.E251]))))" office:value-type="string" office:string-value="1/2" calcext:value-type="string">
            <text:p>1/2</text:p>
          </table:table-cell>
          <table:table-cell table:style-name="ce1181" table:formula="of:=[.C251]/[.E251]" office:value-type="float" office:value="0.5" calcext:value-type="float">
            <text:p>1/2</text:p>
          </table:table-cell>
          <table:table-cell table:style-name="ce535" table:formula="of:=RANK([.B251];[.$B$221:.$B$270];0)" office:value-type="float" office:value="37" calcext:value-type="float">
            <text:p>37</text:p>
          </table:table-cell>
          <table:table-cell table:style-name="ce892" table:number-columns-repeated="2"/>
          <table:table-cell table:style-name="ce685" table:number-columns-repeated="17"/>
          <table:table-cell table:style-name="ce682" table:number-columns-repeated="2"/>
          <table:table-cell table:style-name="ce685" table:formula="of:=IF(ABS([.AF251]-[.$L$210])&lt;10^-9;&quot;Oui&quot;;&quot;&quot;)">
            <text:p/>
          </table:table-cell>
          <table:table-cell table:style-name="ce1204" table:formula="of:=[.AF250]+0.05" office:value-type="float" office:value="-6.89999999999998" calcext:value-type="float">
            <text:p>-6,89999999999998</text:p>
          </table:table-cell>
          <table:table-cell table:style-name="ce763" table:formula="of:=IF(ABS([.AF251]-[.$L$210])&lt;10^-9;&quot;&quot;;[.AH251])" office:value-type="float" office:value="-1.19191919191919" calcext:value-type="float">
            <text:p>-1,19191919191919</text:p>
          </table:table-cell>
          <table:table-cell table:style-name="ce763" table:formula="of:=([.$A$208]*[.AF251]+[.$B$208])/([.$C$208]*[.AF251]+[.$D$208])" office:value-type="float" office:value="-1.19191919191919" calcext:value-type="float">
            <text:p>-1,19191919191919</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style-name="ce586" table:formula="of:=[.A251]+1" office:value-type="float" office:value="32" calcext:value-type="float">
            <text:p>32</text:p>
          </table:table-cell>
          <table:table-cell table:style-name="ce634" office:value-type="float" office:value="0.562414435227293" calcext:value-type="float">
            <text:p>0,562414435227293</text:p>
          </table:table-cell>
          <table:table-cell table:style-name="ce634" office:value-type="float" office:value="1" calcext:value-type="float">
            <text:p>1</text:p>
          </table:table-cell>
          <table:table-cell table:style-name="ce634" office:value-type="float" office:value="3" calcext:value-type="float">
            <text:p>3</text:p>
          </table:table-cell>
          <table:table-cell table:number-columns-repeated="2" table:style-name="ce634" office:value-type="float" office:value="-1" calcext:value-type="float">
            <text:p>-1</text:p>
          </table:table-cell>
          <table:table-cell table:style-name="ce1176" table:formula="of:=IF([.E252]=1;[.C252];IF([.E252]=-1;-[.C252];IF([.E252]&gt;0;CONCATENATE([.C252];&quot;/&quot;;[.E252]);CONCATENATE(-[.C252];&quot;/&quot;;-[.E252]))))" office:value-type="float" office:value="-1" calcext:value-type="float">
            <text:p>-1</text:p>
          </table:table-cell>
          <table:table-cell table:style-name="ce1182" table:formula="of:=[.C252]/[.E252]" office:value-type="float" office:value="-1" calcext:value-type="float">
            <text:p>-1/1</text:p>
          </table:table-cell>
          <table:table-cell table:style-name="ce634" table:formula="of:=RANK([.B252];[.$B$221:.$B$270];0)" office:value-type="float" office:value="18" calcext:value-type="float">
            <text:p>18</text:p>
          </table:table-cell>
          <table:table-cell table:style-name="ce892" table:number-columns-repeated="2"/>
          <table:table-cell table:style-name="ce685" table:number-columns-repeated="17"/>
          <table:table-cell table:style-name="ce1084" table:number-columns-repeated="2"/>
          <table:table-cell table:style-name="ce685" table:formula="of:=IF(ABS([.AF252]-[.$L$210])&lt;10^-9;&quot;Oui&quot;;&quot;&quot;)">
            <text:p/>
          </table:table-cell>
          <table:table-cell table:style-name="ce1204" table:formula="of:=[.AF251]+0.05" office:value-type="float" office:value="-6.84999999999998" calcext:value-type="float">
            <text:p>-6,84999999999998</text:p>
          </table:table-cell>
          <table:table-cell table:style-name="ce696" table:formula="of:=IF(ABS([.AF252]-[.$L$210])&lt;10^-9;&quot;&quot;;[.AH252])" office:value-type="float" office:value="-1.18781725888325" calcext:value-type="float">
            <text:p>-1,18781725888325</text:p>
          </table:table-cell>
          <table:table-cell table:style-name="ce696" table:formula="of:=([.$A$208]*[.AF252]+[.$B$208])/([.$C$208]*[.AF252]+[.$D$208])" office:value-type="float" office:value="-1.18781725888325" calcext:value-type="float">
            <text:p>-1,18781725888325</text:p>
          </table:table-cell>
          <table:table-cell table:style-name="ce1084"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5" table:formula="of:=[.A252]+1" office:value-type="float" office:value="33" calcext:value-type="float">
            <text:p>33</text:p>
          </table:table-cell>
          <table:table-cell table:style-name="ce535" office:value-type="float" office:value="0.707110995953513" calcext:value-type="float">
            <text:p>0,707110995953513</text:p>
          </table:table-cell>
          <table:table-cell table:style-name="ce535" office:value-type="float" office:value="1" calcext:value-type="float">
            <text:p>1</text:p>
          </table:table-cell>
          <table:table-cell table:style-name="ce535" office:value-type="float" office:value="3" calcext:value-type="float">
            <text:p>3</text:p>
          </table:table-cell>
          <table:table-cell table:style-name="ce535" office:value-type="float" office:value="1" calcext:value-type="float">
            <text:p>1</text:p>
          </table:table-cell>
          <table:table-cell table:style-name="ce535" office:value-type="float" office:value="2" calcext:value-type="float">
            <text:p>2</text:p>
          </table:table-cell>
          <table:table-cell table:style-name="ce1175" table:formula="of:=IF([.E253]=1;[.C253];IF([.E253]=-1;-[.C253];IF([.E253]&gt;0;CONCATENATE([.C253];&quot;/&quot;;[.E253]);CONCATENATE(-[.C253];&quot;/&quot;;-[.E253]))))" office:value-type="float" office:value="1" calcext:value-type="float">
            <text:p>1</text:p>
          </table:table-cell>
          <table:table-cell table:style-name="ce1181" table:formula="of:=[.C253]/[.E253]" office:value-type="float" office:value="1" calcext:value-type="float">
            <text:p>1/1</text:p>
          </table:table-cell>
          <table:table-cell table:style-name="ce535" table:formula="of:=RANK([.B253];[.$B$221:.$B$270];0)" office:value-type="float" office:value="14" calcext:value-type="float">
            <text:p>14</text:p>
          </table:table-cell>
          <table:table-cell table:style-name="ce1069" table:number-columns-repeated="19"/>
          <table:table-cell table:style-name="ce1335" table:number-columns-repeated="2"/>
          <table:table-cell table:style-name="ce685" table:formula="of:=IF(ABS([.AF253]-[.$L$210])&lt;10^-9;&quot;Oui&quot;;&quot;&quot;)">
            <text:p/>
          </table:table-cell>
          <table:table-cell table:style-name="ce1204" table:formula="of:=[.AF252]+0.05" office:value-type="float" office:value="-6.79999999999998" calcext:value-type="float">
            <text:p>-6,79999999999998</text:p>
          </table:table-cell>
          <table:table-cell table:style-name="ce763" table:formula="of:=IF(ABS([.AF253]-[.$L$210])&lt;10^-9;&quot;&quot;;[.AH253])" office:value-type="float" office:value="-1.18367346938775" calcext:value-type="float">
            <text:p>-1,18367346938775</text:p>
          </table:table-cell>
          <table:table-cell table:style-name="ce763" table:formula="of:=([.$A$208]*[.AF253]+[.$B$208])/([.$C$208]*[.AF253]+[.$D$208])" office:value-type="float" office:value="-1.18367346938775" calcext:value-type="float">
            <text:p>-1,18367346938775</text:p>
          </table:table-cell>
          <table:table-cell table:style-name="ce133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6" table:formula="of:=[.A253]+1" office:value-type="float" office:value="34" calcext:value-type="float">
            <text:p>34</text:p>
          </table:table-cell>
          <table:table-cell table:style-name="ce634" office:value-type="float" office:value="0.815350221595223" calcext:value-type="float">
            <text:p>0,815350221595223</text:p>
          </table:table-cell>
          <table:table-cell table:style-name="ce634" office:value-type="float" office:value="2" calcext:value-type="float">
            <text:p>2</text:p>
          </table:table-cell>
          <table:table-cell table:style-name="ce634" office:value-type="float" office:value="-6" calcext:value-type="float">
            <text:p>-6</text:p>
          </table:table-cell>
          <table:table-cell table:style-name="ce634" office:value-type="float" office:value="3" calcext:value-type="float">
            <text:p>3</text:p>
          </table:table-cell>
          <table:table-cell table:style-name="ce634" office:value-type="float" office:value="6" calcext:value-type="float">
            <text:p>6</text:p>
          </table:table-cell>
          <table:table-cell table:style-name="ce1176" table:formula="of:=IF([.E254]=1;[.C254];IF([.E254]=-1;-[.C254];IF([.E254]&gt;0;CONCATENATE([.C254];&quot;/&quot;;[.E254]);CONCATENATE(-[.C254];&quot;/&quot;;-[.E254]))))" office:value-type="string" office:string-value="2/3" calcext:value-type="string">
            <text:p>2/3</text:p>
          </table:table-cell>
          <table:table-cell table:style-name="ce1182" table:formula="of:=[.C254]/[.E254]" office:value-type="float" office:value="0.666666666666667" calcext:value-type="float">
            <text:p>2/3</text:p>
          </table:table-cell>
          <table:table-cell table:style-name="ce634" table:formula="of:=RANK([.B254];[.$B$221:.$B$270];0)" office:value-type="float" office:value="8" calcext:value-type="float">
            <text:p>8</text:p>
          </table:table-cell>
          <table:table-cell table:style-name="ce1069" table:number-columns-repeated="19"/>
          <table:table-cell table:style-name="ce931" table:number-columns-repeated="2"/>
          <table:table-cell table:style-name="ce685" table:formula="of:=IF(ABS([.AF254]-[.$L$210])&lt;10^-9;&quot;Oui&quot;;&quot;&quot;)">
            <text:p/>
          </table:table-cell>
          <table:table-cell table:style-name="ce1204" table:formula="of:=[.AF253]+0.05" office:value-type="float" office:value="-6.74999999999998" calcext:value-type="float">
            <text:p>-6,74999999999998</text:p>
          </table:table-cell>
          <table:table-cell table:style-name="ce696" table:formula="of:=IF(ABS([.AF254]-[.$L$210])&lt;10^-9;&quot;&quot;;[.AH254])" office:value-type="float" office:value="-1.17948717948718" calcext:value-type="float">
            <text:p>-1,17948717948718</text:p>
          </table:table-cell>
          <table:table-cell table:style-name="ce696" table:formula="of:=([.$A$208]*[.AF254]+[.$B$208])/([.$C$208]*[.AF254]+[.$D$208])" office:value-type="float" office:value="-1.17948717948718" calcext:value-type="float">
            <text:p>-1,17948717948718</text:p>
          </table:table-cell>
          <table:table-cell table:style-name="ce931"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5" table:formula="of:=[.A254]+1" office:value-type="float" office:value="35" calcext:value-type="float">
            <text:p>35</text:p>
          </table:table-cell>
          <table:table-cell table:style-name="ce535" office:value-type="float" office:value="0.401150372829882" calcext:value-type="float">
            <text:p>0,401150372829882</text:p>
          </table:table-cell>
          <table:table-cell table:style-name="ce535" office:value-type="float" office:value="2" calcext:value-type="float">
            <text:p>2</text:p>
          </table:table-cell>
          <table:table-cell table:style-name="ce535" office:value-type="float" office:value="6" calcext:value-type="float">
            <text:p>6</text:p>
          </table:table-cell>
          <table:table-cell table:style-name="ce535" office:value-type="float" office:value="1" calcext:value-type="float">
            <text:p>1</text:p>
          </table:table-cell>
          <table:table-cell table:style-name="ce535" office:value-type="float" office:value="2" calcext:value-type="float">
            <text:p>2</text:p>
          </table:table-cell>
          <table:table-cell table:style-name="ce1175" table:formula="of:=IF([.E255]=1;[.C255];IF([.E255]=-1;-[.C255];IF([.E255]&gt;0;CONCATENATE([.C255];&quot;/&quot;;[.E255]);CONCATENATE(-[.C255];&quot;/&quot;;-[.E255]))))" office:value-type="float" office:value="2" calcext:value-type="float">
            <text:p>2</text:p>
          </table:table-cell>
          <table:table-cell table:style-name="ce1181" table:formula="of:=[.C255]/[.E255]" office:value-type="float" office:value="2" calcext:value-type="float">
            <text:p>2/1</text:p>
          </table:table-cell>
          <table:table-cell table:style-name="ce535" table:formula="of:=RANK([.B255];[.$B$221:.$B$270];0)" office:value-type="float" office:value="26" calcext:value-type="float">
            <text:p>26</text:p>
          </table:table-cell>
          <table:table-cell table:style-name="ce1069" table:number-columns-repeated="19"/>
          <table:table-cell table:style-name="ce685" table:number-columns-repeated="2"/>
          <table:table-cell table:style-name="ce685" table:formula="of:=IF(ABS([.AF255]-[.$L$210])&lt;10^-9;&quot;Oui&quot;;&quot;&quot;)">
            <text:p/>
          </table:table-cell>
          <table:table-cell table:style-name="ce1204" table:formula="of:=[.AF254]+0.05" office:value-type="float" office:value="-6.69999999999998" calcext:value-type="float">
            <text:p>-6,69999999999998</text:p>
          </table:table-cell>
          <table:table-cell table:style-name="ce763" table:formula="of:=IF(ABS([.AF255]-[.$L$210])&lt;10^-9;&quot;&quot;;[.AH255])" office:value-type="float" office:value="-1.17525773195876" calcext:value-type="float">
            <text:p>-1,17525773195876</text:p>
          </table:table-cell>
          <table:table-cell table:style-name="ce763" table:formula="of:=([.$A$208]*[.AF255]+[.$B$208])/([.$C$208]*[.AF255]+[.$D$208])" office:value-type="float" office:value="-1.17525773195876" calcext:value-type="float">
            <text:p>-1,17525773195876</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6" table:formula="of:=[.A255]+1" office:value-type="float" office:value="36" calcext:value-type="float">
            <text:p>36</text:p>
          </table:table-cell>
          <table:table-cell table:style-name="ce634" office:value-type="float" office:value="0.45568946857236" calcext:value-type="float">
            <text:p>0,45568946857236</text:p>
          </table:table-cell>
          <table:table-cell table:style-name="ce634" office:value-type="float" office:value="2" calcext:value-type="float">
            <text:p>2</text:p>
          </table:table-cell>
          <table:table-cell table:style-name="ce634" office:value-type="float" office:value="8" calcext:value-type="float">
            <text:p>8</text:p>
          </table:table-cell>
          <table:table-cell table:style-name="ce634" office:value-type="float" office:value="-1" calcext:value-type="float">
            <text:p>-1</text:p>
          </table:table-cell>
          <table:table-cell table:style-name="ce634" office:value-type="float" office:value="1" calcext:value-type="float">
            <text:p>1</text:p>
          </table:table-cell>
          <table:table-cell table:style-name="ce1176" table:formula="of:=IF([.E256]=1;[.C256];IF([.E256]=-1;-[.C256];IF([.E256]&gt;0;CONCATENATE([.C256];&quot;/&quot;;[.E256]);CONCATENATE(-[.C256];&quot;/&quot;;-[.E256]))))" office:value-type="float" office:value="-2" calcext:value-type="float">
            <text:p>-2</text:p>
          </table:table-cell>
          <table:table-cell table:style-name="ce1182" table:formula="of:=[.C256]/[.E256]" office:value-type="float" office:value="-2" calcext:value-type="float">
            <text:p>-2/1</text:p>
          </table:table-cell>
          <table:table-cell table:style-name="ce634" table:formula="of:=RANK([.B256];[.$B$221:.$B$270];0)" office:value-type="float" office:value="23" calcext:value-type="float">
            <text:p>23</text:p>
          </table:table-cell>
          <table:table-cell table:style-name="ce892" table:number-columns-repeated="19"/>
          <table:table-cell table:style-name="ce685" table:number-columns-repeated="2"/>
          <table:table-cell table:style-name="ce685" table:formula="of:=IF(ABS([.AF256]-[.$L$210])&lt;10^-9;&quot;Oui&quot;;&quot;&quot;)">
            <text:p/>
          </table:table-cell>
          <table:table-cell table:style-name="ce1204" table:formula="of:=[.AF255]+0.05" office:value-type="float" office:value="-6.64999999999998" calcext:value-type="float">
            <text:p>-6,64999999999998</text:p>
          </table:table-cell>
          <table:table-cell table:style-name="ce696" table:formula="of:=IF(ABS([.AF256]-[.$L$210])&lt;10^-9;&quot;&quot;;[.AH256])" office:value-type="float" office:value="-1.17098445595855" calcext:value-type="float">
            <text:p>-1,17098445595855</text:p>
          </table:table-cell>
          <table:table-cell table:style-name="ce696" table:formula="of:=([.$A$208]*[.AF256]+[.$B$208])/([.$C$208]*[.AF256]+[.$D$208])" office:value-type="float" office:value="-1.17098445595855" calcext:value-type="float">
            <text:p>-1,17098445595855</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5" table:formula="of:=[.A256]+1" office:value-type="float" office:value="37" calcext:value-type="float">
            <text:p>37</text:p>
          </table:table-cell>
          <table:table-cell table:style-name="ce535" office:value-type="float" office:value="0.977715693381035" calcext:value-type="float">
            <text:p>0,977715693381035</text:p>
          </table:table-cell>
          <table:table-cell table:style-name="ce535" office:value-type="float" office:value="2" calcext:value-type="float">
            <text:p>2</text:p>
          </table:table-cell>
          <table:table-cell table:style-name="ce535" office:value-type="float" office:value="10" calcext:value-type="float">
            <text:p>10</text:p>
          </table:table-cell>
          <table:table-cell table:style-name="ce535" office:value-type="float" office:value="1" calcext:value-type="float">
            <text:p>1</text:p>
          </table:table-cell>
          <table:table-cell table:style-name="ce535" office:value-type="float" office:value="2" calcext:value-type="float">
            <text:p>2</text:p>
          </table:table-cell>
          <table:table-cell table:style-name="ce1175" table:formula="of:=IF([.E257]=1;[.C257];IF([.E257]=-1;-[.C257];IF([.E257]&gt;0;CONCATENATE([.C257];&quot;/&quot;;[.E257]);CONCATENATE(-[.C257];&quot;/&quot;;-[.E257]))))" office:value-type="float" office:value="2" calcext:value-type="float">
            <text:p>2</text:p>
          </table:table-cell>
          <table:table-cell table:style-name="ce1181" table:formula="of:=[.C257]/[.E257]" office:value-type="float" office:value="2" calcext:value-type="float">
            <text:p>2/1</text:p>
          </table:table-cell>
          <table:table-cell table:style-name="ce535" table:formula="of:=RANK([.B257];[.$B$221:.$B$270];0)" office:value-type="float" office:value="1" calcext:value-type="float">
            <text:p>1</text:p>
          </table:table-cell>
          <table:table-cell table:style-name="ce1069" table:number-columns-repeated="19"/>
          <table:table-cell table:style-name="ce685" table:number-columns-repeated="2"/>
          <table:table-cell table:style-name="ce685" table:formula="of:=IF(ABS([.AF257]-[.$L$210])&lt;10^-9;&quot;Oui&quot;;&quot;&quot;)">
            <text:p/>
          </table:table-cell>
          <table:table-cell table:style-name="ce1204" table:formula="of:=[.AF256]+0.05" office:value-type="float" office:value="-6.59999999999998" calcext:value-type="float">
            <text:p>-6,59999999999998</text:p>
          </table:table-cell>
          <table:table-cell table:style-name="ce763" table:formula="of:=IF(ABS([.AF257]-[.$L$210])&lt;10^-9;&quot;&quot;;[.AH257])" office:value-type="float" office:value="-1.16666666666666" calcext:value-type="float">
            <text:p>-1,16666666666666</text:p>
          </table:table-cell>
          <table:table-cell table:style-name="ce763" table:formula="of:=([.$A$208]*[.AF257]+[.$B$208])/([.$C$208]*[.AF257]+[.$D$208])" office:value-type="float" office:value="-1.16666666666666" calcext:value-type="float">
            <text:p>-1,16666666666666</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6" table:formula="of:=[.A257]+1" office:value-type="float" office:value="38" calcext:value-type="float">
            <text:p>38</text:p>
          </table:table-cell>
          <table:table-cell table:style-name="ce634" office:value-type="float" office:value="0.136775278564167" calcext:value-type="float">
            <text:p>0,136775278564167</text:p>
          </table:table-cell>
          <table:table-cell table:style-name="ce634" office:value-type="float" office:value="3" calcext:value-type="float">
            <text:p>3</text:p>
          </table:table-cell>
          <table:table-cell table:style-name="ce634" office:value-type="float" office:value="6" calcext:value-type="float">
            <text:p>6</text:p>
          </table:table-cell>
          <table:table-cell table:style-name="ce634" office:value-type="float" office:value="-1" calcext:value-type="float">
            <text:p>-1</text:p>
          </table:table-cell>
          <table:table-cell table:style-name="ce634" office:value-type="float" office:value="2" calcext:value-type="float">
            <text:p>2</text:p>
          </table:table-cell>
          <table:table-cell table:style-name="ce1176" table:formula="of:=IF([.E258]=1;[.C258];IF([.E258]=-1;-[.C258];IF([.E258]&gt;0;CONCATENATE([.C258];&quot;/&quot;;[.E258]);CONCATENATE(-[.C258];&quot;/&quot;;-[.E258]))))" office:value-type="float" office:value="-3" calcext:value-type="float">
            <text:p>-3</text:p>
          </table:table-cell>
          <table:table-cell table:style-name="ce1182" table:formula="of:=[.C258]/[.E258]" office:value-type="float" office:value="-3" calcext:value-type="float">
            <text:p>-3/1</text:p>
          </table:table-cell>
          <table:table-cell table:style-name="ce634" table:formula="of:=RANK([.B258];[.$B$221:.$B$270];0)" office:value-type="float" office:value="46" calcext:value-type="float">
            <text:p>46</text:p>
          </table:table-cell>
          <table:table-cell table:style-name="ce892" table:number-columns-repeated="19"/>
          <table:table-cell table:style-name="ce685" table:number-columns-repeated="2"/>
          <table:table-cell table:style-name="ce685" table:formula="of:=IF(ABS([.AF258]-[.$L$210])&lt;10^-9;&quot;Oui&quot;;&quot;&quot;)">
            <text:p/>
          </table:table-cell>
          <table:table-cell table:style-name="ce1204" table:formula="of:=[.AF257]+0.05" office:value-type="float" office:value="-6.54999999999998" calcext:value-type="float">
            <text:p>-6,54999999999998</text:p>
          </table:table-cell>
          <table:table-cell table:style-name="ce696" table:formula="of:=IF(ABS([.AF258]-[.$L$210])&lt;10^-9;&quot;&quot;;[.AH258])" office:value-type="float" office:value="-1.16230366492146" calcext:value-type="float">
            <text:p>-1,16230366492146</text:p>
          </table:table-cell>
          <table:table-cell table:style-name="ce696" table:formula="of:=([.$A$208]*[.AF258]+[.$B$208])/([.$C$208]*[.AF258]+[.$D$208])" office:value-type="float" office:value="-1.16230366492146" calcext:value-type="float">
            <text:p>-1,16230366492146</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5" table:formula="of:=[.A258]+1" office:value-type="float" office:value="39" calcext:value-type="float">
            <text:p>39</text:p>
          </table:table-cell>
          <table:table-cell table:style-name="ce535" office:value-type="float" office:value="0.18537006820744" calcext:value-type="float">
            <text:p>0,18537006820744</text:p>
          </table:table-cell>
          <table:table-cell table:style-name="ce535" office:value-type="float" office:value="3" calcext:value-type="float">
            <text:p>3</text:p>
          </table:table-cell>
          <table:table-cell table:style-name="ce535" office:value-type="float" office:value="6" calcext:value-type="float">
            <text:p>6</text:p>
          </table:table-cell>
          <table:table-cell table:number-columns-repeated="2" table:style-name="ce535" office:value-type="float" office:value="3" calcext:value-type="float">
            <text:p>3</text:p>
          </table:table-cell>
          <table:table-cell table:style-name="ce1175" office:value-type="string" calcext:value-type="string">
            <text:p>1</text:p>
          </table:table-cell>
          <table:table-cell table:style-name="ce1181" table:formula="of:=[.C259]/[.E259]" office:value-type="float" office:value="1" calcext:value-type="float">
            <text:p>1/1</text:p>
          </table:table-cell>
          <table:table-cell table:style-name="ce535" table:formula="of:=RANK([.B259];[.$B$221:.$B$270];0)" office:value-type="float" office:value="40" calcext:value-type="float">
            <text:p>40</text:p>
          </table:table-cell>
          <table:table-cell table:style-name="ce1069" table:number-columns-repeated="19"/>
          <table:table-cell table:style-name="ce685" table:number-columns-repeated="2"/>
          <table:table-cell table:style-name="ce685" table:formula="of:=IF(ABS([.AF259]-[.$L$210])&lt;10^-9;&quot;Oui&quot;;&quot;&quot;)">
            <text:p/>
          </table:table-cell>
          <table:table-cell table:style-name="ce1204" table:formula="of:=[.AF258]+0.05" office:value-type="float" office:value="-6.49999999999998" calcext:value-type="float">
            <text:p>-6,49999999999998</text:p>
          </table:table-cell>
          <table:table-cell table:style-name="ce763" table:formula="of:=IF(ABS([.AF259]-[.$L$210])&lt;10^-9;&quot;&quot;;[.AH259])" office:value-type="float" office:value="-1.1578947368421" calcext:value-type="float">
            <text:p>-1,1578947368421</text:p>
          </table:table-cell>
          <table:table-cell table:style-name="ce763" table:formula="of:=([.$A$208]*[.AF259]+[.$B$208])/([.$C$208]*[.AF259]+[.$D$208])" office:value-type="float" office:value="-1.1578947368421" calcext:value-type="float">
            <text:p>-1,1578947368421</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6" table:formula="of:=[.A259]+1" office:value-type="float" office:value="40" calcext:value-type="float">
            <text:p>40</text:p>
          </table:table-cell>
          <table:table-cell table:style-name="ce634" office:value-type="float" office:value="0.435184521280593" calcext:value-type="float">
            <text:p>0,435184521280593</text:p>
          </table:table-cell>
          <table:table-cell table:style-name="ce634" office:value-type="float" office:value="3" calcext:value-type="float">
            <text:p>3</text:p>
          </table:table-cell>
          <table:table-cell table:style-name="ce634" office:value-type="float" office:value="9" calcext:value-type="float">
            <text:p>9</text:p>
          </table:table-cell>
          <table:table-cell table:style-name="ce634" office:value-type="float" office:value="3" calcext:value-type="float">
            <text:p>3</text:p>
          </table:table-cell>
          <table:table-cell table:style-name="ce634" office:value-type="float" office:value="-3" calcext:value-type="float">
            <text:p>-3</text:p>
          </table:table-cell>
          <table:table-cell table:style-name="ce1176" office:value-type="string" calcext:value-type="string">
            <text:p>1</text:p>
          </table:table-cell>
          <table:table-cell table:style-name="ce1182" table:formula="of:=[.C260]/[.E260]" office:value-type="float" office:value="1" calcext:value-type="float">
            <text:p>1/1</text:p>
          </table:table-cell>
          <table:table-cell table:style-name="ce634" table:formula="of:=RANK([.B260];[.$B$221:.$B$270];0)" office:value-type="float" office:value="24" calcext:value-type="float">
            <text:p>24</text:p>
          </table:table-cell>
          <table:table-cell table:style-name="ce1069" table:number-columns-repeated="19"/>
          <table:table-cell table:style-name="ce685" table:number-columns-repeated="2"/>
          <table:table-cell table:style-name="ce685" table:formula="of:=IF(ABS([.AF260]-[.$L$210])&lt;10^-9;&quot;Oui&quot;;&quot;&quot;)">
            <text:p/>
          </table:table-cell>
          <table:table-cell table:style-name="ce1204" table:formula="of:=[.AF259]+0.05" office:value-type="float" office:value="-6.44999999999998" calcext:value-type="float">
            <text:p>-6,44999999999998</text:p>
          </table:table-cell>
          <table:table-cell table:style-name="ce696" table:formula="of:=IF(ABS([.AF260]-[.$L$210])&lt;10^-9;&quot;&quot;;[.AH260])" office:value-type="float" office:value="-1.15343915343915" calcext:value-type="float">
            <text:p>-1,15343915343915</text:p>
          </table:table-cell>
          <table:table-cell table:style-name="ce696" table:formula="of:=([.$A$208]*[.AF260]+[.$B$208])/([.$C$208]*[.AF260]+[.$D$208])" office:value-type="float" office:value="-1.15343915343915" calcext:value-type="float">
            <text:p>-1,15343915343915</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5" table:formula="of:=[.A260]+1" office:value-type="float" office:value="41" calcext:value-type="float">
            <text:p>41</text:p>
          </table:table-cell>
          <table:table-cell table:style-name="ce535" office:value-type="float" office:value="0.320239768419526" calcext:value-type="float">
            <text:p>0,320239768419526</text:p>
          </table:table-cell>
          <table:table-cell table:style-name="ce535" office:value-type="float" office:value="3" calcext:value-type="float">
            <text:p>3</text:p>
          </table:table-cell>
          <table:table-cell table:style-name="ce535" office:value-type="float" office:value="12" calcext:value-type="float">
            <text:p>12</text:p>
          </table:table-cell>
          <table:table-cell table:style-name="ce535" office:value-type="float" office:value="3" calcext:value-type="float">
            <text:p>3</text:p>
          </table:table-cell>
          <table:table-cell table:style-name="ce535" office:value-type="float" office:value="6" calcext:value-type="float">
            <text:p>6</text:p>
          </table:table-cell>
          <table:table-cell table:style-name="ce1175" office:value-type="string" calcext:value-type="string">
            <text:p>1</text:p>
          </table:table-cell>
          <table:table-cell table:style-name="ce1181" table:formula="of:=[.C261]/[.E261]" office:value-type="float" office:value="1" calcext:value-type="float">
            <text:p>1/1</text:p>
          </table:table-cell>
          <table:table-cell table:style-name="ce535" table:formula="of:=RANK([.B261];[.$B$221:.$B$270];0)" office:value-type="float" office:value="33" calcext:value-type="float">
            <text:p>33</text:p>
          </table:table-cell>
          <table:table-cell table:style-name="ce892" table:number-columns-repeated="19"/>
          <table:table-cell table:style-name="ce685" table:number-columns-repeated="2"/>
          <table:table-cell table:style-name="ce685" table:formula="of:=IF(ABS([.AF261]-[.$L$210])&lt;10^-9;&quot;Oui&quot;;&quot;&quot;)">
            <text:p/>
          </table:table-cell>
          <table:table-cell table:style-name="ce1204" table:formula="of:=[.AF260]+0.05" office:value-type="float" office:value="-6.39999999999998" calcext:value-type="float">
            <text:p>-6,39999999999998</text:p>
          </table:table-cell>
          <table:table-cell table:style-name="ce763" table:formula="of:=IF(ABS([.AF261]-[.$L$210])&lt;10^-9;&quot;&quot;;[.AH261])" office:value-type="float" office:value="-1.14893617021276" calcext:value-type="float">
            <text:p>-1,14893617021276</text:p>
          </table:table-cell>
          <table:table-cell table:style-name="ce763" table:formula="of:=([.$A$208]*[.AF261]+[.$B$208])/([.$C$208]*[.AF261]+[.$D$208])" office:value-type="float" office:value="-1.14893617021276" calcext:value-type="float">
            <text:p>-1,14893617021276</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6" table:formula="of:=[.A261]+1" office:value-type="float" office:value="42" calcext:value-type="float">
            <text:p>42</text:p>
          </table:table-cell>
          <table:table-cell table:style-name="ce634" office:value-type="float" office:value="0.844512700683213" calcext:value-type="float">
            <text:p>0,844512700683213</text:p>
          </table:table-cell>
          <table:table-cell table:number-columns-repeated="2" table:style-name="ce634" office:value-type="float" office:value="4" calcext:value-type="float">
            <text:p>4</text:p>
          </table:table-cell>
          <table:table-cell table:style-name="ce634" office:value-type="float" office:value="2" calcext:value-type="float">
            <text:p>2</text:p>
          </table:table-cell>
          <table:table-cell table:style-name="ce634" office:value-type="float" office:value="6" calcext:value-type="float">
            <text:p>6</text:p>
          </table:table-cell>
          <table:table-cell table:style-name="ce1176" office:value-type="string" calcext:value-type="string">
            <text:p>2</text:p>
          </table:table-cell>
          <table:table-cell table:style-name="ce1182" table:formula="of:=[.C262]/[.E262]" office:value-type="float" office:value="2" calcext:value-type="float">
            <text:p>2/1</text:p>
          </table:table-cell>
          <table:table-cell table:style-name="ce634" table:formula="of:=RANK([.B262];[.$B$221:.$B$270];0)" office:value-type="float" office:value="5" calcext:value-type="float">
            <text:p>5</text:p>
          </table:table-cell>
          <table:table-cell table:style-name="ce1069" table:number-columns-repeated="19"/>
          <table:table-cell table:style-name="ce685" table:number-columns-repeated="2"/>
          <table:table-cell table:style-name="ce685" table:formula="of:=IF(ABS([.AF262]-[.$L$210])&lt;10^-9;&quot;Oui&quot;;&quot;&quot;)">
            <text:p/>
          </table:table-cell>
          <table:table-cell table:style-name="ce1204" table:formula="of:=[.AF261]+0.05" office:value-type="float" office:value="-6.34999999999998" calcext:value-type="float">
            <text:p>-6,34999999999998</text:p>
          </table:table-cell>
          <table:table-cell table:style-name="ce696" table:formula="of:=IF(ABS([.AF262]-[.$L$210])&lt;10^-9;&quot;&quot;;[.AH262])" office:value-type="float" office:value="-1.14438502673797" calcext:value-type="float">
            <text:p>-1,14438502673797</text:p>
          </table:table-cell>
          <table:table-cell table:style-name="ce696" table:formula="of:=([.$A$208]*[.AF262]+[.$B$208])/([.$C$208]*[.AF262]+[.$D$208])" office:value-type="float" office:value="-1.14438502673797" calcext:value-type="float">
            <text:p>-1,14438502673797</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5" table:formula="of:=[.A262]+1" office:value-type="float" office:value="43" calcext:value-type="float">
            <text:p>43</text:p>
          </table:table-cell>
          <table:table-cell table:style-name="ce535" office:value-type="float" office:value="0.0328900124989238" calcext:value-type="float">
            <text:p>0,032890012498924</text:p>
          </table:table-cell>
          <table:table-cell table:number-columns-repeated="2" table:style-name="ce535" office:value-type="float" office:value="4" calcext:value-type="float">
            <text:p>4</text:p>
          </table:table-cell>
          <table:table-cell table:style-name="ce535" office:value-type="float" office:value="-2" calcext:value-type="float">
            <text:p>-2</text:p>
          </table:table-cell>
          <table:table-cell table:style-name="ce535" office:value-type="float" office:value="6" calcext:value-type="float">
            <text:p>6</text:p>
          </table:table-cell>
          <table:table-cell table:style-name="ce1175" office:value-type="string" calcext:value-type="string">
            <text:p>-2</text:p>
          </table:table-cell>
          <table:table-cell table:style-name="ce1181" table:formula="of:=[.C263]/[.E263]" office:value-type="float" office:value="-2" calcext:value-type="float">
            <text:p>-2/1</text:p>
          </table:table-cell>
          <table:table-cell table:style-name="ce535" table:formula="of:=RANK([.B263];[.$B$221:.$B$270];0)" office:value-type="float" office:value="49" calcext:value-type="float">
            <text:p>49</text:p>
          </table:table-cell>
          <table:table-cell table:style-name="ce1069" table:number-columns-repeated="19"/>
          <table:table-cell table:style-name="ce685" table:number-columns-repeated="2"/>
          <table:table-cell table:style-name="ce685" table:formula="of:=IF(ABS([.AF263]-[.$L$210])&lt;10^-9;&quot;Oui&quot;;&quot;&quot;)">
            <text:p/>
          </table:table-cell>
          <table:table-cell table:style-name="ce1204" table:formula="of:=[.AF262]+0.05" office:value-type="float" office:value="-6.29999999999998" calcext:value-type="float">
            <text:p>-6,29999999999998</text:p>
          </table:table-cell>
          <table:table-cell table:style-name="ce763" table:formula="of:=IF(ABS([.AF263]-[.$L$210])&lt;10^-9;&quot;&quot;;[.AH263])" office:value-type="float" office:value="-1.13978494623656" calcext:value-type="float">
            <text:p>-1,13978494623656</text:p>
          </table:table-cell>
          <table:table-cell table:style-name="ce763" table:formula="of:=([.$A$208]*[.AF263]+[.$B$208])/([.$C$208]*[.AF263]+[.$D$208])" office:value-type="float" office:value="-1.13978494623656" calcext:value-type="float">
            <text:p>-1,13978494623656</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6" table:formula="of:=[.A263]+1" office:value-type="float" office:value="44" calcext:value-type="float">
            <text:p>44</text:p>
          </table:table-cell>
          <table:table-cell table:style-name="ce634" office:value-type="float" office:value="0.757150834253184" calcext:value-type="float">
            <text:p>0,757150834253184</text:p>
          </table:table-cell>
          <table:table-cell table:style-name="ce634" office:value-type="float" office:value="4" calcext:value-type="float">
            <text:p>4</text:p>
          </table:table-cell>
          <table:table-cell table:style-name="ce634" office:value-type="float" office:value="8" calcext:value-type="float">
            <text:p>8</text:p>
          </table:table-cell>
          <table:table-cell table:number-columns-repeated="2" table:style-name="ce634" office:value-type="float" office:value="-2" calcext:value-type="float">
            <text:p>-2</text:p>
          </table:table-cell>
          <table:table-cell table:style-name="ce1176" office:value-type="string" calcext:value-type="string">
            <text:p>-2</text:p>
          </table:table-cell>
          <table:table-cell table:style-name="ce1182" table:formula="of:=[.C264]/[.E264]" office:value-type="float" office:value="-2" calcext:value-type="float">
            <text:p>-2/1</text:p>
          </table:table-cell>
          <table:table-cell table:style-name="ce634" table:formula="of:=RANK([.B264];[.$B$221:.$B$270];0)" office:value-type="float" office:value="11" calcext:value-type="float">
            <text:p>11</text:p>
          </table:table-cell>
          <table:table-cell table:style-name="ce892" table:number-columns-repeated="2"/>
          <table:table-cell table:style-name="ce685" table:number-columns-repeated="19"/>
          <table:table-cell table:style-name="ce685" table:formula="of:=IF(ABS([.AF264]-[.$L$210])&lt;10^-9;&quot;Oui&quot;;&quot;&quot;)">
            <text:p/>
          </table:table-cell>
          <table:table-cell table:style-name="ce1204" table:formula="of:=[.AF263]+0.05" office:value-type="float" office:value="-6.24999999999998" calcext:value-type="float">
            <text:p>-6,24999999999998</text:p>
          </table:table-cell>
          <table:table-cell table:style-name="ce696" table:formula="of:=IF(ABS([.AF264]-[.$L$210])&lt;10^-9;&quot;&quot;;[.AH264])" office:value-type="float" office:value="-1.13513513513513" calcext:value-type="float">
            <text:p>-1,13513513513513</text:p>
          </table:table-cell>
          <table:table-cell table:style-name="ce696" table:formula="of:=([.$A$208]*[.AF264]+[.$B$208])/([.$C$208]*[.AF264]+[.$D$208])" office:value-type="float" office:value="-1.13513513513513" calcext:value-type="float">
            <text:p>-1,13513513513513</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5" table:formula="of:=[.A264]+1" office:value-type="float" office:value="45" calcext:value-type="float">
            <text:p>45</text:p>
          </table:table-cell>
          <table:table-cell table:style-name="ce535" office:value-type="float" office:value="0.39535209086743" calcext:value-type="float">
            <text:p>0,39535209086743</text:p>
          </table:table-cell>
          <table:table-cell table:style-name="ce535" office:value-type="float" office:value="4" calcext:value-type="float">
            <text:p>4</text:p>
          </table:table-cell>
          <table:table-cell table:style-name="ce535" office:value-type="float" office:value="12" calcext:value-type="float">
            <text:p>12</text:p>
          </table:table-cell>
          <table:table-cell table:style-name="ce535" office:value-type="float" office:value="1" calcext:value-type="float">
            <text:p>1</text:p>
          </table:table-cell>
          <table:table-cell table:style-name="ce535" office:value-type="float" office:value="2" calcext:value-type="float">
            <text:p>2</text:p>
          </table:table-cell>
          <table:table-cell table:style-name="ce1175" table:formula="of:=IF([.E265]=1;[.C265];IF([.E265]=-1;-[.C265];IF([.E265]&gt;0;CONCATENATE([.C265];&quot;/&quot;;[.E265]);CONCATENATE(-[.C265];&quot;/&quot;;-[.E265]))))" office:value-type="float" office:value="4" calcext:value-type="float">
            <text:p>4</text:p>
          </table:table-cell>
          <table:table-cell table:style-name="ce1181" table:formula="of:=[.C265]/[.E265]" office:value-type="float" office:value="4" calcext:value-type="float">
            <text:p>4/1</text:p>
          </table:table-cell>
          <table:table-cell table:style-name="ce535" table:formula="of:=RANK([.B265];[.$B$221:.$B$270];0)" office:value-type="float" office:value="28" calcext:value-type="float">
            <text:p>28</text:p>
          </table:table-cell>
          <table:table-cell table:style-name="ce892" table:number-columns-repeated="2"/>
          <table:table-cell table:style-name="ce685" table:number-columns-repeated="19"/>
          <table:table-cell table:style-name="ce685" table:formula="of:=IF(ABS([.AF265]-[.$L$210])&lt;10^-9;&quot;Oui&quot;;&quot;&quot;)">
            <text:p/>
          </table:table-cell>
          <table:table-cell table:style-name="ce1204" table:formula="of:=[.AF264]+0.05" office:value-type="float" office:value="-6.19999999999998" calcext:value-type="float">
            <text:p>-6,19999999999998</text:p>
          </table:table-cell>
          <table:table-cell table:style-name="ce763" table:formula="of:=IF(ABS([.AF265]-[.$L$210])&lt;10^-9;&quot;&quot;;[.AH265])" office:value-type="float" office:value="-1.13043478260869" calcext:value-type="float">
            <text:p>-1,13043478260869</text:p>
          </table:table-cell>
          <table:table-cell table:style-name="ce763" table:formula="of:=([.$A$208]*[.AF265]+[.$B$208])/([.$C$208]*[.AF265]+[.$D$208])" office:value-type="float" office:value="-1.13043478260869" calcext:value-type="float">
            <text:p>-1,13043478260869</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6" table:formula="of:=[.A265]+1" office:value-type="float" office:value="46" calcext:value-type="float">
            <text:p>46</text:p>
          </table:table-cell>
          <table:table-cell table:style-name="ce634" office:value-type="float" office:value="0.265356386763808" calcext:value-type="float">
            <text:p>0,265356386763808</text:p>
          </table:table-cell>
          <table:table-cell table:style-name="ce634" office:value-type="float" office:value="5" calcext:value-type="float">
            <text:p>5</text:p>
          </table:table-cell>
          <table:table-cell table:style-name="ce634" office:value-type="float" office:value="15" calcext:value-type="float">
            <text:p>15</text:p>
          </table:table-cell>
          <table:table-cell table:style-name="ce634" office:value-type="float" office:value="2" calcext:value-type="float">
            <text:p>2</text:p>
          </table:table-cell>
          <table:table-cell table:style-name="ce634" office:value-type="float" office:value="4" calcext:value-type="float">
            <text:p>4</text:p>
          </table:table-cell>
          <table:table-cell table:style-name="ce1176" table:formula="of:=IF([.E266]=1;[.C266];IF([.E266]=-1;-[.C266];IF([.E266]&gt;0;CONCATENATE([.C266];&quot;/&quot;;[.E266]);CONCATENATE(-[.C266];&quot;/&quot;;-[.E266]))))" office:value-type="string" office:string-value="5/2" calcext:value-type="string">
            <text:p>5/2</text:p>
          </table:table-cell>
          <table:table-cell table:style-name="ce1182" table:formula="of:=[.C266]/[.E266]" office:value-type="float" office:value="2.5" calcext:value-type="float">
            <text:p>5/2</text:p>
          </table:table-cell>
          <table:table-cell table:style-name="ce634" table:formula="of:=RANK([.B266];[.$B$221:.$B$270];0)" office:value-type="float" office:value="36" calcext:value-type="float">
            <text:p>36</text:p>
          </table:table-cell>
          <table:table-cell table:style-name="ce892" table:number-columns-repeated="2"/>
          <table:table-cell table:style-name="ce685" table:number-columns-repeated="19"/>
          <table:table-cell table:style-name="ce685" table:formula="of:=IF(ABS([.AF266]-[.$L$210])&lt;10^-9;&quot;Oui&quot;;&quot;&quot;)">
            <text:p/>
          </table:table-cell>
          <table:table-cell table:style-name="ce1204" table:formula="of:=[.AF265]+0.05" office:value-type="float" office:value="-6.14999999999998" calcext:value-type="float">
            <text:p>-6,14999999999998</text:p>
          </table:table-cell>
          <table:table-cell table:style-name="ce696" table:formula="of:=IF(ABS([.AF266]-[.$L$210])&lt;10^-9;&quot;&quot;;[.AH266])" office:value-type="float" office:value="-1.12568306010929" calcext:value-type="float">
            <text:p>-1,12568306010929</text:p>
          </table:table-cell>
          <table:table-cell table:style-name="ce696" table:formula="of:=([.$A$208]*[.AF266]+[.$B$208])/([.$C$208]*[.AF266]+[.$D$208])" office:value-type="float" office:value="-1.12568306010929" calcext:value-type="float">
            <text:p>-1,12568306010929</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5" table:formula="of:=[.A266]+1" office:value-type="float" office:value="47" calcext:value-type="float">
            <text:p>47</text:p>
          </table:table-cell>
          <table:table-cell table:style-name="ce535" office:value-type="float" office:value="0.741061940348032" calcext:value-type="float">
            <text:p>0,741061940348032</text:p>
          </table:table-cell>
          <table:table-cell table:style-name="ce535" office:value-type="float" office:value="5" calcext:value-type="float">
            <text:p>5</text:p>
          </table:table-cell>
          <table:table-cell table:style-name="ce535" office:value-type="float" office:value="20" calcext:value-type="float">
            <text:p>20</text:p>
          </table:table-cell>
          <table:table-cell table:style-name="ce535" office:value-type="float" office:value="-3" calcext:value-type="float">
            <text:p>-3</text:p>
          </table:table-cell>
          <table:table-cell table:style-name="ce535" office:value-type="float" office:value="6" calcext:value-type="float">
            <text:p>6</text:p>
          </table:table-cell>
          <table:table-cell table:style-name="ce1175" table:formula="of:=IF([.E267]=1;[.C267];IF([.E267]=-1;-[.C267];IF([.E267]&gt;0;CONCATENATE([.C267];&quot;/&quot;;[.E267]);CONCATENATE(-[.C267];&quot;/&quot;;-[.E267]))))" office:value-type="string" office:string-value="-5/3" calcext:value-type="string">
            <text:p>-5/3</text:p>
          </table:table-cell>
          <table:table-cell table:style-name="ce1181" table:formula="of:=[.C267]/[.E267]" office:value-type="float" office:value="-1.66666666666667" calcext:value-type="float">
            <text:p>-5/3</text:p>
          </table:table-cell>
          <table:table-cell table:style-name="ce535" table:formula="of:=RANK([.B267];[.$B$221:.$B$270];0)" office:value-type="float" office:value="12" calcext:value-type="float">
            <text:p>12</text:p>
          </table:table-cell>
          <table:table-cell table:style-name="ce892" table:number-columns-repeated="2"/>
          <table:table-cell table:style-name="ce685" table:number-columns-repeated="19"/>
          <table:table-cell table:style-name="ce685" table:formula="of:=IF(ABS([.AF267]-[.$L$210])&lt;10^-9;&quot;Oui&quot;;&quot;&quot;)">
            <text:p/>
          </table:table-cell>
          <table:table-cell table:style-name="ce1204" table:formula="of:=[.AF266]+0.05" office:value-type="float" office:value="-6.09999999999998" calcext:value-type="float">
            <text:p>-6,09999999999998</text:p>
          </table:table-cell>
          <table:table-cell table:style-name="ce763" table:formula="of:=IF(ABS([.AF267]-[.$L$210])&lt;10^-9;&quot;&quot;;[.AH267])" office:value-type="float" office:value="-1.12087912087912" calcext:value-type="float">
            <text:p>-1,12087912087912</text:p>
          </table:table-cell>
          <table:table-cell table:style-name="ce763" table:formula="of:=([.$A$208]*[.AF267]+[.$B$208])/([.$C$208]*[.AF267]+[.$D$208])" office:value-type="float" office:value="-1.12087912087912" calcext:value-type="float">
            <text:p>-1,12087912087912</text:p>
          </table:table-cell>
          <table:table-cell table:style-name="ce1084"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6" table:formula="of:=[.A267]+1" office:value-type="float" office:value="48" calcext:value-type="float">
            <text:p>48</text:p>
          </table:table-cell>
          <table:table-cell table:style-name="ce634" office:value-type="float" office:value="0.184899124968678" calcext:value-type="float">
            <text:p>0,184899124968678</text:p>
          </table:table-cell>
          <table:table-cell table:style-name="ce634" office:value-type="float" office:value="5" calcext:value-type="float">
            <text:p>5</text:p>
          </table:table-cell>
          <table:table-cell table:style-name="ce634" office:value-type="float" office:value="20" calcext:value-type="float">
            <text:p>20</text:p>
          </table:table-cell>
          <table:table-cell table:style-name="ce634" office:value-type="float" office:value="1" calcext:value-type="float">
            <text:p>1</text:p>
          </table:table-cell>
          <table:table-cell table:style-name="ce634" office:value-type="float" office:value="3" calcext:value-type="float">
            <text:p>3</text:p>
          </table:table-cell>
          <table:table-cell table:style-name="ce1176" table:formula="of:=IF([.E268]=1;[.C268];IF([.E268]=-1;-[.C268];IF([.E268]&gt;0;CONCATENATE([.C268];&quot;/&quot;;[.E268]);CONCATENATE(-[.C268];&quot;/&quot;;-[.E268]))))" office:value-type="float" office:value="5" calcext:value-type="float">
            <text:p>5</text:p>
          </table:table-cell>
          <table:table-cell table:style-name="ce1182" table:formula="of:=[.C268]/[.E268]" office:value-type="float" office:value="5" calcext:value-type="float">
            <text:p>5/1</text:p>
          </table:table-cell>
          <table:table-cell table:style-name="ce634" table:formula="of:=RANK([.B268];[.$B$221:.$B$270];0)" office:value-type="float" office:value="41" calcext:value-type="float">
            <text:p>41</text:p>
          </table:table-cell>
          <table:table-cell table:style-name="ce892" table:number-columns-repeated="2"/>
          <table:table-cell table:style-name="ce685" table:number-columns-repeated="19"/>
          <table:table-cell table:style-name="ce685" table:formula="of:=IF(ABS([.AF268]-[.$L$210])&lt;10^-9;&quot;Oui&quot;;&quot;&quot;)">
            <text:p/>
          </table:table-cell>
          <table:table-cell table:style-name="ce1204" table:formula="of:=[.AF267]+0.05" office:value-type="float" office:value="-6.04999999999998" calcext:value-type="float">
            <text:p>-6,04999999999998</text:p>
          </table:table-cell>
          <table:table-cell table:style-name="ce696" table:formula="of:=IF(ABS([.AF268]-[.$L$210])&lt;10^-9;&quot;&quot;;[.AH268])" office:value-type="float" office:value="-1.11602209944751" calcext:value-type="float">
            <text:p>-1,11602209944751</text:p>
          </table:table-cell>
          <table:table-cell table:style-name="ce696" table:formula="of:=([.$A$208]*[.AF268]+[.$B$208])/([.$C$208]*[.AF268]+[.$D$208])" office:value-type="float" office:value="-1.11602209944751" calcext:value-type="float">
            <text:p>-1,11602209944751</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5" table:formula="of:=[.A268]+1" office:value-type="float" office:value="49" calcext:value-type="float">
            <text:p>49</text:p>
          </table:table-cell>
          <table:table-cell table:style-name="ce535" office:value-type="float" office:value="0.769366171604314" calcext:value-type="float">
            <text:p>0,769366171604314</text:p>
          </table:table-cell>
          <table:table-cell table:style-name="ce535" office:value-type="float" office:value="5" calcext:value-type="float">
            <text:p>5</text:p>
          </table:table-cell>
          <table:table-cell table:style-name="ce535" office:value-type="float" office:value="20" calcext:value-type="float">
            <text:p>20</text:p>
          </table:table-cell>
          <table:table-cell table:style-name="ce535" office:value-type="float" office:value="-2" calcext:value-type="float">
            <text:p>-2</text:p>
          </table:table-cell>
          <table:table-cell table:style-name="ce535" office:value-type="float" office:value="4" calcext:value-type="float">
            <text:p>4</text:p>
          </table:table-cell>
          <table:table-cell table:style-name="ce1175" table:formula="of:=IF([.E269]=1;[.C269];IF([.E269]=-1;-[.C269];IF([.E269]&gt;0;CONCATENATE([.C269];&quot;/&quot;;[.E269]);CONCATENATE(-[.C269];&quot;/&quot;;-[.E269]))))" office:value-type="string" office:string-value="-5/2" calcext:value-type="string">
            <text:p>-5/2</text:p>
          </table:table-cell>
          <table:table-cell table:style-name="ce1181" table:formula="of:=[.C269]/[.E269]" office:value-type="float" office:value="-2.5" calcext:value-type="float">
            <text:p>-5/2</text:p>
          </table:table-cell>
          <table:table-cell table:style-name="ce535" table:formula="of:=RANK([.B269];[.$B$221:.$B$270];0)" office:value-type="float" office:value="10" calcext:value-type="float">
            <text:p>10</text:p>
          </table:table-cell>
          <table:table-cell table:style-name="ce892" table:number-columns-repeated="2"/>
          <table:table-cell table:style-name="ce685" table:number-columns-repeated="19"/>
          <table:table-cell table:style-name="ce685" table:formula="of:=IF(ABS([.AF269]-[.$L$210])&lt;10^-9;&quot;Oui&quot;;&quot;&quot;)">
            <text:p/>
          </table:table-cell>
          <table:table-cell table:style-name="ce1204" table:formula="of:=[.AF268]+0.05" office:value-type="float" office:value="-5.99999999999998" calcext:value-type="float">
            <text:p>-5,99999999999998</text:p>
          </table:table-cell>
          <table:table-cell table:style-name="ce763" table:formula="of:=IF(ABS([.AF269]-[.$L$210])&lt;10^-9;&quot;&quot;;[.AH269])" office:value-type="float" office:value="-1.11111111111111" calcext:value-type="float">
            <text:p>-1,11111111111111</text:p>
          </table:table-cell>
          <table:table-cell table:style-name="ce763" table:formula="of:=([.$A$208]*[.AF269]+[.$B$208])/([.$C$208]*[.AF269]+[.$D$208])" office:value-type="float" office:value="-1.11111111111111" calcext:value-type="float">
            <text:p>-1,11111111111111</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style-name="ce586" table:formula="of:=[.A269]+1" office:value-type="float" office:value="50" calcext:value-type="float">
            <text:p>50</text:p>
          </table:table-cell>
          <table:table-cell table:style-name="ce634" office:value-type="float" office:value="0.795382837263761" calcext:value-type="float">
            <text:p>0,795382837263761</text:p>
          </table:table-cell>
          <table:table-cell table:style-name="ce634" office:value-type="float" office:value="5" calcext:value-type="float">
            <text:p>5</text:p>
          </table:table-cell>
          <table:table-cell table:style-name="ce634" office:value-type="float" office:value="25" calcext:value-type="float">
            <text:p>25</text:p>
          </table:table-cell>
          <table:table-cell table:number-columns-repeated="2" table:style-name="ce634" office:value-type="float" office:value="-1" calcext:value-type="float">
            <text:p>-1</text:p>
          </table:table-cell>
          <table:table-cell table:style-name="ce1176" table:formula="of:=IF([.E270]=1;[.C270];IF([.E270]=-1;-[.C270];IF([.E270]&gt;0;CONCATENATE([.C270];&quot;/&quot;;[.E270]);CONCATENATE(-[.C270];&quot;/&quot;;-[.E270]))))" office:value-type="float" office:value="-5" calcext:value-type="float">
            <text:p>-5</text:p>
          </table:table-cell>
          <table:table-cell table:style-name="ce1182" table:formula="of:=[.C270]/[.E270]" office:value-type="float" office:value="-5" calcext:value-type="float">
            <text:p>-5/1</text:p>
          </table:table-cell>
          <table:table-cell table:style-name="ce634" table:formula="of:=RANK([.B270];[.$B$221:.$B$270];0)" office:value-type="float" office:value="9" calcext:value-type="float">
            <text:p>9</text:p>
          </table:table-cell>
          <table:table-cell table:style-name="ce892" table:number-columns-repeated="2"/>
          <table:table-cell table:style-name="ce685" table:number-columns-repeated="19"/>
          <table:table-cell table:style-name="ce685" table:formula="of:=IF(ABS([.AF270]-[.$L$210])&lt;10^-9;&quot;Oui&quot;;&quot;&quot;)">
            <text:p/>
          </table:table-cell>
          <table:table-cell table:style-name="ce1204" table:formula="of:=[.AF269]+0.05" office:value-type="float" office:value="-5.94999999999998" calcext:value-type="float">
            <text:p>-5,94999999999998</text:p>
          </table:table-cell>
          <table:table-cell table:style-name="ce696" table:formula="of:=IF(ABS([.AF270]-[.$L$210])&lt;10^-9;&quot;&quot;;[.AH270])" office:value-type="float" office:value="-1.10614525139665" calcext:value-type="float">
            <text:p>-1,10614525139665</text:p>
          </table:table-cell>
          <table:table-cell table:style-name="ce696" table:formula="of:=([.$A$208]*[.AF270]+[.$B$208])/([.$C$208]*[.AF270]+[.$D$208])" office:value-type="float" office:value="-1.10614525139665" calcext:value-type="float">
            <text:p>-1,10614525139665</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6"/>
          <table:table-cell table:style-name="ce685" table:number-columns-repeated="19"/>
          <table:table-cell table:style-name="ce685" table:formula="of:=IF(ABS([.AF271]-[.$L$210])&lt;10^-9;&quot;Oui&quot;;&quot;&quot;)">
            <text:p/>
          </table:table-cell>
          <table:table-cell table:style-name="ce1204" table:formula="of:=[.AF270]+0.05" office:value-type="float" office:value="-5.89999999999998" calcext:value-type="float">
            <text:p>-5,89999999999998</text:p>
          </table:table-cell>
          <table:table-cell table:style-name="ce763" table:formula="of:=IF(ABS([.AF271]-[.$L$210])&lt;10^-9;&quot;&quot;;[.AH271])" office:value-type="float" office:value="-1.10112359550562" calcext:value-type="float">
            <text:p>-1,10112359550562</text:p>
          </table:table-cell>
          <table:table-cell table:style-name="ce763" table:formula="of:=([.$A$208]*[.AF271]+[.$B$208])/([.$C$208]*[.AF271]+[.$D$208])" office:value-type="float" office:value="-1.10112359550562" calcext:value-type="float">
            <text:p>-1,10112359550562</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9"/>
          <table:table-cell table:style-name="ce685" table:formula="of:=IF(ABS([.AF272]-[.$L$210])&lt;10^-9;&quot;Oui&quot;;&quot;&quot;)">
            <text:p/>
          </table:table-cell>
          <table:table-cell table:style-name="ce1204" table:formula="of:=[.AF271]+0.05" office:value-type="float" office:value="-5.84999999999998" calcext:value-type="float">
            <text:p>-5,84999999999998</text:p>
          </table:table-cell>
          <table:table-cell table:style-name="ce696" table:formula="of:=IF(ABS([.AF272]-[.$L$210])&lt;10^-9;&quot;&quot;;[.AH272])" office:value-type="float" office:value="-1.09604519774011" calcext:value-type="float">
            <text:p>-1,09604519774011</text:p>
          </table:table-cell>
          <table:table-cell table:style-name="ce696" table:formula="of:=([.$A$208]*[.AF272]+[.$B$208])/([.$C$208]*[.AF272]+[.$D$208])" office:value-type="float" office:value="-1.09604519774011" calcext:value-type="float">
            <text:p>-1,09604519774011</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9"/>
          <table:table-cell table:style-name="ce685" table:formula="of:=IF(ABS([.AF273]-[.$L$210])&lt;10^-9;&quot;Oui&quot;;&quot;&quot;)">
            <text:p/>
          </table:table-cell>
          <table:table-cell table:style-name="ce1204" table:formula="of:=[.AF272]+0.05" office:value-type="float" office:value="-5.79999999999998" calcext:value-type="float">
            <text:p>-5,79999999999998</text:p>
          </table:table-cell>
          <table:table-cell table:style-name="ce763" table:formula="of:=IF(ABS([.AF273]-[.$L$210])&lt;10^-9;&quot;&quot;;[.AH273])" office:value-type="float" office:value="-1.09090909090909" calcext:value-type="float">
            <text:p>-1,09090909090909</text:p>
          </table:table-cell>
          <table:table-cell table:style-name="ce763" table:formula="of:=([.$A$208]*[.AF273]+[.$B$208])/([.$C$208]*[.AF273]+[.$D$208])" office:value-type="float" office:value="-1.09090909090909" calcext:value-type="float">
            <text:p>-1,09090909090909</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9"/>
          <table:table-cell table:style-name="ce685" table:formula="of:=IF(ABS([.AF274]-[.$L$210])&lt;10^-9;&quot;Oui&quot;;&quot;&quot;)">
            <text:p/>
          </table:table-cell>
          <table:table-cell table:style-name="ce1204" table:formula="of:=[.AF273]+0.05" office:value-type="float" office:value="-5.74999999999998" calcext:value-type="float">
            <text:p>-5,74999999999998</text:p>
          </table:table-cell>
          <table:table-cell table:style-name="ce696" table:formula="of:=IF(ABS([.AF274]-[.$L$210])&lt;10^-9;&quot;&quot;;[.AH274])" office:value-type="float" office:value="-1.08571428571428" calcext:value-type="float">
            <text:p>-1,08571428571428</text:p>
          </table:table-cell>
          <table:table-cell table:style-name="ce696" table:formula="of:=([.$A$208]*[.AF274]+[.$B$208])/([.$C$208]*[.AF274]+[.$D$208])" office:value-type="float" office:value="-1.08571428571428" calcext:value-type="float">
            <text:p>-1,08571428571428</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9"/>
          <table:table-cell table:style-name="ce685" table:formula="of:=IF(ABS([.AF275]-[.$L$210])&lt;10^-9;&quot;Oui&quot;;&quot;&quot;)">
            <text:p/>
          </table:table-cell>
          <table:table-cell table:style-name="ce1204" table:formula="of:=[.AF274]+0.05" office:value-type="float" office:value="-5.69999999999998" calcext:value-type="float">
            <text:p>-5,69999999999998</text:p>
          </table:table-cell>
          <table:table-cell table:style-name="ce763" table:formula="of:=IF(ABS([.AF275]-[.$L$210])&lt;10^-9;&quot;&quot;;[.AH275])" office:value-type="float" office:value="-1.08045977011494" calcext:value-type="float">
            <text:p>-1,08045977011494</text:p>
          </table:table-cell>
          <table:table-cell table:style-name="ce763" table:formula="of:=([.$A$208]*[.AF275]+[.$B$208])/([.$C$208]*[.AF275]+[.$D$208])" office:value-type="float" office:value="-1.08045977011494" calcext:value-type="float">
            <text:p>-1,08045977011494</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4"/>
          <table:table-cell table:style-name="ce685" table:number-columns-repeated="19"/>
          <table:table-cell table:style-name="ce685" table:formula="of:=IF(ABS([.AF276]-[.$L$210])&lt;10^-9;&quot;Oui&quot;;&quot;&quot;)">
            <text:p/>
          </table:table-cell>
          <table:table-cell table:style-name="ce1204" table:formula="of:=[.AF275]+0.05" office:value-type="float" office:value="-5.64999999999998" calcext:value-type="float">
            <text:p>-5,64999999999998</text:p>
          </table:table-cell>
          <table:table-cell table:style-name="ce696" table:formula="of:=IF(ABS([.AF276]-[.$L$210])&lt;10^-9;&quot;&quot;;[.AH276])" office:value-type="float" office:value="-1.07514450867052" calcext:value-type="float">
            <text:p>-1,07514450867052</text:p>
          </table:table-cell>
          <table:table-cell table:style-name="ce696" table:formula="of:=([.$A$208]*[.AF276]+[.$B$208])/([.$C$208]*[.AF276]+[.$D$208])" office:value-type="float" office:value="-1.07514450867052" calcext:value-type="float">
            <text:p>-1,07514450867052</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style-name="ce685" table:number-columns-repeated="2"/>
          <table:table-cell table:style-name="ce685" table:formula="of:=IF(ABS([.AF277]-[.$L$210])&lt;10^-9;&quot;Oui&quot;;&quot;&quot;)">
            <text:p/>
          </table:table-cell>
          <table:table-cell table:style-name="ce1204" table:formula="of:=[.AF276]+0.05" office:value-type="float" office:value="-5.59999999999998" calcext:value-type="float">
            <text:p>-5,59999999999998</text:p>
          </table:table-cell>
          <table:table-cell table:style-name="ce763" table:formula="of:=IF(ABS([.AF277]-[.$L$210])&lt;10^-9;&quot;&quot;;[.AH277])" office:value-type="float" office:value="-1.06976744186046" calcext:value-type="float">
            <text:p>-1,06976744186046</text:p>
          </table:table-cell>
          <table:table-cell table:style-name="ce763" table:formula="of:=([.$A$208]*[.AF277]+[.$B$208])/([.$C$208]*[.AF277]+[.$D$208])" office:value-type="float" office:value="-1.06976744186046" calcext:value-type="float">
            <text:p>-1,06976744186046</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style-name="ce685" table:number-columns-repeated="2"/>
          <table:table-cell table:style-name="ce685" table:formula="of:=IF(ABS([.AF278]-[.$L$210])&lt;10^-9;&quot;Oui&quot;;&quot;&quot;)">
            <text:p/>
          </table:table-cell>
          <table:table-cell table:style-name="ce1204" table:formula="of:=[.AF277]+0.05" office:value-type="float" office:value="-5.54999999999998" calcext:value-type="float">
            <text:p>-5,54999999999998</text:p>
          </table:table-cell>
          <table:table-cell table:style-name="ce696" table:formula="of:=IF(ABS([.AF278]-[.$L$210])&lt;10^-9;&quot;&quot;;[.AH278])" office:value-type="float" office:value="-1.06432748538011" calcext:value-type="float">
            <text:p>-1,06432748538011</text:p>
          </table:table-cell>
          <table:table-cell table:style-name="ce696" table:formula="of:=([.$A$208]*[.AF278]+[.$B$208])/([.$C$208]*[.AF278]+[.$D$208])" office:value-type="float" office:value="-1.06432748538011" calcext:value-type="float">
            <text:p>-1,06432748538011</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style-name="ce685" table:number-columns-repeated="2"/>
          <table:table-cell table:style-name="ce685" table:formula="of:=IF(ABS([.AF279]-[.$L$210])&lt;10^-9;&quot;Oui&quot;;&quot;&quot;)">
            <text:p/>
          </table:table-cell>
          <table:table-cell table:style-name="ce1204" table:formula="of:=[.AF278]+0.05" office:value-type="float" office:value="-5.49999999999998" calcext:value-type="float">
            <text:p>-5,49999999999998</text:p>
          </table:table-cell>
          <table:table-cell table:style-name="ce763" table:formula="of:=IF(ABS([.AF279]-[.$L$210])&lt;10^-9;&quot;&quot;;[.AH279])" office:value-type="float" office:value="-1.05882352941176" calcext:value-type="float">
            <text:p>-1,05882352941176</text:p>
          </table:table-cell>
          <table:table-cell table:style-name="ce763" table:formula="of:=([.$A$208]*[.AF279]+[.$B$208])/([.$C$208]*[.AF279]+[.$D$208])" office:value-type="float" office:value="-1.05882352941176" calcext:value-type="float">
            <text:p>-1,05882352941176</text:p>
          </table:table-cell>
          <table:table-cell table:style-name="ce685" table:number-columns-repeated="4"/>
          <table:table-cell table:style-name="ce682" table:number-columns-repeated="2"/>
          <table:table-cell table:number-columns-repeated="14"/>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21"/>
          <table:table-cell table:style-name="ce682" table:number-columns-repeated="2"/>
          <table:table-cell table:style-name="ce685" table:formula="of:=IF(ABS([.AF280]-[.$L$210])&lt;10^-9;&quot;Oui&quot;;&quot;&quot;)">
            <text:p/>
          </table:table-cell>
          <table:table-cell table:style-name="ce1204" table:formula="of:=[.AF279]+0.05" office:value-type="float" office:value="-5.44999999999998" calcext:value-type="float">
            <text:p>-5,44999999999998</text:p>
          </table:table-cell>
          <table:table-cell table:style-name="ce696" table:formula="of:=IF(ABS([.AF280]-[.$L$210])&lt;10^-9;&quot;&quot;;[.AH280])" office:value-type="float" office:value="-1.05325443786982" calcext:value-type="float">
            <text:p>-1,05325443786982</text:p>
          </table:table-cell>
          <table:table-cell table:style-name="ce696" table:formula="of:=([.$A$208]*[.AF280]+[.$B$208])/([.$C$208]*[.AF280]+[.$D$208])" office:value-type="float" office:value="-1.05325443786982" calcext:value-type="float">
            <text:p>-1,05325443786982</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style-name="ce682" table:number-columns-repeated="2"/>
          <table:table-cell table:style-name="ce685" table:formula="of:=IF(ABS([.AF281]-[.$L$210])&lt;10^-9;&quot;Oui&quot;;&quot;&quot;)">
            <text:p/>
          </table:table-cell>
          <table:table-cell table:style-name="ce1204" table:formula="of:=[.AF280]+0.05" office:value-type="float" office:value="-5.39999999999998" calcext:value-type="float">
            <text:p>-5,39999999999998</text:p>
          </table:table-cell>
          <table:table-cell table:style-name="ce763" table:formula="of:=IF(ABS([.AF281]-[.$L$210])&lt;10^-9;&quot;&quot;;[.AH281])" office:value-type="float" office:value="-1.04761904761905" calcext:value-type="float">
            <text:p>-1,04761904761905</text:p>
          </table:table-cell>
          <table:table-cell table:style-name="ce763" table:formula="of:=([.$A$208]*[.AF281]+[.$B$208])/([.$C$208]*[.AF281]+[.$D$208])" office:value-type="float" office:value="-1.04761904761905" calcext:value-type="float">
            <text:p>-1,04761904761905</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21"/>
          <table:table-cell table:style-name="ce682" table:number-columns-repeated="2"/>
          <table:table-cell table:style-name="ce685" table:formula="of:=IF(ABS([.AF282]-[.$L$210])&lt;10^-9;&quot;Oui&quot;;&quot;&quot;)">
            <text:p/>
          </table:table-cell>
          <table:table-cell table:style-name="ce1204" table:formula="of:=[.AF281]+0.05" office:value-type="float" office:value="-5.34999999999998" calcext:value-type="float">
            <text:p>-5,34999999999998</text:p>
          </table:table-cell>
          <table:table-cell table:style-name="ce696" table:formula="of:=IF(ABS([.AF282]-[.$L$210])&lt;10^-9;&quot;&quot;;[.AH282])" office:value-type="float" office:value="-1.04191616766467" calcext:value-type="float">
            <text:p>-1,04191616766467</text:p>
          </table:table-cell>
          <table:table-cell table:style-name="ce696" table:formula="of:=([.$A$208]*[.AF282]+[.$B$208])/([.$C$208]*[.AF282]+[.$D$208])" office:value-type="float" office:value="-1.04191616766467" calcext:value-type="float">
            <text:p>-1,04191616766467</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style-name="ce682" table:number-columns-repeated="2"/>
          <table:table-cell table:style-name="ce685" table:formula="of:=IF(ABS([.AF283]-[.$L$210])&lt;10^-9;&quot;Oui&quot;;&quot;&quot;)">
            <text:p/>
          </table:table-cell>
          <table:table-cell table:style-name="ce1204" table:formula="of:=[.AF282]+0.05" office:value-type="float" office:value="-5.29999999999998" calcext:value-type="float">
            <text:p>-5,29999999999998</text:p>
          </table:table-cell>
          <table:table-cell table:style-name="ce763" table:formula="of:=IF(ABS([.AF283]-[.$L$210])&lt;10^-9;&quot;&quot;;[.AH283])" office:value-type="float" office:value="-1.03614457831325" calcext:value-type="float">
            <text:p>-1,03614457831325</text:p>
          </table:table-cell>
          <table:table-cell table:style-name="ce763" table:formula="of:=([.$A$208]*[.AF283]+[.$B$208])/([.$C$208]*[.AF283]+[.$D$208])" office:value-type="float" office:value="-1.03614457831325" calcext:value-type="float">
            <text:p>-1,03614457831325</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style-name="ce682" table:number-columns-repeated="2"/>
          <table:table-cell table:style-name="ce685" table:formula="of:=IF(ABS([.AF284]-[.$L$210])&lt;10^-9;&quot;Oui&quot;;&quot;&quot;)">
            <text:p/>
          </table:table-cell>
          <table:table-cell table:style-name="ce1204" table:formula="of:=[.AF283]+0.05" office:value-type="float" office:value="-5.24999999999998" calcext:value-type="float">
            <text:p>-5,24999999999998</text:p>
          </table:table-cell>
          <table:table-cell table:style-name="ce696" table:formula="of:=IF(ABS([.AF284]-[.$L$210])&lt;10^-9;&quot;&quot;;[.AH284])" office:value-type="float" office:value="-1.03030303030303" calcext:value-type="float">
            <text:p>-1,03030303030303</text:p>
          </table:table-cell>
          <table:table-cell table:style-name="ce696" table:formula="of:=([.$A$208]*[.AF284]+[.$B$208])/([.$C$208]*[.AF284]+[.$D$208])" office:value-type="float" office:value="-1.03030303030303" calcext:value-type="float">
            <text:p>-1,03030303030303</text:p>
          </table:table-cell>
          <table:table-cell table:style-name="ce682" table:number-columns-repeated="6"/>
          <table:table-cell table:number-columns-repeated="14"/>
          <table:table-cell table:style-name="ce1205"/>
          <table:table-cell table:style-name="ce989"/>
          <table:table-cell table:number-columns-repeated="37"/>
        </table:table-row>
        <table:table-row table:style-name="ro4">
          <table:table-cell/>
          <table:table-cell table:style-name="ce990"/>
          <table:table-cell table:style-name="ce1069" table:number-columns-repeated="5"/>
          <table:table-cell table:style-name="ce892" table:number-columns-repeated="21"/>
          <table:table-cell table:number-columns-repeated="2"/>
          <table:table-cell table:style-name="ce685" table:formula="of:=IF(ABS([.AF285]-[.$L$210])&lt;10^-9;&quot;Oui&quot;;&quot;&quot;)">
            <text:p/>
          </table:table-cell>
          <table:table-cell table:style-name="ce1204" table:formula="of:=[.AF284]+0.05" office:value-type="float" office:value="-5.19999999999998" calcext:value-type="float">
            <text:p>-5,19999999999998</text:p>
          </table:table-cell>
          <table:table-cell table:style-name="ce763" table:formula="of:=IF(ABS([.AF285]-[.$L$210])&lt;10^-9;&quot;&quot;;[.AH285])" office:value-type="float" office:value="-1.02439024390244" calcext:value-type="float">
            <text:p>-1,02439024390244</text:p>
          </table:table-cell>
          <table:table-cell table:style-name="ce763" table:formula="of:=([.$A$208]*[.AF285]+[.$B$208])/([.$C$208]*[.AF285]+[.$D$208])" office:value-type="float" office:value="-1.02439024390244" calcext:value-type="float">
            <text:p>-1,02439024390244</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26"/>
          <table:table-cell table:number-columns-repeated="2"/>
          <table:table-cell table:style-name="ce685" table:formula="of:=IF(ABS([.AF286]-[.$L$210])&lt;10^-9;&quot;Oui&quot;;&quot;&quot;)">
            <text:p/>
          </table:table-cell>
          <table:table-cell table:style-name="ce1204" table:formula="of:=[.AF285]+0.05" office:value-type="float" office:value="-5.14999999999998" calcext:value-type="float">
            <text:p>-5,14999999999998</text:p>
          </table:table-cell>
          <table:table-cell table:style-name="ce696" table:formula="of:=IF(ABS([.AF286]-[.$L$210])&lt;10^-9;&quot;&quot;;[.AH286])" office:value-type="float" office:value="-1.01840490797546" calcext:value-type="float">
            <text:p>-1,01840490797546</text:p>
          </table:table-cell>
          <table:table-cell table:style-name="ce696" table:formula="of:=([.$A$208]*[.AF286]+[.$B$208])/([.$C$208]*[.AF286]+[.$D$208])" office:value-type="float" office:value="-1.01840490797546" calcext:value-type="float">
            <text:p>-1,01840490797546</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2"/>
          <table:table-cell table:style-name="ce1069" table:number-columns-repeated="21"/>
          <table:table-cell table:number-columns-repeated="2"/>
          <table:table-cell table:style-name="ce685" table:formula="of:=IF(ABS([.AF287]-[.$L$210])&lt;10^-9;&quot;Oui&quot;;&quot;&quot;)">
            <text:p/>
          </table:table-cell>
          <table:table-cell table:style-name="ce1204" table:formula="of:=[.AF286]+0.05" office:value-type="float" office:value="-5.09999999999998" calcext:value-type="float">
            <text:p>-5,09999999999998</text:p>
          </table:table-cell>
          <table:table-cell table:style-name="ce763" table:formula="of:=IF(ABS([.AF287]-[.$L$210])&lt;10^-9;&quot;&quot;;[.AH287])" office:value-type="float" office:value="-1.01234567901234" calcext:value-type="float">
            <text:p>-1,01234567901234</text:p>
          </table:table-cell>
          <table:table-cell table:style-name="ce763" table:formula="of:=([.$A$208]*[.AF287]+[.$B$208])/([.$C$208]*[.AF287]+[.$D$208])" office:value-type="float" office:value="-1.01234567901234" calcext:value-type="float">
            <text:p>-1,01234567901234</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288]-[.$L$210])&lt;10^-9;&quot;Oui&quot;;&quot;&quot;)">
            <text:p/>
          </table:table-cell>
          <table:table-cell table:style-name="ce1204" table:formula="of:=[.AF287]+0.05" office:value-type="float" office:value="-5.04999999999998" calcext:value-type="float">
            <text:p>-5,04999999999998</text:p>
          </table:table-cell>
          <table:table-cell table:style-name="ce696" table:formula="of:=IF(ABS([.AF288]-[.$L$210])&lt;10^-9;&quot;&quot;;[.AH288])" office:value-type="float" office:value="-1.00621118012422" calcext:value-type="float">
            <text:p>-1,00621118012422</text:p>
          </table:table-cell>
          <table:table-cell table:style-name="ce696" table:formula="of:=([.$A$208]*[.AF288]+[.$B$208])/([.$C$208]*[.AF288]+[.$D$208])" office:value-type="float" office:value="-1.00621118012422" calcext:value-type="float">
            <text:p>-1,00621118012422</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6"/>
          <table:table-cell table:style-name="ce685" table:number-columns-repeated="17"/>
          <table:table-cell table:number-columns-repeated="2"/>
          <table:table-cell table:style-name="ce685" table:formula="of:=IF(ABS([.AF289]-[.$L$210])&lt;10^-9;&quot;Oui&quot;;&quot;&quot;)">
            <text:p/>
          </table:table-cell>
          <table:table-cell table:style-name="ce1204" table:formula="of:=[.AF288]+0.05" office:value-type="float" office:value="-4.99999999999998" calcext:value-type="float">
            <text:p>-4,99999999999998</text:p>
          </table:table-cell>
          <table:table-cell table:style-name="ce763" table:formula="of:=IF(ABS([.AF289]-[.$L$210])&lt;10^-9;&quot;&quot;;[.AH289])" office:value-type="float" office:value="-0.999999999999998" calcext:value-type="float">
            <text:p>-0,999999999999998</text:p>
          </table:table-cell>
          <table:table-cell table:style-name="ce763" table:formula="of:=([.$A$208]*[.AF289]+[.$B$208])/([.$C$208]*[.AF289]+[.$D$208])" office:value-type="float" office:value="-0.999999999999998" calcext:value-type="float">
            <text:p>-0,999999999999998</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290]-[.$L$210])&lt;10^-9;&quot;Oui&quot;;&quot;&quot;)">
            <text:p/>
          </table:table-cell>
          <table:table-cell table:style-name="ce1204" table:formula="of:=[.AF289]+0.05" office:value-type="float" office:value="-4.94999999999998" calcext:value-type="float">
            <text:p>-4,94999999999998</text:p>
          </table:table-cell>
          <table:table-cell table:style-name="ce696" table:formula="of:=IF(ABS([.AF290]-[.$L$210])&lt;10^-9;&quot;&quot;;[.AH290])" office:value-type="float" office:value="-0.993710691823897" calcext:value-type="float">
            <text:p>-0,993710691823897</text:p>
          </table:table-cell>
          <table:table-cell table:style-name="ce696" table:formula="of:=([.$A$208]*[.AF290]+[.$B$208])/([.$C$208]*[.AF290]+[.$D$208])" office:value-type="float" office:value="-0.993710691823897" calcext:value-type="float">
            <text:p>-0,993710691823897</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6"/>
          <table:table-cell table:style-name="ce685" table:number-columns-repeated="17"/>
          <table:table-cell table:number-columns-repeated="2"/>
          <table:table-cell table:style-name="ce685" table:formula="of:=IF(ABS([.AF291]-[.$L$210])&lt;10^-9;&quot;Oui&quot;;&quot;&quot;)">
            <text:p/>
          </table:table-cell>
          <table:table-cell table:style-name="ce1204" table:formula="of:=[.AF290]+0.05" office:value-type="float" office:value="-4.89999999999998" calcext:value-type="float">
            <text:p>-4,89999999999998</text:p>
          </table:table-cell>
          <table:table-cell table:style-name="ce763" table:formula="of:=IF(ABS([.AF291]-[.$L$210])&lt;10^-9;&quot;&quot;;[.AH291])" office:value-type="float" office:value="-0.987341772151897" calcext:value-type="float">
            <text:p>-0,987341772151897</text:p>
          </table:table-cell>
          <table:table-cell table:style-name="ce763" table:formula="of:=([.$A$208]*[.AF291]+[.$B$208])/([.$C$208]*[.AF291]+[.$D$208])" office:value-type="float" office:value="-0.987341772151897" calcext:value-type="float">
            <text:p>-0,987341772151897</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6"/>
          <table:table-cell table:style-name="ce685" table:number-columns-repeated="17"/>
          <table:table-cell table:number-columns-repeated="2"/>
          <table:table-cell table:style-name="ce685" table:formula="of:=IF(ABS([.AF292]-[.$L$210])&lt;10^-9;&quot;Oui&quot;;&quot;&quot;)">
            <text:p/>
          </table:table-cell>
          <table:table-cell table:style-name="ce1204" table:formula="of:=[.AF291]+0.05" office:value-type="float" office:value="-4.84999999999998" calcext:value-type="float">
            <text:p>-4,84999999999998</text:p>
          </table:table-cell>
          <table:table-cell table:style-name="ce696" table:formula="of:=IF(ABS([.AF292]-[.$L$210])&lt;10^-9;&quot;&quot;;[.AH292])" office:value-type="float" office:value="-0.980891719745221" calcext:value-type="float">
            <text:p>-0,980891719745221</text:p>
          </table:table-cell>
          <table:table-cell table:style-name="ce696" table:formula="of:=([.$A$208]*[.AF292]+[.$B$208])/([.$C$208]*[.AF292]+[.$D$208])" office:value-type="float" office:value="-0.980891719745221" calcext:value-type="float">
            <text:p>-0,980891719745221</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293]-[.$L$210])&lt;10^-9;&quot;Oui&quot;;&quot;&quot;)">
            <text:p/>
          </table:table-cell>
          <table:table-cell table:style-name="ce1204" table:formula="of:=[.AF292]+0.05" office:value-type="float" office:value="-4.79999999999998" calcext:value-type="float">
            <text:p>-4,79999999999998</text:p>
          </table:table-cell>
          <table:table-cell table:style-name="ce763" table:formula="of:=IF(ABS([.AF293]-[.$L$210])&lt;10^-9;&quot;&quot;;[.AH293])" office:value-type="float" office:value="-0.974358974358972" calcext:value-type="float">
            <text:p>-0,974358974358972</text:p>
          </table:table-cell>
          <table:table-cell table:style-name="ce763" table:formula="of:=([.$A$208]*[.AF293]+[.$B$208])/([.$C$208]*[.AF293]+[.$D$208])" office:value-type="float" office:value="-0.974358974358972" calcext:value-type="float">
            <text:p>-0,974358974358972</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6"/>
          <table:table-cell table:style-name="ce685" table:number-columns-repeated="17"/>
          <table:table-cell table:number-columns-repeated="2"/>
          <table:table-cell table:style-name="ce685" table:formula="of:=IF(ABS([.AF294]-[.$L$210])&lt;10^-9;&quot;Oui&quot;;&quot;&quot;)">
            <text:p/>
          </table:table-cell>
          <table:table-cell table:style-name="ce1204" table:formula="of:=[.AF293]+0.05" office:value-type="float" office:value="-4.74999999999998" calcext:value-type="float">
            <text:p>-4,74999999999998</text:p>
          </table:table-cell>
          <table:table-cell table:style-name="ce696" table:formula="of:=IF(ABS([.AF294]-[.$L$210])&lt;10^-9;&quot;&quot;;[.AH294])" office:value-type="float" office:value="-0.967741935483869" calcext:value-type="float">
            <text:p>-0,967741935483869</text:p>
          </table:table-cell>
          <table:table-cell table:style-name="ce696" table:formula="of:=([.$A$208]*[.AF294]+[.$B$208])/([.$C$208]*[.AF294]+[.$D$208])" office:value-type="float" office:value="-0.967741935483869" calcext:value-type="float">
            <text:p>-0,967741935483869</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6"/>
          <table:table-cell table:style-name="ce685" table:number-columns-repeated="17"/>
          <table:table-cell table:number-columns-repeated="2"/>
          <table:table-cell table:style-name="ce685" table:formula="of:=IF(ABS([.AF295]-[.$L$210])&lt;10^-9;&quot;Oui&quot;;&quot;&quot;)">
            <text:p/>
          </table:table-cell>
          <table:table-cell table:style-name="ce1204" table:formula="of:=[.AF294]+0.05" office:value-type="float" office:value="-4.69999999999998" calcext:value-type="float">
            <text:p>-4,69999999999998</text:p>
          </table:table-cell>
          <table:table-cell table:style-name="ce763" table:formula="of:=IF(ABS([.AF295]-[.$L$210])&lt;10^-9;&quot;&quot;;[.AH295])" office:value-type="float" office:value="-0.961038961038959" calcext:value-type="float">
            <text:p>-0,961038961038959</text:p>
          </table:table-cell>
          <table:table-cell table:style-name="ce763" table:formula="of:=([.$A$208]*[.AF295]+[.$B$208])/([.$C$208]*[.AF295]+[.$D$208])" office:value-type="float" office:value="-0.961038961038959" calcext:value-type="float">
            <text:p>-0,961038961038959</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296]-[.$L$210])&lt;10^-9;&quot;Oui&quot;;&quot;&quot;)">
            <text:p/>
          </table:table-cell>
          <table:table-cell table:style-name="ce1204" table:formula="of:=[.AF295]+0.05" office:value-type="float" office:value="-4.64999999999998" calcext:value-type="float">
            <text:p>-4,64999999999998</text:p>
          </table:table-cell>
          <table:table-cell table:style-name="ce696" table:formula="of:=IF(ABS([.AF296]-[.$L$210])&lt;10^-9;&quot;&quot;;[.AH296])" office:value-type="float" office:value="-0.95424836601307" calcext:value-type="float">
            <text:p>-0,95424836601307</text:p>
          </table:table-cell>
          <table:table-cell table:style-name="ce696" table:formula="of:=([.$A$208]*[.AF296]+[.$B$208])/([.$C$208]*[.AF296]+[.$D$208])" office:value-type="float" office:value="-0.95424836601307" calcext:value-type="float">
            <text:p>-0,95424836601307</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297]-[.$L$210])&lt;10^-9;&quot;Oui&quot;;&quot;&quot;)">
            <text:p/>
          </table:table-cell>
          <table:table-cell table:style-name="ce1204" table:formula="of:=[.AF296]+0.05" office:value-type="float" office:value="-4.59999999999998" calcext:value-type="float">
            <text:p>-4,59999999999998</text:p>
          </table:table-cell>
          <table:table-cell table:style-name="ce763" table:formula="of:=IF(ABS([.AF297]-[.$L$210])&lt;10^-9;&quot;&quot;;[.AH297])" office:value-type="float" office:value="-0.947368421052629" calcext:value-type="float">
            <text:p>-0,947368421052629</text:p>
          </table:table-cell>
          <table:table-cell table:style-name="ce763" table:formula="of:=([.$A$208]*[.AF297]+[.$B$208])/([.$C$208]*[.AF297]+[.$D$208])" office:value-type="float" office:value="-0.947368421052629" calcext:value-type="float">
            <text:p>-0,947368421052629</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298]-[.$L$210])&lt;10^-9;&quot;Oui&quot;;&quot;&quot;)">
            <text:p/>
          </table:table-cell>
          <table:table-cell table:style-name="ce1204" table:formula="of:=[.AF297]+0.05" office:value-type="float" office:value="-4.54999999999999" calcext:value-type="float">
            <text:p>-4,54999999999999</text:p>
          </table:table-cell>
          <table:table-cell table:style-name="ce696" table:formula="of:=IF(ABS([.AF298]-[.$L$210])&lt;10^-9;&quot;&quot;;[.AH298])" office:value-type="float" office:value="-0.940397350993375" calcext:value-type="float">
            <text:p>-0,940397350993375</text:p>
          </table:table-cell>
          <table:table-cell table:style-name="ce696" table:formula="of:=([.$A$208]*[.AF298]+[.$B$208])/([.$C$208]*[.AF298]+[.$D$208])" office:value-type="float" office:value="-0.940397350993375" calcext:value-type="float">
            <text:p>-0,940397350993375</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299]-[.$L$210])&lt;10^-9;&quot;Oui&quot;;&quot;&quot;)">
            <text:p/>
          </table:table-cell>
          <table:table-cell table:style-name="ce1204" table:formula="of:=[.AF298]+0.05" office:value-type="float" office:value="-4.49999999999999" calcext:value-type="float">
            <text:p>-4,49999999999999</text:p>
          </table:table-cell>
          <table:table-cell table:style-name="ce763" table:formula="of:=IF(ABS([.AF299]-[.$L$210])&lt;10^-9;&quot;&quot;;[.AH299])" office:value-type="float" office:value="-0.933333333333331" calcext:value-type="float">
            <text:p>-0,933333333333331</text:p>
          </table:table-cell>
          <table:table-cell table:style-name="ce763" table:formula="of:=([.$A$208]*[.AF299]+[.$B$208])/([.$C$208]*[.AF299]+[.$D$208])" office:value-type="float" office:value="-0.933333333333331" calcext:value-type="float">
            <text:p>-0,933333333333331</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4"/>
          <table:table-cell table:style-name="ce685" table:number-columns-repeated="17"/>
          <table:table-cell table:number-columns-repeated="2"/>
          <table:table-cell table:style-name="ce685" table:formula="of:=IF(ABS([.AF300]-[.$L$210])&lt;10^-9;&quot;Oui&quot;;&quot;&quot;)">
            <text:p/>
          </table:table-cell>
          <table:table-cell table:style-name="ce1204" table:formula="of:=[.AF299]+0.05" office:value-type="float" office:value="-4.44999999999999" calcext:value-type="float">
            <text:p>-4,44999999999999</text:p>
          </table:table-cell>
          <table:table-cell table:style-name="ce696" table:formula="of:=IF(ABS([.AF300]-[.$L$210])&lt;10^-9;&quot;&quot;;[.AH300])" office:value-type="float" office:value="-0.926174496644293" calcext:value-type="float">
            <text:p>-0,926174496644293</text:p>
          </table:table-cell>
          <table:table-cell table:style-name="ce696" table:formula="of:=([.$A$208]*[.AF300]+[.$B$208])/([.$C$208]*[.AF300]+[.$D$208])" office:value-type="float" office:value="-0.926174496644293" calcext:value-type="float">
            <text:p>-0,926174496644293</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number-columns-repeated="2"/>
          <table:table-cell table:style-name="ce685" table:formula="of:=IF(ABS([.AF301]-[.$L$210])&lt;10^-9;&quot;Oui&quot;;&quot;&quot;)">
            <text:p/>
          </table:table-cell>
          <table:table-cell table:style-name="ce1204" table:formula="of:=[.AF300]+0.05" office:value-type="float" office:value="-4.39999999999999" calcext:value-type="float">
            <text:p>-4,39999999999999</text:p>
          </table:table-cell>
          <table:table-cell table:style-name="ce763" table:formula="of:=IF(ABS([.AF301]-[.$L$210])&lt;10^-9;&quot;&quot;;[.AH301])" office:value-type="float" office:value="-0.918918918918917" calcext:value-type="float">
            <text:p>-0,918918918918917</text:p>
          </table:table-cell>
          <table:table-cell table:style-name="ce763" table:formula="of:=([.$A$208]*[.AF301]+[.$B$208])/([.$C$208]*[.AF301]+[.$D$208])" office:value-type="float" office:value="-0.918918918918917" calcext:value-type="float">
            <text:p>-0,918918918918917</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number-columns-repeated="2"/>
          <table:table-cell table:style-name="ce685" table:formula="of:=IF(ABS([.AF302]-[.$L$210])&lt;10^-9;&quot;Oui&quot;;&quot;&quot;)">
            <text:p/>
          </table:table-cell>
          <table:table-cell table:style-name="ce1204" table:formula="of:=[.AF301]+0.05" office:value-type="float" office:value="-4.34999999999999" calcext:value-type="float">
            <text:p>-4,34999999999999</text:p>
          </table:table-cell>
          <table:table-cell table:style-name="ce696" table:formula="of:=IF(ABS([.AF302]-[.$L$210])&lt;10^-9;&quot;&quot;;[.AH302])" office:value-type="float" office:value="-0.911564625850338" calcext:value-type="float">
            <text:p>-0,911564625850338</text:p>
          </table:table-cell>
          <table:table-cell table:style-name="ce696" table:formula="of:=([.$A$208]*[.AF302]+[.$B$208])/([.$C$208]*[.AF302]+[.$D$208])" office:value-type="float" office:value="-0.911564625850338" calcext:value-type="float">
            <text:p>-0,911564625850338</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number-columns-repeated="2"/>
          <table:table-cell table:style-name="ce685" table:formula="of:=IF(ABS([.AF303]-[.$L$210])&lt;10^-9;&quot;Oui&quot;;&quot;&quot;)">
            <text:p/>
          </table:table-cell>
          <table:table-cell table:style-name="ce1204" table:formula="of:=[.AF302]+0.05" office:value-type="float" office:value="-4.29999999999999" calcext:value-type="float">
            <text:p>-4,29999999999999</text:p>
          </table:table-cell>
          <table:table-cell table:style-name="ce763" table:formula="of:=IF(ABS([.AF303]-[.$L$210])&lt;10^-9;&quot;&quot;;[.AH303])" office:value-type="float" office:value="-0.904109589041094" calcext:value-type="float">
            <text:p>-0,904109589041094</text:p>
          </table:table-cell>
          <table:table-cell table:style-name="ce763" table:formula="of:=([.$A$208]*[.AF303]+[.$B$208])/([.$C$208]*[.AF303]+[.$D$208])" office:value-type="float" office:value="-0.904109589041094" calcext:value-type="float">
            <text:p>-0,904109589041094</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21"/>
          <table:table-cell table:number-columns-repeated="2"/>
          <table:table-cell table:style-name="ce685" table:formula="of:=IF(ABS([.AF304]-[.$L$210])&lt;10^-9;&quot;Oui&quot;;&quot;&quot;)">
            <text:p/>
          </table:table-cell>
          <table:table-cell table:style-name="ce1204" table:formula="of:=[.AF303]+0.05" office:value-type="float" office:value="-4.24999999999999" calcext:value-type="float">
            <text:p>-4,24999999999999</text:p>
          </table:table-cell>
          <table:table-cell table:style-name="ce696" table:formula="of:=IF(ABS([.AF304]-[.$L$210])&lt;10^-9;&quot;&quot;;[.AH304])" office:value-type="float" office:value="-0.896551724137929" calcext:value-type="float">
            <text:p>-0,896551724137929</text:p>
          </table:table-cell>
          <table:table-cell table:style-name="ce696" table:formula="of:=([.$A$208]*[.AF304]+[.$B$208])/([.$C$208]*[.AF304]+[.$D$208])" office:value-type="float" office:value="-0.896551724137929" calcext:value-type="float">
            <text:p>-0,896551724137929</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number-columns-repeated="2"/>
          <table:table-cell table:style-name="ce685" table:formula="of:=IF(ABS([.AF305]-[.$L$210])&lt;10^-9;&quot;Oui&quot;;&quot;&quot;)">
            <text:p/>
          </table:table-cell>
          <table:table-cell table:style-name="ce1204" table:formula="of:=[.AF304]+0.05" office:value-type="float" office:value="-4.19999999999999" calcext:value-type="float">
            <text:p>-4,19999999999999</text:p>
          </table:table-cell>
          <table:table-cell table:style-name="ce763" table:formula="of:=IF(ABS([.AF305]-[.$L$210])&lt;10^-9;&quot;&quot;;[.AH305])" office:value-type="float" office:value="-0.888888888888887" calcext:value-type="float">
            <text:p>-0,888888888888887</text:p>
          </table:table-cell>
          <table:table-cell table:style-name="ce763" table:formula="of:=([.$A$208]*[.AF305]+[.$B$208])/([.$C$208]*[.AF305]+[.$D$208])" office:value-type="float" office:value="-0.888888888888887" calcext:value-type="float">
            <text:p>-0,888888888888887</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21"/>
          <table:table-cell table:number-columns-repeated="2"/>
          <table:table-cell table:style-name="ce685" table:formula="of:=IF(ABS([.AF306]-[.$L$210])&lt;10^-9;&quot;Oui&quot;;&quot;&quot;)">
            <text:p/>
          </table:table-cell>
          <table:table-cell table:style-name="ce1204" table:formula="of:=[.AF305]+0.05" office:value-type="float" office:value="-4.14999999999999" calcext:value-type="float">
            <text:p>-4,14999999999999</text:p>
          </table:table-cell>
          <table:table-cell table:style-name="ce696" table:formula="of:=IF(ABS([.AF306]-[.$L$210])&lt;10^-9;&quot;&quot;;[.AH306])" office:value-type="float" office:value="-0.881118881118879" calcext:value-type="float">
            <text:p>-0,881118881118879</text:p>
          </table:table-cell>
          <table:table-cell table:style-name="ce696" table:formula="of:=([.$A$208]*[.AF306]+[.$B$208])/([.$C$208]*[.AF306]+[.$D$208])" office:value-type="float" office:value="-0.881118881118879" calcext:value-type="float">
            <text:p>-0,881118881118879</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number-columns-repeated="2"/>
          <table:table-cell table:style-name="ce685" table:formula="of:=IF(ABS([.AF307]-[.$L$210])&lt;10^-9;&quot;Oui&quot;;&quot;&quot;)">
            <text:p/>
          </table:table-cell>
          <table:table-cell table:style-name="ce1204" table:formula="of:=[.AF306]+0.05" office:value-type="float" office:value="-4.09999999999999" calcext:value-type="float">
            <text:p>-4,09999999999999</text:p>
          </table:table-cell>
          <table:table-cell table:style-name="ce763" table:formula="of:=IF(ABS([.AF307]-[.$L$210])&lt;10^-9;&quot;&quot;;[.AH307])" office:value-type="float" office:value="-0.873239436619716" calcext:value-type="float">
            <text:p>-0,873239436619716</text:p>
          </table:table-cell>
          <table:table-cell table:style-name="ce763" table:formula="of:=([.$A$208]*[.AF307]+[.$B$208])/([.$C$208]*[.AF307]+[.$D$208])" office:value-type="float" office:value="-0.873239436619716" calcext:value-type="float">
            <text:p>-0,873239436619716</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number-columns-repeated="2"/>
          <table:table-cell table:style-name="ce685" table:formula="of:=IF(ABS([.AF308]-[.$L$210])&lt;10^-9;&quot;Oui&quot;;&quot;&quot;)">
            <text:p/>
          </table:table-cell>
          <table:table-cell table:style-name="ce1204" table:formula="of:=[.AF307]+0.05" office:value-type="float" office:value="-4.04999999999999" calcext:value-type="float">
            <text:p>-4,04999999999999</text:p>
          </table:table-cell>
          <table:table-cell table:style-name="ce696" table:formula="of:=IF(ABS([.AF308]-[.$L$210])&lt;10^-9;&quot;&quot;;[.AH308])" office:value-type="float" office:value="-0.865248226950352" calcext:value-type="float">
            <text:p>-0,865248226950352</text:p>
          </table:table-cell>
          <table:table-cell table:style-name="ce696" table:formula="of:=([.$A$208]*[.AF308]+[.$B$208])/([.$C$208]*[.AF308]+[.$D$208])" office:value-type="float" office:value="-0.865248226950352" calcext:value-type="float">
            <text:p>-0,865248226950352</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5"/>
          <table:table-cell table:style-name="ce892" table:number-columns-repeated="21"/>
          <table:table-cell table:number-columns-repeated="2"/>
          <table:table-cell table:style-name="ce685" table:formula="of:=IF(ABS([.AF309]-[.$L$210])&lt;10^-9;&quot;Oui&quot;;&quot;&quot;)">
            <text:p/>
          </table:table-cell>
          <table:table-cell table:style-name="ce1204" table:formula="of:=[.AF308]+0.05" office:value-type="float" office:value="-3.99999999999999" calcext:value-type="float">
            <text:p>-3,99999999999999</text:p>
          </table:table-cell>
          <table:table-cell table:style-name="ce763" table:formula="of:=IF(ABS([.AF309]-[.$L$210])&lt;10^-9;&quot;&quot;;[.AH309])" office:value-type="float" office:value="-0.857142857142855" calcext:value-type="float">
            <text:p>-0,857142857142855</text:p>
          </table:table-cell>
          <table:table-cell table:style-name="ce763" table:formula="of:=([.$A$208]*[.AF309]+[.$B$208])/([.$C$208]*[.AF309]+[.$D$208])" office:value-type="float" office:value="-0.857142857142855" calcext:value-type="float">
            <text:p>-0,857142857142855</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26"/>
          <table:table-cell table:number-columns-repeated="2"/>
          <table:table-cell table:style-name="ce685" table:formula="of:=IF(ABS([.AF310]-[.$L$210])&lt;10^-9;&quot;Oui&quot;;&quot;&quot;)">
            <text:p/>
          </table:table-cell>
          <table:table-cell table:style-name="ce1204" table:formula="of:=[.AF309]+0.05" office:value-type="float" office:value="-3.94999999999999" calcext:value-type="float">
            <text:p>-3,94999999999999</text:p>
          </table:table-cell>
          <table:table-cell table:style-name="ce696" table:formula="of:=IF(ABS([.AF310]-[.$L$210])&lt;10^-9;&quot;&quot;;[.AH310])" office:value-type="float" office:value="-0.84892086330935" calcext:value-type="float">
            <text:p>-0,84892086330935</text:p>
          </table:table-cell>
          <table:table-cell table:style-name="ce696" table:formula="of:=([.$A$208]*[.AF310]+[.$B$208])/([.$C$208]*[.AF310]+[.$D$208])" office:value-type="float" office:value="-0.84892086330935" calcext:value-type="float">
            <text:p>-0,84892086330935</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2"/>
          <table:table-cell table:style-name="ce1069" table:number-columns-repeated="21"/>
          <table:table-cell table:number-columns-repeated="2"/>
          <table:table-cell table:style-name="ce685" table:formula="of:=IF(ABS([.AF311]-[.$L$210])&lt;10^-9;&quot;Oui&quot;;&quot;&quot;)">
            <text:p/>
          </table:table-cell>
          <table:table-cell table:style-name="ce1204" table:formula="of:=[.AF310]+0.05" office:value-type="float" office:value="-3.89999999999999" calcext:value-type="float">
            <text:p>-3,89999999999999</text:p>
          </table:table-cell>
          <table:table-cell table:style-name="ce763" table:formula="of:=IF(ABS([.AF311]-[.$L$210])&lt;10^-9;&quot;&quot;;[.AH311])" office:value-type="float" office:value="-0.840579710144925" calcext:value-type="float">
            <text:p>-0,840579710144925</text:p>
          </table:table-cell>
          <table:table-cell table:style-name="ce763" table:formula="of:=([.$A$208]*[.AF311]+[.$B$208])/([.$C$208]*[.AF311]+[.$D$208])" office:value-type="float" office:value="-0.840579710144925" calcext:value-type="float">
            <text:p>-0,840579710144925</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12]-[.$L$210])&lt;10^-9;&quot;Oui&quot;;&quot;&quot;)">
            <text:p/>
          </table:table-cell>
          <table:table-cell table:style-name="ce1204" table:formula="of:=[.AF311]+0.05" office:value-type="float" office:value="-3.84999999999999" calcext:value-type="float">
            <text:p>-3,84999999999999</text:p>
          </table:table-cell>
          <table:table-cell table:style-name="ce696" table:formula="of:=IF(ABS([.AF312]-[.$L$210])&lt;10^-9;&quot;&quot;;[.AH312])" office:value-type="float" office:value="-0.832116788321166" calcext:value-type="float">
            <text:p>-0,832116788321166</text:p>
          </table:table-cell>
          <table:table-cell table:style-name="ce696" table:formula="of:=([.$A$208]*[.AF312]+[.$B$208])/([.$C$208]*[.AF312]+[.$D$208])" office:value-type="float" office:value="-0.832116788321166" calcext:value-type="float">
            <text:p>-0,832116788321166</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6"/>
          <table:table-cell table:style-name="ce685" table:number-columns-repeated="17"/>
          <table:table-cell table:number-columns-repeated="2"/>
          <table:table-cell table:style-name="ce685" table:formula="of:=IF(ABS([.AF313]-[.$L$210])&lt;10^-9;&quot;Oui&quot;;&quot;&quot;)">
            <text:p/>
          </table:table-cell>
          <table:table-cell table:style-name="ce1204" table:formula="of:=[.AF312]+0.05" office:value-type="float" office:value="-3.79999999999999" calcext:value-type="float">
            <text:p>-3,79999999999999</text:p>
          </table:table-cell>
          <table:table-cell table:style-name="ce763" table:formula="of:=IF(ABS([.AF313]-[.$L$210])&lt;10^-9;&quot;&quot;;[.AH313])" office:value-type="float" office:value="-0.823529411764704" calcext:value-type="float">
            <text:p>-0,823529411764704</text:p>
          </table:table-cell>
          <table:table-cell table:style-name="ce763" table:formula="of:=([.$A$208]*[.AF313]+[.$B$208])/([.$C$208]*[.AF313]+[.$D$208])" office:value-type="float" office:value="-0.823529411764704" calcext:value-type="float">
            <text:p>-0,823529411764704</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14]-[.$L$210])&lt;10^-9;&quot;Oui&quot;;&quot;&quot;)">
            <text:p/>
          </table:table-cell>
          <table:table-cell table:style-name="ce1204" table:formula="of:=[.AF313]+0.05" office:value-type="float" office:value="-3.74999999999999" calcext:value-type="float">
            <text:p>-3,74999999999999</text:p>
          </table:table-cell>
          <table:table-cell table:style-name="ce696" table:formula="of:=IF(ABS([.AF314]-[.$L$210])&lt;10^-9;&quot;&quot;;[.AH314])" office:value-type="float" office:value="-0.814814814814813" calcext:value-type="float">
            <text:p>-0,814814814814813</text:p>
          </table:table-cell>
          <table:table-cell table:style-name="ce696" table:formula="of:=([.$A$208]*[.AF314]+[.$B$208])/([.$C$208]*[.AF314]+[.$D$208])" office:value-type="float" office:value="-0.814814814814813" calcext:value-type="float">
            <text:p>-0,814814814814813</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6"/>
          <table:table-cell table:style-name="ce685" table:number-columns-repeated="17"/>
          <table:table-cell table:number-columns-repeated="2"/>
          <table:table-cell table:style-name="ce685" table:formula="of:=IF(ABS([.AF315]-[.$L$210])&lt;10^-9;&quot;Oui&quot;;&quot;&quot;)">
            <text:p/>
          </table:table-cell>
          <table:table-cell table:style-name="ce1204" table:formula="of:=[.AF314]+0.05" office:value-type="float" office:value="-3.69999999999999" calcext:value-type="float">
            <text:p>-3,69999999999999</text:p>
          </table:table-cell>
          <table:table-cell table:style-name="ce763" table:formula="of:=IF(ABS([.AF315]-[.$L$210])&lt;10^-9;&quot;&quot;;[.AH315])" office:value-type="float" office:value="-0.805970149253729" calcext:value-type="float">
            <text:p>-0,805970149253729</text:p>
          </table:table-cell>
          <table:table-cell table:style-name="ce763" table:formula="of:=([.$A$208]*[.AF315]+[.$B$208])/([.$C$208]*[.AF315]+[.$D$208])" office:value-type="float" office:value="-0.805970149253729" calcext:value-type="float">
            <text:p>-0,805970149253729</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6"/>
          <table:table-cell table:style-name="ce685" table:number-columns-repeated="17"/>
          <table:table-cell table:number-columns-repeated="2"/>
          <table:table-cell table:style-name="ce685" table:formula="of:=IF(ABS([.AF316]-[.$L$210])&lt;10^-9;&quot;Oui&quot;;&quot;&quot;)">
            <text:p/>
          </table:table-cell>
          <table:table-cell table:style-name="ce1204" table:formula="of:=[.AF315]+0.05" office:value-type="float" office:value="-3.64999999999999" calcext:value-type="float">
            <text:p>-3,64999999999999</text:p>
          </table:table-cell>
          <table:table-cell table:style-name="ce696" table:formula="of:=IF(ABS([.AF316]-[.$L$210])&lt;10^-9;&quot;&quot;;[.AH316])" office:value-type="float" office:value="-0.796992481203005" calcext:value-type="float">
            <text:p>-0,796992481203005</text:p>
          </table:table-cell>
          <table:table-cell table:style-name="ce696" table:formula="of:=([.$A$208]*[.AF316]+[.$B$208])/([.$C$208]*[.AF316]+[.$D$208])" office:value-type="float" office:value="-0.796992481203005" calcext:value-type="float">
            <text:p>-0,796992481203005</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17]-[.$L$210])&lt;10^-9;&quot;Oui&quot;;&quot;&quot;)">
            <text:p/>
          </table:table-cell>
          <table:table-cell table:style-name="ce1204" table:formula="of:=[.AF316]+0.05" office:value-type="float" office:value="-3.59999999999999" calcext:value-type="float">
            <text:p>-3,59999999999999</text:p>
          </table:table-cell>
          <table:table-cell table:style-name="ce763" table:formula="of:=IF(ABS([.AF317]-[.$L$210])&lt;10^-9;&quot;&quot;;[.AH317])" office:value-type="float" office:value="-0.787878787878786" calcext:value-type="float">
            <text:p>-0,787878787878786</text:p>
          </table:table-cell>
          <table:table-cell table:style-name="ce763" table:formula="of:=([.$A$208]*[.AF317]+[.$B$208])/([.$C$208]*[.AF317]+[.$D$208])" office:value-type="float" office:value="-0.787878787878786" calcext:value-type="float">
            <text:p>-0,787878787878786</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6"/>
          <table:table-cell table:style-name="ce685" table:number-columns-repeated="17"/>
          <table:table-cell table:number-columns-repeated="2"/>
          <table:table-cell table:style-name="ce685" table:formula="of:=IF(ABS([.AF318]-[.$L$210])&lt;10^-9;&quot;Oui&quot;;&quot;&quot;)">
            <text:p/>
          </table:table-cell>
          <table:table-cell table:style-name="ce1204" table:formula="of:=[.AF317]+0.05" office:value-type="float" office:value="-3.54999999999999" calcext:value-type="float">
            <text:p>-3,54999999999999</text:p>
          </table:table-cell>
          <table:table-cell table:style-name="ce696" table:formula="of:=IF(ABS([.AF318]-[.$L$210])&lt;10^-9;&quot;&quot;;[.AH318])" office:value-type="float" office:value="-0.778625954198471" calcext:value-type="float">
            <text:p>-0,778625954198471</text:p>
          </table:table-cell>
          <table:table-cell table:style-name="ce696" table:formula="of:=([.$A$208]*[.AF318]+[.$B$208])/([.$C$208]*[.AF318]+[.$D$208])" office:value-type="float" office:value="-0.778625954198471" calcext:value-type="float">
            <text:p>-0,778625954198471</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6"/>
          <table:table-cell table:style-name="ce685" table:number-columns-repeated="17"/>
          <table:table-cell table:number-columns-repeated="2"/>
          <table:table-cell table:style-name="ce685" table:formula="of:=IF(ABS([.AF319]-[.$L$210])&lt;10^-9;&quot;Oui&quot;;&quot;&quot;)">
            <text:p/>
          </table:table-cell>
          <table:table-cell table:style-name="ce1204" table:formula="of:=[.AF318]+0.05" office:value-type="float" office:value="-3.49999999999999" calcext:value-type="float">
            <text:p>-3,49999999999999</text:p>
          </table:table-cell>
          <table:table-cell table:style-name="ce763" table:formula="of:=IF(ABS([.AF319]-[.$L$210])&lt;10^-9;&quot;&quot;;[.AH319])" office:value-type="float" office:value="-0.769230769230767" calcext:value-type="float">
            <text:p>-0,769230769230767</text:p>
          </table:table-cell>
          <table:table-cell table:style-name="ce763" table:formula="of:=([.$A$208]*[.AF319]+[.$B$208])/([.$C$208]*[.AF319]+[.$D$208])" office:value-type="float" office:value="-0.769230769230767" calcext:value-type="float">
            <text:p>-0,769230769230767</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20]-[.$L$210])&lt;10^-9;&quot;Oui&quot;;&quot;&quot;)">
            <text:p/>
          </table:table-cell>
          <table:table-cell table:style-name="ce1204" table:formula="of:=[.AF319]+0.05" office:value-type="float" office:value="-3.44999999999999" calcext:value-type="float">
            <text:p>-3,44999999999999</text:p>
          </table:table-cell>
          <table:table-cell table:style-name="ce696" table:formula="of:=IF(ABS([.AF320]-[.$L$210])&lt;10^-9;&quot;&quot;;[.AH320])" office:value-type="float" office:value="-0.759689922480618" calcext:value-type="float">
            <text:p>-0,759689922480618</text:p>
          </table:table-cell>
          <table:table-cell table:style-name="ce696" table:formula="of:=([.$A$208]*[.AF320]+[.$B$208])/([.$C$208]*[.AF320]+[.$D$208])" office:value-type="float" office:value="-0.759689922480618" calcext:value-type="float">
            <text:p>-0,759689922480618</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21]-[.$L$210])&lt;10^-9;&quot;Oui&quot;;&quot;&quot;)">
            <text:p/>
          </table:table-cell>
          <table:table-cell table:style-name="ce1204" table:formula="of:=[.AF320]+0.05" office:value-type="float" office:value="-3.39999999999999" calcext:value-type="float">
            <text:p>-3,39999999999999</text:p>
          </table:table-cell>
          <table:table-cell table:style-name="ce763" table:formula="of:=IF(ABS([.AF321]-[.$L$210])&lt;10^-9;&quot;&quot;;[.AH321])" office:value-type="float" office:value="-0.749999999999998" calcext:value-type="float">
            <text:p>-0,749999999999998</text:p>
          </table:table-cell>
          <table:table-cell table:style-name="ce763" table:formula="of:=([.$A$208]*[.AF321]+[.$B$208])/([.$C$208]*[.AF321]+[.$D$208])" office:value-type="float" office:value="-0.749999999999998" calcext:value-type="float">
            <text:p>-0,749999999999998</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22]-[.$L$210])&lt;10^-9;&quot;Oui&quot;;&quot;&quot;)">
            <text:p/>
          </table:table-cell>
          <table:table-cell table:style-name="ce1204" table:formula="of:=[.AF321]+0.05" office:value-type="float" office:value="-3.34999999999999" calcext:value-type="float">
            <text:p>-3,34999999999999</text:p>
          </table:table-cell>
          <table:table-cell table:style-name="ce696" table:formula="of:=IF(ABS([.AF322]-[.$L$210])&lt;10^-9;&quot;&quot;;[.AH322])" office:value-type="float" office:value="-0.740157480314958" calcext:value-type="float">
            <text:p>-0,740157480314958</text:p>
          </table:table-cell>
          <table:table-cell table:style-name="ce696" table:formula="of:=([.$A$208]*[.AF322]+[.$B$208])/([.$C$208]*[.AF322]+[.$D$208])" office:value-type="float" office:value="-0.740157480314958" calcext:value-type="float">
            <text:p>-0,740157480314958</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23]-[.$L$210])&lt;10^-9;&quot;Oui&quot;;&quot;&quot;)">
            <text:p/>
          </table:table-cell>
          <table:table-cell table:style-name="ce1204" table:formula="of:=[.AF322]+0.05" office:value-type="float" office:value="-3.29999999999999" calcext:value-type="float">
            <text:p>-3,29999999999999</text:p>
          </table:table-cell>
          <table:table-cell table:style-name="ce763" table:formula="of:=IF(ABS([.AF323]-[.$L$210])&lt;10^-9;&quot;&quot;;[.AH323])" office:value-type="float" office:value="-0.730158730158728" calcext:value-type="float">
            <text:p>-0,730158730158728</text:p>
          </table:table-cell>
          <table:table-cell table:style-name="ce763" table:formula="of:=([.$A$208]*[.AF323]+[.$B$208])/([.$C$208]*[.AF323]+[.$D$208])" office:value-type="float" office:value="-0.730158730158728" calcext:value-type="float">
            <text:p>-0,730158730158728</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4"/>
          <table:table-cell table:style-name="ce685" table:number-columns-repeated="17"/>
          <table:table-cell table:number-columns-repeated="2"/>
          <table:table-cell table:style-name="ce685" table:formula="of:=IF(ABS([.AF324]-[.$L$210])&lt;10^-9;&quot;Oui&quot;;&quot;&quot;)">
            <text:p/>
          </table:table-cell>
          <table:table-cell table:style-name="ce1204" table:formula="of:=[.AF323]+0.05" office:value-type="float" office:value="-3.24999999999999" calcext:value-type="float">
            <text:p>-3,24999999999999</text:p>
          </table:table-cell>
          <table:table-cell table:style-name="ce696" table:formula="of:=IF(ABS([.AF324]-[.$L$210])&lt;10^-9;&quot;&quot;;[.AH324])" office:value-type="float" office:value="-0.719999999999998" calcext:value-type="float">
            <text:p>-0,719999999999998</text:p>
          </table:table-cell>
          <table:table-cell table:style-name="ce696" table:formula="of:=([.$A$208]*[.AF324]+[.$B$208])/([.$C$208]*[.AF324]+[.$D$208])" office:value-type="float" office:value="-0.719999999999998" calcext:value-type="float">
            <text:p>-0,719999999999998</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number-columns-repeated="2"/>
          <table:table-cell table:style-name="ce685" table:formula="of:=IF(ABS([.AF325]-[.$L$210])&lt;10^-9;&quot;Oui&quot;;&quot;&quot;)">
            <text:p/>
          </table:table-cell>
          <table:table-cell table:style-name="ce1204" table:formula="of:=[.AF324]+0.05" office:value-type="float" office:value="-3.19999999999999" calcext:value-type="float">
            <text:p>-3,19999999999999</text:p>
          </table:table-cell>
          <table:table-cell table:style-name="ce763" table:formula="of:=IF(ABS([.AF325]-[.$L$210])&lt;10^-9;&quot;&quot;;[.AH325])" office:value-type="float" office:value="-0.709677419354837" calcext:value-type="float">
            <text:p>-0,709677419354837</text:p>
          </table:table-cell>
          <table:table-cell table:style-name="ce763" table:formula="of:=([.$A$208]*[.AF325]+[.$B$208])/([.$C$208]*[.AF325]+[.$D$208])" office:value-type="float" office:value="-0.709677419354837" calcext:value-type="float">
            <text:p>-0,709677419354837</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number-columns-repeated="2"/>
          <table:table-cell table:style-name="ce685" table:formula="of:=IF(ABS([.AF326]-[.$L$210])&lt;10^-9;&quot;Oui&quot;;&quot;&quot;)">
            <text:p/>
          </table:table-cell>
          <table:table-cell table:style-name="ce1204" table:formula="of:=[.AF325]+0.05" office:value-type="float" office:value="-3.14999999999999" calcext:value-type="float">
            <text:p>-3,14999999999999</text:p>
          </table:table-cell>
          <table:table-cell table:style-name="ce696" table:formula="of:=IF(ABS([.AF326]-[.$L$210])&lt;10^-9;&quot;&quot;;[.AH326])" office:value-type="float" office:value="-0.699186991869917" calcext:value-type="float">
            <text:p>-0,699186991869917</text:p>
          </table:table-cell>
          <table:table-cell table:style-name="ce696" table:formula="of:=([.$A$208]*[.AF326]+[.$B$208])/([.$C$208]*[.AF326]+[.$D$208])" office:value-type="float" office:value="-0.699186991869917" calcext:value-type="float">
            <text:p>-0,699186991869917</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number-columns-repeated="2"/>
          <table:table-cell table:style-name="ce685" table:formula="of:=IF(ABS([.AF327]-[.$L$210])&lt;10^-9;&quot;Oui&quot;;&quot;&quot;)">
            <text:p/>
          </table:table-cell>
          <table:table-cell table:style-name="ce1204" table:formula="of:=[.AF326]+0.05" office:value-type="float" office:value="-3.09999999999999" calcext:value-type="float">
            <text:p>-3,09999999999999</text:p>
          </table:table-cell>
          <table:table-cell table:style-name="ce763" table:formula="of:=IF(ABS([.AF327]-[.$L$210])&lt;10^-9;&quot;&quot;;[.AH327])" office:value-type="float" office:value="-0.688524590163932" calcext:value-type="float">
            <text:p>-0,688524590163932</text:p>
          </table:table-cell>
          <table:table-cell table:style-name="ce763" table:formula="of:=([.$A$208]*[.AF327]+[.$B$208])/([.$C$208]*[.AF327]+[.$D$208])" office:value-type="float" office:value="-0.688524590163932" calcext:value-type="float">
            <text:p>-0,688524590163932</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21"/>
          <table:table-cell table:number-columns-repeated="2"/>
          <table:table-cell table:style-name="ce685" table:formula="of:=IF(ABS([.AF328]-[.$L$210])&lt;10^-9;&quot;Oui&quot;;&quot;&quot;)">
            <text:p/>
          </table:table-cell>
          <table:table-cell table:style-name="ce1204" table:formula="of:=[.AF327]+0.05" office:value-type="float" office:value="-3.04999999999999" calcext:value-type="float">
            <text:p>-3,04999999999999</text:p>
          </table:table-cell>
          <table:table-cell table:style-name="ce696" table:formula="of:=IF(ABS([.AF328]-[.$L$210])&lt;10^-9;&quot;&quot;;[.AH328])" office:value-type="float" office:value="-0.677685950413221" calcext:value-type="float">
            <text:p>-0,677685950413221</text:p>
          </table:table-cell>
          <table:table-cell table:style-name="ce696" table:formula="of:=([.$A$208]*[.AF328]+[.$B$208])/([.$C$208]*[.AF328]+[.$D$208])" office:value-type="float" office:value="-0.677685950413221" calcext:value-type="float">
            <text:p>-0,677685950413221</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number-columns-repeated="2"/>
          <table:table-cell table:style-name="ce685" table:formula="of:=IF(ABS([.AF329]-[.$L$210])&lt;10^-9;&quot;Oui&quot;;&quot;&quot;)">
            <text:p/>
          </table:table-cell>
          <table:table-cell table:style-name="ce1204" table:formula="of:=[.AF328]+0.05" office:value-type="float" office:value="-2.99999999999999" calcext:value-type="float">
            <text:p>-2,99999999999999</text:p>
          </table:table-cell>
          <table:table-cell table:style-name="ce763" table:formula="of:=IF(ABS([.AF329]-[.$L$210])&lt;10^-9;&quot;&quot;;[.AH329])" office:value-type="float" office:value="-0.666666666666665" calcext:value-type="float">
            <text:p>-0,666666666666665</text:p>
          </table:table-cell>
          <table:table-cell table:style-name="ce763" table:formula="of:=([.$A$208]*[.AF329]+[.$B$208])/([.$C$208]*[.AF329]+[.$D$208])" office:value-type="float" office:value="-0.666666666666665" calcext:value-type="float">
            <text:p>-0,666666666666665</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21"/>
          <table:table-cell table:number-columns-repeated="2"/>
          <table:table-cell table:style-name="ce685" table:formula="of:=IF(ABS([.AF330]-[.$L$210])&lt;10^-9;&quot;Oui&quot;;&quot;&quot;)">
            <text:p/>
          </table:table-cell>
          <table:table-cell table:style-name="ce1204" table:formula="of:=[.AF329]+0.05" office:value-type="float" office:value="-2.94999999999999" calcext:value-type="float">
            <text:p>-2,94999999999999</text:p>
          </table:table-cell>
          <table:table-cell table:style-name="ce696" table:formula="of:=IF(ABS([.AF330]-[.$L$210])&lt;10^-9;&quot;&quot;;[.AH330])" office:value-type="float" office:value="-0.655462184873947" calcext:value-type="float">
            <text:p>-0,655462184873947</text:p>
          </table:table-cell>
          <table:table-cell table:style-name="ce696" table:formula="of:=([.$A$208]*[.AF330]+[.$B$208])/([.$C$208]*[.AF330]+[.$D$208])" office:value-type="float" office:value="-0.655462184873947" calcext:value-type="float">
            <text:p>-0,655462184873947</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number-columns-repeated="2"/>
          <table:table-cell table:style-name="ce685" table:formula="of:=IF(ABS([.AF331]-[.$L$210])&lt;10^-9;&quot;Oui&quot;;&quot;&quot;)">
            <text:p/>
          </table:table-cell>
          <table:table-cell table:style-name="ce1204" table:formula="of:=[.AF330]+0.05" office:value-type="float" office:value="-2.89999999999999" calcext:value-type="float">
            <text:p>-2,89999999999999</text:p>
          </table:table-cell>
          <table:table-cell table:style-name="ce763" table:formula="of:=IF(ABS([.AF331]-[.$L$210])&lt;10^-9;&quot;&quot;;[.AH331])" office:value-type="float" office:value="-0.644067796610167" calcext:value-type="float">
            <text:p>-0,644067796610167</text:p>
          </table:table-cell>
          <table:table-cell table:style-name="ce763" table:formula="of:=([.$A$208]*[.AF331]+[.$B$208])/([.$C$208]*[.AF331]+[.$D$208])" office:value-type="float" office:value="-0.644067796610167" calcext:value-type="float">
            <text:p>-0,644067796610167</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number-columns-repeated="2"/>
          <table:table-cell table:style-name="ce685" table:formula="of:=IF(ABS([.AF332]-[.$L$210])&lt;10^-9;&quot;Oui&quot;;&quot;&quot;)">
            <text:p/>
          </table:table-cell>
          <table:table-cell table:style-name="ce1204" table:formula="of:=[.AF331]+0.05" office:value-type="float" office:value="-2.84999999999999" calcext:value-type="float">
            <text:p>-2,84999999999999</text:p>
          </table:table-cell>
          <table:table-cell table:style-name="ce696" table:formula="of:=IF(ABS([.AF332]-[.$L$210])&lt;10^-9;&quot;&quot;;[.AH332])" office:value-type="float" office:value="-0.63247863247863" calcext:value-type="float">
            <text:p>-0,63247863247863</text:p>
          </table:table-cell>
          <table:table-cell table:style-name="ce696" table:formula="of:=([.$A$208]*[.AF332]+[.$B$208])/([.$C$208]*[.AF332]+[.$D$208])" office:value-type="float" office:value="-0.63247863247863" calcext:value-type="float">
            <text:p>-0,63247863247863</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5"/>
          <table:table-cell table:style-name="ce892" table:number-columns-repeated="21"/>
          <table:table-cell table:number-columns-repeated="2"/>
          <table:table-cell table:style-name="ce685" table:formula="of:=IF(ABS([.AF333]-[.$L$210])&lt;10^-9;&quot;Oui&quot;;&quot;&quot;)">
            <text:p/>
          </table:table-cell>
          <table:table-cell table:style-name="ce1204" table:formula="of:=[.AF332]+0.05" office:value-type="float" office:value="-2.79999999999999" calcext:value-type="float">
            <text:p>-2,79999999999999</text:p>
          </table:table-cell>
          <table:table-cell table:style-name="ce763" table:formula="of:=IF(ABS([.AF333]-[.$L$210])&lt;10^-9;&quot;&quot;;[.AH333])" office:value-type="float" office:value="-0.620689655172412" calcext:value-type="float">
            <text:p>-0,620689655172412</text:p>
          </table:table-cell>
          <table:table-cell table:style-name="ce763" table:formula="of:=([.$A$208]*[.AF333]+[.$B$208])/([.$C$208]*[.AF333]+[.$D$208])" office:value-type="float" office:value="-0.620689655172412" calcext:value-type="float">
            <text:p>-0,620689655172412</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26"/>
          <table:table-cell table:number-columns-repeated="2"/>
          <table:table-cell table:style-name="ce685" table:formula="of:=IF(ABS([.AF334]-[.$L$210])&lt;10^-9;&quot;Oui&quot;;&quot;&quot;)">
            <text:p/>
          </table:table-cell>
          <table:table-cell table:style-name="ce1204" table:formula="of:=[.AF333]+0.05" office:value-type="float" office:value="-2.74999999999999" calcext:value-type="float">
            <text:p>-2,74999999999999</text:p>
          </table:table-cell>
          <table:table-cell table:style-name="ce696" table:formula="of:=IF(ABS([.AF334]-[.$L$210])&lt;10^-9;&quot;&quot;;[.AH334])" office:value-type="float" office:value="-0.608695652173911" calcext:value-type="float">
            <text:p>-0,608695652173911</text:p>
          </table:table-cell>
          <table:table-cell table:style-name="ce696" table:formula="of:=([.$A$208]*[.AF334]+[.$B$208])/([.$C$208]*[.AF334]+[.$D$208])" office:value-type="float" office:value="-0.608695652173911" calcext:value-type="float">
            <text:p>-0,608695652173911</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2"/>
          <table:table-cell table:style-name="ce1069" table:number-columns-repeated="21"/>
          <table:table-cell table:number-columns-repeated="2"/>
          <table:table-cell table:style-name="ce685" table:formula="of:=IF(ABS([.AF335]-[.$L$210])&lt;10^-9;&quot;Oui&quot;;&quot;&quot;)">
            <text:p/>
          </table:table-cell>
          <table:table-cell table:style-name="ce1204" table:formula="of:=[.AF334]+0.05" office:value-type="float" office:value="-2.69999999999999" calcext:value-type="float">
            <text:p>-2,69999999999999</text:p>
          </table:table-cell>
          <table:table-cell table:style-name="ce763" table:formula="of:=IF(ABS([.AF335]-[.$L$210])&lt;10^-9;&quot;&quot;;[.AH335])" office:value-type="float" office:value="-0.596491228070173" calcext:value-type="float">
            <text:p>-0,596491228070173</text:p>
          </table:table-cell>
          <table:table-cell table:style-name="ce763" table:formula="of:=([.$A$208]*[.AF335]+[.$B$208])/([.$C$208]*[.AF335]+[.$D$208])" office:value-type="float" office:value="-0.596491228070173" calcext:value-type="float">
            <text:p>-0,596491228070173</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36]-[.$L$210])&lt;10^-9;&quot;Oui&quot;;&quot;&quot;)">
            <text:p/>
          </table:table-cell>
          <table:table-cell table:style-name="ce1204" table:formula="of:=[.AF335]+0.05" office:value-type="float" office:value="-2.64999999999999" calcext:value-type="float">
            <text:p>-2,64999999999999</text:p>
          </table:table-cell>
          <table:table-cell table:style-name="ce696" table:formula="of:=IF(ABS([.AF336]-[.$L$210])&lt;10^-9;&quot;&quot;;[.AH336])" office:value-type="float" office:value="-0.584070796460175" calcext:value-type="float">
            <text:p>-0,584070796460175</text:p>
          </table:table-cell>
          <table:table-cell table:style-name="ce696" table:formula="of:=([.$A$208]*[.AF336]+[.$B$208])/([.$C$208]*[.AF336]+[.$D$208])" office:value-type="float" office:value="-0.584070796460175" calcext:value-type="float">
            <text:p>-0,584070796460175</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6"/>
          <table:table-cell table:style-name="ce685" table:number-columns-repeated="17"/>
          <table:table-cell table:number-columns-repeated="2"/>
          <table:table-cell table:style-name="ce685" table:formula="of:=IF(ABS([.AF337]-[.$L$210])&lt;10^-9;&quot;Oui&quot;;&quot;&quot;)">
            <text:p/>
          </table:table-cell>
          <table:table-cell table:style-name="ce1204" table:formula="of:=[.AF336]+0.05" office:value-type="float" office:value="-2.59999999999999" calcext:value-type="float">
            <text:p>-2,59999999999999</text:p>
          </table:table-cell>
          <table:table-cell table:style-name="ce763" table:formula="of:=IF(ABS([.AF337]-[.$L$210])&lt;10^-9;&quot;&quot;;[.AH337])" office:value-type="float" office:value="-0.571428571428569" calcext:value-type="float">
            <text:p>-0,571428571428569</text:p>
          </table:table-cell>
          <table:table-cell table:style-name="ce763" table:formula="of:=([.$A$208]*[.AF337]+[.$B$208])/([.$C$208]*[.AF337]+[.$D$208])" office:value-type="float" office:value="-0.571428571428569" calcext:value-type="float">
            <text:p>-0,571428571428569</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38]-[.$L$210])&lt;10^-9;&quot;Oui&quot;;&quot;&quot;)">
            <text:p/>
          </table:table-cell>
          <table:table-cell table:style-name="ce1204" table:formula="of:=[.AF337]+0.05" office:value-type="float" office:value="-2.54999999999999" calcext:value-type="float">
            <text:p>-2,54999999999999</text:p>
          </table:table-cell>
          <table:table-cell table:style-name="ce696" table:formula="of:=IF(ABS([.AF338]-[.$L$210])&lt;10^-9;&quot;&quot;;[.AH338])" office:value-type="float" office:value="-0.558558558558556" calcext:value-type="float">
            <text:p>-0,558558558558556</text:p>
          </table:table-cell>
          <table:table-cell table:style-name="ce696" table:formula="of:=([.$A$208]*[.AF338]+[.$B$208])/([.$C$208]*[.AF338]+[.$D$208])" office:value-type="float" office:value="-0.558558558558556" calcext:value-type="float">
            <text:p>-0,558558558558556</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6"/>
          <table:table-cell table:style-name="ce685" table:number-columns-repeated="17"/>
          <table:table-cell table:number-columns-repeated="2"/>
          <table:table-cell table:style-name="ce685" table:formula="of:=IF(ABS([.AF339]-[.$L$210])&lt;10^-9;&quot;Oui&quot;;&quot;&quot;)">
            <text:p/>
          </table:table-cell>
          <table:table-cell table:style-name="ce1204" table:formula="of:=[.AF338]+0.05" office:value-type="float" office:value="-2.49999999999999" calcext:value-type="float">
            <text:p>-2,49999999999999</text:p>
          </table:table-cell>
          <table:table-cell table:style-name="ce763" table:formula="of:=IF(ABS([.AF339]-[.$L$210])&lt;10^-9;&quot;&quot;;[.AH339])" office:value-type="float" office:value="-0.545454545454543" calcext:value-type="float">
            <text:p>-0,545454545454543</text:p>
          </table:table-cell>
          <table:table-cell table:style-name="ce763" table:formula="of:=([.$A$208]*[.AF339]+[.$B$208])/([.$C$208]*[.AF339]+[.$D$208])" office:value-type="float" office:value="-0.545454545454543" calcext:value-type="float">
            <text:p>-0,545454545454543</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6"/>
          <table:table-cell table:style-name="ce685" table:number-columns-repeated="17"/>
          <table:table-cell table:number-columns-repeated="2"/>
          <table:table-cell table:style-name="ce685" table:formula="of:=IF(ABS([.AF340]-[.$L$210])&lt;10^-9;&quot;Oui&quot;;&quot;&quot;)">
            <text:p/>
          </table:table-cell>
          <table:table-cell table:style-name="ce1204" table:formula="of:=[.AF339]+0.05" office:value-type="float" office:value="-2.44999999999999" calcext:value-type="float">
            <text:p>-2,44999999999999</text:p>
          </table:table-cell>
          <table:table-cell table:style-name="ce696" table:formula="of:=IF(ABS([.AF340]-[.$L$210])&lt;10^-9;&quot;&quot;;[.AH340])" office:value-type="float" office:value="-0.532110091743117" calcext:value-type="float">
            <text:p>-0,532110091743117</text:p>
          </table:table-cell>
          <table:table-cell table:style-name="ce696" table:formula="of:=([.$A$208]*[.AF340]+[.$B$208])/([.$C$208]*[.AF340]+[.$D$208])" office:value-type="float" office:value="-0.532110091743117" calcext:value-type="float">
            <text:p>-0,532110091743117</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41]-[.$L$210])&lt;10^-9;&quot;Oui&quot;;&quot;&quot;)">
            <text:p/>
          </table:table-cell>
          <table:table-cell table:style-name="ce1204" table:formula="of:=[.AF340]+0.05" office:value-type="float" office:value="-2.39999999999999" calcext:value-type="float">
            <text:p>-2,39999999999999</text:p>
          </table:table-cell>
          <table:table-cell table:style-name="ce763" table:formula="of:=IF(ABS([.AF341]-[.$L$210])&lt;10^-9;&quot;&quot;;[.AH341])" office:value-type="float" office:value="-0.518518518518516" calcext:value-type="float">
            <text:p>-0,518518518518516</text:p>
          </table:table-cell>
          <table:table-cell table:style-name="ce763" table:formula="of:=([.$A$208]*[.AF341]+[.$B$208])/([.$C$208]*[.AF341]+[.$D$208])" office:value-type="float" office:value="-0.518518518518516" calcext:value-type="float">
            <text:p>-0,518518518518516</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6"/>
          <table:table-cell table:style-name="ce685" table:number-columns-repeated="17"/>
          <table:table-cell table:number-columns-repeated="2"/>
          <table:table-cell table:style-name="ce685" table:formula="of:=IF(ABS([.AF342]-[.$L$210])&lt;10^-9;&quot;Oui&quot;;&quot;&quot;)">
            <text:p/>
          </table:table-cell>
          <table:table-cell table:style-name="ce1204" table:formula="of:=[.AF341]+0.05" office:value-type="float" office:value="-2.34999999999999" calcext:value-type="float">
            <text:p>-2,34999999999999</text:p>
          </table:table-cell>
          <table:table-cell table:style-name="ce696" table:formula="of:=IF(ABS([.AF342]-[.$L$210])&lt;10^-9;&quot;&quot;;[.AH342])" office:value-type="float" office:value="-0.50467289719626" calcext:value-type="float">
            <text:p>-0,50467289719626</text:p>
          </table:table-cell>
          <table:table-cell table:style-name="ce696" table:formula="of:=([.$A$208]*[.AF342]+[.$B$208])/([.$C$208]*[.AF342]+[.$D$208])" office:value-type="float" office:value="-0.50467289719626" calcext:value-type="float">
            <text:p>-0,50467289719626</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1069" table:number-columns-repeated="3"/>
          <table:table-cell table:style-name="ce892" table:number-columns-repeated="6"/>
          <table:table-cell table:style-name="ce685" table:number-columns-repeated="17"/>
          <table:table-cell table:number-columns-repeated="2"/>
          <table:table-cell table:style-name="ce685" table:formula="of:=IF(ABS([.AF343]-[.$L$210])&lt;10^-9;&quot;Oui&quot;;&quot;&quot;)">
            <text:p/>
          </table:table-cell>
          <table:table-cell table:style-name="ce1204" table:formula="of:=[.AF342]+0.05" office:value-type="float" office:value="-2.29999999999999" calcext:value-type="float">
            <text:p>-2,29999999999999</text:p>
          </table:table-cell>
          <table:table-cell table:style-name="ce763" table:formula="of:=IF(ABS([.AF343]-[.$L$210])&lt;10^-9;&quot;&quot;;[.AH343])" office:value-type="float" office:value="-0.490566037735847" calcext:value-type="float">
            <text:p>-0,490566037735847</text:p>
          </table:table-cell>
          <table:table-cell table:style-name="ce763" table:formula="of:=([.$A$208]*[.AF343]+[.$B$208])/([.$C$208]*[.AF343]+[.$D$208])" office:value-type="float" office:value="-0.490566037735847" calcext:value-type="float">
            <text:p>-0,490566037735847</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44]-[.$L$210])&lt;10^-9;&quot;Oui&quot;;&quot;&quot;)">
            <text:p/>
          </table:table-cell>
          <table:table-cell table:style-name="ce1204" table:formula="of:=[.AF343]+0.05" office:value-type="float" office:value="-2.24999999999999" calcext:value-type="float">
            <text:p>-2,24999999999999</text:p>
          </table:table-cell>
          <table:table-cell table:style-name="ce696" table:formula="of:=IF(ABS([.AF344]-[.$L$210])&lt;10^-9;&quot;&quot;;[.AH344])" office:value-type="float" office:value="-0.476190476190474" calcext:value-type="float">
            <text:p>-0,476190476190474</text:p>
          </table:table-cell>
          <table:table-cell table:style-name="ce696" table:formula="of:=([.$A$208]*[.AF344]+[.$B$208])/([.$C$208]*[.AF344]+[.$D$208])" office:value-type="float" office:value="-0.476190476190474" calcext:value-type="float">
            <text:p>-0,476190476190474</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45]-[.$L$210])&lt;10^-9;&quot;Oui&quot;;&quot;&quot;)">
            <text:p/>
          </table:table-cell>
          <table:table-cell table:style-name="ce1204" table:formula="of:=[.AF344]+0.05" office:value-type="float" office:value="-2.19999999999999" calcext:value-type="float">
            <text:p>-2,19999999999999</text:p>
          </table:table-cell>
          <table:table-cell table:style-name="ce763" table:formula="of:=IF(ABS([.AF345]-[.$L$210])&lt;10^-9;&quot;&quot;;[.AH345])" office:value-type="float" office:value="-0.461538461538459" calcext:value-type="float">
            <text:p>-0,461538461538459</text:p>
          </table:table-cell>
          <table:table-cell table:style-name="ce763" table:formula="of:=([.$A$208]*[.AF345]+[.$B$208])/([.$C$208]*[.AF345]+[.$D$208])" office:value-type="float" office:value="-0.461538461538459" calcext:value-type="float">
            <text:p>-0,461538461538459</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46]-[.$L$210])&lt;10^-9;&quot;Oui&quot;;&quot;&quot;)">
            <text:p/>
          </table:table-cell>
          <table:table-cell table:style-name="ce1204" table:formula="of:=[.AF345]+0.05" office:value-type="float" office:value="-2.14999999999999" calcext:value-type="float">
            <text:p>-2,14999999999999</text:p>
          </table:table-cell>
          <table:table-cell table:style-name="ce696" table:formula="of:=IF(ABS([.AF346]-[.$L$210])&lt;10^-9;&quot;&quot;;[.AH346])" office:value-type="float" office:value="-0.446601941747571" calcext:value-type="float">
            <text:p>-0,446601941747571</text:p>
          </table:table-cell>
          <table:table-cell table:style-name="ce696" table:formula="of:=([.$A$208]*[.AF346]+[.$B$208])/([.$C$208]*[.AF346]+[.$D$208])" office:value-type="float" office:value="-0.446601941747571" calcext:value-type="float">
            <text:p>-0,446601941747571</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47]-[.$L$210])&lt;10^-9;&quot;Oui&quot;;&quot;&quot;)">
            <text:p/>
          </table:table-cell>
          <table:table-cell table:style-name="ce1204" table:formula="of:=[.AF346]+0.05" office:value-type="float" office:value="-2.09999999999999" calcext:value-type="float">
            <text:p>-2,09999999999999</text:p>
          </table:table-cell>
          <table:table-cell table:style-name="ce763" table:formula="of:=IF(ABS([.AF347]-[.$L$210])&lt;10^-9;&quot;&quot;;[.AH347])" office:value-type="float" office:value="-0.431372549019606" calcext:value-type="float">
            <text:p>-0,431372549019606</text:p>
          </table:table-cell>
          <table:table-cell table:style-name="ce763" table:formula="of:=([.$A$208]*[.AF347]+[.$B$208])/([.$C$208]*[.AF347]+[.$D$208])" office:value-type="float" office:value="-0.431372549019606" calcext:value-type="float">
            <text:p>-0,431372549019606</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4"/>
          <table:table-cell table:style-name="ce685" table:number-columns-repeated="17"/>
          <table:table-cell table:number-columns-repeated="2"/>
          <table:table-cell table:style-name="ce685" table:formula="of:=IF(ABS([.AF348]-[.$L$210])&lt;10^-9;&quot;Oui&quot;;&quot;&quot;)">
            <text:p/>
          </table:table-cell>
          <table:table-cell table:style-name="ce1204" table:formula="of:=[.AF347]+0.05" office:value-type="float" office:value="-2.04999999999999" calcext:value-type="float">
            <text:p>-2,04999999999999</text:p>
          </table:table-cell>
          <table:table-cell table:style-name="ce696" table:formula="of:=IF(ABS([.AF348]-[.$L$210])&lt;10^-9;&quot;&quot;;[.AH348])" office:value-type="float" office:value="-0.415841584158414" calcext:value-type="float">
            <text:p>-0,415841584158414</text:p>
          </table:table-cell>
          <table:table-cell table:style-name="ce696" table:formula="of:=([.$A$208]*[.AF348]+[.$B$208])/([.$C$208]*[.AF348]+[.$D$208])" office:value-type="float" office:value="-0.415841584158414" calcext:value-type="float">
            <text:p>-0,415841584158414</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number-columns-repeated="2"/>
          <table:table-cell table:style-name="ce685" table:formula="of:=IF(ABS([.AF349]-[.$L$210])&lt;10^-9;&quot;Oui&quot;;&quot;&quot;)">
            <text:p/>
          </table:table-cell>
          <table:table-cell table:style-name="ce1204" table:formula="of:=[.AF348]+0.05" office:value-type="float" office:value="-1.99999999999999" calcext:value-type="float">
            <text:p>-1,99999999999999</text:p>
          </table:table-cell>
          <table:table-cell table:style-name="ce763" table:formula="of:=IF(ABS([.AF349]-[.$L$210])&lt;10^-9;&quot;&quot;;[.AH349])" office:value-type="float" office:value="-0.399999999999998" calcext:value-type="float">
            <text:p>-0,399999999999998</text:p>
          </table:table-cell>
          <table:table-cell table:style-name="ce763" table:formula="of:=([.$A$208]*[.AF349]+[.$B$208])/([.$C$208]*[.AF349]+[.$D$208])" office:value-type="float" office:value="-0.399999999999998" calcext:value-type="float">
            <text:p>-0,399999999999998</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number-columns-repeated="2"/>
          <table:table-cell table:style-name="ce685" table:formula="of:=IF(ABS([.AF350]-[.$L$210])&lt;10^-9;&quot;Oui&quot;;&quot;&quot;)">
            <text:p/>
          </table:table-cell>
          <table:table-cell table:style-name="ce1204" table:formula="of:=[.AF349]+0.05" office:value-type="float" office:value="-1.94999999999999" calcext:value-type="float">
            <text:p>-1,94999999999999</text:p>
          </table:table-cell>
          <table:table-cell table:style-name="ce696" table:formula="of:=IF(ABS([.AF350]-[.$L$210])&lt;10^-9;&quot;&quot;;[.AH350])" office:value-type="float" office:value="-0.383838383838382" calcext:value-type="float">
            <text:p>-0,383838383838382</text:p>
          </table:table-cell>
          <table:table-cell table:style-name="ce696" table:formula="of:=([.$A$208]*[.AF350]+[.$B$208])/([.$C$208]*[.AF350]+[.$D$208])" office:value-type="float" office:value="-0.383838383838382" calcext:value-type="float">
            <text:p>-0,383838383838382</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number-columns-repeated="2"/>
          <table:table-cell table:style-name="ce685" table:formula="of:=IF(ABS([.AF351]-[.$L$210])&lt;10^-9;&quot;Oui&quot;;&quot;&quot;)">
            <text:p/>
          </table:table-cell>
          <table:table-cell table:style-name="ce1204" table:formula="of:=[.AF350]+0.05" office:value-type="float" office:value="-1.89999999999999" calcext:value-type="float">
            <text:p>-1,89999999999999</text:p>
          </table:table-cell>
          <table:table-cell table:style-name="ce763" table:formula="of:=IF(ABS([.AF351]-[.$L$210])&lt;10^-9;&quot;&quot;;[.AH351])" office:value-type="float" office:value="-0.367346938775508" calcext:value-type="float">
            <text:p>-0,367346938775508</text:p>
          </table:table-cell>
          <table:table-cell table:style-name="ce763" table:formula="of:=([.$A$208]*[.AF351]+[.$B$208])/([.$C$208]*[.AF351]+[.$D$208])" office:value-type="float" office:value="-0.367346938775508" calcext:value-type="float">
            <text:p>-0,367346938775508</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21"/>
          <table:table-cell table:number-columns-repeated="2"/>
          <table:table-cell table:style-name="ce685" table:formula="of:=IF(ABS([.AF352]-[.$L$210])&lt;10^-9;&quot;Oui&quot;;&quot;&quot;)">
            <text:p/>
          </table:table-cell>
          <table:table-cell table:style-name="ce1204" table:formula="of:=[.AF351]+0.05" office:value-type="float" office:value="-1.84999999999999" calcext:value-type="float">
            <text:p>-1,84999999999999</text:p>
          </table:table-cell>
          <table:table-cell table:style-name="ce696" table:formula="of:=IF(ABS([.AF352]-[.$L$210])&lt;10^-9;&quot;&quot;;[.AH352])" office:value-type="float" office:value="-0.350515463917523" calcext:value-type="float">
            <text:p>-0,350515463917523</text:p>
          </table:table-cell>
          <table:table-cell table:style-name="ce696" table:formula="of:=([.$A$208]*[.AF352]+[.$B$208])/([.$C$208]*[.AF352]+[.$D$208])" office:value-type="float" office:value="-0.350515463917523" calcext:value-type="float">
            <text:p>-0,350515463917523</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number-columns-repeated="2"/>
          <table:table-cell table:style-name="ce685" table:formula="of:=IF(ABS([.AF353]-[.$L$210])&lt;10^-9;&quot;Oui&quot;;&quot;&quot;)">
            <text:p/>
          </table:table-cell>
          <table:table-cell table:style-name="ce1204" table:formula="of:=[.AF352]+0.05" office:value-type="float" office:value="-1.79999999999999" calcext:value-type="float">
            <text:p>-1,79999999999999</text:p>
          </table:table-cell>
          <table:table-cell table:style-name="ce763" table:formula="of:=IF(ABS([.AF353]-[.$L$210])&lt;10^-9;&quot;&quot;;[.AH353])" office:value-type="float" office:value="-0.333333333333331" calcext:value-type="float">
            <text:p>-0,333333333333331</text:p>
          </table:table-cell>
          <table:table-cell table:style-name="ce763" table:formula="of:=([.$A$208]*[.AF353]+[.$B$208])/([.$C$208]*[.AF353]+[.$D$208])" office:value-type="float" office:value="-0.333333333333331" calcext:value-type="float">
            <text:p>-0,333333333333331</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21"/>
          <table:table-cell table:number-columns-repeated="2"/>
          <table:table-cell table:style-name="ce685" table:formula="of:=IF(ABS([.AF354]-[.$L$210])&lt;10^-9;&quot;Oui&quot;;&quot;&quot;)">
            <text:p/>
          </table:table-cell>
          <table:table-cell table:style-name="ce1204" table:formula="of:=[.AF353]+0.05" office:value-type="float" office:value="-1.74999999999999" calcext:value-type="float">
            <text:p>-1,74999999999999</text:p>
          </table:table-cell>
          <table:table-cell table:style-name="ce696" table:formula="of:=IF(ABS([.AF354]-[.$L$210])&lt;10^-9;&quot;&quot;;[.AH354])" office:value-type="float" office:value="-0.315789473684208" calcext:value-type="float">
            <text:p>-0,315789473684208</text:p>
          </table:table-cell>
          <table:table-cell table:style-name="ce696" table:formula="of:=([.$A$208]*[.AF354]+[.$B$208])/([.$C$208]*[.AF354]+[.$D$208])" office:value-type="float" office:value="-0.315789473684208" calcext:value-type="float">
            <text:p>-0,315789473684208</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number-columns-repeated="2"/>
          <table:table-cell table:style-name="ce685" table:formula="of:=IF(ABS([.AF355]-[.$L$210])&lt;10^-9;&quot;Oui&quot;;&quot;&quot;)">
            <text:p/>
          </table:table-cell>
          <table:table-cell table:style-name="ce1204" table:formula="of:=[.AF354]+0.05" office:value-type="float" office:value="-1.69999999999999" calcext:value-type="float">
            <text:p>-1,69999999999999</text:p>
          </table:table-cell>
          <table:table-cell table:style-name="ce763" table:formula="of:=IF(ABS([.AF355]-[.$L$210])&lt;10^-9;&quot;&quot;;[.AH355])" office:value-type="float" office:value="-0.297872340425529" calcext:value-type="float">
            <text:p>-0,297872340425529</text:p>
          </table:table-cell>
          <table:table-cell table:style-name="ce763" table:formula="of:=([.$A$208]*[.AF355]+[.$B$208])/([.$C$208]*[.AF355]+[.$D$208])" office:value-type="float" office:value="-0.297872340425529" calcext:value-type="float">
            <text:p>-0,297872340425529</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number-columns-repeated="2"/>
          <table:table-cell table:style-name="ce685" table:formula="of:=IF(ABS([.AF356]-[.$L$210])&lt;10^-9;&quot;Oui&quot;;&quot;&quot;)">
            <text:p/>
          </table:table-cell>
          <table:table-cell table:style-name="ce1204" table:formula="of:=[.AF355]+0.05" office:value-type="float" office:value="-1.64999999999999" calcext:value-type="float">
            <text:p>-1,64999999999999</text:p>
          </table:table-cell>
          <table:table-cell table:style-name="ce696" table:formula="of:=IF(ABS([.AF356]-[.$L$210])&lt;10^-9;&quot;&quot;;[.AH356])" office:value-type="float" office:value="-0.279569892473116" calcext:value-type="float">
            <text:p>-0,279569892473116</text:p>
          </table:table-cell>
          <table:table-cell table:style-name="ce696" table:formula="of:=([.$A$208]*[.AF356]+[.$B$208])/([.$C$208]*[.AF356]+[.$D$208])" office:value-type="float" office:value="-0.279569892473116" calcext:value-type="float">
            <text:p>-0,279569892473116</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21"/>
          <table:table-cell table:number-columns-repeated="2"/>
          <table:table-cell table:style-name="ce685" table:formula="of:=IF(ABS([.AF357]-[.$L$210])&lt;10^-9;&quot;Oui&quot;;&quot;&quot;)">
            <text:p/>
          </table:table-cell>
          <table:table-cell table:style-name="ce1204" table:formula="of:=[.AF356]+0.05" office:value-type="float" office:value="-1.59999999999999" calcext:value-type="float">
            <text:p>-1,59999999999999</text:p>
          </table:table-cell>
          <table:table-cell table:style-name="ce763" table:formula="of:=IF(ABS([.AF357]-[.$L$210])&lt;10^-9;&quot;&quot;;[.AH357])" office:value-type="float" office:value="-0.260869565217389" calcext:value-type="float">
            <text:p>-0,260869565217389</text:p>
          </table:table-cell>
          <table:table-cell table:style-name="ce763" table:formula="of:=([.$A$208]*[.AF357]+[.$B$208])/([.$C$208]*[.AF357]+[.$D$208])" office:value-type="float" office:value="-0.260869565217389" calcext:value-type="float">
            <text:p>-0,260869565217389</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number-columns-repeated="2"/>
          <table:table-cell table:style-name="ce685" table:formula="of:=IF(ABS([.AF358]-[.$L$210])&lt;10^-9;&quot;Oui&quot;;&quot;&quot;)">
            <text:p/>
          </table:table-cell>
          <table:table-cell table:style-name="ce1204" table:formula="of:=[.AF357]+0.05" office:value-type="float" office:value="-1.54999999999999" calcext:value-type="float">
            <text:p>-1,54999999999999</text:p>
          </table:table-cell>
          <table:table-cell table:style-name="ce696" table:formula="of:=IF(ABS([.AF358]-[.$L$210])&lt;10^-9;&quot;&quot;;[.AH358])" office:value-type="float" office:value="-0.241758241758239" calcext:value-type="float">
            <text:p>-0,241758241758239</text:p>
          </table:table-cell>
          <table:table-cell table:style-name="ce696" table:formula="of:=([.$A$208]*[.AF358]+[.$B$208])/([.$C$208]*[.AF358]+[.$D$208])" office:value-type="float" office:value="-0.241758241758239" calcext:value-type="float">
            <text:p>-0,241758241758239</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number-columns-repeated="2"/>
          <table:table-cell table:style-name="ce685" table:formula="of:=IF(ABS([.AF359]-[.$L$210])&lt;10^-9;&quot;Oui&quot;;&quot;&quot;)">
            <text:p/>
          </table:table-cell>
          <table:table-cell table:style-name="ce1204" table:formula="of:=[.AF358]+0.05" office:value-type="float" office:value="-1.49999999999999" calcext:value-type="float">
            <text:p>-1,49999999999999</text:p>
          </table:table-cell>
          <table:table-cell table:style-name="ce763" table:formula="of:=IF(ABS([.AF359]-[.$L$210])&lt;10^-9;&quot;&quot;;[.AH359])" office:value-type="float" office:value="-0.22222222222222" calcext:value-type="float">
            <text:p>-0,22222222222222</text:p>
          </table:table-cell>
          <table:table-cell table:style-name="ce763" table:formula="of:=([.$A$208]*[.AF359]+[.$B$208])/([.$C$208]*[.AF359]+[.$D$208])" office:value-type="float" office:value="-0.22222222222222" calcext:value-type="float">
            <text:p>-0,22222222222222</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60]-[.$L$210])&lt;10^-9;&quot;Oui&quot;;&quot;&quot;)">
            <text:p/>
          </table:table-cell>
          <table:table-cell table:style-name="ce1204" table:formula="of:=[.AF359]+0.05" office:value-type="float" office:value="-1.44999999999999" calcext:value-type="float">
            <text:p>-1,44999999999999</text:p>
          </table:table-cell>
          <table:table-cell table:style-name="ce696" table:formula="of:=IF(ABS([.AF360]-[.$L$210])&lt;10^-9;&quot;&quot;;[.AH360])" office:value-type="float" office:value="-0.202247191011233" calcext:value-type="float">
            <text:p>-0,202247191011233</text:p>
          </table:table-cell>
          <table:table-cell table:style-name="ce696" table:formula="of:=([.$A$208]*[.AF360]+[.$B$208])/([.$C$208]*[.AF360]+[.$D$208])" office:value-type="float" office:value="-0.202247191011233" calcext:value-type="float">
            <text:p>-0,202247191011233</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61]-[.$L$210])&lt;10^-9;&quot;Oui&quot;;&quot;&quot;)">
            <text:p/>
          </table:table-cell>
          <table:table-cell table:style-name="ce1204" table:formula="of:=[.AF360]+0.05" office:value-type="float" office:value="-1.39999999999999" calcext:value-type="float">
            <text:p>-1,39999999999999</text:p>
          </table:table-cell>
          <table:table-cell table:style-name="ce763" table:formula="of:=IF(ABS([.AF361]-[.$L$210])&lt;10^-9;&quot;&quot;;[.AH361])" office:value-type="float" office:value="-0.181818181818179" calcext:value-type="float">
            <text:p>-0,181818181818179</text:p>
          </table:table-cell>
          <table:table-cell table:style-name="ce763" table:formula="of:=([.$A$208]*[.AF361]+[.$B$208])/([.$C$208]*[.AF361]+[.$D$208])" office:value-type="float" office:value="-0.181818181818179" calcext:value-type="float">
            <text:p>-0,181818181818179</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62]-[.$L$210])&lt;10^-9;&quot;Oui&quot;;&quot;&quot;)">
            <text:p/>
          </table:table-cell>
          <table:table-cell table:style-name="ce1204" table:formula="of:=[.AF361]+0.05" office:value-type="float" office:value="-1.34999999999999" calcext:value-type="float">
            <text:p>-1,34999999999999</text:p>
          </table:table-cell>
          <table:table-cell table:style-name="ce696" table:formula="of:=IF(ABS([.AF362]-[.$L$210])&lt;10^-9;&quot;&quot;;[.AH362])" office:value-type="float" office:value="-0.160919540229882" calcext:value-type="float">
            <text:p>-0,160919540229882</text:p>
          </table:table-cell>
          <table:table-cell table:style-name="ce696" table:formula="of:=([.$A$208]*[.AF362]+[.$B$208])/([.$C$208]*[.AF362]+[.$D$208])" office:value-type="float" office:value="-0.160919540229882" calcext:value-type="float">
            <text:p>-0,160919540229882</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63]-[.$L$210])&lt;10^-9;&quot;Oui&quot;;&quot;&quot;)">
            <text:p/>
          </table:table-cell>
          <table:table-cell table:style-name="ce1204" table:formula="of:=[.AF362]+0.05" office:value-type="float" office:value="-1.29999999999999" calcext:value-type="float">
            <text:p>-1,29999999999999</text:p>
          </table:table-cell>
          <table:table-cell table:style-name="ce763" table:formula="of:=IF(ABS([.AF363]-[.$L$210])&lt;10^-9;&quot;&quot;;[.AH363])" office:value-type="float" office:value="-0.139534883720927" calcext:value-type="float">
            <text:p>-0,139534883720927</text:p>
          </table:table-cell>
          <table:table-cell table:style-name="ce763" table:formula="of:=([.$A$208]*[.AF363]+[.$B$208])/([.$C$208]*[.AF363]+[.$D$208])" office:value-type="float" office:value="-0.139534883720927" calcext:value-type="float">
            <text:p>-0,139534883720927</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64]-[.$L$210])&lt;10^-9;&quot;Oui&quot;;&quot;&quot;)">
            <text:p/>
          </table:table-cell>
          <table:table-cell table:style-name="ce1204" table:formula="of:=[.AF363]+0.05" office:value-type="float" office:value="-1.24999999999999" calcext:value-type="float">
            <text:p>-1,24999999999999</text:p>
          </table:table-cell>
          <table:table-cell table:style-name="ce696" table:formula="of:=IF(ABS([.AF364]-[.$L$210])&lt;10^-9;&quot;&quot;;[.AH364])" office:value-type="float" office:value="-0.117647058823526" calcext:value-type="float">
            <text:p>-0,117647058823526</text:p>
          </table:table-cell>
          <table:table-cell table:style-name="ce696" table:formula="of:=([.$A$208]*[.AF364]+[.$B$208])/([.$C$208]*[.AF364]+[.$D$208])" office:value-type="float" office:value="-0.117647058823526" calcext:value-type="float">
            <text:p>-0,117647058823526</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65]-[.$L$210])&lt;10^-9;&quot;Oui&quot;;&quot;&quot;)">
            <text:p/>
          </table:table-cell>
          <table:table-cell table:style-name="ce1204" table:formula="of:=[.AF364]+0.05" office:value-type="float" office:value="-1.19999999999999" calcext:value-type="float">
            <text:p>-1,19999999999999</text:p>
          </table:table-cell>
          <table:table-cell table:style-name="ce763" table:formula="of:=IF(ABS([.AF365]-[.$L$210])&lt;10^-9;&quot;&quot;;[.AH365])" office:value-type="float" office:value="-0.095238095238092" calcext:value-type="float">
            <text:p>-0,095238095238092</text:p>
          </table:table-cell>
          <table:table-cell table:style-name="ce763" table:formula="of:=([.$A$208]*[.AF365]+[.$B$208])/([.$C$208]*[.AF365]+[.$D$208])" office:value-type="float" office:value="-0.095238095238092" calcext:value-type="float">
            <text:p>-0,095238095238092</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66]-[.$L$210])&lt;10^-9;&quot;Oui&quot;;&quot;&quot;)">
            <text:p/>
          </table:table-cell>
          <table:table-cell table:style-name="ce1204" table:formula="of:=[.AF365]+0.05" office:value-type="float" office:value="-1.14999999999999" calcext:value-type="float">
            <text:p>-1,14999999999999</text:p>
          </table:table-cell>
          <table:table-cell table:style-name="ce696" table:formula="of:=IF(ABS([.AF366]-[.$L$210])&lt;10^-9;&quot;&quot;;[.AH366])" office:value-type="float" office:value="-0.0722891566265027" calcext:value-type="float">
            <text:p>-0,072289156626503</text:p>
          </table:table-cell>
          <table:table-cell table:style-name="ce696" table:formula="of:=([.$A$208]*[.AF366]+[.$B$208])/([.$C$208]*[.AF366]+[.$D$208])" office:value-type="float" office:value="-0.0722891566265027" calcext:value-type="float">
            <text:p>-0,072289156626503</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67]-[.$L$210])&lt;10^-9;&quot;Oui&quot;;&quot;&quot;)">
            <text:p/>
          </table:table-cell>
          <table:table-cell table:style-name="ce1204" table:formula="of:=[.AF366]+0.05" office:value-type="float" office:value="-1.09999999999999" calcext:value-type="float">
            <text:p>-1,09999999999999</text:p>
          </table:table-cell>
          <table:table-cell table:style-name="ce763" table:formula="of:=IF(ABS([.AF367]-[.$L$210])&lt;10^-9;&quot;&quot;;[.AH367])" office:value-type="float" office:value="-0.0487804878048746" calcext:value-type="float">
            <text:p>-0,048780487804875</text:p>
          </table:table-cell>
          <table:table-cell table:style-name="ce763" table:formula="of:=([.$A$208]*[.AF367]+[.$B$208])/([.$C$208]*[.AF367]+[.$D$208])" office:value-type="float" office:value="-0.0487804878048746" calcext:value-type="float">
            <text:p>-0,048780487804875</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68]-[.$L$210])&lt;10^-9;&quot;Oui&quot;;&quot;&quot;)">
            <text:p/>
          </table:table-cell>
          <table:table-cell table:style-name="ce1204" table:formula="of:=[.AF367]+0.05" office:value-type="float" office:value="-1.04999999999999" calcext:value-type="float">
            <text:p>-1,04999999999999</text:p>
          </table:table-cell>
          <table:table-cell table:style-name="ce696" table:formula="of:=IF(ABS([.AF368]-[.$L$210])&lt;10^-9;&quot;&quot;;[.AH368])" office:value-type="float" office:value="-0.0246913580246878" calcext:value-type="float">
            <text:p>-0,024691358024688</text:p>
          </table:table-cell>
          <table:table-cell table:style-name="ce696" table:formula="of:=([.$A$208]*[.AF368]+[.$B$208])/([.$C$208]*[.AF368]+[.$D$208])" office:value-type="float" office:value="-0.0246913580246878" calcext:value-type="float">
            <text:p>-0,024691358024688</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69]-[.$L$210])&lt;10^-9;&quot;Oui&quot;;&quot;&quot;)">
            <text:p/>
          </table:table-cell>
          <table:table-cell table:style-name="ce1204" table:formula="of:=[.AF368]+0.05" office:value-type="float" office:value="-0.999999999999993" calcext:value-type="float">
            <text:p>-0,999999999999993</text:p>
          </table:table-cell>
          <table:table-cell table:style-name="ce763" table:formula="of:=IF(ABS([.AF369]-[.$L$210])&lt;10^-9;&quot;&quot;;[.AH369])" office:value-type="float" office:value="3.66373598126302E-015" calcext:value-type="float">
            <text:p>3,66373598126302E-15</text:p>
          </table:table-cell>
          <table:table-cell table:style-name="ce763" table:formula="of:=([.$A$208]*[.AF369]+[.$B$208])/([.$C$208]*[.AF369]+[.$D$208])" office:value-type="float" office:value="3.66373598126302E-015" calcext:value-type="float">
            <text:p>3,66373598126302E-15</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70]-[.$L$210])&lt;10^-9;&quot;Oui&quot;;&quot;&quot;)">
            <text:p/>
          </table:table-cell>
          <table:table-cell table:style-name="ce1204" table:formula="of:=[.AF369]+0.05" office:value-type="float" office:value="-0.949999999999993" calcext:value-type="float">
            <text:p>-0,949999999999993</text:p>
          </table:table-cell>
          <table:table-cell table:style-name="ce696" table:formula="of:=IF(ABS([.AF370]-[.$L$210])&lt;10^-9;&quot;&quot;;[.AH370])" office:value-type="float" office:value="0.0253164556962063" calcext:value-type="float">
            <text:p>0,025316455696206</text:p>
          </table:table-cell>
          <table:table-cell table:style-name="ce696" table:formula="of:=([.$A$208]*[.AF370]+[.$B$208])/([.$C$208]*[.AF370]+[.$D$208])" office:value-type="float" office:value="0.0253164556962063" calcext:value-type="float">
            <text:p>0,025316455696206</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71]-[.$L$210])&lt;10^-9;&quot;Oui&quot;;&quot;&quot;)">
            <text:p/>
          </table:table-cell>
          <table:table-cell table:style-name="ce1204" table:formula="of:=[.AF370]+0.05" office:value-type="float" office:value="-0.899999999999993" calcext:value-type="float">
            <text:p>-0,899999999999993</text:p>
          </table:table-cell>
          <table:table-cell table:style-name="ce763" table:formula="of:=IF(ABS([.AF371]-[.$L$210])&lt;10^-9;&quot;&quot;;[.AH371])" office:value-type="float" office:value="0.0512820512820552" calcext:value-type="float">
            <text:p>0,051282051282055</text:p>
          </table:table-cell>
          <table:table-cell table:style-name="ce763" table:formula="of:=([.$A$208]*[.AF371]+[.$B$208])/([.$C$208]*[.AF371]+[.$D$208])" office:value-type="float" office:value="0.0512820512820552" calcext:value-type="float">
            <text:p>0,051282051282055</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4"/>
          <table:table-cell table:style-name="ce685" table:number-columns-repeated="17"/>
          <table:table-cell table:number-columns-repeated="2"/>
          <table:table-cell table:style-name="ce685" table:formula="of:=IF(ABS([.AF372]-[.$L$210])&lt;10^-9;&quot;Oui&quot;;&quot;&quot;)">
            <text:p/>
          </table:table-cell>
          <table:table-cell table:style-name="ce1204" table:formula="of:=[.AF371]+0.05" office:value-type="float" office:value="-0.849999999999993" calcext:value-type="float">
            <text:p>-0,849999999999993</text:p>
          </table:table-cell>
          <table:table-cell table:style-name="ce696" table:formula="of:=IF(ABS([.AF372]-[.$L$210])&lt;10^-9;&quot;&quot;;[.AH372])" office:value-type="float" office:value="0.0779220779220819" calcext:value-type="float">
            <text:p>0,077922077922082</text:p>
          </table:table-cell>
          <table:table-cell table:style-name="ce696" table:formula="of:=([.$A$208]*[.AF372]+[.$B$208])/([.$C$208]*[.AF372]+[.$D$208])" office:value-type="float" office:value="0.0779220779220819" calcext:value-type="float">
            <text:p>0,077922077922082</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number-columns-repeated="2"/>
          <table:table-cell table:style-name="ce685" table:formula="of:=IF(ABS([.AF373]-[.$L$210])&lt;10^-9;&quot;Oui&quot;;&quot;&quot;)">
            <text:p/>
          </table:table-cell>
          <table:table-cell table:style-name="ce1204" table:formula="of:=[.AF372]+0.05" office:value-type="float" office:value="-0.799999999999992" calcext:value-type="float">
            <text:p>-0,799999999999992</text:p>
          </table:table-cell>
          <table:table-cell table:style-name="ce763" table:formula="of:=IF(ABS([.AF373]-[.$L$210])&lt;10^-9;&quot;&quot;;[.AH373])" office:value-type="float" office:value="0.105263157894741" calcext:value-type="float">
            <text:p>0,105263157894741</text:p>
          </table:table-cell>
          <table:table-cell table:style-name="ce763" table:formula="of:=([.$A$208]*[.AF373]+[.$B$208])/([.$C$208]*[.AF373]+[.$D$208])" office:value-type="float" office:value="0.105263157894741" calcext:value-type="float">
            <text:p>0,105263157894741</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number-columns-repeated="2"/>
          <table:table-cell table:style-name="ce685" table:formula="of:=IF(ABS([.AF374]-[.$L$210])&lt;10^-9;&quot;Oui&quot;;&quot;&quot;)">
            <text:p/>
          </table:table-cell>
          <table:table-cell table:style-name="ce1204" table:formula="of:=[.AF373]+0.05" office:value-type="float" office:value="-0.749999999999992" calcext:value-type="float">
            <text:p>-0,749999999999992</text:p>
          </table:table-cell>
          <table:table-cell table:style-name="ce696" table:formula="of:=IF(ABS([.AF374]-[.$L$210])&lt;10^-9;&quot;&quot;;[.AH374])" office:value-type="float" office:value="0.133333333333338" calcext:value-type="float">
            <text:p>0,133333333333338</text:p>
          </table:table-cell>
          <table:table-cell table:style-name="ce696" table:formula="of:=([.$A$208]*[.AF374]+[.$B$208])/([.$C$208]*[.AF374]+[.$D$208])" office:value-type="float" office:value="0.133333333333338" calcext:value-type="float">
            <text:p>0,133333333333338</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number-columns-repeated="2"/>
          <table:table-cell table:style-name="ce685" table:formula="of:=IF(ABS([.AF375]-[.$L$210])&lt;10^-9;&quot;Oui&quot;;&quot;&quot;)">
            <text:p/>
          </table:table-cell>
          <table:table-cell table:style-name="ce1204" table:formula="of:=[.AF374]+0.05" office:value-type="float" office:value="-0.699999999999992" calcext:value-type="float">
            <text:p>-0,699999999999992</text:p>
          </table:table-cell>
          <table:table-cell table:style-name="ce763" table:formula="of:=IF(ABS([.AF375]-[.$L$210])&lt;10^-9;&quot;&quot;;[.AH375])" office:value-type="float" office:value="0.162162162162167" calcext:value-type="float">
            <text:p>0,162162162162167</text:p>
          </table:table-cell>
          <table:table-cell table:style-name="ce763" table:formula="of:=([.$A$208]*[.AF375]+[.$B$208])/([.$C$208]*[.AF375]+[.$D$208])" office:value-type="float" office:value="0.162162162162167" calcext:value-type="float">
            <text:p>0,162162162162167</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21"/>
          <table:table-cell table:number-columns-repeated="2"/>
          <table:table-cell table:style-name="ce685" table:formula="of:=IF(ABS([.AF376]-[.$L$210])&lt;10^-9;&quot;Oui&quot;;&quot;&quot;)">
            <text:p/>
          </table:table-cell>
          <table:table-cell table:style-name="ce1204" table:formula="of:=[.AF375]+0.05" office:value-type="float" office:value="-0.649999999999992" calcext:value-type="float">
            <text:p>-0,649999999999992</text:p>
          </table:table-cell>
          <table:table-cell table:style-name="ce696" table:formula="of:=IF(ABS([.AF376]-[.$L$210])&lt;10^-9;&quot;&quot;;[.AH376])" office:value-type="float" office:value="0.191780821917813" calcext:value-type="float">
            <text:p>0,191780821917813</text:p>
          </table:table-cell>
          <table:table-cell table:style-name="ce696" table:formula="of:=([.$A$208]*[.AF376]+[.$B$208])/([.$C$208]*[.AF376]+[.$D$208])" office:value-type="float" office:value="0.191780821917813" calcext:value-type="float">
            <text:p>0,191780821917813</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number-columns-repeated="2"/>
          <table:table-cell table:style-name="ce685" table:formula="of:=IF(ABS([.AF377]-[.$L$210])&lt;10^-9;&quot;Oui&quot;;&quot;&quot;)">
            <text:p/>
          </table:table-cell>
          <table:table-cell table:style-name="ce1204" table:formula="of:=[.AF376]+0.05" office:value-type="float" office:value="-0.599999999999992" calcext:value-type="float">
            <text:p>-0,599999999999992</text:p>
          </table:table-cell>
          <table:table-cell table:style-name="ce763" table:formula="of:=IF(ABS([.AF377]-[.$L$210])&lt;10^-9;&quot;&quot;;[.AH377])" office:value-type="float" office:value="0.222222222222227" calcext:value-type="float">
            <text:p>0,222222222222227</text:p>
          </table:table-cell>
          <table:table-cell table:style-name="ce763" table:formula="of:=([.$A$208]*[.AF377]+[.$B$208])/([.$C$208]*[.AF377]+[.$D$208])" office:value-type="float" office:value="0.222222222222227" calcext:value-type="float">
            <text:p>0,222222222222227</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21"/>
          <table:table-cell table:number-columns-repeated="2"/>
          <table:table-cell table:style-name="ce685" table:formula="of:=IF(ABS([.AF378]-[.$L$210])&lt;10^-9;&quot;Oui&quot;;&quot;&quot;)">
            <text:p/>
          </table:table-cell>
          <table:table-cell table:style-name="ce1204" table:formula="of:=[.AF377]+0.05" office:value-type="float" office:value="-0.549999999999992" calcext:value-type="float">
            <text:p>-0,549999999999992</text:p>
          </table:table-cell>
          <table:table-cell table:style-name="ce696" table:formula="of:=IF(ABS([.AF378]-[.$L$210])&lt;10^-9;&quot;&quot;;[.AH378])" office:value-type="float" office:value="0.253521126760568" calcext:value-type="float">
            <text:p>0,253521126760568</text:p>
          </table:table-cell>
          <table:table-cell table:style-name="ce696" table:formula="of:=([.$A$208]*[.AF378]+[.$B$208])/([.$C$208]*[.AF378]+[.$D$208])" office:value-type="float" office:value="0.253521126760568" calcext:value-type="float">
            <text:p>0,253521126760568</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number-columns-repeated="2"/>
          <table:table-cell table:style-name="ce685" table:formula="of:=IF(ABS([.AF379]-[.$L$210])&lt;10^-9;&quot;Oui&quot;;&quot;&quot;)">
            <text:p/>
          </table:table-cell>
          <table:table-cell table:style-name="ce1204" table:formula="of:=[.AF378]+0.05" office:value-type="float" office:value="-0.499999999999992" calcext:value-type="float">
            <text:p>-0,499999999999992</text:p>
          </table:table-cell>
          <table:table-cell table:style-name="ce763" table:formula="of:=IF(ABS([.AF379]-[.$L$210])&lt;10^-9;&quot;&quot;;[.AH379])" office:value-type="float" office:value="0.285714285714291" calcext:value-type="float">
            <text:p>0,285714285714291</text:p>
          </table:table-cell>
          <table:table-cell table:style-name="ce763" table:formula="of:=([.$A$208]*[.AF379]+[.$B$208])/([.$C$208]*[.AF379]+[.$D$208])" office:value-type="float" office:value="0.285714285714291" calcext:value-type="float">
            <text:p>0,285714285714291</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number-columns-repeated="2"/>
          <table:table-cell table:style-name="ce685" table:formula="of:=IF(ABS([.AF380]-[.$L$210])&lt;10^-9;&quot;Oui&quot;;&quot;&quot;)">
            <text:p/>
          </table:table-cell>
          <table:table-cell table:style-name="ce1204" table:formula="of:=[.AF379]+0.05" office:value-type="float" office:value="-0.449999999999992" calcext:value-type="float">
            <text:p>-0,449999999999992</text:p>
          </table:table-cell>
          <table:table-cell table:style-name="ce696" table:formula="of:=IF(ABS([.AF380]-[.$L$210])&lt;10^-9;&quot;&quot;;[.AH380])" office:value-type="float" office:value="0.31884057971015" calcext:value-type="float">
            <text:p>0,31884057971015</text:p>
          </table:table-cell>
          <table:table-cell table:style-name="ce696" table:formula="of:=([.$A$208]*[.AF380]+[.$B$208])/([.$C$208]*[.AF380]+[.$D$208])" office:value-type="float" office:value="0.31884057971015" calcext:value-type="float">
            <text:p>0,31884057971015</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
          <table:table-cell table:style-name="ce892" table:number-columns-repeated="21"/>
          <table:table-cell table:number-columns-repeated="2"/>
          <table:table-cell table:style-name="ce685" table:formula="of:=IF(ABS([.AF381]-[.$L$210])&lt;10^-9;&quot;Oui&quot;;&quot;&quot;)">
            <text:p/>
          </table:table-cell>
          <table:table-cell table:style-name="ce1204" table:formula="of:=[.AF380]+0.05" office:value-type="float" office:value="-0.399999999999992" calcext:value-type="float">
            <text:p>-0,399999999999992</text:p>
          </table:table-cell>
          <table:table-cell table:style-name="ce763" table:formula="of:=IF(ABS([.AF381]-[.$L$210])&lt;10^-9;&quot;&quot;;[.AH381])" office:value-type="float" office:value="0.352941176470593" calcext:value-type="float">
            <text:p>0,352941176470593</text:p>
          </table:table-cell>
          <table:table-cell table:style-name="ce763" table:formula="of:=([.$A$208]*[.AF381]+[.$B$208])/([.$C$208]*[.AF381]+[.$D$208])" office:value-type="float" office:value="0.352941176470593" calcext:value-type="float">
            <text:p>0,352941176470593</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3"/>
          <table:table-cell table:style-name="ce1069" table:number-columns-repeated="23"/>
          <table:table-cell table:number-columns-repeated="2"/>
          <table:table-cell table:style-name="ce685" table:formula="of:=IF(ABS([.AF382]-[.$L$210])&lt;10^-9;&quot;Oui&quot;;&quot;&quot;)">
            <text:p/>
          </table:table-cell>
          <table:table-cell table:style-name="ce1204" table:formula="of:=[.AF381]+0.05" office:value-type="float" office:value="-0.349999999999992" calcext:value-type="float">
            <text:p>-0,349999999999992</text:p>
          </table:table-cell>
          <table:table-cell table:style-name="ce696" table:formula="of:=IF(ABS([.AF382]-[.$L$210])&lt;10^-9;&quot;&quot;;[.AH382])" office:value-type="float" office:value="0.388059701492543" calcext:value-type="float">
            <text:p>0,388059701492543</text:p>
          </table:table-cell>
          <table:table-cell table:style-name="ce696" table:formula="of:=([.$A$208]*[.AF382]+[.$B$208])/([.$C$208]*[.AF382]+[.$D$208])" office:value-type="float" office:value="0.388059701492543" calcext:value-type="float">
            <text:p>0,388059701492543</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5"/>
          <table:table-cell table:style-name="ce1069" table:number-columns-repeated="21"/>
          <table:table-cell table:number-columns-repeated="2"/>
          <table:table-cell table:style-name="ce685" table:formula="of:=IF(ABS([.AF383]-[.$L$210])&lt;10^-9;&quot;Oui&quot;;&quot;&quot;)">
            <text:p/>
          </table:table-cell>
          <table:table-cell table:style-name="ce1204" table:formula="of:=[.AF382]+0.05" office:value-type="float" office:value="-0.299999999999992" calcext:value-type="float">
            <text:p>-0,299999999999992</text:p>
          </table:table-cell>
          <table:table-cell table:style-name="ce763" table:formula="of:=IF(ABS([.AF383]-[.$L$210])&lt;10^-9;&quot;&quot;;[.AH383])" office:value-type="float" office:value="0.42424242424243" calcext:value-type="float">
            <text:p>0,42424242424243</text:p>
          </table:table-cell>
          <table:table-cell table:style-name="ce763" table:formula="of:=([.$A$208]*[.AF383]+[.$B$208])/([.$C$208]*[.AF383]+[.$D$208])" office:value-type="float" office:value="0.42424242424243" calcext:value-type="float">
            <text:p>0,42424242424243</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84]-[.$L$210])&lt;10^-9;&quot;Oui&quot;;&quot;&quot;)">
            <text:p/>
          </table:table-cell>
          <table:table-cell table:style-name="ce1204" table:formula="of:=[.AF383]+0.05" office:value-type="float" office:value="-0.249999999999992" calcext:value-type="float">
            <text:p>-0,249999999999992</text:p>
          </table:table-cell>
          <table:table-cell table:style-name="ce696" table:formula="of:=IF(ABS([.AF384]-[.$L$210])&lt;10^-9;&quot;&quot;;[.AH384])" office:value-type="float" office:value="0.461538461538467" calcext:value-type="float">
            <text:p>0,461538461538467</text:p>
          </table:table-cell>
          <table:table-cell table:style-name="ce696" table:formula="of:=([.$A$208]*[.AF384]+[.$B$208])/([.$C$208]*[.AF384]+[.$D$208])" office:value-type="float" office:value="0.461538461538467" calcext:value-type="float">
            <text:p>0,461538461538467</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85]-[.$L$210])&lt;10^-9;&quot;Oui&quot;;&quot;&quot;)">
            <text:p/>
          </table:table-cell>
          <table:table-cell table:style-name="ce1204" table:formula="of:=[.AF384]+0.05" office:value-type="float" office:value="-0.199999999999992" calcext:value-type="float">
            <text:p>-0,199999999999992</text:p>
          </table:table-cell>
          <table:table-cell table:style-name="ce763" table:formula="of:=IF(ABS([.AF385]-[.$L$210])&lt;10^-9;&quot;&quot;;[.AH385])" office:value-type="float" office:value="0.500000000000006" calcext:value-type="float">
            <text:p>0,500000000000006</text:p>
          </table:table-cell>
          <table:table-cell table:style-name="ce763" table:formula="of:=([.$A$208]*[.AF385]+[.$B$208])/([.$C$208]*[.AF385]+[.$D$208])" office:value-type="float" office:value="0.500000000000006" calcext:value-type="float">
            <text:p>0,500000000000006</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86]-[.$L$210])&lt;10^-9;&quot;Oui&quot;;&quot;&quot;)">
            <text:p/>
          </table:table-cell>
          <table:table-cell table:style-name="ce1204" table:formula="of:=[.AF385]+0.05" office:value-type="float" office:value="-0.149999999999992" calcext:value-type="float">
            <text:p>-0,149999999999992</text:p>
          </table:table-cell>
          <table:table-cell table:style-name="ce696" table:formula="of:=IF(ABS([.AF386]-[.$L$210])&lt;10^-9;&quot;&quot;;[.AH386])" office:value-type="float" office:value="0.539682539682546" calcext:value-type="float">
            <text:p>0,539682539682546</text:p>
          </table:table-cell>
          <table:table-cell table:style-name="ce696" table:formula="of:=([.$A$208]*[.AF386]+[.$B$208])/([.$C$208]*[.AF386]+[.$D$208])" office:value-type="float" office:value="0.539682539682546" calcext:value-type="float">
            <text:p>0,539682539682546</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87]-[.$L$210])&lt;10^-9;&quot;Oui&quot;;&quot;&quot;)">
            <text:p/>
          </table:table-cell>
          <table:table-cell table:style-name="ce1204" table:formula="of:=[.AF386]+0.05" office:value-type="float" office:value="-0.0999999999999924" calcext:value-type="float">
            <text:p>-0,099999999999992</text:p>
          </table:table-cell>
          <table:table-cell table:style-name="ce763" table:formula="of:=IF(ABS([.AF387]-[.$L$210])&lt;10^-9;&quot;&quot;;[.AH387])" office:value-type="float" office:value="0.580645161290329" calcext:value-type="float">
            <text:p>0,580645161290329</text:p>
          </table:table-cell>
          <table:table-cell table:style-name="ce763" table:formula="of:=([.$A$208]*[.AF387]+[.$B$208])/([.$C$208]*[.AF387]+[.$D$208])" office:value-type="float" office:value="0.580645161290329" calcext:value-type="float">
            <text:p>0,580645161290329</text:p>
          </table:table-cell>
          <table:table-cell table:number-columns-repeated="20"/>
          <table:table-cell table:style-name="ce1205"/>
          <table:table-cell table:style-name="ce989"/>
          <table:table-cell table:number-columns-repeated="37"/>
        </table:table-row>
        <table:table-row table:style-name="ro4">
          <table:table-cell/>
          <table:table-cell table:style-name="ce990"/>
          <table:table-cell table:style-name="ce892" table:number-columns-repeated="9"/>
          <table:table-cell table:style-name="ce685" table:number-columns-repeated="17"/>
          <table:table-cell table:number-columns-repeated="2"/>
          <table:table-cell table:style-name="ce685" table:formula="of:=IF(ABS([.AF388]-[.$L$210])&lt;10^-9;&quot;Oui&quot;;&quot;&quot;)">
            <text:p/>
          </table:table-cell>
          <table:table-cell table:style-name="ce1204" table:formula="of:=[.AF387]+0.05" office:value-type="float" office:value="-0.0499999999999924" calcext:value-type="float">
            <text:p>-0,049999999999992</text:p>
          </table:table-cell>
          <table:table-cell table:style-name="ce696" table:formula="of:=IF(ABS([.AF388]-[.$L$210])&lt;10^-9;&quot;&quot;;[.AH388])" office:value-type="float" office:value="0.622950819672138" calcext:value-type="float">
            <text:p>0,622950819672138</text:p>
          </table:table-cell>
          <table:table-cell table:style-name="ce696" table:formula="of:=([.$A$208]*[.AF388]+[.$B$208])/([.$C$208]*[.AF388]+[.$D$208])" office:value-type="float" office:value="0.622950819672138" calcext:value-type="float">
            <text:p>0,622950819672138</text:p>
          </table:table-cell>
          <table:table-cell table:number-columns-repeated="20"/>
          <table:table-cell table:style-name="ce1205"/>
          <table:table-cell table:style-name="ce989"/>
          <table:table-cell table:number-columns-repeated="37"/>
        </table:table-row>
        <table:table-row table:style-name="ro4">
          <table:table-cell/>
          <table:table-cell table:style-name="ce722"/>
          <table:table-cell table:number-columns-repeated="3"/>
          <table:table-cell table:style-name="ce892" table:number-columns-repeated="6"/>
          <table:table-cell table:style-name="ce685" table:number-columns-repeated="17"/>
          <table:table-cell table:number-columns-repeated="2"/>
          <table:table-cell table:style-name="ce685" table:formula="of:=IF(ABS([.AF389]-[.$L$210])&lt;10^-9;&quot;Oui&quot;;&quot;&quot;)">
            <text:p/>
          </table:table-cell>
          <table:table-cell table:style-name="ce1204" table:formula="of:=[.AF388]+0.05" office:value-type="float" office:value="7.64666108210577E-015" calcext:value-type="float">
            <text:p>7,64666108210577E-15</text:p>
          </table:table-cell>
          <table:table-cell table:style-name="ce763" table:formula="of:=IF(ABS([.AF389]-[.$L$210])&lt;10^-9;&quot;&quot;;[.AH389])" office:value-type="float" office:value="0.666666666666673" calcext:value-type="float">
            <text:p>0,666666666666673</text:p>
          </table:table-cell>
          <table:table-cell table:style-name="ce763" table:formula="of:=([.$A$208]*[.AF389]+[.$B$208])/([.$C$208]*[.AF389]+[.$D$208])" office:value-type="float" office:value="0.666666666666673" calcext:value-type="float">
            <text:p>0,666666666666673</text:p>
          </table:table-cell>
          <table:table-cell table:number-columns-repeated="20"/>
          <table:table-cell table:style-name="ce1205"/>
          <table:table-cell table:style-name="ce989"/>
          <table:table-cell table:number-columns-repeated="37"/>
        </table:table-row>
        <table:table-row table:style-name="ro4">
          <table:table-cell/>
          <table:table-cell table:style-name="ce722"/>
          <table:table-cell table:number-columns-repeated="3"/>
          <table:table-cell table:style-name="ce892" table:number-columns-repeated="6"/>
          <table:table-cell table:style-name="ce685" table:number-columns-repeated="17"/>
          <table:table-cell table:number-columns-repeated="2"/>
          <table:table-cell table:style-name="ce685" table:formula="of:=IF(ABS([.AF390]-[.$L$210])&lt;10^-9;&quot;Oui&quot;;&quot;&quot;)">
            <text:p/>
          </table:table-cell>
          <table:table-cell table:style-name="ce1204" table:formula="of:=[.AF389]+0.05" office:value-type="float" office:value="0.0500000000000077" calcext:value-type="float">
            <text:p>0,050000000000008</text:p>
          </table:table-cell>
          <table:table-cell table:style-name="ce696" table:formula="of:=IF(ABS([.AF390]-[.$L$210])&lt;10^-9;&quot;&quot;;[.AH390])" office:value-type="float" office:value="0.711864406779668" calcext:value-type="float">
            <text:p>0,711864406779668</text:p>
          </table:table-cell>
          <table:table-cell table:style-name="ce696" table:formula="of:=([.$A$208]*[.AF390]+[.$B$208])/([.$C$208]*[.AF390]+[.$D$208])" office:value-type="float" office:value="0.711864406779668" calcext:value-type="float">
            <text:p>0,711864406779668</text:p>
          </table:table-cell>
          <table:table-cell table:number-columns-repeated="20"/>
          <table:table-cell table:style-name="ce1205"/>
          <table:table-cell table:style-name="ce989"/>
          <table:table-cell table:number-columns-repeated="37"/>
        </table:table-row>
        <table:table-row table:style-name="ro4">
          <table:table-cell/>
          <table:table-cell table:style-name="ce722"/>
          <table:table-cell table:number-columns-repeated="3"/>
          <table:table-cell table:style-name="ce892" table:number-columns-repeated="6"/>
          <table:table-cell table:style-name="ce685" table:number-columns-repeated="17"/>
          <table:table-cell table:number-columns-repeated="2"/>
          <table:table-cell table:style-name="ce685" table:formula="of:=IF(ABS([.AF391]-[.$L$210])&lt;10^-9;&quot;Oui&quot;;&quot;&quot;)">
            <text:p/>
          </table:table-cell>
          <table:table-cell table:style-name="ce1204" table:formula="of:=[.AF390]+0.05" office:value-type="float" office:value="0.100000000000008" calcext:value-type="float">
            <text:p>0,100000000000008</text:p>
          </table:table-cell>
          <table:table-cell table:style-name="ce763" table:formula="of:=IF(ABS([.AF391]-[.$L$210])&lt;10^-9;&quot;&quot;;[.AH391])" office:value-type="float" office:value="0.75862068965518" calcext:value-type="float">
            <text:p>0,75862068965518</text:p>
          </table:table-cell>
          <table:table-cell table:style-name="ce763" table:formula="of:=([.$A$208]*[.AF391]+[.$B$208])/([.$C$208]*[.AF391]+[.$D$208])" office:value-type="float" office:value="0.75862068965518" calcext:value-type="float">
            <text:p>0,75862068965518</text:p>
          </table:table-cell>
          <table:table-cell table:number-columns-repeated="20"/>
          <table:table-cell table:style-name="ce1205"/>
          <table:table-cell table:style-name="ce989"/>
          <table:table-cell table:number-columns-repeated="37"/>
        </table:table-row>
        <table:table-row table:style-name="ro4">
          <table:table-cell/>
          <table:table-cell table:style-name="ce722"/>
          <table:table-cell table:number-columns-repeated="3"/>
          <table:table-cell table:style-name="ce892" table:number-columns-repeated="6"/>
          <table:table-cell table:style-name="ce685" table:number-columns-repeated="17"/>
          <table:table-cell table:number-columns-repeated="2"/>
          <table:table-cell table:style-name="ce685" table:formula="of:=IF(ABS([.AF392]-[.$L$210])&lt;10^-9;&quot;Oui&quot;;&quot;&quot;)">
            <text:p/>
          </table:table-cell>
          <table:table-cell table:style-name="ce1204" table:formula="of:=[.AF391]+0.05" office:value-type="float" office:value="0.150000000000008" calcext:value-type="float">
            <text:p>0,150000000000008</text:p>
          </table:table-cell>
          <table:table-cell table:style-name="ce696" table:formula="of:=IF(ABS([.AF392]-[.$L$210])&lt;10^-9;&quot;&quot;;[.AH392])" office:value-type="float" office:value="0.807017543859657" calcext:value-type="float">
            <text:p>0,807017543859657</text:p>
          </table:table-cell>
          <table:table-cell table:style-name="ce696" table:formula="of:=([.$A$208]*[.AF392]+[.$B$208])/([.$C$208]*[.AF392]+[.$D$208])" office:value-type="float" office:value="0.807017543859657" calcext:value-type="float">
            <text:p>0,807017543859657</text:p>
          </table:table-cell>
          <table:table-cell table:number-columns-repeated="20"/>
          <table:table-cell table:style-name="ce1205"/>
          <table:table-cell table:style-name="ce989"/>
          <table:table-cell table:number-columns-repeated="37"/>
        </table:table-row>
        <table:table-row table:style-name="ro4">
          <table:table-cell/>
          <table:table-cell table:style-name="ce722"/>
          <table:table-cell table:number-columns-repeated="3"/>
          <table:table-cell table:style-name="ce892" table:number-columns-repeated="6"/>
          <table:table-cell table:style-name="ce685" table:number-columns-repeated="17"/>
          <table:table-cell table:number-columns-repeated="2"/>
          <table:table-cell table:style-name="ce685" table:formula="of:=IF(ABS([.AF393]-[.$L$210])&lt;10^-9;&quot;Oui&quot;;&quot;&quot;)">
            <text:p/>
          </table:table-cell>
          <table:table-cell table:style-name="ce1204" table:formula="of:=[.AF392]+0.05" office:value-type="float" office:value="0.200000000000008" calcext:value-type="float">
            <text:p>0,200000000000008</text:p>
          </table:table-cell>
          <table:table-cell table:style-name="ce763" table:formula="of:=IF(ABS([.AF393]-[.$L$210])&lt;10^-9;&quot;&quot;;[.AH393])" office:value-type="float" office:value="0.857142857142865" calcext:value-type="float">
            <text:p>0,857142857142865</text:p>
          </table:table-cell>
          <table:table-cell table:style-name="ce763" table:formula="of:=([.$A$208]*[.AF393]+[.$B$208])/([.$C$208]*[.AF393]+[.$D$208])" office:value-type="float" office:value="0.857142857142865" calcext:value-type="float">
            <text:p>0,857142857142865</text:p>
          </table:table-cell>
          <table:table-cell table:number-columns-repeated="20"/>
          <table:table-cell table:style-name="ce1205"/>
          <table:table-cell table:style-name="ce989"/>
          <table:table-cell table:number-columns-repeated="37"/>
        </table:table-row>
        <table:table-row table:style-name="ro4">
          <table:table-cell/>
          <table:table-cell table:style-name="ce722"/>
          <table:table-cell table:number-columns-repeated="3"/>
          <table:table-cell table:style-name="ce892" table:number-columns-repeated="6"/>
          <table:table-cell table:style-name="ce685" table:number-columns-repeated="17"/>
          <table:table-cell table:number-columns-repeated="2"/>
          <table:table-cell table:style-name="ce685" table:formula="of:=IF(ABS([.AF394]-[.$L$210])&lt;10^-9;&quot;Oui&quot;;&quot;&quot;)">
            <text:p/>
          </table:table-cell>
          <table:table-cell table:style-name="ce1204" table:formula="of:=[.AF393]+0.05" office:value-type="float" office:value="0.250000000000008" calcext:value-type="float">
            <text:p>0,250000000000008</text:p>
          </table:table-cell>
          <table:table-cell table:style-name="ce696" table:formula="of:=IF(ABS([.AF394]-[.$L$210])&lt;10^-9;&quot;&quot;;[.AH394])" office:value-type="float" office:value="0.909090909090917" calcext:value-type="float">
            <text:p>0,909090909090917</text:p>
          </table:table-cell>
          <table:table-cell table:style-name="ce696" table:formula="of:=([.$A$208]*[.AF394]+[.$B$208])/([.$C$208]*[.AF394]+[.$D$208])" office:value-type="float" office:value="0.909090909090917" calcext:value-type="float">
            <text:p>0,909090909090917</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395]-[.$L$210])&lt;10^-9;&quot;Oui&quot;;&quot;&quot;)">
            <text:p/>
          </table:table-cell>
          <table:table-cell table:style-name="ce1204" table:formula="of:=[.AF394]+0.05" office:value-type="float" office:value="0.300000000000008" calcext:value-type="float">
            <text:p>0,300000000000008</text:p>
          </table:table-cell>
          <table:table-cell table:style-name="ce763" table:formula="of:=IF(ABS([.AF395]-[.$L$210])&lt;10^-9;&quot;&quot;;[.AH395])" office:value-type="float" office:value="0.962962962962971" calcext:value-type="float">
            <text:p>0,962962962962971</text:p>
          </table:table-cell>
          <table:table-cell table:style-name="ce763" table:formula="of:=([.$A$208]*[.AF395]+[.$B$208])/([.$C$208]*[.AF395]+[.$D$208])" office:value-type="float" office:value="0.962962962962971" calcext:value-type="float">
            <text:p>0,962962962962971</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396]-[.$L$210])&lt;10^-9;&quot;Oui&quot;;&quot;&quot;)">
            <text:p/>
          </table:table-cell>
          <table:table-cell table:style-name="ce1204" table:formula="of:=[.AF395]+0.05" office:value-type="float" office:value="0.350000000000008" calcext:value-type="float">
            <text:p>0,350000000000008</text:p>
          </table:table-cell>
          <table:table-cell table:style-name="ce696" table:formula="of:=IF(ABS([.AF396]-[.$L$210])&lt;10^-9;&quot;&quot;;[.AH396])" office:value-type="float" office:value="1.01886792452831" calcext:value-type="float">
            <text:p>1,01886792452831</text:p>
          </table:table-cell>
          <table:table-cell table:style-name="ce696" table:formula="of:=([.$A$208]*[.AF396]+[.$B$208])/([.$C$208]*[.AF396]+[.$D$208])" office:value-type="float" office:value="1.01886792452831" calcext:value-type="float">
            <text:p>1,01886792452831</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397]-[.$L$210])&lt;10^-9;&quot;Oui&quot;;&quot;&quot;)">
            <text:p/>
          </table:table-cell>
          <table:table-cell table:style-name="ce1204" table:formula="of:=[.AF396]+0.05" office:value-type="float" office:value="0.400000000000008" calcext:value-type="float">
            <text:p>0,400000000000008</text:p>
          </table:table-cell>
          <table:table-cell table:style-name="ce763" table:formula="of:=IF(ABS([.AF397]-[.$L$210])&lt;10^-9;&quot;&quot;;[.AH397])" office:value-type="float" office:value="1.07692307692309" calcext:value-type="float">
            <text:p>1,07692307692309</text:p>
          </table:table-cell>
          <table:table-cell table:style-name="ce763" table:formula="of:=([.$A$208]*[.AF397]+[.$B$208])/([.$C$208]*[.AF397]+[.$D$208])" office:value-type="float" office:value="1.07692307692309" calcext:value-type="float">
            <text:p>1,07692307692309</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398]-[.$L$210])&lt;10^-9;&quot;Oui&quot;;&quot;&quot;)">
            <text:p/>
          </table:table-cell>
          <table:table-cell table:style-name="ce1204" table:formula="of:=[.AF397]+0.05" office:value-type="float" office:value="0.450000000000008" calcext:value-type="float">
            <text:p>0,450000000000008</text:p>
          </table:table-cell>
          <table:table-cell table:style-name="ce696" table:formula="of:=IF(ABS([.AF398]-[.$L$210])&lt;10^-9;&quot;&quot;;[.AH398])" office:value-type="float" office:value="1.13725490196079" calcext:value-type="float">
            <text:p>1,13725490196079</text:p>
          </table:table-cell>
          <table:table-cell table:style-name="ce696" table:formula="of:=([.$A$208]*[.AF398]+[.$B$208])/([.$C$208]*[.AF398]+[.$D$208])" office:value-type="float" office:value="1.13725490196079" calcext:value-type="float">
            <text:p>1,13725490196079</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399]-[.$L$210])&lt;10^-9;&quot;Oui&quot;;&quot;&quot;)">
            <text:p/>
          </table:table-cell>
          <table:table-cell table:style-name="ce1204" table:formula="of:=[.AF398]+0.05" office:value-type="float" office:value="0.500000000000008" calcext:value-type="float">
            <text:p>0,500000000000008</text:p>
          </table:table-cell>
          <table:table-cell table:style-name="ce763" table:formula="of:=IF(ABS([.AF399]-[.$L$210])&lt;10^-9;&quot;&quot;;[.AH399])" office:value-type="float" office:value="1.20000000000001" calcext:value-type="float">
            <text:p>1,20000000000001</text:p>
          </table:table-cell>
          <table:table-cell table:style-name="ce763" table:formula="of:=([.$A$208]*[.AF399]+[.$B$208])/([.$C$208]*[.AF399]+[.$D$208])" office:value-type="float" office:value="1.20000000000001" calcext:value-type="float">
            <text:p>1,20000000000001</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00]-[.$L$210])&lt;10^-9;&quot;Oui&quot;;&quot;&quot;)">
            <text:p/>
          </table:table-cell>
          <table:table-cell table:style-name="ce1204" table:formula="of:=[.AF399]+0.05" office:value-type="float" office:value="0.550000000000008" calcext:value-type="float">
            <text:p>0,550000000000008</text:p>
          </table:table-cell>
          <table:table-cell table:style-name="ce696" table:formula="of:=IF(ABS([.AF400]-[.$L$210])&lt;10^-9;&quot;&quot;;[.AH400])" office:value-type="float" office:value="1.26530612244899" calcext:value-type="float">
            <text:p>1,26530612244899</text:p>
          </table:table-cell>
          <table:table-cell table:style-name="ce696" table:formula="of:=([.$A$208]*[.AF400]+[.$B$208])/([.$C$208]*[.AF400]+[.$D$208])" office:value-type="float" office:value="1.26530612244899" calcext:value-type="float">
            <text:p>1,26530612244899</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01]-[.$L$210])&lt;10^-9;&quot;Oui&quot;;&quot;&quot;)">
            <text:p/>
          </table:table-cell>
          <table:table-cell table:style-name="ce1204" table:formula="of:=[.AF400]+0.05" office:value-type="float" office:value="0.600000000000008" calcext:value-type="float">
            <text:p>0,600000000000008</text:p>
          </table:table-cell>
          <table:table-cell table:style-name="ce763" table:formula="of:=IF(ABS([.AF401]-[.$L$210])&lt;10^-9;&quot;&quot;;[.AH401])" office:value-type="float" office:value="1.33333333333334" calcext:value-type="float">
            <text:p>1,33333333333334</text:p>
          </table:table-cell>
          <table:table-cell table:style-name="ce763" table:formula="of:=([.$A$208]*[.AF401]+[.$B$208])/([.$C$208]*[.AF401]+[.$D$208])" office:value-type="float" office:value="1.33333333333334" calcext:value-type="float">
            <text:p>1,33333333333334</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02]-[.$L$210])&lt;10^-9;&quot;Oui&quot;;&quot;&quot;)">
            <text:p/>
          </table:table-cell>
          <table:table-cell table:style-name="ce1204" table:formula="of:=[.AF401]+0.05" office:value-type="float" office:value="0.650000000000008" calcext:value-type="float">
            <text:p>0,650000000000008</text:p>
          </table:table-cell>
          <table:table-cell table:style-name="ce696" table:formula="of:=IF(ABS([.AF402]-[.$L$210])&lt;10^-9;&quot;&quot;;[.AH402])" office:value-type="float" office:value="1.40425531914895" calcext:value-type="float">
            <text:p>1,40425531914895</text:p>
          </table:table-cell>
          <table:table-cell table:style-name="ce696" table:formula="of:=([.$A$208]*[.AF402]+[.$B$208])/([.$C$208]*[.AF402]+[.$D$208])" office:value-type="float" office:value="1.40425531914895" calcext:value-type="float">
            <text:p>1,40425531914895</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03]-[.$L$210])&lt;10^-9;&quot;Oui&quot;;&quot;&quot;)">
            <text:p/>
          </table:table-cell>
          <table:table-cell table:style-name="ce1204" table:formula="of:=[.AF402]+0.05" office:value-type="float" office:value="0.700000000000008" calcext:value-type="float">
            <text:p>0,700000000000008</text:p>
          </table:table-cell>
          <table:table-cell table:style-name="ce763" table:formula="of:=IF(ABS([.AF403]-[.$L$210])&lt;10^-9;&quot;&quot;;[.AH403])" office:value-type="float" office:value="1.47826086956523" calcext:value-type="float">
            <text:p>1,47826086956523</text:p>
          </table:table-cell>
          <table:table-cell table:style-name="ce763" table:formula="of:=([.$A$208]*[.AF403]+[.$B$208])/([.$C$208]*[.AF403]+[.$D$208])" office:value-type="float" office:value="1.47826086956523" calcext:value-type="float">
            <text:p>1,47826086956523</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04]-[.$L$210])&lt;10^-9;&quot;Oui&quot;;&quot;&quot;)">
            <text:p/>
          </table:table-cell>
          <table:table-cell table:style-name="ce1204" table:formula="of:=[.AF403]+0.05" office:value-type="float" office:value="0.750000000000008" calcext:value-type="float">
            <text:p>0,750000000000008</text:p>
          </table:table-cell>
          <table:table-cell table:style-name="ce696" table:formula="of:=IF(ABS([.AF404]-[.$L$210])&lt;10^-9;&quot;&quot;;[.AH404])" office:value-type="float" office:value="1.55555555555557" calcext:value-type="float">
            <text:p>1,55555555555557</text:p>
          </table:table-cell>
          <table:table-cell table:style-name="ce696" table:formula="of:=([.$A$208]*[.AF404]+[.$B$208])/([.$C$208]*[.AF404]+[.$D$208])" office:value-type="float" office:value="1.55555555555557" calcext:value-type="float">
            <text:p>1,55555555555557</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05]-[.$L$210])&lt;10^-9;&quot;Oui&quot;;&quot;&quot;)">
            <text:p/>
          </table:table-cell>
          <table:table-cell table:style-name="ce1204" table:formula="of:=[.AF404]+0.05" office:value-type="float" office:value="0.800000000000008" calcext:value-type="float">
            <text:p>0,800000000000008</text:p>
          </table:table-cell>
          <table:table-cell table:style-name="ce763" table:formula="of:=IF(ABS([.AF405]-[.$L$210])&lt;10^-9;&quot;&quot;;[.AH405])" office:value-type="float" office:value="1.63636363636365" calcext:value-type="float">
            <text:p>1,63636363636365</text:p>
          </table:table-cell>
          <table:table-cell table:style-name="ce763" table:formula="of:=([.$A$208]*[.AF405]+[.$B$208])/([.$C$208]*[.AF405]+[.$D$208])" office:value-type="float" office:value="1.63636363636365" calcext:value-type="float">
            <text:p>1,63636363636365</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06]-[.$L$210])&lt;10^-9;&quot;Oui&quot;;&quot;&quot;)">
            <text:p/>
          </table:table-cell>
          <table:table-cell table:style-name="ce1204" table:formula="of:=[.AF405]+0.05" office:value-type="float" office:value="0.850000000000008" calcext:value-type="float">
            <text:p>0,850000000000008</text:p>
          </table:table-cell>
          <table:table-cell table:style-name="ce696" table:formula="of:=IF(ABS([.AF406]-[.$L$210])&lt;10^-9;&quot;&quot;;[.AH406])" office:value-type="float" office:value="1.72093023255815" calcext:value-type="float">
            <text:p>1,72093023255815</text:p>
          </table:table-cell>
          <table:table-cell table:style-name="ce696" table:formula="of:=([.$A$208]*[.AF406]+[.$B$208])/([.$C$208]*[.AF406]+[.$D$208])" office:value-type="float" office:value="1.72093023255815" calcext:value-type="float">
            <text:p>1,72093023255815</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07]-[.$L$210])&lt;10^-9;&quot;Oui&quot;;&quot;&quot;)">
            <text:p/>
          </table:table-cell>
          <table:table-cell table:style-name="ce1204" table:formula="of:=[.AF406]+0.05" office:value-type="float" office:value="0.900000000000008" calcext:value-type="float">
            <text:p>0,900000000000008</text:p>
          </table:table-cell>
          <table:table-cell table:style-name="ce763" table:formula="of:=IF(ABS([.AF407]-[.$L$210])&lt;10^-9;&quot;&quot;;[.AH407])" office:value-type="float" office:value="1.80952380952382" calcext:value-type="float">
            <text:p>1,80952380952382</text:p>
          </table:table-cell>
          <table:table-cell table:style-name="ce763" table:formula="of:=([.$A$208]*[.AF407]+[.$B$208])/([.$C$208]*[.AF407]+[.$D$208])" office:value-type="float" office:value="1.80952380952382" calcext:value-type="float">
            <text:p>1,80952380952382</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08]-[.$L$210])&lt;10^-9;&quot;Oui&quot;;&quot;&quot;)">
            <text:p/>
          </table:table-cell>
          <table:table-cell table:style-name="ce1204" table:formula="of:=[.AF407]+0.05" office:value-type="float" office:value="0.950000000000008" calcext:value-type="float">
            <text:p>0,950000000000008</text:p>
          </table:table-cell>
          <table:table-cell table:style-name="ce696" table:formula="of:=IF(ABS([.AF408]-[.$L$210])&lt;10^-9;&quot;&quot;;[.AH408])" office:value-type="float" office:value="1.90243902439026" calcext:value-type="float">
            <text:p>1,90243902439026</text:p>
          </table:table-cell>
          <table:table-cell table:style-name="ce696" table:formula="of:=([.$A$208]*[.AF408]+[.$B$208])/([.$C$208]*[.AF408]+[.$D$208])" office:value-type="float" office:value="1.90243902439026" calcext:value-type="float">
            <text:p>1,90243902439026</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09]-[.$L$210])&lt;10^-9;&quot;Oui&quot;;&quot;&quot;)">
            <text:p/>
          </table:table-cell>
          <table:table-cell table:style-name="ce1204" table:formula="of:=[.AF408]+0.05" office:value-type="float" office:value="1.00000000000001" calcext:value-type="float">
            <text:p>1,00000000000001</text:p>
          </table:table-cell>
          <table:table-cell table:style-name="ce763" table:formula="of:=IF(ABS([.AF409]-[.$L$210])&lt;10^-9;&quot;&quot;;[.AH409])" office:value-type="float" office:value="2.00000000000002" calcext:value-type="float">
            <text:p>2,00000000000002</text:p>
          </table:table-cell>
          <table:table-cell table:style-name="ce763" table:formula="of:=([.$A$208]*[.AF409]+[.$B$208])/([.$C$208]*[.AF409]+[.$D$208])" office:value-type="float" office:value="2.00000000000002" calcext:value-type="float">
            <text:p>2,00000000000002</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10]-[.$L$210])&lt;10^-9;&quot;Oui&quot;;&quot;&quot;)">
            <text:p/>
          </table:table-cell>
          <table:table-cell table:style-name="ce1204" table:formula="of:=[.AF409]+0.05" office:value-type="float" office:value="1.05000000000001" calcext:value-type="float">
            <text:p>1,05000000000001</text:p>
          </table:table-cell>
          <table:table-cell table:style-name="ce696" table:formula="of:=IF(ABS([.AF410]-[.$L$210])&lt;10^-9;&quot;&quot;;[.AH410])" office:value-type="float" office:value="2.10256410256412" calcext:value-type="float">
            <text:p>2,10256410256412</text:p>
          </table:table-cell>
          <table:table-cell table:style-name="ce696" table:formula="of:=([.$A$208]*[.AF410]+[.$B$208])/([.$C$208]*[.AF410]+[.$D$208])" office:value-type="float" office:value="2.10256410256412" calcext:value-type="float">
            <text:p>2,10256410256412</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11]-[.$L$210])&lt;10^-9;&quot;Oui&quot;;&quot;&quot;)">
            <text:p/>
          </table:table-cell>
          <table:table-cell table:style-name="ce1204" table:formula="of:=[.AF410]+0.05" office:value-type="float" office:value="1.10000000000001" calcext:value-type="float">
            <text:p>1,10000000000001</text:p>
          </table:table-cell>
          <table:table-cell table:style-name="ce763" table:formula="of:=IF(ABS([.AF411]-[.$L$210])&lt;10^-9;&quot;&quot;;[.AH411])" office:value-type="float" office:value="2.21052631578949" calcext:value-type="float">
            <text:p>2,21052631578949</text:p>
          </table:table-cell>
          <table:table-cell table:style-name="ce763" table:formula="of:=([.$A$208]*[.AF411]+[.$B$208])/([.$C$208]*[.AF411]+[.$D$208])" office:value-type="float" office:value="2.21052631578949" calcext:value-type="float">
            <text:p>2,21052631578949</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12]-[.$L$210])&lt;10^-9;&quot;Oui&quot;;&quot;&quot;)">
            <text:p/>
          </table:table-cell>
          <table:table-cell table:style-name="ce1204" table:formula="of:=[.AF411]+0.05" office:value-type="float" office:value="1.15000000000001" calcext:value-type="float">
            <text:p>1,15000000000001</text:p>
          </table:table-cell>
          <table:table-cell table:style-name="ce696" table:formula="of:=IF(ABS([.AF412]-[.$L$210])&lt;10^-9;&quot;&quot;;[.AH412])" office:value-type="float" office:value="2.32432432432434" calcext:value-type="float">
            <text:p>2,32432432432434</text:p>
          </table:table-cell>
          <table:table-cell table:style-name="ce696" table:formula="of:=([.$A$208]*[.AF412]+[.$B$208])/([.$C$208]*[.AF412]+[.$D$208])" office:value-type="float" office:value="2.32432432432434" calcext:value-type="float">
            <text:p>2,32432432432434</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13]-[.$L$210])&lt;10^-9;&quot;Oui&quot;;&quot;&quot;)">
            <text:p/>
          </table:table-cell>
          <table:table-cell table:style-name="ce1204" table:formula="of:=[.AF412]+0.05" office:value-type="float" office:value="1.20000000000001" calcext:value-type="float">
            <text:p>1,20000000000001</text:p>
          </table:table-cell>
          <table:table-cell table:style-name="ce763" table:formula="of:=IF(ABS([.AF413]-[.$L$210])&lt;10^-9;&quot;&quot;;[.AH413])" office:value-type="float" office:value="2.44444444444446" calcext:value-type="float">
            <text:p>2,44444444444446</text:p>
          </table:table-cell>
          <table:table-cell table:style-name="ce763" table:formula="of:=([.$A$208]*[.AF413]+[.$B$208])/([.$C$208]*[.AF413]+[.$D$208])" office:value-type="float" office:value="2.44444444444446" calcext:value-type="float">
            <text:p>2,44444444444446</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14]-[.$L$210])&lt;10^-9;&quot;Oui&quot;;&quot;&quot;)">
            <text:p/>
          </table:table-cell>
          <table:table-cell table:style-name="ce1204" table:formula="of:=[.AF413]+0.05" office:value-type="float" office:value="1.25000000000001" calcext:value-type="float">
            <text:p>1,25000000000001</text:p>
          </table:table-cell>
          <table:table-cell table:style-name="ce696" table:formula="of:=IF(ABS([.AF414]-[.$L$210])&lt;10^-9;&quot;&quot;;[.AH414])" office:value-type="float" office:value="2.57142857142859" calcext:value-type="float">
            <text:p>2,57142857142859</text:p>
          </table:table-cell>
          <table:table-cell table:style-name="ce696" table:formula="of:=([.$A$208]*[.AF414]+[.$B$208])/([.$C$208]*[.AF414]+[.$D$208])" office:value-type="float" office:value="2.57142857142859" calcext:value-type="float">
            <text:p>2,57142857142859</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15]-[.$L$210])&lt;10^-9;&quot;Oui&quot;;&quot;&quot;)">
            <text:p/>
          </table:table-cell>
          <table:table-cell table:style-name="ce1204" table:formula="of:=[.AF414]+0.05" office:value-type="float" office:value="1.30000000000001" calcext:value-type="float">
            <text:p>1,30000000000001</text:p>
          </table:table-cell>
          <table:table-cell table:style-name="ce763" table:formula="of:=IF(ABS([.AF415]-[.$L$210])&lt;10^-9;&quot;&quot;;[.AH415])" office:value-type="float" office:value="2.7058823529412" calcext:value-type="float">
            <text:p>2,7058823529412</text:p>
          </table:table-cell>
          <table:table-cell table:style-name="ce763" table:formula="of:=([.$A$208]*[.AF415]+[.$B$208])/([.$C$208]*[.AF415]+[.$D$208])" office:value-type="float" office:value="2.7058823529412" calcext:value-type="float">
            <text:p>2,7058823529412</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16]-[.$L$210])&lt;10^-9;&quot;Oui&quot;;&quot;&quot;)">
            <text:p/>
          </table:table-cell>
          <table:table-cell table:style-name="ce1204" table:formula="of:=[.AF415]+0.05" office:value-type="float" office:value="1.35000000000001" calcext:value-type="float">
            <text:p>1,35000000000001</text:p>
          </table:table-cell>
          <table:table-cell table:style-name="ce696" table:formula="of:=IF(ABS([.AF416]-[.$L$210])&lt;10^-9;&quot;&quot;;[.AH416])" office:value-type="float" office:value="2.84848484848487" calcext:value-type="float">
            <text:p>2,84848484848487</text:p>
          </table:table-cell>
          <table:table-cell table:style-name="ce696" table:formula="of:=([.$A$208]*[.AF416]+[.$B$208])/([.$C$208]*[.AF416]+[.$D$208])" office:value-type="float" office:value="2.84848484848487" calcext:value-type="float">
            <text:p>2,84848484848487</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17]-[.$L$210])&lt;10^-9;&quot;Oui&quot;;&quot;&quot;)">
            <text:p/>
          </table:table-cell>
          <table:table-cell table:style-name="ce1204" table:formula="of:=[.AF416]+0.05" office:value-type="float" office:value="1.40000000000001" calcext:value-type="float">
            <text:p>1,40000000000001</text:p>
          </table:table-cell>
          <table:table-cell table:style-name="ce763" table:formula="of:=IF(ABS([.AF417]-[.$L$210])&lt;10^-9;&quot;&quot;;[.AH417])" office:value-type="float" office:value="3.00000000000003" calcext:value-type="float">
            <text:p>3,00000000000003</text:p>
          </table:table-cell>
          <table:table-cell table:style-name="ce763" table:formula="of:=([.$A$208]*[.AF417]+[.$B$208])/([.$C$208]*[.AF417]+[.$D$208])" office:value-type="float" office:value="3.00000000000003" calcext:value-type="float">
            <text:p>3,00000000000003</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18]-[.$L$210])&lt;10^-9;&quot;Oui&quot;;&quot;&quot;)">
            <text:p/>
          </table:table-cell>
          <table:table-cell table:style-name="ce1204" table:formula="of:=[.AF417]+0.05" office:value-type="float" office:value="1.45000000000001" calcext:value-type="float">
            <text:p>1,45000000000001</text:p>
          </table:table-cell>
          <table:table-cell table:style-name="ce696" table:formula="of:=IF(ABS([.AF418]-[.$L$210])&lt;10^-9;&quot;&quot;;[.AH418])" office:value-type="float" office:value="3.16129032258067" calcext:value-type="float">
            <text:p>3,16129032258067</text:p>
          </table:table-cell>
          <table:table-cell table:style-name="ce696" table:formula="of:=([.$A$208]*[.AF418]+[.$B$208])/([.$C$208]*[.AF418]+[.$D$208])" office:value-type="float" office:value="3.16129032258067" calcext:value-type="float">
            <text:p>3,16129032258067</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19]-[.$L$210])&lt;10^-9;&quot;Oui&quot;;&quot;&quot;)">
            <text:p/>
          </table:table-cell>
          <table:table-cell table:style-name="ce1204" table:formula="of:=[.AF418]+0.05" office:value-type="float" office:value="1.50000000000001" calcext:value-type="float">
            <text:p>1,50000000000001</text:p>
          </table:table-cell>
          <table:table-cell table:style-name="ce763" table:formula="of:=IF(ABS([.AF419]-[.$L$210])&lt;10^-9;&quot;&quot;;[.AH419])" office:value-type="float" office:value="3.33333333333336" calcext:value-type="float">
            <text:p>3,33333333333336</text:p>
          </table:table-cell>
          <table:table-cell table:style-name="ce763" table:formula="of:=([.$A$208]*[.AF419]+[.$B$208])/([.$C$208]*[.AF419]+[.$D$208])" office:value-type="float" office:value="3.33333333333336" calcext:value-type="float">
            <text:p>3,33333333333336</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20]-[.$L$210])&lt;10^-9;&quot;Oui&quot;;&quot;&quot;)">
            <text:p/>
          </table:table-cell>
          <table:table-cell table:style-name="ce1204" table:formula="of:=[.AF419]+0.05" office:value-type="float" office:value="1.55000000000001" calcext:value-type="float">
            <text:p>1,55000000000001</text:p>
          </table:table-cell>
          <table:table-cell table:style-name="ce696" table:formula="of:=IF(ABS([.AF420]-[.$L$210])&lt;10^-9;&quot;&quot;;[.AH420])" office:value-type="float" office:value="3.51724137931038" calcext:value-type="float">
            <text:p>3,51724137931038</text:p>
          </table:table-cell>
          <table:table-cell table:style-name="ce696" table:formula="of:=([.$A$208]*[.AF420]+[.$B$208])/([.$C$208]*[.AF420]+[.$D$208])" office:value-type="float" office:value="3.51724137931038" calcext:value-type="float">
            <text:p>3,51724137931038</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21]-[.$L$210])&lt;10^-9;&quot;Oui&quot;;&quot;&quot;)">
            <text:p/>
          </table:table-cell>
          <table:table-cell table:style-name="ce1204" table:formula="of:=[.AF420]+0.05" office:value-type="float" office:value="1.60000000000001" calcext:value-type="float">
            <text:p>1,60000000000001</text:p>
          </table:table-cell>
          <table:table-cell table:style-name="ce763" table:formula="of:=IF(ABS([.AF421]-[.$L$210])&lt;10^-9;&quot;&quot;;[.AH421])" office:value-type="float" office:value="3.71428571428575" calcext:value-type="float">
            <text:p>3,71428571428575</text:p>
          </table:table-cell>
          <table:table-cell table:style-name="ce763" table:formula="of:=([.$A$208]*[.AF421]+[.$B$208])/([.$C$208]*[.AF421]+[.$D$208])" office:value-type="float" office:value="3.71428571428575" calcext:value-type="float">
            <text:p>3,71428571428575</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22]-[.$L$210])&lt;10^-9;&quot;Oui&quot;;&quot;&quot;)">
            <text:p/>
          </table:table-cell>
          <table:table-cell table:style-name="ce1204" table:formula="of:=[.AF421]+0.05" office:value-type="float" office:value="1.65000000000001" calcext:value-type="float">
            <text:p>1,65000000000001</text:p>
          </table:table-cell>
          <table:table-cell table:style-name="ce696" table:formula="of:=IF(ABS([.AF422]-[.$L$210])&lt;10^-9;&quot;&quot;;[.AH422])" office:value-type="float" office:value="3.92592592592596" calcext:value-type="float">
            <text:p>3,92592592592596</text:p>
          </table:table-cell>
          <table:table-cell table:style-name="ce696" table:formula="of:=([.$A$208]*[.AF422]+[.$B$208])/([.$C$208]*[.AF422]+[.$D$208])" office:value-type="float" office:value="3.92592592592596" calcext:value-type="float">
            <text:p>3,92592592592596</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23]-[.$L$210])&lt;10^-9;&quot;Oui&quot;;&quot;&quot;)">
            <text:p/>
          </table:table-cell>
          <table:table-cell table:style-name="ce1204" table:formula="of:=[.AF422]+0.05" office:value-type="float" office:value="1.70000000000001" calcext:value-type="float">
            <text:p>1,70000000000001</text:p>
          </table:table-cell>
          <table:table-cell table:style-name="ce763" table:formula="of:=IF(ABS([.AF423]-[.$L$210])&lt;10^-9;&quot;&quot;;[.AH423])" office:value-type="float" office:value="4.1538461538462" calcext:value-type="float">
            <text:p>4,1538461538462</text:p>
          </table:table-cell>
          <table:table-cell table:style-name="ce763" table:formula="of:=([.$A$208]*[.AF423]+[.$B$208])/([.$C$208]*[.AF423]+[.$D$208])" office:value-type="float" office:value="4.1538461538462" calcext:value-type="float">
            <text:p>4,1538461538462</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24]-[.$L$210])&lt;10^-9;&quot;Oui&quot;;&quot;&quot;)">
            <text:p/>
          </table:table-cell>
          <table:table-cell table:style-name="ce1204" table:formula="of:=[.AF423]+0.05" office:value-type="float" office:value="1.75000000000001" calcext:value-type="float">
            <text:p>1,75000000000001</text:p>
          </table:table-cell>
          <table:table-cell table:style-name="ce696" table:formula="of:=IF(ABS([.AF424]-[.$L$210])&lt;10^-9;&quot;&quot;;[.AH424])" office:value-type="float" office:value="4.40000000000005" calcext:value-type="float">
            <text:p>4,40000000000005</text:p>
          </table:table-cell>
          <table:table-cell table:style-name="ce696" table:formula="of:=([.$A$208]*[.AF424]+[.$B$208])/([.$C$208]*[.AF424]+[.$D$208])" office:value-type="float" office:value="4.40000000000005" calcext:value-type="float">
            <text:p>4,40000000000005</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25]-[.$L$210])&lt;10^-9;&quot;Oui&quot;;&quot;&quot;)">
            <text:p/>
          </table:table-cell>
          <table:table-cell table:style-name="ce1204" table:formula="of:=[.AF424]+0.05" office:value-type="float" office:value="1.80000000000001" calcext:value-type="float">
            <text:p>1,80000000000001</text:p>
          </table:table-cell>
          <table:table-cell table:style-name="ce763" table:formula="of:=IF(ABS([.AF425]-[.$L$210])&lt;10^-9;&quot;&quot;;[.AH425])" office:value-type="float" office:value="4.66666666666672" calcext:value-type="float">
            <text:p>4,66666666666672</text:p>
          </table:table-cell>
          <table:table-cell table:style-name="ce763" table:formula="of:=([.$A$208]*[.AF425]+[.$B$208])/([.$C$208]*[.AF425]+[.$D$208])" office:value-type="float" office:value="4.66666666666672" calcext:value-type="float">
            <text:p>4,66666666666672</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26]-[.$L$210])&lt;10^-9;&quot;Oui&quot;;&quot;&quot;)">
            <text:p/>
          </table:table-cell>
          <table:table-cell table:style-name="ce1204" table:formula="of:=[.AF425]+0.05" office:value-type="float" office:value="1.85000000000001" calcext:value-type="float">
            <text:p>1,85000000000001</text:p>
          </table:table-cell>
          <table:table-cell table:style-name="ce696" table:formula="of:=IF(ABS([.AF426]-[.$L$210])&lt;10^-9;&quot;&quot;;[.AH426])" office:value-type="float" office:value="4.95652173913049" calcext:value-type="float">
            <text:p>4,95652173913049</text:p>
          </table:table-cell>
          <table:table-cell table:style-name="ce696" table:formula="of:=([.$A$208]*[.AF426]+[.$B$208])/([.$C$208]*[.AF426]+[.$D$208])" office:value-type="float" office:value="4.95652173913049" calcext:value-type="float">
            <text:p>4,95652173913049</text:p>
          </table:table-cell>
          <table:table-cell table:number-columns-repeated="20"/>
          <table:table-cell table:style-name="ce1205"/>
          <table:table-cell table:style-name="ce989"/>
          <table:table-cell table:number-columns-repeated="37"/>
        </table:table-row>
        <table:table-row table:style-name="ro4">
          <table:table-cell table:number-columns-repeated="5"/>
          <table:table-cell table:style-name="ce892" table:number-columns-repeated="6"/>
          <table:table-cell table:style-name="ce685" table:number-columns-repeated="17"/>
          <table:table-cell table:number-columns-repeated="2"/>
          <table:table-cell table:style-name="ce685" table:formula="of:=IF(ABS([.AF427]-[.$L$210])&lt;10^-9;&quot;Oui&quot;;&quot;&quot;)">
            <text:p/>
          </table:table-cell>
          <table:table-cell table:style-name="ce1204" table:formula="of:=[.AF426]+0.05" office:value-type="float" office:value="1.90000000000001" calcext:value-type="float">
            <text:p>1,90000000000001</text:p>
          </table:table-cell>
          <table:table-cell table:style-name="ce763" table:formula="of:=IF(ABS([.AF427]-[.$L$210])&lt;10^-9;&quot;&quot;;[.AH427])" office:value-type="float" office:value="5.27272727272733" calcext:value-type="float">
            <text:p>5,27272727272733</text:p>
          </table:table-cell>
          <table:table-cell table:style-name="ce763" table:formula="of:=([.$A$208]*[.AF427]+[.$B$208])/([.$C$208]*[.AF427]+[.$D$208])" office:value-type="float" office:value="5.27272727272733" calcext:value-type="float">
            <text:p>5,27272727272733</text:p>
          </table:table-cell>
          <table:table-cell table:number-columns-repeated="20"/>
          <table:table-cell table:style-name="ce1205"/>
          <table:table-cell table:style-name="ce989"/>
          <table:table-cell table:number-columns-repeated="37"/>
        </table:table-row>
        <table:table-row table:style-name="ro4">
          <table:table-cell table:number-columns-repeated="7"/>
          <table:table-cell table:style-name="ce892" table:number-columns-repeated="4"/>
          <table:table-cell table:style-name="ce685" table:number-columns-repeated="17"/>
          <table:table-cell table:number-columns-repeated="2"/>
          <table:table-cell table:style-name="ce685" table:formula="of:=IF(ABS([.AF428]-[.$L$210])&lt;10^-9;&quot;Oui&quot;;&quot;&quot;)">
            <text:p/>
          </table:table-cell>
          <table:table-cell table:style-name="ce1204" table:formula="of:=[.AF427]+0.05" office:value-type="float" office:value="1.95000000000001" calcext:value-type="float">
            <text:p>1,95000000000001</text:p>
          </table:table-cell>
          <table:table-cell table:style-name="ce696" table:formula="of:=IF(ABS([.AF428]-[.$L$210])&lt;10^-9;&quot;&quot;;[.AH428])" office:value-type="float" office:value="5.61904761904768" calcext:value-type="float">
            <text:p>5,61904761904768</text:p>
          </table:table-cell>
          <table:table-cell table:style-name="ce696" table:formula="of:=([.$A$208]*[.AF428]+[.$B$208])/([.$C$208]*[.AF428]+[.$D$208])" office:value-type="float" office:value="5.61904761904768" calcext:value-type="float">
            <text:p>5,61904761904768</text:p>
          </table:table-cell>
          <table:table-cell table:number-columns-repeated="20"/>
          <table:table-cell table:style-name="ce1205"/>
          <table:table-cell table:style-name="ce989"/>
          <table:table-cell table:number-columns-repeated="37"/>
        </table:table-row>
        <table:table-row table:style-name="ro4">
          <table:table-cell table:number-columns-repeated="30"/>
          <table:table-cell table:style-name="ce685" table:formula="of:=IF(ABS([.AF429]-[.$L$210])&lt;10^-9;&quot;Oui&quot;;&quot;&quot;)">
            <text:p/>
          </table:table-cell>
          <table:table-cell table:style-name="ce1204" table:formula="of:=[.AF428]+0.05" office:value-type="float" office:value="2.00000000000001" calcext:value-type="float">
            <text:p>2,00000000000001</text:p>
          </table:table-cell>
          <table:table-cell table:style-name="ce763" table:formula="of:=IF(ABS([.AF429]-[.$L$210])&lt;10^-9;&quot;&quot;;[.AH429])" office:value-type="float" office:value="6.00000000000007" calcext:value-type="float">
            <text:p>6,00000000000007</text:p>
          </table:table-cell>
          <table:table-cell table:style-name="ce763" table:formula="of:=([.$A$208]*[.AF429]+[.$B$208])/([.$C$208]*[.AF429]+[.$D$208])" office:value-type="float" office:value="6.00000000000007" calcext:value-type="float">
            <text:p>6,00000000000007</text:p>
          </table:table-cell>
          <table:table-cell table:number-columns-repeated="20"/>
          <table:table-cell table:style-name="ce1205"/>
          <table:table-cell table:style-name="ce989"/>
          <table:table-cell table:number-columns-repeated="37"/>
        </table:table-row>
        <table:table-row table:style-name="ro4">
          <table:table-cell table:number-columns-repeated="30"/>
          <table:table-cell table:style-name="ce685" table:formula="of:=IF(ABS([.AF430]-[.$L$210])&lt;10^-9;&quot;Oui&quot;;&quot;&quot;)">
            <text:p/>
          </table:table-cell>
          <table:table-cell table:style-name="ce1204" table:formula="of:=[.AF429]+0.05" office:value-type="float" office:value="2.05000000000001" calcext:value-type="float">
            <text:p>2,05000000000001</text:p>
          </table:table-cell>
          <table:table-cell table:style-name="ce696" table:formula="of:=IF(ABS([.AF430]-[.$L$210])&lt;10^-9;&quot;&quot;;[.AH430])" office:value-type="float" office:value="6.42105263157902" calcext:value-type="float">
            <text:p>6,42105263157902</text:p>
          </table:table-cell>
          <table:table-cell table:style-name="ce696" table:formula="of:=([.$A$208]*[.AF430]+[.$B$208])/([.$C$208]*[.AF430]+[.$D$208])" office:value-type="float" office:value="6.42105263157902" calcext:value-type="float">
            <text:p>6,42105263157902</text:p>
          </table:table-cell>
          <table:table-cell table:number-columns-repeated="20"/>
          <table:table-cell table:style-name="ce1205"/>
          <table:table-cell table:style-name="ce989"/>
          <table:table-cell table:number-columns-repeated="37"/>
        </table:table-row>
        <table:table-row table:style-name="ro4">
          <table:table-cell table:number-columns-repeated="30"/>
          <table:table-cell table:style-name="ce685" table:formula="of:=IF(ABS([.AF431]-[.$L$210])&lt;10^-9;&quot;Oui&quot;;&quot;&quot;)">
            <text:p/>
          </table:table-cell>
          <table:table-cell table:style-name="ce1204" table:formula="of:=[.AF430]+0.05" office:value-type="float" office:value="2.10000000000001" calcext:value-type="float">
            <text:p>2,10000000000001</text:p>
          </table:table-cell>
          <table:table-cell table:style-name="ce763" table:formula="of:=IF(ABS([.AF431]-[.$L$210])&lt;10^-9;&quot;&quot;;[.AH431])" office:value-type="float" office:value="6.88888888888897" calcext:value-type="float">
            <text:p>6,88888888888897</text:p>
          </table:table-cell>
          <table:table-cell table:style-name="ce763" table:formula="of:=([.$A$208]*[.AF431]+[.$B$208])/([.$C$208]*[.AF431]+[.$D$208])" office:value-type="float" office:value="6.88888888888897" calcext:value-type="float">
            <text:p>6,88888888888897</text:p>
          </table:table-cell>
          <table:table-cell table:number-columns-repeated="20"/>
          <table:table-cell table:style-name="ce1205"/>
          <table:table-cell table:style-name="ce989"/>
          <table:table-cell table:number-columns-repeated="37"/>
        </table:table-row>
        <table:table-row table:style-name="ro4">
          <table:table-cell table:number-columns-repeated="30"/>
          <table:table-cell table:style-name="ce685" table:formula="of:=IF(ABS([.AF432]-[.$L$210])&lt;10^-9;&quot;Oui&quot;;&quot;&quot;)">
            <text:p/>
          </table:table-cell>
          <table:table-cell table:style-name="ce1204" table:formula="of:=[.AF431]+0.05" office:value-type="float" office:value="2.15000000000001" calcext:value-type="float">
            <text:p>2,15000000000001</text:p>
          </table:table-cell>
          <table:table-cell table:style-name="ce696" table:formula="of:=IF(ABS([.AF432]-[.$L$210])&lt;10^-9;&quot;&quot;;[.AH432])" office:value-type="float" office:value="7.41176470588245" calcext:value-type="float">
            <text:p>7,41176470588245</text:p>
          </table:table-cell>
          <table:table-cell table:style-name="ce696" table:formula="of:=([.$A$208]*[.AF432]+[.$B$208])/([.$C$208]*[.AF432]+[.$D$208])" office:value-type="float" office:value="7.41176470588245" calcext:value-type="float">
            <text:p>7,41176470588245</text:p>
          </table:table-cell>
          <table:table-cell table:number-columns-repeated="20"/>
          <table:table-cell table:style-name="ce1205"/>
          <table:table-cell table:style-name="ce989"/>
          <table:table-cell table:number-columns-repeated="37"/>
        </table:table-row>
        <table:table-row table:style-name="ro4">
          <table:table-cell table:number-columns-repeated="30"/>
          <table:table-cell table:style-name="ce685" table:formula="of:=IF(ABS([.AF433]-[.$L$210])&lt;10^-9;&quot;Oui&quot;;&quot;&quot;)">
            <text:p/>
          </table:table-cell>
          <table:table-cell table:style-name="ce1204" table:formula="of:=[.AF432]+0.05" office:value-type="float" office:value="2.20000000000001" calcext:value-type="float">
            <text:p>2,20000000000001</text:p>
          </table:table-cell>
          <table:table-cell table:style-name="ce763" table:formula="of:=IF(ABS([.AF433]-[.$L$210])&lt;10^-9;&quot;&quot;;[.AH433])" office:value-type="float" office:value="8.0000000000001" calcext:value-type="float">
            <text:p>8,0000000000001</text:p>
          </table:table-cell>
          <table:table-cell table:style-name="ce763" table:formula="of:=([.$A$208]*[.AF433]+[.$B$208])/([.$C$208]*[.AF433]+[.$D$208])" office:value-type="float" office:value="8.0000000000001" calcext:value-type="float">
            <text:p>8,0000000000001</text:p>
          </table:table-cell>
          <table:table-cell table:number-columns-repeated="20"/>
          <table:table-cell table:style-name="ce1205"/>
          <table:table-cell table:style-name="ce989"/>
          <table:table-cell table:number-columns-repeated="37"/>
        </table:table-row>
        <table:table-row table:style-name="ro4">
          <table:table-cell table:number-columns-repeated="30"/>
          <table:table-cell table:style-name="ce685" table:formula="of:=IF(ABS([.AF434]-[.$L$210])&lt;10^-9;&quot;Oui&quot;;&quot;&quot;)">
            <text:p/>
          </table:table-cell>
          <table:table-cell table:style-name="ce1204" table:formula="of:=[.AF433]+0.05" office:value-type="float" office:value="2.25000000000001" calcext:value-type="float">
            <text:p>2,25000000000001</text:p>
          </table:table-cell>
          <table:table-cell table:style-name="ce696" table:formula="of:=IF(ABS([.AF434]-[.$L$210])&lt;10^-9;&quot;&quot;;[.AH434])" office:value-type="float" office:value="8.66666666666678" calcext:value-type="float">
            <text:p>8,66666666666678</text:p>
          </table:table-cell>
          <table:table-cell table:style-name="ce696" table:formula="of:=([.$A$208]*[.AF434]+[.$B$208])/([.$C$208]*[.AF434]+[.$D$208])" office:value-type="float" office:value="8.66666666666678" calcext:value-type="float">
            <text:p>8,66666666666678</text:p>
          </table:table-cell>
          <table:table-cell table:number-columns-repeated="20"/>
          <table:table-cell table:style-name="ce1205"/>
          <table:table-cell table:style-name="ce989"/>
          <table:table-cell table:number-columns-repeated="37"/>
        </table:table-row>
        <table:table-row table:style-name="ro4">
          <table:table-cell table:number-columns-repeated="30"/>
          <table:table-cell table:style-name="ce685" table:formula="of:=IF(ABS([.AF435]-[.$L$210])&lt;10^-9;&quot;Oui&quot;;&quot;&quot;)">
            <text:p/>
          </table:table-cell>
          <table:table-cell table:style-name="ce1204" table:formula="of:=[.AF434]+0.05" office:value-type="float" office:value="2.30000000000001" calcext:value-type="float">
            <text:p>2,30000000000001</text:p>
          </table:table-cell>
          <table:table-cell table:style-name="ce763" table:formula="of:=IF(ABS([.AF435]-[.$L$210])&lt;10^-9;&quot;&quot;;[.AH435])" office:value-type="float" office:value="9.42857142857156" calcext:value-type="float">
            <text:p>9,42857142857156</text:p>
          </table:table-cell>
          <table:table-cell table:style-name="ce763" table:formula="of:=([.$A$208]*[.AF435]+[.$B$208])/([.$C$208]*[.AF435]+[.$D$208])" office:value-type="float" office:value="9.42857142857156" calcext:value-type="float">
            <text:p>9,42857142857156</text:p>
          </table:table-cell>
          <table:table-cell table:number-columns-repeated="20"/>
          <table:table-cell table:style-name="ce1205"/>
          <table:table-cell table:style-name="ce989"/>
          <table:table-cell table:number-columns-repeated="37"/>
        </table:table-row>
        <table:table-row table:style-name="ro4">
          <table:table-cell table:number-columns-repeated="30"/>
          <table:table-cell table:style-name="ce685" table:formula="of:=IF(ABS([.AF436]-[.$L$210])&lt;10^-9;&quot;Oui&quot;;&quot;&quot;)">
            <text:p/>
          </table:table-cell>
          <table:table-cell table:style-name="ce1204" table:formula="of:=[.AF435]+0.05" office:value-type="float" office:value="2.35000000000001" calcext:value-type="float">
            <text:p>2,35000000000001</text:p>
          </table:table-cell>
          <table:table-cell table:style-name="ce696" table:formula="of:=IF(ABS([.AF436]-[.$L$210])&lt;10^-9;&quot;&quot;;[.AH436])" office:value-type="float" office:value="10.3076923076925" calcext:value-type="float">
            <text:p>10,3076923076925</text:p>
          </table:table-cell>
          <table:table-cell table:style-name="ce696" table:formula="of:=([.$A$208]*[.AF436]+[.$B$208])/([.$C$208]*[.AF436]+[.$D$208])" office:value-type="float" office:value="10.3076923076925" calcext:value-type="float">
            <text:p>10,3076923076925</text:p>
          </table:table-cell>
          <table:table-cell table:number-columns-repeated="20"/>
          <table:table-cell table:style-name="ce1205"/>
          <table:table-cell table:style-name="ce989"/>
          <table:table-cell table:number-columns-repeated="37"/>
        </table:table-row>
        <table:table-row table:style-name="ro4">
          <table:table-cell table:number-columns-repeated="30"/>
          <table:table-cell table:style-name="ce685" table:formula="of:=IF(ABS([.AF437]-[.$L$210])&lt;10^-9;&quot;Oui&quot;;&quot;&quot;)">
            <text:p/>
          </table:table-cell>
          <table:table-cell table:style-name="ce1204" table:formula="of:=[.AF436]+0.05" office:value-type="float" office:value="2.40000000000001" calcext:value-type="float">
            <text:p>2,40000000000001</text:p>
          </table:table-cell>
          <table:table-cell table:style-name="ce763" table:formula="of:=IF(ABS([.AF437]-[.$L$210])&lt;10^-9;&quot;&quot;;[.AH437])" office:value-type="float" office:value="11.3333333333335" calcext:value-type="float">
            <text:p>11,3333333333335</text:p>
          </table:table-cell>
          <table:table-cell table:style-name="ce763" table:formula="of:=([.$A$208]*[.AF437]+[.$B$208])/([.$C$208]*[.AF437]+[.$D$208])" office:value-type="float" office:value="11.3333333333335" calcext:value-type="float">
            <text:p>11,3333333333335</text:p>
          </table:table-cell>
          <table:table-cell table:number-columns-repeated="20"/>
          <table:table-cell table:style-name="ce1205"/>
          <table:table-cell table:style-name="ce989"/>
          <table:table-cell table:number-columns-repeated="37"/>
        </table:table-row>
        <table:table-row table:style-name="ro4">
          <table:table-cell table:number-columns-repeated="30"/>
          <table:table-cell table:style-name="ce685" table:formula="of:=IF(ABS([.AF438]-[.$L$210])&lt;10^-9;&quot;Oui&quot;;&quot;&quot;)">
            <text:p/>
          </table:table-cell>
          <table:table-cell table:style-name="ce1204" table:formula="of:=[.AF437]+0.05" office:value-type="float" office:value="2.45000000000001" calcext:value-type="float">
            <text:p>2,45000000000001</text:p>
          </table:table-cell>
          <table:table-cell table:style-name="ce696" table:formula="of:=IF(ABS([.AF438]-[.$L$210])&lt;10^-9;&quot;&quot;;[.AH438])" office:value-type="float" office:value="12.5454545454547" calcext:value-type="float">
            <text:p>12,5454545454547</text:p>
          </table:table-cell>
          <table:table-cell table:style-name="ce696" table:formula="of:=([.$A$208]*[.AF438]+[.$B$208])/([.$C$208]*[.AF438]+[.$D$208])" office:value-type="float" office:value="12.5454545454547" calcext:value-type="float">
            <text:p>12,5454545454547</text:p>
          </table:table-cell>
          <table:table-cell table:number-columns-repeated="20"/>
          <table:table-cell table:style-name="ce1205"/>
          <table:table-cell table:style-name="ce989"/>
          <table:table-cell table:number-columns-repeated="37"/>
        </table:table-row>
        <table:table-row table:style-name="ro4">
          <table:table-cell table:number-columns-repeated="30"/>
          <table:table-cell table:style-name="ce685" table:formula="of:=IF(ABS([.AF439]-[.$L$210])&lt;10^-9;&quot;Oui&quot;;&quot;&quot;)">
            <text:p/>
          </table:table-cell>
          <table:table-cell table:style-name="ce1204" table:formula="of:=[.AF438]+0.05" office:value-type="float" office:value="2.50000000000001" calcext:value-type="float">
            <text:p>2,50000000000001</text:p>
          </table:table-cell>
          <table:table-cell table:style-name="ce763" table:formula="of:=IF(ABS([.AF439]-[.$L$210])&lt;10^-9;&quot;&quot;;[.AH439])" office:value-type="float" office:value="14.0000000000002" calcext:value-type="float">
            <text:p>14,0000000000002</text:p>
          </table:table-cell>
          <table:table-cell table:style-name="ce763" table:formula="of:=([.$A$208]*[.AF439]+[.$B$208])/([.$C$208]*[.AF439]+[.$D$208])" office:value-type="float" office:value="14.0000000000002" calcext:value-type="float">
            <text:p>14,0000000000002</text:p>
          </table:table-cell>
          <table:table-cell table:number-columns-repeated="20"/>
          <table:table-cell table:style-name="ce1205"/>
          <table:table-cell table:style-name="ce989"/>
          <table:table-cell table:number-columns-repeated="37"/>
        </table:table-row>
        <table:table-row table:style-name="ro4">
          <table:table-cell table:number-columns-repeated="30"/>
          <table:table-cell table:style-name="ce685" table:formula="of:=IF(ABS([.AF440]-[.$L$210])&lt;10^-9;&quot;Oui&quot;;&quot;&quot;)">
            <text:p/>
          </table:table-cell>
          <table:table-cell table:style-name="ce1204" table:formula="of:=[.AF439]+0.05" office:value-type="float" office:value="2.55000000000001" calcext:value-type="float">
            <text:p>2,55000000000001</text:p>
          </table:table-cell>
          <table:table-cell table:style-name="ce696" table:formula="of:=IF(ABS([.AF440]-[.$L$210])&lt;10^-9;&quot;&quot;;[.AH440])" office:value-type="float" office:value="15.7777777777781" calcext:value-type="float">
            <text:p>15,7777777777781</text:p>
          </table:table-cell>
          <table:table-cell table:style-name="ce696" table:formula="of:=([.$A$208]*[.AF440]+[.$B$208])/([.$C$208]*[.AF440]+[.$D$208])" office:value-type="float" office:value="15.7777777777781" calcext:value-type="float">
            <text:p>15,7777777777781</text:p>
          </table:table-cell>
          <table:table-cell table:number-columns-repeated="20"/>
          <table:table-cell table:style-name="ce1205"/>
          <table:table-cell table:style-name="ce989"/>
          <table:table-cell table:number-columns-repeated="37"/>
        </table:table-row>
        <table:table-row table:style-name="ro4">
          <table:table-cell table:number-columns-repeated="30"/>
          <table:table-cell table:style-name="ce685" table:formula="of:=IF(ABS([.AF441]-[.$L$210])&lt;10^-9;&quot;Oui&quot;;&quot;&quot;)">
            <text:p/>
          </table:table-cell>
          <table:table-cell table:style-name="ce1204" table:formula="of:=[.AF440]+0.05" office:value-type="float" office:value="2.60000000000001" calcext:value-type="float">
            <text:p>2,60000000000001</text:p>
          </table:table-cell>
          <table:table-cell table:style-name="ce763" table:formula="of:=IF(ABS([.AF441]-[.$L$210])&lt;10^-9;&quot;&quot;;[.AH441])" office:value-type="float" office:value="18.0000000000003" calcext:value-type="float">
            <text:p>18,0000000000003</text:p>
          </table:table-cell>
          <table:table-cell table:style-name="ce763" table:formula="of:=([.$A$208]*[.AF441]+[.$B$208])/([.$C$208]*[.AF441]+[.$D$208])" office:value-type="float" office:value="18.0000000000003" calcext:value-type="float">
            <text:p>18,0000000000003</text:p>
          </table:table-cell>
          <table:table-cell table:number-columns-repeated="20"/>
          <table:table-cell table:style-name="ce1205"/>
          <table:table-cell table:style-name="ce989"/>
          <table:table-cell table:number-columns-repeated="37"/>
        </table:table-row>
        <table:table-row table:style-name="ro4">
          <table:table-cell table:number-columns-repeated="30"/>
          <table:table-cell table:style-name="ce685" table:formula="of:=IF(ABS([.AF442]-[.$L$210])&lt;10^-9;&quot;Oui&quot;;&quot;&quot;)">
            <text:p/>
          </table:table-cell>
          <table:table-cell table:style-name="ce1204" table:formula="of:=[.AF441]+0.05" office:value-type="float" office:value="2.65000000000001" calcext:value-type="float">
            <text:p>2,65000000000001</text:p>
          </table:table-cell>
          <table:table-cell table:style-name="ce696" table:formula="of:=IF(ABS([.AF442]-[.$L$210])&lt;10^-9;&quot;&quot;;[.AH442])" office:value-type="float" office:value="20.8571428571433" calcext:value-type="float">
            <text:p>20,8571428571433</text:p>
          </table:table-cell>
          <table:table-cell table:style-name="ce696" table:formula="of:=([.$A$208]*[.AF442]+[.$B$208])/([.$C$208]*[.AF442]+[.$D$208])" office:value-type="float" office:value="20.8571428571433" calcext:value-type="float">
            <text:p>20,8571428571433</text:p>
          </table:table-cell>
          <table:table-cell table:number-columns-repeated="20"/>
          <table:table-cell table:style-name="ce1205"/>
          <table:table-cell table:style-name="ce989"/>
          <table:table-cell table:number-columns-repeated="37"/>
        </table:table-row>
        <table:table-row table:style-name="ro4">
          <table:table-cell table:number-columns-repeated="30"/>
          <table:table-cell table:style-name="ce685" table:formula="of:=IF(ABS([.AF443]-[.$L$210])&lt;10^-9;&quot;Oui&quot;;&quot;&quot;)">
            <text:p/>
          </table:table-cell>
          <table:table-cell table:style-name="ce1204" table:formula="of:=[.AF442]+0.05" office:value-type="float" office:value="2.70000000000001" calcext:value-type="float">
            <text:p>2,70000000000001</text:p>
          </table:table-cell>
          <table:table-cell table:style-name="ce763" table:formula="of:=IF(ABS([.AF443]-[.$L$210])&lt;10^-9;&quot;&quot;;[.AH443])" office:value-type="float" office:value="24.6666666666672" calcext:value-type="float">
            <text:p>24,6666666666672</text:p>
          </table:table-cell>
          <table:table-cell table:style-name="ce763" table:formula="of:=([.$A$208]*[.AF443]+[.$B$208])/([.$C$208]*[.AF443]+[.$D$208])" office:value-type="float" office:value="24.6666666666672" calcext:value-type="float">
            <text:p>24,6666666666672</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44]-[.$L$210])&lt;10^-9;&quot;Oui&quot;;&quot;&quot;)">
            <text:p/>
          </table:table-cell>
          <table:table-cell table:style-name="ce1204" table:formula="of:=[.AF443]+0.05" office:value-type="float" office:value="2.75000000000001" calcext:value-type="float">
            <text:p>2,75000000000001</text:p>
          </table:table-cell>
          <table:table-cell table:style-name="ce696" table:formula="of:=IF(ABS([.AF444]-[.$L$210])&lt;10^-9;&quot;&quot;;[.AH444])" office:value-type="float" office:value="30.0000000000008" calcext:value-type="float">
            <text:p>30,0000000000008</text:p>
          </table:table-cell>
          <table:table-cell table:style-name="ce696" table:formula="of:=([.$A$208]*[.AF444]+[.$B$208])/([.$C$208]*[.AF444]+[.$D$208])" office:value-type="float" office:value="30.0000000000008" calcext:value-type="float">
            <text:p>30,000000000000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45]-[.$L$210])&lt;10^-9;&quot;Oui&quot;;&quot;&quot;)">
            <text:p/>
          </table:table-cell>
          <table:table-cell table:style-name="ce1204" table:formula="of:=[.AF444]+0.05" office:value-type="float" office:value="2.80000000000001" calcext:value-type="float">
            <text:p>2,80000000000001</text:p>
          </table:table-cell>
          <table:table-cell table:style-name="ce763" table:formula="of:=IF(ABS([.AF445]-[.$L$210])&lt;10^-9;&quot;&quot;;[.AH445])" office:value-type="float" office:value="38.0000000000012" calcext:value-type="float">
            <text:p>38,0000000000012</text:p>
          </table:table-cell>
          <table:table-cell table:style-name="ce763" table:formula="of:=([.$A$208]*[.AF445]+[.$B$208])/([.$C$208]*[.AF445]+[.$D$208])" office:value-type="float" office:value="38.0000000000012" calcext:value-type="float">
            <text:p>38,0000000000012</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46]-[.$L$210])&lt;10^-9;&quot;Oui&quot;;&quot;&quot;)">
            <text:p/>
          </table:table-cell>
          <table:table-cell table:style-name="ce1204" table:formula="of:=[.AF445]+0.05" office:value-type="float" office:value="2.85000000000001" calcext:value-type="float">
            <text:p>2,85000000000001</text:p>
          </table:table-cell>
          <table:table-cell table:style-name="ce696" table:formula="of:=IF(ABS([.AF446]-[.$L$210])&lt;10^-9;&quot;&quot;;[.AH446])" office:value-type="float" office:value="51.3333333333354" calcext:value-type="float">
            <text:p>51,3333333333354</text:p>
          </table:table-cell>
          <table:table-cell table:style-name="ce696" table:formula="of:=([.$A$208]*[.AF446]+[.$B$208])/([.$C$208]*[.AF446]+[.$D$208])" office:value-type="float" office:value="51.3333333333354" calcext:value-type="float">
            <text:p>51,333333333335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47]-[.$L$210])&lt;10^-9;&quot;Oui&quot;;&quot;&quot;)">
            <text:p/>
          </table:table-cell>
          <table:table-cell table:style-name="ce1204" table:formula="of:=[.AF446]+0.05" office:value-type="float" office:value="2.90000000000001" calcext:value-type="float">
            <text:p>2,90000000000001</text:p>
          </table:table-cell>
          <table:table-cell table:style-name="ce763" table:formula="of:=IF(ABS([.AF447]-[.$L$210])&lt;10^-9;&quot;&quot;;[.AH447])" office:value-type="float" office:value="78.0000000000045" calcext:value-type="float">
            <text:p>78,0000000000045</text:p>
          </table:table-cell>
          <table:table-cell table:style-name="ce763" table:formula="of:=([.$A$208]*[.AF447]+[.$B$208])/([.$C$208]*[.AF447]+[.$D$208])" office:value-type="float" office:value="78.0000000000045" calcext:value-type="float">
            <text:p>78,0000000000045</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48]-[.$L$210])&lt;10^-9;&quot;Oui&quot;;&quot;&quot;)">
            <text:p/>
          </table:table-cell>
          <table:table-cell table:style-name="ce1204" table:formula="of:=[.AF447]+0.05" office:value-type="float" office:value="2.95000000000001" calcext:value-type="float">
            <text:p>2,95000000000001</text:p>
          </table:table-cell>
          <table:table-cell table:style-name="ce696" table:formula="of:=IF(ABS([.AF448]-[.$L$210])&lt;10^-9;&quot;&quot;;[.AH448])" office:value-type="float" office:value="158.000000000018" calcext:value-type="float">
            <text:p>158,000000000018</text:p>
          </table:table-cell>
          <table:table-cell table:style-name="ce696" table:formula="of:=([.$A$208]*[.AF448]+[.$B$208])/([.$C$208]*[.AF448]+[.$D$208])" office:value-type="float" office:value="158.000000000018" calcext:value-type="float">
            <text:p>158,00000000001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49]-[.$L$210])&lt;10^-9;&quot;Oui&quot;;&quot;&quot;)" office:value-type="string" office:string-value="Oui" calcext:value-type="string">
            <text:p>Oui</text:p>
          </table:table-cell>
          <table:table-cell table:style-name="ce1204" table:formula="of:=[.AF448]+0.05" office:value-type="float" office:value="3.00000000000001" calcext:value-type="float">
            <text:p>3,00000000000001</text:p>
          </table:table-cell>
          <table:table-cell table:style-name="ce763" table:formula="of:=IF(ABS([.AF449]-[.$L$210])&lt;10^-9;&quot;&quot;;[.AH449])">
            <text:p/>
          </table:table-cell>
          <table:table-cell table:style-name="ce763" table:formula="of:=([.$A$208]*[.AF449]+[.$B$208])/([.$C$208]*[.AF449]+[.$D$208])" office:value-type="string" office:string-value="" calcext:value-type="error">
            <text:p>#DIV/0 !</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50]-[.$L$210])&lt;10^-9;&quot;Oui&quot;;&quot;&quot;)">
            <text:p/>
          </table:table-cell>
          <table:table-cell table:style-name="ce1204" table:formula="of:=[.AF449]+0.05" office:value-type="float" office:value="3.05000000000001" calcext:value-type="float">
            <text:p>3,05000000000001</text:p>
          </table:table-cell>
          <table:table-cell table:style-name="ce696" table:formula="of:=IF(ABS([.AF450]-[.$L$210])&lt;10^-9;&quot;&quot;;[.AH450])" office:value-type="float" office:value="-161.999999999984" calcext:value-type="float">
            <text:p>-161,999999999984</text:p>
          </table:table-cell>
          <table:table-cell table:style-name="ce696" table:formula="of:=([.$A$208]*[.AF450]+[.$B$208])/([.$C$208]*[.AF450]+[.$D$208])" office:value-type="float" office:value="-161.999999999984" calcext:value-type="float">
            <text:p>-161,99999999998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51]-[.$L$210])&lt;10^-9;&quot;Oui&quot;;&quot;&quot;)">
            <text:p/>
          </table:table-cell>
          <table:table-cell table:style-name="ce1204" table:formula="of:=[.AF450]+0.05" office:value-type="float" office:value="3.1" calcext:value-type="float">
            <text:p>3,1</text:p>
          </table:table-cell>
          <table:table-cell table:style-name="ce763" table:formula="of:=IF(ABS([.AF451]-[.$L$210])&lt;10^-9;&quot;&quot;;[.AH451])" office:value-type="float" office:value="-81.999999999996" calcext:value-type="float">
            <text:p>-81,999999999996</text:p>
          </table:table-cell>
          <table:table-cell table:style-name="ce763" table:formula="of:=([.$A$208]*[.AF451]+[.$B$208])/([.$C$208]*[.AF451]+[.$D$208])" office:value-type="float" office:value="-81.999999999996" calcext:value-type="float">
            <text:p>-81,999999999996</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52]-[.$L$210])&lt;10^-9;&quot;Oui&quot;;&quot;&quot;)">
            <text:p/>
          </table:table-cell>
          <table:table-cell table:style-name="ce1204" table:formula="of:=[.AF451]+0.05" office:value-type="float" office:value="3.15" calcext:value-type="float">
            <text:p>3,15</text:p>
          </table:table-cell>
          <table:table-cell table:style-name="ce696" table:formula="of:=IF(ABS([.AF452]-[.$L$210])&lt;10^-9;&quot;&quot;;[.AH452])" office:value-type="float" office:value="-55.3333333333316" calcext:value-type="float">
            <text:p>-55,3333333333316</text:p>
          </table:table-cell>
          <table:table-cell table:style-name="ce696" table:formula="of:=([.$A$208]*[.AF452]+[.$B$208])/([.$C$208]*[.AF452]+[.$D$208])" office:value-type="float" office:value="-55.3333333333316" calcext:value-type="float">
            <text:p>-55,3333333333316</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53]-[.$L$210])&lt;10^-9;&quot;Oui&quot;;&quot;&quot;)">
            <text:p/>
          </table:table-cell>
          <table:table-cell table:style-name="ce1204" table:formula="of:=[.AF452]+0.05" office:value-type="float" office:value="3.2" calcext:value-type="float">
            <text:p>3,2</text:p>
          </table:table-cell>
          <table:table-cell table:style-name="ce763" table:formula="of:=IF(ABS([.AF453]-[.$L$210])&lt;10^-9;&quot;&quot;;[.AH453])" office:value-type="float" office:value="-41.9999999999991" calcext:value-type="float">
            <text:p>-41,9999999999991</text:p>
          </table:table-cell>
          <table:table-cell table:style-name="ce763" table:formula="of:=([.$A$208]*[.AF453]+[.$B$208])/([.$C$208]*[.AF453]+[.$D$208])" office:value-type="float" office:value="-41.9999999999991" calcext:value-type="float">
            <text:p>-41,9999999999991</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54]-[.$L$210])&lt;10^-9;&quot;Oui&quot;;&quot;&quot;)">
            <text:p/>
          </table:table-cell>
          <table:table-cell table:style-name="ce1204" table:formula="of:=[.AF453]+0.05" office:value-type="float" office:value="3.25" calcext:value-type="float">
            <text:p>3,25</text:p>
          </table:table-cell>
          <table:table-cell table:style-name="ce696" table:formula="of:=IF(ABS([.AF454]-[.$L$210])&lt;10^-9;&quot;&quot;;[.AH454])" office:value-type="float" office:value="-33.9999999999994" calcext:value-type="float">
            <text:p>-33,9999999999994</text:p>
          </table:table-cell>
          <table:table-cell table:style-name="ce696" table:formula="of:=([.$A$208]*[.AF454]+[.$B$208])/([.$C$208]*[.AF454]+[.$D$208])" office:value-type="float" office:value="-33.9999999999994" calcext:value-type="float">
            <text:p>-33,999999999999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55]-[.$L$210])&lt;10^-9;&quot;Oui&quot;;&quot;&quot;)">
            <text:p/>
          </table:table-cell>
          <table:table-cell table:style-name="ce1204" table:formula="of:=[.AF454]+0.05" office:value-type="float" office:value="3.3" calcext:value-type="float">
            <text:p>3,3</text:p>
          </table:table-cell>
          <table:table-cell table:style-name="ce763" table:formula="of:=IF(ABS([.AF455]-[.$L$210])&lt;10^-9;&quot;&quot;;[.AH455])" office:value-type="float" office:value="-28.6666666666663" calcext:value-type="float">
            <text:p>-28,6666666666663</text:p>
          </table:table-cell>
          <table:table-cell table:style-name="ce763" table:formula="of:=([.$A$208]*[.AF455]+[.$B$208])/([.$C$208]*[.AF455]+[.$D$208])" office:value-type="float" office:value="-28.6666666666663" calcext:value-type="float">
            <text:p>-28,666666666666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56]-[.$L$210])&lt;10^-9;&quot;Oui&quot;;&quot;&quot;)">
            <text:p/>
          </table:table-cell>
          <table:table-cell table:style-name="ce1204" table:formula="of:=[.AF455]+0.05" office:value-type="float" office:value="3.35" calcext:value-type="float">
            <text:p>3,35</text:p>
          </table:table-cell>
          <table:table-cell table:style-name="ce696" table:formula="of:=IF(ABS([.AF456]-[.$L$210])&lt;10^-9;&quot;&quot;;[.AH456])" office:value-type="float" office:value="-24.8571428571426" calcext:value-type="float">
            <text:p>-24,8571428571426</text:p>
          </table:table-cell>
          <table:table-cell table:style-name="ce696" table:formula="of:=([.$A$208]*[.AF456]+[.$B$208])/([.$C$208]*[.AF456]+[.$D$208])" office:value-type="float" office:value="-24.8571428571426" calcext:value-type="float">
            <text:p>-24,8571428571426</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57]-[.$L$210])&lt;10^-9;&quot;Oui&quot;;&quot;&quot;)">
            <text:p/>
          </table:table-cell>
          <table:table-cell table:style-name="ce1204" table:formula="of:=[.AF456]+0.05" office:value-type="float" office:value="3.4" calcext:value-type="float">
            <text:p>3,4</text:p>
          </table:table-cell>
          <table:table-cell table:style-name="ce763" table:formula="of:=IF(ABS([.AF457]-[.$L$210])&lt;10^-9;&quot;&quot;;[.AH457])" office:value-type="float" office:value="-21.9999999999998" calcext:value-type="float">
            <text:p>-21,9999999999998</text:p>
          </table:table-cell>
          <table:table-cell table:style-name="ce763" table:formula="of:=([.$A$208]*[.AF457]+[.$B$208])/([.$C$208]*[.AF457]+[.$D$208])" office:value-type="float" office:value="-21.9999999999998" calcext:value-type="float">
            <text:p>-21,999999999999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58]-[.$L$210])&lt;10^-9;&quot;Oui&quot;;&quot;&quot;)">
            <text:p/>
          </table:table-cell>
          <table:table-cell table:style-name="ce1204" table:formula="of:=[.AF457]+0.05" office:value-type="float" office:value="3.45" calcext:value-type="float">
            <text:p>3,45</text:p>
          </table:table-cell>
          <table:table-cell table:style-name="ce696" table:formula="of:=IF(ABS([.AF458]-[.$L$210])&lt;10^-9;&quot;&quot;;[.AH458])" office:value-type="float" office:value="-19.7777777777776" calcext:value-type="float">
            <text:p>-19,7777777777776</text:p>
          </table:table-cell>
          <table:table-cell table:style-name="ce696" table:formula="of:=([.$A$208]*[.AF458]+[.$B$208])/([.$C$208]*[.AF458]+[.$D$208])" office:value-type="float" office:value="-19.7777777777776" calcext:value-type="float">
            <text:p>-19,7777777777776</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59]-[.$L$210])&lt;10^-9;&quot;Oui&quot;;&quot;&quot;)">
            <text:p/>
          </table:table-cell>
          <table:table-cell table:style-name="ce1204" table:formula="of:=[.AF458]+0.05" office:value-type="float" office:value="3.5" calcext:value-type="float">
            <text:p>3,5</text:p>
          </table:table-cell>
          <table:table-cell table:style-name="ce763" table:formula="of:=IF(ABS([.AF459]-[.$L$210])&lt;10^-9;&quot;&quot;;[.AH459])" office:value-type="float" office:value="-17.9999999999999" calcext:value-type="float">
            <text:p>-17,9999999999999</text:p>
          </table:table-cell>
          <table:table-cell table:style-name="ce763" table:formula="of:=([.$A$208]*[.AF459]+[.$B$208])/([.$C$208]*[.AF459]+[.$D$208])" office:value-type="float" office:value="-17.9999999999999" calcext:value-type="float">
            <text:p>-17,9999999999999</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60]-[.$L$210])&lt;10^-9;&quot;Oui&quot;;&quot;&quot;)">
            <text:p/>
          </table:table-cell>
          <table:table-cell table:style-name="ce1204" table:formula="of:=[.AF459]+0.05" office:value-type="float" office:value="3.55" calcext:value-type="float">
            <text:p>3,55</text:p>
          </table:table-cell>
          <table:table-cell table:style-name="ce696" table:formula="of:=IF(ABS([.AF460]-[.$L$210])&lt;10^-9;&quot;&quot;;[.AH460])" office:value-type="float" office:value="-16.5454545454545" calcext:value-type="float">
            <text:p>-16,5454545454545</text:p>
          </table:table-cell>
          <table:table-cell table:style-name="ce696" table:formula="of:=([.$A$208]*[.AF460]+[.$B$208])/([.$C$208]*[.AF460]+[.$D$208])" office:value-type="float" office:value="-16.5454545454545" calcext:value-type="float">
            <text:p>-16,5454545454545</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61]-[.$L$210])&lt;10^-9;&quot;Oui&quot;;&quot;&quot;)">
            <text:p/>
          </table:table-cell>
          <table:table-cell table:style-name="ce1204" table:formula="of:=[.AF460]+0.05" office:value-type="float" office:value="3.6" calcext:value-type="float">
            <text:p>3,6</text:p>
          </table:table-cell>
          <table:table-cell table:style-name="ce763" table:formula="of:=IF(ABS([.AF461]-[.$L$210])&lt;10^-9;&quot;&quot;;[.AH461])" office:value-type="float" office:value="-15.3333333333333" calcext:value-type="float">
            <text:p>-15,3333333333333</text:p>
          </table:table-cell>
          <table:table-cell table:style-name="ce763" table:formula="of:=([.$A$208]*[.AF461]+[.$B$208])/([.$C$208]*[.AF461]+[.$D$208])" office:value-type="float" office:value="-15.3333333333333" calcext:value-type="float">
            <text:p>-15,333333333333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62]-[.$L$210])&lt;10^-9;&quot;Oui&quot;;&quot;&quot;)">
            <text:p/>
          </table:table-cell>
          <table:table-cell table:style-name="ce1204" table:formula="of:=[.AF461]+0.05" office:value-type="float" office:value="3.65" calcext:value-type="float">
            <text:p>3,65</text:p>
          </table:table-cell>
          <table:table-cell table:style-name="ce696" table:formula="of:=IF(ABS([.AF462]-[.$L$210])&lt;10^-9;&quot;&quot;;[.AH462])" office:value-type="float" office:value="-14.3076923076923" calcext:value-type="float">
            <text:p>-14,3076923076923</text:p>
          </table:table-cell>
          <table:table-cell table:style-name="ce696" table:formula="of:=([.$A$208]*[.AF462]+[.$B$208])/([.$C$208]*[.AF462]+[.$D$208])" office:value-type="float" office:value="-14.3076923076923" calcext:value-type="float">
            <text:p>-14,307692307692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63]-[.$L$210])&lt;10^-9;&quot;Oui&quot;;&quot;&quot;)">
            <text:p/>
          </table:table-cell>
          <table:table-cell table:style-name="ce1204" table:formula="of:=[.AF462]+0.05" office:value-type="float" office:value="3.7" calcext:value-type="float">
            <text:p>3,7</text:p>
          </table:table-cell>
          <table:table-cell table:style-name="ce763" table:formula="of:=IF(ABS([.AF463]-[.$L$210])&lt;10^-9;&quot;&quot;;[.AH463])" office:value-type="float" office:value="-13.4285714285714" calcext:value-type="float">
            <text:p>-13,4285714285714</text:p>
          </table:table-cell>
          <table:table-cell table:style-name="ce763" table:formula="of:=([.$A$208]*[.AF463]+[.$B$208])/([.$C$208]*[.AF463]+[.$D$208])" office:value-type="float" office:value="-13.4285714285714" calcext:value-type="float">
            <text:p>-13,428571428571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64]-[.$L$210])&lt;10^-9;&quot;Oui&quot;;&quot;&quot;)">
            <text:p/>
          </table:table-cell>
          <table:table-cell table:style-name="ce1204" table:formula="of:=[.AF463]+0.05" office:value-type="float" office:value="3.75" calcext:value-type="float">
            <text:p>3,75</text:p>
          </table:table-cell>
          <table:table-cell table:style-name="ce696" table:formula="of:=IF(ABS([.AF464]-[.$L$210])&lt;10^-9;&quot;&quot;;[.AH464])" office:value-type="float" office:value="-12.6666666666666" calcext:value-type="float">
            <text:p>-12,6666666666666</text:p>
          </table:table-cell>
          <table:table-cell table:style-name="ce696" table:formula="of:=([.$A$208]*[.AF464]+[.$B$208])/([.$C$208]*[.AF464]+[.$D$208])" office:value-type="float" office:value="-12.6666666666666" calcext:value-type="float">
            <text:p>-12,6666666666666</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65]-[.$L$210])&lt;10^-9;&quot;Oui&quot;;&quot;&quot;)">
            <text:p/>
          </table:table-cell>
          <table:table-cell table:style-name="ce1204" table:formula="of:=[.AF464]+0.05" office:value-type="float" office:value="3.8" calcext:value-type="float">
            <text:p>3,8</text:p>
          </table:table-cell>
          <table:table-cell table:style-name="ce763" table:formula="of:=IF(ABS([.AF465]-[.$L$210])&lt;10^-9;&quot;&quot;;[.AH465])" office:value-type="float" office:value="-12" calcext:value-type="float">
            <text:p>-12</text:p>
          </table:table-cell>
          <table:table-cell table:style-name="ce763" table:formula="of:=([.$A$208]*[.AF465]+[.$B$208])/([.$C$208]*[.AF465]+[.$D$208])" office:value-type="float" office:value="-12" calcext:value-type="float">
            <text:p>-12</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66]-[.$L$210])&lt;10^-9;&quot;Oui&quot;;&quot;&quot;)">
            <text:p/>
          </table:table-cell>
          <table:table-cell table:style-name="ce1204" table:formula="of:=[.AF465]+0.05" office:value-type="float" office:value="3.85" calcext:value-type="float">
            <text:p>3,85</text:p>
          </table:table-cell>
          <table:table-cell table:style-name="ce696" table:formula="of:=IF(ABS([.AF466]-[.$L$210])&lt;10^-9;&quot;&quot;;[.AH466])" office:value-type="float" office:value="-11.4117647058823" calcext:value-type="float">
            <text:p>-11,4117647058823</text:p>
          </table:table-cell>
          <table:table-cell table:style-name="ce696" table:formula="of:=([.$A$208]*[.AF466]+[.$B$208])/([.$C$208]*[.AF466]+[.$D$208])" office:value-type="float" office:value="-11.4117647058823" calcext:value-type="float">
            <text:p>-11,411764705882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67]-[.$L$210])&lt;10^-9;&quot;Oui&quot;;&quot;&quot;)">
            <text:p/>
          </table:table-cell>
          <table:table-cell table:style-name="ce1204" table:formula="of:=[.AF466]+0.05" office:value-type="float" office:value="3.9" calcext:value-type="float">
            <text:p>3,9</text:p>
          </table:table-cell>
          <table:table-cell table:style-name="ce763" table:formula="of:=IF(ABS([.AF467]-[.$L$210])&lt;10^-9;&quot;&quot;;[.AH467])" office:value-type="float" office:value="-10.8888888888889" calcext:value-type="float">
            <text:p>-10,8888888888889</text:p>
          </table:table-cell>
          <table:table-cell table:style-name="ce763" table:formula="of:=([.$A$208]*[.AF467]+[.$B$208])/([.$C$208]*[.AF467]+[.$D$208])" office:value-type="float" office:value="-10.8888888888889" calcext:value-type="float">
            <text:p>-10,8888888888889</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68]-[.$L$210])&lt;10^-9;&quot;Oui&quot;;&quot;&quot;)">
            <text:p/>
          </table:table-cell>
          <table:table-cell table:style-name="ce1204" table:formula="of:=[.AF467]+0.05" office:value-type="float" office:value="3.95" calcext:value-type="float">
            <text:p>3,95</text:p>
          </table:table-cell>
          <table:table-cell table:style-name="ce696" table:formula="of:=IF(ABS([.AF468]-[.$L$210])&lt;10^-9;&quot;&quot;;[.AH468])" office:value-type="float" office:value="-10.4210526315789" calcext:value-type="float">
            <text:p>-10,4210526315789</text:p>
          </table:table-cell>
          <table:table-cell table:style-name="ce696" table:formula="of:=([.$A$208]*[.AF468]+[.$B$208])/([.$C$208]*[.AF468]+[.$D$208])" office:value-type="float" office:value="-10.4210526315789" calcext:value-type="float">
            <text:p>-10,4210526315789</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69]-[.$L$210])&lt;10^-9;&quot;Oui&quot;;&quot;&quot;)">
            <text:p/>
          </table:table-cell>
          <table:table-cell table:style-name="ce1204" table:formula="of:=[.AF468]+0.05" office:value-type="float" office:value="4" calcext:value-type="float">
            <text:p>4</text:p>
          </table:table-cell>
          <table:table-cell table:style-name="ce763" table:formula="of:=IF(ABS([.AF469]-[.$L$210])&lt;10^-9;&quot;&quot;;[.AH469])" office:value-type="float" office:value="-9.99999999999999" calcext:value-type="float">
            <text:p>-9,99999999999999</text:p>
          </table:table-cell>
          <table:table-cell table:style-name="ce763" table:formula="of:=([.$A$208]*[.AF469]+[.$B$208])/([.$C$208]*[.AF469]+[.$D$208])" office:value-type="float" office:value="-9.99999999999999" calcext:value-type="float">
            <text:p>-9,99999999999999</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70]-[.$L$210])&lt;10^-9;&quot;Oui&quot;;&quot;&quot;)">
            <text:p/>
          </table:table-cell>
          <table:table-cell table:style-name="ce1204" table:formula="of:=[.AF469]+0.05" office:value-type="float" office:value="4.05" calcext:value-type="float">
            <text:p>4,05</text:p>
          </table:table-cell>
          <table:table-cell table:style-name="ce696" table:formula="of:=IF(ABS([.AF470]-[.$L$210])&lt;10^-9;&quot;&quot;;[.AH470])" office:value-type="float" office:value="-9.61904761904761" calcext:value-type="float">
            <text:p>-9,61904761904761</text:p>
          </table:table-cell>
          <table:table-cell table:style-name="ce696" table:formula="of:=([.$A$208]*[.AF470]+[.$B$208])/([.$C$208]*[.AF470]+[.$D$208])" office:value-type="float" office:value="-9.61904761904761" calcext:value-type="float">
            <text:p>-9,61904761904761</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71]-[.$L$210])&lt;10^-9;&quot;Oui&quot;;&quot;&quot;)">
            <text:p/>
          </table:table-cell>
          <table:table-cell table:style-name="ce1204" table:formula="of:=[.AF470]+0.05" office:value-type="float" office:value="4.1" calcext:value-type="float">
            <text:p>4,1</text:p>
          </table:table-cell>
          <table:table-cell table:style-name="ce763" table:formula="of:=IF(ABS([.AF471]-[.$L$210])&lt;10^-9;&quot;&quot;;[.AH471])" office:value-type="float" office:value="-9.27272727272726" calcext:value-type="float">
            <text:p>-9,27272727272726</text:p>
          </table:table-cell>
          <table:table-cell table:style-name="ce763" table:formula="of:=([.$A$208]*[.AF471]+[.$B$208])/([.$C$208]*[.AF471]+[.$D$208])" office:value-type="float" office:value="-9.27272727272726" calcext:value-type="float">
            <text:p>-9,27272727272726</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72]-[.$L$210])&lt;10^-9;&quot;Oui&quot;;&quot;&quot;)">
            <text:p/>
          </table:table-cell>
          <table:table-cell table:style-name="ce1204" table:formula="of:=[.AF471]+0.05" office:value-type="float" office:value="4.15" calcext:value-type="float">
            <text:p>4,15</text:p>
          </table:table-cell>
          <table:table-cell table:style-name="ce696" table:formula="of:=IF(ABS([.AF472]-[.$L$210])&lt;10^-9;&quot;&quot;;[.AH472])" office:value-type="float" office:value="-8.95652173913043" calcext:value-type="float">
            <text:p>-8,95652173913043</text:p>
          </table:table-cell>
          <table:table-cell table:style-name="ce696" table:formula="of:=([.$A$208]*[.AF472]+[.$B$208])/([.$C$208]*[.AF472]+[.$D$208])" office:value-type="float" office:value="-8.95652173913043" calcext:value-type="float">
            <text:p>-8,9565217391304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73]-[.$L$210])&lt;10^-9;&quot;Oui&quot;;&quot;&quot;)">
            <text:p/>
          </table:table-cell>
          <table:table-cell table:style-name="ce1204" table:formula="of:=[.AF472]+0.05" office:value-type="float" office:value="4.2" calcext:value-type="float">
            <text:p>4,2</text:p>
          </table:table-cell>
          <table:table-cell table:style-name="ce763" table:formula="of:=IF(ABS([.AF473]-[.$L$210])&lt;10^-9;&quot;&quot;;[.AH473])" office:value-type="float" office:value="-8.66666666666666" calcext:value-type="float">
            <text:p>-8,66666666666666</text:p>
          </table:table-cell>
          <table:table-cell table:style-name="ce763" table:formula="of:=([.$A$208]*[.AF473]+[.$B$208])/([.$C$208]*[.AF473]+[.$D$208])" office:value-type="float" office:value="-8.66666666666666" calcext:value-type="float">
            <text:p>-8,66666666666666</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74]-[.$L$210])&lt;10^-9;&quot;Oui&quot;;&quot;&quot;)">
            <text:p/>
          </table:table-cell>
          <table:table-cell table:style-name="ce1204" table:formula="of:=[.AF473]+0.05" office:value-type="float" office:value="4.25" calcext:value-type="float">
            <text:p>4,25</text:p>
          </table:table-cell>
          <table:table-cell table:style-name="ce696" table:formula="of:=IF(ABS([.AF474]-[.$L$210])&lt;10^-9;&quot;&quot;;[.AH474])" office:value-type="float" office:value="-8.4" calcext:value-type="float">
            <text:p>-8,4</text:p>
          </table:table-cell>
          <table:table-cell table:style-name="ce696" table:formula="of:=([.$A$208]*[.AF474]+[.$B$208])/([.$C$208]*[.AF474]+[.$D$208])" office:value-type="float" office:value="-8.4" calcext:value-type="float">
            <text:p>-8,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75]-[.$L$210])&lt;10^-9;&quot;Oui&quot;;&quot;&quot;)">
            <text:p/>
          </table:table-cell>
          <table:table-cell table:style-name="ce1204" table:formula="of:=[.AF474]+0.05" office:value-type="float" office:value="4.3" calcext:value-type="float">
            <text:p>4,3</text:p>
          </table:table-cell>
          <table:table-cell table:style-name="ce763" table:formula="of:=IF(ABS([.AF475]-[.$L$210])&lt;10^-9;&quot;&quot;;[.AH475])" office:value-type="float" office:value="-8.15384615384615" calcext:value-type="float">
            <text:p>-8,15384615384615</text:p>
          </table:table-cell>
          <table:table-cell table:style-name="ce763" table:formula="of:=([.$A$208]*[.AF475]+[.$B$208])/([.$C$208]*[.AF475]+[.$D$208])" office:value-type="float" office:value="-8.15384615384615" calcext:value-type="float">
            <text:p>-8,15384615384615</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76]-[.$L$210])&lt;10^-9;&quot;Oui&quot;;&quot;&quot;)">
            <text:p/>
          </table:table-cell>
          <table:table-cell table:style-name="ce1204" table:formula="of:=[.AF475]+0.05" office:value-type="float" office:value="4.35" calcext:value-type="float">
            <text:p>4,35</text:p>
          </table:table-cell>
          <table:table-cell table:style-name="ce696" table:formula="of:=IF(ABS([.AF476]-[.$L$210])&lt;10^-9;&quot;&quot;;[.AH476])" office:value-type="float" office:value="-7.92592592592592" calcext:value-type="float">
            <text:p>-7,92592592592592</text:p>
          </table:table-cell>
          <table:table-cell table:style-name="ce696" table:formula="of:=([.$A$208]*[.AF476]+[.$B$208])/([.$C$208]*[.AF476]+[.$D$208])" office:value-type="float" office:value="-7.92592592592592" calcext:value-type="float">
            <text:p>-7,92592592592592</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77]-[.$L$210])&lt;10^-9;&quot;Oui&quot;;&quot;&quot;)">
            <text:p/>
          </table:table-cell>
          <table:table-cell table:style-name="ce1204" table:formula="of:=[.AF476]+0.05" office:value-type="float" office:value="4.4" calcext:value-type="float">
            <text:p>4,4</text:p>
          </table:table-cell>
          <table:table-cell table:style-name="ce763" table:formula="of:=IF(ABS([.AF477]-[.$L$210])&lt;10^-9;&quot;&quot;;[.AH477])" office:value-type="float" office:value="-7.71428571428571" calcext:value-type="float">
            <text:p>-7,71428571428571</text:p>
          </table:table-cell>
          <table:table-cell table:style-name="ce763" table:formula="of:=([.$A$208]*[.AF477]+[.$B$208])/([.$C$208]*[.AF477]+[.$D$208])" office:value-type="float" office:value="-7.71428571428571" calcext:value-type="float">
            <text:p>-7,71428571428571</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78]-[.$L$210])&lt;10^-9;&quot;Oui&quot;;&quot;&quot;)">
            <text:p/>
          </table:table-cell>
          <table:table-cell table:style-name="ce1204" table:formula="of:=[.AF477]+0.05" office:value-type="float" office:value="4.45" calcext:value-type="float">
            <text:p>4,45</text:p>
          </table:table-cell>
          <table:table-cell table:style-name="ce696" table:formula="of:=IF(ABS([.AF478]-[.$L$210])&lt;10^-9;&quot;&quot;;[.AH478])" office:value-type="float" office:value="-7.51724137931034" calcext:value-type="float">
            <text:p>-7,51724137931034</text:p>
          </table:table-cell>
          <table:table-cell table:style-name="ce696" table:formula="of:=([.$A$208]*[.AF478]+[.$B$208])/([.$C$208]*[.AF478]+[.$D$208])" office:value-type="float" office:value="-7.51724137931034" calcext:value-type="float">
            <text:p>-7,5172413793103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79]-[.$L$210])&lt;10^-9;&quot;Oui&quot;;&quot;&quot;)">
            <text:p/>
          </table:table-cell>
          <table:table-cell table:style-name="ce1204" table:formula="of:=[.AF478]+0.05" office:value-type="float" office:value="4.5" calcext:value-type="float">
            <text:p>4,5</text:p>
          </table:table-cell>
          <table:table-cell table:style-name="ce763" table:formula="of:=IF(ABS([.AF479]-[.$L$210])&lt;10^-9;&quot;&quot;;[.AH479])" office:value-type="float" office:value="-7.33333333333333" calcext:value-type="float">
            <text:p>-7,33333333333333</text:p>
          </table:table-cell>
          <table:table-cell table:style-name="ce763" table:formula="of:=([.$A$208]*[.AF479]+[.$B$208])/([.$C$208]*[.AF479]+[.$D$208])" office:value-type="float" office:value="-7.33333333333333" calcext:value-type="float">
            <text:p>-7,3333333333333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80]-[.$L$210])&lt;10^-9;&quot;Oui&quot;;&quot;&quot;)">
            <text:p/>
          </table:table-cell>
          <table:table-cell table:style-name="ce1204" table:formula="of:=[.AF479]+0.05" office:value-type="float" office:value="4.55" calcext:value-type="float">
            <text:p>4,55</text:p>
          </table:table-cell>
          <table:table-cell table:style-name="ce696" table:formula="of:=IF(ABS([.AF480]-[.$L$210])&lt;10^-9;&quot;&quot;;[.AH480])" office:value-type="float" office:value="-7.16129032258065" calcext:value-type="float">
            <text:p>-7,16129032258065</text:p>
          </table:table-cell>
          <table:table-cell table:style-name="ce696" table:formula="of:=([.$A$208]*[.AF480]+[.$B$208])/([.$C$208]*[.AF480]+[.$D$208])" office:value-type="float" office:value="-7.16129032258065" calcext:value-type="float">
            <text:p>-7,16129032258065</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81]-[.$L$210])&lt;10^-9;&quot;Oui&quot;;&quot;&quot;)">
            <text:p/>
          </table:table-cell>
          <table:table-cell table:style-name="ce1204" table:formula="of:=[.AF480]+0.05" office:value-type="float" office:value="4.6" calcext:value-type="float">
            <text:p>4,6</text:p>
          </table:table-cell>
          <table:table-cell table:style-name="ce763" table:formula="of:=IF(ABS([.AF481]-[.$L$210])&lt;10^-9;&quot;&quot;;[.AH481])" office:value-type="float" office:value="-7" calcext:value-type="float">
            <text:p>-7</text:p>
          </table:table-cell>
          <table:table-cell table:style-name="ce763" table:formula="of:=([.$A$208]*[.AF481]+[.$B$208])/([.$C$208]*[.AF481]+[.$D$208])" office:value-type="float" office:value="-7" calcext:value-type="float">
            <text:p>-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82]-[.$L$210])&lt;10^-9;&quot;Oui&quot;;&quot;&quot;)">
            <text:p/>
          </table:table-cell>
          <table:table-cell table:style-name="ce1204" table:formula="of:=[.AF481]+0.05" office:value-type="float" office:value="4.65" calcext:value-type="float">
            <text:p>4,65</text:p>
          </table:table-cell>
          <table:table-cell table:style-name="ce696" table:formula="of:=IF(ABS([.AF482]-[.$L$210])&lt;10^-9;&quot;&quot;;[.AH482])" office:value-type="float" office:value="-6.84848484848485" calcext:value-type="float">
            <text:p>-6,84848484848485</text:p>
          </table:table-cell>
          <table:table-cell table:style-name="ce696" table:formula="of:=([.$A$208]*[.AF482]+[.$B$208])/([.$C$208]*[.AF482]+[.$D$208])" office:value-type="float" office:value="-6.84848484848485" calcext:value-type="float">
            <text:p>-6,84848484848485</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83]-[.$L$210])&lt;10^-9;&quot;Oui&quot;;&quot;&quot;)">
            <text:p/>
          </table:table-cell>
          <table:table-cell table:style-name="ce1204" table:formula="of:=[.AF482]+0.05" office:value-type="float" office:value="4.7" calcext:value-type="float">
            <text:p>4,7</text:p>
          </table:table-cell>
          <table:table-cell table:style-name="ce763" table:formula="of:=IF(ABS([.AF483]-[.$L$210])&lt;10^-9;&quot;&quot;;[.AH483])" office:value-type="float" office:value="-6.70588235294118" calcext:value-type="float">
            <text:p>-6,70588235294118</text:p>
          </table:table-cell>
          <table:table-cell table:style-name="ce763" table:formula="of:=([.$A$208]*[.AF483]+[.$B$208])/([.$C$208]*[.AF483]+[.$D$208])" office:value-type="float" office:value="-6.70588235294118" calcext:value-type="float">
            <text:p>-6,7058823529411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84]-[.$L$210])&lt;10^-9;&quot;Oui&quot;;&quot;&quot;)">
            <text:p/>
          </table:table-cell>
          <table:table-cell table:style-name="ce1204" table:formula="of:=[.AF483]+0.05" office:value-type="float" office:value="4.75" calcext:value-type="float">
            <text:p>4,75</text:p>
          </table:table-cell>
          <table:table-cell table:style-name="ce696" table:formula="of:=IF(ABS([.AF484]-[.$L$210])&lt;10^-9;&quot;&quot;;[.AH484])" office:value-type="float" office:value="-6.57142857142857" calcext:value-type="float">
            <text:p>-6,57142857142857</text:p>
          </table:table-cell>
          <table:table-cell table:style-name="ce696" table:formula="of:=([.$A$208]*[.AF484]+[.$B$208])/([.$C$208]*[.AF484]+[.$D$208])" office:value-type="float" office:value="-6.57142857142857" calcext:value-type="float">
            <text:p>-6,5714285714285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85]-[.$L$210])&lt;10^-9;&quot;Oui&quot;;&quot;&quot;)">
            <text:p/>
          </table:table-cell>
          <table:table-cell table:style-name="ce1204" table:formula="of:=[.AF484]+0.05" office:value-type="float" office:value="4.8" calcext:value-type="float">
            <text:p>4,8</text:p>
          </table:table-cell>
          <table:table-cell table:style-name="ce763" table:formula="of:=IF(ABS([.AF485]-[.$L$210])&lt;10^-9;&quot;&quot;;[.AH485])" office:value-type="float" office:value="-6.44444444444445" calcext:value-type="float">
            <text:p>-6,44444444444445</text:p>
          </table:table-cell>
          <table:table-cell table:style-name="ce763" table:formula="of:=([.$A$208]*[.AF485]+[.$B$208])/([.$C$208]*[.AF485]+[.$D$208])" office:value-type="float" office:value="-6.44444444444445" calcext:value-type="float">
            <text:p>-6,44444444444445</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86]-[.$L$210])&lt;10^-9;&quot;Oui&quot;;&quot;&quot;)">
            <text:p/>
          </table:table-cell>
          <table:table-cell table:style-name="ce1204" table:formula="of:=[.AF485]+0.05" office:value-type="float" office:value="4.85" calcext:value-type="float">
            <text:p>4,85</text:p>
          </table:table-cell>
          <table:table-cell table:style-name="ce696" table:formula="of:=IF(ABS([.AF486]-[.$L$210])&lt;10^-9;&quot;&quot;;[.AH486])" office:value-type="float" office:value="-6.32432432432433" calcext:value-type="float">
            <text:p>-6,32432432432433</text:p>
          </table:table-cell>
          <table:table-cell table:style-name="ce696" table:formula="of:=([.$A$208]*[.AF486]+[.$B$208])/([.$C$208]*[.AF486]+[.$D$208])" office:value-type="float" office:value="-6.32432432432433" calcext:value-type="float">
            <text:p>-6,3243243243243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87]-[.$L$210])&lt;10^-9;&quot;Oui&quot;;&quot;&quot;)">
            <text:p/>
          </table:table-cell>
          <table:table-cell table:style-name="ce1204" table:formula="of:=[.AF486]+0.05" office:value-type="float" office:value="4.9" calcext:value-type="float">
            <text:p>4,9</text:p>
          </table:table-cell>
          <table:table-cell table:style-name="ce763" table:formula="of:=IF(ABS([.AF487]-[.$L$210])&lt;10^-9;&quot;&quot;;[.AH487])" office:value-type="float" office:value="-6.21052631578948" calcext:value-type="float">
            <text:p>-6,21052631578948</text:p>
          </table:table-cell>
          <table:table-cell table:style-name="ce763" table:formula="of:=([.$A$208]*[.AF487]+[.$B$208])/([.$C$208]*[.AF487]+[.$D$208])" office:value-type="float" office:value="-6.21052631578948" calcext:value-type="float">
            <text:p>-6,2105263157894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88]-[.$L$210])&lt;10^-9;&quot;Oui&quot;;&quot;&quot;)">
            <text:p/>
          </table:table-cell>
          <table:table-cell table:style-name="ce1204" table:formula="of:=[.AF487]+0.05" office:value-type="float" office:value="4.95" calcext:value-type="float">
            <text:p>4,95</text:p>
          </table:table-cell>
          <table:table-cell table:style-name="ce696" table:formula="of:=IF(ABS([.AF488]-[.$L$210])&lt;10^-9;&quot;&quot;;[.AH488])" office:value-type="float" office:value="-6.10256410256411" calcext:value-type="float">
            <text:p>-6,10256410256411</text:p>
          </table:table-cell>
          <table:table-cell table:style-name="ce696" table:formula="of:=([.$A$208]*[.AF488]+[.$B$208])/([.$C$208]*[.AF488]+[.$D$208])" office:value-type="float" office:value="-6.10256410256411" calcext:value-type="float">
            <text:p>-6,10256410256411</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89]-[.$L$210])&lt;10^-9;&quot;Oui&quot;;&quot;&quot;)">
            <text:p/>
          </table:table-cell>
          <table:table-cell table:style-name="ce1204" table:formula="of:=[.AF488]+0.05" office:value-type="float" office:value="5" calcext:value-type="float">
            <text:p>5</text:p>
          </table:table-cell>
          <table:table-cell table:style-name="ce763" table:formula="of:=IF(ABS([.AF489]-[.$L$210])&lt;10^-9;&quot;&quot;;[.AH489])" office:value-type="float" office:value="-6" calcext:value-type="float">
            <text:p>-6</text:p>
          </table:table-cell>
          <table:table-cell table:style-name="ce763" table:formula="of:=([.$A$208]*[.AF489]+[.$B$208])/([.$C$208]*[.AF489]+[.$D$208])" office:value-type="float" office:value="-6" calcext:value-type="float">
            <text:p>-6</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90]-[.$L$210])&lt;10^-9;&quot;Oui&quot;;&quot;&quot;)">
            <text:p/>
          </table:table-cell>
          <table:table-cell table:style-name="ce1204" table:formula="of:=[.AF489]+0.05" office:value-type="float" office:value="5.05" calcext:value-type="float">
            <text:p>5,05</text:p>
          </table:table-cell>
          <table:table-cell table:style-name="ce696" table:formula="of:=IF(ABS([.AF490]-[.$L$210])&lt;10^-9;&quot;&quot;;[.AH490])" office:value-type="float" office:value="-5.90243902439025" calcext:value-type="float">
            <text:p>-5,90243902439025</text:p>
          </table:table-cell>
          <table:table-cell table:style-name="ce696" table:formula="of:=([.$A$208]*[.AF490]+[.$B$208])/([.$C$208]*[.AF490]+[.$D$208])" office:value-type="float" office:value="-5.90243902439025" calcext:value-type="float">
            <text:p>-5,90243902439025</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91]-[.$L$210])&lt;10^-9;&quot;Oui&quot;;&quot;&quot;)">
            <text:p/>
          </table:table-cell>
          <table:table-cell table:style-name="ce1204" table:formula="of:=[.AF490]+0.05" office:value-type="float" office:value="5.1" calcext:value-type="float">
            <text:p>5,1</text:p>
          </table:table-cell>
          <table:table-cell table:style-name="ce763" table:formula="of:=IF(ABS([.AF491]-[.$L$210])&lt;10^-9;&quot;&quot;;[.AH491])" office:value-type="float" office:value="-5.80952380952381" calcext:value-type="float">
            <text:p>-5,80952380952381</text:p>
          </table:table-cell>
          <table:table-cell table:style-name="ce763" table:formula="of:=([.$A$208]*[.AF491]+[.$B$208])/([.$C$208]*[.AF491]+[.$D$208])" office:value-type="float" office:value="-5.80952380952381" calcext:value-type="float">
            <text:p>-5,80952380952381</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92]-[.$L$210])&lt;10^-9;&quot;Oui&quot;;&quot;&quot;)">
            <text:p/>
          </table:table-cell>
          <table:table-cell table:style-name="ce1204" table:formula="of:=[.AF491]+0.05" office:value-type="float" office:value="5.15" calcext:value-type="float">
            <text:p>5,15</text:p>
          </table:table-cell>
          <table:table-cell table:style-name="ce696" table:formula="of:=IF(ABS([.AF492]-[.$L$210])&lt;10^-9;&quot;&quot;;[.AH492])" office:value-type="float" office:value="-5.72093023255814" calcext:value-type="float">
            <text:p>-5,72093023255814</text:p>
          </table:table-cell>
          <table:table-cell table:style-name="ce696" table:formula="of:=([.$A$208]*[.AF492]+[.$B$208])/([.$C$208]*[.AF492]+[.$D$208])" office:value-type="float" office:value="-5.72093023255814" calcext:value-type="float">
            <text:p>-5,7209302325581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93]-[.$L$210])&lt;10^-9;&quot;Oui&quot;;&quot;&quot;)">
            <text:p/>
          </table:table-cell>
          <table:table-cell table:style-name="ce1204" table:formula="of:=[.AF492]+0.05" office:value-type="float" office:value="5.2" calcext:value-type="float">
            <text:p>5,2</text:p>
          </table:table-cell>
          <table:table-cell table:style-name="ce763" table:formula="of:=IF(ABS([.AF493]-[.$L$210])&lt;10^-9;&quot;&quot;;[.AH493])" office:value-type="float" office:value="-5.63636363636364" calcext:value-type="float">
            <text:p>-5,63636363636364</text:p>
          </table:table-cell>
          <table:table-cell table:style-name="ce763" table:formula="of:=([.$A$208]*[.AF493]+[.$B$208])/([.$C$208]*[.AF493]+[.$D$208])" office:value-type="float" office:value="-5.63636363636364" calcext:value-type="float">
            <text:p>-5,6363636363636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94]-[.$L$210])&lt;10^-9;&quot;Oui&quot;;&quot;&quot;)">
            <text:p/>
          </table:table-cell>
          <table:table-cell table:style-name="ce1204" table:formula="of:=[.AF493]+0.05" office:value-type="float" office:value="5.25" calcext:value-type="float">
            <text:p>5,25</text:p>
          </table:table-cell>
          <table:table-cell table:style-name="ce696" table:formula="of:=IF(ABS([.AF494]-[.$L$210])&lt;10^-9;&quot;&quot;;[.AH494])" office:value-type="float" office:value="-5.55555555555556" calcext:value-type="float">
            <text:p>-5,55555555555556</text:p>
          </table:table-cell>
          <table:table-cell table:style-name="ce696" table:formula="of:=([.$A$208]*[.AF494]+[.$B$208])/([.$C$208]*[.AF494]+[.$D$208])" office:value-type="float" office:value="-5.55555555555556" calcext:value-type="float">
            <text:p>-5,55555555555556</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95]-[.$L$210])&lt;10^-9;&quot;Oui&quot;;&quot;&quot;)">
            <text:p/>
          </table:table-cell>
          <table:table-cell table:style-name="ce1204" table:formula="of:=[.AF494]+0.05" office:value-type="float" office:value="5.3" calcext:value-type="float">
            <text:p>5,3</text:p>
          </table:table-cell>
          <table:table-cell table:style-name="ce763" table:formula="of:=IF(ABS([.AF495]-[.$L$210])&lt;10^-9;&quot;&quot;;[.AH495])" office:value-type="float" office:value="-5.47826086956522" calcext:value-type="float">
            <text:p>-5,47826086956522</text:p>
          </table:table-cell>
          <table:table-cell table:style-name="ce763" table:formula="of:=([.$A$208]*[.AF495]+[.$B$208])/([.$C$208]*[.AF495]+[.$D$208])" office:value-type="float" office:value="-5.47826086956522" calcext:value-type="float">
            <text:p>-5,47826086956522</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96]-[.$L$210])&lt;10^-9;&quot;Oui&quot;;&quot;&quot;)">
            <text:p/>
          </table:table-cell>
          <table:table-cell table:style-name="ce1204" table:formula="of:=[.AF495]+0.05" office:value-type="float" office:value="5.35" calcext:value-type="float">
            <text:p>5,35</text:p>
          </table:table-cell>
          <table:table-cell table:style-name="ce696" table:formula="of:=IF(ABS([.AF496]-[.$L$210])&lt;10^-9;&quot;&quot;;[.AH496])" office:value-type="float" office:value="-5.40425531914894" calcext:value-type="float">
            <text:p>-5,40425531914894</text:p>
          </table:table-cell>
          <table:table-cell table:style-name="ce696" table:formula="of:=([.$A$208]*[.AF496]+[.$B$208])/([.$C$208]*[.AF496]+[.$D$208])" office:value-type="float" office:value="-5.40425531914894" calcext:value-type="float">
            <text:p>-5,4042553191489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97]-[.$L$210])&lt;10^-9;&quot;Oui&quot;;&quot;&quot;)">
            <text:p/>
          </table:table-cell>
          <table:table-cell table:style-name="ce1204" table:formula="of:=[.AF496]+0.05" office:value-type="float" office:value="5.4" calcext:value-type="float">
            <text:p>5,4</text:p>
          </table:table-cell>
          <table:table-cell table:style-name="ce763" table:formula="of:=IF(ABS([.AF497]-[.$L$210])&lt;10^-9;&quot;&quot;;[.AH497])" office:value-type="float" office:value="-5.33333333333334" calcext:value-type="float">
            <text:p>-5,33333333333334</text:p>
          </table:table-cell>
          <table:table-cell table:style-name="ce763" table:formula="of:=([.$A$208]*[.AF497]+[.$B$208])/([.$C$208]*[.AF497]+[.$D$208])" office:value-type="float" office:value="-5.33333333333334" calcext:value-type="float">
            <text:p>-5,3333333333333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98]-[.$L$210])&lt;10^-9;&quot;Oui&quot;;&quot;&quot;)">
            <text:p/>
          </table:table-cell>
          <table:table-cell table:style-name="ce1204" table:formula="of:=[.AF497]+0.05" office:value-type="float" office:value="5.45" calcext:value-type="float">
            <text:p>5,45</text:p>
          </table:table-cell>
          <table:table-cell table:style-name="ce696" table:formula="of:=IF(ABS([.AF498]-[.$L$210])&lt;10^-9;&quot;&quot;;[.AH498])" office:value-type="float" office:value="-5.26530612244898" calcext:value-type="float">
            <text:p>-5,26530612244898</text:p>
          </table:table-cell>
          <table:table-cell table:style-name="ce696" table:formula="of:=([.$A$208]*[.AF498]+[.$B$208])/([.$C$208]*[.AF498]+[.$D$208])" office:value-type="float" office:value="-5.26530612244898" calcext:value-type="float">
            <text:p>-5,2653061224489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499]-[.$L$210])&lt;10^-9;&quot;Oui&quot;;&quot;&quot;)">
            <text:p/>
          </table:table-cell>
          <table:table-cell table:style-name="ce1204" table:formula="of:=[.AF498]+0.05" office:value-type="float" office:value="5.5" calcext:value-type="float">
            <text:p>5,5</text:p>
          </table:table-cell>
          <table:table-cell table:style-name="ce763" table:formula="of:=IF(ABS([.AF499]-[.$L$210])&lt;10^-9;&quot;&quot;;[.AH499])" office:value-type="float" office:value="-5.2" calcext:value-type="float">
            <text:p>-5,2</text:p>
          </table:table-cell>
          <table:table-cell table:style-name="ce763" table:formula="of:=([.$A$208]*[.AF499]+[.$B$208])/([.$C$208]*[.AF499]+[.$D$208])" office:value-type="float" office:value="-5.2" calcext:value-type="float">
            <text:p>-5,2</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00]-[.$L$210])&lt;10^-9;&quot;Oui&quot;;&quot;&quot;)">
            <text:p/>
          </table:table-cell>
          <table:table-cell table:style-name="ce1204" table:formula="of:=[.AF499]+0.05" office:value-type="float" office:value="5.55" calcext:value-type="float">
            <text:p>5,55</text:p>
          </table:table-cell>
          <table:table-cell table:style-name="ce696" table:formula="of:=IF(ABS([.AF500]-[.$L$210])&lt;10^-9;&quot;&quot;;[.AH500])" office:value-type="float" office:value="-5.13725490196079" calcext:value-type="float">
            <text:p>-5,13725490196079</text:p>
          </table:table-cell>
          <table:table-cell table:style-name="ce696" table:formula="of:=([.$A$208]*[.AF500]+[.$B$208])/([.$C$208]*[.AF500]+[.$D$208])" office:value-type="float" office:value="-5.13725490196079" calcext:value-type="float">
            <text:p>-5,13725490196079</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01]-[.$L$210])&lt;10^-9;&quot;Oui&quot;;&quot;&quot;)">
            <text:p/>
          </table:table-cell>
          <table:table-cell table:style-name="ce1204" table:formula="of:=[.AF500]+0.05" office:value-type="float" office:value="5.6" calcext:value-type="float">
            <text:p>5,6</text:p>
          </table:table-cell>
          <table:table-cell table:style-name="ce763" table:formula="of:=IF(ABS([.AF501]-[.$L$210])&lt;10^-9;&quot;&quot;;[.AH501])" office:value-type="float" office:value="-5.07692307692308" calcext:value-type="float">
            <text:p>-5,07692307692308</text:p>
          </table:table-cell>
          <table:table-cell table:style-name="ce763" table:formula="of:=([.$A$208]*[.AF501]+[.$B$208])/([.$C$208]*[.AF501]+[.$D$208])" office:value-type="float" office:value="-5.07692307692308" calcext:value-type="float">
            <text:p>-5,0769230769230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02]-[.$L$210])&lt;10^-9;&quot;Oui&quot;;&quot;&quot;)">
            <text:p/>
          </table:table-cell>
          <table:table-cell table:style-name="ce1204" table:formula="of:=[.AF501]+0.05" office:value-type="float" office:value="5.65" calcext:value-type="float">
            <text:p>5,65</text:p>
          </table:table-cell>
          <table:table-cell table:style-name="ce696" table:formula="of:=IF(ABS([.AF502]-[.$L$210])&lt;10^-9;&quot;&quot;;[.AH502])" office:value-type="float" office:value="-5.01886792452831" calcext:value-type="float">
            <text:p>-5,01886792452831</text:p>
          </table:table-cell>
          <table:table-cell table:style-name="ce696" table:formula="of:=([.$A$208]*[.AF502]+[.$B$208])/([.$C$208]*[.AF502]+[.$D$208])" office:value-type="float" office:value="-5.01886792452831" calcext:value-type="float">
            <text:p>-5,01886792452831</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03]-[.$L$210])&lt;10^-9;&quot;Oui&quot;;&quot;&quot;)">
            <text:p/>
          </table:table-cell>
          <table:table-cell table:style-name="ce1204" table:formula="of:=[.AF502]+0.05" office:value-type="float" office:value="5.7" calcext:value-type="float">
            <text:p>5,7</text:p>
          </table:table-cell>
          <table:table-cell table:style-name="ce763" table:formula="of:=IF(ABS([.AF503]-[.$L$210])&lt;10^-9;&quot;&quot;;[.AH503])" office:value-type="float" office:value="-4.96296296296297" calcext:value-type="float">
            <text:p>-4,96296296296297</text:p>
          </table:table-cell>
          <table:table-cell table:style-name="ce763" table:formula="of:=([.$A$208]*[.AF503]+[.$B$208])/([.$C$208]*[.AF503]+[.$D$208])" office:value-type="float" office:value="-4.96296296296297" calcext:value-type="float">
            <text:p>-4,9629629629629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04]-[.$L$210])&lt;10^-9;&quot;Oui&quot;;&quot;&quot;)">
            <text:p/>
          </table:table-cell>
          <table:table-cell table:style-name="ce1204" table:formula="of:=[.AF503]+0.05" office:value-type="float" office:value="5.75" calcext:value-type="float">
            <text:p>5,75</text:p>
          </table:table-cell>
          <table:table-cell table:style-name="ce696" table:formula="of:=IF(ABS([.AF504]-[.$L$210])&lt;10^-9;&quot;&quot;;[.AH504])" office:value-type="float" office:value="-4.90909090909091" calcext:value-type="float">
            <text:p>-4,90909090909091</text:p>
          </table:table-cell>
          <table:table-cell table:style-name="ce696" table:formula="of:=([.$A$208]*[.AF504]+[.$B$208])/([.$C$208]*[.AF504]+[.$D$208])" office:value-type="float" office:value="-4.90909090909091" calcext:value-type="float">
            <text:p>-4,90909090909091</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05]-[.$L$210])&lt;10^-9;&quot;Oui&quot;;&quot;&quot;)">
            <text:p/>
          </table:table-cell>
          <table:table-cell table:style-name="ce1204" table:formula="of:=[.AF504]+0.05" office:value-type="float" office:value="5.8" calcext:value-type="float">
            <text:p>5,8</text:p>
          </table:table-cell>
          <table:table-cell table:style-name="ce763" table:formula="of:=IF(ABS([.AF505]-[.$L$210])&lt;10^-9;&quot;&quot;;[.AH505])" office:value-type="float" office:value="-4.85714285714286" calcext:value-type="float">
            <text:p>-4,85714285714286</text:p>
          </table:table-cell>
          <table:table-cell table:style-name="ce763" table:formula="of:=([.$A$208]*[.AF505]+[.$B$208])/([.$C$208]*[.AF505]+[.$D$208])" office:value-type="float" office:value="-4.85714285714286" calcext:value-type="float">
            <text:p>-4,85714285714286</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06]-[.$L$210])&lt;10^-9;&quot;Oui&quot;;&quot;&quot;)">
            <text:p/>
          </table:table-cell>
          <table:table-cell table:style-name="ce1204" table:formula="of:=[.AF505]+0.05" office:value-type="float" office:value="5.85" calcext:value-type="float">
            <text:p>5,85</text:p>
          </table:table-cell>
          <table:table-cell table:style-name="ce696" table:formula="of:=IF(ABS([.AF506]-[.$L$210])&lt;10^-9;&quot;&quot;;[.AH506])" office:value-type="float" office:value="-4.80701754385965" calcext:value-type="float">
            <text:p>-4,80701754385965</text:p>
          </table:table-cell>
          <table:table-cell table:style-name="ce696" table:formula="of:=([.$A$208]*[.AF506]+[.$B$208])/([.$C$208]*[.AF506]+[.$D$208])" office:value-type="float" office:value="-4.80701754385965" calcext:value-type="float">
            <text:p>-4,80701754385965</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07]-[.$L$210])&lt;10^-9;&quot;Oui&quot;;&quot;&quot;)">
            <text:p/>
          </table:table-cell>
          <table:table-cell table:style-name="ce1204" table:formula="of:=[.AF506]+0.05" office:value-type="float" office:value="5.9" calcext:value-type="float">
            <text:p>5,9</text:p>
          </table:table-cell>
          <table:table-cell table:style-name="ce763" table:formula="of:=IF(ABS([.AF507]-[.$L$210])&lt;10^-9;&quot;&quot;;[.AH507])" office:value-type="float" office:value="-4.75862068965518" calcext:value-type="float">
            <text:p>-4,75862068965518</text:p>
          </table:table-cell>
          <table:table-cell table:style-name="ce763" table:formula="of:=([.$A$208]*[.AF507]+[.$B$208])/([.$C$208]*[.AF507]+[.$D$208])" office:value-type="float" office:value="-4.75862068965518" calcext:value-type="float">
            <text:p>-4,7586206896551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08]-[.$L$210])&lt;10^-9;&quot;Oui&quot;;&quot;&quot;)">
            <text:p/>
          </table:table-cell>
          <table:table-cell table:style-name="ce1204" table:formula="of:=[.AF507]+0.05" office:value-type="float" office:value="5.95" calcext:value-type="float">
            <text:p>5,95</text:p>
          </table:table-cell>
          <table:table-cell table:style-name="ce696" table:formula="of:=IF(ABS([.AF508]-[.$L$210])&lt;10^-9;&quot;&quot;;[.AH508])" office:value-type="float" office:value="-4.71186440677967" calcext:value-type="float">
            <text:p>-4,71186440677967</text:p>
          </table:table-cell>
          <table:table-cell table:style-name="ce696" table:formula="of:=([.$A$208]*[.AF508]+[.$B$208])/([.$C$208]*[.AF508]+[.$D$208])" office:value-type="float" office:value="-4.71186440677967" calcext:value-type="float">
            <text:p>-4,7118644067796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09]-[.$L$210])&lt;10^-9;&quot;Oui&quot;;&quot;&quot;)">
            <text:p/>
          </table:table-cell>
          <table:table-cell table:style-name="ce1204" table:formula="of:=[.AF508]+0.05" office:value-type="float" office:value="6" calcext:value-type="float">
            <text:p>6</text:p>
          </table:table-cell>
          <table:table-cell table:style-name="ce763" table:formula="of:=IF(ABS([.AF509]-[.$L$210])&lt;10^-9;&quot;&quot;;[.AH509])" office:value-type="float" office:value="-4.66666666666667" calcext:value-type="float">
            <text:p>-4,66666666666667</text:p>
          </table:table-cell>
          <table:table-cell table:style-name="ce763" table:formula="of:=([.$A$208]*[.AF509]+[.$B$208])/([.$C$208]*[.AF509]+[.$D$208])" office:value-type="float" office:value="-4.66666666666667" calcext:value-type="float">
            <text:p>-4,6666666666666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10]-[.$L$210])&lt;10^-9;&quot;Oui&quot;;&quot;&quot;)">
            <text:p/>
          </table:table-cell>
          <table:table-cell table:style-name="ce1204" table:formula="of:=[.AF509]+0.05" office:value-type="float" office:value="6.04999999999999" calcext:value-type="float">
            <text:p>6,04999999999999</text:p>
          </table:table-cell>
          <table:table-cell table:style-name="ce696" table:formula="of:=IF(ABS([.AF510]-[.$L$210])&lt;10^-9;&quot;&quot;;[.AH510])" office:value-type="float" office:value="-4.62295081967214" calcext:value-type="float">
            <text:p>-4,62295081967214</text:p>
          </table:table-cell>
          <table:table-cell table:style-name="ce696" table:formula="of:=([.$A$208]*[.AF510]+[.$B$208])/([.$C$208]*[.AF510]+[.$D$208])" office:value-type="float" office:value="-4.62295081967214" calcext:value-type="float">
            <text:p>-4,6229508196721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11]-[.$L$210])&lt;10^-9;&quot;Oui&quot;;&quot;&quot;)">
            <text:p/>
          </table:table-cell>
          <table:table-cell table:style-name="ce1204" table:formula="of:=[.AF510]+0.05" office:value-type="float" office:value="6.09999999999999" calcext:value-type="float">
            <text:p>6,09999999999999</text:p>
          </table:table-cell>
          <table:table-cell table:style-name="ce763" table:formula="of:=IF(ABS([.AF511]-[.$L$210])&lt;10^-9;&quot;&quot;;[.AH511])" office:value-type="float" office:value="-4.58064516129033" calcext:value-type="float">
            <text:p>-4,58064516129033</text:p>
          </table:table-cell>
          <table:table-cell table:style-name="ce763" table:formula="of:=([.$A$208]*[.AF511]+[.$B$208])/([.$C$208]*[.AF511]+[.$D$208])" office:value-type="float" office:value="-4.58064516129033" calcext:value-type="float">
            <text:p>-4,5806451612903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12]-[.$L$210])&lt;10^-9;&quot;Oui&quot;;&quot;&quot;)">
            <text:p/>
          </table:table-cell>
          <table:table-cell table:style-name="ce1204" table:formula="of:=[.AF511]+0.05" office:value-type="float" office:value="6.14999999999999" calcext:value-type="float">
            <text:p>6,14999999999999</text:p>
          </table:table-cell>
          <table:table-cell table:style-name="ce696" table:formula="of:=IF(ABS([.AF512]-[.$L$210])&lt;10^-9;&quot;&quot;;[.AH512])" office:value-type="float" office:value="-4.53968253968254" calcext:value-type="float">
            <text:p>-4,53968253968254</text:p>
          </table:table-cell>
          <table:table-cell table:style-name="ce696" table:formula="of:=([.$A$208]*[.AF512]+[.$B$208])/([.$C$208]*[.AF512]+[.$D$208])" office:value-type="float" office:value="-4.53968253968254" calcext:value-type="float">
            <text:p>-4,5396825396825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13]-[.$L$210])&lt;10^-9;&quot;Oui&quot;;&quot;&quot;)">
            <text:p/>
          </table:table-cell>
          <table:table-cell table:style-name="ce1204" table:formula="of:=[.AF512]+0.05" office:value-type="float" office:value="6.19999999999999" calcext:value-type="float">
            <text:p>6,19999999999999</text:p>
          </table:table-cell>
          <table:table-cell table:style-name="ce763" table:formula="of:=IF(ABS([.AF513]-[.$L$210])&lt;10^-9;&quot;&quot;;[.AH513])" office:value-type="float" office:value="-4.5" calcext:value-type="float">
            <text:p>-4,5</text:p>
          </table:table-cell>
          <table:table-cell table:style-name="ce763" table:formula="of:=([.$A$208]*[.AF513]+[.$B$208])/([.$C$208]*[.AF513]+[.$D$208])" office:value-type="float" office:value="-4.5" calcext:value-type="float">
            <text:p>-4,5</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14]-[.$L$210])&lt;10^-9;&quot;Oui&quot;;&quot;&quot;)">
            <text:p/>
          </table:table-cell>
          <table:table-cell table:style-name="ce1204" table:formula="of:=[.AF513]+0.05" office:value-type="float" office:value="6.24999999999999" calcext:value-type="float">
            <text:p>6,24999999999999</text:p>
          </table:table-cell>
          <table:table-cell table:style-name="ce696" table:formula="of:=IF(ABS([.AF514]-[.$L$210])&lt;10^-9;&quot;&quot;;[.AH514])" office:value-type="float" office:value="-4.46153846153847" calcext:value-type="float">
            <text:p>-4,46153846153847</text:p>
          </table:table-cell>
          <table:table-cell table:style-name="ce696" table:formula="of:=([.$A$208]*[.AF514]+[.$B$208])/([.$C$208]*[.AF514]+[.$D$208])" office:value-type="float" office:value="-4.46153846153847" calcext:value-type="float">
            <text:p>-4,4615384615384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15]-[.$L$210])&lt;10^-9;&quot;Oui&quot;;&quot;&quot;)">
            <text:p/>
          </table:table-cell>
          <table:table-cell table:style-name="ce1204" table:formula="of:=[.AF514]+0.05" office:value-type="float" office:value="6.29999999999999" calcext:value-type="float">
            <text:p>6,29999999999999</text:p>
          </table:table-cell>
          <table:table-cell table:style-name="ce763" table:formula="of:=IF(ABS([.AF515]-[.$L$210])&lt;10^-9;&quot;&quot;;[.AH515])" office:value-type="float" office:value="-4.42424242424243" calcext:value-type="float">
            <text:p>-4,42424242424243</text:p>
          </table:table-cell>
          <table:table-cell table:style-name="ce763" table:formula="of:=([.$A$208]*[.AF515]+[.$B$208])/([.$C$208]*[.AF515]+[.$D$208])" office:value-type="float" office:value="-4.42424242424243" calcext:value-type="float">
            <text:p>-4,4242424242424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16]-[.$L$210])&lt;10^-9;&quot;Oui&quot;;&quot;&quot;)">
            <text:p/>
          </table:table-cell>
          <table:table-cell table:style-name="ce1204" table:formula="of:=[.AF515]+0.05" office:value-type="float" office:value="6.34999999999999" calcext:value-type="float">
            <text:p>6,34999999999999</text:p>
          </table:table-cell>
          <table:table-cell table:style-name="ce696" table:formula="of:=IF(ABS([.AF516]-[.$L$210])&lt;10^-9;&quot;&quot;;[.AH516])" office:value-type="float" office:value="-4.38805970149254" calcext:value-type="float">
            <text:p>-4,38805970149254</text:p>
          </table:table-cell>
          <table:table-cell table:style-name="ce696" table:formula="of:=([.$A$208]*[.AF516]+[.$B$208])/([.$C$208]*[.AF516]+[.$D$208])" office:value-type="float" office:value="-4.38805970149254" calcext:value-type="float">
            <text:p>-4,3880597014925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17]-[.$L$210])&lt;10^-9;&quot;Oui&quot;;&quot;&quot;)">
            <text:p/>
          </table:table-cell>
          <table:table-cell table:style-name="ce1204" table:formula="of:=[.AF516]+0.05" office:value-type="float" office:value="6.39999999999999" calcext:value-type="float">
            <text:p>6,39999999999999</text:p>
          </table:table-cell>
          <table:table-cell table:style-name="ce763" table:formula="of:=IF(ABS([.AF517]-[.$L$210])&lt;10^-9;&quot;&quot;;[.AH517])" office:value-type="float" office:value="-4.35294117647059" calcext:value-type="float">
            <text:p>-4,35294117647059</text:p>
          </table:table-cell>
          <table:table-cell table:style-name="ce763" table:formula="of:=([.$A$208]*[.AF517]+[.$B$208])/([.$C$208]*[.AF517]+[.$D$208])" office:value-type="float" office:value="-4.35294117647059" calcext:value-type="float">
            <text:p>-4,35294117647059</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18]-[.$L$210])&lt;10^-9;&quot;Oui&quot;;&quot;&quot;)">
            <text:p/>
          </table:table-cell>
          <table:table-cell table:style-name="ce1204" table:formula="of:=[.AF517]+0.05" office:value-type="float" office:value="6.44999999999999" calcext:value-type="float">
            <text:p>6,44999999999999</text:p>
          </table:table-cell>
          <table:table-cell table:style-name="ce696" table:formula="of:=IF(ABS([.AF518]-[.$L$210])&lt;10^-9;&quot;&quot;;[.AH518])" office:value-type="float" office:value="-4.31884057971015" calcext:value-type="float">
            <text:p>-4,31884057971015</text:p>
          </table:table-cell>
          <table:table-cell table:style-name="ce696" table:formula="of:=([.$A$208]*[.AF518]+[.$B$208])/([.$C$208]*[.AF518]+[.$D$208])" office:value-type="float" office:value="-4.31884057971015" calcext:value-type="float">
            <text:p>-4,31884057971015</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19]-[.$L$210])&lt;10^-9;&quot;Oui&quot;;&quot;&quot;)">
            <text:p/>
          </table:table-cell>
          <table:table-cell table:style-name="ce1204" table:formula="of:=[.AF518]+0.05" office:value-type="float" office:value="6.49999999999999" calcext:value-type="float">
            <text:p>6,49999999999999</text:p>
          </table:table-cell>
          <table:table-cell table:style-name="ce763" table:formula="of:=IF(ABS([.AF519]-[.$L$210])&lt;10^-9;&quot;&quot;;[.AH519])" office:value-type="float" office:value="-4.28571428571429" calcext:value-type="float">
            <text:p>-4,28571428571429</text:p>
          </table:table-cell>
          <table:table-cell table:style-name="ce763" table:formula="of:=([.$A$208]*[.AF519]+[.$B$208])/([.$C$208]*[.AF519]+[.$D$208])" office:value-type="float" office:value="-4.28571428571429" calcext:value-type="float">
            <text:p>-4,28571428571429</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20]-[.$L$210])&lt;10^-9;&quot;Oui&quot;;&quot;&quot;)">
            <text:p/>
          </table:table-cell>
          <table:table-cell table:style-name="ce1204" table:formula="of:=[.AF519]+0.05" office:value-type="float" office:value="6.54999999999999" calcext:value-type="float">
            <text:p>6,54999999999999</text:p>
          </table:table-cell>
          <table:table-cell table:style-name="ce696" table:formula="of:=IF(ABS([.AF520]-[.$L$210])&lt;10^-9;&quot;&quot;;[.AH520])" office:value-type="float" office:value="-4.25352112676057" calcext:value-type="float">
            <text:p>-4,25352112676057</text:p>
          </table:table-cell>
          <table:table-cell table:style-name="ce696" table:formula="of:=([.$A$208]*[.AF520]+[.$B$208])/([.$C$208]*[.AF520]+[.$D$208])" office:value-type="float" office:value="-4.25352112676057" calcext:value-type="float">
            <text:p>-4,2535211267605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21]-[.$L$210])&lt;10^-9;&quot;Oui&quot;;&quot;&quot;)">
            <text:p/>
          </table:table-cell>
          <table:table-cell table:style-name="ce1204" table:formula="of:=[.AF520]+0.05" office:value-type="float" office:value="6.59999999999999" calcext:value-type="float">
            <text:p>6,59999999999999</text:p>
          </table:table-cell>
          <table:table-cell table:style-name="ce763" table:formula="of:=IF(ABS([.AF521]-[.$L$210])&lt;10^-9;&quot;&quot;;[.AH521])" office:value-type="float" office:value="-4.22222222222223" calcext:value-type="float">
            <text:p>-4,22222222222223</text:p>
          </table:table-cell>
          <table:table-cell table:style-name="ce763" table:formula="of:=([.$A$208]*[.AF521]+[.$B$208])/([.$C$208]*[.AF521]+[.$D$208])" office:value-type="float" office:value="-4.22222222222223" calcext:value-type="float">
            <text:p>-4,2222222222222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22]-[.$L$210])&lt;10^-9;&quot;Oui&quot;;&quot;&quot;)">
            <text:p/>
          </table:table-cell>
          <table:table-cell table:style-name="ce1204" table:formula="of:=[.AF521]+0.05" office:value-type="float" office:value="6.64999999999999" calcext:value-type="float">
            <text:p>6,64999999999999</text:p>
          </table:table-cell>
          <table:table-cell table:style-name="ce696" table:formula="of:=IF(ABS([.AF522]-[.$L$210])&lt;10^-9;&quot;&quot;;[.AH522])" office:value-type="float" office:value="-4.19178082191781" calcext:value-type="float">
            <text:p>-4,19178082191781</text:p>
          </table:table-cell>
          <table:table-cell table:style-name="ce696" table:formula="of:=([.$A$208]*[.AF522]+[.$B$208])/([.$C$208]*[.AF522]+[.$D$208])" office:value-type="float" office:value="-4.19178082191781" calcext:value-type="float">
            <text:p>-4,19178082191781</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23]-[.$L$210])&lt;10^-9;&quot;Oui&quot;;&quot;&quot;)">
            <text:p/>
          </table:table-cell>
          <table:table-cell table:style-name="ce1204" table:formula="of:=[.AF522]+0.05" office:value-type="float" office:value="6.69999999999999" calcext:value-type="float">
            <text:p>6,69999999999999</text:p>
          </table:table-cell>
          <table:table-cell table:style-name="ce763" table:formula="of:=IF(ABS([.AF523]-[.$L$210])&lt;10^-9;&quot;&quot;;[.AH523])" office:value-type="float" office:value="-4.16216216216217" calcext:value-type="float">
            <text:p>-4,16216216216217</text:p>
          </table:table-cell>
          <table:table-cell table:style-name="ce763" table:formula="of:=([.$A$208]*[.AF523]+[.$B$208])/([.$C$208]*[.AF523]+[.$D$208])" office:value-type="float" office:value="-4.16216216216217" calcext:value-type="float">
            <text:p>-4,1621621621621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24]-[.$L$210])&lt;10^-9;&quot;Oui&quot;;&quot;&quot;)">
            <text:p/>
          </table:table-cell>
          <table:table-cell table:style-name="ce1204" table:formula="of:=[.AF523]+0.05" office:value-type="float" office:value="6.74999999999999" calcext:value-type="float">
            <text:p>6,74999999999999</text:p>
          </table:table-cell>
          <table:table-cell table:style-name="ce696" table:formula="of:=IF(ABS([.AF524]-[.$L$210])&lt;10^-9;&quot;&quot;;[.AH524])" office:value-type="float" office:value="-4.13333333333334" calcext:value-type="float">
            <text:p>-4,13333333333334</text:p>
          </table:table-cell>
          <table:table-cell table:style-name="ce696" table:formula="of:=([.$A$208]*[.AF524]+[.$B$208])/([.$C$208]*[.AF524]+[.$D$208])" office:value-type="float" office:value="-4.13333333333334" calcext:value-type="float">
            <text:p>-4,1333333333333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25]-[.$L$210])&lt;10^-9;&quot;Oui&quot;;&quot;&quot;)">
            <text:p/>
          </table:table-cell>
          <table:table-cell table:style-name="ce1204" table:formula="of:=[.AF524]+0.05" office:value-type="float" office:value="6.79999999999999" calcext:value-type="float">
            <text:p>6,79999999999999</text:p>
          </table:table-cell>
          <table:table-cell table:style-name="ce763" table:formula="of:=IF(ABS([.AF525]-[.$L$210])&lt;10^-9;&quot;&quot;;[.AH525])" office:value-type="float" office:value="-4.10526315789474" calcext:value-type="float">
            <text:p>-4,10526315789474</text:p>
          </table:table-cell>
          <table:table-cell table:style-name="ce763" table:formula="of:=([.$A$208]*[.AF525]+[.$B$208])/([.$C$208]*[.AF525]+[.$D$208])" office:value-type="float" office:value="-4.10526315789474" calcext:value-type="float">
            <text:p>-4,1052631578947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26]-[.$L$210])&lt;10^-9;&quot;Oui&quot;;&quot;&quot;)">
            <text:p/>
          </table:table-cell>
          <table:table-cell table:style-name="ce1204" table:formula="of:=[.AF525]+0.05" office:value-type="float" office:value="6.84999999999999" calcext:value-type="float">
            <text:p>6,84999999999999</text:p>
          </table:table-cell>
          <table:table-cell table:style-name="ce696" table:formula="of:=IF(ABS([.AF526]-[.$L$210])&lt;10^-9;&quot;&quot;;[.AH526])" office:value-type="float" office:value="-4.07792207792208" calcext:value-type="float">
            <text:p>-4,07792207792208</text:p>
          </table:table-cell>
          <table:table-cell table:style-name="ce696" table:formula="of:=([.$A$208]*[.AF526]+[.$B$208])/([.$C$208]*[.AF526]+[.$D$208])" office:value-type="float" office:value="-4.07792207792208" calcext:value-type="float">
            <text:p>-4,0779220779220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27]-[.$L$210])&lt;10^-9;&quot;Oui&quot;;&quot;&quot;)">
            <text:p/>
          </table:table-cell>
          <table:table-cell table:style-name="ce1204" table:formula="of:=[.AF526]+0.05" office:value-type="float" office:value="6.89999999999999" calcext:value-type="float">
            <text:p>6,89999999999999</text:p>
          </table:table-cell>
          <table:table-cell table:style-name="ce763" table:formula="of:=IF(ABS([.AF527]-[.$L$210])&lt;10^-9;&quot;&quot;;[.AH527])" office:value-type="float" office:value="-4.05128205128206" calcext:value-type="float">
            <text:p>-4,05128205128206</text:p>
          </table:table-cell>
          <table:table-cell table:style-name="ce763" table:formula="of:=([.$A$208]*[.AF527]+[.$B$208])/([.$C$208]*[.AF527]+[.$D$208])" office:value-type="float" office:value="-4.05128205128206" calcext:value-type="float">
            <text:p>-4,05128205128206</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28]-[.$L$210])&lt;10^-9;&quot;Oui&quot;;&quot;&quot;)">
            <text:p/>
          </table:table-cell>
          <table:table-cell table:style-name="ce1204" table:formula="of:=[.AF527]+0.05" office:value-type="float" office:value="6.94999999999999" calcext:value-type="float">
            <text:p>6,94999999999999</text:p>
          </table:table-cell>
          <table:table-cell table:style-name="ce696" table:formula="of:=IF(ABS([.AF528]-[.$L$210])&lt;10^-9;&quot;&quot;;[.AH528])" office:value-type="float" office:value="-4.02531645569621" calcext:value-type="float">
            <text:p>-4,02531645569621</text:p>
          </table:table-cell>
          <table:table-cell table:style-name="ce696" table:formula="of:=([.$A$208]*[.AF528]+[.$B$208])/([.$C$208]*[.AF528]+[.$D$208])" office:value-type="float" office:value="-4.02531645569621" calcext:value-type="float">
            <text:p>-4,02531645569621</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29]-[.$L$210])&lt;10^-9;&quot;Oui&quot;;&quot;&quot;)">
            <text:p/>
          </table:table-cell>
          <table:table-cell table:style-name="ce1204" table:formula="of:=[.AF528]+0.05" office:value-type="float" office:value="6.99999999999999" calcext:value-type="float">
            <text:p>6,99999999999999</text:p>
          </table:table-cell>
          <table:table-cell table:style-name="ce763" table:formula="of:=IF(ABS([.AF529]-[.$L$210])&lt;10^-9;&quot;&quot;;[.AH529])" office:value-type="float" office:value="-4" calcext:value-type="float">
            <text:p>-4</text:p>
          </table:table-cell>
          <table:table-cell table:style-name="ce763" table:formula="of:=([.$A$208]*[.AF529]+[.$B$208])/([.$C$208]*[.AF529]+[.$D$208])" office:value-type="float" office:value="-4" calcext:value-type="float">
            <text:p>-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30]-[.$L$210])&lt;10^-9;&quot;Oui&quot;;&quot;&quot;)">
            <text:p/>
          </table:table-cell>
          <table:table-cell table:style-name="ce1204" table:formula="of:=[.AF529]+0.05" office:value-type="float" office:value="7.04999999999999" calcext:value-type="float">
            <text:p>7,04999999999999</text:p>
          </table:table-cell>
          <table:table-cell table:style-name="ce696" table:formula="of:=IF(ABS([.AF530]-[.$L$210])&lt;10^-9;&quot;&quot;;[.AH530])" office:value-type="float" office:value="-3.97530864197531" calcext:value-type="float">
            <text:p>-3,97530864197531</text:p>
          </table:table-cell>
          <table:table-cell table:style-name="ce696" table:formula="of:=([.$A$208]*[.AF530]+[.$B$208])/([.$C$208]*[.AF530]+[.$D$208])" office:value-type="float" office:value="-3.97530864197531" calcext:value-type="float">
            <text:p>-3,97530864197531</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31]-[.$L$210])&lt;10^-9;&quot;Oui&quot;;&quot;&quot;)">
            <text:p/>
          </table:table-cell>
          <table:table-cell table:style-name="ce1204" table:formula="of:=[.AF530]+0.05" office:value-type="float" office:value="7.09999999999999" calcext:value-type="float">
            <text:p>7,09999999999999</text:p>
          </table:table-cell>
          <table:table-cell table:style-name="ce763" table:formula="of:=IF(ABS([.AF531]-[.$L$210])&lt;10^-9;&quot;&quot;;[.AH531])" office:value-type="float" office:value="-3.95121951219513" calcext:value-type="float">
            <text:p>-3,95121951219513</text:p>
          </table:table-cell>
          <table:table-cell table:style-name="ce763" table:formula="of:=([.$A$208]*[.AF531]+[.$B$208])/([.$C$208]*[.AF531]+[.$D$208])" office:value-type="float" office:value="-3.95121951219513" calcext:value-type="float">
            <text:p>-3,9512195121951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32]-[.$L$210])&lt;10^-9;&quot;Oui&quot;;&quot;&quot;)">
            <text:p/>
          </table:table-cell>
          <table:table-cell table:style-name="ce1204" table:formula="of:=[.AF531]+0.05" office:value-type="float" office:value="7.14999999999999" calcext:value-type="float">
            <text:p>7,14999999999999</text:p>
          </table:table-cell>
          <table:table-cell table:style-name="ce696" table:formula="of:=IF(ABS([.AF532]-[.$L$210])&lt;10^-9;&quot;&quot;;[.AH532])" office:value-type="float" office:value="-3.9277108433735" calcext:value-type="float">
            <text:p>-3,9277108433735</text:p>
          </table:table-cell>
          <table:table-cell table:style-name="ce696" table:formula="of:=([.$A$208]*[.AF532]+[.$B$208])/([.$C$208]*[.AF532]+[.$D$208])" office:value-type="float" office:value="-3.9277108433735" calcext:value-type="float">
            <text:p>-3,9277108433735</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33]-[.$L$210])&lt;10^-9;&quot;Oui&quot;;&quot;&quot;)">
            <text:p/>
          </table:table-cell>
          <table:table-cell table:style-name="ce1204" table:formula="of:=[.AF532]+0.05" office:value-type="float" office:value="7.19999999999999" calcext:value-type="float">
            <text:p>7,19999999999999</text:p>
          </table:table-cell>
          <table:table-cell table:style-name="ce763" table:formula="of:=IF(ABS([.AF533]-[.$L$210])&lt;10^-9;&quot;&quot;;[.AH533])" office:value-type="float" office:value="-3.90476190476191" calcext:value-type="float">
            <text:p>-3,90476190476191</text:p>
          </table:table-cell>
          <table:table-cell table:style-name="ce763" table:formula="of:=([.$A$208]*[.AF533]+[.$B$208])/([.$C$208]*[.AF533]+[.$D$208])" office:value-type="float" office:value="-3.90476190476191" calcext:value-type="float">
            <text:p>-3,90476190476191</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34]-[.$L$210])&lt;10^-9;&quot;Oui&quot;;&quot;&quot;)">
            <text:p/>
          </table:table-cell>
          <table:table-cell table:style-name="ce1204" table:formula="of:=[.AF533]+0.05" office:value-type="float" office:value="7.24999999999999" calcext:value-type="float">
            <text:p>7,24999999999999</text:p>
          </table:table-cell>
          <table:table-cell table:style-name="ce696" table:formula="of:=IF(ABS([.AF534]-[.$L$210])&lt;10^-9;&quot;&quot;;[.AH534])" office:value-type="float" office:value="-3.88235294117647" calcext:value-type="float">
            <text:p>-3,88235294117647</text:p>
          </table:table-cell>
          <table:table-cell table:style-name="ce696" table:formula="of:=([.$A$208]*[.AF534]+[.$B$208])/([.$C$208]*[.AF534]+[.$D$208])" office:value-type="float" office:value="-3.88235294117647" calcext:value-type="float">
            <text:p>-3,8823529411764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35]-[.$L$210])&lt;10^-9;&quot;Oui&quot;;&quot;&quot;)">
            <text:p/>
          </table:table-cell>
          <table:table-cell table:style-name="ce1204" table:formula="of:=[.AF534]+0.05" office:value-type="float" office:value="7.29999999999999" calcext:value-type="float">
            <text:p>7,29999999999999</text:p>
          </table:table-cell>
          <table:table-cell table:style-name="ce763" table:formula="of:=IF(ABS([.AF535]-[.$L$210])&lt;10^-9;&quot;&quot;;[.AH535])" office:value-type="float" office:value="-3.86046511627907" calcext:value-type="float">
            <text:p>-3,86046511627907</text:p>
          </table:table-cell>
          <table:table-cell table:style-name="ce763" table:formula="of:=([.$A$208]*[.AF535]+[.$B$208])/([.$C$208]*[.AF535]+[.$D$208])" office:value-type="float" office:value="-3.86046511627907" calcext:value-type="float">
            <text:p>-3,8604651162790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36]-[.$L$210])&lt;10^-9;&quot;Oui&quot;;&quot;&quot;)">
            <text:p/>
          </table:table-cell>
          <table:table-cell table:style-name="ce1204" table:formula="of:=[.AF535]+0.05" office:value-type="float" office:value="7.34999999999999" calcext:value-type="float">
            <text:p>7,34999999999999</text:p>
          </table:table-cell>
          <table:table-cell table:style-name="ce696" table:formula="of:=IF(ABS([.AF536]-[.$L$210])&lt;10^-9;&quot;&quot;;[.AH536])" office:value-type="float" office:value="-3.83908045977012" calcext:value-type="float">
            <text:p>-3,83908045977012</text:p>
          </table:table-cell>
          <table:table-cell table:style-name="ce696" table:formula="of:=([.$A$208]*[.AF536]+[.$B$208])/([.$C$208]*[.AF536]+[.$D$208])" office:value-type="float" office:value="-3.83908045977012" calcext:value-type="float">
            <text:p>-3,83908045977012</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37]-[.$L$210])&lt;10^-9;&quot;Oui&quot;;&quot;&quot;)">
            <text:p/>
          </table:table-cell>
          <table:table-cell table:style-name="ce1204" table:formula="of:=[.AF536]+0.05" office:value-type="float" office:value="7.39999999999999" calcext:value-type="float">
            <text:p>7,39999999999999</text:p>
          </table:table-cell>
          <table:table-cell table:style-name="ce763" table:formula="of:=IF(ABS([.AF537]-[.$L$210])&lt;10^-9;&quot;&quot;;[.AH537])" office:value-type="float" office:value="-3.81818181818182" calcext:value-type="float">
            <text:p>-3,81818181818182</text:p>
          </table:table-cell>
          <table:table-cell table:style-name="ce763" table:formula="of:=([.$A$208]*[.AF537]+[.$B$208])/([.$C$208]*[.AF537]+[.$D$208])" office:value-type="float" office:value="-3.81818181818182" calcext:value-type="float">
            <text:p>-3,81818181818182</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38]-[.$L$210])&lt;10^-9;&quot;Oui&quot;;&quot;&quot;)">
            <text:p/>
          </table:table-cell>
          <table:table-cell table:style-name="ce1204" table:formula="of:=[.AF537]+0.05" office:value-type="float" office:value="7.44999999999999" calcext:value-type="float">
            <text:p>7,44999999999999</text:p>
          </table:table-cell>
          <table:table-cell table:style-name="ce696" table:formula="of:=IF(ABS([.AF538]-[.$L$210])&lt;10^-9;&quot;&quot;;[.AH538])" office:value-type="float" office:value="-3.79775280898877" calcext:value-type="float">
            <text:p>-3,79775280898877</text:p>
          </table:table-cell>
          <table:table-cell table:style-name="ce696" table:formula="of:=([.$A$208]*[.AF538]+[.$B$208])/([.$C$208]*[.AF538]+[.$D$208])" office:value-type="float" office:value="-3.79775280898877" calcext:value-type="float">
            <text:p>-3,7977528089887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39]-[.$L$210])&lt;10^-9;&quot;Oui&quot;;&quot;&quot;)">
            <text:p/>
          </table:table-cell>
          <table:table-cell table:style-name="ce1204" table:formula="of:=[.AF538]+0.05" office:value-type="float" office:value="7.49999999999999" calcext:value-type="float">
            <text:p>7,49999999999999</text:p>
          </table:table-cell>
          <table:table-cell table:style-name="ce763" table:formula="of:=IF(ABS([.AF539]-[.$L$210])&lt;10^-9;&quot;&quot;;[.AH539])" office:value-type="float" office:value="-3.77777777777778" calcext:value-type="float">
            <text:p>-3,77777777777778</text:p>
          </table:table-cell>
          <table:table-cell table:style-name="ce763" table:formula="of:=([.$A$208]*[.AF539]+[.$B$208])/([.$C$208]*[.AF539]+[.$D$208])" office:value-type="float" office:value="-3.77777777777778" calcext:value-type="float">
            <text:p>-3,7777777777777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40]-[.$L$210])&lt;10^-9;&quot;Oui&quot;;&quot;&quot;)">
            <text:p/>
          </table:table-cell>
          <table:table-cell table:style-name="ce1204" table:formula="of:=[.AF539]+0.05" office:value-type="float" office:value="7.54999999999999" calcext:value-type="float">
            <text:p>7,54999999999999</text:p>
          </table:table-cell>
          <table:table-cell table:style-name="ce696" table:formula="of:=IF(ABS([.AF540]-[.$L$210])&lt;10^-9;&quot;&quot;;[.AH540])" office:value-type="float" office:value="-3.75824175824176" calcext:value-type="float">
            <text:p>-3,75824175824176</text:p>
          </table:table-cell>
          <table:table-cell table:style-name="ce696" table:formula="of:=([.$A$208]*[.AF540]+[.$B$208])/([.$C$208]*[.AF540]+[.$D$208])" office:value-type="float" office:value="-3.75824175824176" calcext:value-type="float">
            <text:p>-3,75824175824176</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41]-[.$L$210])&lt;10^-9;&quot;Oui&quot;;&quot;&quot;)">
            <text:p/>
          </table:table-cell>
          <table:table-cell table:style-name="ce1204" table:formula="of:=[.AF540]+0.05" office:value-type="float" office:value="7.59999999999999" calcext:value-type="float">
            <text:p>7,59999999999999</text:p>
          </table:table-cell>
          <table:table-cell table:style-name="ce763" table:formula="of:=IF(ABS([.AF541]-[.$L$210])&lt;10^-9;&quot;&quot;;[.AH541])" office:value-type="float" office:value="-3.73913043478261" calcext:value-type="float">
            <text:p>-3,73913043478261</text:p>
          </table:table-cell>
          <table:table-cell table:style-name="ce763" table:formula="of:=([.$A$208]*[.AF541]+[.$B$208])/([.$C$208]*[.AF541]+[.$D$208])" office:value-type="float" office:value="-3.73913043478261" calcext:value-type="float">
            <text:p>-3,73913043478261</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42]-[.$L$210])&lt;10^-9;&quot;Oui&quot;;&quot;&quot;)">
            <text:p/>
          </table:table-cell>
          <table:table-cell table:style-name="ce1204" table:formula="of:=[.AF541]+0.05" office:value-type="float" office:value="7.64999999999999" calcext:value-type="float">
            <text:p>7,64999999999999</text:p>
          </table:table-cell>
          <table:table-cell table:style-name="ce696" table:formula="of:=IF(ABS([.AF542]-[.$L$210])&lt;10^-9;&quot;&quot;;[.AH542])" office:value-type="float" office:value="-3.72043010752689" calcext:value-type="float">
            <text:p>-3,72043010752689</text:p>
          </table:table-cell>
          <table:table-cell table:style-name="ce696" table:formula="of:=([.$A$208]*[.AF542]+[.$B$208])/([.$C$208]*[.AF542]+[.$D$208])" office:value-type="float" office:value="-3.72043010752689" calcext:value-type="float">
            <text:p>-3,72043010752689</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43]-[.$L$210])&lt;10^-9;&quot;Oui&quot;;&quot;&quot;)">
            <text:p/>
          </table:table-cell>
          <table:table-cell table:style-name="ce1204" table:formula="of:=[.AF542]+0.05" office:value-type="float" office:value="7.69999999999999" calcext:value-type="float">
            <text:p>7,69999999999999</text:p>
          </table:table-cell>
          <table:table-cell table:style-name="ce763" table:formula="of:=IF(ABS([.AF543]-[.$L$210])&lt;10^-9;&quot;&quot;;[.AH543])" office:value-type="float" office:value="-3.70212765957447" calcext:value-type="float">
            <text:p>-3,70212765957447</text:p>
          </table:table-cell>
          <table:table-cell table:style-name="ce763" table:formula="of:=([.$A$208]*[.AF543]+[.$B$208])/([.$C$208]*[.AF543]+[.$D$208])" office:value-type="float" office:value="-3.70212765957447" calcext:value-type="float">
            <text:p>-3,7021276595744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44]-[.$L$210])&lt;10^-9;&quot;Oui&quot;;&quot;&quot;)">
            <text:p/>
          </table:table-cell>
          <table:table-cell table:style-name="ce1204" table:formula="of:=[.AF543]+0.05" office:value-type="float" office:value="7.74999999999999" calcext:value-type="float">
            <text:p>7,74999999999999</text:p>
          </table:table-cell>
          <table:table-cell table:style-name="ce696" table:formula="of:=IF(ABS([.AF544]-[.$L$210])&lt;10^-9;&quot;&quot;;[.AH544])" office:value-type="float" office:value="-3.68421052631579" calcext:value-type="float">
            <text:p>-3,68421052631579</text:p>
          </table:table-cell>
          <table:table-cell table:style-name="ce696" table:formula="of:=([.$A$208]*[.AF544]+[.$B$208])/([.$C$208]*[.AF544]+[.$D$208])" office:value-type="float" office:value="-3.68421052631579" calcext:value-type="float">
            <text:p>-3,68421052631579</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45]-[.$L$210])&lt;10^-9;&quot;Oui&quot;;&quot;&quot;)">
            <text:p/>
          </table:table-cell>
          <table:table-cell table:style-name="ce1204" table:formula="of:=[.AF544]+0.05" office:value-type="float" office:value="7.79999999999999" calcext:value-type="float">
            <text:p>7,79999999999999</text:p>
          </table:table-cell>
          <table:table-cell table:style-name="ce763" table:formula="of:=IF(ABS([.AF545]-[.$L$210])&lt;10^-9;&quot;&quot;;[.AH545])" office:value-type="float" office:value="-3.66666666666667" calcext:value-type="float">
            <text:p>-3,66666666666667</text:p>
          </table:table-cell>
          <table:table-cell table:style-name="ce763" table:formula="of:=([.$A$208]*[.AF545]+[.$B$208])/([.$C$208]*[.AF545]+[.$D$208])" office:value-type="float" office:value="-3.66666666666667" calcext:value-type="float">
            <text:p>-3,6666666666666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46]-[.$L$210])&lt;10^-9;&quot;Oui&quot;;&quot;&quot;)">
            <text:p/>
          </table:table-cell>
          <table:table-cell table:style-name="ce1204" table:formula="of:=[.AF545]+0.05" office:value-type="float" office:value="7.84999999999999" calcext:value-type="float">
            <text:p>7,84999999999999</text:p>
          </table:table-cell>
          <table:table-cell table:style-name="ce696" table:formula="of:=IF(ABS([.AF546]-[.$L$210])&lt;10^-9;&quot;&quot;;[.AH546])" office:value-type="float" office:value="-3.64948453608248" calcext:value-type="float">
            <text:p>-3,64948453608248</text:p>
          </table:table-cell>
          <table:table-cell table:style-name="ce696" table:formula="of:=([.$A$208]*[.AF546]+[.$B$208])/([.$C$208]*[.AF546]+[.$D$208])" office:value-type="float" office:value="-3.64948453608248" calcext:value-type="float">
            <text:p>-3,6494845360824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47]-[.$L$210])&lt;10^-9;&quot;Oui&quot;;&quot;&quot;)">
            <text:p/>
          </table:table-cell>
          <table:table-cell table:style-name="ce1204" table:formula="of:=[.AF546]+0.05" office:value-type="float" office:value="7.89999999999999" calcext:value-type="float">
            <text:p>7,89999999999999</text:p>
          </table:table-cell>
          <table:table-cell table:style-name="ce763" table:formula="of:=IF(ABS([.AF547]-[.$L$210])&lt;10^-9;&quot;&quot;;[.AH547])" office:value-type="float" office:value="-3.63265306122449" calcext:value-type="float">
            <text:p>-3,63265306122449</text:p>
          </table:table-cell>
          <table:table-cell table:style-name="ce763" table:formula="of:=([.$A$208]*[.AF547]+[.$B$208])/([.$C$208]*[.AF547]+[.$D$208])" office:value-type="float" office:value="-3.63265306122449" calcext:value-type="float">
            <text:p>-3,63265306122449</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48]-[.$L$210])&lt;10^-9;&quot;Oui&quot;;&quot;&quot;)">
            <text:p/>
          </table:table-cell>
          <table:table-cell table:style-name="ce1204" table:formula="of:=[.AF547]+0.05" office:value-type="float" office:value="7.94999999999999" calcext:value-type="float">
            <text:p>7,94999999999999</text:p>
          </table:table-cell>
          <table:table-cell table:style-name="ce696" table:formula="of:=IF(ABS([.AF548]-[.$L$210])&lt;10^-9;&quot;&quot;;[.AH548])" office:value-type="float" office:value="-3.61616161616162" calcext:value-type="float">
            <text:p>-3,61616161616162</text:p>
          </table:table-cell>
          <table:table-cell table:style-name="ce696" table:formula="of:=([.$A$208]*[.AF548]+[.$B$208])/([.$C$208]*[.AF548]+[.$D$208])" office:value-type="float" office:value="-3.61616161616162" calcext:value-type="float">
            <text:p>-3,61616161616162</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49]-[.$L$210])&lt;10^-9;&quot;Oui&quot;;&quot;&quot;)">
            <text:p/>
          </table:table-cell>
          <table:table-cell table:style-name="ce1204" table:formula="of:=[.AF548]+0.05" office:value-type="float" office:value="7.99999999999999" calcext:value-type="float">
            <text:p>7,99999999999999</text:p>
          </table:table-cell>
          <table:table-cell table:style-name="ce763" table:formula="of:=IF(ABS([.AF549]-[.$L$210])&lt;10^-9;&quot;&quot;;[.AH549])" office:value-type="float" office:value="-3.6" calcext:value-type="float">
            <text:p>-3,6</text:p>
          </table:table-cell>
          <table:table-cell table:style-name="ce763" table:formula="of:=([.$A$208]*[.AF549]+[.$B$208])/([.$C$208]*[.AF549]+[.$D$208])" office:value-type="float" office:value="-3.6" calcext:value-type="float">
            <text:p>-3,6</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50]-[.$L$210])&lt;10^-9;&quot;Oui&quot;;&quot;&quot;)">
            <text:p/>
          </table:table-cell>
          <table:table-cell table:style-name="ce1204" table:formula="of:=[.AF549]+0.05" office:value-type="float" office:value="8.04999999999999" calcext:value-type="float">
            <text:p>8,04999999999999</text:p>
          </table:table-cell>
          <table:table-cell table:style-name="ce696" table:formula="of:=IF(ABS([.AF550]-[.$L$210])&lt;10^-9;&quot;&quot;;[.AH550])" office:value-type="float" office:value="-3.58415841584159" calcext:value-type="float">
            <text:p>-3,58415841584159</text:p>
          </table:table-cell>
          <table:table-cell table:style-name="ce696" table:formula="of:=([.$A$208]*[.AF550]+[.$B$208])/([.$C$208]*[.AF550]+[.$D$208])" office:value-type="float" office:value="-3.58415841584159" calcext:value-type="float">
            <text:p>-3,58415841584159</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51]-[.$L$210])&lt;10^-9;&quot;Oui&quot;;&quot;&quot;)">
            <text:p/>
          </table:table-cell>
          <table:table-cell table:style-name="ce1204" table:formula="of:=[.AF550]+0.05" office:value-type="float" office:value="8.09999999999999" calcext:value-type="float">
            <text:p>8,09999999999999</text:p>
          </table:table-cell>
          <table:table-cell table:style-name="ce763" table:formula="of:=IF(ABS([.AF551]-[.$L$210])&lt;10^-9;&quot;&quot;;[.AH551])" office:value-type="float" office:value="-3.5686274509804" calcext:value-type="float">
            <text:p>-3,5686274509804</text:p>
          </table:table-cell>
          <table:table-cell table:style-name="ce763" table:formula="of:=([.$A$208]*[.AF551]+[.$B$208])/([.$C$208]*[.AF551]+[.$D$208])" office:value-type="float" office:value="-3.5686274509804" calcext:value-type="float">
            <text:p>-3,568627450980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52]-[.$L$210])&lt;10^-9;&quot;Oui&quot;;&quot;&quot;)">
            <text:p/>
          </table:table-cell>
          <table:table-cell table:style-name="ce1204" table:formula="of:=[.AF551]+0.05" office:value-type="float" office:value="8.14999999999999" calcext:value-type="float">
            <text:p>8,14999999999999</text:p>
          </table:table-cell>
          <table:table-cell table:style-name="ce696" table:formula="of:=IF(ABS([.AF552]-[.$L$210])&lt;10^-9;&quot;&quot;;[.AH552])" office:value-type="float" office:value="-3.55339805825243" calcext:value-type="float">
            <text:p>-3,55339805825243</text:p>
          </table:table-cell>
          <table:table-cell table:style-name="ce696" table:formula="of:=([.$A$208]*[.AF552]+[.$B$208])/([.$C$208]*[.AF552]+[.$D$208])" office:value-type="float" office:value="-3.55339805825243" calcext:value-type="float">
            <text:p>-3,5533980582524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53]-[.$L$210])&lt;10^-9;&quot;Oui&quot;;&quot;&quot;)">
            <text:p/>
          </table:table-cell>
          <table:table-cell table:style-name="ce1204" table:formula="of:=[.AF552]+0.05" office:value-type="float" office:value="8.19999999999999" calcext:value-type="float">
            <text:p>8,19999999999999</text:p>
          </table:table-cell>
          <table:table-cell table:style-name="ce763" table:formula="of:=IF(ABS([.AF553]-[.$L$210])&lt;10^-9;&quot;&quot;;[.AH553])" office:value-type="float" office:value="-3.53846153846154" calcext:value-type="float">
            <text:p>-3,53846153846154</text:p>
          </table:table-cell>
          <table:table-cell table:style-name="ce763" table:formula="of:=([.$A$208]*[.AF553]+[.$B$208])/([.$C$208]*[.AF553]+[.$D$208])" office:value-type="float" office:value="-3.53846153846154" calcext:value-type="float">
            <text:p>-3,5384615384615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54]-[.$L$210])&lt;10^-9;&quot;Oui&quot;;&quot;&quot;)">
            <text:p/>
          </table:table-cell>
          <table:table-cell table:style-name="ce1204" table:formula="of:=[.AF553]+0.05" office:value-type="float" office:value="8.24999999999999" calcext:value-type="float">
            <text:p>8,24999999999999</text:p>
          </table:table-cell>
          <table:table-cell table:style-name="ce696" table:formula="of:=IF(ABS([.AF554]-[.$L$210])&lt;10^-9;&quot;&quot;;[.AH554])" office:value-type="float" office:value="-3.52380952380953" calcext:value-type="float">
            <text:p>-3,52380952380953</text:p>
          </table:table-cell>
          <table:table-cell table:style-name="ce696" table:formula="of:=([.$A$208]*[.AF554]+[.$B$208])/([.$C$208]*[.AF554]+[.$D$208])" office:value-type="float" office:value="-3.52380952380953" calcext:value-type="float">
            <text:p>-3,5238095238095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55]-[.$L$210])&lt;10^-9;&quot;Oui&quot;;&quot;&quot;)">
            <text:p/>
          </table:table-cell>
          <table:table-cell table:style-name="ce1204" table:formula="of:=[.AF554]+0.05" office:value-type="float" office:value="8.29999999999999" calcext:value-type="float">
            <text:p>8,29999999999999</text:p>
          </table:table-cell>
          <table:table-cell table:style-name="ce763" table:formula="of:=IF(ABS([.AF555]-[.$L$210])&lt;10^-9;&quot;&quot;;[.AH555])" office:value-type="float" office:value="-3.50943396226415" calcext:value-type="float">
            <text:p>-3,50943396226415</text:p>
          </table:table-cell>
          <table:table-cell table:style-name="ce763" table:formula="of:=([.$A$208]*[.AF555]+[.$B$208])/([.$C$208]*[.AF555]+[.$D$208])" office:value-type="float" office:value="-3.50943396226415" calcext:value-type="float">
            <text:p>-3,50943396226415</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56]-[.$L$210])&lt;10^-9;&quot;Oui&quot;;&quot;&quot;)">
            <text:p/>
          </table:table-cell>
          <table:table-cell table:style-name="ce1204" table:formula="of:=[.AF555]+0.05" office:value-type="float" office:value="8.34999999999999" calcext:value-type="float">
            <text:p>8,34999999999999</text:p>
          </table:table-cell>
          <table:table-cell table:style-name="ce696" table:formula="of:=IF(ABS([.AF556]-[.$L$210])&lt;10^-9;&quot;&quot;;[.AH556])" office:value-type="float" office:value="-3.49532710280374" calcext:value-type="float">
            <text:p>-3,49532710280374</text:p>
          </table:table-cell>
          <table:table-cell table:style-name="ce696" table:formula="of:=([.$A$208]*[.AF556]+[.$B$208])/([.$C$208]*[.AF556]+[.$D$208])" office:value-type="float" office:value="-3.49532710280374" calcext:value-type="float">
            <text:p>-3,4953271028037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57]-[.$L$210])&lt;10^-9;&quot;Oui&quot;;&quot;&quot;)">
            <text:p/>
          </table:table-cell>
          <table:table-cell table:style-name="ce1204" table:formula="of:=[.AF556]+0.05" office:value-type="float" office:value="8.39999999999999" calcext:value-type="float">
            <text:p>8,39999999999999</text:p>
          </table:table-cell>
          <table:table-cell table:style-name="ce763" table:formula="of:=IF(ABS([.AF557]-[.$L$210])&lt;10^-9;&quot;&quot;;[.AH557])" office:value-type="float" office:value="-3.48148148148148" calcext:value-type="float">
            <text:p>-3,48148148148148</text:p>
          </table:table-cell>
          <table:table-cell table:style-name="ce763" table:formula="of:=([.$A$208]*[.AF557]+[.$B$208])/([.$C$208]*[.AF557]+[.$D$208])" office:value-type="float" office:value="-3.48148148148148" calcext:value-type="float">
            <text:p>-3,4814814814814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58]-[.$L$210])&lt;10^-9;&quot;Oui&quot;;&quot;&quot;)">
            <text:p/>
          </table:table-cell>
          <table:table-cell table:style-name="ce1204" table:formula="of:=[.AF557]+0.05" office:value-type="float" office:value="8.44999999999999" calcext:value-type="float">
            <text:p>8,44999999999999</text:p>
          </table:table-cell>
          <table:table-cell table:style-name="ce696" table:formula="of:=IF(ABS([.AF558]-[.$L$210])&lt;10^-9;&quot;&quot;;[.AH558])" office:value-type="float" office:value="-3.46788990825688" calcext:value-type="float">
            <text:p>-3,46788990825688</text:p>
          </table:table-cell>
          <table:table-cell table:style-name="ce696" table:formula="of:=([.$A$208]*[.AF558]+[.$B$208])/([.$C$208]*[.AF558]+[.$D$208])" office:value-type="float" office:value="-3.46788990825688" calcext:value-type="float">
            <text:p>-3,4678899082568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59]-[.$L$210])&lt;10^-9;&quot;Oui&quot;;&quot;&quot;)">
            <text:p/>
          </table:table-cell>
          <table:table-cell table:style-name="ce1204" table:formula="of:=[.AF558]+0.05" office:value-type="float" office:value="8.5" calcext:value-type="float">
            <text:p>8,5</text:p>
          </table:table-cell>
          <table:table-cell table:style-name="ce763" table:formula="of:=IF(ABS([.AF559]-[.$L$210])&lt;10^-9;&quot;&quot;;[.AH559])" office:value-type="float" office:value="-3.45454545454546" calcext:value-type="float">
            <text:p>-3,45454545454546</text:p>
          </table:table-cell>
          <table:table-cell table:style-name="ce763" table:formula="of:=([.$A$208]*[.AF559]+[.$B$208])/([.$C$208]*[.AF559]+[.$D$208])" office:value-type="float" office:value="-3.45454545454546" calcext:value-type="float">
            <text:p>-3,45454545454546</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60]-[.$L$210])&lt;10^-9;&quot;Oui&quot;;&quot;&quot;)">
            <text:p/>
          </table:table-cell>
          <table:table-cell table:style-name="ce1204" table:formula="of:=[.AF559]+0.05" office:value-type="float" office:value="8.55" calcext:value-type="float">
            <text:p>8,55</text:p>
          </table:table-cell>
          <table:table-cell table:style-name="ce696" table:formula="of:=IF(ABS([.AF560]-[.$L$210])&lt;10^-9;&quot;&quot;;[.AH560])" office:value-type="float" office:value="-3.44144144144144" calcext:value-type="float">
            <text:p>-3,44144144144144</text:p>
          </table:table-cell>
          <table:table-cell table:style-name="ce696" table:formula="of:=([.$A$208]*[.AF560]+[.$B$208])/([.$C$208]*[.AF560]+[.$D$208])" office:value-type="float" office:value="-3.44144144144144" calcext:value-type="float">
            <text:p>-3,4414414414414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61]-[.$L$210])&lt;10^-9;&quot;Oui&quot;;&quot;&quot;)">
            <text:p/>
          </table:table-cell>
          <table:table-cell table:style-name="ce1204" table:formula="of:=[.AF560]+0.05" office:value-type="float" office:value="8.6" calcext:value-type="float">
            <text:p>8,6</text:p>
          </table:table-cell>
          <table:table-cell table:style-name="ce763" table:formula="of:=IF(ABS([.AF561]-[.$L$210])&lt;10^-9;&quot;&quot;;[.AH561])" office:value-type="float" office:value="-3.42857142857143" calcext:value-type="float">
            <text:p>-3,42857142857143</text:p>
          </table:table-cell>
          <table:table-cell table:style-name="ce763" table:formula="of:=([.$A$208]*[.AF561]+[.$B$208])/([.$C$208]*[.AF561]+[.$D$208])" office:value-type="float" office:value="-3.42857142857143" calcext:value-type="float">
            <text:p>-3,4285714285714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62]-[.$L$210])&lt;10^-9;&quot;Oui&quot;;&quot;&quot;)">
            <text:p/>
          </table:table-cell>
          <table:table-cell table:style-name="ce1204" table:formula="of:=[.AF561]+0.05" office:value-type="float" office:value="8.65" calcext:value-type="float">
            <text:p>8,65</text:p>
          </table:table-cell>
          <table:table-cell table:style-name="ce696" table:formula="of:=IF(ABS([.AF562]-[.$L$210])&lt;10^-9;&quot;&quot;;[.AH562])" office:value-type="float" office:value="-3.41592920353982" calcext:value-type="float">
            <text:p>-3,41592920353982</text:p>
          </table:table-cell>
          <table:table-cell table:style-name="ce696" table:formula="of:=([.$A$208]*[.AF562]+[.$B$208])/([.$C$208]*[.AF562]+[.$D$208])" office:value-type="float" office:value="-3.41592920353982" calcext:value-type="float">
            <text:p>-3,41592920353982</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63]-[.$L$210])&lt;10^-9;&quot;Oui&quot;;&quot;&quot;)">
            <text:p/>
          </table:table-cell>
          <table:table-cell table:style-name="ce1204" table:formula="of:=[.AF562]+0.05" office:value-type="float" office:value="8.7" calcext:value-type="float">
            <text:p>8,7</text:p>
          </table:table-cell>
          <table:table-cell table:style-name="ce763" table:formula="of:=IF(ABS([.AF563]-[.$L$210])&lt;10^-9;&quot;&quot;;[.AH563])" office:value-type="float" office:value="-3.40350877192983" calcext:value-type="float">
            <text:p>-3,40350877192983</text:p>
          </table:table-cell>
          <table:table-cell table:style-name="ce763" table:formula="of:=([.$A$208]*[.AF563]+[.$B$208])/([.$C$208]*[.AF563]+[.$D$208])" office:value-type="float" office:value="-3.40350877192983" calcext:value-type="float">
            <text:p>-3,4035087719298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64]-[.$L$210])&lt;10^-9;&quot;Oui&quot;;&quot;&quot;)">
            <text:p/>
          </table:table-cell>
          <table:table-cell table:style-name="ce1204" table:formula="of:=[.AF563]+0.05" office:value-type="float" office:value="8.75" calcext:value-type="float">
            <text:p>8,75</text:p>
          </table:table-cell>
          <table:table-cell table:style-name="ce696" table:formula="of:=IF(ABS([.AF564]-[.$L$210])&lt;10^-9;&quot;&quot;;[.AH564])" office:value-type="float" office:value="-3.39130434782609" calcext:value-type="float">
            <text:p>-3,39130434782609</text:p>
          </table:table-cell>
          <table:table-cell table:style-name="ce696" table:formula="of:=([.$A$208]*[.AF564]+[.$B$208])/([.$C$208]*[.AF564]+[.$D$208])" office:value-type="float" office:value="-3.39130434782609" calcext:value-type="float">
            <text:p>-3,39130434782609</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65]-[.$L$210])&lt;10^-9;&quot;Oui&quot;;&quot;&quot;)">
            <text:p/>
          </table:table-cell>
          <table:table-cell table:style-name="ce1204" table:formula="of:=[.AF564]+0.05" office:value-type="float" office:value="8.8" calcext:value-type="float">
            <text:p>8,8</text:p>
          </table:table-cell>
          <table:table-cell table:style-name="ce763" table:formula="of:=IF(ABS([.AF565]-[.$L$210])&lt;10^-9;&quot;&quot;;[.AH565])" office:value-type="float" office:value="-3.37931034482759" calcext:value-type="float">
            <text:p>-3,37931034482759</text:p>
          </table:table-cell>
          <table:table-cell table:style-name="ce763" table:formula="of:=([.$A$208]*[.AF565]+[.$B$208])/([.$C$208]*[.AF565]+[.$D$208])" office:value-type="float" office:value="-3.37931034482759" calcext:value-type="float">
            <text:p>-3,37931034482759</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66]-[.$L$210])&lt;10^-9;&quot;Oui&quot;;&quot;&quot;)">
            <text:p/>
          </table:table-cell>
          <table:table-cell table:style-name="ce1204" table:formula="of:=[.AF565]+0.05" office:value-type="float" office:value="8.85" calcext:value-type="float">
            <text:p>8,85</text:p>
          </table:table-cell>
          <table:table-cell table:style-name="ce696" table:formula="of:=IF(ABS([.AF566]-[.$L$210])&lt;10^-9;&quot;&quot;;[.AH566])" office:value-type="float" office:value="-3.36752136752137" calcext:value-type="float">
            <text:p>-3,36752136752137</text:p>
          </table:table-cell>
          <table:table-cell table:style-name="ce696" table:formula="of:=([.$A$208]*[.AF566]+[.$B$208])/([.$C$208]*[.AF566]+[.$D$208])" office:value-type="float" office:value="-3.36752136752137" calcext:value-type="float">
            <text:p>-3,3675213675213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67]-[.$L$210])&lt;10^-9;&quot;Oui&quot;;&quot;&quot;)">
            <text:p/>
          </table:table-cell>
          <table:table-cell table:style-name="ce1204" table:formula="of:=[.AF566]+0.05" office:value-type="float" office:value="8.9" calcext:value-type="float">
            <text:p>8,9</text:p>
          </table:table-cell>
          <table:table-cell table:style-name="ce763" table:formula="of:=IF(ABS([.AF567]-[.$L$210])&lt;10^-9;&quot;&quot;;[.AH567])" office:value-type="float" office:value="-3.35593220338983" calcext:value-type="float">
            <text:p>-3,35593220338983</text:p>
          </table:table-cell>
          <table:table-cell table:style-name="ce763" table:formula="of:=([.$A$208]*[.AF567]+[.$B$208])/([.$C$208]*[.AF567]+[.$D$208])" office:value-type="float" office:value="-3.35593220338983" calcext:value-type="float">
            <text:p>-3,3559322033898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68]-[.$L$210])&lt;10^-9;&quot;Oui&quot;;&quot;&quot;)">
            <text:p/>
          </table:table-cell>
          <table:table-cell table:style-name="ce1204" table:formula="of:=[.AF567]+0.05" office:value-type="float" office:value="8.95" calcext:value-type="float">
            <text:p>8,95</text:p>
          </table:table-cell>
          <table:table-cell table:style-name="ce696" table:formula="of:=IF(ABS([.AF568]-[.$L$210])&lt;10^-9;&quot;&quot;;[.AH568])" office:value-type="float" office:value="-3.34453781512605" calcext:value-type="float">
            <text:p>-3,34453781512605</text:p>
          </table:table-cell>
          <table:table-cell table:style-name="ce696" table:formula="of:=([.$A$208]*[.AF568]+[.$B$208])/([.$C$208]*[.AF568]+[.$D$208])" office:value-type="float" office:value="-3.34453781512605" calcext:value-type="float">
            <text:p>-3,34453781512605</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69]-[.$L$210])&lt;10^-9;&quot;Oui&quot;;&quot;&quot;)">
            <text:p/>
          </table:table-cell>
          <table:table-cell table:style-name="ce1204" table:formula="of:=[.AF568]+0.05" office:value-type="float" office:value="9" calcext:value-type="float">
            <text:p>9</text:p>
          </table:table-cell>
          <table:table-cell table:style-name="ce763" table:formula="of:=IF(ABS([.AF569]-[.$L$210])&lt;10^-9;&quot;&quot;;[.AH569])" office:value-type="float" office:value="-3.33333333333333" calcext:value-type="float">
            <text:p>-3,33333333333333</text:p>
          </table:table-cell>
          <table:table-cell table:style-name="ce763" table:formula="of:=([.$A$208]*[.AF569]+[.$B$208])/([.$C$208]*[.AF569]+[.$D$208])" office:value-type="float" office:value="-3.33333333333333" calcext:value-type="float">
            <text:p>-3,3333333333333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70]-[.$L$210])&lt;10^-9;&quot;Oui&quot;;&quot;&quot;)">
            <text:p/>
          </table:table-cell>
          <table:table-cell table:style-name="ce1204" table:formula="of:=[.AF569]+0.05" office:value-type="float" office:value="9.05" calcext:value-type="float">
            <text:p>9,05</text:p>
          </table:table-cell>
          <table:table-cell table:style-name="ce696" table:formula="of:=IF(ABS([.AF570]-[.$L$210])&lt;10^-9;&quot;&quot;;[.AH570])" office:value-type="float" office:value="-3.32231404958678" calcext:value-type="float">
            <text:p>-3,32231404958678</text:p>
          </table:table-cell>
          <table:table-cell table:style-name="ce696" table:formula="of:=([.$A$208]*[.AF570]+[.$B$208])/([.$C$208]*[.AF570]+[.$D$208])" office:value-type="float" office:value="-3.32231404958678" calcext:value-type="float">
            <text:p>-3,3223140495867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71]-[.$L$210])&lt;10^-9;&quot;Oui&quot;;&quot;&quot;)">
            <text:p/>
          </table:table-cell>
          <table:table-cell table:style-name="ce1204" table:formula="of:=[.AF570]+0.05" office:value-type="float" office:value="9.1" calcext:value-type="float">
            <text:p>9,1</text:p>
          </table:table-cell>
          <table:table-cell table:style-name="ce763" table:formula="of:=IF(ABS([.AF571]-[.$L$210])&lt;10^-9;&quot;&quot;;[.AH571])" office:value-type="float" office:value="-3.31147540983606" calcext:value-type="float">
            <text:p>-3,31147540983606</text:p>
          </table:table-cell>
          <table:table-cell table:style-name="ce763" table:formula="of:=([.$A$208]*[.AF571]+[.$B$208])/([.$C$208]*[.AF571]+[.$D$208])" office:value-type="float" office:value="-3.31147540983606" calcext:value-type="float">
            <text:p>-3,31147540983606</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72]-[.$L$210])&lt;10^-9;&quot;Oui&quot;;&quot;&quot;)">
            <text:p/>
          </table:table-cell>
          <table:table-cell table:style-name="ce1204" table:formula="of:=[.AF571]+0.05" office:value-type="float" office:value="9.15" calcext:value-type="float">
            <text:p>9,15</text:p>
          </table:table-cell>
          <table:table-cell table:style-name="ce696" table:formula="of:=IF(ABS([.AF572]-[.$L$210])&lt;10^-9;&quot;&quot;;[.AH572])" office:value-type="float" office:value="-3.30081300813008" calcext:value-type="float">
            <text:p>-3,30081300813008</text:p>
          </table:table-cell>
          <table:table-cell table:style-name="ce696" table:formula="of:=([.$A$208]*[.AF572]+[.$B$208])/([.$C$208]*[.AF572]+[.$D$208])" office:value-type="float" office:value="-3.30081300813008" calcext:value-type="float">
            <text:p>-3,3008130081300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73]-[.$L$210])&lt;10^-9;&quot;Oui&quot;;&quot;&quot;)">
            <text:p/>
          </table:table-cell>
          <table:table-cell table:style-name="ce1204" table:formula="of:=[.AF572]+0.05" office:value-type="float" office:value="9.2" calcext:value-type="float">
            <text:p>9,2</text:p>
          </table:table-cell>
          <table:table-cell table:style-name="ce763" table:formula="of:=IF(ABS([.AF573]-[.$L$210])&lt;10^-9;&quot;&quot;;[.AH573])" office:value-type="float" office:value="-3.29032258064516" calcext:value-type="float">
            <text:p>-3,29032258064516</text:p>
          </table:table-cell>
          <table:table-cell table:style-name="ce763" table:formula="of:=([.$A$208]*[.AF573]+[.$B$208])/([.$C$208]*[.AF573]+[.$D$208])" office:value-type="float" office:value="-3.29032258064516" calcext:value-type="float">
            <text:p>-3,29032258064516</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74]-[.$L$210])&lt;10^-9;&quot;Oui&quot;;&quot;&quot;)">
            <text:p/>
          </table:table-cell>
          <table:table-cell table:style-name="ce1204" table:formula="of:=[.AF573]+0.05" office:value-type="float" office:value="9.25000000000001" calcext:value-type="float">
            <text:p>9,25000000000001</text:p>
          </table:table-cell>
          <table:table-cell table:style-name="ce696" table:formula="of:=IF(ABS([.AF574]-[.$L$210])&lt;10^-9;&quot;&quot;;[.AH574])" office:value-type="float" office:value="-3.28" calcext:value-type="float">
            <text:p>-3,28</text:p>
          </table:table-cell>
          <table:table-cell table:style-name="ce696" table:formula="of:=([.$A$208]*[.AF574]+[.$B$208])/([.$C$208]*[.AF574]+[.$D$208])" office:value-type="float" office:value="-3.28" calcext:value-type="float">
            <text:p>-3,2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75]-[.$L$210])&lt;10^-9;&quot;Oui&quot;;&quot;&quot;)">
            <text:p/>
          </table:table-cell>
          <table:table-cell table:style-name="ce1204" table:formula="of:=[.AF574]+0.05" office:value-type="float" office:value="9.30000000000001" calcext:value-type="float">
            <text:p>9,30000000000001</text:p>
          </table:table-cell>
          <table:table-cell table:style-name="ce763" table:formula="of:=IF(ABS([.AF575]-[.$L$210])&lt;10^-9;&quot;&quot;;[.AH575])" office:value-type="float" office:value="-3.26984126984127" calcext:value-type="float">
            <text:p>-3,26984126984127</text:p>
          </table:table-cell>
          <table:table-cell table:style-name="ce763" table:formula="of:=([.$A$208]*[.AF575]+[.$B$208])/([.$C$208]*[.AF575]+[.$D$208])" office:value-type="float" office:value="-3.26984126984127" calcext:value-type="float">
            <text:p>-3,2698412698412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76]-[.$L$210])&lt;10^-9;&quot;Oui&quot;;&quot;&quot;)">
            <text:p/>
          </table:table-cell>
          <table:table-cell table:style-name="ce1204" table:formula="of:=[.AF575]+0.05" office:value-type="float" office:value="9.35000000000001" calcext:value-type="float">
            <text:p>9,35000000000001</text:p>
          </table:table-cell>
          <table:table-cell table:style-name="ce696" table:formula="of:=IF(ABS([.AF576]-[.$L$210])&lt;10^-9;&quot;&quot;;[.AH576])" office:value-type="float" office:value="-3.25984251968504" calcext:value-type="float">
            <text:p>-3,25984251968504</text:p>
          </table:table-cell>
          <table:table-cell table:style-name="ce696" table:formula="of:=([.$A$208]*[.AF576]+[.$B$208])/([.$C$208]*[.AF576]+[.$D$208])" office:value-type="float" office:value="-3.25984251968504" calcext:value-type="float">
            <text:p>-3,2598425196850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77]-[.$L$210])&lt;10^-9;&quot;Oui&quot;;&quot;&quot;)">
            <text:p/>
          </table:table-cell>
          <table:table-cell table:style-name="ce1204" table:formula="of:=[.AF576]+0.05" office:value-type="float" office:value="9.40000000000001" calcext:value-type="float">
            <text:p>9,40000000000001</text:p>
          </table:table-cell>
          <table:table-cell table:style-name="ce763" table:formula="of:=IF(ABS([.AF577]-[.$L$210])&lt;10^-9;&quot;&quot;;[.AH577])" office:value-type="float" office:value="-3.25" calcext:value-type="float">
            <text:p>-3,25</text:p>
          </table:table-cell>
          <table:table-cell table:style-name="ce763" table:formula="of:=([.$A$208]*[.AF577]+[.$B$208])/([.$C$208]*[.AF577]+[.$D$208])" office:value-type="float" office:value="-3.25" calcext:value-type="float">
            <text:p>-3,25</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78]-[.$L$210])&lt;10^-9;&quot;Oui&quot;;&quot;&quot;)">
            <text:p/>
          </table:table-cell>
          <table:table-cell table:style-name="ce1204" table:formula="of:=[.AF577]+0.05" office:value-type="float" office:value="9.45000000000001" calcext:value-type="float">
            <text:p>9,45000000000001</text:p>
          </table:table-cell>
          <table:table-cell table:style-name="ce696" table:formula="of:=IF(ABS([.AF578]-[.$L$210])&lt;10^-9;&quot;&quot;;[.AH578])" office:value-type="float" office:value="-3.24031007751938" calcext:value-type="float">
            <text:p>-3,24031007751938</text:p>
          </table:table-cell>
          <table:table-cell table:style-name="ce696" table:formula="of:=([.$A$208]*[.AF578]+[.$B$208])/([.$C$208]*[.AF578]+[.$D$208])" office:value-type="float" office:value="-3.24031007751938" calcext:value-type="float">
            <text:p>-3,2403100775193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79]-[.$L$210])&lt;10^-9;&quot;Oui&quot;;&quot;&quot;)">
            <text:p/>
          </table:table-cell>
          <table:table-cell table:style-name="ce1204" table:formula="of:=[.AF578]+0.05" office:value-type="float" office:value="9.50000000000001" calcext:value-type="float">
            <text:p>9,50000000000001</text:p>
          </table:table-cell>
          <table:table-cell table:style-name="ce763" table:formula="of:=IF(ABS([.AF579]-[.$L$210])&lt;10^-9;&quot;&quot;;[.AH579])" office:value-type="float" office:value="-3.23076923076923" calcext:value-type="float">
            <text:p>-3,23076923076923</text:p>
          </table:table-cell>
          <table:table-cell table:style-name="ce763" table:formula="of:=([.$A$208]*[.AF579]+[.$B$208])/([.$C$208]*[.AF579]+[.$D$208])" office:value-type="float" office:value="-3.23076923076923" calcext:value-type="float">
            <text:p>-3,2307692307692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80]-[.$L$210])&lt;10^-9;&quot;Oui&quot;;&quot;&quot;)">
            <text:p/>
          </table:table-cell>
          <table:table-cell table:style-name="ce1204" table:formula="of:=[.AF579]+0.05" office:value-type="float" office:value="9.55000000000001" calcext:value-type="float">
            <text:p>9,55000000000001</text:p>
          </table:table-cell>
          <table:table-cell table:style-name="ce696" table:formula="of:=IF(ABS([.AF580]-[.$L$210])&lt;10^-9;&quot;&quot;;[.AH580])" office:value-type="float" office:value="-3.22137404580152" calcext:value-type="float">
            <text:p>-3,22137404580152</text:p>
          </table:table-cell>
          <table:table-cell table:style-name="ce696" table:formula="of:=([.$A$208]*[.AF580]+[.$B$208])/([.$C$208]*[.AF580]+[.$D$208])" office:value-type="float" office:value="-3.22137404580152" calcext:value-type="float">
            <text:p>-3,22137404580152</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81]-[.$L$210])&lt;10^-9;&quot;Oui&quot;;&quot;&quot;)">
            <text:p/>
          </table:table-cell>
          <table:table-cell table:style-name="ce1204" table:formula="of:=[.AF580]+0.05" office:value-type="float" office:value="9.60000000000001" calcext:value-type="float">
            <text:p>9,60000000000001</text:p>
          </table:table-cell>
          <table:table-cell table:style-name="ce763" table:formula="of:=IF(ABS([.AF581]-[.$L$210])&lt;10^-9;&quot;&quot;;[.AH581])" office:value-type="float" office:value="-3.21212121212121" calcext:value-type="float">
            <text:p>-3,21212121212121</text:p>
          </table:table-cell>
          <table:table-cell table:style-name="ce763" table:formula="of:=([.$A$208]*[.AF581]+[.$B$208])/([.$C$208]*[.AF581]+[.$D$208])" office:value-type="float" office:value="-3.21212121212121" calcext:value-type="float">
            <text:p>-3,21212121212121</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82]-[.$L$210])&lt;10^-9;&quot;Oui&quot;;&quot;&quot;)">
            <text:p/>
          </table:table-cell>
          <table:table-cell table:style-name="ce1204" table:formula="of:=[.AF581]+0.05" office:value-type="float" office:value="9.65000000000001" calcext:value-type="float">
            <text:p>9,65000000000001</text:p>
          </table:table-cell>
          <table:table-cell table:style-name="ce696" table:formula="of:=IF(ABS([.AF582]-[.$L$210])&lt;10^-9;&quot;&quot;;[.AH582])" office:value-type="float" office:value="-3.20300751879699" calcext:value-type="float">
            <text:p>-3,20300751879699</text:p>
          </table:table-cell>
          <table:table-cell table:style-name="ce696" table:formula="of:=([.$A$208]*[.AF582]+[.$B$208])/([.$C$208]*[.AF582]+[.$D$208])" office:value-type="float" office:value="-3.20300751879699" calcext:value-type="float">
            <text:p>-3,20300751879699</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83]-[.$L$210])&lt;10^-9;&quot;Oui&quot;;&quot;&quot;)">
            <text:p/>
          </table:table-cell>
          <table:table-cell table:style-name="ce1204" table:formula="of:=[.AF582]+0.05" office:value-type="float" office:value="9.70000000000001" calcext:value-type="float">
            <text:p>9,70000000000001</text:p>
          </table:table-cell>
          <table:table-cell table:style-name="ce763" table:formula="of:=IF(ABS([.AF583]-[.$L$210])&lt;10^-9;&quot;&quot;;[.AH583])" office:value-type="float" office:value="-3.19402985074627" calcext:value-type="float">
            <text:p>-3,19402985074627</text:p>
          </table:table-cell>
          <table:table-cell table:style-name="ce763" table:formula="of:=([.$A$208]*[.AF583]+[.$B$208])/([.$C$208]*[.AF583]+[.$D$208])" office:value-type="float" office:value="-3.19402985074627" calcext:value-type="float">
            <text:p>-3,1940298507462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84]-[.$L$210])&lt;10^-9;&quot;Oui&quot;;&quot;&quot;)">
            <text:p/>
          </table:table-cell>
          <table:table-cell table:style-name="ce1204" table:formula="of:=[.AF583]+0.05" office:value-type="float" office:value="9.75000000000001" calcext:value-type="float">
            <text:p>9,75000000000001</text:p>
          </table:table-cell>
          <table:table-cell table:style-name="ce696" table:formula="of:=IF(ABS([.AF584]-[.$L$210])&lt;10^-9;&quot;&quot;;[.AH584])" office:value-type="float" office:value="-3.18518518518518" calcext:value-type="float">
            <text:p>-3,18518518518518</text:p>
          </table:table-cell>
          <table:table-cell table:style-name="ce696" table:formula="of:=([.$A$208]*[.AF584]+[.$B$208])/([.$C$208]*[.AF584]+[.$D$208])" office:value-type="float" office:value="-3.18518518518518" calcext:value-type="float">
            <text:p>-3,18518518518518</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85]-[.$L$210])&lt;10^-9;&quot;Oui&quot;;&quot;&quot;)">
            <text:p/>
          </table:table-cell>
          <table:table-cell table:style-name="ce1204" table:formula="of:=[.AF584]+0.05" office:value-type="float" office:value="9.80000000000001" calcext:value-type="float">
            <text:p>9,80000000000001</text:p>
          </table:table-cell>
          <table:table-cell table:style-name="ce763" table:formula="of:=IF(ABS([.AF585]-[.$L$210])&lt;10^-9;&quot;&quot;;[.AH585])" office:value-type="float" office:value="-3.17647058823529" calcext:value-type="float">
            <text:p>-3,17647058823529</text:p>
          </table:table-cell>
          <table:table-cell table:style-name="ce763" table:formula="of:=([.$A$208]*[.AF585]+[.$B$208])/([.$C$208]*[.AF585]+[.$D$208])" office:value-type="float" office:value="-3.17647058823529" calcext:value-type="float">
            <text:p>-3,17647058823529</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86]-[.$L$210])&lt;10^-9;&quot;Oui&quot;;&quot;&quot;)">
            <text:p/>
          </table:table-cell>
          <table:table-cell table:style-name="ce1204" table:formula="of:=[.AF585]+0.05" office:value-type="float" office:value="9.85000000000001" calcext:value-type="float">
            <text:p>9,85000000000001</text:p>
          </table:table-cell>
          <table:table-cell table:style-name="ce696" table:formula="of:=IF(ABS([.AF586]-[.$L$210])&lt;10^-9;&quot;&quot;;[.AH586])" office:value-type="float" office:value="-3.16788321167883" calcext:value-type="float">
            <text:p>-3,16788321167883</text:p>
          </table:table-cell>
          <table:table-cell table:style-name="ce696" table:formula="of:=([.$A$208]*[.AF586]+[.$B$208])/([.$C$208]*[.AF586]+[.$D$208])" office:value-type="float" office:value="-3.16788321167883" calcext:value-type="float">
            <text:p>-3,16788321167883</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87]-[.$L$210])&lt;10^-9;&quot;Oui&quot;;&quot;&quot;)">
            <text:p/>
          </table:table-cell>
          <table:table-cell table:style-name="ce1204" table:formula="of:=[.AF586]+0.05" office:value-type="float" office:value="9.90000000000001" calcext:value-type="float">
            <text:p>9,90000000000001</text:p>
          </table:table-cell>
          <table:table-cell table:style-name="ce763" table:formula="of:=IF(ABS([.AF587]-[.$L$210])&lt;10^-9;&quot;&quot;;[.AH587])" office:value-type="float" office:value="-3.15942028985507" calcext:value-type="float">
            <text:p>-3,15942028985507</text:p>
          </table:table-cell>
          <table:table-cell table:style-name="ce763" table:formula="of:=([.$A$208]*[.AF587]+[.$B$208])/([.$C$208]*[.AF587]+[.$D$208])" office:value-type="float" office:value="-3.15942028985507" calcext:value-type="float">
            <text:p>-3,15942028985507</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88]-[.$L$210])&lt;10^-9;&quot;Oui&quot;;&quot;&quot;)">
            <text:p/>
          </table:table-cell>
          <table:table-cell table:style-name="ce1204" table:formula="of:=[.AF587]+0.05" office:value-type="float" office:value="9.95000000000002" calcext:value-type="float">
            <text:p>9,95000000000002</text:p>
          </table:table-cell>
          <table:table-cell table:style-name="ce696" table:formula="of:=IF(ABS([.AF588]-[.$L$210])&lt;10^-9;&quot;&quot;;[.AH588])" office:value-type="float" office:value="-3.15107913669064" calcext:value-type="float">
            <text:p>-3,15107913669064</text:p>
          </table:table-cell>
          <table:table-cell table:style-name="ce696" table:formula="of:=([.$A$208]*[.AF588]+[.$B$208])/([.$C$208]*[.AF588]+[.$D$208])" office:value-type="float" office:value="-3.15107913669064" calcext:value-type="float">
            <text:p>-3,15107913669064</text:p>
          </table:table-cell>
          <table:table-cell table:number-columns-repeated="21"/>
          <table:table-cell table:style-name="ce987"/>
          <table:table-cell table:number-columns-repeated="37"/>
        </table:table-row>
        <table:table-row table:style-name="ro4">
          <table:table-cell table:number-columns-repeated="30"/>
          <table:table-cell table:style-name="ce685" table:formula="of:=IF(ABS([.AF589]-[.$L$210])&lt;10^-9;&quot;Oui&quot;;&quot;&quot;)">
            <text:p/>
          </table:table-cell>
          <table:table-cell table:style-name="ce1204" table:formula="of:=[.AF588]+0.05" office:value-type="float" office:value="10" calcext:value-type="float">
            <text:p>10</text:p>
          </table:table-cell>
          <table:table-cell table:style-name="ce763" table:formula="of:=IF(ABS([.AF589]-[.$L$210])&lt;10^-9;&quot;&quot;;[.AH589])" office:value-type="float" office:value="-3.14285714285714" calcext:value-type="float">
            <text:p>-3,14285714285714</text:p>
          </table:table-cell>
          <table:table-cell table:style-name="ce763" table:formula="of:=([.$A$208]*[.AF589]+[.$B$208])/([.$C$208]*[.AF589]+[.$D$208])" office:value-type="float" office:value="-3.14285714285714" calcext:value-type="float">
            <text:p>-3,14285714285714</text:p>
          </table:table-cell>
          <table:table-cell table:number-columns-repeated="21"/>
          <table:table-cell table:style-name="ce987"/>
          <table:table-cell table:number-columns-repeated="37"/>
        </table:table-row>
        <table:table-row table:style-name="ro4" table:number-rows-repeated="53">
          <table:table-cell table:number-columns-repeated="30"/>
          <table:table-cell table:style-name="ce685"/>
          <table:table-cell table:number-columns-repeated="24"/>
          <table:table-cell table:style-name="ce987"/>
          <table:table-cell table:number-columns-repeated="37"/>
        </table:table-row>
        <table:table-row table:style-name="ro4" table:number-rows-repeated="124">
          <table:table-cell table:number-columns-repeated="30"/>
          <table:table-cell table:style-name="ce685"/>
          <table:table-cell table:number-columns-repeated="24"/>
          <table:table-cell table:style-name="ce985"/>
          <table:table-cell table:number-columns-repeated="37"/>
        </table:table-row>
        <table:table-row table:style-name="ro4" table:number-rows-repeated="1416">
          <table:table-cell table:number-columns-repeated="30"/>
          <table:table-cell table:style-name="ce685"/>
          <table:table-cell table:number-columns-repeated="62"/>
        </table:table-row>
        <table:table-row table:style-name="ro4" table:number-rows-repeated="1046393">
          <table:table-cell table:number-columns-repeated="93"/>
        </table:table-row>
        <table:table-row table:style-name="ro4">
          <table:table-cell table:number-columns-repeated="93"/>
        </table:table-row>
        <calcext:conditional-formats>
          <calcext:conditional-format calcext:target-range-address="Données.Y3:Données.Y9">
            <calcext:condition calcext:apply-style-name="VRAI" calcext:value="formula-is(IF([.Y3]=0))" calcext:base-cell-address="Données.Y3"/>
          </calcext:conditional-format>
          <calcext:conditional-format calcext:target-range-address="Données.AA3:Données.AA23 Données.Z23:Données.Z23">
            <calcext:condition calcext:apply-style-name="VRAI" calcext:value="=0" calcext:base-cell-address="Données.Z3"/>
          </calcext:conditional-format>
          <calcext:conditional-format calcext:target-range-address="Données.Y8:Données.Y23">
            <calcext:condition calcext:apply-style-name="VRAI" calcext:value="formula-is(IF([.Y6]=0))" calcext:base-cell-address="Données.Y8"/>
          </calcext:conditional-format>
        </calcext:conditional-formats>
      </table:table>
      <table:table table:name="Synthèse" table:style-name="ta8" table:protected="true" table:protection-key="DYZBiHo1Qz0zXumkCmAUGpNhhrs=" table:protection-key-digest-algorithm="http://www.w3.org/2000/09/xmldsig#sha1">
        <loext:table-protection loext:select-unprotected-cells="true"/>
        <office:forms form:automatic-focus="false" form:apply-design-mode="false"/>
        <table:table-column table:style-name="co37" table:default-cell-style-name="ce1361"/>
        <table:table-column table:style-name="co38" table:default-cell-style-name="ce1361"/>
        <table:table-column table:style-name="co39" table:default-cell-style-name="ce1361"/>
        <table:table-column table:style-name="co40" table:default-cell-style-name="ce1361"/>
        <table:table-column table:style-name="co41" table:number-columns-repeated="3" table:default-cell-style-name="ce1361"/>
        <table:table-column table:style-name="co1" table:default-cell-style-name="ce1361"/>
        <table:table-column table:style-name="co42" table:default-cell-style-name="ce1361"/>
        <table:table-column table:style-name="co43" table:default-cell-style-name="ce1361"/>
        <table:table-column table:style-name="co1" table:number-columns-repeated="55" table:default-cell-style-name="ce1361"/>
        <table:table-column table:style-name="co1" table:number-columns-repeated="959" table:default-cell-style-name="ce238"/>
        <table:table-row table:style-name="ro20">
          <table:table-cell table:style-name="ce1287" table:formula="of:=IF([.$H$1];&quot;Niveau&quot;;&quot;&quot;)" office:value-type="string" office:string-value="Niveau" calcext:value-type="string" table:number-columns-spanned="2" table:number-rows-spanned="1">
            <text:p>Niveau</text:p>
          </table:table-cell>
          <table:covered-table-cell/>
          <table:table-cell table:style-name="ce1365" table:formula="of:=IF([.$H$1];&quot;Notes&quot;;&quot;&quot;)" office:value-type="string" office:string-value="Notes" calcext:value-type="string">
            <text:p>Notes</text:p>
          </table:table-cell>
          <table:table-cell table:style-name="ce1287" table:formula="of:=IF([.$H$1];&quot;Faît&quot;;&quot;&quot;)" office:value-type="string" office:string-value="Faît" calcext:value-type="string" table:number-columns-spanned="2" table:number-rows-spanned="1">
            <text:p>Faît</text:p>
          </table:table-cell>
          <table:covered-table-cell table:style-name="ce1365"/>
          <table:table-cell table:style-name="ce1365" table:formula="of:=IF([.$H$1];&quot;A Faire&quot;;&quot;&quot;)" office:value-type="string" office:string-value="A Faire" calcext:value-type="string">
            <text:p>A Faire</text:p>
          </table:table-cell>
          <table:table-cell table:style-name="ce1365" table:formula="of:=IF([.$H$1];&quot;Coefficient&quot;;&quot;&quot;)" office:value-type="string" office:string-value="Coefficient" calcext:value-type="string">
            <text:p>Coefficient</text:p>
          </table:table-cell>
          <table:table-cell table:style-name="ce1307" table:formula="of:=IF([.A9]=[.B100];1;0)" office:value-type="float" office:value="1" calcext:value-type="float">
            <text:p>1</text:p>
          </table:table-cell>
          <table:table-cell table:style-name="ce1378"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20">
          <table:table-cell table:style-name="ce1288" table:formula="of:=IF([.$H$1];&quot;1&quot;;&quot;&quot;)" office:value-type="string" office:string-value="1" calcext:value-type="string">
            <text:p>1</text:p>
          </table:table-cell>
          <table:table-cell table:style-name="ce1288" table:formula="of:=IF([.$H$1];&quot;Droite&quot;;&quot;&quot;)" office:value-type="string" office:string-value="Droite" calcext:value-type="string">
            <text:p>Droite</text:p>
          </table:table-cell>
          <table:table-cell table:style-name="ce1297" table:formula="of:=IF([.$H$1];[$Données.$G$17];&quot;&quot;)" office:value-type="float" office:value="0" calcext:value-type="float">
            <text:p>0,00</text:p>
          </table:table-cell>
          <table:table-cell table:style-name="ce1297" table:formula="of:=IF([.$H$1];IF(COUNTA([$Droite.$B$6];[$Droite.$B$13:$Droite.$E$17])&lt;&gt;0;&quot;Oui&quot;;&quot;Non&quot;);&quot;&quot;)" office:value-type="string" office:string-value="Non" calcext:value-type="string">
            <text:p>Non</text:p>
          </table:table-cell>
          <table:table-cell table:style-name="ce1304" table:formula="of:=IF([.$H$1];IF(COUNTA([$Droite.$B$6];[$Droite.$B$13:$Droite.$E$17])&lt;&gt;0;1;0);&quot;&quot;)" office:value-type="float" office:value="0" calcext:value-type="float">
            <text:p>0</text:p>
          </table:table-cell>
          <table:table-cell table:style-name="ce1304" office:value-type="float" office:value="1" calcext:value-type="float">
            <text:p>1</text:p>
          </table:table-cell>
          <table:table-cell table:style-name="ce1304" table:formula="of:=IF([.$H$1];[.F2];&quot;&quot;)" office:value-type="float" office:value="1" calcext:value-type="float">
            <text:p>1</text:p>
          </table:table-cell>
          <table:table-cell/>
          <table:covered-table-cell table:style-name="ce1365"/>
          <table:covered-table-cell table:style-name="ce1304"/>
          <table:table-cell table:number-columns-repeated="1014"/>
        </table:table-row>
        <table:table-row table:style-name="ro20">
          <table:table-cell table:style-name="ce1289" table:formula="of:=IF([.$H$1];&quot;2&quot;;&quot;&quot;)" office:value-type="string" office:string-value="2" calcext:value-type="string">
            <text:p>2</text:p>
          </table:table-cell>
          <table:table-cell table:style-name="ce1289" table:formula="of:=IF([.$H$1];&quot;Parabole&quot;;&quot;&quot;)" office:value-type="string" office:string-value="Parabole" calcext:value-type="string">
            <text:p>Parabole</text:p>
          </table:table-cell>
          <table:table-cell table:style-name="ce1298" table:formula="of:=IF([.$H$1];[$Données.$H$43];&quot;&quot;)" office:value-type="float" office:value="0" calcext:value-type="float">
            <text:p>0,00</text:p>
          </table:table-cell>
          <table:table-cell table:style-name="ce1303" table:formula="of:=IF([.$H$1];IF(COUNTA([$Parabole.$B$6:$Parabole.$D$6];[$Parabole.$B$13:$Parabole.$H$17])&lt;&gt;0;&quot;Oui&quot;;&quot;Non&quot;);&quot;&quot;)" office:value-type="string" office:string-value="Non" calcext:value-type="string">
            <text:p>Non</text:p>
          </table:table-cell>
          <table:table-cell table:style-name="ce1303" table:formula="of:=IF([.$H$1];IF(COUNTA([$Parabole.$B$6:$Parabole.$D$6];[$Parabole.$B$13:$Parabole.$H$17])&lt;&gt;0;1;0);&quot;&quot;)" office:value-type="float" office:value="0" calcext:value-type="float">
            <text:p>0</text:p>
          </table:table-cell>
          <table:table-cell table:style-name="ce1303" office:value-type="float" office:value="1" calcext:value-type="float">
            <text:p>1</text:p>
          </table:table-cell>
          <table:table-cell table:style-name="ce1303" table:formula="of:=IF([.$H$1];[.F3];&quot;&quot;)" office:value-type="float" office:value="1" calcext:value-type="float">
            <text:p>1</text:p>
          </table:table-cell>
          <table:table-cell/>
          <table:table-cell table:style-name="ce1310" table:formula="of:=IF([.$H$1];IF(SUM([.G2:.G7])=0;0;ROUND(2*SUMPRODUCT([.C2:.C7];[.G2:.G7])/SUM([.G2:.G7]);0)/2);&quot;&quot;)" office:value-type="float" office:value="0" calcext:value-type="float" table:number-columns-spanned="1" table:number-rows-spanned="2">
            <text:p>0</text:p>
          </table:table-cell>
          <table:table-cell table:style-name="ce1378" table:formula="of:=IF([.$H$1];&quot;/20&quot;;&quot;&quot;)" office:value-type="string" office:string-value="/20" calcext:value-type="string" table:number-columns-spanned="1" table:number-rows-spanned="2">
            <text:p>/20</text:p>
          </table:table-cell>
          <table:table-cell table:number-columns-repeated="1014"/>
        </table:table-row>
        <table:table-row table:style-name="ro20">
          <table:table-cell table:style-name="ce1288" table:formula="of:=IF([.$H$1];&quot;3&quot;;&quot;&quot;)" office:value-type="string" office:string-value="3" calcext:value-type="string">
            <text:p>3</text:p>
          </table:table-cell>
          <table:table-cell table:style-name="ce1288" table:formula="of:=IF([.$H$1];&quot;Tableaux de signes et de variations&quot;;&quot;&quot;)" office:value-type="string" office:string-value="Tableaux de signes et de variations" calcext:value-type="string">
            <text:p>Tableaux de signes et de variations</text:p>
          </table:table-cell>
          <table:table-cell table:style-name="ce1297" table:formula="of:=IF([.$H$1];20*[$Données.$H$97]/[$Données.$G$97];&quot;&quot;)" office:value-type="float" office:value="0" calcext:value-type="float">
            <text:p>0,00</text:p>
          </table:table-cell>
          <table:table-cell table:style-name="ce1304" table:formula="of:=IF([.$H$1];IF(COUNTA([$'Tableaux de signes et de variations'.$B$5:$'Tableaux de signes et de variations'.L6];[$'Tableaux de signes et de variations'.$B$14:$'Tableaux de signes et de variations'.$L$17])&lt;&gt;0;&quot;Oui&quot;;&quot;Non&quot;);&quot;&quot;)" office:value-type="string" office:string-value="Non" calcext:value-type="string">
            <text:p>Non</text:p>
          </table:table-cell>
          <table:table-cell table:style-name="ce1304" table:formula="of:=IF([.$H$1];IF(COUNTA([$'Tableaux de signes et de variations'.$B$5:$'Tableaux de signes et de variations'.L6];[$'Tableaux de signes et de variations'.$B$14:$'Tableaux de signes et de variations'.$L$17])&lt;&gt;0;1;0);&quot;&quot;)" office:value-type="float" office:value="0" calcext:value-type="float">
            <text:p>0</text:p>
          </table:table-cell>
          <table:table-cell table:style-name="ce1304" office:value-type="float" office:value="1" calcext:value-type="float">
            <text:p>1</text:p>
          </table:table-cell>
          <table:table-cell table:style-name="ce1304" table:formula="of:=IF([.$H$1];[.F4];&quot;&quot;)" office:value-type="float" office:value="1" calcext:value-type="float">
            <text:p>1</text:p>
          </table:table-cell>
          <table:table-cell/>
          <table:covered-table-cell table:style-name="ce238"/>
          <table:covered-table-cell table:style-name="ce297"/>
          <table:table-cell table:number-columns-repeated="1014"/>
        </table:table-row>
        <table:table-row table:style-name="ro20">
          <table:table-cell table:style-name="ce1289" table:formula="of:=IF([.$H$1];&quot;4&quot;;&quot;&quot;)" office:value-type="string" office:string-value="4" calcext:value-type="string">
            <text:p>4</text:p>
          </table:table-cell>
          <table:table-cell table:style-name="ce1289" table:formula="of:=IF([.$H$1];&quot;(In)équation niveau 1&quot;;&quot;&quot;)" office:value-type="string" office:string-value="(In)équation niveau 1" calcext:value-type="string">
            <text:p>(In)équation niveau 1</text:p>
          </table:table-cell>
          <table:table-cell table:style-name="ce1298" table:formula="of:=IF([.$H$1];[$Données.$AG$76];&quot;&quot;)" office:value-type="float" office:value="0" calcext:value-type="float">
            <text:p>0,00</text:p>
          </table:table-cell>
          <table:table-cell table:style-name="ce1303" table:formula="of:=IF([.$H$1];IF(COUNTA([$'(In)équation niveau 1'.$C$6:$'(In)équation niveau 1'.$G$6];[$'(In)équation niveau 1'.$C$14:$'(In)équation niveau 1'.$M$14];[$'(In)équation niveau 1'.$C$19:$'(In)équation niveau 1'.$M$19])&lt;&gt;0;&quot;Oui&quot;;&quot;Non&quot;);&quot;&quot;)" office:value-type="string" office:string-value="Non" calcext:value-type="string">
            <text:p>Non</text:p>
          </table:table-cell>
          <table:table-cell table:style-name="ce1303" table:formula="of:=IF([.$H$1];IF(COUNTA([$'(In)équation niveau 1'.$C$6:$'(In)équation niveau 1'.$G$6];[$'(In)équation niveau 1'.$C$14:$'(In)équation niveau 1'.$M$14];[$'(In)équation niveau 1'.$C$19:$'(In)équation niveau 1'.$M$19])&lt;&gt;0;1;0);&quot;&quot;)" office:value-type="float" office:value="0" calcext:value-type="float">
            <text:p>0</text:p>
          </table:table-cell>
          <table:table-cell table:style-name="ce1303" office:value-type="float" office:value="1" calcext:value-type="float">
            <text:p>1</text:p>
          </table:table-cell>
          <table:table-cell table:style-name="ce1303" table:formula="of:=IF([.$H$1];[.F5];&quot;&quot;)" office:value-type="float" office:value="1" calcext:value-type="float">
            <text:p>1</text:p>
          </table:table-cell>
          <table:table-cell table:number-columns-repeated="2"/>
          <table:table-cell table:style-name="ce1311"/>
          <table:table-cell table:number-columns-repeated="1014"/>
        </table:table-row>
        <table:table-row table:style-name="ro20">
          <table:table-cell table:style-name="ce1288" table:formula="of:=IF([.$H$1];&quot;5&quot;;&quot;&quot;)" office:value-type="string" office:string-value="5" calcext:value-type="string">
            <text:p>5</text:p>
          </table:table-cell>
          <table:table-cell table:style-name="ce1288" table:formula="of:=IF([.$H$1];&quot;(In)équation niveau 2&quot;;&quot;&quot;)" office:value-type="string" office:string-value="(In)équation niveau 2" calcext:value-type="string">
            <text:p>(In)équation niveau 2</text:p>
          </table:table-cell>
          <table:table-cell table:style-name="ce1297" table:formula="of:=IF([.$H$1];[$Données.$M$76];&quot;&quot;)" office:value-type="float" office:value="0" calcext:value-type="float">
            <text:p>0,00</text:p>
          </table:table-cell>
          <table:table-cell table:style-name="ce1288" table:formula="of:=IF([.$H$1];IF(COUNTA([$'(In)équation niveau 2'.$C$6:$'(In)équation niveau 2'.$G$6];[$'(In)équation niveau 2'.$C$14:$'(In)équation niveau 2'.$M$14];[$'(In)équation niveau 2'.$C$19:$'(In)équation niveau 2'.$M$19])&lt;&gt;0;&quot;Oui&quot;;&quot;Non&quot;);&quot;&quot;)" office:value-type="string" office:string-value="Non" calcext:value-type="string">
            <text:p>Non</text:p>
          </table:table-cell>
          <table:table-cell table:style-name="ce1304" table:formula="of:=IF([.$H$1];IF(COUNTA([$'(In)équation niveau 2'.$C$6:$'(In)équation niveau 2'.$G$6];[$'(In)équation niveau 2'.$C$14:$'(In)équation niveau 2'.$M$14];[$'(In)équation niveau 2'.$C$19:$'(In)équation niveau 2'.$M$19])&lt;&gt;0;1;0);&quot;&quot;)" office:value-type="float" office:value="0" calcext:value-type="float">
            <text:p>0</text:p>
          </table:table-cell>
          <table:table-cell table:style-name="ce1304" office:value-type="float" office:value="1" calcext:value-type="float">
            <text:p>1</text:p>
          </table:table-cell>
          <table:table-cell table:style-name="ce1304" table:formula="of:=IF([.$H$1];[.F6];&quot;&quot;)" office:value-type="float" office:value="1" calcext:value-type="float">
            <text:p>1</text:p>
          </table:table-cell>
          <table:table-cell table:number-columns-repeated="2"/>
          <table:table-cell table:style-name="ce1311"/>
          <table:table-cell table:number-columns-repeated="1014"/>
        </table:table-row>
        <table:table-row table:style-name="ro20">
          <table:table-cell table:style-name="ce1289" table:formula="of:=IF([.$H$1];&quot;6&quot;;&quot;&quot;)" office:value-type="string" office:string-value="6" calcext:value-type="string">
            <text:p>6</text:p>
          </table:table-cell>
          <table:table-cell table:style-name="ce1289" table:formula="of:=IF([.$H$1];&quot;Fonction homographique&quot;;&quot;&quot;)" office:value-type="string" office:string-value="Fonction homographique" calcext:value-type="string">
            <text:p>Fonction homographique</text:p>
          </table:table-cell>
          <table:table-cell table:style-name="ce1298" table:formula="of:=IF([.$H$1];[$Données.$J$199];&quot;&quot;)" office:value-type="float" office:value="0" calcext:value-type="float">
            <text:p>0,00</text:p>
          </table:table-cell>
          <table:table-cell table:style-name="ce1303" table:formula="of:=IF([.$H$1];IF(COUNTA([$'Fonction homographique'.$B$5:.$K$6];[$'Fonction homographique'.$B$14];[$'Fonction homographique'.$E$14];[$'Fonction homographique'.$H$14];[$'Fonction homographique'.$B$15:.$H$17])&lt;&gt;0;&quot;Oui&quot;;&quot;Non&quot;);&quot;&quot;)" office:value-type="string" office:string-value="Non" calcext:value-type="string">
            <text:p>Non</text:p>
          </table:table-cell>
          <table:table-cell table:style-name="ce1303" table:formula="of:=IF([.$H$1];IF(COUNTA([$'Fonction homographique'.$B$5:.$K$6];[$'Fonction homographique'.$B$14];[$'Fonction homographique'.$E$14];[$'Fonction homographique'.$H$14];[$'Fonction homographique'.$B$15:.$H$17])&lt;&gt;0;1;0);&quot;&quot;)" office:value-type="float" office:value="0" calcext:value-type="float">
            <text:p>0</text:p>
          </table:table-cell>
          <table:table-cell table:style-name="ce1289" office:value-type="float" office:value="1" calcext:value-type="float">
            <text:p>1</text:p>
          </table:table-cell>
          <table:table-cell table:style-name="ce1303" table:formula="of:=IF([.$H$1];[.F7];&quot;&quot;)" office:value-type="float" office:value="1" calcext:value-type="float">
            <text:p>1</text:p>
          </table:table-cell>
          <table:table-cell table:number-columns-repeated="1017"/>
        </table:table-row>
        <table:table-row table:style-name="ro20">
          <table:table-cell table:style-name="ce1290" table:number-columns-repeated="2"/>
          <table:table-cell table:style-name="ce1299"/>
          <table:table-cell table:style-name="ce1305" table:number-columns-repeated="3"/>
          <table:table-cell table:style-name="ce1290"/>
          <table:table-cell table:style-name="ce1308" table:number-columns-repeated="58"/>
          <table:table-cell table:number-columns-repeated="959"/>
        </table:table-row>
        <table:table-row table:style-name="ro21">
          <table:table-cell table:style-name="ce1291" office:value-type="string" calcext:value-type="string" table:number-columns-spanned="7" table:number-rows-spanned="2">
            <text:p>KELLER Stéphane</text:p>
          </table:table-cell>
          <table:covered-table-cell table:number-columns-repeated="6"/>
          <table:table-cell table:style-name="ce1308" table:number-columns-repeated="58"/>
          <table:table-cell table:number-columns-repeated="959"/>
        </table:table-row>
        <table:table-row table:style-name="ro21">
          <table:covered-table-cell table:number-columns-repeated="7"/>
          <table:table-cell table:style-name="ce1308" table:number-columns-repeated="58"/>
          <table:table-cell table:number-columns-repeated="959"/>
        </table:table-row>
        <table:table-row table:style-name="ro20">
          <table:table-cell table:style-name="ce1290" table:number-columns-repeated="2"/>
          <table:table-cell table:style-name="ce1299"/>
          <table:table-cell table:style-name="ce1305" table:number-columns-repeated="3"/>
          <table:table-cell table:style-name="ce1290"/>
          <table:table-cell table:style-name="ce1308" table:number-columns-repeated="58"/>
          <table:table-cell table:number-columns-repeated="959"/>
        </table:table-row>
        <table:table-row table:style-name="ro20">
          <table:table-cell table:style-name="ce1293" office:value-type="string" calcext:value-type="string" table:number-columns-spanned="2" table:number-rows-spanned="1">
            <text:p>Rang</text:p>
          </table:table-cell>
          <table:covered-table-cell table:style-name="ce1295"/>
          <table:table-cell table:style-name="ce1300" table:number-columns-spanned="3" table:number-rows-spanned="1"/>
          <table:covered-table-cell table:number-columns-repeated="2" table:style-name="ce1306"/>
          <table:table-cell table:style-name="ce1305" table:number-columns-repeated="2"/>
          <table:table-cell table:style-name="ce1308" table:number-columns-repeated="58"/>
          <table:table-cell table:number-columns-repeated="959"/>
        </table:table-row>
        <table:table-row table:style-name="ro20">
          <table:table-cell table:style-name="ce1293" office:value-type="string" calcext:value-type="string" table:number-columns-spanned="2" table:number-rows-spanned="1">
            <text:p>Nom :</text:p>
          </table:table-cell>
          <table:covered-table-cell table:style-name="ce1295"/>
          <table:table-cell table:style-name="ce1301" table:number-columns-spanned="3" table:number-rows-spanned="1"/>
          <table:covered-table-cell table:number-columns-repeated="2" table:style-name="ce1306"/>
          <table:table-cell table:number-columns-repeated="1019"/>
        </table:table-row>
        <table:table-row table:style-name="ro20">
          <table:table-cell table:style-name="ce1293" office:value-type="string" calcext:value-type="string" table:number-columns-spanned="2" table:number-rows-spanned="1">
            <text:p>Prénom :</text:p>
          </table:table-cell>
          <table:covered-table-cell table:style-name="ce1295"/>
          <table:table-cell table:style-name="ce1300" table:number-columns-spanned="3" table:number-rows-spanned="1"/>
          <table:covered-table-cell table:number-columns-repeated="2" table:style-name="ce1306"/>
          <table:table-cell table:style-name="ce238" table:number-columns-repeated="2"/>
          <table:table-cell table:number-columns-repeated="1017"/>
        </table:table-row>
        <table:table-row table:style-name="ro21">
          <table:table-cell table:style-name="ce238" table:number-columns-repeated="7"/>
          <table:table-cell table:number-columns-repeated="1017"/>
        </table:table-row>
        <table:table-row table:style-name="ro21">
          <table:table-cell table:number-columns-repeated="1024"/>
        </table:table-row>
        <table:table-row table:style-name="ro21">
          <table:table-cell table:number-columns-repeated="2"/>
          <table:table-cell table:style-name="ce1302"/>
          <table:table-cell table:number-columns-repeated="1021"/>
        </table:table-row>
        <table:table-row table:style-name="ro21">
          <table:table-cell table:number-columns-repeated="1024"/>
        </table:table-row>
        <table:table-row table:style-name="ro21">
          <table:table-cell table:style-name="ce238" table:number-columns-repeated="2"/>
          <table:table-cell table:number-columns-repeated="1022"/>
        </table:table-row>
        <table:table-row table:style-name="ro21" table:number-rows-repeated="80">
          <table:table-cell table:number-columns-repeated="1024"/>
        </table:table-row>
        <table:table-row table:style-name="ro21">
          <table:table-cell table:style-name="ce1294" office:value-type="string" calcext:value-type="string">
            <text:p>MDP :</text:p>
          </table:table-cell>
          <table:table-cell table:style-name="ce1294" office:value-type="string" calcext:value-type="string">
            <text:p>KELLER Stéphane</text:p>
          </table:table-cell>
          <table:table-cell table:number-columns-repeated="1022"/>
        </table:table-row>
        <table:table-row table:style-name="ro21" table:number-rows-repeated="1048475">
          <table:table-cell table:number-columns-repeated="1024"/>
        </table:table-row>
        <table:table-row table:style-name="ro21">
          <table:table-cell table:number-columns-repeated="1024"/>
        </table:table-row>
      </table:table>
      <table:named-expressions/>
      <table:database-ranges>
        <table:database-range table:name="__Anonymous_Sheet_DB__7" table:target-range-address="Données.AG1:Données.AG27">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1" svg:font-family="'Comic Sans MS'"/>
    <style:font-face style:name="Times New Roman2" svg:font-family="'Times New Roman'"/>
    <style:font-face style:name="Wingdings 3" svg:font-family="'Wingdings 3'"/>
    <style:font-face style:name="Times New Roman1" svg:font-family="'Times New Roman'" style:font-family-generic="roman"/>
    <style:font-face style:name="Segoe UI1" svg:font-family="'Segoe U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1" loext:max-numerator-digits="1" number:min-denominator-digits="1" number:max-denominator-value="9"/>
    </number:number-style>
    <number:number-style style:name="N108">
      <number:fraction number:min-numerator-digits="2" loext:max-numerator-digits="2" number:min-denominator-digits="2" number:max-denominator-value="99"/>
    </number:number-style>
    <number:currency-style style:name="N110P0" style:volatile="true">
      <number:number number:decimal-places="2" number: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0P0"/>
    </number:currency-style>
    <number:currency-style style:name="N111">
      <number:number number:decimal-places="0" number:min-decimal-places="0" number:min-integer-digits="0">
        <number:embedded-text number:position="1"> /</number:embedded-text>
      </number:number>
      <number:currency-symbol number:language="fr" number:country="FR">PI</number:currency-symbol>
    </number:currency-style>
    <number:currency-style style:name="N112">
      <number:number number:decimal-places="0" number:min-decimal-places="0" number:min-integer-digits="0"/>
      <number:text> </number:text>
      <number:currency-symbol>/20</number:currency-symbol>
    </number:currency-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number number:decimal-places="0" number:min-decimal-places="0" number:min-integer-digits="0"/>
    </number:number-style>
    <number:number-style style:name="N143">
      <number:number number:decimal-places="1" number:min-decimal-places="1" number:min-integer-digits="0"/>
    </number:number-style>
    <number:number-style style:name="N144">
      <number:fraction number:min-integer-digits="0" number:min-numerator-digits="1" loext:max-numerator-digits="1" number:min-denominator-digits="1" number:max-denominator-value="9"/>
    </number:number-style>
    <number:number-style style:name="N145">
      <number:number number:decimal-places="3" number:min-decimal-places="0" number:min-integer-digits="1" number:decimal-replacement=""/>
    </number:number-style>
    <number:number-style style:name="N146">
      <number:number number:decimal-places="6" number:min-decimal-places="0" number:min-integer-digits="1" number:decimal-replacement=""/>
    </number:number-style>
    <number:number-style style:name="N147">
      <number:number number:decimal-places="14" number:min-decimal-places="14" number:min-integer-digits="1"/>
    </number:number-style>
    <number:number-style style:name="N148">
      <number:number number:decimal-places="13" number:min-decimal-places="13" number:min-integer-digits="1"/>
    </number:number-style>
    <number:number-style style:name="N149">
      <number:number number:decimal-places="12" number:min-decimal-places="12" number:min-integer-digits="1"/>
    </number:number-style>
    <number:number-style style:name="N150">
      <number:number number:decimal-places="11" number:min-decimal-places="11" number:min-integer-digits="1"/>
    </number:number-style>
    <number:number-style style:name="N151">
      <number:scientific-number number:decimal-places="2" number:min-decimal-places="0" number:min-integer-digits="1" number:min-exponent-digits="2" number:exponent-interval="1" number:forced-exponent-sign="true"/>
    </number:number-style>
    <number:number-style style:name="N152">
      <number:number number:decimal-places="9" number:min-decimal-places="0" number:min-integer-digits="1" number:decimal-replacement="" number:grouping="true"/>
    </number:number-style>
    <number:number-style style:name="N153">
      <number:number number:decimal-places="2" number:min-decimal-places="0" number:min-integer-digits="0" number:decimal-replacement="" number:grouping="true"/>
    </number:number-style>
    <number:number-style style:name="N154">
      <number:number number:decimal-places="2" number:min-decimal-places="0" number:min-integer-digits="1" number:decimal-replacement="" number:grouping="true"/>
    </number:number-style>
    <number:number-style style:name="N155">
      <number:scientific-number number:decimal-places="2" number:min-decimal-places="0" number:min-integer-digits="1" number:min-exponent-digits="1" number:exponent-interval="1" number:forced-exponent-sign="true"/>
    </number:number-style>
    <number:number-style style:name="N156">
      <number:number number:decimal-places="3" number:min-decimal-places="0" number:min-integer-digits="0" number:decimal-replacement="" number:grouping="true"/>
    </number:number-style>
    <number:number-style style:name="N157">
      <number:number number:decimal-places="3" number:min-decimal-places="0" number:min-integer-digits="1" number:decimal-replacement="" number:grouping="true"/>
    </number:number-style>
    <number:number-style style:name="N158">
      <number:number number:decimal-places="9" number:min-decimal-places="0" number:min-integer-digits="4" number:decimal-replacement="" number:grouping="true"/>
    </number:number-style>
    <number:number-style style:name="N159">
      <number:scientific-number number:decimal-places="8" number:min-decimal-places="0" number:min-integer-digits="1" number:min-exponent-digits="2" number:exponent-interval="1" number:forced-exponent-sign="true"/>
    </number:number-style>
    <number:number-style style:name="N160">
      <number:number number:decimal-places="12" number:min-decimal-places="0" number:min-integer-digits="1" number:decimal-replacement=""/>
    </number:number-style>
    <number:number-style style:name="N161">
      <number:number number:decimal-places="12" number:min-decimal-places="12" number:min-integer-digits="1" number:grouping="true"/>
    </number:number-style>
    <number:number-style style:name="N162">
      <number:fraction number:min-integer-digits="0" number:min-numerator-digits="2" loext:max-numerator-digits="2" number:min-denominator-digits="1" number:max-denominator-value="9"/>
    </number:number-style>
    <number:number-style style:name="N163">
      <number:number number:decimal-places="2" number:min-decimal-places="0" number:min-integer-digits="1" number:decimal-replacement=""/>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percentage-style style:name="N177">
      <number:number number:decimal-places="1" number:min-decimal-places="1" number:min-integer-digits="1"/>
      <number:text>%</number:text>
    </number:percentage-style>
    <number:number-style style:name="N178">
      <number:number number:decimal-places="1" number:min-decimal-places="1" number:min-integer-digits="1" number:display-factor="1000"/>
      <number:text>%</number:text>
    </number:number-style>
    <number:number-style style:name="N179">
      <number:number number:decimal-places="1" number:min-decimal-places="1" number:min-integer-digits="1"/>
      <number:text> %</number:text>
    </number:number-style>
    <number:number-style style:name="N180">
      <number:number number:decimal-places="0" number:min-decimal-places="0" number:min-integer-digits="1"/>
      <number:text> %</number:text>
    </number:number-style>
    <number:percentage-style style:name="N181">
      <number:number number:decimal-places="0" number:min-decimal-places="0" number:min-integer-digits="1" number:display-factor="1000"/>
      <number:text>%</number:text>
    </number:percentage-style>
    <number:percentage-style style:name="N182">
      <number:number number:decimal-places="3" number:min-decimal-places="3" number:min-integer-digits="1"/>
      <number:text>%</number:text>
    </number:percentage-style>
    <number:percentage-style style:name="N183">
      <number:number number:decimal-places="4" number:min-decimal-places="4" number:min-integer-digits="1"/>
      <number:text>%</number:text>
    </number:percentage-style>
    <number:percentage-style style:name="N184">
      <number:number number:decimal-places="2" number:min-decimal-places="2" number:min-integer-digits="1"/>
      <number:text>%</number:text>
    </number:percentage-style>
    <number:number-style style:name="N185">
      <number:fraction number:min-integer-digits="0" number:min-numerator-digits="2" loext:max-numerator-digits="2" number:min-denominator-digits="2" number:max-denominator-value="99"/>
    </number:number-style>
    <number:number-style style:name="N186">
      <number:fraction number:min-numerator-digits="3" loext:max-numerator-digits="3" number:min-denominator-digits="3" number:max-denominator-value="999"/>
    </number:number-style>
    <number:number-style style:name="N187">
      <number:fraction number:min-numerator-digits="1" loext:max-numerator-digits="4" number:min-denominator-digits="5" number:max-denominator-value="99999"/>
    </number:number-style>
    <number:number-style style:name="N188">
      <number:fraction number:min-numerator-digits="1" loext:max-numerator-digits="5" number:min-denominator-digits="5" number:max-denominator-value="99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number:number-style style:name="N193">
      <number:fraction number:min-numerator-digits="1" loext:max-numerator-digits="2" number:min-denominator-digits="1" number:max-denominator-value="99"/>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VRAI" style:family="table-cell" style:parent-style-name="Default">
      <style:text-properties fo:color="#ff3333"/>
    </style:style>
    <style:style style:name="FAUX" style:family="table-cell" style:parent-style-name="Default">
      <style:text-properties fo:color="#009900"/>
    </style:style>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8">00/00/0000</text:date>, <text:time style:data-style-name="N2" text:time-value="09:26:57.4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4T19:12:35.527000000</meta:creation-date>
    <dc:date>2021-12-18T09:45:27.347000000</dc:date>
    <meta:editing-duration>P4DT51M10S</meta:editing-duration>
    <meta:editing-cycles>1180</meta:editing-cycles>
    <meta:generator>LibreOffice/7.1.8.1$Windows_X86_64 LibreOffice_project/e1f30c802c3269a1d052614453f260e49458c82c</meta:generator>
    <meta:document-statistic meta:table-count="9" meta:cell-count="4723" meta:object-count="49"/>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 as Object
	Dim Plage1 as Object, Plage2 as Object, Plage3 as Object

	rem purge nombres saisis Droite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rem purge nombres saisis Parabole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rem purge nombres saisis Tableaux de signes et de variations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rem purge nombres saisis (In)équation niveau 1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In)équation niveau 2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Fonction homographique
	Feuille = thisComponent.Sheets.getByName("Fonction homographique") 'Accès dans ce classeur à une feuille par son nom
	Plage1 = Feuille.getCellRangeByName("B5:K6") 'Accès dans cette feuille à une plage par son nom
	Plage2 = Feuille.getCellRangeByName("B14:H17") 'Accès dans cette feuille à une plage par son nom
	Plage1.clearContents(5) 'Efface plage avec format nombre et texte
	Plage2.clearContents(5) 'Efface plage avec format nombre et texte
End Sub

rem purge nombres saisis Droite
Sub RAZ_Droite()
	Dim Feuille as Object, Plage as Object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End Sub

rem purge nombres saisis Parabole
Sub RAZ_Parabole()
	Dim Feuille as Object, Plage as Object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End Sub

rem purge nombres saisis Tableaux de signes et de variations
Sub RAZ_Tableaux_signes_variations()
	Dim Feuille as Object, Plage1 as Object, Plage2 as Object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In)équation niveau 1
Sub RAZ_In_equation_niveau_1()
	Dim Feuille as Object, Plage1 as Object, Plage2 as Object, Plage3 as Object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In)équation niveau 2
Sub RAZ_In_equation_niveau_2()
	Dim Feuille as Object, Plage1 as Object, Plage2 as Object, Plage3 as Object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Fonction homographique
Sub RAZ_Fonction_homographique()
	Dim Feuille as Object, Plage1 as Object, Plage2 as Object
	Feuille = thisComponent.Sheets.getByName("Fonction homographique") 'Accès dans ce classeur à une feuille par son nom
	Plage1 = Feuille.getCellRangeByName("B5:K6") 'Accès dans cette feuille à une plage par son nom
	Plage2 = Feuille.getCellRangeByName("B14:H17") 'Accès dans cette feuille à une plage par son nom
	Plage1.clearContents(5) 'Efface plage avec format nombre et texte
	Plage2.clearContents(5) 'Efface plage avec format nombre et texte
End Sub

rem--------------------------------------------------------
rem génération nombres aléatoires tous niveaux
rem--------------------------------------------------------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6").value = SK_Alea(-6,6)
	Feuille.GetCellRangeByName("D6").value = SK_Alea(1,2)

	Feuille.GetCellRangeByName("B25").value = SK_Alea(-9,-4)
	Feuille.GetCellRangeByName("F25").value = SK_Alea(4,9)
	Feuille.GetCellRangeByName("H26").value = SK_Alea(1,5)
	Feuille.GetCellRangeByName("I26").value = SK_Alea(1,2)

	Feuille.GetCellRangeByName("V51").value = SK_Alea(-9,0)
	Feuille.GetCellRangeByName("Z51").value = SK_Alea(1,9)
rem	Feuille.GetCellRangeByName("V51").value = SK_Alea(-9,-4)
rem	Feuille.GetCellRangeByName("Z51").value = SK_Alea(4,9)
	Feuille.GetCellRangeByName("AB52").value = SK_Alea(1,5)
	Feuille.GetCellRangeByName("AC52").value = SK_Alea(1,2)
	Feuille.GetCellRangeByName("Y61").value = SK_Alea(1,4)
	Feuille.GetCellRangeByName("AA61").value = SK_Alea(5,6)


	Feuille.GetCellRangeByName("B51").value = SK_Alea(-9,-2)
	Feuille.GetCellRangeByName("D51").value = SK_Alea(1,9)
	Feuille.GetCellRangeByName("I52").value = SK_Alea(-30,-3)
	Feuille.GetCellRangeByName("J52").value = SK_Alea(-30,-3)
	Feuille.GetCellRangeByName("K52").value = SK_Alea(-30,-2)
	Feuille.GetCellRangeByName("L52").value = SK_Alea(1,2)
	Feuille.GetCellRangeByName("E61").value = SK_Alea(1,4)
	Feuille.GetCellRangeByName("G61").value = SK_Alea(5,6)

	Feuille.GetCellRangeByName("W100").value = SK_Alea(5,9)
	Feuille.GetCellRangeByName("X100").value = SK_Alea(5,9)
	Feuille.GetCellRangeByName("Y100").value = SK_Alea(5,9)
	Feuille.GetCellRangeByName("Z100").value = SK_Alea(5,9)
	Feuille.GetCellRangeByName("AA100").value = SK_Alea(5,9)
	For ligne = 102 to 126
		Feuille.GetCellRangeByName("B" &amp; ligne).value = RND()
	Next ligne
	For ligne = 221 to 270
		Feuille.GetCellRangeByName("B" &amp; ligne).value = RND()
	Next ligne
rem	If SK_Alea(1,2)=1 Then 
rem		Feuille.GetCellRangeByName("A208").value = SK_Alea(1,5)
rem		Else Feuille.GetCellRangeByName("A208").value = SK_Alea(-5,-1)
rem	End If
rem	Feuille.GetCellRangeByName("B209").value = SK_Alea(1,5)
rem	If SK_Alea(1,2)=1 Then 
rem		Feuille.GetCellRangeByName("C208").value = SK_Alea(1,3)
rem		Else Feuille.GetCellRangeByName("C208").value = SK_Alea(-3,-1)
rem	End If
rem	If SK_Alea(1,2)=1 Then 
rem		Feuille.GetCellRangeByName("C209").value = SK_Alea(1,3)
rem		Else Feuille.GetCellRangeByName("C209").value = SK_Alea(-3,-1)
rem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D100:Données.T101 Aide.A1:Aide.A1" chart:data-source-has-labels="column" svg:x="0.54cm" svg:y="0.285cm" svg:width="25.961cm" svg:height="13.727cm">
          <chart:coordinate-region svg:x="0.765cm" svg:y="0.511cm" svg:width="25.589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D101:Données.T101" chart:label-cell-address="Aide.A1:Aide.A1" chart:class="chart:scatter">
            <chart:domain table:cell-range-address="Données.D100:Données.T100"/>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row>
          </table:table-header-rows>
          <table:table-rows>
            <table:table-row>
              <table:table-cell office:value-type="string">
                <text:p>Ligne 100</text:p>
                <draw:g>
                  <svg:desc/>
                </draw:g>
              </table:table-cell>
              <table:table-cell office:value-type="float" office:value="-8">
                <text:p>-8</text:p>
                <draw:g>
                  <svg:desc>Données.D100:Données.T100</svg:desc>
                </draw:g>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row>
              <table:table-cell office:value-type="string">
                <text:p>KELLER Stéphane - Lycée agricole Louis Pasteur</text:p>
                <draw:g>
                  <svg:desc>Aide.A1:Aide.A1</svg:desc>
                </draw:g>
              </table:table-cell>
              <table:table-cell office:value-type="float" office:value="6">
                <text:p>6</text:p>
                <draw:g>
                  <svg:desc>Données.D101:Données.T101</svg:desc>
                </draw:g>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cell office:value-type="float" office:value="2.29610059419054">
                <text:p>2.29610059419054</text:p>
              </table:table-cell>
              <table:table-cell office:value-type="float" office:value="4.24264068711929">
                <text:p>4.24264068711929</text:p>
              </table:table-cell>
              <table:table-cell office:value-type="float" office:value="5.54327719506772">
                <text:p>5.54327719506772</text:p>
              </table:table-cell>
              <table:table-cell office:value-type="float" office:value="6">
                <text:p>6</text:p>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cell office:value-type="float" office:value="1.91341716182545">
                <text:p>1.91341716182545</text:p>
              </table:table-cell>
              <table:table-cell office:value-type="float" office:value="3.53553390593274">
                <text:p>3.53553390593274</text:p>
              </table:table-cell>
              <table:table-cell office:value-type="float" office:value="4.61939766255643">
                <text:p>4.61939766255643</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leave-gap"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3.572cm" svg:height="35.722cm" xlink:href=".." xlink:type="simple" chart:class="chart:scatter" chart:style-name="ch1">
        <chart:plot-area chart:style-name="ch2" table:cell-range-address="Données.D100:Données.T101" chart:data-source-has-labels="row" svg:x="0.225cm" svg:y="0.793cm" svg:width="53.033cm" svg:height="34.117cm">
          <chart:coordinate-region svg:x="0.569cm" svg:y="1.217cm" svg:width="52.476cm" svg:height="33.269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D101:Données.T101" loext:label-string="&quot;Courbe&quot;" chart:class="chart:scatter">
            <chart:domain table:cell-range-address="Données.D100:Données.T100"/>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gne 100</text:p>
              </table:table-cell>
              <table:table-cell office:value-type="string">
                <text:p>Courbe</text:p>
              </table:table-cell>
            </table:table-row>
          </table:table-header-rows>
          <table:table-rows>
            <table:table-row>
              <table:table-cell office:value-type="string">
                <text:p>1</text:p>
              </table:table-cell>
              <table:table-cell office:value-type="float" office:value="-8">
                <text:p>-8</text:p>
                <draw:g>
                  <svg:desc>Données.D100:Données.T100</svg:desc>
                </draw:g>
              </table:table-cell>
              <table:table-cell office:value-type="float" office:value="6">
                <text:p>6</text:p>
                <draw:g>
                  <svg:desc>Données.D101:Données.T101</svg:desc>
                </draw:g>
              </table:table-cell>
            </table:table-row>
            <table:table-row>
              <table:table-cell office:value-type="string">
                <text:p>2</text:p>
              </table:table-cell>
              <table:table-cell office:value-type="float" office:value="-7">
                <text:p>-7</text:p>
              </table:table-cell>
              <table:table-cell office:value-type="float" office:value="5.54327719506772">
                <text:p>5.54327719506772</text:p>
              </table:table-cell>
            </table:table-row>
            <table:table-row>
              <table:table-cell office:value-type="string">
                <text:p>3</text:p>
              </table:table-cell>
              <table:table-cell office:value-type="float" office:value="-6">
                <text:p>-6</text:p>
              </table:table-cell>
              <table:table-cell office:value-type="float" office:value="4.24264068711929">
                <text:p>4.24264068711929</text:p>
              </table:table-cell>
            </table:table-row>
            <table:table-row>
              <table:table-cell office:value-type="string">
                <text:p>4</text:p>
              </table:table-cell>
              <table:table-cell office:value-type="float" office:value="-5">
                <text:p>-5</text:p>
              </table:table-cell>
              <table:table-cell office:value-type="float" office:value="2.29610059419054">
                <text:p>2.29610059419054</text:p>
              </table:table-cell>
            </table:table-row>
            <table:table-row>
              <table:table-cell office:value-type="string">
                <text:p>5</text:p>
              </table:table-cell>
              <table:table-cell office:value-type="float" office:value="-4">
                <text:p>-4</text:p>
              </table:table-cell>
              <table:table-cell office:value-type="float" office:value="0">
                <text:p>0</text:p>
              </table:table-cell>
            </table:table-row>
            <table:table-row>
              <table:table-cell office:value-type="string">
                <text:p>6</text:p>
              </table:table-cell>
              <table:table-cell office:value-type="float" office:value="-3">
                <text:p>-3</text:p>
              </table:table-cell>
              <table:table-cell office:value-type="float" office:value="2.29610059419054">
                <text:p>2.29610059419054</text:p>
              </table:table-cell>
            </table:table-row>
            <table:table-row>
              <table:table-cell office:value-type="string">
                <text:p>7</text:p>
              </table:table-cell>
              <table:table-cell office:value-type="float" office:value="-2">
                <text:p>-2</text:p>
              </table:table-cell>
              <table:table-cell office:value-type="float" office:value="4.24264068711929">
                <text:p>4.24264068711929</text:p>
              </table:table-cell>
            </table:table-row>
            <table:table-row>
              <table:table-cell office:value-type="string">
                <text:p>8</text:p>
              </table:table-cell>
              <table:table-cell office:value-type="float" office:value="-1">
                <text:p>-1</text:p>
              </table:table-cell>
              <table:table-cell office:value-type="float" office:value="5.54327719506772">
                <text:p>5.54327719506772</text:p>
              </table:table-cell>
            </table:table-row>
            <table:table-row>
              <table:table-cell office:value-type="string">
                <text:p>9</text:p>
              </table:table-cell>
              <table:table-cell office:value-type="float" office:value="0">
                <text:p>0</text:p>
              </table:table-cell>
              <table:table-cell office:value-type="float" office:value="6">
                <text:p>6</text:p>
              </table:table-cell>
            </table:table-row>
            <table:table-row>
              <table:table-cell office:value-type="string">
                <text:p>10</text:p>
              </table:table-cell>
              <table:table-cell office:value-type="float" office:value="1">
                <text:p>1</text:p>
              </table:table-cell>
              <table:table-cell office:value-type="float" office:value="5.54327719506772">
                <text:p>5.54327719506772</text:p>
              </table:table-cell>
            </table:table-row>
            <table:table-row>
              <table:table-cell office:value-type="string">
                <text:p>11</text:p>
              </table:table-cell>
              <table:table-cell office:value-type="float" office:value="2">
                <text:p>2</text:p>
              </table:table-cell>
              <table:table-cell office:value-type="float" office:value="4.24264068711929">
                <text:p>4.24264068711929</text:p>
              </table:table-cell>
            </table:table-row>
            <table:table-row>
              <table:table-cell office:value-type="string">
                <text:p>12</text:p>
              </table:table-cell>
              <table:table-cell office:value-type="float" office:value="3">
                <text:p>3</text:p>
              </table:table-cell>
              <table:table-cell office:value-type="float" office:value="2.29610059419054">
                <text:p>2.29610059419054</text:p>
              </table:table-cell>
            </table:table-row>
            <table:table-row>
              <table:table-cell office:value-type="string">
                <text:p>13</text:p>
              </table:table-cell>
              <table:table-cell office:value-type="float" office:value="4">
                <text:p>4</text:p>
              </table:table-cell>
              <table:table-cell office:value-type="float" office:value="0">
                <text:p>0</text:p>
              </table:table-cell>
            </table:table-row>
            <table:table-row>
              <table:table-cell office:value-type="string">
                <text:p>14</text:p>
              </table:table-cell>
              <table:table-cell office:value-type="float" office:value="5">
                <text:p>5</text:p>
              </table:table-cell>
              <table:table-cell office:value-type="float" office:value="1.91341716182545">
                <text:p>1.91341716182545</text:p>
              </table:table-cell>
            </table:table-row>
            <table:table-row>
              <table:table-cell office:value-type="string">
                <text:p>15</text:p>
              </table:table-cell>
              <table:table-cell office:value-type="float" office:value="6">
                <text:p>6</text:p>
              </table:table-cell>
              <table:table-cell office:value-type="float" office:value="3.53553390593274">
                <text:p>3.53553390593274</text:p>
              </table:table-cell>
            </table:table-row>
            <table:table-row>
              <table:table-cell office:value-type="string">
                <text:p>16</text:p>
              </table:table-cell>
              <table:table-cell office:value-type="float" office:value="7">
                <text:p>7</text:p>
              </table:table-cell>
              <table:table-cell office:value-type="float" office:value="4.61939766255643">
                <text:p>4.61939766255643</text:p>
              </table:table-cell>
            </table:table-row>
            <table:table-row>
              <table:table-cell office:value-type="string">
                <text:p>17</text:p>
              </table:table-cell>
              <table:table-cell office:value-type="float" office:value="8">
                <text:p>8</text:p>
              </table:table-cell>
              <table:table-cell office:value-type="float" office:value="5">
                <text:p>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69">
      <number:fraction number:min-numerator-digits="1" loext:max-numerator-digits="6" number:min-denominator-digits="1" number:max-denominator-value="999999"/>
    </number:number-style>
    <style:style style:name="ch1" style:family="chart">
      <style:graphic-properties draw:stroke="none"/>
    </style:style>
    <style:style style:name="ch2" style:family="chart">
      <style:chart-properties chart:interpolation="cubic-spline" chart:symbol-type="automatic"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69">
      <style:chart-properties chart:symbol-type="image" chart:symbol-width="0.3cm" chart:symbol-height="0.3cm" loext:label-stroke-color="#3465a4" chart:link-data-style-to-source="true" chart:data-label-number="value" chart:data-label-text="false" chart:data-label-symbol="false" chart:label-position="righ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9" style:family="chart">
      <style:graphic-properties svg:stroke-color="#3465a4"/>
    </style:style>
    <style:style style:name="ch10" style:family="chart" style:data-style-name="N169">
      <style:chart-properties chart:symbol-type="image" chart:symbol-width="0.3cm" chart:symbol-height="0.3cm" loext:label-stroke-color="#3465a4" chart:link-data-style-to-source="true" chart:data-label-number="value" chart:data-label-text="false" chart:data-label-symbol="false" chart:label-position="lef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11" style:family="chart">
      <style:chart-properties chart:solid-type="cuboid" chart:symbol-type="image" chart:symbol-width="0.3cm" chart:symbol-height="0.3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8.188cm" svg:height="33.266cm" xlink:href=".." xlink:type="simple" chart:class="chart:scatter" chart:style-name="ch1">
        <chart:plot-area chart:style-name="ch2" table:cell-range-address="Données.N5:Données.O25" chart:data-source-has-labels="row" svg:x="0.465cm" svg:y="0.971cm" svg:width="27.474cm" svg:height="31.165cm">
          <chart:coordinate-region svg:x="0.875cm" svg:y="1.277cm" svg:width="26.745cm" svg:height="30.554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O5:Données.O25" loext:label-string="&quot;Courbe&quot;" chart:class="chart:scatter">
            <chart:domain table:cell-range-address="Données.N5:Données.N25"/>
            <chart:data-point chart:repeated="21"/>
          </chart:series>
          <chart:series chart:style-name="ch8" chart:values-cell-range-address="Données.O5:Données.O5" loext:label-string="&quot;Point Gauche&quot;" chart:class="chart:scatter">
            <chart:domain table:cell-range-address="Données.N5:Données.N5"/>
            <chart:data-point/>
            <chart:data-label chart:style-name="ch9"/>
          </chart:series>
          <chart:series chart:style-name="ch10" chart:values-cell-range-address="Données.O25:Données.O25" loext:label-string="&quot;Point droite&quot;" chart:class="chart:scatter">
            <chart:domain table:cell-range-address="Données.N25:Données.N25"/>
            <chart:data-point chart:style-name="ch11"/>
            <chart:data-label chart:style-name="ch9"/>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N</text:p>
              </table:table-cell>
              <table:table-cell office:value-type="string">
                <text:p>Courbe</text:p>
              </table:table-cell>
              <table:table-cell office:value-type="string">
                <text:p/>
              </table:table-cell>
              <table:table-cell office:value-type="string">
                <text:p>Point Gauche</text:p>
              </table:table-cell>
              <table:table-cell office:value-type="string">
                <text:p/>
              </table:table-cell>
              <table:table-cell office:value-type="string">
                <text:p>Point droite</text:p>
              </table:table-cell>
            </table:table-row>
          </table:table-header-rows>
          <table:table-rows>
            <table:table-row>
              <table:table-cell office:value-type="string">
                <text:p>1</text:p>
              </table:table-cell>
              <table:table-cell office:value-type="float" office:value="-10">
                <text:p>-10</text:p>
                <draw:g>
                  <svg:desc>Données.N5:Données.N25</svg:desc>
                </draw:g>
              </table:table-cell>
              <table:table-cell office:value-type="float" office:value="-0.918367346938775">
                <text:p>-0.918367346938775</text:p>
                <draw:g>
                  <svg:desc>Données.O5:Données.O25</svg:desc>
                </draw:g>
              </table:table-cell>
              <table:table-cell office:value-type="float" office:value="-10">
                <text:p>-10</text:p>
                <draw:g>
                  <svg:desc>Données.N5:Données.N5</svg:desc>
                </draw:g>
              </table:table-cell>
              <table:table-cell office:value-type="float" office:value="-0.918367346938775">
                <text:p>-0.918367346938775</text:p>
                <draw:g>
                  <svg:desc>Données.O5:Données.O5</svg:desc>
                </draw:g>
              </table:table-cell>
              <table:table-cell office:value-type="float" office:value="10">
                <text:p>10</text:p>
                <draw:g>
                  <svg:desc>Données.N25:Données.N25</svg:desc>
                </draw:g>
              </table:table-cell>
              <table:table-cell office:value-type="float" office:value="-5.81632653061225">
                <text:p>-5.81632653061225</text:p>
                <draw:g>
                  <svg:desc>Données.O25:Données.O25</svg:desc>
                </draw:g>
              </table:table-cell>
            </table:table-row>
            <table:table-row>
              <table:table-cell office:value-type="string">
                <text:p>2</text:p>
              </table:table-cell>
              <table:table-cell office:value-type="float" office:value="-9">
                <text:p>-9</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8">
                <text:p>-8</text:p>
              </table:table-cell>
              <table:table-cell office:value-type="float" office:value="0.795918367346939">
                <text:p>0.7959183673469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
                <text:p>-7</text:p>
              </table:table-cell>
              <table:table-cell office:value-type="float" office:value="1.46938775510204">
                <text:p>1.469387755102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2.02040816326531">
                <text:p>2.020408163265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2.44897959183673">
                <text:p>2.448979591836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2.75510204081633">
                <text:p>2.755102040816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2.93877551020408">
                <text:p>2.938775510204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2.93877551020408">
                <text:p>2.938775510204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2.75510204081633">
                <text:p>2.755102040816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44897959183673">
                <text:p>2.448979591836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2.02040816326531">
                <text:p>2.020408163265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46938775510204">
                <text:p>1.469387755102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0.795918367346939">
                <text:p>0.7959183673469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0.918367346938775">
                <text:p>-0.9183673469387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1.95918367346939">
                <text:p>-1.959183673469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3.12244897959184">
                <text:p>-3.122448979591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4.40816326530612">
                <text:p>-4.408163265306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5.81632653061225">
                <text:p>-5.816326530612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717cm" svg:height="18.479cm" xlink:href=".." xlink:type="simple" chart:class="chart:scatter" chart:style-name="ch1">
        <chart:plot-area chart:style-name="ch2" table:cell-range-address="Données.O50:Données.P70 Données.S50:Données.S52" chart:data-source-has-labels="row" svg:x="0.434cm" svg:y="0.369cm" svg:width="20.849cm" svg:height="17.741cm">
          <chart:coordinate-region svg:x="0.844cm" svg:y="0.674cm" svg:width="20.12cm" svg:height="17.131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P50:Données.P70" loext:label-string="&quot;Parabole&quot;" chart:class="chart:scatter">
            <chart:domain table:cell-range-address="Données.O50:Données.O70"/>
            <chart:data-point chart:repeated="21"/>
          </chart:series>
          <chart:series chart:style-name="ch8" chart:values-cell-range-address="Données.S50:Données.S52" loext:label-string="&quot;Droite&quot;" chart:class="chart:scatter">
            <chart:domain table:cell-range-address="Données.R50:Données.R52"/>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O</text:p>
              </table:table-cell>
              <table:table-cell office:value-type="string">
                <text:p>Parabole</text:p>
              </table:table-cell>
              <table:table-cell office:value-type="string">
                <text:p>Colonne R</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O50:Données.O70</svg:desc>
                </draw:g>
              </table:table-cell>
              <table:table-cell office:value-type="float" office:value="5.67532467532469">
                <text:p>5.67532467532469</text:p>
                <draw:g>
                  <svg:desc>Données.P50:Données.P70</svg:desc>
                </draw:g>
              </table:table-cell>
              <table:table-cell office:value-type="float" office:value="-10">
                <text:p>-10</text:p>
                <draw:g>
                  <svg:desc>Données.R50:Données.R52</svg:desc>
                </draw:g>
              </table:table-cell>
              <table:table-cell office:value-type="float" office:value="48.7272727272727">
                <text:p>48.7272727272727</text:p>
                <draw:g>
                  <svg:desc>Données.S50:Données.S52</svg:desc>
                </draw:g>
              </table:table-cell>
            </table:table-row>
            <table:table-row>
              <table:table-cell office:value-type="string">
                <text:p>2</text:p>
              </table:table-cell>
              <table:table-cell office:value-type="float" office:value="-9">
                <text:p>-9</text:p>
              </table:table-cell>
              <table:table-cell office:value-type="float" office:value="11.5064935064935">
                <text:p>11.5064935064935</text:p>
              </table:table-cell>
              <table:table-cell office:value-type="float" office:value="0">
                <text:p>0</text:p>
              </table:table-cell>
              <table:table-cell office:value-type="float" office:value="14.1818181818182">
                <text:p>14.1818181818182</text:p>
              </table:table-cell>
            </table:table-row>
            <table:table-row>
              <table:table-cell office:value-type="string">
                <text:p>3</text:p>
              </table:table-cell>
              <table:table-cell office:value-type="float" office:value="-8">
                <text:p>-8</text:p>
              </table:table-cell>
              <table:table-cell office:value-type="float" office:value="16.4935064935065">
                <text:p>16.4935064935065</text:p>
              </table:table-cell>
              <table:table-cell office:value-type="float" office:value="10">
                <text:p>10</text:p>
              </table:table-cell>
              <table:table-cell office:value-type="float" office:value="-20.3636363636364">
                <text:p>-20.3636363636364</text:p>
              </table:table-cell>
            </table:table-row>
            <table:table-row>
              <table:table-cell office:value-type="string">
                <text:p>4</text:p>
              </table:table-cell>
              <table:table-cell office:value-type="float" office:value="-7">
                <text:p>-7</text:p>
              </table:table-cell>
              <table:table-cell office:value-type="float" office:value="20.6363636363636">
                <text:p>20.6363636363636</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23.9350649350649">
                <text:p>23.9350649350649</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26.3896103896104">
                <text:p>26.3896103896104</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28.7662337662338">
                <text:p>28.766233766233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28.6883116883117">
                <text:p>28.6883116883117</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27.7662337662338">
                <text:p>27.7662337662338</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26">
                <text:p>26</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3.3896103896104">
                <text:p>23.3896103896104</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19.9350649350649">
                <text:p>19.9350649350649</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5.6363636363636">
                <text:p>15.6363636363636</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10.4935064935065">
                <text:p>10.493506493506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4.50649350649351">
                <text:p>4.50649350649351</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2.32467532467532">
                <text:p>-2.32467532467532</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10">
                <text:p>-10</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18.5194805194805">
                <text:p>-18.5194805194805</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27.8831168831169">
                <text:p>-27.8831168831169</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38.0909090909091">
                <text:p>-38.090909090909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4cm" svg:stroke-color="#2f4f4f"/>
    </style:style>
    <style:style style:name="ch5" style:family="chart">
      <style:graphic-properties svg:stroke-width="0.04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966cm" svg:height="15.538cm" xlink:href=".." xlink:type="simple" chart:class="chart:scatter" chart:style-name="ch1">
        <chart:plot-area chart:style-name="ch2" table:cell-range-address="Données.G7:Données.H8" chart:data-source-has-labels="row" svg:x="0.479cm" svg:y="0.31cm" svg:width="23.008cm" svg:height="14.918cm">
          <chart:coordinate-region svg:x="0.889cm" svg:y="0.615cm" svg:width="22.28cm" svg:height="14.308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H7:Données.H8" loext:label-string="&quot;Droite&quot;" chart:class="chart:scatter">
            <chart:domain table:cell-range-address="Données.G7:Données.G8"/>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G7:Données.G8</svg:desc>
                </draw:g>
              </table:table-cell>
              <table:table-cell office:value-type="float" office:value="15">
                <text:p>15</text:p>
                <draw:g>
                  <svg:desc>Données.H7:Données.H8</svg:desc>
                </draw:g>
              </table:table-cell>
            </table:table-row>
            <table:table-row>
              <table:table-cell office:value-type="string">
                <text:p>2</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1cm"/>
      <style:text-properties fo:font-size="14pt" style:font-size-asian="10pt" style:font-size-complex="10pt"/>
    </style:style>
    <style:style style:name="ch4" style:family="chart">
      <style:graphic-properties svg:stroke-color="#b2b2b2"/>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1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49.386cm" svg:height="26.742cm" xlink:href=".." xlink:type="simple" chart:class="chart:scatter" chart:style-name="ch1">
        <chart:plot-area chart:style-name="ch2" table:cell-range-address="Données.J211:Données.J212 Données.L211:Données.L212 Données.AG189:Données.AG589 Données.L208:Données.L209" chart:data-source-has-labels="row" svg:x="0.987cm" svg:y="0.534cm" svg:width="47.412cm" svg:height="25.674cm">
          <chart:coordinate-region svg:x="1.358cm" svg:y="0.76cm" svg:width="46.748cm" svg:height="25.223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L211:Données.L212" loext:label-string="&quot;Asymptote verticale&quot;" chart:class="chart:scatter">
            <chart:domain table:cell-range-address="Données.J211:Données.J212"/>
            <chart:data-point chart:repeated="2"/>
          </chart:series>
          <chart:series chart:style-name="ch7" chart:values-cell-range-address="Données.AG189:Données.AG589" loext:label-string="&quot;Courbe homographique&quot;" chart:class="chart:scatter">
            <chart:domain table:cell-range-address="Données.AF189:Données.AF589"/>
            <chart:data-point chart:repeated="401"/>
          </chart:series>
          <chart:series chart:style-name="ch6" chart:values-cell-range-address="Données.L208:Données.L209" loext:label-string="&quot;Asymptote horizontale&quot;" chart:class="chart:scatter">
            <chart:domain table:cell-range-address="Données.J208:Données.J209"/>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3">
                <text:p>3</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1.38461538461538">
                <text:p>-1.38461538461538</text:p>
                <draw:g>
                  <svg:desc>Données.AG189:Données.AG589</svg:desc>
                </draw:g>
              </table:table-cell>
              <table:table-cell office:value-type="float" office:value="-10">
                <text:p>-10</text:p>
                <draw:g>
                  <svg:desc>Données.J208:Données.J209</svg:desc>
                </draw:g>
              </table:table-cell>
              <table:table-cell office:value-type="float" office:value="-2">
                <text:p>-2</text:p>
                <draw:g>
                  <svg:desc>Données.L208:Données.L209</svg:desc>
                </draw:g>
              </table:table-cell>
            </table:table-row>
            <table:table-row>
              <table:table-cell office:value-type="string">
                <text:p>2</text:p>
              </table:table-cell>
              <table:table-cell office:value-type="float" office:value="3">
                <text:p>3</text:p>
              </table:table-cell>
              <table:table-cell office:value-type="float" office:value="10">
                <text:p>10</text:p>
              </table:table-cell>
              <table:table-cell office:value-type="float" office:value="-9.95">
                <text:p>-9.95</text:p>
              </table:table-cell>
              <table:table-cell office:value-type="float" office:value="-1.38223938223938">
                <text:p>-1.38223938223938</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1.37984496124031">
                <text:p>-1.3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1.37743190661479">
                <text:p>-1.377431906614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1.37254901960784">
                <text:p>-1.372549019607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37007874015748">
                <text:p>-1.37007874015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1.36758893280632">
                <text:p>-1.36758893280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1.36507936507936">
                <text:p>-1.365079365079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1.36254980079681">
                <text:p>-1.36254980079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1.36">
                <text:p>-1.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1.3574297188755">
                <text:p>-1.3574297188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1.35483870967742">
                <text:p>-1.354838709677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1.35222672064777">
                <text:p>-1.35222672064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1.34959349593496">
                <text:p>-1.349593495934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1.3469387755102">
                <text:p>-1.34693877551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1.34426229508197">
                <text:p>-1.344262295081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1.34156378600823">
                <text:p>-1.34156378600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1.33884297520661">
                <text:p>-1.33884297520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1.33609958506224">
                <text:p>-1.336099585062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1.33333333333333">
                <text:p>-1.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1.33054393305439">
                <text:p>-1.33054393305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1.32773109243697">
                <text:p>-1.32773109243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1.32489451476793">
                <text:p>-1.324894514767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1.32203389830508">
                <text:p>-1.322033898305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1.31914893617021">
                <text:p>-1.319148936170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1.31623931623932">
                <text:p>-1.316239316239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1.31330472103004">
                <text:p>-1.31330472103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1.31034482758621">
                <text:p>-1.310344827586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1.30735930735931">
                <text:p>-1.30735930735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1.30434782608696">
                <text:p>-1.30434782608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1.30131004366812">
                <text:p>-1.3013100436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1.29824561403509">
                <text:p>-1.298245614035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1.29515418502203">
                <text:p>-1.295154185022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1.29203539823009">
                <text:p>-1.29203539823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1.28888888888889">
                <text:p>-1.2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1.28571428571428">
                <text:p>-1.2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1.28251121076233">
                <text:p>-1.282511210762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1.27927927927928">
                <text:p>-1.279279279279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1.27601809954751">
                <text:p>-1.276018099547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1.27272727272727">
                <text:p>-1.2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1.26940639269406">
                <text:p>-1.269406392694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1.26605504587156">
                <text:p>-1.266055045871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1.26267281105991">
                <text:p>-1.262672811059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1.25925925925926">
                <text:p>-1.259259259259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1.25581395348837">
                <text:p>-1.25581395348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1.25233644859813">
                <text:p>-1.25233644859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1.24882629107981">
                <text:p>-1.248826291079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1.24528301886792">
                <text:p>-1.245283018867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1.24170616113744">
                <text:p>-1.24170616113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1.23809523809524">
                <text:p>-1.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1.23444976076555">
                <text:p>-1.234449760765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1.22705314009662">
                <text:p>-1.227053140096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1.22330097087378">
                <text:p>-1.223300970873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1.21951219512195">
                <text:p>-1.219512195121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1.2156862745098">
                <text:p>-1.2156862745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1.21182266009852">
                <text:p>-1.211822660098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1.20792079207921">
                <text:p>-1.207920792079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1.20398009950249">
                <text:p>-1.203980099502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1.19597989949749">
                <text:p>-1.195979899497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1.19191919191919">
                <text:p>-1.191919191919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1.18781725888325">
                <text:p>-1.18781725888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1.18367346938775">
                <text:p>-1.183673469387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1.17948717948718">
                <text:p>-1.179487179487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1.17525773195876">
                <text:p>-1.175257731958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1.17098445595855">
                <text:p>-1.170984455958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1.16666666666666">
                <text:p>-1.1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1.16230366492146">
                <text:p>-1.162303664921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1.1578947368421">
                <text:p>-1.1578947368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1.15343915343915">
                <text:p>-1.153439153439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1.14893617021276">
                <text:p>-1.14893617021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1.14438502673797">
                <text:p>-1.144385026737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1.13978494623656">
                <text:p>-1.139784946236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1.13513513513513">
                <text:p>-1.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1.13043478260869">
                <text:p>-1.13043478260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1.12568306010929">
                <text:p>-1.125683060109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1.12087912087912">
                <text:p>-1.120879120879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1.11602209944751">
                <text:p>-1.116022099447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1.11111111111111">
                <text:p>-1.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1.10614525139665">
                <text:p>-1.10614525139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1.10112359550562">
                <text:p>-1.101123595505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1.09604519774011">
                <text:p>-1.096045197740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1.08571428571428">
                <text:p>-1.0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1.08045977011494">
                <text:p>-1.080459770114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1.07514450867052">
                <text:p>-1.075144508670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1.06976744186046">
                <text:p>-1.069767441860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1.06432748538011">
                <text:p>-1.064327485380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1.05882352941176">
                <text:p>-1.058823529411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1.05325443786982">
                <text:p>-1.05325443786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1.04761904761905">
                <text:p>-1.047619047619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1.04191616766467">
                <text:p>-1.041916167664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1.03614457831325">
                <text:p>-1.03614457831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1.03030303030303">
                <text:p>-1.0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1.02439024390244">
                <text:p>-1.024390243902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1.01840490797546">
                <text:p>-1.01840490797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1.01234567901234">
                <text:p>-1.012345679012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1.00621118012422">
                <text:p>-1.006211180124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0.999999999999998">
                <text:p>-0.99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0.993710691823897">
                <text:p>-0.993710691823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0.987341772151897">
                <text:p>-0.987341772151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0.980891719745221">
                <text:p>-0.9808917197452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0.974358974358972">
                <text:p>-0.9743589743589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0.967741935483869">
                <text:p>-0.967741935483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0.961038961038959">
                <text:p>-0.9610389610389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0.95424836601307">
                <text:p>-0.954248366013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0.947368421052629">
                <text:p>-0.9473684210526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0.940397350993375">
                <text:p>-0.940397350993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0.933333333333331">
                <text:p>-0.9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0.926174496644293">
                <text:p>-0.9261744966442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0.918918918918917">
                <text:p>-0.9189189189189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0.911564625850338">
                <text:p>-0.911564625850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0.904109589041094">
                <text:p>-0.9041095890410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0.896551724137929">
                <text:p>-0.8965517241379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0.888888888888887">
                <text:p>-0.8888888888888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0.881118881118879">
                <text:p>-0.8811188811188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0.873239436619716">
                <text:p>-0.873239436619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0.865248226950352">
                <text:p>-0.8652482269503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0.857142857142855">
                <text:p>-0.8571428571428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0.84892086330935">
                <text:p>-0.84892086330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0.840579710144925">
                <text:p>-0.8405797101449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0.832116788321166">
                <text:p>-0.8321167883211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0.823529411764704">
                <text:p>-0.8235294117647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0.814814814814813">
                <text:p>-0.814814814814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0.805970149253729">
                <text:p>-0.8059701492537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0.796992481203005">
                <text:p>-0.796992481203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0.787878787878786">
                <text:p>-0.7878787878787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0.778625954198471">
                <text:p>-0.7786259541984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0.769230769230767">
                <text:p>-0.7692307692307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0.759689922480618">
                <text:p>-0.759689922480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0.749999999999998">
                <text:p>-0.74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0.740157480314958">
                <text:p>-0.740157480314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0.730158730158728">
                <text:p>-0.7301587301587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0.719999999999998">
                <text:p>-0.71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0.709677419354837">
                <text:p>-0.709677419354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0.699186991869917">
                <text:p>-0.6991869918699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0.688524590163932">
                <text:p>-0.6885245901639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0.677685950413221">
                <text:p>-0.6776859504132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0.666666666666665">
                <text:p>-0.666666666666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0.655462184873947">
                <text:p>-0.655462184873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0.644067796610167">
                <text:p>-0.6440677966101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0.63247863247863">
                <text:p>-0.632478632478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0.620689655172412">
                <text:p>-0.620689655172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0.608695652173911">
                <text:p>-0.6086956521739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0.596491228070173">
                <text:p>-0.5964912280701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0.584070796460175">
                <text:p>-0.584070796460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0.571428571428569">
                <text:p>-0.5714285714285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0.558558558558556">
                <text:p>-0.558558558558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0.545454545454543">
                <text:p>-0.5454545454545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0.532110091743117">
                <text:p>-0.5321100917431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0.518518518518516">
                <text:p>-0.5185185185185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0.50467289719626">
                <text:p>-0.504672897196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0.490566037735847">
                <text:p>-0.4905660377358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0.476190476190474">
                <text:p>-0.4761904761904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0.461538461538459">
                <text:p>-0.4615384615384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0.446601941747571">
                <text:p>-0.446601941747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0.431372549019606">
                <text:p>-0.431372549019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0.415841584158414">
                <text:p>-0.415841584158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0.399999999999998">
                <text:p>-0.39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0.383838383838382">
                <text:p>-0.383838383838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0.367346938775508">
                <text:p>-0.3673469387755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0.350515463917523">
                <text:p>-0.350515463917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0.333333333333331">
                <text:p>-0.3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0.315789473684208">
                <text:p>-0.3157894736842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0.297872340425529">
                <text:p>-0.2978723404255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0.279569892473116">
                <text:p>-0.2795698924731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0.260869565217389">
                <text:p>-0.2608695652173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0.241758241758239">
                <text:p>-0.2417582417582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0.22222222222222">
                <text:p>-0.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0.202247191011233">
                <text:p>-0.2022471910112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0.181818181818179">
                <text:p>-0.1818181818181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0.160919540229882">
                <text:p>-0.1609195402298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0.139534883720927">
                <text:p>-0.1395348837209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0.117647058823526">
                <text:p>-0.117647058823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0.095238095238092">
                <text:p>-0.0952380952380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0.0722891566265027">
                <text:p>-0.07228915662650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0.0487804878048746">
                <text:p>-0.0487804878048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0.0246913580246878">
                <text:p>-0.0246913580246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3.66373598126302E-015">
                <text:p>3.66373598126302E-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0.0253164556962063">
                <text:p>0.02531645569620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0.0512820512820552">
                <text:p>0.05128205128205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0.0779220779220819">
                <text:p>0.07792207792208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0.105263157894741">
                <text:p>0.105263157894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0.133333333333338">
                <text:p>0.133333333333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0.162162162162167">
                <text:p>0.1621621621621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0.191780821917813">
                <text:p>0.191780821917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0.222222222222227">
                <text:p>0.2222222222222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0.253521126760568">
                <text:p>0.253521126760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0.285714285714291">
                <text:p>0.2857142857142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0.31884057971015">
                <text:p>0.31884057971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0.352941176470593">
                <text:p>0.352941176470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0.388059701492543">
                <text:p>0.3880597014925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0.42424242424243">
                <text:p>0.424242424242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0.461538461538467">
                <text:p>0.4615384615384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0.500000000000006">
                <text:p>0.5000000000000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0.539682539682546">
                <text:p>0.539682539682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0.580645161290329">
                <text:p>0.5806451612903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0.622950819672138">
                <text:p>0.6229508196721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0.666666666666673">
                <text:p>0.6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0.711864406779668">
                <text:p>0.711864406779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0.75862068965518">
                <text:p>0.75862068965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0.807017543859657">
                <text:p>0.8070175438596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0.857142857142865">
                <text:p>0.8571428571428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0.909090909090917">
                <text:p>0.9090909090909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0.962962962962971">
                <text:p>0.9629629629629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1.01886792452831">
                <text:p>1.01886792452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1.07692307692309">
                <text:p>1.076923076923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1.13725490196079">
                <text:p>1.13725490196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1.20000000000001">
                <text:p>1.2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1.26530612244899">
                <text:p>1.26530612244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1.40425531914895">
                <text:p>1.404255319148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1.47826086956523">
                <text:p>1.47826086956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1.55555555555557">
                <text:p>1.555555555555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1.63636363636365">
                <text:p>1.636363636363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1.72093023255815">
                <text:p>1.720930232558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1.80952380952382">
                <text:p>1.80952380952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1.90243902439026">
                <text:p>1.902439024390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2.00000000000002">
                <text:p>2.0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2.10256410256412">
                <text:p>2.10256410256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2.21052631578949">
                <text:p>2.210526315789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2.32432432432434">
                <text:p>2.324324324324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2.44444444444446">
                <text:p>2.444444444444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2.57142857142859">
                <text:p>2.571428571428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2.7058823529412">
                <text:p>2.7058823529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2.84848484848487">
                <text:p>2.84848484848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3.00000000000003">
                <text:p>3.0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3.16129032258067">
                <text:p>3.161290322580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3.33333333333336">
                <text:p>3.333333333333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3.51724137931038">
                <text:p>3.517241379310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3.71428571428575">
                <text:p>3.714285714285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3.92592592592596">
                <text:p>3.925925925925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4.1538461538462">
                <text:p>4.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4.40000000000005">
                <text:p>4.4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4.66666666666672">
                <text:p>4.66666666666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4.95652173913049">
                <text:p>4.95652173913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5.27272727272733">
                <text:p>5.272727272727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5.61904761904768">
                <text:p>5.619047619047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6.00000000000007">
                <text:p>6.0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6.42105263157902">
                <text:p>6.421052631579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6.88888888888897">
                <text:p>6.88888888888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7.41176470588245">
                <text:p>7.41176470588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8.0000000000001">
                <text:p>8.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8.66666666666678">
                <text:p>8.666666666666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9.42857142857156">
                <text:p>9.428571428571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10.3076923076925">
                <text:p>10.30769230769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11.3333333333335">
                <text:p>11.33333333333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12.5454545454547">
                <text:p>12.54545454545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14.0000000000002">
                <text:p>14.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15.7777777777781">
                <text:p>15.7777777777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18.0000000000003">
                <text:p>18.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20.8571428571433">
                <text:p>20.85714285714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24.6666666666672">
                <text:p>24.6666666666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30.0000000000008">
                <text:p>30.0000000000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38.0000000000012">
                <text:p>38.00000000000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51.3333333333354">
                <text:p>51.33333333333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78.0000000000045">
                <text:p>78.00000000000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158.000000000018">
                <text:p>158.0000000000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161.999999999984">
                <text:p>-161.999999999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81.999999999996">
                <text:p>-81.9999999999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55.3333333333316">
                <text:p>-55.3333333333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41.9999999999991">
                <text:p>-41.99999999999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33.9999999999994">
                <text:p>-33.99999999999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8.6666666666663">
                <text:p>-28.66666666666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24.8571428571426">
                <text:p>-24.85714285714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1.9999999999998">
                <text:p>-21.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19.7777777777776">
                <text:p>-19.77777777777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7.9999999999999">
                <text:p>-17.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16.5454545454545">
                <text:p>-16.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5.3333333333333">
                <text:p>-15.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14.3076923076923">
                <text:p>-14.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3.4285714285714">
                <text:p>-13.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12.6666666666666">
                <text:p>-12.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11.4117647058823">
                <text:p>-11.4117647058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0.8888888888889">
                <text:p>-10.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10.4210526315789">
                <text:p>-10.42105263157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9.99999999999999">
                <text:p>-9.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9.61904761904761">
                <text:p>-9.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9.27272727272726">
                <text:p>-9.272727272727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8.95652173913043">
                <text:p>-8.956521739130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8.66666666666666">
                <text:p>-8.6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8.4">
                <text:p>-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8.15384615384615">
                <text:p>-8.1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7.92592592592592">
                <text:p>-7.925925925925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7.71428571428571">
                <text:p>-7.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7.51724137931034">
                <text:p>-7.51724137931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7.33333333333333">
                <text:p>-7.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7.16129032258065">
                <text:p>-7.16129032258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6.84848484848485">
                <text:p>-6.84848484848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6.70588235294118">
                <text:p>-6.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6.57142857142857">
                <text:p>-6.57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6.44444444444445">
                <text:p>-6.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6.32432432432433">
                <text:p>-6.324324324324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6.21052631578948">
                <text:p>-6.210526315789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6.10256410256411">
                <text:p>-6.102564102564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5.90243902439025">
                <text:p>-5.902439024390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5.80952380952381">
                <text:p>-5.8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5.72093023255814">
                <text:p>-5.720930232558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5.63636363636364">
                <text:p>-5.63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5.55555555555556">
                <text:p>-5.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5.47826086956522">
                <text:p>-5.478260869565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5.40425531914894">
                <text:p>-5.404255319148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5.33333333333334">
                <text:p>-5.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5.26530612244898">
                <text:p>-5.265306122448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5.2">
                <text:p>-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5.13725490196079">
                <text:p>-5.13725490196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5.07692307692308">
                <text:p>-5.076923076923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5.01886792452831">
                <text:p>-5.01886792452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4.96296296296297">
                <text:p>-4.962962962962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4.90909090909091">
                <text:p>-4.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4.85714285714286">
                <text:p>-4.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4.80701754385965">
                <text:p>-4.807017543859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4.75862068965518">
                <text:p>-4.75862068965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4.71186440677967">
                <text:p>-4.711864406779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4.66666666666667">
                <text:p>-4.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4.62295081967214">
                <text:p>-4.622950819672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4.58064516129033">
                <text:p>-4.580645161290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4.53968253968254">
                <text:p>-4.53968253968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4.46153846153847">
                <text:p>-4.461538461538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4.42424242424243">
                <text:p>-4.424242424242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4.38805970149254">
                <text:p>-4.38805970149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4.35294117647059">
                <text:p>-4.35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4.31884057971015">
                <text:p>-4.31884057971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4.28571428571429">
                <text:p>-4.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4.25352112676057">
                <text:p>-4.253521126760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4.22222222222223">
                <text:p>-4.222222222222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4.19178082191781">
                <text:p>-4.19178082191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4.16216216216217">
                <text:p>-4.16216216216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4.13333333333334">
                <text:p>-4.1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4.10526315789474">
                <text:p>-4.105263157894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4.07792207792208">
                <text:p>-4.077922077922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4.05128205128206">
                <text:p>-4.051282051282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4.02531645569621">
                <text:p>-4.025316455696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3.97530864197531">
                <text:p>-3.975308641975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3.95121951219513">
                <text:p>-3.95121951219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3.9277108433735">
                <text:p>-3.92771084337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3.90476190476191">
                <text:p>-3.904761904761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3.88235294117647">
                <text:p>-3.8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3.86046511627907">
                <text:p>-3.860465116279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3.83908045977012">
                <text:p>-3.839080459770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3.81818181818182">
                <text:p>-3.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3.79775280898877">
                <text:p>-3.797752808988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3.77777777777778">
                <text:p>-3.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3.75824175824176">
                <text:p>-3.758241758241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3.73913043478261">
                <text:p>-3.739130434782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3.72043010752689">
                <text:p>-3.720430107526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3.70212765957447">
                <text:p>-3.702127659574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3.68421052631579">
                <text:p>-3.68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3.66666666666667">
                <text:p>-3.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3.64948453608248">
                <text:p>-3.649484536082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3.63265306122449">
                <text:p>-3.632653061224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3.61616161616162">
                <text:p>-3.616161616161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3.6">
                <text:p>-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3.58415841584159">
                <text:p>-3.58415841584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3.5686274509804">
                <text:p>-3.56862745098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3.55339805825243">
                <text:p>-3.553398058252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3.53846153846154">
                <text:p>-3.538461538461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3.52380952380953">
                <text:p>-3.523809523809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3.50943396226415">
                <text:p>-3.509433962264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3.49532710280374">
                <text:p>-3.495327102803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3.48148148148148">
                <text:p>-3.481481481481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3.46788990825688">
                <text:p>-3.467889908256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3.45454545454546">
                <text:p>-3.45454545454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3.44144144144144">
                <text:p>-3.441441441441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3.41592920353982">
                <text:p>-3.41592920353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3.40350877192983">
                <text:p>-3.40350877192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3.39130434782609">
                <text:p>-3.3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3.37931034482759">
                <text:p>-3.379310344827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3.36752136752137">
                <text:p>-3.367521367521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3.35593220338983">
                <text:p>-3.35593220338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3.34453781512605">
                <text:p>-3.344537815126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3.33333333333333">
                <text:p>-3.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3.32231404958678">
                <text:p>-3.322314049586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3.31147540983606">
                <text:p>-3.31147540983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3.30081300813008">
                <text:p>-3.30081300813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3.29032258064516">
                <text:p>-3.290322580645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3.28">
                <text:p>-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3.26984126984127">
                <text:p>-3.269841269841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3.25984251968504">
                <text:p>-3.259842519685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3.24031007751938">
                <text:p>-3.240310077519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3.23076923076923">
                <text:p>-3.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3.22137404580152">
                <text:p>-3.221374045801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3.21212121212121">
                <text:p>-3.212121212121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3.20300751879699">
                <text:p>-3.203007518796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3.19402985074627">
                <text:p>-3.19402985074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3.18518518518518">
                <text:p>-3.18518518518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3.17647058823529">
                <text:p>-3.176470588235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3.16788321167883">
                <text:p>-3.167883211678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3.15942028985507">
                <text:p>-3.159420289855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3.15107913669064">
                <text:p>-3.15107913669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3.14285714285714">
                <text:p>-3.1428571428571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J211:Données.J212 Données.L211:Données.L212 Données.AG189:Données.AG589 Données.L208:Données.L209" chart:data-source-has-labels="row" svg:x="0.54cm" svg:y="0.285cm" svg:width="25.961cm" svg:height="13.727cm">
          <chart:coordinate-region svg:x="0.911cm" svg:y="0.511cm" svg:width="25.297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L211:Données.L212" loext:label-string="&quot;Asymptote verticale&quot;" chart:class="chart:scatter">
            <chart:domain table:cell-range-address="Données.J211:Données.J212"/>
            <chart:data-point chart:repeated="2"/>
          </chart:series>
          <chart:series chart:style-name="ch7" chart:values-cell-range-address="Données.AG189:Données.AG589" loext:label-string="&quot;Courbe homographique&quot;" chart:class="chart:scatter">
            <chart:domain table:cell-range-address="Données.AF189:Données.AF589"/>
            <chart:data-point chart:repeated="401"/>
          </chart:series>
          <chart:series chart:style-name="ch6" chart:values-cell-range-address="Données.L208:Données.L209" loext:label-string="&quot;Asymptote horizontale&quot;" chart:class="chart:scatter">
            <chart:domain table:cell-range-address="Données.J208:Données.J209"/>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3">
                <text:p>3</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1.38461538461538">
                <text:p>-1.38461538461538</text:p>
                <draw:g>
                  <svg:desc>Données.AG189:Données.AG589</svg:desc>
                </draw:g>
              </table:table-cell>
              <table:table-cell office:value-type="float" office:value="-10">
                <text:p>-10</text:p>
                <draw:g>
                  <svg:desc>Données.J208:Données.J209</svg:desc>
                </draw:g>
              </table:table-cell>
              <table:table-cell office:value-type="float" office:value="-2">
                <text:p>-2</text:p>
                <draw:g>
                  <svg:desc>Données.L208:Données.L209</svg:desc>
                </draw:g>
              </table:table-cell>
            </table:table-row>
            <table:table-row>
              <table:table-cell office:value-type="string">
                <text:p>2</text:p>
              </table:table-cell>
              <table:table-cell office:value-type="float" office:value="3">
                <text:p>3</text:p>
              </table:table-cell>
              <table:table-cell office:value-type="float" office:value="10">
                <text:p>10</text:p>
              </table:table-cell>
              <table:table-cell office:value-type="float" office:value="-9.95">
                <text:p>-9.95</text:p>
              </table:table-cell>
              <table:table-cell office:value-type="float" office:value="-1.38223938223938">
                <text:p>-1.38223938223938</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1.37984496124031">
                <text:p>-1.3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1.37743190661479">
                <text:p>-1.377431906614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1.37254901960784">
                <text:p>-1.372549019607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37007874015748">
                <text:p>-1.37007874015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1.36758893280632">
                <text:p>-1.36758893280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1.36507936507936">
                <text:p>-1.365079365079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1.36254980079681">
                <text:p>-1.36254980079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1.36">
                <text:p>-1.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1.3574297188755">
                <text:p>-1.3574297188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1.35483870967742">
                <text:p>-1.354838709677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1.35222672064777">
                <text:p>-1.35222672064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1.34959349593496">
                <text:p>-1.349593495934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1.3469387755102">
                <text:p>-1.34693877551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1.34426229508197">
                <text:p>-1.344262295081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1.34156378600823">
                <text:p>-1.34156378600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1.33884297520661">
                <text:p>-1.33884297520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1.33609958506224">
                <text:p>-1.336099585062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1.33333333333333">
                <text:p>-1.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1.33054393305439">
                <text:p>-1.33054393305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1.32773109243697">
                <text:p>-1.32773109243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1.32489451476793">
                <text:p>-1.324894514767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1.32203389830508">
                <text:p>-1.322033898305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1.31914893617021">
                <text:p>-1.319148936170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1.31623931623932">
                <text:p>-1.316239316239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1.31330472103004">
                <text:p>-1.31330472103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1.31034482758621">
                <text:p>-1.310344827586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1.30735930735931">
                <text:p>-1.30735930735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1.30434782608696">
                <text:p>-1.30434782608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1.30131004366812">
                <text:p>-1.3013100436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1.29824561403509">
                <text:p>-1.298245614035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1.29515418502203">
                <text:p>-1.295154185022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1.29203539823009">
                <text:p>-1.29203539823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1.28888888888889">
                <text:p>-1.2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1.28571428571428">
                <text:p>-1.2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1.28251121076233">
                <text:p>-1.282511210762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1.27927927927928">
                <text:p>-1.279279279279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1.27601809954751">
                <text:p>-1.276018099547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1.27272727272727">
                <text:p>-1.2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1.26940639269406">
                <text:p>-1.269406392694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1.26605504587156">
                <text:p>-1.266055045871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1.26267281105991">
                <text:p>-1.262672811059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1.25925925925926">
                <text:p>-1.259259259259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1.25581395348837">
                <text:p>-1.25581395348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1.25233644859813">
                <text:p>-1.25233644859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1.24882629107981">
                <text:p>-1.248826291079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1.24528301886792">
                <text:p>-1.245283018867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1.24170616113744">
                <text:p>-1.24170616113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1.23809523809524">
                <text:p>-1.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1.23444976076555">
                <text:p>-1.234449760765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1.22705314009662">
                <text:p>-1.227053140096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1.22330097087378">
                <text:p>-1.223300970873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1.21951219512195">
                <text:p>-1.219512195121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1.2156862745098">
                <text:p>-1.2156862745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1.21182266009852">
                <text:p>-1.211822660098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1.20792079207921">
                <text:p>-1.207920792079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1.20398009950249">
                <text:p>-1.203980099502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1.19597989949749">
                <text:p>-1.195979899497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1.19191919191919">
                <text:p>-1.191919191919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1.18781725888325">
                <text:p>-1.18781725888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1.18367346938775">
                <text:p>-1.183673469387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1.17948717948718">
                <text:p>-1.179487179487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1.17525773195876">
                <text:p>-1.175257731958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1.17098445595855">
                <text:p>-1.170984455958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1.16666666666666">
                <text:p>-1.1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1.16230366492146">
                <text:p>-1.162303664921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1.1578947368421">
                <text:p>-1.1578947368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1.15343915343915">
                <text:p>-1.153439153439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1.14893617021276">
                <text:p>-1.14893617021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1.14438502673797">
                <text:p>-1.144385026737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1.13978494623656">
                <text:p>-1.139784946236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1.13513513513513">
                <text:p>-1.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1.13043478260869">
                <text:p>-1.13043478260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1.12568306010929">
                <text:p>-1.125683060109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1.12087912087912">
                <text:p>-1.120879120879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1.11602209944751">
                <text:p>-1.116022099447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1.11111111111111">
                <text:p>-1.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1.10614525139665">
                <text:p>-1.10614525139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1.10112359550562">
                <text:p>-1.101123595505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1.09604519774011">
                <text:p>-1.096045197740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1.08571428571428">
                <text:p>-1.0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1.08045977011494">
                <text:p>-1.080459770114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1.07514450867052">
                <text:p>-1.075144508670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1.06976744186046">
                <text:p>-1.069767441860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1.06432748538011">
                <text:p>-1.064327485380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1.05882352941176">
                <text:p>-1.058823529411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1.05325443786982">
                <text:p>-1.05325443786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1.04761904761905">
                <text:p>-1.047619047619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1.04191616766467">
                <text:p>-1.041916167664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1.03614457831325">
                <text:p>-1.03614457831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1.03030303030303">
                <text:p>-1.0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1.02439024390244">
                <text:p>-1.024390243902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1.01840490797546">
                <text:p>-1.01840490797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1.01234567901234">
                <text:p>-1.012345679012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1.00621118012422">
                <text:p>-1.006211180124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0.999999999999998">
                <text:p>-0.99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0.993710691823897">
                <text:p>-0.993710691823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0.987341772151897">
                <text:p>-0.987341772151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0.980891719745221">
                <text:p>-0.9808917197452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0.974358974358972">
                <text:p>-0.9743589743589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0.967741935483869">
                <text:p>-0.967741935483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0.961038961038959">
                <text:p>-0.9610389610389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0.95424836601307">
                <text:p>-0.954248366013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0.947368421052629">
                <text:p>-0.9473684210526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0.940397350993375">
                <text:p>-0.940397350993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0.933333333333331">
                <text:p>-0.9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0.926174496644293">
                <text:p>-0.9261744966442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0.918918918918917">
                <text:p>-0.9189189189189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0.911564625850338">
                <text:p>-0.911564625850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0.904109589041094">
                <text:p>-0.9041095890410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0.896551724137929">
                <text:p>-0.8965517241379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0.888888888888887">
                <text:p>-0.8888888888888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0.881118881118879">
                <text:p>-0.8811188811188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0.873239436619716">
                <text:p>-0.873239436619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0.865248226950352">
                <text:p>-0.8652482269503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0.857142857142855">
                <text:p>-0.8571428571428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0.84892086330935">
                <text:p>-0.84892086330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0.840579710144925">
                <text:p>-0.8405797101449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0.832116788321166">
                <text:p>-0.8321167883211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0.823529411764704">
                <text:p>-0.8235294117647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0.814814814814813">
                <text:p>-0.814814814814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0.805970149253729">
                <text:p>-0.8059701492537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0.796992481203005">
                <text:p>-0.796992481203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0.787878787878786">
                <text:p>-0.7878787878787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0.778625954198471">
                <text:p>-0.7786259541984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0.769230769230767">
                <text:p>-0.7692307692307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0.759689922480618">
                <text:p>-0.759689922480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0.749999999999998">
                <text:p>-0.74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0.740157480314958">
                <text:p>-0.740157480314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0.730158730158728">
                <text:p>-0.7301587301587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0.719999999999998">
                <text:p>-0.71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0.709677419354837">
                <text:p>-0.709677419354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0.699186991869917">
                <text:p>-0.6991869918699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0.688524590163932">
                <text:p>-0.6885245901639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0.677685950413221">
                <text:p>-0.6776859504132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0.666666666666665">
                <text:p>-0.666666666666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0.655462184873947">
                <text:p>-0.655462184873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0.644067796610167">
                <text:p>-0.6440677966101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0.63247863247863">
                <text:p>-0.632478632478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0.620689655172412">
                <text:p>-0.620689655172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0.608695652173911">
                <text:p>-0.6086956521739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0.596491228070173">
                <text:p>-0.5964912280701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0.584070796460175">
                <text:p>-0.584070796460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0.571428571428569">
                <text:p>-0.5714285714285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0.558558558558556">
                <text:p>-0.558558558558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0.545454545454543">
                <text:p>-0.5454545454545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0.532110091743117">
                <text:p>-0.5321100917431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0.518518518518516">
                <text:p>-0.5185185185185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0.50467289719626">
                <text:p>-0.504672897196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0.490566037735847">
                <text:p>-0.4905660377358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0.476190476190474">
                <text:p>-0.4761904761904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0.461538461538459">
                <text:p>-0.4615384615384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0.446601941747571">
                <text:p>-0.446601941747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0.431372549019606">
                <text:p>-0.431372549019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0.415841584158414">
                <text:p>-0.415841584158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0.399999999999998">
                <text:p>-0.39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0.383838383838382">
                <text:p>-0.383838383838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0.367346938775508">
                <text:p>-0.3673469387755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0.350515463917523">
                <text:p>-0.350515463917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0.333333333333331">
                <text:p>-0.3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0.315789473684208">
                <text:p>-0.3157894736842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0.297872340425529">
                <text:p>-0.2978723404255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0.279569892473116">
                <text:p>-0.2795698924731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0.260869565217389">
                <text:p>-0.2608695652173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0.241758241758239">
                <text:p>-0.2417582417582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0.22222222222222">
                <text:p>-0.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0.202247191011233">
                <text:p>-0.2022471910112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0.181818181818179">
                <text:p>-0.1818181818181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0.160919540229882">
                <text:p>-0.1609195402298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0.139534883720927">
                <text:p>-0.1395348837209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0.117647058823526">
                <text:p>-0.117647058823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0.095238095238092">
                <text:p>-0.0952380952380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0.0722891566265027">
                <text:p>-0.07228915662650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0.0487804878048746">
                <text:p>-0.0487804878048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0.0246913580246878">
                <text:p>-0.0246913580246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3.66373598126302E-015">
                <text:p>3.66373598126302E-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0.0253164556962063">
                <text:p>0.02531645569620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0.0512820512820552">
                <text:p>0.05128205128205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0.0779220779220819">
                <text:p>0.07792207792208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0.105263157894741">
                <text:p>0.105263157894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0.133333333333338">
                <text:p>0.133333333333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0.162162162162167">
                <text:p>0.1621621621621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0.191780821917813">
                <text:p>0.191780821917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0.222222222222227">
                <text:p>0.2222222222222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0.253521126760568">
                <text:p>0.253521126760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0.285714285714291">
                <text:p>0.2857142857142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0.31884057971015">
                <text:p>0.31884057971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0.352941176470593">
                <text:p>0.352941176470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0.388059701492543">
                <text:p>0.3880597014925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0.42424242424243">
                <text:p>0.424242424242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0.461538461538467">
                <text:p>0.4615384615384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0.500000000000006">
                <text:p>0.5000000000000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0.539682539682546">
                <text:p>0.539682539682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0.580645161290329">
                <text:p>0.5806451612903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0.622950819672138">
                <text:p>0.6229508196721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0.666666666666673">
                <text:p>0.6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0.711864406779668">
                <text:p>0.711864406779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0.75862068965518">
                <text:p>0.75862068965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0.807017543859657">
                <text:p>0.8070175438596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0.857142857142865">
                <text:p>0.8571428571428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0.909090909090917">
                <text:p>0.9090909090909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0.962962962962971">
                <text:p>0.9629629629629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1.01886792452831">
                <text:p>1.01886792452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1.07692307692309">
                <text:p>1.076923076923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1.13725490196079">
                <text:p>1.13725490196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1.20000000000001">
                <text:p>1.2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1.26530612244899">
                <text:p>1.26530612244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1.40425531914895">
                <text:p>1.404255319148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1.47826086956523">
                <text:p>1.47826086956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1.55555555555557">
                <text:p>1.555555555555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1.63636363636365">
                <text:p>1.636363636363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1.72093023255815">
                <text:p>1.720930232558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1.80952380952382">
                <text:p>1.80952380952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1.90243902439026">
                <text:p>1.902439024390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2.00000000000002">
                <text:p>2.0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2.10256410256412">
                <text:p>2.10256410256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2.21052631578949">
                <text:p>2.210526315789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2.32432432432434">
                <text:p>2.324324324324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2.44444444444446">
                <text:p>2.444444444444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2.57142857142859">
                <text:p>2.571428571428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2.7058823529412">
                <text:p>2.7058823529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2.84848484848487">
                <text:p>2.84848484848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3.00000000000003">
                <text:p>3.0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3.16129032258067">
                <text:p>3.161290322580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3.33333333333336">
                <text:p>3.333333333333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3.51724137931038">
                <text:p>3.517241379310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3.71428571428575">
                <text:p>3.714285714285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3.92592592592596">
                <text:p>3.925925925925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4.1538461538462">
                <text:p>4.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4.40000000000005">
                <text:p>4.4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4.66666666666672">
                <text:p>4.66666666666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4.95652173913049">
                <text:p>4.95652173913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5.27272727272733">
                <text:p>5.272727272727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5.61904761904768">
                <text:p>5.619047619047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6.00000000000007">
                <text:p>6.0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6.42105263157902">
                <text:p>6.421052631579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6.88888888888897">
                <text:p>6.88888888888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7.41176470588245">
                <text:p>7.41176470588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8.0000000000001">
                <text:p>8.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8.66666666666678">
                <text:p>8.666666666666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9.42857142857156">
                <text:p>9.428571428571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10.3076923076925">
                <text:p>10.30769230769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11.3333333333335">
                <text:p>11.33333333333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12.5454545454547">
                <text:p>12.54545454545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14.0000000000002">
                <text:p>14.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15.7777777777781">
                <text:p>15.7777777777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18.0000000000003">
                <text:p>18.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20.8571428571433">
                <text:p>20.85714285714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24.6666666666672">
                <text:p>24.6666666666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30.0000000000008">
                <text:p>30.0000000000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38.0000000000012">
                <text:p>38.00000000000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51.3333333333354">
                <text:p>51.33333333333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78.0000000000045">
                <text:p>78.00000000000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158.000000000018">
                <text:p>158.0000000000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161.999999999984">
                <text:p>-161.999999999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81.999999999996">
                <text:p>-81.9999999999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55.3333333333316">
                <text:p>-55.3333333333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41.9999999999991">
                <text:p>-41.99999999999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33.9999999999994">
                <text:p>-33.99999999999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8.6666666666663">
                <text:p>-28.66666666666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24.8571428571426">
                <text:p>-24.85714285714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1.9999999999998">
                <text:p>-21.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19.7777777777776">
                <text:p>-19.77777777777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7.9999999999999">
                <text:p>-17.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16.5454545454545">
                <text:p>-16.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5.3333333333333">
                <text:p>-15.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14.3076923076923">
                <text:p>-14.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3.4285714285714">
                <text:p>-13.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12.6666666666666">
                <text:p>-12.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11.4117647058823">
                <text:p>-11.4117647058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0.8888888888889">
                <text:p>-10.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10.4210526315789">
                <text:p>-10.42105263157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9.99999999999999">
                <text:p>-9.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9.61904761904761">
                <text:p>-9.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9.27272727272726">
                <text:p>-9.272727272727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8.95652173913043">
                <text:p>-8.956521739130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8.66666666666666">
                <text:p>-8.6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8.4">
                <text:p>-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8.15384615384615">
                <text:p>-8.1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7.92592592592592">
                <text:p>-7.925925925925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7.71428571428571">
                <text:p>-7.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7.51724137931034">
                <text:p>-7.51724137931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7.33333333333333">
                <text:p>-7.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7.16129032258065">
                <text:p>-7.16129032258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6.84848484848485">
                <text:p>-6.84848484848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6.70588235294118">
                <text:p>-6.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6.57142857142857">
                <text:p>-6.57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6.44444444444445">
                <text:p>-6.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6.32432432432433">
                <text:p>-6.324324324324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6.21052631578948">
                <text:p>-6.210526315789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6.10256410256411">
                <text:p>-6.102564102564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5.90243902439025">
                <text:p>-5.902439024390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5.80952380952381">
                <text:p>-5.8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5.72093023255814">
                <text:p>-5.720930232558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5.63636363636364">
                <text:p>-5.63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5.55555555555556">
                <text:p>-5.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5.47826086956522">
                <text:p>-5.478260869565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5.40425531914894">
                <text:p>-5.404255319148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5.33333333333334">
                <text:p>-5.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5.26530612244898">
                <text:p>-5.265306122448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5.2">
                <text:p>-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5.13725490196079">
                <text:p>-5.13725490196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5.07692307692308">
                <text:p>-5.076923076923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5.01886792452831">
                <text:p>-5.01886792452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4.96296296296297">
                <text:p>-4.962962962962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4.90909090909091">
                <text:p>-4.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4.85714285714286">
                <text:p>-4.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4.80701754385965">
                <text:p>-4.807017543859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4.75862068965518">
                <text:p>-4.75862068965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4.71186440677967">
                <text:p>-4.711864406779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4.66666666666667">
                <text:p>-4.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4.62295081967214">
                <text:p>-4.622950819672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4.58064516129033">
                <text:p>-4.580645161290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4.53968253968254">
                <text:p>-4.53968253968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4.46153846153847">
                <text:p>-4.461538461538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4.42424242424243">
                <text:p>-4.424242424242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4.38805970149254">
                <text:p>-4.38805970149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4.35294117647059">
                <text:p>-4.35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4.31884057971015">
                <text:p>-4.31884057971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4.28571428571429">
                <text:p>-4.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4.25352112676057">
                <text:p>-4.253521126760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4.22222222222223">
                <text:p>-4.222222222222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4.19178082191781">
                <text:p>-4.19178082191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4.16216216216217">
                <text:p>-4.16216216216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4.13333333333334">
                <text:p>-4.1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4.10526315789474">
                <text:p>-4.105263157894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4.07792207792208">
                <text:p>-4.077922077922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4.05128205128206">
                <text:p>-4.051282051282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4.02531645569621">
                <text:p>-4.025316455696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3.97530864197531">
                <text:p>-3.975308641975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3.95121951219513">
                <text:p>-3.95121951219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3.9277108433735">
                <text:p>-3.92771084337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3.90476190476191">
                <text:p>-3.904761904761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3.88235294117647">
                <text:p>-3.8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3.86046511627907">
                <text:p>-3.860465116279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3.83908045977012">
                <text:p>-3.839080459770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3.81818181818182">
                <text:p>-3.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3.79775280898877">
                <text:p>-3.797752808988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3.77777777777778">
                <text:p>-3.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3.75824175824176">
                <text:p>-3.758241758241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3.73913043478261">
                <text:p>-3.739130434782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3.72043010752689">
                <text:p>-3.720430107526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3.70212765957447">
                <text:p>-3.702127659574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3.68421052631579">
                <text:p>-3.68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3.66666666666667">
                <text:p>-3.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3.64948453608248">
                <text:p>-3.649484536082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3.63265306122449">
                <text:p>-3.632653061224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3.61616161616162">
                <text:p>-3.616161616161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3.6">
                <text:p>-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3.58415841584159">
                <text:p>-3.58415841584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3.5686274509804">
                <text:p>-3.56862745098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3.55339805825243">
                <text:p>-3.553398058252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3.53846153846154">
                <text:p>-3.538461538461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3.52380952380953">
                <text:p>-3.523809523809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3.50943396226415">
                <text:p>-3.509433962264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3.49532710280374">
                <text:p>-3.495327102803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3.48148148148148">
                <text:p>-3.481481481481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3.46788990825688">
                <text:p>-3.467889908256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3.45454545454546">
                <text:p>-3.45454545454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3.44144144144144">
                <text:p>-3.441441441441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3.41592920353982">
                <text:p>-3.41592920353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3.40350877192983">
                <text:p>-3.40350877192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3.39130434782609">
                <text:p>-3.3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3.37931034482759">
                <text:p>-3.379310344827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3.36752136752137">
                <text:p>-3.367521367521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3.35593220338983">
                <text:p>-3.35593220338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3.34453781512605">
                <text:p>-3.344537815126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3.33333333333333">
                <text:p>-3.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3.32231404958678">
                <text:p>-3.322314049586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3.31147540983606">
                <text:p>-3.31147540983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3.30081300813008">
                <text:p>-3.30081300813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3.29032258064516">
                <text:p>-3.290322580645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3.28">
                <text:p>-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3.26984126984127">
                <text:p>-3.269841269841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3.25984251968504">
                <text:p>-3.259842519685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3.24031007751938">
                <text:p>-3.240310077519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3.23076923076923">
                <text:p>-3.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3.22137404580152">
                <text:p>-3.221374045801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3.21212121212121">
                <text:p>-3.212121212121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3.20300751879699">
                <text:p>-3.203007518796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3.19402985074627">
                <text:p>-3.19402985074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3.18518518518518">
                <text:p>-3.18518518518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3.17647058823529">
                <text:p>-3.176470588235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3.16788321167883">
                <text:p>-3.167883211678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3.15942028985507">
                <text:p>-3.159420289855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3.15107913669064">
                <text:p>-3.15107913669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3.14285714285714">
                <text:p>-3.1428571428571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5cm" svg:stroke-color="#2f4f4f"/>
    </style:style>
    <style:style style:name="ch5"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092cm" svg:height="14.597cm" xlink:href=".." xlink:type="simple" chart:class="chart:scatter" chart:style-name="ch1">
        <chart:plot-area chart:style-name="ch2" table:cell-range-address="Données.AI50:Données.AJ70" chart:data-source-has-labels="row" svg:x="0.244cm" svg:y="0.56cm" svg:width="20.74cm" svg:height="13.711cm">
          <chart:coordinate-region svg:x="0.654cm" svg:y="0.56cm" svg:width="20.011cm" svg:height="13.40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AJ50:Données.AJ70" loext:label-string="&quot;Courbe&quot;" chart:class="chart:scatter">
            <chart:domain table:cell-range-address="Données.AI50:Données.AI7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AI</text:p>
              </table:table-cell>
              <table:table-cell office:value-type="string">
                <text:p>Courbe</text:p>
              </table:table-cell>
            </table:table-row>
          </table:table-header-rows>
          <table:table-rows>
            <table:table-row>
              <table:table-cell office:value-type="string">
                <text:p>1</text:p>
              </table:table-cell>
              <table:table-cell office:value-type="float" office:value="-10">
                <text:p>-10</text:p>
                <draw:g>
                  <svg:desc>Données.AI50:Données.AI70</svg:desc>
                </draw:g>
              </table:table-cell>
              <table:table-cell office:value-type="float" office:value="29.25">
                <text:p>29.25</text:p>
                <draw:g>
                  <svg:desc>Données.AJ50:Données.AJ70</svg:desc>
                </draw:g>
              </table:table-cell>
            </table:table-row>
            <table:table-row>
              <table:table-cell office:value-type="string">
                <text:p>2</text:p>
              </table:table-cell>
              <table:table-cell office:value-type="float" office:value="-9">
                <text:p>-9</text:p>
              </table:table-cell>
              <table:table-cell office:value-type="float" office:value="24">
                <text:p>24</text:p>
              </table:table-cell>
            </table:table-row>
            <table:table-row>
              <table:table-cell office:value-type="string">
                <text:p>3</text:p>
              </table:table-cell>
              <table:table-cell office:value-type="float" office:value="-8">
                <text:p>-8</text:p>
              </table:table-cell>
              <table:table-cell office:value-type="float" office:value="19.25">
                <text:p>19.25</text:p>
              </table:table-cell>
            </table:table-row>
            <table:table-row>
              <table:table-cell office:value-type="string">
                <text:p>4</text:p>
              </table:table-cell>
              <table:table-cell office:value-type="float" office:value="-7">
                <text:p>-7</text:p>
              </table:table-cell>
              <table:table-cell office:value-type="float" office:value="15">
                <text:p>15</text:p>
              </table:table-cell>
            </table:table-row>
            <table:table-row>
              <table:table-cell office:value-type="string">
                <text:p>5</text:p>
              </table:table-cell>
              <table:table-cell office:value-type="float" office:value="-6">
                <text:p>-6</text:p>
              </table:table-cell>
              <table:table-cell office:value-type="float" office:value="11.25">
                <text:p>11.25</text:p>
              </table:table-cell>
            </table:table-row>
            <table:table-row>
              <table:table-cell office:value-type="string">
                <text:p>6</text:p>
              </table:table-cell>
              <table:table-cell office:value-type="float" office:value="-5">
                <text:p>-5</text:p>
              </table:table-cell>
              <table:table-cell office:value-type="float" office:value="8">
                <text:p>8</text:p>
              </table:table-cell>
            </table:table-row>
            <table:table-row>
              <table:table-cell office:value-type="string">
                <text:p>7</text:p>
              </table:table-cell>
              <table:table-cell office:value-type="float" office:value="-4">
                <text:p>-4</text:p>
              </table:table-cell>
              <table:table-cell office:value-type="float" office:value="5.25">
                <text:p>5.25</text:p>
              </table:table-cell>
            </table:table-row>
            <table:table-row>
              <table:table-cell office:value-type="string">
                <text:p>8</text:p>
              </table:table-cell>
              <table:table-cell office:value-type="float" office:value="-3">
                <text:p>-3</text:p>
              </table:table-cell>
              <table:table-cell office:value-type="float" office:value="3">
                <text:p>3</text:p>
              </table:table-cell>
            </table:table-row>
            <table:table-row>
              <table:table-cell office:value-type="string">
                <text:p>9</text:p>
              </table:table-cell>
              <table:table-cell office:value-type="float" office:value="-2">
                <text:p>-2</text:p>
              </table:table-cell>
              <table:table-cell office:value-type="float" office:value="1.25">
                <text:p>1.25</text:p>
              </table:table-cell>
            </table:table-row>
            <table:table-row>
              <table:table-cell office:value-type="string">
                <text:p>10</text:p>
              </table:table-cell>
              <table:table-cell office:value-type="float" office:value="-1">
                <text:p>-1</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0.75">
                <text:p>-0.75</text:p>
              </table:table-cell>
            </table:table-row>
            <table:table-row>
              <table:table-cell office:value-type="string">
                <text:p>12</text:p>
              </table:table-cell>
              <table:table-cell office:value-type="float" office:value="1">
                <text:p>1</text:p>
              </table:table-cell>
              <table:table-cell office:value-type="float" office:value="-1">
                <text:p>-1</text:p>
              </table:table-cell>
            </table:table-row>
            <table:table-row>
              <table:table-cell office:value-type="string">
                <text:p>13</text:p>
              </table:table-cell>
              <table:table-cell office:value-type="float" office:value="2">
                <text:p>2</text:p>
              </table:table-cell>
              <table:table-cell office:value-type="float" office:value="-0.75">
                <text:p>-0.75</text:p>
              </table:table-cell>
            </table:table-row>
            <table:table-row>
              <table:table-cell office:value-type="string">
                <text:p>14</text:p>
              </table:table-cell>
              <table:table-cell office:value-type="float" office:value="3">
                <text:p>3</text:p>
              </table:table-cell>
              <table:table-cell office:value-type="float" office:value="0">
                <text:p>0</text:p>
              </table:table-cell>
            </table:table-row>
            <table:table-row>
              <table:table-cell office:value-type="string">
                <text:p>15</text:p>
              </table:table-cell>
              <table:table-cell office:value-type="float" office:value="4">
                <text:p>4</text:p>
              </table:table-cell>
              <table:table-cell office:value-type="float" office:value="1.25">
                <text:p>1.25</text:p>
              </table:table-cell>
            </table:table-row>
            <table:table-row>
              <table:table-cell office:value-type="string">
                <text:p>16</text:p>
              </table:table-cell>
              <table:table-cell office:value-type="float" office:value="5">
                <text:p>5</text:p>
              </table:table-cell>
              <table:table-cell office:value-type="float" office:value="3">
                <text:p>3</text:p>
              </table:table-cell>
            </table:table-row>
            <table:table-row>
              <table:table-cell office:value-type="string">
                <text:p>17</text:p>
              </table:table-cell>
              <table:table-cell office:value-type="float" office:value="6">
                <text:p>6</text:p>
              </table:table-cell>
              <table:table-cell office:value-type="float" office:value="5.25">
                <text:p>5.25</text:p>
              </table:table-cell>
            </table:table-row>
            <table:table-row>
              <table:table-cell office:value-type="string">
                <text:p>18</text:p>
              </table:table-cell>
              <table:table-cell office:value-type="float" office:value="7">
                <text:p>7</text:p>
              </table:table-cell>
              <table:table-cell office:value-type="float" office:value="8">
                <text:p>8</text:p>
              </table:table-cell>
            </table:table-row>
            <table:table-row>
              <table:table-cell office:value-type="string">
                <text:p>19</text:p>
              </table:table-cell>
              <table:table-cell office:value-type="float" office:value="8">
                <text:p>8</text:p>
              </table:table-cell>
              <table:table-cell office:value-type="float" office:value="11.25">
                <text:p>11.25</text:p>
              </table:table-cell>
            </table:table-row>
            <table:table-row>
              <table:table-cell office:value-type="string">
                <text:p>20</text:p>
              </table:table-cell>
              <table:table-cell office:value-type="float" office:value="9">
                <text:p>9</text:p>
              </table:table-cell>
              <table:table-cell office:value-type="float" office:value="15">
                <text:p>15</text:p>
              </table:table-cell>
            </table:table-row>
            <table:table-row>
              <table:table-cell office:value-type="string">
                <text:p>21</text:p>
              </table:table-cell>
              <table:table-cell office:value-type="float" office:value="10">
                <text:p>10</text:p>
              </table:table-cell>
              <table:table-cell office:value-type="float" office:value="19.25">
                <text:p>19.25</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